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48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DolarToday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olarToda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olarToday</text:p>
          </table:table-cell>
          <table:table-cell office:value-type="string" calcext:value-type="string">
            <text:p>Dolar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6-23" calcext:value-type="date">
            <text:p>06/23/10</text:p>
          </table:table-cell>
          <table:table-cell office:value-type="float" office:value="9.92" calcext:value-type="float">
            <text:p>9.92</text:p>
          </table:table-cell>
          <table:table-cell table:formula="of:=[.B2]/100000" office:value-type="float" office:value="0.0000992" calcext:value-type="float">
            <text:p>9.9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6-25" calcext:value-type="date">
            <text:p>06/25/10</text:p>
          </table:table-cell>
          <table:table-cell office:value-type="float" office:value="8.05" calcext:value-type="float">
            <text:p>8.05</text:p>
          </table:table-cell>
          <table:table-cell table:formula="of:=[.B3]/100000" office:value-type="float" office:value="0.0000805" calcext:value-type="float">
            <text:p>8.0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6-26" calcext:value-type="date">
            <text:p>06/26/10</text:p>
          </table:table-cell>
          <table:table-cell office:value-type="float" office:value="8.05" calcext:value-type="float">
            <text:p>8.05</text:p>
          </table:table-cell>
          <table:table-cell table:formula="of:=[.B4]/100000" office:value-type="float" office:value="0.0000805" calcext:value-type="float">
            <text:p>8.0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6-27" calcext:value-type="date">
            <text:p>06/27/10</text:p>
          </table:table-cell>
          <table:table-cell office:value-type="float" office:value="7.91" calcext:value-type="float">
            <text:p>7.91</text:p>
          </table:table-cell>
          <table:table-cell table:formula="of:=[.B5]/100000" office:value-type="float" office:value="0.0000791" calcext:value-type="float">
            <text:p>7.9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6-28" calcext:value-type="date">
            <text:p>06/28/10</text:p>
          </table:table-cell>
          <table:table-cell office:value-type="float" office:value="7.91" calcext:value-type="float">
            <text:p>7.91</text:p>
          </table:table-cell>
          <table:table-cell table:formula="of:=[.B6]/100000" office:value-type="float" office:value="0.0000791" calcext:value-type="float">
            <text:p>7.9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6-29" calcext:value-type="date">
            <text:p>06/29/10</text:p>
          </table:table-cell>
          <table:table-cell office:value-type="float" office:value="7.92" calcext:value-type="float">
            <text:p>7.92</text:p>
          </table:table-cell>
          <table:table-cell table:formula="of:=[.B7]/100000" office:value-type="float" office:value="0.0000792" calcext:value-type="float">
            <text:p>7.9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6-30" calcext:value-type="date">
            <text:p>06/30/10</text:p>
          </table:table-cell>
          <table:table-cell office:value-type="float" office:value="7.97" calcext:value-type="float">
            <text:p>7.97</text:p>
          </table:table-cell>
          <table:table-cell table:formula="of:=[.B8]/100000" office:value-type="float" office:value="0.0000797" calcext:value-type="float">
            <text:p>7.9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01" calcext:value-type="date">
            <text:p>07/01/10</text:p>
          </table:table-cell>
          <table:table-cell office:value-type="float" office:value="7.97" calcext:value-type="float">
            <text:p>7.97</text:p>
          </table:table-cell>
          <table:table-cell table:formula="of:=[.B9]/100000" office:value-type="float" office:value="0.0000797" calcext:value-type="float">
            <text:p>7.9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02" calcext:value-type="date">
            <text:p>07/02/10</text:p>
          </table:table-cell>
          <table:table-cell office:value-type="float" office:value="7.98" calcext:value-type="float">
            <text:p>7.98</text:p>
          </table:table-cell>
          <table:table-cell table:formula="of:=[.B10]/100000" office:value-type="float" office:value="0.0000798" calcext:value-type="float">
            <text:p>7.9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04" calcext:value-type="date">
            <text:p>07/04/10</text:p>
          </table:table-cell>
          <table:table-cell office:value-type="float" office:value="7.85" calcext:value-type="float">
            <text:p>7.85</text:p>
          </table:table-cell>
          <table:table-cell table:formula="of:=[.B11]/100000" office:value-type="float" office:value="0.0000785" calcext:value-type="float">
            <text:p>7.8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06" calcext:value-type="date">
            <text:p>07/06/10</text:p>
          </table:table-cell>
          <table:table-cell office:value-type="float" office:value="7.84" calcext:value-type="float">
            <text:p>7.84</text:p>
          </table:table-cell>
          <table:table-cell table:formula="of:=[.B12]/100000" office:value-type="float" office:value="0.0000784" calcext:value-type="float">
            <text:p>7.8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07" calcext:value-type="date">
            <text:p>07/07/10</text:p>
          </table:table-cell>
          <table:table-cell office:value-type="float" office:value="8.27" calcext:value-type="float">
            <text:p>8.27</text:p>
          </table:table-cell>
          <table:table-cell table:formula="of:=[.B13]/100000" office:value-type="float" office:value="0.0000827" calcext:value-type="float">
            <text:p>8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08" calcext:value-type="date">
            <text:p>07/08/10</text:p>
          </table:table-cell>
          <table:table-cell office:value-type="float" office:value="8.22" calcext:value-type="float">
            <text:p>8.22</text:p>
          </table:table-cell>
          <table:table-cell table:formula="of:=[.B14]/100000" office:value-type="float" office:value="0.0000822" calcext:value-type="float">
            <text:p>8.2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09" calcext:value-type="date">
            <text:p>07/09/10</text:p>
          </table:table-cell>
          <table:table-cell office:value-type="float" office:value="8.17" calcext:value-type="float">
            <text:p>8.17</text:p>
          </table:table-cell>
          <table:table-cell table:formula="of:=[.B15]/100000" office:value-type="float" office:value="0.0000817" calcext:value-type="float">
            <text:p>8.1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11" calcext:value-type="date">
            <text:p>07/11/10</text:p>
          </table:table-cell>
          <table:table-cell office:value-type="float" office:value="8.17" calcext:value-type="float">
            <text:p>8.17</text:p>
          </table:table-cell>
          <table:table-cell table:formula="of:=[.B16]/100000" office:value-type="float" office:value="0.0000817" calcext:value-type="float">
            <text:p>8.1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12" calcext:value-type="date">
            <text:p>07/12/10</text:p>
          </table:table-cell>
          <table:table-cell office:value-type="float" office:value="8.16" calcext:value-type="float">
            <text:p>8.16</text:p>
          </table:table-cell>
          <table:table-cell table:formula="of:=[.B17]/100000" office:value-type="float" office:value="0.0000816" calcext:value-type="float">
            <text:p>8.1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13" calcext:value-type="date">
            <text:p>07/13/10</text:p>
          </table:table-cell>
          <table:table-cell office:value-type="float" office:value="8.13" calcext:value-type="float">
            <text:p>8.13</text:p>
          </table:table-cell>
          <table:table-cell table:formula="of:=[.B18]/100000" office:value-type="float" office:value="0.0000813" calcext:value-type="float">
            <text:p>8.1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14" calcext:value-type="date">
            <text:p>07/14/10</text:p>
          </table:table-cell>
          <table:table-cell office:value-type="float" office:value="8.15" calcext:value-type="float">
            <text:p>8.15</text:p>
          </table:table-cell>
          <table:table-cell table:formula="of:=[.B19]/100000" office:value-type="float" office:value="0.0000815" calcext:value-type="float">
            <text:p>8.1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15" calcext:value-type="date">
            <text:p>07/15/10</text:p>
          </table:table-cell>
          <table:table-cell office:value-type="float" office:value="8.14" calcext:value-type="float">
            <text:p>8.14</text:p>
          </table:table-cell>
          <table:table-cell table:formula="of:=[.B20]/100000" office:value-type="float" office:value="0.0000814" calcext:value-type="float">
            <text:p>8.1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16" calcext:value-type="date">
            <text:p>07/16/10</text:p>
          </table:table-cell>
          <table:table-cell office:value-type="float" office:value="8.17" calcext:value-type="float">
            <text:p>8.17</text:p>
          </table:table-cell>
          <table:table-cell table:formula="of:=[.B21]/100000" office:value-type="float" office:value="0.0000817" calcext:value-type="float">
            <text:p>8.1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17" calcext:value-type="date">
            <text:p>07/17/10</text:p>
          </table:table-cell>
          <table:table-cell office:value-type="float" office:value="8.17" calcext:value-type="float">
            <text:p>8.17</text:p>
          </table:table-cell>
          <table:table-cell table:formula="of:=[.B22]/100000" office:value-type="float" office:value="0.0000817" calcext:value-type="float">
            <text:p>8.1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18" calcext:value-type="date">
            <text:p>07/18/10</text:p>
          </table:table-cell>
          <table:table-cell office:value-type="float" office:value="8.17" calcext:value-type="float">
            <text:p>8.17</text:p>
          </table:table-cell>
          <table:table-cell table:formula="of:=[.B23]/100000" office:value-type="float" office:value="0.0000817" calcext:value-type="float">
            <text:p>8.1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19" calcext:value-type="date">
            <text:p>07/19/10</text:p>
          </table:table-cell>
          <table:table-cell office:value-type="float" office:value="8.14" calcext:value-type="float">
            <text:p>8.14</text:p>
          </table:table-cell>
          <table:table-cell table:formula="of:=[.B24]/100000" office:value-type="float" office:value="0.0000814" calcext:value-type="float">
            <text:p>8.1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20" calcext:value-type="date">
            <text:p>07/20/10</text:p>
          </table:table-cell>
          <table:table-cell office:value-type="float" office:value="8.14" calcext:value-type="float">
            <text:p>8.14</text:p>
          </table:table-cell>
          <table:table-cell table:formula="of:=[.B25]/100000" office:value-type="float" office:value="0.0000814" calcext:value-type="float">
            <text:p>8.1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21" calcext:value-type="date">
            <text:p>07/21/10</text:p>
          </table:table-cell>
          <table:table-cell office:value-type="float" office:value="8.12" calcext:value-type="float">
            <text:p>8.12</text:p>
          </table:table-cell>
          <table:table-cell table:formula="of:=[.B26]/100000" office:value-type="float" office:value="0.0000812" calcext:value-type="float">
            <text:p>8.1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22" calcext:value-type="date">
            <text:p>07/22/10</text:p>
          </table:table-cell>
          <table:table-cell office:value-type="float" office:value="8.21" calcext:value-type="float">
            <text:p>8.21</text:p>
          </table:table-cell>
          <table:table-cell table:formula="of:=[.B27]/100000" office:value-type="float" office:value="0.0000821" calcext:value-type="float">
            <text:p>8.2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23" calcext:value-type="date">
            <text:p>07/23/10</text:p>
          </table:table-cell>
          <table:table-cell office:value-type="float" office:value="8.23" calcext:value-type="float">
            <text:p>8.23</text:p>
          </table:table-cell>
          <table:table-cell table:formula="of:=[.B28]/100000" office:value-type="float" office:value="0.0000823" calcext:value-type="float">
            <text:p>8.2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24" calcext:value-type="date">
            <text:p>07/24/10</text:p>
          </table:table-cell>
          <table:table-cell office:value-type="float" office:value="8.22" calcext:value-type="float">
            <text:p>8.22</text:p>
          </table:table-cell>
          <table:table-cell table:formula="of:=[.B29]/100000" office:value-type="float" office:value="0.0000822" calcext:value-type="float">
            <text:p>8.2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25" calcext:value-type="date">
            <text:p>07/25/10</text:p>
          </table:table-cell>
          <table:table-cell office:value-type="float" office:value="8.49" calcext:value-type="float">
            <text:p>8.49</text:p>
          </table:table-cell>
          <table:table-cell table:formula="of:=[.B30]/100000" office:value-type="float" office:value="0.0000849" calcext:value-type="float">
            <text:p>8.4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26" calcext:value-type="date">
            <text:p>07/26/10</text:p>
          </table:table-cell>
          <table:table-cell office:value-type="float" office:value="8.45" calcext:value-type="float">
            <text:p>8.45</text:p>
          </table:table-cell>
          <table:table-cell table:formula="of:=[.B31]/100000" office:value-type="float" office:value="0.0000845" calcext:value-type="float">
            <text:p>8.4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27" calcext:value-type="date">
            <text:p>07/27/10</text:p>
          </table:table-cell>
          <table:table-cell office:value-type="float" office:value="8.42" calcext:value-type="float">
            <text:p>8.42</text:p>
          </table:table-cell>
          <table:table-cell table:formula="of:=[.B32]/100000" office:value-type="float" office:value="0.0000842" calcext:value-type="float">
            <text:p>8.4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28" calcext:value-type="date">
            <text:p>07/28/10</text:p>
          </table:table-cell>
          <table:table-cell office:value-type="float" office:value="8.39" calcext:value-type="float">
            <text:p>8.39</text:p>
          </table:table-cell>
          <table:table-cell table:formula="of:=[.B33]/100000" office:value-type="float" office:value="0.0000839" calcext:value-type="float">
            <text:p>8.3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29" calcext:value-type="date">
            <text:p>07/29/10</text:p>
          </table:table-cell>
          <table:table-cell office:value-type="float" office:value="8.37" calcext:value-type="float">
            <text:p>8.37</text:p>
          </table:table-cell>
          <table:table-cell table:formula="of:=[.B34]/100000" office:value-type="float" office:value="0.0000837" calcext:value-type="float">
            <text:p>8.3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30" calcext:value-type="date">
            <text:p>07/30/10</text:p>
          </table:table-cell>
          <table:table-cell office:value-type="float" office:value="8.38" calcext:value-type="float">
            <text:p>8.38</text:p>
          </table:table-cell>
          <table:table-cell table:formula="of:=[.B35]/100000" office:value-type="float" office:value="0.0000838" calcext:value-type="float">
            <text:p>8.3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7-31" calcext:value-type="date">
            <text:p>07/31/10</text:p>
          </table:table-cell>
          <table:table-cell office:value-type="float" office:value="8.38" calcext:value-type="float">
            <text:p>8.38</text:p>
          </table:table-cell>
          <table:table-cell table:formula="of:=[.B36]/100000" office:value-type="float" office:value="0.0000838" calcext:value-type="float">
            <text:p>8.3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01" calcext:value-type="date">
            <text:p>08/01/10</text:p>
          </table:table-cell>
          <table:table-cell office:value-type="float" office:value="8.38" calcext:value-type="float">
            <text:p>8.38</text:p>
          </table:table-cell>
          <table:table-cell table:formula="of:=[.B37]/100000" office:value-type="float" office:value="0.0000838" calcext:value-type="float">
            <text:p>8.3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02" calcext:value-type="date">
            <text:p>08/02/10</text:p>
          </table:table-cell>
          <table:table-cell office:value-type="float" office:value="8.33" calcext:value-type="float">
            <text:p>8.33</text:p>
          </table:table-cell>
          <table:table-cell table:formula="of:=[.B38]/100000" office:value-type="float" office:value="0.0000833" calcext:value-type="float">
            <text:p>8.3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03" calcext:value-type="date">
            <text:p>08/03/10</text:p>
          </table:table-cell>
          <table:table-cell office:value-type="float" office:value="8.34" calcext:value-type="float">
            <text:p>8.34</text:p>
          </table:table-cell>
          <table:table-cell table:formula="of:=[.B39]/100000" office:value-type="float" office:value="0.0000834" calcext:value-type="float">
            <text:p>8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04" calcext:value-type="date">
            <text:p>08/04/10</text:p>
          </table:table-cell>
          <table:table-cell office:value-type="float" office:value="8.34" calcext:value-type="float">
            <text:p>8.34</text:p>
          </table:table-cell>
          <table:table-cell table:formula="of:=[.B40]/100000" office:value-type="float" office:value="0.0000834" calcext:value-type="float">
            <text:p>8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05" calcext:value-type="date">
            <text:p>08/05/10</text:p>
          </table:table-cell>
          <table:table-cell office:value-type="float" office:value="8.27" calcext:value-type="float">
            <text:p>8.27</text:p>
          </table:table-cell>
          <table:table-cell table:formula="of:=[.B41]/100000" office:value-type="float" office:value="0.0000827" calcext:value-type="float">
            <text:p>8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06" calcext:value-type="date">
            <text:p>08/06/10</text:p>
          </table:table-cell>
          <table:table-cell office:value-type="float" office:value="8.27" calcext:value-type="float">
            <text:p>8.27</text:p>
          </table:table-cell>
          <table:table-cell table:formula="of:=[.B42]/100000" office:value-type="float" office:value="0.0000827" calcext:value-type="float">
            <text:p>8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07" calcext:value-type="date">
            <text:p>08/07/10</text:p>
          </table:table-cell>
          <table:table-cell office:value-type="float" office:value="8.27" calcext:value-type="float">
            <text:p>8.27</text:p>
          </table:table-cell>
          <table:table-cell table:formula="of:=[.B43]/100000" office:value-type="float" office:value="0.0000827" calcext:value-type="float">
            <text:p>8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08" calcext:value-type="date">
            <text:p>08/08/10</text:p>
          </table:table-cell>
          <table:table-cell office:value-type="float" office:value="8.27" calcext:value-type="float">
            <text:p>8.27</text:p>
          </table:table-cell>
          <table:table-cell table:formula="of:=[.B44]/100000" office:value-type="float" office:value="0.0000827" calcext:value-type="float">
            <text:p>8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09" calcext:value-type="date">
            <text:p>08/09/10</text:p>
          </table:table-cell>
          <table:table-cell office:value-type="float" office:value="8.27" calcext:value-type="float">
            <text:p>8.27</text:p>
          </table:table-cell>
          <table:table-cell table:formula="of:=[.B45]/100000" office:value-type="float" office:value="0.0000827" calcext:value-type="float">
            <text:p>8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10" calcext:value-type="date">
            <text:p>08/10/10</text:p>
          </table:table-cell>
          <table:table-cell office:value-type="float" office:value="8.23" calcext:value-type="float">
            <text:p>8.23</text:p>
          </table:table-cell>
          <table:table-cell table:formula="of:=[.B46]/100000" office:value-type="float" office:value="0.0000823" calcext:value-type="float">
            <text:p>8.2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11" calcext:value-type="date">
            <text:p>08/11/10</text:p>
          </table:table-cell>
          <table:table-cell office:value-type="float" office:value="8.21" calcext:value-type="float">
            <text:p>8.21</text:p>
          </table:table-cell>
          <table:table-cell table:formula="of:=[.B47]/100000" office:value-type="float" office:value="0.0000821" calcext:value-type="float">
            <text:p>8.2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12" calcext:value-type="date">
            <text:p>08/12/10</text:p>
          </table:table-cell>
          <table:table-cell office:value-type="float" office:value="8.24" calcext:value-type="float">
            <text:p>8.24</text:p>
          </table:table-cell>
          <table:table-cell table:formula="of:=[.B48]/100000" office:value-type="float" office:value="0.0000824" calcext:value-type="float">
            <text:p>8.2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13" calcext:value-type="date">
            <text:p>08/13/10</text:p>
          </table:table-cell>
          <table:table-cell office:value-type="float" office:value="8.34" calcext:value-type="float">
            <text:p>8.34</text:p>
          </table:table-cell>
          <table:table-cell table:formula="of:=[.B49]/100000" office:value-type="float" office:value="0.0000834" calcext:value-type="float">
            <text:p>8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14" calcext:value-type="date">
            <text:p>08/14/10</text:p>
          </table:table-cell>
          <table:table-cell office:value-type="float" office:value="8.34" calcext:value-type="float">
            <text:p>8.34</text:p>
          </table:table-cell>
          <table:table-cell table:formula="of:=[.B50]/100000" office:value-type="float" office:value="0.0000834" calcext:value-type="float">
            <text:p>8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15" calcext:value-type="date">
            <text:p>08/15/10</text:p>
          </table:table-cell>
          <table:table-cell office:value-type="float" office:value="8.26" calcext:value-type="float">
            <text:p>8.26</text:p>
          </table:table-cell>
          <table:table-cell table:formula="of:=[.B51]/100000" office:value-type="float" office:value="0.0000826" calcext:value-type="float">
            <text:p>8.2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16" calcext:value-type="date">
            <text:p>08/16/10</text:p>
          </table:table-cell>
          <table:table-cell office:value-type="float" office:value="8.26" calcext:value-type="float">
            <text:p>8.26</text:p>
          </table:table-cell>
          <table:table-cell table:formula="of:=[.B52]/100000" office:value-type="float" office:value="0.0000826" calcext:value-type="float">
            <text:p>8.2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17" calcext:value-type="date">
            <text:p>08/17/10</text:p>
          </table:table-cell>
          <table:table-cell office:value-type="float" office:value="8.23" calcext:value-type="float">
            <text:p>8.23</text:p>
          </table:table-cell>
          <table:table-cell table:formula="of:=[.B53]/100000" office:value-type="float" office:value="0.0000823" calcext:value-type="float">
            <text:p>8.2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18" calcext:value-type="date">
            <text:p>08/18/10</text:p>
          </table:table-cell>
          <table:table-cell office:value-type="float" office:value="8.21" calcext:value-type="float">
            <text:p>8.21</text:p>
          </table:table-cell>
          <table:table-cell table:formula="of:=[.B54]/100000" office:value-type="float" office:value="0.0000821" calcext:value-type="float">
            <text:p>8.2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19" calcext:value-type="date">
            <text:p>08/19/10</text:p>
          </table:table-cell>
          <table:table-cell office:value-type="float" office:value="7.9" calcext:value-type="float">
            <text:p>7.9</text:p>
          </table:table-cell>
          <table:table-cell table:formula="of:=[.B55]/100000" office:value-type="float" office:value="0.000079" calcext:value-type="float">
            <text:p>7.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20" calcext:value-type="date">
            <text:p>08/20/10</text:p>
          </table:table-cell>
          <table:table-cell office:value-type="float" office:value="7.9" calcext:value-type="float">
            <text:p>7.9</text:p>
          </table:table-cell>
          <table:table-cell table:formula="of:=[.B56]/100000" office:value-type="float" office:value="0.000079" calcext:value-type="float">
            <text:p>7.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22" calcext:value-type="date">
            <text:p>08/22/10</text:p>
          </table:table-cell>
          <table:table-cell office:value-type="float" office:value="7.91" calcext:value-type="float">
            <text:p>7.91</text:p>
          </table:table-cell>
          <table:table-cell table:formula="of:=[.B57]/100000" office:value-type="float" office:value="0.0000791" calcext:value-type="float">
            <text:p>7.9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23" calcext:value-type="date">
            <text:p>08/23/10</text:p>
          </table:table-cell>
          <table:table-cell office:value-type="float" office:value="7.86" calcext:value-type="float">
            <text:p>7.86</text:p>
          </table:table-cell>
          <table:table-cell table:formula="of:=[.B58]/100000" office:value-type="float" office:value="0.0000786" calcext:value-type="float">
            <text:p>7.8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24" calcext:value-type="date">
            <text:p>08/24/10</text:p>
          </table:table-cell>
          <table:table-cell office:value-type="float" office:value="8.27" calcext:value-type="float">
            <text:p>8.27</text:p>
          </table:table-cell>
          <table:table-cell table:formula="of:=[.B59]/100000" office:value-type="float" office:value="0.0000827" calcext:value-type="float">
            <text:p>8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25" calcext:value-type="date">
            <text:p>08/25/10</text:p>
          </table:table-cell>
          <table:table-cell office:value-type="float" office:value="8.27" calcext:value-type="float">
            <text:p>8.27</text:p>
          </table:table-cell>
          <table:table-cell table:formula="of:=[.B60]/100000" office:value-type="float" office:value="0.0000827" calcext:value-type="float">
            <text:p>8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26" calcext:value-type="date">
            <text:p>08/26/10</text:p>
          </table:table-cell>
          <table:table-cell office:value-type="float" office:value="8.27" calcext:value-type="float">
            <text:p>8.27</text:p>
          </table:table-cell>
          <table:table-cell table:formula="of:=[.B61]/100000" office:value-type="float" office:value="0.0000827" calcext:value-type="float">
            <text:p>8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29" calcext:value-type="date">
            <text:p>08/29/10</text:p>
          </table:table-cell>
          <table:table-cell office:value-type="float" office:value="8.27" calcext:value-type="float">
            <text:p>8.27</text:p>
          </table:table-cell>
          <table:table-cell table:formula="of:=[.B62]/100000" office:value-type="float" office:value="0.0000827" calcext:value-type="float">
            <text:p>8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8-31" calcext:value-type="date">
            <text:p>08/31/10</text:p>
          </table:table-cell>
          <table:table-cell office:value-type="float" office:value="8.31" calcext:value-type="float">
            <text:p>8.31</text:p>
          </table:table-cell>
          <table:table-cell table:formula="of:=[.B63]/100000" office:value-type="float" office:value="0.0000831" calcext:value-type="float">
            <text:p>8.3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02" calcext:value-type="date">
            <text:p>09/02/10</text:p>
          </table:table-cell>
          <table:table-cell office:value-type="float" office:value="8.23" calcext:value-type="float">
            <text:p>8.23</text:p>
          </table:table-cell>
          <table:table-cell table:formula="of:=[.B64]/100000" office:value-type="float" office:value="0.0000823" calcext:value-type="float">
            <text:p>8.2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03" calcext:value-type="date">
            <text:p>09/03/10</text:p>
          </table:table-cell>
          <table:table-cell office:value-type="float" office:value="8.23" calcext:value-type="float">
            <text:p>8.23</text:p>
          </table:table-cell>
          <table:table-cell table:formula="of:=[.B65]/100000" office:value-type="float" office:value="0.0000823" calcext:value-type="float">
            <text:p>8.2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05" calcext:value-type="date">
            <text:p>09/05/10</text:p>
          </table:table-cell>
          <table:table-cell office:value-type="float" office:value="8.22" calcext:value-type="float">
            <text:p>8.22</text:p>
          </table:table-cell>
          <table:table-cell table:formula="of:=[.B66]/100000" office:value-type="float" office:value="0.0000822" calcext:value-type="float">
            <text:p>8.2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06" calcext:value-type="date">
            <text:p>09/06/10</text:p>
          </table:table-cell>
          <table:table-cell office:value-type="float" office:value="8.22" calcext:value-type="float">
            <text:p>8.22</text:p>
          </table:table-cell>
          <table:table-cell table:formula="of:=[.B67]/100000" office:value-type="float" office:value="0.0000822" calcext:value-type="float">
            <text:p>8.2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07" calcext:value-type="date">
            <text:p>09/07/10</text:p>
          </table:table-cell>
          <table:table-cell office:value-type="float" office:value="8.22" calcext:value-type="float">
            <text:p>8.22</text:p>
          </table:table-cell>
          <table:table-cell table:formula="of:=[.B68]/100000" office:value-type="float" office:value="0.0000822" calcext:value-type="float">
            <text:p>8.2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08" calcext:value-type="date">
            <text:p>09/08/10</text:p>
          </table:table-cell>
          <table:table-cell office:value-type="float" office:value="8.2" calcext:value-type="float">
            <text:p>8.2</text:p>
          </table:table-cell>
          <table:table-cell table:formula="of:=[.B69]/100000" office:value-type="float" office:value="0.000082" calcext:value-type="float">
            <text:p>8.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09" calcext:value-type="date">
            <text:p>09/09/10</text:p>
          </table:table-cell>
          <table:table-cell office:value-type="float" office:value="8.19" calcext:value-type="float">
            <text:p>8.19</text:p>
          </table:table-cell>
          <table:table-cell table:formula="of:=[.B70]/100000" office:value-type="float" office:value="0.0000819" calcext:value-type="float">
            <text:p>8.1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10" calcext:value-type="date">
            <text:p>09/10/10</text:p>
          </table:table-cell>
          <table:table-cell office:value-type="float" office:value="8.19" calcext:value-type="float">
            <text:p>8.19</text:p>
          </table:table-cell>
          <table:table-cell table:formula="of:=[.B71]/100000" office:value-type="float" office:value="0.0000819" calcext:value-type="float">
            <text:p>8.1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12" calcext:value-type="date">
            <text:p>09/12/10</text:p>
          </table:table-cell>
          <table:table-cell office:value-type="float" office:value="8.19" calcext:value-type="float">
            <text:p>8.19</text:p>
          </table:table-cell>
          <table:table-cell table:formula="of:=[.B72]/100000" office:value-type="float" office:value="0.0000819" calcext:value-type="float">
            <text:p>8.1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13" calcext:value-type="date">
            <text:p>09/13/10</text:p>
          </table:table-cell>
          <table:table-cell office:value-type="float" office:value="8.15" calcext:value-type="float">
            <text:p>8.15</text:p>
          </table:table-cell>
          <table:table-cell table:formula="of:=[.B73]/100000" office:value-type="float" office:value="0.0000815" calcext:value-type="float">
            <text:p>8.1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14" calcext:value-type="date">
            <text:p>09/14/10</text:p>
          </table:table-cell>
          <table:table-cell office:value-type="float" office:value="8.13" calcext:value-type="float">
            <text:p>8.13</text:p>
          </table:table-cell>
          <table:table-cell table:formula="of:=[.B74]/100000" office:value-type="float" office:value="0.0000813" calcext:value-type="float">
            <text:p>8.1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15" calcext:value-type="date">
            <text:p>09/15/10</text:p>
          </table:table-cell>
          <table:table-cell office:value-type="float" office:value="8.21" calcext:value-type="float">
            <text:p>8.21</text:p>
          </table:table-cell>
          <table:table-cell table:formula="of:=[.B75]/100000" office:value-type="float" office:value="0.0000821" calcext:value-type="float">
            <text:p>8.2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16" calcext:value-type="date">
            <text:p>09/16/10</text:p>
          </table:table-cell>
          <table:table-cell office:value-type="float" office:value="8.23" calcext:value-type="float">
            <text:p>8.23</text:p>
          </table:table-cell>
          <table:table-cell table:formula="of:=[.B76]/100000" office:value-type="float" office:value="0.0000823" calcext:value-type="float">
            <text:p>8.2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19" calcext:value-type="date">
            <text:p>09/19/10</text:p>
          </table:table-cell>
          <table:table-cell office:value-type="float" office:value="8.21" calcext:value-type="float">
            <text:p>8.21</text:p>
          </table:table-cell>
          <table:table-cell table:formula="of:=[.B77]/100000" office:value-type="float" office:value="0.0000821" calcext:value-type="float">
            <text:p>8.2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20" calcext:value-type="date">
            <text:p>09/20/10</text:p>
          </table:table-cell>
          <table:table-cell office:value-type="float" office:value="8.18" calcext:value-type="float">
            <text:p>8.18</text:p>
          </table:table-cell>
          <table:table-cell table:formula="of:=[.B78]/100000" office:value-type="float" office:value="0.0000818" calcext:value-type="float">
            <text:p>8.1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21" calcext:value-type="date">
            <text:p>09/21/10</text:p>
          </table:table-cell>
          <table:table-cell office:value-type="float" office:value="8.17" calcext:value-type="float">
            <text:p>8.17</text:p>
          </table:table-cell>
          <table:table-cell table:formula="of:=[.B79]/100000" office:value-type="float" office:value="0.0000817" calcext:value-type="float">
            <text:p>8.1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22" calcext:value-type="date">
            <text:p>09/22/10</text:p>
          </table:table-cell>
          <table:table-cell office:value-type="float" office:value="8.2" calcext:value-type="float">
            <text:p>8.2</text:p>
          </table:table-cell>
          <table:table-cell table:formula="of:=[.B80]/100000" office:value-type="float" office:value="0.000082" calcext:value-type="float">
            <text:p>8.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23" calcext:value-type="date">
            <text:p>09/23/10</text:p>
          </table:table-cell>
          <table:table-cell office:value-type="float" office:value="8.2" calcext:value-type="float">
            <text:p>8.2</text:p>
          </table:table-cell>
          <table:table-cell table:formula="of:=[.B81]/100000" office:value-type="float" office:value="0.000082" calcext:value-type="float">
            <text:p>8.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26" calcext:value-type="date">
            <text:p>09/26/10</text:p>
          </table:table-cell>
          <table:table-cell office:value-type="float" office:value="8.22" calcext:value-type="float">
            <text:p>8.22</text:p>
          </table:table-cell>
          <table:table-cell table:formula="of:=[.B82]/100000" office:value-type="float" office:value="0.0000822" calcext:value-type="float">
            <text:p>8.2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27" calcext:value-type="date">
            <text:p>09/27/10</text:p>
          </table:table-cell>
          <table:table-cell office:value-type="float" office:value="8.19" calcext:value-type="float">
            <text:p>8.19</text:p>
          </table:table-cell>
          <table:table-cell table:formula="of:=[.B83]/100000" office:value-type="float" office:value="0.0000819" calcext:value-type="float">
            <text:p>8.1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28" calcext:value-type="date">
            <text:p>09/28/10</text:p>
          </table:table-cell>
          <table:table-cell office:value-type="float" office:value="8.2" calcext:value-type="float">
            <text:p>8.2</text:p>
          </table:table-cell>
          <table:table-cell table:formula="of:=[.B84]/100000" office:value-type="float" office:value="0.000082" calcext:value-type="float">
            <text:p>8.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29" calcext:value-type="date">
            <text:p>09/29/10</text:p>
          </table:table-cell>
          <table:table-cell office:value-type="float" office:value="8.18" calcext:value-type="float">
            <text:p>8.18</text:p>
          </table:table-cell>
          <table:table-cell table:formula="of:=[.B85]/100000" office:value-type="float" office:value="0.0000818" calcext:value-type="float">
            <text:p>8.1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09-30" calcext:value-type="date">
            <text:p>09/30/10</text:p>
          </table:table-cell>
          <table:table-cell office:value-type="float" office:value="8.18" calcext:value-type="float">
            <text:p>8.18</text:p>
          </table:table-cell>
          <table:table-cell table:formula="of:=[.B86]/100000" office:value-type="float" office:value="0.0000818" calcext:value-type="float">
            <text:p>8.1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01" calcext:value-type="date">
            <text:p>10/01/10</text:p>
          </table:table-cell>
          <table:table-cell office:value-type="float" office:value="8.18" calcext:value-type="float">
            <text:p>8.18</text:p>
          </table:table-cell>
          <table:table-cell table:formula="of:=[.B87]/100000" office:value-type="float" office:value="0.0000818" calcext:value-type="float">
            <text:p>8.1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03" calcext:value-type="date">
            <text:p>10/03/10</text:p>
          </table:table-cell>
          <table:table-cell office:value-type="float" office:value="8.17" calcext:value-type="float">
            <text:p>8.17</text:p>
          </table:table-cell>
          <table:table-cell table:formula="of:=[.B88]/100000" office:value-type="float" office:value="0.0000817" calcext:value-type="float">
            <text:p>8.1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04" calcext:value-type="date">
            <text:p>10/04/10</text:p>
          </table:table-cell>
          <table:table-cell office:value-type="float" office:value="8.19" calcext:value-type="float">
            <text:p>8.19</text:p>
          </table:table-cell>
          <table:table-cell table:formula="of:=[.B89]/100000" office:value-type="float" office:value="0.0000819" calcext:value-type="float">
            <text:p>8.1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05" calcext:value-type="date">
            <text:p>10/05/10</text:p>
          </table:table-cell>
          <table:table-cell office:value-type="float" office:value="8.19" calcext:value-type="float">
            <text:p>8.19</text:p>
          </table:table-cell>
          <table:table-cell table:formula="of:=[.B90]/100000" office:value-type="float" office:value="0.0000819" calcext:value-type="float">
            <text:p>8.1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06" calcext:value-type="date">
            <text:p>10/06/10</text:p>
          </table:table-cell>
          <table:table-cell office:value-type="float" office:value="8.16" calcext:value-type="float">
            <text:p>8.16</text:p>
          </table:table-cell>
          <table:table-cell table:formula="of:=[.B91]/100000" office:value-type="float" office:value="0.0000816" calcext:value-type="float">
            <text:p>8.1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07" calcext:value-type="date">
            <text:p>10/07/10</text:p>
          </table:table-cell>
          <table:table-cell office:value-type="float" office:value="8.16" calcext:value-type="float">
            <text:p>8.16</text:p>
          </table:table-cell>
          <table:table-cell table:formula="of:=[.B92]/100000" office:value-type="float" office:value="0.0000816" calcext:value-type="float">
            <text:p>8.1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10" calcext:value-type="date">
            <text:p>10/10/10</text:p>
          </table:table-cell>
          <table:table-cell office:value-type="float" office:value="8.12" calcext:value-type="float">
            <text:p>8.12</text:p>
          </table:table-cell>
          <table:table-cell table:formula="of:=[.B93]/100000" office:value-type="float" office:value="0.0000812" calcext:value-type="float">
            <text:p>8.1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11" calcext:value-type="date">
            <text:p>10/11/10</text:p>
          </table:table-cell>
          <table:table-cell office:value-type="float" office:value="8.12" calcext:value-type="float">
            <text:p>8.12</text:p>
          </table:table-cell>
          <table:table-cell table:formula="of:=[.B94]/100000" office:value-type="float" office:value="0.0000812" calcext:value-type="float">
            <text:p>8.1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12" calcext:value-type="date">
            <text:p>10/12/10</text:p>
          </table:table-cell>
          <table:table-cell office:value-type="float" office:value="8.12" calcext:value-type="float">
            <text:p>8.12</text:p>
          </table:table-cell>
          <table:table-cell table:formula="of:=[.B95]/100000" office:value-type="float" office:value="0.0000812" calcext:value-type="float">
            <text:p>8.1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13" calcext:value-type="date">
            <text:p>10/13/10</text:p>
          </table:table-cell>
          <table:table-cell office:value-type="float" office:value="8.15" calcext:value-type="float">
            <text:p>8.15</text:p>
          </table:table-cell>
          <table:table-cell table:formula="of:=[.B96]/100000" office:value-type="float" office:value="0.0000815" calcext:value-type="float">
            <text:p>8.1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17" calcext:value-type="date">
            <text:p>10/17/10</text:p>
          </table:table-cell>
          <table:table-cell office:value-type="float" office:value="7.87" calcext:value-type="float">
            <text:p>7.87</text:p>
          </table:table-cell>
          <table:table-cell table:formula="of:=[.B97]/100000" office:value-type="float" office:value="0.0000787" calcext:value-type="float">
            <text:p>7.8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18" calcext:value-type="date">
            <text:p>10/18/10</text:p>
          </table:table-cell>
          <table:table-cell office:value-type="float" office:value="7.53" calcext:value-type="float">
            <text:p>7.53</text:p>
          </table:table-cell>
          <table:table-cell table:formula="of:=[.B98]/100000" office:value-type="float" office:value="0.0000753" calcext:value-type="float">
            <text:p>7.5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19" calcext:value-type="date">
            <text:p>10/19/10</text:p>
          </table:table-cell>
          <table:table-cell office:value-type="float" office:value="7.57" calcext:value-type="float">
            <text:p>7.57</text:p>
          </table:table-cell>
          <table:table-cell table:formula="of:=[.B99]/100000" office:value-type="float" office:value="0.0000757" calcext:value-type="float">
            <text:p>7.5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20" calcext:value-type="date">
            <text:p>10/20/10</text:p>
          </table:table-cell>
          <table:table-cell office:value-type="float" office:value="7.55" calcext:value-type="float">
            <text:p>7.55</text:p>
          </table:table-cell>
          <table:table-cell table:formula="of:=[.B100]/100000" office:value-type="float" office:value="0.0000755" calcext:value-type="float">
            <text:p>7.5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21" calcext:value-type="date">
            <text:p>10/21/10</text:p>
          </table:table-cell>
          <table:table-cell office:value-type="float" office:value="7.56" calcext:value-type="float">
            <text:p>7.56</text:p>
          </table:table-cell>
          <table:table-cell table:formula="of:=[.B101]/100000" office:value-type="float" office:value="0.0000756" calcext:value-type="float">
            <text:p>7.5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24" calcext:value-type="date">
            <text:p>10/24/10</text:p>
          </table:table-cell>
          <table:table-cell office:value-type="float" office:value="7.92" calcext:value-type="float">
            <text:p>7.92</text:p>
          </table:table-cell>
          <table:table-cell table:formula="of:=[.B102]/100000" office:value-type="float" office:value="0.0000792" calcext:value-type="float">
            <text:p>7.9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25" calcext:value-type="date">
            <text:p>10/25/10</text:p>
          </table:table-cell>
          <table:table-cell office:value-type="float" office:value="7.96" calcext:value-type="float">
            <text:p>7.96</text:p>
          </table:table-cell>
          <table:table-cell table:formula="of:=[.B103]/100000" office:value-type="float" office:value="0.0000796" calcext:value-type="float">
            <text:p>7.9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26" calcext:value-type="date">
            <text:p>10/26/10</text:p>
          </table:table-cell>
          <table:table-cell office:value-type="float" office:value="7.99" calcext:value-type="float">
            <text:p>7.99</text:p>
          </table:table-cell>
          <table:table-cell table:formula="of:=[.B104]/100000" office:value-type="float" office:value="0.0000799" calcext:value-type="float">
            <text:p>7.9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27" calcext:value-type="date">
            <text:p>10/27/10</text:p>
          </table:table-cell>
          <table:table-cell office:value-type="float" office:value="8.02" calcext:value-type="float">
            <text:p>8.02</text:p>
          </table:table-cell>
          <table:table-cell table:formula="of:=[.B105]/100000" office:value-type="float" office:value="0.0000802" calcext:value-type="float">
            <text:p>8.0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28" calcext:value-type="date">
            <text:p>10/28/10</text:p>
          </table:table-cell>
          <table:table-cell office:value-type="float" office:value="7.99" calcext:value-type="float">
            <text:p>7.99</text:p>
          </table:table-cell>
          <table:table-cell table:formula="of:=[.B106]/100000" office:value-type="float" office:value="0.0000799" calcext:value-type="float">
            <text:p>7.9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0-31" calcext:value-type="date">
            <text:p>10/31/10</text:p>
          </table:table-cell>
          <table:table-cell office:value-type="float" office:value="7.99" calcext:value-type="float">
            <text:p>7.99</text:p>
          </table:table-cell>
          <table:table-cell table:formula="of:=[.B107]/100000" office:value-type="float" office:value="0.0000799" calcext:value-type="float">
            <text:p>7.9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01" calcext:value-type="date">
            <text:p>11/01/10</text:p>
          </table:table-cell>
          <table:table-cell office:value-type="float" office:value="7.99" calcext:value-type="float">
            <text:p>7.99</text:p>
          </table:table-cell>
          <table:table-cell table:formula="of:=[.B108]/100000" office:value-type="float" office:value="0.0000799" calcext:value-type="float">
            <text:p>7.9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03" calcext:value-type="date">
            <text:p>11/03/10</text:p>
          </table:table-cell>
          <table:table-cell office:value-type="float" office:value="7.89" calcext:value-type="float">
            <text:p>7.89</text:p>
          </table:table-cell>
          <table:table-cell table:formula="of:=[.B109]/100000" office:value-type="float" office:value="0.0000789" calcext:value-type="float">
            <text:p>7.8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04" calcext:value-type="date">
            <text:p>11/04/10</text:p>
          </table:table-cell>
          <table:table-cell office:value-type="float" office:value="7.81" calcext:value-type="float">
            <text:p>7.81</text:p>
          </table:table-cell>
          <table:table-cell table:formula="of:=[.B110]/100000" office:value-type="float" office:value="0.0000781" calcext:value-type="float">
            <text:p>7.8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07" calcext:value-type="date">
            <text:p>11/07/10</text:p>
          </table:table-cell>
          <table:table-cell office:value-type="float" office:value="7.84" calcext:value-type="float">
            <text:p>7.84</text:p>
          </table:table-cell>
          <table:table-cell table:formula="of:=[.B111]/100000" office:value-type="float" office:value="0.0000784" calcext:value-type="float">
            <text:p>7.8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08" calcext:value-type="date">
            <text:p>11/08/10</text:p>
          </table:table-cell>
          <table:table-cell office:value-type="float" office:value="7.82" calcext:value-type="float">
            <text:p>7.82</text:p>
          </table:table-cell>
          <table:table-cell table:formula="of:=[.B112]/100000" office:value-type="float" office:value="0.0000782" calcext:value-type="float">
            <text:p>7.8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09" calcext:value-type="date">
            <text:p>11/09/10</text:p>
          </table:table-cell>
          <table:table-cell office:value-type="float" office:value="7.88" calcext:value-type="float">
            <text:p>7.88</text:p>
          </table:table-cell>
          <table:table-cell table:formula="of:=[.B113]/100000" office:value-type="float" office:value="0.0000788" calcext:value-type="float">
            <text:p>7.8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11" calcext:value-type="date">
            <text:p>11/11/10</text:p>
          </table:table-cell>
          <table:table-cell office:value-type="float" office:value="7.81" calcext:value-type="float">
            <text:p>7.81</text:p>
          </table:table-cell>
          <table:table-cell table:formula="of:=[.B114]/100000" office:value-type="float" office:value="0.0000781" calcext:value-type="float">
            <text:p>7.8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14" calcext:value-type="date">
            <text:p>11/14/10</text:p>
          </table:table-cell>
          <table:table-cell office:value-type="float" office:value="8.04" calcext:value-type="float">
            <text:p>8.04</text:p>
          </table:table-cell>
          <table:table-cell table:formula="of:=[.B115]/100000" office:value-type="float" office:value="0.0000804" calcext:value-type="float">
            <text:p>8.0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15" calcext:value-type="date">
            <text:p>11/15/10</text:p>
          </table:table-cell>
          <table:table-cell office:value-type="float" office:value="8.05" calcext:value-type="float">
            <text:p>8.05</text:p>
          </table:table-cell>
          <table:table-cell table:formula="of:=[.B116]/100000" office:value-type="float" office:value="0.0000805" calcext:value-type="float">
            <text:p>8.0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16" calcext:value-type="date">
            <text:p>11/16/10</text:p>
          </table:table-cell>
          <table:table-cell office:value-type="float" office:value="8.05" calcext:value-type="float">
            <text:p>8.05</text:p>
          </table:table-cell>
          <table:table-cell table:formula="of:=[.B117]/100000" office:value-type="float" office:value="0.0000805" calcext:value-type="float">
            <text:p>8.0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17" calcext:value-type="date">
            <text:p>11/17/10</text:p>
          </table:table-cell>
          <table:table-cell office:value-type="float" office:value="8.04" calcext:value-type="float">
            <text:p>8.04</text:p>
          </table:table-cell>
          <table:table-cell table:formula="of:=[.B118]/100000" office:value-type="float" office:value="0.0000804" calcext:value-type="float">
            <text:p>8.0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18" calcext:value-type="date">
            <text:p>11/18/10</text:p>
          </table:table-cell>
          <table:table-cell office:value-type="float" office:value="8.07" calcext:value-type="float">
            <text:p>8.07</text:p>
          </table:table-cell>
          <table:table-cell table:formula="of:=[.B119]/100000" office:value-type="float" office:value="0.0000807" calcext:value-type="float">
            <text:p>8.0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21" calcext:value-type="date">
            <text:p>11/21/10</text:p>
          </table:table-cell>
          <table:table-cell office:value-type="float" office:value="8.18" calcext:value-type="float">
            <text:p>8.18</text:p>
          </table:table-cell>
          <table:table-cell table:formula="of:=[.B120]/100000" office:value-type="float" office:value="0.0000818" calcext:value-type="float">
            <text:p>8.1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22" calcext:value-type="date">
            <text:p>11/22/10</text:p>
          </table:table-cell>
          <table:table-cell office:value-type="float" office:value="8.49" calcext:value-type="float">
            <text:p>8.49</text:p>
          </table:table-cell>
          <table:table-cell table:formula="of:=[.B121]/100000" office:value-type="float" office:value="0.0000849" calcext:value-type="float">
            <text:p>8.4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23" calcext:value-type="date">
            <text:p>11/23/10</text:p>
          </table:table-cell>
          <table:table-cell office:value-type="float" office:value="8.5" calcext:value-type="float">
            <text:p>8.5</text:p>
          </table:table-cell>
          <table:table-cell table:formula="of:=[.B122]/100000" office:value-type="float" office:value="0.000085" calcext:value-type="float">
            <text:p>8.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24" calcext:value-type="date">
            <text:p>11/24/10</text:p>
          </table:table-cell>
          <table:table-cell office:value-type="float" office:value="8.43" calcext:value-type="float">
            <text:p>8.43</text:p>
          </table:table-cell>
          <table:table-cell table:formula="of:=[.B123]/100000" office:value-type="float" office:value="0.0000843" calcext:value-type="float">
            <text:p>8.4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25" calcext:value-type="date">
            <text:p>11/25/10</text:p>
          </table:table-cell>
          <table:table-cell office:value-type="float" office:value="8.48" calcext:value-type="float">
            <text:p>8.48</text:p>
          </table:table-cell>
          <table:table-cell table:formula="of:=[.B124]/100000" office:value-type="float" office:value="0.0000848" calcext:value-type="float">
            <text:p>8.4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28" calcext:value-type="date">
            <text:p>11/28/10</text:p>
          </table:table-cell>
          <table:table-cell office:value-type="float" office:value="8.56" calcext:value-type="float">
            <text:p>8.56</text:p>
          </table:table-cell>
          <table:table-cell table:formula="of:=[.B125]/100000" office:value-type="float" office:value="0.0000856" calcext:value-type="float">
            <text:p>8.5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29" calcext:value-type="date">
            <text:p>11/29/10</text:p>
          </table:table-cell>
          <table:table-cell office:value-type="float" office:value="8.52" calcext:value-type="float">
            <text:p>8.52</text:p>
          </table:table-cell>
          <table:table-cell table:formula="of:=[.B126]/100000" office:value-type="float" office:value="0.0000852" calcext:value-type="float">
            <text:p>8.5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1-30" calcext:value-type="date">
            <text:p>11/30/10</text:p>
          </table:table-cell>
          <table:table-cell office:value-type="float" office:value="8.63" calcext:value-type="float">
            <text:p>8.63</text:p>
          </table:table-cell>
          <table:table-cell table:formula="of:=[.B127]/100000" office:value-type="float" office:value="0.0000863" calcext:value-type="float">
            <text:p>8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01" calcext:value-type="date">
            <text:p>12/01/10</text:p>
          </table:table-cell>
          <table:table-cell office:value-type="float" office:value="8.59" calcext:value-type="float">
            <text:p>8.59</text:p>
          </table:table-cell>
          <table:table-cell table:formula="of:=[.B128]/100000" office:value-type="float" office:value="0.0000859" calcext:value-type="float">
            <text:p>8.5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02" calcext:value-type="date">
            <text:p>12/02/10</text:p>
          </table:table-cell>
          <table:table-cell office:value-type="float" office:value="8.56" calcext:value-type="float">
            <text:p>8.56</text:p>
          </table:table-cell>
          <table:table-cell table:formula="of:=[.B129]/100000" office:value-type="float" office:value="0.0000856" calcext:value-type="float">
            <text:p>8.5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05" calcext:value-type="date">
            <text:p>12/05/10</text:p>
          </table:table-cell>
          <table:table-cell office:value-type="float" office:value="8.46" calcext:value-type="float">
            <text:p>8.46</text:p>
          </table:table-cell>
          <table:table-cell table:formula="of:=[.B130]/100000" office:value-type="float" office:value="0.0000846" calcext:value-type="float">
            <text:p>8.4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06" calcext:value-type="date">
            <text:p>12/06/10</text:p>
          </table:table-cell>
          <table:table-cell office:value-type="float" office:value="8.4" calcext:value-type="float">
            <text:p>8.4</text:p>
          </table:table-cell>
          <table:table-cell table:formula="of:=[.B131]/100000" office:value-type="float" office:value="0.000084" calcext:value-type="float">
            <text:p>8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07" calcext:value-type="date">
            <text:p>12/07/10</text:p>
          </table:table-cell>
          <table:table-cell office:value-type="float" office:value="8.41" calcext:value-type="float">
            <text:p>8.41</text:p>
          </table:table-cell>
          <table:table-cell table:formula="of:=[.B132]/100000" office:value-type="float" office:value="0.0000841" calcext:value-type="float">
            <text:p>8.4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08" calcext:value-type="date">
            <text:p>12/08/10</text:p>
          </table:table-cell>
          <table:table-cell office:value-type="float" office:value="8.37" calcext:value-type="float">
            <text:p>8.37</text:p>
          </table:table-cell>
          <table:table-cell table:formula="of:=[.B133]/100000" office:value-type="float" office:value="0.0000837" calcext:value-type="float">
            <text:p>8.3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09" calcext:value-type="date">
            <text:p>12/09/10</text:p>
          </table:table-cell>
          <table:table-cell office:value-type="float" office:value="8.48" calcext:value-type="float">
            <text:p>8.48</text:p>
          </table:table-cell>
          <table:table-cell table:formula="of:=[.B134]/100000" office:value-type="float" office:value="0.0000848" calcext:value-type="float">
            <text:p>8.4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12" calcext:value-type="date">
            <text:p>12/12/10</text:p>
          </table:table-cell>
          <table:table-cell office:value-type="float" office:value="8.36" calcext:value-type="float">
            <text:p>8.36</text:p>
          </table:table-cell>
          <table:table-cell table:formula="of:=[.B135]/100000" office:value-type="float" office:value="0.0000836" calcext:value-type="float">
            <text:p>8.3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13" calcext:value-type="date">
            <text:p>12/13/10</text:p>
          </table:table-cell>
          <table:table-cell office:value-type="float" office:value="8.46" calcext:value-type="float">
            <text:p>8.46</text:p>
          </table:table-cell>
          <table:table-cell table:formula="of:=[.B136]/100000" office:value-type="float" office:value="0.0000846" calcext:value-type="float">
            <text:p>8.4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14" calcext:value-type="date">
            <text:p>12/14/10</text:p>
          </table:table-cell>
          <table:table-cell office:value-type="float" office:value="8.49" calcext:value-type="float">
            <text:p>8.49</text:p>
          </table:table-cell>
          <table:table-cell table:formula="of:=[.B137]/100000" office:value-type="float" office:value="0.0000849" calcext:value-type="float">
            <text:p>8.4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15" calcext:value-type="date">
            <text:p>12/15/10</text:p>
          </table:table-cell>
          <table:table-cell office:value-type="float" office:value="8.45" calcext:value-type="float">
            <text:p>8.45</text:p>
          </table:table-cell>
          <table:table-cell table:formula="of:=[.B138]/100000" office:value-type="float" office:value="0.0000845" calcext:value-type="float">
            <text:p>8.4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16" calcext:value-type="date">
            <text:p>12/16/10</text:p>
          </table:table-cell>
          <table:table-cell office:value-type="float" office:value="8.48" calcext:value-type="float">
            <text:p>8.48</text:p>
          </table:table-cell>
          <table:table-cell table:formula="of:=[.B139]/100000" office:value-type="float" office:value="0.0000848" calcext:value-type="float">
            <text:p>8.4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19" calcext:value-type="date">
            <text:p>12/19/10</text:p>
          </table:table-cell>
          <table:table-cell office:value-type="float" office:value="8.53" calcext:value-type="float">
            <text:p>8.53</text:p>
          </table:table-cell>
          <table:table-cell table:formula="of:=[.B140]/100000" office:value-type="float" office:value="0.0000853" calcext:value-type="float">
            <text:p>8.5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20" calcext:value-type="date">
            <text:p>12/20/10</text:p>
          </table:table-cell>
          <table:table-cell office:value-type="float" office:value="8.75" calcext:value-type="float">
            <text:p>8.75</text:p>
          </table:table-cell>
          <table:table-cell table:formula="of:=[.B141]/100000" office:value-type="float" office:value="0.0000875" calcext:value-type="float">
            <text:p>8.7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21" calcext:value-type="date">
            <text:p>12/21/10</text:p>
          </table:table-cell>
          <table:table-cell office:value-type="float" office:value="8.78" calcext:value-type="float">
            <text:p>8.78</text:p>
          </table:table-cell>
          <table:table-cell table:formula="of:=[.B142]/100000" office:value-type="float" office:value="0.0000878" calcext:value-type="float">
            <text:p>8.7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22" calcext:value-type="date">
            <text:p>12/22/10</text:p>
          </table:table-cell>
          <table:table-cell office:value-type="float" office:value="8.81" calcext:value-type="float">
            <text:p>8.81</text:p>
          </table:table-cell>
          <table:table-cell table:formula="of:=[.B143]/100000" office:value-type="float" office:value="0.0000881" calcext:value-type="float">
            <text:p>8.8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23" calcext:value-type="date">
            <text:p>12/23/10</text:p>
          </table:table-cell>
          <table:table-cell office:value-type="float" office:value="8.72" calcext:value-type="float">
            <text:p>8.72</text:p>
          </table:table-cell>
          <table:table-cell table:formula="of:=[.B144]/100000" office:value-type="float" office:value="0.0000872" calcext:value-type="float">
            <text:p>8.7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26" calcext:value-type="date">
            <text:p>12/26/10</text:p>
          </table:table-cell>
          <table:table-cell office:value-type="float" office:value="8.84" calcext:value-type="float">
            <text:p>8.84</text:p>
          </table:table-cell>
          <table:table-cell table:formula="of:=[.B145]/100000" office:value-type="float" office:value="0.0000884" calcext:value-type="float">
            <text:p>8.8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27" calcext:value-type="date">
            <text:p>12/27/10</text:p>
          </table:table-cell>
          <table:table-cell office:value-type="float" office:value="8.93" calcext:value-type="float">
            <text:p>8.93</text:p>
          </table:table-cell>
          <table:table-cell table:formula="of:=[.B146]/100000" office:value-type="float" office:value="0.0000893" calcext:value-type="float">
            <text:p>8.9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28" calcext:value-type="date">
            <text:p>12/28/10</text:p>
          </table:table-cell>
          <table:table-cell office:value-type="float" office:value="8.93" calcext:value-type="float">
            <text:p>8.93</text:p>
          </table:table-cell>
          <table:table-cell table:formula="of:=[.B147]/100000" office:value-type="float" office:value="0.0000893" calcext:value-type="float">
            <text:p>8.9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29" calcext:value-type="date">
            <text:p>12/29/10</text:p>
          </table:table-cell>
          <table:table-cell office:value-type="float" office:value="8.93" calcext:value-type="float">
            <text:p>8.93</text:p>
          </table:table-cell>
          <table:table-cell table:formula="of:=[.B148]/100000" office:value-type="float" office:value="0.0000893" calcext:value-type="float">
            <text:p>8.9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0-12-30" calcext:value-type="date">
            <text:p>12/30/10</text:p>
          </table:table-cell>
          <table:table-cell office:value-type="float" office:value="9.35" calcext:value-type="float">
            <text:p>9.35</text:p>
          </table:table-cell>
          <table:table-cell table:formula="of:=[.B149]/100000" office:value-type="float" office:value="0.0000935" calcext:value-type="float">
            <text:p>9.3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02" calcext:value-type="date">
            <text:p>01/02/11</text:p>
          </table:table-cell>
          <table:table-cell office:value-type="float" office:value="9.09" calcext:value-type="float">
            <text:p>9.09</text:p>
          </table:table-cell>
          <table:table-cell table:formula="of:=[.B150]/100000" office:value-type="float" office:value="0.0000909" calcext:value-type="float">
            <text:p>9.0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03" calcext:value-type="date">
            <text:p>01/03/11</text:p>
          </table:table-cell>
          <table:table-cell office:value-type="float" office:value="9.08" calcext:value-type="float">
            <text:p>9.08</text:p>
          </table:table-cell>
          <table:table-cell table:formula="of:=[.B151]/100000" office:value-type="float" office:value="0.0000908" calcext:value-type="float">
            <text:p>9.0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04" calcext:value-type="date">
            <text:p>01/04/11</text:p>
          </table:table-cell>
          <table:table-cell office:value-type="float" office:value="8.92" calcext:value-type="float">
            <text:p>8.92</text:p>
          </table:table-cell>
          <table:table-cell table:formula="of:=[.B152]/100000" office:value-type="float" office:value="0.0000892" calcext:value-type="float">
            <text:p>8.9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05" calcext:value-type="date">
            <text:p>01/05/11</text:p>
          </table:table-cell>
          <table:table-cell office:value-type="float" office:value="9.01" calcext:value-type="float">
            <text:p>9.01</text:p>
          </table:table-cell>
          <table:table-cell table:formula="of:=[.B153]/100000" office:value-type="float" office:value="0.0000901" calcext:value-type="float">
            <text:p>9.0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06" calcext:value-type="date">
            <text:p>01/06/11</text:p>
          </table:table-cell>
          <table:table-cell office:value-type="float" office:value="8.99" calcext:value-type="float">
            <text:p>8.99</text:p>
          </table:table-cell>
          <table:table-cell table:formula="of:=[.B154]/100000" office:value-type="float" office:value="0.0000899" calcext:value-type="float">
            <text:p>8.9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09" calcext:value-type="date">
            <text:p>01/09/11</text:p>
          </table:table-cell>
          <table:table-cell office:value-type="float" office:value="8.79" calcext:value-type="float">
            <text:p>8.79</text:p>
          </table:table-cell>
          <table:table-cell table:formula="of:=[.B155]/100000" office:value-type="float" office:value="0.0000879" calcext:value-type="float">
            <text:p>8.7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10" calcext:value-type="date">
            <text:p>01/10/11</text:p>
          </table:table-cell>
          <table:table-cell office:value-type="float" office:value="8.67" calcext:value-type="float">
            <text:p>8.67</text:p>
          </table:table-cell>
          <table:table-cell table:formula="of:=[.B156]/100000" office:value-type="float" office:value="0.0000867" calcext:value-type="float">
            <text:p>8.6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11" calcext:value-type="date">
            <text:p>01/11/11</text:p>
          </table:table-cell>
          <table:table-cell office:value-type="float" office:value="8.76" calcext:value-type="float">
            <text:p>8.76</text:p>
          </table:table-cell>
          <table:table-cell table:formula="of:=[.B157]/100000" office:value-type="float" office:value="0.0000876" calcext:value-type="float">
            <text:p>8.7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12" calcext:value-type="date">
            <text:p>01/12/11</text:p>
          </table:table-cell>
          <table:table-cell office:value-type="float" office:value="8.74" calcext:value-type="float">
            <text:p>8.74</text:p>
          </table:table-cell>
          <table:table-cell table:formula="of:=[.B158]/100000" office:value-type="float" office:value="0.0000874" calcext:value-type="float">
            <text:p>8.7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13" calcext:value-type="date">
            <text:p>01/13/11</text:p>
          </table:table-cell>
          <table:table-cell office:value-type="float" office:value="8.65" calcext:value-type="float">
            <text:p>8.65</text:p>
          </table:table-cell>
          <table:table-cell table:formula="of:=[.B159]/100000" office:value-type="float" office:value="0.0000865" calcext:value-type="float">
            <text:p>8.6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16" calcext:value-type="date">
            <text:p>01/16/11</text:p>
          </table:table-cell>
          <table:table-cell office:value-type="float" office:value="8.66" calcext:value-type="float">
            <text:p>8.66</text:p>
          </table:table-cell>
          <table:table-cell table:formula="of:=[.B160]/100000" office:value-type="float" office:value="0.0000866" calcext:value-type="float">
            <text:p>8.6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17" calcext:value-type="date">
            <text:p>01/17/11</text:p>
          </table:table-cell>
          <table:table-cell office:value-type="float" office:value="8.65" calcext:value-type="float">
            <text:p>8.65</text:p>
          </table:table-cell>
          <table:table-cell table:formula="of:=[.B161]/100000" office:value-type="float" office:value="0.0000865" calcext:value-type="float">
            <text:p>8.6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18" calcext:value-type="date">
            <text:p>01/18/11</text:p>
          </table:table-cell>
          <table:table-cell office:value-type="float" office:value="8.64" calcext:value-type="float">
            <text:p>8.64</text:p>
          </table:table-cell>
          <table:table-cell table:formula="of:=[.B162]/100000" office:value-type="float" office:value="0.0000864" calcext:value-type="float">
            <text:p>8.6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19" calcext:value-type="date">
            <text:p>01/19/11</text:p>
          </table:table-cell>
          <table:table-cell office:value-type="float" office:value="8.53" calcext:value-type="float">
            <text:p>8.53</text:p>
          </table:table-cell>
          <table:table-cell table:formula="of:=[.B163]/100000" office:value-type="float" office:value="0.0000853" calcext:value-type="float">
            <text:p>8.5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20" calcext:value-type="date">
            <text:p>01/20/11</text:p>
          </table:table-cell>
          <table:table-cell office:value-type="float" office:value="8.55" calcext:value-type="float">
            <text:p>8.55</text:p>
          </table:table-cell>
          <table:table-cell table:formula="of:=[.B164]/100000" office:value-type="float" office:value="0.0000855" calcext:value-type="float">
            <text:p>8.5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23" calcext:value-type="date">
            <text:p>01/23/11</text:p>
          </table:table-cell>
          <table:table-cell office:value-type="float" office:value="8.51" calcext:value-type="float">
            <text:p>8.51</text:p>
          </table:table-cell>
          <table:table-cell table:formula="of:=[.B165]/100000" office:value-type="float" office:value="0.0000851" calcext:value-type="float">
            <text:p>8.5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24" calcext:value-type="date">
            <text:p>01/24/11</text:p>
          </table:table-cell>
          <table:table-cell office:value-type="float" office:value="8.54" calcext:value-type="float">
            <text:p>8.54</text:p>
          </table:table-cell>
          <table:table-cell table:formula="of:=[.B166]/100000" office:value-type="float" office:value="0.0000854" calcext:value-type="float">
            <text:p>8.5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25" calcext:value-type="date">
            <text:p>01/25/11</text:p>
          </table:table-cell>
          <table:table-cell office:value-type="float" office:value="8.59" calcext:value-type="float">
            <text:p>8.59</text:p>
          </table:table-cell>
          <table:table-cell table:formula="of:=[.B167]/100000" office:value-type="float" office:value="0.0000859" calcext:value-type="float">
            <text:p>8.5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26" calcext:value-type="date">
            <text:p>01/26/11</text:p>
          </table:table-cell>
          <table:table-cell office:value-type="float" office:value="8.64" calcext:value-type="float">
            <text:p>8.64</text:p>
          </table:table-cell>
          <table:table-cell table:formula="of:=[.B168]/100000" office:value-type="float" office:value="0.0000864" calcext:value-type="float">
            <text:p>8.6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27" calcext:value-type="date">
            <text:p>01/27/11</text:p>
          </table:table-cell>
          <table:table-cell office:value-type="float" office:value="8.59" calcext:value-type="float">
            <text:p>8.59</text:p>
          </table:table-cell>
          <table:table-cell table:formula="of:=[.B169]/100000" office:value-type="float" office:value="0.0000859" calcext:value-type="float">
            <text:p>8.5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28" calcext:value-type="date">
            <text:p>01/28/11</text:p>
          </table:table-cell>
          <table:table-cell office:value-type="float" office:value="8.63" calcext:value-type="float">
            <text:p>8.63</text:p>
          </table:table-cell>
          <table:table-cell table:formula="of:=[.B170]/100000" office:value-type="float" office:value="0.0000863" calcext:value-type="float">
            <text:p>8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30" calcext:value-type="date">
            <text:p>01/30/11</text:p>
          </table:table-cell>
          <table:table-cell office:value-type="float" office:value="8.65" calcext:value-type="float">
            <text:p>8.65</text:p>
          </table:table-cell>
          <table:table-cell table:formula="of:=[.B171]/100000" office:value-type="float" office:value="0.0000865" calcext:value-type="float">
            <text:p>8.6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1-31" calcext:value-type="date">
            <text:p>01/31/11</text:p>
          </table:table-cell>
          <table:table-cell office:value-type="float" office:value="8.64" calcext:value-type="float">
            <text:p>8.64</text:p>
          </table:table-cell>
          <table:table-cell table:formula="of:=[.B172]/100000" office:value-type="float" office:value="0.0000864" calcext:value-type="float">
            <text:p>8.6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01" calcext:value-type="date">
            <text:p>02/01/11</text:p>
          </table:table-cell>
          <table:table-cell office:value-type="float" office:value="8.62" calcext:value-type="float">
            <text:p>8.62</text:p>
          </table:table-cell>
          <table:table-cell table:formula="of:=[.B173]/100000" office:value-type="float" office:value="0.0000862" calcext:value-type="float">
            <text:p>8.6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02" calcext:value-type="date">
            <text:p>02/02/11</text:p>
          </table:table-cell>
          <table:table-cell office:value-type="float" office:value="8.63" calcext:value-type="float">
            <text:p>8.63</text:p>
          </table:table-cell>
          <table:table-cell table:formula="of:=[.B174]/100000" office:value-type="float" office:value="0.0000863" calcext:value-type="float">
            <text:p>8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03" calcext:value-type="date">
            <text:p>02/03/11</text:p>
          </table:table-cell>
          <table:table-cell office:value-type="float" office:value="8.63" calcext:value-type="float">
            <text:p>8.63</text:p>
          </table:table-cell>
          <table:table-cell table:formula="of:=[.B175]/100000" office:value-type="float" office:value="0.0000863" calcext:value-type="float">
            <text:p>8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06" calcext:value-type="date">
            <text:p>02/06/11</text:p>
          </table:table-cell>
          <table:table-cell office:value-type="float" office:value="8.65" calcext:value-type="float">
            <text:p>8.65</text:p>
          </table:table-cell>
          <table:table-cell table:formula="of:=[.B176]/100000" office:value-type="float" office:value="0.0000865" calcext:value-type="float">
            <text:p>8.6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09" calcext:value-type="date">
            <text:p>02/09/11</text:p>
          </table:table-cell>
          <table:table-cell office:value-type="float" office:value="8.86" calcext:value-type="float">
            <text:p>8.86</text:p>
          </table:table-cell>
          <table:table-cell table:formula="of:=[.B177]/100000" office:value-type="float" office:value="0.0000886" calcext:value-type="float">
            <text:p>8.8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10" calcext:value-type="date">
            <text:p>02/10/11</text:p>
          </table:table-cell>
          <table:table-cell office:value-type="float" office:value="8.86" calcext:value-type="float">
            <text:p>8.86</text:p>
          </table:table-cell>
          <table:table-cell table:formula="of:=[.B178]/100000" office:value-type="float" office:value="0.0000886" calcext:value-type="float">
            <text:p>8.8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13" calcext:value-type="date">
            <text:p>02/13/11</text:p>
          </table:table-cell>
          <table:table-cell office:value-type="float" office:value="8.79" calcext:value-type="float">
            <text:p>8.79</text:p>
          </table:table-cell>
          <table:table-cell table:formula="of:=[.B179]/100000" office:value-type="float" office:value="0.0000879" calcext:value-type="float">
            <text:p>8.7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14" calcext:value-type="date">
            <text:p>02/14/11</text:p>
          </table:table-cell>
          <table:table-cell office:value-type="float" office:value="8.81" calcext:value-type="float">
            <text:p>8.81</text:p>
          </table:table-cell>
          <table:table-cell table:formula="of:=[.B180]/100000" office:value-type="float" office:value="0.0000881" calcext:value-type="float">
            <text:p>8.8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15" calcext:value-type="date">
            <text:p>02/15/11</text:p>
          </table:table-cell>
          <table:table-cell office:value-type="float" office:value="8.88" calcext:value-type="float">
            <text:p>8.88</text:p>
          </table:table-cell>
          <table:table-cell table:formula="of:=[.B181]/100000" office:value-type="float" office:value="0.0000888" calcext:value-type="float">
            <text:p>8.8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16" calcext:value-type="date">
            <text:p>02/16/11</text:p>
          </table:table-cell>
          <table:table-cell office:value-type="float" office:value="8.88" calcext:value-type="float">
            <text:p>8.88</text:p>
          </table:table-cell>
          <table:table-cell table:formula="of:=[.B182]/100000" office:value-type="float" office:value="0.0000888" calcext:value-type="float">
            <text:p>8.8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17" calcext:value-type="date">
            <text:p>02/17/11</text:p>
          </table:table-cell>
          <table:table-cell office:value-type="float" office:value="8.76" calcext:value-type="float">
            <text:p>8.76</text:p>
          </table:table-cell>
          <table:table-cell table:formula="of:=[.B183]/100000" office:value-type="float" office:value="0.0000876" calcext:value-type="float">
            <text:p>8.7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20" calcext:value-type="date">
            <text:p>02/20/11</text:p>
          </table:table-cell>
          <table:table-cell office:value-type="float" office:value="8.73" calcext:value-type="float">
            <text:p>8.73</text:p>
          </table:table-cell>
          <table:table-cell table:formula="of:=[.B184]/100000" office:value-type="float" office:value="0.0000873" calcext:value-type="float">
            <text:p>8.7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21" calcext:value-type="date">
            <text:p>02/21/11</text:p>
          </table:table-cell>
          <table:table-cell office:value-type="float" office:value="8.74" calcext:value-type="float">
            <text:p>8.74</text:p>
          </table:table-cell>
          <table:table-cell table:formula="of:=[.B185]/100000" office:value-type="float" office:value="0.0000874" calcext:value-type="float">
            <text:p>8.7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22" calcext:value-type="date">
            <text:p>02/22/11</text:p>
          </table:table-cell>
          <table:table-cell office:value-type="float" office:value="8.8" calcext:value-type="float">
            <text:p>8.8</text:p>
          </table:table-cell>
          <table:table-cell table:formula="of:=[.B186]/100000" office:value-type="float" office:value="0.000088" calcext:value-type="float">
            <text:p>8.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23" calcext:value-type="date">
            <text:p>02/23/11</text:p>
          </table:table-cell>
          <table:table-cell office:value-type="float" office:value="8.82" calcext:value-type="float">
            <text:p>8.82</text:p>
          </table:table-cell>
          <table:table-cell table:formula="of:=[.B187]/100000" office:value-type="float" office:value="0.0000882" calcext:value-type="float">
            <text:p>8.8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24" calcext:value-type="date">
            <text:p>02/24/11</text:p>
          </table:table-cell>
          <table:table-cell office:value-type="float" office:value="8.79" calcext:value-type="float">
            <text:p>8.79</text:p>
          </table:table-cell>
          <table:table-cell table:formula="of:=[.B188]/100000" office:value-type="float" office:value="0.0000879" calcext:value-type="float">
            <text:p>8.7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27" calcext:value-type="date">
            <text:p>02/27/11</text:p>
          </table:table-cell>
          <table:table-cell office:value-type="float" office:value="8.82" calcext:value-type="float">
            <text:p>8.82</text:p>
          </table:table-cell>
          <table:table-cell table:formula="of:=[.B189]/100000" office:value-type="float" office:value="0.0000882" calcext:value-type="float">
            <text:p>8.8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2-28" calcext:value-type="date">
            <text:p>02/28/11</text:p>
          </table:table-cell>
          <table:table-cell office:value-type="float" office:value="8.85" calcext:value-type="float">
            <text:p>8.85</text:p>
          </table:table-cell>
          <table:table-cell table:formula="of:=[.B190]/100000" office:value-type="float" office:value="0.0000885" calcext:value-type="float">
            <text:p>8.8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01" calcext:value-type="date">
            <text:p>03/01/11</text:p>
          </table:table-cell>
          <table:table-cell office:value-type="float" office:value="8.89" calcext:value-type="float">
            <text:p>8.89</text:p>
          </table:table-cell>
          <table:table-cell table:formula="of:=[.B191]/100000" office:value-type="float" office:value="0.0000889" calcext:value-type="float">
            <text:p>8.8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02" calcext:value-type="date">
            <text:p>03/02/11</text:p>
          </table:table-cell>
          <table:table-cell office:value-type="float" office:value="8.88" calcext:value-type="float">
            <text:p>8.88</text:p>
          </table:table-cell>
          <table:table-cell table:formula="of:=[.B192]/100000" office:value-type="float" office:value="0.0000888" calcext:value-type="float">
            <text:p>8.8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03" calcext:value-type="date">
            <text:p>03/03/11</text:p>
          </table:table-cell>
          <table:table-cell office:value-type="float" office:value="8.79" calcext:value-type="float">
            <text:p>8.79</text:p>
          </table:table-cell>
          <table:table-cell table:formula="of:=[.B193]/100000" office:value-type="float" office:value="0.0000879" calcext:value-type="float">
            <text:p>8.7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06" calcext:value-type="date">
            <text:p>03/06/11</text:p>
          </table:table-cell>
          <table:table-cell office:value-type="float" office:value="8.77" calcext:value-type="float">
            <text:p>8.77</text:p>
          </table:table-cell>
          <table:table-cell table:formula="of:=[.B194]/100000" office:value-type="float" office:value="0.0000877" calcext:value-type="float">
            <text:p>8.7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07" calcext:value-type="date">
            <text:p>03/07/11</text:p>
          </table:table-cell>
          <table:table-cell office:value-type="float" office:value="8.78" calcext:value-type="float">
            <text:p>8.78</text:p>
          </table:table-cell>
          <table:table-cell table:formula="of:=[.B195]/100000" office:value-type="float" office:value="0.0000878" calcext:value-type="float">
            <text:p>8.7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08" calcext:value-type="date">
            <text:p>03/08/11</text:p>
          </table:table-cell>
          <table:table-cell office:value-type="float" office:value="8.73" calcext:value-type="float">
            <text:p>8.73</text:p>
          </table:table-cell>
          <table:table-cell table:formula="of:=[.B196]/100000" office:value-type="float" office:value="0.0000873" calcext:value-type="float">
            <text:p>8.7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09" calcext:value-type="date">
            <text:p>03/09/11</text:p>
          </table:table-cell>
          <table:table-cell office:value-type="float" office:value="8.69" calcext:value-type="float">
            <text:p>8.69</text:p>
          </table:table-cell>
          <table:table-cell table:formula="of:=[.B197]/100000" office:value-type="float" office:value="0.0000869" calcext:value-type="float">
            <text:p>8.6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10" calcext:value-type="date">
            <text:p>03/10/11</text:p>
          </table:table-cell>
          <table:table-cell office:value-type="float" office:value="8.67" calcext:value-type="float">
            <text:p>8.67</text:p>
          </table:table-cell>
          <table:table-cell table:formula="of:=[.B198]/100000" office:value-type="float" office:value="0.0000867" calcext:value-type="float">
            <text:p>8.6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12" calcext:value-type="date">
            <text:p>03/12/11</text:p>
          </table:table-cell>
          <table:table-cell office:value-type="float" office:value="8.65" calcext:value-type="float">
            <text:p>8.65</text:p>
          </table:table-cell>
          <table:table-cell table:formula="of:=[.B199]/100000" office:value-type="float" office:value="0.0000865" calcext:value-type="float">
            <text:p>8.6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13" calcext:value-type="date">
            <text:p>03/13/11</text:p>
          </table:table-cell>
          <table:table-cell office:value-type="float" office:value="8.66" calcext:value-type="float">
            <text:p>8.66</text:p>
          </table:table-cell>
          <table:table-cell table:formula="of:=[.B200]/100000" office:value-type="float" office:value="0.0000866" calcext:value-type="float">
            <text:p>8.6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14" calcext:value-type="date">
            <text:p>03/14/11</text:p>
          </table:table-cell>
          <table:table-cell office:value-type="float" office:value="8.7" calcext:value-type="float">
            <text:p>8.7</text:p>
          </table:table-cell>
          <table:table-cell table:formula="of:=[.B201]/100000" office:value-type="float" office:value="0.000087" calcext:value-type="float">
            <text:p>8.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15" calcext:value-type="date">
            <text:p>03/15/11</text:p>
          </table:table-cell>
          <table:table-cell office:value-type="float" office:value="8.7" calcext:value-type="float">
            <text:p>8.7</text:p>
          </table:table-cell>
          <table:table-cell table:formula="of:=[.B202]/100000" office:value-type="float" office:value="0.000087" calcext:value-type="float">
            <text:p>8.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16" calcext:value-type="date">
            <text:p>03/16/11</text:p>
          </table:table-cell>
          <table:table-cell office:value-type="float" office:value="8.75" calcext:value-type="float">
            <text:p>8.75</text:p>
          </table:table-cell>
          <table:table-cell table:formula="of:=[.B203]/100000" office:value-type="float" office:value="0.0000875" calcext:value-type="float">
            <text:p>8.7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17" calcext:value-type="date">
            <text:p>03/17/11</text:p>
          </table:table-cell>
          <table:table-cell office:value-type="float" office:value="8.9" calcext:value-type="float">
            <text:p>8.9</text:p>
          </table:table-cell>
          <table:table-cell table:formula="of:=[.B204]/100000" office:value-type="float" office:value="0.000089" calcext:value-type="float">
            <text:p>8.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18" calcext:value-type="date">
            <text:p>03/18/11</text:p>
          </table:table-cell>
          <table:table-cell office:value-type="float" office:value="8.67" calcext:value-type="float">
            <text:p>8.67</text:p>
          </table:table-cell>
          <table:table-cell table:formula="of:=[.B205]/100000" office:value-type="float" office:value="0.0000867" calcext:value-type="float">
            <text:p>8.6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19" calcext:value-type="date">
            <text:p>03/19/11</text:p>
          </table:table-cell>
          <table:table-cell office:value-type="float" office:value="8.7" calcext:value-type="float">
            <text:p>8.7</text:p>
          </table:table-cell>
          <table:table-cell table:formula="of:=[.B206]/100000" office:value-type="float" office:value="0.000087" calcext:value-type="float">
            <text:p>8.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20" calcext:value-type="date">
            <text:p>03/20/11</text:p>
          </table:table-cell>
          <table:table-cell office:value-type="float" office:value="8.68" calcext:value-type="float">
            <text:p>8.68</text:p>
          </table:table-cell>
          <table:table-cell table:formula="of:=[.B207]/100000" office:value-type="float" office:value="0.0000868" calcext:value-type="float">
            <text:p>8.6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21" calcext:value-type="date">
            <text:p>03/21/11</text:p>
          </table:table-cell>
          <table:table-cell office:value-type="float" office:value="8.6" calcext:value-type="float">
            <text:p>8.6</text:p>
          </table:table-cell>
          <table:table-cell table:formula="of:=[.B208]/100000" office:value-type="float" office:value="0.000086" calcext:value-type="float">
            <text:p>8.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22" calcext:value-type="date">
            <text:p>03/22/11</text:p>
          </table:table-cell>
          <table:table-cell office:value-type="float" office:value="8.6" calcext:value-type="float">
            <text:p>8.6</text:p>
          </table:table-cell>
          <table:table-cell table:formula="of:=[.B209]/100000" office:value-type="float" office:value="0.000086" calcext:value-type="float">
            <text:p>8.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23" calcext:value-type="date">
            <text:p>03/23/11</text:p>
          </table:table-cell>
          <table:table-cell office:value-type="float" office:value="8.58" calcext:value-type="float">
            <text:p>8.58</text:p>
          </table:table-cell>
          <table:table-cell table:formula="of:=[.B210]/100000" office:value-type="float" office:value="0.0000858" calcext:value-type="float">
            <text:p>8.5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24" calcext:value-type="date">
            <text:p>03/24/11</text:p>
          </table:table-cell>
          <table:table-cell office:value-type="float" office:value="8.4" calcext:value-type="float">
            <text:p>8.4</text:p>
          </table:table-cell>
          <table:table-cell table:formula="of:=[.B211]/100000" office:value-type="float" office:value="0.000084" calcext:value-type="float">
            <text:p>8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25" calcext:value-type="date">
            <text:p>03/25/11</text:p>
          </table:table-cell>
          <table:table-cell office:value-type="float" office:value="8.4" calcext:value-type="float">
            <text:p>8.4</text:p>
          </table:table-cell>
          <table:table-cell table:formula="of:=[.B212]/100000" office:value-type="float" office:value="0.000084" calcext:value-type="float">
            <text:p>8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26" calcext:value-type="date">
            <text:p>03/26/11</text:p>
          </table:table-cell>
          <table:table-cell office:value-type="float" office:value="8.4" calcext:value-type="float">
            <text:p>8.4</text:p>
          </table:table-cell>
          <table:table-cell table:formula="of:=[.B213]/100000" office:value-type="float" office:value="0.000084" calcext:value-type="float">
            <text:p>8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28" calcext:value-type="date">
            <text:p>03/28/11</text:p>
          </table:table-cell>
          <table:table-cell office:value-type="float" office:value="8.43" calcext:value-type="float">
            <text:p>8.43</text:p>
          </table:table-cell>
          <table:table-cell table:formula="of:=[.B214]/100000" office:value-type="float" office:value="0.0000843" calcext:value-type="float">
            <text:p>8.4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29" calcext:value-type="date">
            <text:p>03/29/11</text:p>
          </table:table-cell>
          <table:table-cell office:value-type="float" office:value="8.46" calcext:value-type="float">
            <text:p>8.46</text:p>
          </table:table-cell>
          <table:table-cell table:formula="of:=[.B215]/100000" office:value-type="float" office:value="0.0000846" calcext:value-type="float">
            <text:p>8.4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30" calcext:value-type="date">
            <text:p>03/30/11</text:p>
          </table:table-cell>
          <table:table-cell office:value-type="float" office:value="8.41" calcext:value-type="float">
            <text:p>8.41</text:p>
          </table:table-cell>
          <table:table-cell table:formula="of:=[.B216]/100000" office:value-type="float" office:value="0.0000841" calcext:value-type="float">
            <text:p>8.4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3-31" calcext:value-type="date">
            <text:p>03/31/11</text:p>
          </table:table-cell>
          <table:table-cell office:value-type="float" office:value="8.39" calcext:value-type="float">
            <text:p>8.39</text:p>
          </table:table-cell>
          <table:table-cell table:formula="of:=[.B217]/100000" office:value-type="float" office:value="0.0000839" calcext:value-type="float">
            <text:p>8.3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01" calcext:value-type="date">
            <text:p>04/01/11</text:p>
          </table:table-cell>
          <table:table-cell office:value-type="float" office:value="8.31" calcext:value-type="float">
            <text:p>8.31</text:p>
          </table:table-cell>
          <table:table-cell table:formula="of:=[.B218]/100000" office:value-type="float" office:value="0.0000831" calcext:value-type="float">
            <text:p>8.3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02" calcext:value-type="date">
            <text:p>04/02/11</text:p>
          </table:table-cell>
          <table:table-cell office:value-type="float" office:value="8.31" calcext:value-type="float">
            <text:p>8.31</text:p>
          </table:table-cell>
          <table:table-cell table:formula="of:=[.B219]/100000" office:value-type="float" office:value="0.0000831" calcext:value-type="float">
            <text:p>8.3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03" calcext:value-type="date">
            <text:p>04/03/11</text:p>
          </table:table-cell>
          <table:table-cell office:value-type="float" office:value="8.4" calcext:value-type="float">
            <text:p>8.4</text:p>
          </table:table-cell>
          <table:table-cell table:formula="of:=[.B220]/100000" office:value-type="float" office:value="0.000084" calcext:value-type="float">
            <text:p>8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04" calcext:value-type="date">
            <text:p>04/04/11</text:p>
          </table:table-cell>
          <table:table-cell office:value-type="float" office:value="8.28" calcext:value-type="float">
            <text:p>8.28</text:p>
          </table:table-cell>
          <table:table-cell table:formula="of:=[.B221]/100000" office:value-type="float" office:value="0.0000828" calcext:value-type="float">
            <text:p>8.2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05" calcext:value-type="date">
            <text:p>04/05/11</text:p>
          </table:table-cell>
          <table:table-cell office:value-type="float" office:value="8.26" calcext:value-type="float">
            <text:p>8.26</text:p>
          </table:table-cell>
          <table:table-cell table:formula="of:=[.B222]/100000" office:value-type="float" office:value="0.0000826" calcext:value-type="float">
            <text:p>8.2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06" calcext:value-type="date">
            <text:p>04/06/11</text:p>
          </table:table-cell>
          <table:table-cell office:value-type="float" office:value="8.26" calcext:value-type="float">
            <text:p>8.26</text:p>
          </table:table-cell>
          <table:table-cell table:formula="of:=[.B223]/100000" office:value-type="float" office:value="0.0000826" calcext:value-type="float">
            <text:p>8.2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07" calcext:value-type="date">
            <text:p>04/07/11</text:p>
          </table:table-cell>
          <table:table-cell office:value-type="float" office:value="8.21" calcext:value-type="float">
            <text:p>8.21</text:p>
          </table:table-cell>
          <table:table-cell table:formula="of:=[.B224]/100000" office:value-type="float" office:value="0.0000821" calcext:value-type="float">
            <text:p>8.2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08" calcext:value-type="date">
            <text:p>04/08/11</text:p>
          </table:table-cell>
          <table:table-cell office:value-type="float" office:value="8.24" calcext:value-type="float">
            <text:p>8.24</text:p>
          </table:table-cell>
          <table:table-cell table:formula="of:=[.B225]/100000" office:value-type="float" office:value="0.0000824" calcext:value-type="float">
            <text:p>8.2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10" calcext:value-type="date">
            <text:p>04/10/11</text:p>
          </table:table-cell>
          <table:table-cell office:value-type="float" office:value="8.2" calcext:value-type="float">
            <text:p>8.2</text:p>
          </table:table-cell>
          <table:table-cell table:formula="of:=[.B226]/100000" office:value-type="float" office:value="0.000082" calcext:value-type="float">
            <text:p>8.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11" calcext:value-type="date">
            <text:p>04/11/11</text:p>
          </table:table-cell>
          <table:table-cell office:value-type="float" office:value="8.2" calcext:value-type="float">
            <text:p>8.2</text:p>
          </table:table-cell>
          <table:table-cell table:formula="of:=[.B227]/100000" office:value-type="float" office:value="0.000082" calcext:value-type="float">
            <text:p>8.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12" calcext:value-type="date">
            <text:p>04/12/11</text:p>
          </table:table-cell>
          <table:table-cell office:value-type="float" office:value="8.23" calcext:value-type="float">
            <text:p>8.23</text:p>
          </table:table-cell>
          <table:table-cell table:formula="of:=[.B228]/100000" office:value-type="float" office:value="0.0000823" calcext:value-type="float">
            <text:p>8.2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13" calcext:value-type="date">
            <text:p>04/13/11</text:p>
          </table:table-cell>
          <table:table-cell office:value-type="float" office:value="8.27" calcext:value-type="float">
            <text:p>8.27</text:p>
          </table:table-cell>
          <table:table-cell table:formula="of:=[.B229]/100000" office:value-type="float" office:value="0.0000827" calcext:value-type="float">
            <text:p>8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14" calcext:value-type="date">
            <text:p>04/14/11</text:p>
          </table:table-cell>
          <table:table-cell office:value-type="float" office:value="8.2" calcext:value-type="float">
            <text:p>8.2</text:p>
          </table:table-cell>
          <table:table-cell table:formula="of:=[.B230]/100000" office:value-type="float" office:value="0.000082" calcext:value-type="float">
            <text:p>8.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15" calcext:value-type="date">
            <text:p>04/15/11</text:p>
          </table:table-cell>
          <table:table-cell office:value-type="float" office:value="8.2" calcext:value-type="float">
            <text:p>8.2</text:p>
          </table:table-cell>
          <table:table-cell table:formula="of:=[.B231]/100000" office:value-type="float" office:value="0.000082" calcext:value-type="float">
            <text:p>8.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16" calcext:value-type="date">
            <text:p>04/16/11</text:p>
          </table:table-cell>
          <table:table-cell office:value-type="float" office:value="8.2" calcext:value-type="float">
            <text:p>8.2</text:p>
          </table:table-cell>
          <table:table-cell table:formula="of:=[.B232]/100000" office:value-type="float" office:value="0.000082" calcext:value-type="float">
            <text:p>8.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17" calcext:value-type="date">
            <text:p>04/17/11</text:p>
          </table:table-cell>
          <table:table-cell office:value-type="float" office:value="8.13" calcext:value-type="float">
            <text:p>8.13</text:p>
          </table:table-cell>
          <table:table-cell table:formula="of:=[.B233]/100000" office:value-type="float" office:value="0.0000813" calcext:value-type="float">
            <text:p>8.1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18" calcext:value-type="date">
            <text:p>04/18/11</text:p>
          </table:table-cell>
          <table:table-cell office:value-type="float" office:value="8.17" calcext:value-type="float">
            <text:p>8.17</text:p>
          </table:table-cell>
          <table:table-cell table:formula="of:=[.B234]/100000" office:value-type="float" office:value="0.0000817" calcext:value-type="float">
            <text:p>8.1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19" calcext:value-type="date">
            <text:p>04/19/11</text:p>
          </table:table-cell>
          <table:table-cell office:value-type="float" office:value="8.13" calcext:value-type="float">
            <text:p>8.13</text:p>
          </table:table-cell>
          <table:table-cell table:formula="of:=[.B235]/100000" office:value-type="float" office:value="0.0000813" calcext:value-type="float">
            <text:p>8.1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20" calcext:value-type="date">
            <text:p>04/20/11</text:p>
          </table:table-cell>
          <table:table-cell office:value-type="float" office:value="8.11" calcext:value-type="float">
            <text:p>8.11</text:p>
          </table:table-cell>
          <table:table-cell table:formula="of:=[.B236]/100000" office:value-type="float" office:value="0.0000811" calcext:value-type="float">
            <text:p>8.1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21" calcext:value-type="date">
            <text:p>04/21/11</text:p>
          </table:table-cell>
          <table:table-cell office:value-type="float" office:value="8.1" calcext:value-type="float">
            <text:p>8.1</text:p>
          </table:table-cell>
          <table:table-cell table:formula="of:=[.B237]/100000" office:value-type="float" office:value="0.000081" calcext:value-type="float">
            <text:p>8.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22" calcext:value-type="date">
            <text:p>04/22/11</text:p>
          </table:table-cell>
          <table:table-cell office:value-type="float" office:value="8.07" calcext:value-type="float">
            <text:p>8.07</text:p>
          </table:table-cell>
          <table:table-cell table:formula="of:=[.B238]/100000" office:value-type="float" office:value="0.0000807" calcext:value-type="float">
            <text:p>8.0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24" calcext:value-type="date">
            <text:p>04/24/11</text:p>
          </table:table-cell>
          <table:table-cell office:value-type="float" office:value="8.02" calcext:value-type="float">
            <text:p>8.02</text:p>
          </table:table-cell>
          <table:table-cell table:formula="of:=[.B239]/100000" office:value-type="float" office:value="0.0000802" calcext:value-type="float">
            <text:p>8.0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25" calcext:value-type="date">
            <text:p>04/25/11</text:p>
          </table:table-cell>
          <table:table-cell office:value-type="float" office:value="8.06" calcext:value-type="float">
            <text:p>8.06</text:p>
          </table:table-cell>
          <table:table-cell table:formula="of:=[.B240]/100000" office:value-type="float" office:value="0.0000806" calcext:value-type="float">
            <text:p>8.0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26" calcext:value-type="date">
            <text:p>04/26/11</text:p>
          </table:table-cell>
          <table:table-cell office:value-type="float" office:value="8.07" calcext:value-type="float">
            <text:p>8.07</text:p>
          </table:table-cell>
          <table:table-cell table:formula="of:=[.B241]/100000" office:value-type="float" office:value="0.0000807" calcext:value-type="float">
            <text:p>8.0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27" calcext:value-type="date">
            <text:p>04/27/11</text:p>
          </table:table-cell>
          <table:table-cell office:value-type="float" office:value="8.02" calcext:value-type="float">
            <text:p>8.02</text:p>
          </table:table-cell>
          <table:table-cell table:formula="of:=[.B242]/100000" office:value-type="float" office:value="0.0000802" calcext:value-type="float">
            <text:p>8.0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28" calcext:value-type="date">
            <text:p>04/28/11</text:p>
          </table:table-cell>
          <table:table-cell office:value-type="float" office:value="7.99" calcext:value-type="float">
            <text:p>7.99</text:p>
          </table:table-cell>
          <table:table-cell table:formula="of:=[.B243]/100000" office:value-type="float" office:value="0.0000799" calcext:value-type="float">
            <text:p>7.9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4-29" calcext:value-type="date">
            <text:p>04/29/11</text:p>
          </table:table-cell>
          <table:table-cell office:value-type="float" office:value="8.03" calcext:value-type="float">
            <text:p>8.03</text:p>
          </table:table-cell>
          <table:table-cell table:formula="of:=[.B244]/100000" office:value-type="float" office:value="0.0000803" calcext:value-type="float">
            <text:p>8.0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01" calcext:value-type="date">
            <text:p>05/01/11</text:p>
          </table:table-cell>
          <table:table-cell office:value-type="float" office:value="8.02" calcext:value-type="float">
            <text:p>8.02</text:p>
          </table:table-cell>
          <table:table-cell table:formula="of:=[.B245]/100000" office:value-type="float" office:value="0.0000802" calcext:value-type="float">
            <text:p>8.0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02" calcext:value-type="date">
            <text:p>05/02/11</text:p>
          </table:table-cell>
          <table:table-cell office:value-type="float" office:value="8.41" calcext:value-type="float">
            <text:p>8.41</text:p>
          </table:table-cell>
          <table:table-cell table:formula="of:=[.B246]/100000" office:value-type="float" office:value="0.0000841" calcext:value-type="float">
            <text:p>8.4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03" calcext:value-type="date">
            <text:p>05/03/11</text:p>
          </table:table-cell>
          <table:table-cell office:value-type="float" office:value="8.37" calcext:value-type="float">
            <text:p>8.37</text:p>
          </table:table-cell>
          <table:table-cell table:formula="of:=[.B247]/100000" office:value-type="float" office:value="0.0000837" calcext:value-type="float">
            <text:p>8.3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04" calcext:value-type="date">
            <text:p>05/04/11</text:p>
          </table:table-cell>
          <table:table-cell office:value-type="float" office:value="8.37" calcext:value-type="float">
            <text:p>8.37</text:p>
          </table:table-cell>
          <table:table-cell table:formula="of:=[.B248]/100000" office:value-type="float" office:value="0.0000837" calcext:value-type="float">
            <text:p>8.3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05" calcext:value-type="date">
            <text:p>05/05/11</text:p>
          </table:table-cell>
          <table:table-cell office:value-type="float" office:value="8.37" calcext:value-type="float">
            <text:p>8.37</text:p>
          </table:table-cell>
          <table:table-cell table:formula="of:=[.B249]/100000" office:value-type="float" office:value="0.0000837" calcext:value-type="float">
            <text:p>8.3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06" calcext:value-type="date">
            <text:p>05/06/11</text:p>
          </table:table-cell>
          <table:table-cell office:value-type="float" office:value="8.46" calcext:value-type="float">
            <text:p>8.46</text:p>
          </table:table-cell>
          <table:table-cell table:formula="of:=[.B250]/100000" office:value-type="float" office:value="0.0000846" calcext:value-type="float">
            <text:p>8.4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07" calcext:value-type="date">
            <text:p>05/07/11</text:p>
          </table:table-cell>
          <table:table-cell office:value-type="float" office:value="8.46" calcext:value-type="float">
            <text:p>8.46</text:p>
          </table:table-cell>
          <table:table-cell table:formula="of:=[.B251]/100000" office:value-type="float" office:value="0.0000846" calcext:value-type="float">
            <text:p>8.4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08" calcext:value-type="date">
            <text:p>05/08/11</text:p>
          </table:table-cell>
          <table:table-cell office:value-type="float" office:value="8.51" calcext:value-type="float">
            <text:p>8.51</text:p>
          </table:table-cell>
          <table:table-cell table:formula="of:=[.B252]/100000" office:value-type="float" office:value="0.0000851" calcext:value-type="float">
            <text:p>8.5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09" calcext:value-type="date">
            <text:p>05/09/11</text:p>
          </table:table-cell>
          <table:table-cell office:value-type="float" office:value="8.55" calcext:value-type="float">
            <text:p>8.55</text:p>
          </table:table-cell>
          <table:table-cell table:formula="of:=[.B253]/100000" office:value-type="float" office:value="0.0000855" calcext:value-type="float">
            <text:p>8.5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10" calcext:value-type="date">
            <text:p>05/10/11</text:p>
          </table:table-cell>
          <table:table-cell office:value-type="float" office:value="8.51" calcext:value-type="float">
            <text:p>8.51</text:p>
          </table:table-cell>
          <table:table-cell table:formula="of:=[.B254]/100000" office:value-type="float" office:value="0.0000851" calcext:value-type="float">
            <text:p>8.5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11" calcext:value-type="date">
            <text:p>05/11/11</text:p>
          </table:table-cell>
          <table:table-cell office:value-type="float" office:value="8.81" calcext:value-type="float">
            <text:p>8.81</text:p>
          </table:table-cell>
          <table:table-cell table:formula="of:=[.B255]/100000" office:value-type="float" office:value="0.0000881" calcext:value-type="float">
            <text:p>8.8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12" calcext:value-type="date">
            <text:p>05/12/11</text:p>
          </table:table-cell>
          <table:table-cell office:value-type="float" office:value="8.48" calcext:value-type="float">
            <text:p>8.48</text:p>
          </table:table-cell>
          <table:table-cell table:formula="of:=[.B256]/100000" office:value-type="float" office:value="0.0000848" calcext:value-type="float">
            <text:p>8.4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13" calcext:value-type="date">
            <text:p>05/13/11</text:p>
          </table:table-cell>
          <table:table-cell office:value-type="float" office:value="8.5" calcext:value-type="float">
            <text:p>8.5</text:p>
          </table:table-cell>
          <table:table-cell table:formula="of:=[.B257]/100000" office:value-type="float" office:value="0.000085" calcext:value-type="float">
            <text:p>8.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14" calcext:value-type="date">
            <text:p>05/14/11</text:p>
          </table:table-cell>
          <table:table-cell office:value-type="float" office:value="8.49" calcext:value-type="float">
            <text:p>8.49</text:p>
          </table:table-cell>
          <table:table-cell table:formula="of:=[.B258]/100000" office:value-type="float" office:value="0.0000849" calcext:value-type="float">
            <text:p>8.4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15" calcext:value-type="date">
            <text:p>05/15/11</text:p>
          </table:table-cell>
          <table:table-cell office:value-type="float" office:value="8.49" calcext:value-type="float">
            <text:p>8.49</text:p>
          </table:table-cell>
          <table:table-cell table:formula="of:=[.B259]/100000" office:value-type="float" office:value="0.0000849" calcext:value-type="float">
            <text:p>8.4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16" calcext:value-type="date">
            <text:p>05/16/11</text:p>
          </table:table-cell>
          <table:table-cell office:value-type="float" office:value="8.53" calcext:value-type="float">
            <text:p>8.53</text:p>
          </table:table-cell>
          <table:table-cell table:formula="of:=[.B260]/100000" office:value-type="float" office:value="0.0000853" calcext:value-type="float">
            <text:p>8.5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17" calcext:value-type="date">
            <text:p>05/17/11</text:p>
          </table:table-cell>
          <table:table-cell office:value-type="float" office:value="8.54" calcext:value-type="float">
            <text:p>8.54</text:p>
          </table:table-cell>
          <table:table-cell table:formula="of:=[.B261]/100000" office:value-type="float" office:value="0.0000854" calcext:value-type="float">
            <text:p>8.5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18" calcext:value-type="date">
            <text:p>05/18/11</text:p>
          </table:table-cell>
          <table:table-cell office:value-type="float" office:value="8.59" calcext:value-type="float">
            <text:p>8.59</text:p>
          </table:table-cell>
          <table:table-cell table:formula="of:=[.B262]/100000" office:value-type="float" office:value="0.0000859" calcext:value-type="float">
            <text:p>8.5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19" calcext:value-type="date">
            <text:p>05/19/11</text:p>
          </table:table-cell>
          <table:table-cell office:value-type="float" office:value="8.54" calcext:value-type="float">
            <text:p>8.54</text:p>
          </table:table-cell>
          <table:table-cell table:formula="of:=[.B263]/100000" office:value-type="float" office:value="0.0000854" calcext:value-type="float">
            <text:p>8.5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20" calcext:value-type="date">
            <text:p>05/20/11</text:p>
          </table:table-cell>
          <table:table-cell office:value-type="float" office:value="8.52" calcext:value-type="float">
            <text:p>8.52</text:p>
          </table:table-cell>
          <table:table-cell table:formula="of:=[.B264]/100000" office:value-type="float" office:value="0.0000852" calcext:value-type="float">
            <text:p>8.5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21" calcext:value-type="date">
            <text:p>05/21/11</text:p>
          </table:table-cell>
          <table:table-cell office:value-type="float" office:value="8.52" calcext:value-type="float">
            <text:p>8.52</text:p>
          </table:table-cell>
          <table:table-cell table:formula="of:=[.B265]/100000" office:value-type="float" office:value="0.0000852" calcext:value-type="float">
            <text:p>8.5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23" calcext:value-type="date">
            <text:p>05/23/11</text:p>
          </table:table-cell>
          <table:table-cell office:value-type="float" office:value="8.86" calcext:value-type="float">
            <text:p>8.86</text:p>
          </table:table-cell>
          <table:table-cell table:formula="of:=[.B266]/100000" office:value-type="float" office:value="0.0000886" calcext:value-type="float">
            <text:p>8.8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24" calcext:value-type="date">
            <text:p>05/24/11</text:p>
          </table:table-cell>
          <table:table-cell office:value-type="float" office:value="8.56" calcext:value-type="float">
            <text:p>8.56</text:p>
          </table:table-cell>
          <table:table-cell table:formula="of:=[.B267]/100000" office:value-type="float" office:value="0.0000856" calcext:value-type="float">
            <text:p>8.5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25" calcext:value-type="date">
            <text:p>05/25/11</text:p>
          </table:table-cell>
          <table:table-cell office:value-type="float" office:value="8.56" calcext:value-type="float">
            <text:p>8.56</text:p>
          </table:table-cell>
          <table:table-cell table:formula="of:=[.B268]/100000" office:value-type="float" office:value="0.0000856" calcext:value-type="float">
            <text:p>8.5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26" calcext:value-type="date">
            <text:p>05/26/11</text:p>
          </table:table-cell>
          <table:table-cell office:value-type="float" office:value="8.54" calcext:value-type="float">
            <text:p>8.54</text:p>
          </table:table-cell>
          <table:table-cell table:formula="of:=[.B269]/100000" office:value-type="float" office:value="0.0000854" calcext:value-type="float">
            <text:p>8.5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27" calcext:value-type="date">
            <text:p>05/27/11</text:p>
          </table:table-cell>
          <table:table-cell office:value-type="float" office:value="8.53" calcext:value-type="float">
            <text:p>8.53</text:p>
          </table:table-cell>
          <table:table-cell table:formula="of:=[.B270]/100000" office:value-type="float" office:value="0.0000853" calcext:value-type="float">
            <text:p>8.5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28" calcext:value-type="date">
            <text:p>05/28/11</text:p>
          </table:table-cell>
          <table:table-cell office:value-type="float" office:value="8.53" calcext:value-type="float">
            <text:p>8.53</text:p>
          </table:table-cell>
          <table:table-cell table:formula="of:=[.B271]/100000" office:value-type="float" office:value="0.0000853" calcext:value-type="float">
            <text:p>8.5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29" calcext:value-type="date">
            <text:p>05/29/11</text:p>
          </table:table-cell>
          <table:table-cell office:value-type="float" office:value="8.51" calcext:value-type="float">
            <text:p>8.51</text:p>
          </table:table-cell>
          <table:table-cell table:formula="of:=[.B272]/100000" office:value-type="float" office:value="0.0000851" calcext:value-type="float">
            <text:p>8.5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5-30" calcext:value-type="date">
            <text:p>05/30/11</text:p>
          </table:table-cell>
          <table:table-cell office:value-type="float" office:value="8.45" calcext:value-type="float">
            <text:p>8.45</text:p>
          </table:table-cell>
          <table:table-cell table:formula="of:=[.B273]/100000" office:value-type="float" office:value="0.0000845" calcext:value-type="float">
            <text:p>8.4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01" calcext:value-type="date">
            <text:p>06/01/11</text:p>
          </table:table-cell>
          <table:table-cell office:value-type="float" office:value="8.43" calcext:value-type="float">
            <text:p>8.43</text:p>
          </table:table-cell>
          <table:table-cell table:formula="of:=[.B274]/100000" office:value-type="float" office:value="0.0000843" calcext:value-type="float">
            <text:p>8.4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02" calcext:value-type="date">
            <text:p>06/02/11</text:p>
          </table:table-cell>
          <table:table-cell office:value-type="float" office:value="8.33" calcext:value-type="float">
            <text:p>8.33</text:p>
          </table:table-cell>
          <table:table-cell table:formula="of:=[.B275]/100000" office:value-type="float" office:value="0.0000833" calcext:value-type="float">
            <text:p>8.3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03" calcext:value-type="date">
            <text:p>06/03/11</text:p>
          </table:table-cell>
          <table:table-cell office:value-type="float" office:value="8.34" calcext:value-type="float">
            <text:p>8.34</text:p>
          </table:table-cell>
          <table:table-cell table:formula="of:=[.B276]/100000" office:value-type="float" office:value="0.0000834" calcext:value-type="float">
            <text:p>8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04" calcext:value-type="date">
            <text:p>06/04/11</text:p>
          </table:table-cell>
          <table:table-cell office:value-type="float" office:value="8.34" calcext:value-type="float">
            <text:p>8.34</text:p>
          </table:table-cell>
          <table:table-cell table:formula="of:=[.B277]/100000" office:value-type="float" office:value="0.0000834" calcext:value-type="float">
            <text:p>8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05" calcext:value-type="date">
            <text:p>06/05/11</text:p>
          </table:table-cell>
          <table:table-cell office:value-type="float" office:value="8.33" calcext:value-type="float">
            <text:p>8.33</text:p>
          </table:table-cell>
          <table:table-cell table:formula="of:=[.B278]/100000" office:value-type="float" office:value="0.0000833" calcext:value-type="float">
            <text:p>8.3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06" calcext:value-type="date">
            <text:p>06/06/11</text:p>
          </table:table-cell>
          <table:table-cell office:value-type="float" office:value="8.33" calcext:value-type="float">
            <text:p>8.33</text:p>
          </table:table-cell>
          <table:table-cell table:formula="of:=[.B279]/100000" office:value-type="float" office:value="0.0000833" calcext:value-type="float">
            <text:p>8.3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07" calcext:value-type="date">
            <text:p>06/07/11</text:p>
          </table:table-cell>
          <table:table-cell office:value-type="float" office:value="8.25" calcext:value-type="float">
            <text:p>8.25</text:p>
          </table:table-cell>
          <table:table-cell table:formula="of:=[.B280]/100000" office:value-type="float" office:value="0.0000825" calcext:value-type="float">
            <text:p>8.2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08" calcext:value-type="date">
            <text:p>06/08/11</text:p>
          </table:table-cell>
          <table:table-cell office:value-type="float" office:value="8.34" calcext:value-type="float">
            <text:p>8.34</text:p>
          </table:table-cell>
          <table:table-cell table:formula="of:=[.B281]/100000" office:value-type="float" office:value="0.0000834" calcext:value-type="float">
            <text:p>8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09" calcext:value-type="date">
            <text:p>06/09/11</text:p>
          </table:table-cell>
          <table:table-cell office:value-type="float" office:value="8.28" calcext:value-type="float">
            <text:p>8.28</text:p>
          </table:table-cell>
          <table:table-cell table:formula="of:=[.B282]/100000" office:value-type="float" office:value="0.0000828" calcext:value-type="float">
            <text:p>8.2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10" calcext:value-type="date">
            <text:p>06/10/11</text:p>
          </table:table-cell>
          <table:table-cell office:value-type="float" office:value="8.3" calcext:value-type="float">
            <text:p>8.3</text:p>
          </table:table-cell>
          <table:table-cell table:formula="of:=[.B283]/100000" office:value-type="float" office:value="0.000083" calcext:value-type="float">
            <text:p>8.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11" calcext:value-type="date">
            <text:p>06/11/11</text:p>
          </table:table-cell>
          <table:table-cell office:value-type="float" office:value="8.3" calcext:value-type="float">
            <text:p>8.3</text:p>
          </table:table-cell>
          <table:table-cell table:formula="of:=[.B284]/100000" office:value-type="float" office:value="0.000083" calcext:value-type="float">
            <text:p>8.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12" calcext:value-type="date">
            <text:p>06/12/11</text:p>
          </table:table-cell>
          <table:table-cell office:value-type="float" office:value="8.3" calcext:value-type="float">
            <text:p>8.3</text:p>
          </table:table-cell>
          <table:table-cell table:formula="of:=[.B285]/100000" office:value-type="float" office:value="0.000083" calcext:value-type="float">
            <text:p>8.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13" calcext:value-type="date">
            <text:p>06/13/11</text:p>
          </table:table-cell>
          <table:table-cell office:value-type="float" office:value="8.31" calcext:value-type="float">
            <text:p>8.31</text:p>
          </table:table-cell>
          <table:table-cell table:formula="of:=[.B286]/100000" office:value-type="float" office:value="0.0000831" calcext:value-type="float">
            <text:p>8.3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14" calcext:value-type="date">
            <text:p>06/14/11</text:p>
          </table:table-cell>
          <table:table-cell office:value-type="float" office:value="8.31" calcext:value-type="float">
            <text:p>8.31</text:p>
          </table:table-cell>
          <table:table-cell table:formula="of:=[.B287]/100000" office:value-type="float" office:value="0.0000831" calcext:value-type="float">
            <text:p>8.3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15" calcext:value-type="date">
            <text:p>06/15/11</text:p>
          </table:table-cell>
          <table:table-cell office:value-type="float" office:value="8.27" calcext:value-type="float">
            <text:p>8.27</text:p>
          </table:table-cell>
          <table:table-cell table:formula="of:=[.B288]/100000" office:value-type="float" office:value="0.0000827" calcext:value-type="float">
            <text:p>8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16" calcext:value-type="date">
            <text:p>06/16/11</text:p>
          </table:table-cell>
          <table:table-cell office:value-type="float" office:value="8.38" calcext:value-type="float">
            <text:p>8.38</text:p>
          </table:table-cell>
          <table:table-cell table:formula="of:=[.B289]/100000" office:value-type="float" office:value="0.0000838" calcext:value-type="float">
            <text:p>8.3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17" calcext:value-type="date">
            <text:p>06/17/11</text:p>
          </table:table-cell>
          <table:table-cell office:value-type="float" office:value="8.35" calcext:value-type="float">
            <text:p>8.35</text:p>
          </table:table-cell>
          <table:table-cell table:formula="of:=[.B290]/100000" office:value-type="float" office:value="0.0000835" calcext:value-type="float">
            <text:p>8.3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18" calcext:value-type="date">
            <text:p>06/18/11</text:p>
          </table:table-cell>
          <table:table-cell office:value-type="float" office:value="8.35" calcext:value-type="float">
            <text:p>8.35</text:p>
          </table:table-cell>
          <table:table-cell table:formula="of:=[.B291]/100000" office:value-type="float" office:value="0.0000835" calcext:value-type="float">
            <text:p>8.3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19" calcext:value-type="date">
            <text:p>06/19/11</text:p>
          </table:table-cell>
          <table:table-cell office:value-type="float" office:value="8.37" calcext:value-type="float">
            <text:p>8.37</text:p>
          </table:table-cell>
          <table:table-cell table:formula="of:=[.B292]/100000" office:value-type="float" office:value="0.0000837" calcext:value-type="float">
            <text:p>8.3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20" calcext:value-type="date">
            <text:p>06/20/11</text:p>
          </table:table-cell>
          <table:table-cell office:value-type="float" office:value="8.35" calcext:value-type="float">
            <text:p>8.35</text:p>
          </table:table-cell>
          <table:table-cell table:formula="of:=[.B293]/100000" office:value-type="float" office:value="0.0000835" calcext:value-type="float">
            <text:p>8.3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21" calcext:value-type="date">
            <text:p>06/21/11</text:p>
          </table:table-cell>
          <table:table-cell office:value-type="float" office:value="8.16" calcext:value-type="float">
            <text:p>8.16</text:p>
          </table:table-cell>
          <table:table-cell table:formula="of:=[.B294]/100000" office:value-type="float" office:value="0.0000816" calcext:value-type="float">
            <text:p>8.1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22" calcext:value-type="date">
            <text:p>06/22/11</text:p>
          </table:table-cell>
          <table:table-cell office:value-type="float" office:value="8.32" calcext:value-type="float">
            <text:p>8.32</text:p>
          </table:table-cell>
          <table:table-cell table:formula="of:=[.B295]/100000" office:value-type="float" office:value="0.0000832" calcext:value-type="float">
            <text:p>8.3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23" calcext:value-type="date">
            <text:p>06/23/11</text:p>
          </table:table-cell>
          <table:table-cell office:value-type="float" office:value="8.32" calcext:value-type="float">
            <text:p>8.32</text:p>
          </table:table-cell>
          <table:table-cell table:formula="of:=[.B296]/100000" office:value-type="float" office:value="0.0000832" calcext:value-type="float">
            <text:p>8.3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24" calcext:value-type="date">
            <text:p>06/24/11</text:p>
          </table:table-cell>
          <table:table-cell office:value-type="float" office:value="8.36" calcext:value-type="float">
            <text:p>8.36</text:p>
          </table:table-cell>
          <table:table-cell table:formula="of:=[.B297]/100000" office:value-type="float" office:value="0.0000836" calcext:value-type="float">
            <text:p>8.3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25" calcext:value-type="date">
            <text:p>06/25/11</text:p>
          </table:table-cell>
          <table:table-cell office:value-type="float" office:value="8.36" calcext:value-type="float">
            <text:p>8.36</text:p>
          </table:table-cell>
          <table:table-cell table:formula="of:=[.B298]/100000" office:value-type="float" office:value="0.0000836" calcext:value-type="float">
            <text:p>8.3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26" calcext:value-type="date">
            <text:p>06/26/11</text:p>
          </table:table-cell>
          <table:table-cell office:value-type="float" office:value="8.36" calcext:value-type="float">
            <text:p>8.36</text:p>
          </table:table-cell>
          <table:table-cell table:formula="of:=[.B299]/100000" office:value-type="float" office:value="0.0000836" calcext:value-type="float">
            <text:p>8.3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27" calcext:value-type="date">
            <text:p>06/27/11</text:p>
          </table:table-cell>
          <table:table-cell office:value-type="float" office:value="8.33" calcext:value-type="float">
            <text:p>8.33</text:p>
          </table:table-cell>
          <table:table-cell table:formula="of:=[.B300]/100000" office:value-type="float" office:value="0.0000833" calcext:value-type="float">
            <text:p>8.3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28" calcext:value-type="date">
            <text:p>06/28/11</text:p>
          </table:table-cell>
          <table:table-cell office:value-type="float" office:value="8.34" calcext:value-type="float">
            <text:p>8.34</text:p>
          </table:table-cell>
          <table:table-cell table:formula="of:=[.B301]/100000" office:value-type="float" office:value="0.0000834" calcext:value-type="float">
            <text:p>8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29" calcext:value-type="date">
            <text:p>06/29/11</text:p>
          </table:table-cell>
          <table:table-cell office:value-type="float" office:value="8.31" calcext:value-type="float">
            <text:p>8.31</text:p>
          </table:table-cell>
          <table:table-cell table:formula="of:=[.B302]/100000" office:value-type="float" office:value="0.0000831" calcext:value-type="float">
            <text:p>8.3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6-30" calcext:value-type="date">
            <text:p>06/30/11</text:p>
          </table:table-cell>
          <table:table-cell office:value-type="float" office:value="8.24" calcext:value-type="float">
            <text:p>8.24</text:p>
          </table:table-cell>
          <table:table-cell table:formula="of:=[.B303]/100000" office:value-type="float" office:value="0.0000824" calcext:value-type="float">
            <text:p>8.2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01" calcext:value-type="date">
            <text:p>07/01/11</text:p>
          </table:table-cell>
          <table:table-cell office:value-type="float" office:value="8.2" calcext:value-type="float">
            <text:p>8.2</text:p>
          </table:table-cell>
          <table:table-cell table:formula="of:=[.B304]/100000" office:value-type="float" office:value="0.000082" calcext:value-type="float">
            <text:p>8.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02" calcext:value-type="date">
            <text:p>07/02/11</text:p>
          </table:table-cell>
          <table:table-cell office:value-type="float" office:value="8.2" calcext:value-type="float">
            <text:p>8.2</text:p>
          </table:table-cell>
          <table:table-cell table:formula="of:=[.B305]/100000" office:value-type="float" office:value="0.000082" calcext:value-type="float">
            <text:p>8.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03" calcext:value-type="date">
            <text:p>07/03/11</text:p>
          </table:table-cell>
          <table:table-cell office:value-type="float" office:value="8.2" calcext:value-type="float">
            <text:p>8.2</text:p>
          </table:table-cell>
          <table:table-cell table:formula="of:=[.B306]/100000" office:value-type="float" office:value="0.000082" calcext:value-type="float">
            <text:p>8.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04" calcext:value-type="date">
            <text:p>07/04/11</text:p>
          </table:table-cell>
          <table:table-cell office:value-type="float" office:value="8.19" calcext:value-type="float">
            <text:p>8.19</text:p>
          </table:table-cell>
          <table:table-cell table:formula="of:=[.B307]/100000" office:value-type="float" office:value="0.0000819" calcext:value-type="float">
            <text:p>8.1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05" calcext:value-type="date">
            <text:p>07/05/11</text:p>
          </table:table-cell>
          <table:table-cell office:value-type="float" office:value="8.19" calcext:value-type="float">
            <text:p>8.19</text:p>
          </table:table-cell>
          <table:table-cell table:formula="of:=[.B308]/100000" office:value-type="float" office:value="0.0000819" calcext:value-type="float">
            <text:p>8.1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06" calcext:value-type="date">
            <text:p>07/06/11</text:p>
          </table:table-cell>
          <table:table-cell office:value-type="float" office:value="8.21" calcext:value-type="float">
            <text:p>8.21</text:p>
          </table:table-cell>
          <table:table-cell table:formula="of:=[.B309]/100000" office:value-type="float" office:value="0.0000821" calcext:value-type="float">
            <text:p>8.2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07" calcext:value-type="date">
            <text:p>07/07/11</text:p>
          </table:table-cell>
          <table:table-cell office:value-type="float" office:value="8.18" calcext:value-type="float">
            <text:p>8.18</text:p>
          </table:table-cell>
          <table:table-cell table:formula="of:=[.B310]/100000" office:value-type="float" office:value="0.0000818" calcext:value-type="float">
            <text:p>8.1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08" calcext:value-type="date">
            <text:p>07/08/11</text:p>
          </table:table-cell>
          <table:table-cell office:value-type="float" office:value="8.18" calcext:value-type="float">
            <text:p>8.18</text:p>
          </table:table-cell>
          <table:table-cell table:formula="of:=[.B311]/100000" office:value-type="float" office:value="0.0000818" calcext:value-type="float">
            <text:p>8.1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09" calcext:value-type="date">
            <text:p>07/09/11</text:p>
          </table:table-cell>
          <table:table-cell office:value-type="float" office:value="8.18" calcext:value-type="float">
            <text:p>8.18</text:p>
          </table:table-cell>
          <table:table-cell table:formula="of:=[.B312]/100000" office:value-type="float" office:value="0.0000818" calcext:value-type="float">
            <text:p>8.1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10" calcext:value-type="date">
            <text:p>07/10/11</text:p>
          </table:table-cell>
          <table:table-cell office:value-type="float" office:value="8.19" calcext:value-type="float">
            <text:p>8.19</text:p>
          </table:table-cell>
          <table:table-cell table:formula="of:=[.B313]/100000" office:value-type="float" office:value="0.0000819" calcext:value-type="float">
            <text:p>8.1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11" calcext:value-type="date">
            <text:p>07/11/11</text:p>
          </table:table-cell>
          <table:table-cell office:value-type="float" office:value="8.25" calcext:value-type="float">
            <text:p>8.25</text:p>
          </table:table-cell>
          <table:table-cell table:formula="of:=[.B314]/100000" office:value-type="float" office:value="0.0000825" calcext:value-type="float">
            <text:p>8.2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12" calcext:value-type="date">
            <text:p>07/12/11</text:p>
          </table:table-cell>
          <table:table-cell office:value-type="float" office:value="8.24" calcext:value-type="float">
            <text:p>8.24</text:p>
          </table:table-cell>
          <table:table-cell table:formula="of:=[.B315]/100000" office:value-type="float" office:value="0.0000824" calcext:value-type="float">
            <text:p>8.2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13" calcext:value-type="date">
            <text:p>07/13/11</text:p>
          </table:table-cell>
          <table:table-cell office:value-type="float" office:value="8.24" calcext:value-type="float">
            <text:p>8.24</text:p>
          </table:table-cell>
          <table:table-cell table:formula="of:=[.B316]/100000" office:value-type="float" office:value="0.0000824" calcext:value-type="float">
            <text:p>8.2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14" calcext:value-type="date">
            <text:p>07/14/11</text:p>
          </table:table-cell>
          <table:table-cell office:value-type="float" office:value="8.27" calcext:value-type="float">
            <text:p>8.27</text:p>
          </table:table-cell>
          <table:table-cell table:formula="of:=[.B317]/100000" office:value-type="float" office:value="0.0000827" calcext:value-type="float">
            <text:p>8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15" calcext:value-type="date">
            <text:p>07/15/11</text:p>
          </table:table-cell>
          <table:table-cell office:value-type="float" office:value="8.27" calcext:value-type="float">
            <text:p>8.27</text:p>
          </table:table-cell>
          <table:table-cell table:formula="of:=[.B318]/100000" office:value-type="float" office:value="0.0000827" calcext:value-type="float">
            <text:p>8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16" calcext:value-type="date">
            <text:p>07/16/11</text:p>
          </table:table-cell>
          <table:table-cell office:value-type="float" office:value="8.27" calcext:value-type="float">
            <text:p>8.27</text:p>
          </table:table-cell>
          <table:table-cell table:formula="of:=[.B319]/100000" office:value-type="float" office:value="0.0000827" calcext:value-type="float">
            <text:p>8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17" calcext:value-type="date">
            <text:p>07/17/11</text:p>
          </table:table-cell>
          <table:table-cell office:value-type="float" office:value="8.25" calcext:value-type="float">
            <text:p>8.25</text:p>
          </table:table-cell>
          <table:table-cell table:formula="of:=[.B320]/100000" office:value-type="float" office:value="0.0000825" calcext:value-type="float">
            <text:p>8.2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18" calcext:value-type="date">
            <text:p>07/18/11</text:p>
          </table:table-cell>
          <table:table-cell office:value-type="float" office:value="8.29" calcext:value-type="float">
            <text:p>8.29</text:p>
          </table:table-cell>
          <table:table-cell table:formula="of:=[.B321]/100000" office:value-type="float" office:value="0.0000829" calcext:value-type="float">
            <text:p>8.2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19" calcext:value-type="date">
            <text:p>07/19/11</text:p>
          </table:table-cell>
          <table:table-cell office:value-type="float" office:value="8.28" calcext:value-type="float">
            <text:p>8.28</text:p>
          </table:table-cell>
          <table:table-cell table:formula="of:=[.B322]/100000" office:value-type="float" office:value="0.0000828" calcext:value-type="float">
            <text:p>8.2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20" calcext:value-type="date">
            <text:p>07/20/11</text:p>
          </table:table-cell>
          <table:table-cell office:value-type="float" office:value="8.3" calcext:value-type="float">
            <text:p>8.3</text:p>
          </table:table-cell>
          <table:table-cell table:formula="of:=[.B323]/100000" office:value-type="float" office:value="0.000083" calcext:value-type="float">
            <text:p>8.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21" calcext:value-type="date">
            <text:p>07/21/11</text:p>
          </table:table-cell>
          <table:table-cell office:value-type="float" office:value="8.34" calcext:value-type="float">
            <text:p>8.34</text:p>
          </table:table-cell>
          <table:table-cell table:formula="of:=[.B324]/100000" office:value-type="float" office:value="0.0000834" calcext:value-type="float">
            <text:p>8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22" calcext:value-type="date">
            <text:p>07/22/11</text:p>
          </table:table-cell>
          <table:table-cell office:value-type="float" office:value="8.34" calcext:value-type="float">
            <text:p>8.34</text:p>
          </table:table-cell>
          <table:table-cell table:formula="of:=[.B325]/100000" office:value-type="float" office:value="0.0000834" calcext:value-type="float">
            <text:p>8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23" calcext:value-type="date">
            <text:p>07/23/11</text:p>
          </table:table-cell>
          <table:table-cell office:value-type="float" office:value="8.34" calcext:value-type="float">
            <text:p>8.34</text:p>
          </table:table-cell>
          <table:table-cell table:formula="of:=[.B326]/100000" office:value-type="float" office:value="0.0000834" calcext:value-type="float">
            <text:p>8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24" calcext:value-type="date">
            <text:p>07/24/11</text:p>
          </table:table-cell>
          <table:table-cell office:value-type="float" office:value="8.36" calcext:value-type="float">
            <text:p>8.36</text:p>
          </table:table-cell>
          <table:table-cell table:formula="of:=[.B327]/100000" office:value-type="float" office:value="0.0000836" calcext:value-type="float">
            <text:p>8.3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25" calcext:value-type="date">
            <text:p>07/25/11</text:p>
          </table:table-cell>
          <table:table-cell office:value-type="float" office:value="8.41" calcext:value-type="float">
            <text:p>8.41</text:p>
          </table:table-cell>
          <table:table-cell table:formula="of:=[.B328]/100000" office:value-type="float" office:value="0.0000841" calcext:value-type="float">
            <text:p>8.4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26" calcext:value-type="date">
            <text:p>07/26/11</text:p>
          </table:table-cell>
          <table:table-cell office:value-type="float" office:value="8.38" calcext:value-type="float">
            <text:p>8.38</text:p>
          </table:table-cell>
          <table:table-cell table:formula="of:=[.B329]/100000" office:value-type="float" office:value="0.0000838" calcext:value-type="float">
            <text:p>8.3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27" calcext:value-type="date">
            <text:p>07/27/11</text:p>
          </table:table-cell>
          <table:table-cell office:value-type="float" office:value="8.37" calcext:value-type="float">
            <text:p>8.37</text:p>
          </table:table-cell>
          <table:table-cell table:formula="of:=[.B330]/100000" office:value-type="float" office:value="0.0000837" calcext:value-type="float">
            <text:p>8.3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28" calcext:value-type="date">
            <text:p>07/28/11</text:p>
          </table:table-cell>
          <table:table-cell office:value-type="float" office:value="8.34" calcext:value-type="float">
            <text:p>8.34</text:p>
          </table:table-cell>
          <table:table-cell table:formula="of:=[.B331]/100000" office:value-type="float" office:value="0.0000834" calcext:value-type="float">
            <text:p>8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29" calcext:value-type="date">
            <text:p>07/29/11</text:p>
          </table:table-cell>
          <table:table-cell office:value-type="float" office:value="8.37" calcext:value-type="float">
            <text:p>8.37</text:p>
          </table:table-cell>
          <table:table-cell table:formula="of:=[.B332]/100000" office:value-type="float" office:value="0.0000837" calcext:value-type="float">
            <text:p>8.3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30" calcext:value-type="date">
            <text:p>07/30/11</text:p>
          </table:table-cell>
          <table:table-cell office:value-type="float" office:value="8.34" calcext:value-type="float">
            <text:p>8.34</text:p>
          </table:table-cell>
          <table:table-cell table:formula="of:=[.B333]/100000" office:value-type="float" office:value="0.0000834" calcext:value-type="float">
            <text:p>8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7-31" calcext:value-type="date">
            <text:p>07/31/11</text:p>
          </table:table-cell>
          <table:table-cell office:value-type="float" office:value="8.27" calcext:value-type="float">
            <text:p>8.27</text:p>
          </table:table-cell>
          <table:table-cell table:formula="of:=[.B334]/100000" office:value-type="float" office:value="0.0000827" calcext:value-type="float">
            <text:p>8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01" calcext:value-type="date">
            <text:p>08/01/11</text:p>
          </table:table-cell>
          <table:table-cell office:value-type="float" office:value="8.38" calcext:value-type="float">
            <text:p>8.38</text:p>
          </table:table-cell>
          <table:table-cell table:formula="of:=[.B335]/100000" office:value-type="float" office:value="0.0000838" calcext:value-type="float">
            <text:p>8.3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02" calcext:value-type="date">
            <text:p>08/02/11</text:p>
          </table:table-cell>
          <table:table-cell office:value-type="float" office:value="8.31" calcext:value-type="float">
            <text:p>8.31</text:p>
          </table:table-cell>
          <table:table-cell table:formula="of:=[.B336]/100000" office:value-type="float" office:value="0.0000831" calcext:value-type="float">
            <text:p>8.3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03" calcext:value-type="date">
            <text:p>08/03/11</text:p>
          </table:table-cell>
          <table:table-cell office:value-type="float" office:value="8.37" calcext:value-type="float">
            <text:p>8.37</text:p>
          </table:table-cell>
          <table:table-cell table:formula="of:=[.B337]/100000" office:value-type="float" office:value="0.0000837" calcext:value-type="float">
            <text:p>8.3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04" calcext:value-type="date">
            <text:p>08/04/11</text:p>
          </table:table-cell>
          <table:table-cell office:value-type="float" office:value="8.5" calcext:value-type="float">
            <text:p>8.5</text:p>
          </table:table-cell>
          <table:table-cell table:formula="of:=[.B338]/100000" office:value-type="float" office:value="0.000085" calcext:value-type="float">
            <text:p>8.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05" calcext:value-type="date">
            <text:p>08/05/11</text:p>
          </table:table-cell>
          <table:table-cell office:value-type="float" office:value="8.5" calcext:value-type="float">
            <text:p>8.5</text:p>
          </table:table-cell>
          <table:table-cell table:formula="of:=[.B339]/100000" office:value-type="float" office:value="0.000085" calcext:value-type="float">
            <text:p>8.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06" calcext:value-type="date">
            <text:p>08/06/11</text:p>
          </table:table-cell>
          <table:table-cell office:value-type="float" office:value="8.5" calcext:value-type="float">
            <text:p>8.5</text:p>
          </table:table-cell>
          <table:table-cell table:formula="of:=[.B340]/100000" office:value-type="float" office:value="0.000085" calcext:value-type="float">
            <text:p>8.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07" calcext:value-type="date">
            <text:p>08/07/11</text:p>
          </table:table-cell>
          <table:table-cell office:value-type="float" office:value="8.43" calcext:value-type="float">
            <text:p>8.43</text:p>
          </table:table-cell>
          <table:table-cell table:formula="of:=[.B341]/100000" office:value-type="float" office:value="0.0000843" calcext:value-type="float">
            <text:p>8.4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08" calcext:value-type="date">
            <text:p>08/08/11</text:p>
          </table:table-cell>
          <table:table-cell office:value-type="float" office:value="8.53" calcext:value-type="float">
            <text:p>8.53</text:p>
          </table:table-cell>
          <table:table-cell table:formula="of:=[.B342]/100000" office:value-type="float" office:value="0.0000853" calcext:value-type="float">
            <text:p>8.5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09" calcext:value-type="date">
            <text:p>08/09/11</text:p>
          </table:table-cell>
          <table:table-cell office:value-type="float" office:value="8.63" calcext:value-type="float">
            <text:p>8.63</text:p>
          </table:table-cell>
          <table:table-cell table:formula="of:=[.B343]/100000" office:value-type="float" office:value="0.0000863" calcext:value-type="float">
            <text:p>8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10" calcext:value-type="date">
            <text:p>08/10/11</text:p>
          </table:table-cell>
          <table:table-cell office:value-type="float" office:value="8.71" calcext:value-type="float">
            <text:p>8.71</text:p>
          </table:table-cell>
          <table:table-cell table:formula="of:=[.B344]/100000" office:value-type="float" office:value="0.0000871" calcext:value-type="float">
            <text:p>8.7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11" calcext:value-type="date">
            <text:p>08/11/11</text:p>
          </table:table-cell>
          <table:table-cell office:value-type="float" office:value="8.68" calcext:value-type="float">
            <text:p>8.68</text:p>
          </table:table-cell>
          <table:table-cell table:formula="of:=[.B345]/100000" office:value-type="float" office:value="0.0000868" calcext:value-type="float">
            <text:p>8.6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12" calcext:value-type="date">
            <text:p>08/12/11</text:p>
          </table:table-cell>
          <table:table-cell office:value-type="float" office:value="8.66" calcext:value-type="float">
            <text:p>8.66</text:p>
          </table:table-cell>
          <table:table-cell table:formula="of:=[.B346]/100000" office:value-type="float" office:value="0.0000866" calcext:value-type="float">
            <text:p>8.6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13" calcext:value-type="date">
            <text:p>08/13/11</text:p>
          </table:table-cell>
          <table:table-cell office:value-type="float" office:value="8.66" calcext:value-type="float">
            <text:p>8.66</text:p>
          </table:table-cell>
          <table:table-cell table:formula="of:=[.B347]/100000" office:value-type="float" office:value="0.0000866" calcext:value-type="float">
            <text:p>8.6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14" calcext:value-type="date">
            <text:p>08/14/11</text:p>
          </table:table-cell>
          <table:table-cell office:value-type="float" office:value="8.68" calcext:value-type="float">
            <text:p>8.68</text:p>
          </table:table-cell>
          <table:table-cell table:formula="of:=[.B348]/100000" office:value-type="float" office:value="0.0000868" calcext:value-type="float">
            <text:p>8.6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15" calcext:value-type="date">
            <text:p>08/15/11</text:p>
          </table:table-cell>
          <table:table-cell office:value-type="float" office:value="8.68" calcext:value-type="float">
            <text:p>8.68</text:p>
          </table:table-cell>
          <table:table-cell table:formula="of:=[.B349]/100000" office:value-type="float" office:value="0.0000868" calcext:value-type="float">
            <text:p>8.6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16" calcext:value-type="date">
            <text:p>08/16/11</text:p>
          </table:table-cell>
          <table:table-cell office:value-type="float" office:value="8.82" calcext:value-type="float">
            <text:p>8.82</text:p>
          </table:table-cell>
          <table:table-cell table:formula="of:=[.B350]/100000" office:value-type="float" office:value="0.0000882" calcext:value-type="float">
            <text:p>8.8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17" calcext:value-type="date">
            <text:p>08/17/11</text:p>
          </table:table-cell>
          <table:table-cell office:value-type="float" office:value="8.79" calcext:value-type="float">
            <text:p>8.79</text:p>
          </table:table-cell>
          <table:table-cell table:formula="of:=[.B351]/100000" office:value-type="float" office:value="0.0000879" calcext:value-type="float">
            <text:p>8.7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18" calcext:value-type="date">
            <text:p>08/18/11</text:p>
          </table:table-cell>
          <table:table-cell office:value-type="float" office:value="8.81" calcext:value-type="float">
            <text:p>8.81</text:p>
          </table:table-cell>
          <table:table-cell table:formula="of:=[.B352]/100000" office:value-type="float" office:value="0.0000881" calcext:value-type="float">
            <text:p>8.8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19" calcext:value-type="date">
            <text:p>08/19/11</text:p>
          </table:table-cell>
          <table:table-cell office:value-type="float" office:value="8.81" calcext:value-type="float">
            <text:p>8.81</text:p>
          </table:table-cell>
          <table:table-cell table:formula="of:=[.B353]/100000" office:value-type="float" office:value="0.0000881" calcext:value-type="float">
            <text:p>8.8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20" calcext:value-type="date">
            <text:p>08/20/11</text:p>
          </table:table-cell>
          <table:table-cell office:value-type="float" office:value="8.81" calcext:value-type="float">
            <text:p>8.81</text:p>
          </table:table-cell>
          <table:table-cell table:formula="of:=[.B354]/100000" office:value-type="float" office:value="0.0000881" calcext:value-type="float">
            <text:p>8.8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21" calcext:value-type="date">
            <text:p>08/21/11</text:p>
          </table:table-cell>
          <table:table-cell office:value-type="float" office:value="8.7" calcext:value-type="float">
            <text:p>8.7</text:p>
          </table:table-cell>
          <table:table-cell table:formula="of:=[.B355]/100000" office:value-type="float" office:value="0.000087" calcext:value-type="float">
            <text:p>8.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22" calcext:value-type="date">
            <text:p>08/22/11</text:p>
          </table:table-cell>
          <table:table-cell office:value-type="float" office:value="8.76" calcext:value-type="float">
            <text:p>8.76</text:p>
          </table:table-cell>
          <table:table-cell table:formula="of:=[.B356]/100000" office:value-type="float" office:value="0.0000876" calcext:value-type="float">
            <text:p>8.7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23" calcext:value-type="date">
            <text:p>08/23/11</text:p>
          </table:table-cell>
          <table:table-cell office:value-type="float" office:value="8.59" calcext:value-type="float">
            <text:p>8.59</text:p>
          </table:table-cell>
          <table:table-cell table:formula="of:=[.B357]/100000" office:value-type="float" office:value="0.0000859" calcext:value-type="float">
            <text:p>8.5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24" calcext:value-type="date">
            <text:p>08/24/11</text:p>
          </table:table-cell>
          <table:table-cell office:value-type="float" office:value="8.66" calcext:value-type="float">
            <text:p>8.66</text:p>
          </table:table-cell>
          <table:table-cell table:formula="of:=[.B358]/100000" office:value-type="float" office:value="0.0000866" calcext:value-type="float">
            <text:p>8.6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25" calcext:value-type="date">
            <text:p>08/25/11</text:p>
          </table:table-cell>
          <table:table-cell office:value-type="float" office:value="8.63" calcext:value-type="float">
            <text:p>8.63</text:p>
          </table:table-cell>
          <table:table-cell table:formula="of:=[.B359]/100000" office:value-type="float" office:value="0.0000863" calcext:value-type="float">
            <text:p>8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26" calcext:value-type="date">
            <text:p>08/26/11</text:p>
          </table:table-cell>
          <table:table-cell office:value-type="float" office:value="8.67" calcext:value-type="float">
            <text:p>8.67</text:p>
          </table:table-cell>
          <table:table-cell table:formula="of:=[.B360]/100000" office:value-type="float" office:value="0.0000867" calcext:value-type="float">
            <text:p>8.6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27" calcext:value-type="date">
            <text:p>08/27/11</text:p>
          </table:table-cell>
          <table:table-cell office:value-type="float" office:value="8.67" calcext:value-type="float">
            <text:p>8.67</text:p>
          </table:table-cell>
          <table:table-cell table:formula="of:=[.B361]/100000" office:value-type="float" office:value="0.0000867" calcext:value-type="float">
            <text:p>8.6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28" calcext:value-type="date">
            <text:p>08/28/11</text:p>
          </table:table-cell>
          <table:table-cell office:value-type="float" office:value="8.61" calcext:value-type="float">
            <text:p>8.61</text:p>
          </table:table-cell>
          <table:table-cell table:formula="of:=[.B362]/100000" office:value-type="float" office:value="0.0000861" calcext:value-type="float">
            <text:p>8.6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29" calcext:value-type="date">
            <text:p>08/29/11</text:p>
          </table:table-cell>
          <table:table-cell office:value-type="float" office:value="8.63" calcext:value-type="float">
            <text:p>8.63</text:p>
          </table:table-cell>
          <table:table-cell table:formula="of:=[.B363]/100000" office:value-type="float" office:value="0.0000863" calcext:value-type="float">
            <text:p>8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8-31" calcext:value-type="date">
            <text:p>08/31/11</text:p>
          </table:table-cell>
          <table:table-cell office:value-type="float" office:value="8.63" calcext:value-type="float">
            <text:p>8.63</text:p>
          </table:table-cell>
          <table:table-cell table:formula="of:=[.B364]/100000" office:value-type="float" office:value="0.0000863" calcext:value-type="float">
            <text:p>8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01" calcext:value-type="date">
            <text:p>09/01/11</text:p>
          </table:table-cell>
          <table:table-cell office:value-type="float" office:value="8.59" calcext:value-type="float">
            <text:p>8.59</text:p>
          </table:table-cell>
          <table:table-cell table:formula="of:=[.B365]/100000" office:value-type="float" office:value="0.0000859" calcext:value-type="float">
            <text:p>8.5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02" calcext:value-type="date">
            <text:p>09/02/11</text:p>
          </table:table-cell>
          <table:table-cell office:value-type="float" office:value="8.6" calcext:value-type="float">
            <text:p>8.6</text:p>
          </table:table-cell>
          <table:table-cell table:formula="of:=[.B366]/100000" office:value-type="float" office:value="0.000086" calcext:value-type="float">
            <text:p>8.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03" calcext:value-type="date">
            <text:p>09/03/11</text:p>
          </table:table-cell>
          <table:table-cell office:value-type="float" office:value="8.6" calcext:value-type="float">
            <text:p>8.6</text:p>
          </table:table-cell>
          <table:table-cell table:formula="of:=[.B367]/100000" office:value-type="float" office:value="0.000086" calcext:value-type="float">
            <text:p>8.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04" calcext:value-type="date">
            <text:p>09/04/11</text:p>
          </table:table-cell>
          <table:table-cell office:value-type="float" office:value="8.59" calcext:value-type="float">
            <text:p>8.59</text:p>
          </table:table-cell>
          <table:table-cell table:formula="of:=[.B368]/100000" office:value-type="float" office:value="0.0000859" calcext:value-type="float">
            <text:p>8.5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05" calcext:value-type="date">
            <text:p>09/05/11</text:p>
          </table:table-cell>
          <table:table-cell office:value-type="float" office:value="8.57" calcext:value-type="float">
            <text:p>8.57</text:p>
          </table:table-cell>
          <table:table-cell table:formula="of:=[.B369]/100000" office:value-type="float" office:value="0.0000857" calcext:value-type="float">
            <text:p>8.5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06" calcext:value-type="date">
            <text:p>09/06/11</text:p>
          </table:table-cell>
          <table:table-cell office:value-type="float" office:value="8.65" calcext:value-type="float">
            <text:p>8.65</text:p>
          </table:table-cell>
          <table:table-cell table:formula="of:=[.B370]/100000" office:value-type="float" office:value="0.0000865" calcext:value-type="float">
            <text:p>8.6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07" calcext:value-type="date">
            <text:p>09/07/11</text:p>
          </table:table-cell>
          <table:table-cell office:value-type="float" office:value="8.61" calcext:value-type="float">
            <text:p>8.61</text:p>
          </table:table-cell>
          <table:table-cell table:formula="of:=[.B371]/100000" office:value-type="float" office:value="0.0000861" calcext:value-type="float">
            <text:p>8.6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08" calcext:value-type="date">
            <text:p>09/08/11</text:p>
          </table:table-cell>
          <table:table-cell office:value-type="float" office:value="8.6" calcext:value-type="float">
            <text:p>8.6</text:p>
          </table:table-cell>
          <table:table-cell table:formula="of:=[.B372]/100000" office:value-type="float" office:value="0.000086" calcext:value-type="float">
            <text:p>8.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09" calcext:value-type="date">
            <text:p>09/09/11</text:p>
          </table:table-cell>
          <table:table-cell office:value-type="float" office:value="8.64" calcext:value-type="float">
            <text:p>8.64</text:p>
          </table:table-cell>
          <table:table-cell table:formula="of:=[.B373]/100000" office:value-type="float" office:value="0.0000864" calcext:value-type="float">
            <text:p>8.6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10" calcext:value-type="date">
            <text:p>09/10/11</text:p>
          </table:table-cell>
          <table:table-cell office:value-type="float" office:value="8.64" calcext:value-type="float">
            <text:p>8.64</text:p>
          </table:table-cell>
          <table:table-cell table:formula="of:=[.B374]/100000" office:value-type="float" office:value="0.0000864" calcext:value-type="float">
            <text:p>8.6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11" calcext:value-type="date">
            <text:p>09/11/11</text:p>
          </table:table-cell>
          <table:table-cell office:value-type="float" office:value="8.63" calcext:value-type="float">
            <text:p>8.63</text:p>
          </table:table-cell>
          <table:table-cell table:formula="of:=[.B375]/100000" office:value-type="float" office:value="0.0000863" calcext:value-type="float">
            <text:p>8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12" calcext:value-type="date">
            <text:p>09/12/11</text:p>
          </table:table-cell>
          <table:table-cell office:value-type="float" office:value="8.68" calcext:value-type="float">
            <text:p>8.68</text:p>
          </table:table-cell>
          <table:table-cell table:formula="of:=[.B376]/100000" office:value-type="float" office:value="0.0000868" calcext:value-type="float">
            <text:p>8.6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13" calcext:value-type="date">
            <text:p>09/13/11</text:p>
          </table:table-cell>
          <table:table-cell office:value-type="float" office:value="8.76" calcext:value-type="float">
            <text:p>8.76</text:p>
          </table:table-cell>
          <table:table-cell table:formula="of:=[.B377]/100000" office:value-type="float" office:value="0.0000876" calcext:value-type="float">
            <text:p>8.7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14" calcext:value-type="date">
            <text:p>09/14/11</text:p>
          </table:table-cell>
          <table:table-cell office:value-type="float" office:value="8.82" calcext:value-type="float">
            <text:p>8.82</text:p>
          </table:table-cell>
          <table:table-cell table:formula="of:=[.B378]/100000" office:value-type="float" office:value="0.0000882" calcext:value-type="float">
            <text:p>8.8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15" calcext:value-type="date">
            <text:p>09/15/11</text:p>
          </table:table-cell>
          <table:table-cell office:value-type="float" office:value="8.82" calcext:value-type="float">
            <text:p>8.82</text:p>
          </table:table-cell>
          <table:table-cell table:formula="of:=[.B379]/100000" office:value-type="float" office:value="0.0000882" calcext:value-type="float">
            <text:p>8.8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16" calcext:value-type="date">
            <text:p>09/16/11</text:p>
          </table:table-cell>
          <table:table-cell office:value-type="float" office:value="8.76" calcext:value-type="float">
            <text:p>8.76</text:p>
          </table:table-cell>
          <table:table-cell table:formula="of:=[.B380]/100000" office:value-type="float" office:value="0.0000876" calcext:value-type="float">
            <text:p>8.7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17" calcext:value-type="date">
            <text:p>09/17/11</text:p>
          </table:table-cell>
          <table:table-cell office:value-type="float" office:value="8.76" calcext:value-type="float">
            <text:p>8.76</text:p>
          </table:table-cell>
          <table:table-cell table:formula="of:=[.B381]/100000" office:value-type="float" office:value="0.0000876" calcext:value-type="float">
            <text:p>8.7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18" calcext:value-type="date">
            <text:p>09/18/11</text:p>
          </table:table-cell>
          <table:table-cell office:value-type="float" office:value="8.75" calcext:value-type="float">
            <text:p>8.75</text:p>
          </table:table-cell>
          <table:table-cell table:formula="of:=[.B382]/100000" office:value-type="float" office:value="0.0000875" calcext:value-type="float">
            <text:p>8.7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19" calcext:value-type="date">
            <text:p>09/19/11</text:p>
          </table:table-cell>
          <table:table-cell office:value-type="float" office:value="8.75" calcext:value-type="float">
            <text:p>8.75</text:p>
          </table:table-cell>
          <table:table-cell table:formula="of:=[.B383]/100000" office:value-type="float" office:value="0.0000875" calcext:value-type="float">
            <text:p>8.7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20" calcext:value-type="date">
            <text:p>09/20/11</text:p>
          </table:table-cell>
          <table:table-cell office:value-type="float" office:value="8.89" calcext:value-type="float">
            <text:p>8.89</text:p>
          </table:table-cell>
          <table:table-cell table:formula="of:=[.B384]/100000" office:value-type="float" office:value="0.0000889" calcext:value-type="float">
            <text:p>8.8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21" calcext:value-type="date">
            <text:p>09/21/11</text:p>
          </table:table-cell>
          <table:table-cell office:value-type="float" office:value="9.08" calcext:value-type="float">
            <text:p>9.08</text:p>
          </table:table-cell>
          <table:table-cell table:formula="of:=[.B385]/100000" office:value-type="float" office:value="0.0000908" calcext:value-type="float">
            <text:p>9.0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23" calcext:value-type="date">
            <text:p>09/23/11</text:p>
          </table:table-cell>
          <table:table-cell office:value-type="float" office:value="8.96" calcext:value-type="float">
            <text:p>8.96</text:p>
          </table:table-cell>
          <table:table-cell table:formula="of:=[.B386]/100000" office:value-type="float" office:value="0.0000896" calcext:value-type="float">
            <text:p>8.9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24" calcext:value-type="date">
            <text:p>09/24/11</text:p>
          </table:table-cell>
          <table:table-cell office:value-type="float" office:value="8.96" calcext:value-type="float">
            <text:p>8.96</text:p>
          </table:table-cell>
          <table:table-cell table:formula="of:=[.B387]/100000" office:value-type="float" office:value="0.0000896" calcext:value-type="float">
            <text:p>8.9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25" calcext:value-type="date">
            <text:p>09/25/11</text:p>
          </table:table-cell>
          <table:table-cell office:value-type="float" office:value="8.96" calcext:value-type="float">
            <text:p>8.96</text:p>
          </table:table-cell>
          <table:table-cell table:formula="of:=[.B388]/100000" office:value-type="float" office:value="0.0000896" calcext:value-type="float">
            <text:p>8.9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26" calcext:value-type="date">
            <text:p>09/26/11</text:p>
          </table:table-cell>
          <table:table-cell office:value-type="float" office:value="8.94" calcext:value-type="float">
            <text:p>8.94</text:p>
          </table:table-cell>
          <table:table-cell table:formula="of:=[.B389]/100000" office:value-type="float" office:value="0.0000894" calcext:value-type="float">
            <text:p>8.9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27" calcext:value-type="date">
            <text:p>09/27/11</text:p>
          </table:table-cell>
          <table:table-cell office:value-type="float" office:value="8.86" calcext:value-type="float">
            <text:p>8.86</text:p>
          </table:table-cell>
          <table:table-cell table:formula="of:=[.B390]/100000" office:value-type="float" office:value="0.0000886" calcext:value-type="float">
            <text:p>8.8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28" calcext:value-type="date">
            <text:p>09/28/11</text:p>
          </table:table-cell>
          <table:table-cell office:value-type="float" office:value="8.93" calcext:value-type="float">
            <text:p>8.93</text:p>
          </table:table-cell>
          <table:table-cell table:formula="of:=[.B391]/100000" office:value-type="float" office:value="0.0000893" calcext:value-type="float">
            <text:p>8.9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29" calcext:value-type="date">
            <text:p>09/29/11</text:p>
          </table:table-cell>
          <table:table-cell office:value-type="float" office:value="8.96" calcext:value-type="float">
            <text:p>8.96</text:p>
          </table:table-cell>
          <table:table-cell table:formula="of:=[.B392]/100000" office:value-type="float" office:value="0.0000896" calcext:value-type="float">
            <text:p>8.9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09-30" calcext:value-type="date">
            <text:p>09/30/11</text:p>
          </table:table-cell>
          <table:table-cell office:value-type="float" office:value="8.92" calcext:value-type="float">
            <text:p>8.92</text:p>
          </table:table-cell>
          <table:table-cell table:formula="of:=[.B393]/100000" office:value-type="float" office:value="0.0000892" calcext:value-type="float">
            <text:p>8.9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01" calcext:value-type="date">
            <text:p>10/01/11</text:p>
          </table:table-cell>
          <table:table-cell office:value-type="float" office:value="8.92" calcext:value-type="float">
            <text:p>8.92</text:p>
          </table:table-cell>
          <table:table-cell table:formula="of:=[.B394]/100000" office:value-type="float" office:value="0.0000892" calcext:value-type="float">
            <text:p>8.9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02" calcext:value-type="date">
            <text:p>10/02/11</text:p>
          </table:table-cell>
          <table:table-cell office:value-type="float" office:value="8.92" calcext:value-type="float">
            <text:p>8.92</text:p>
          </table:table-cell>
          <table:table-cell table:formula="of:=[.B395]/100000" office:value-type="float" office:value="0.0000892" calcext:value-type="float">
            <text:p>8.9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03" calcext:value-type="date">
            <text:p>10/03/11</text:p>
          </table:table-cell>
          <table:table-cell office:value-type="float" office:value="9.03" calcext:value-type="float">
            <text:p>9.03</text:p>
          </table:table-cell>
          <table:table-cell table:formula="of:=[.B396]/100000" office:value-type="float" office:value="0.0000903" calcext:value-type="float">
            <text:p>9.0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04" calcext:value-type="date">
            <text:p>10/04/11</text:p>
          </table:table-cell>
          <table:table-cell office:value-type="float" office:value="8.94" calcext:value-type="float">
            <text:p>8.94</text:p>
          </table:table-cell>
          <table:table-cell table:formula="of:=[.B397]/100000" office:value-type="float" office:value="0.0000894" calcext:value-type="float">
            <text:p>8.9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05" calcext:value-type="date">
            <text:p>10/05/11</text:p>
          </table:table-cell>
          <table:table-cell office:value-type="float" office:value="9.09" calcext:value-type="float">
            <text:p>9.09</text:p>
          </table:table-cell>
          <table:table-cell table:formula="of:=[.B398]/100000" office:value-type="float" office:value="0.0000909" calcext:value-type="float">
            <text:p>9.0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06" calcext:value-type="date">
            <text:p>10/06/11</text:p>
          </table:table-cell>
          <table:table-cell office:value-type="float" office:value="9.06" calcext:value-type="float">
            <text:p>9.06</text:p>
          </table:table-cell>
          <table:table-cell table:formula="of:=[.B399]/100000" office:value-type="float" office:value="0.0000906" calcext:value-type="float">
            <text:p>9.0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07" calcext:value-type="date">
            <text:p>10/07/11</text:p>
          </table:table-cell>
          <table:table-cell office:value-type="float" office:value="8.95" calcext:value-type="float">
            <text:p>8.95</text:p>
          </table:table-cell>
          <table:table-cell table:formula="of:=[.B400]/100000" office:value-type="float" office:value="0.0000895" calcext:value-type="float">
            <text:p>8.9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08" calcext:value-type="date">
            <text:p>10/08/11</text:p>
          </table:table-cell>
          <table:table-cell office:value-type="float" office:value="8.95" calcext:value-type="float">
            <text:p>8.95</text:p>
          </table:table-cell>
          <table:table-cell table:formula="of:=[.B401]/100000" office:value-type="float" office:value="0.0000895" calcext:value-type="float">
            <text:p>8.9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09" calcext:value-type="date">
            <text:p>10/09/11</text:p>
          </table:table-cell>
          <table:table-cell office:value-type="float" office:value="9.01" calcext:value-type="float">
            <text:p>9.01</text:p>
          </table:table-cell>
          <table:table-cell table:formula="of:=[.B402]/100000" office:value-type="float" office:value="0.0000901" calcext:value-type="float">
            <text:p>9.0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10" calcext:value-type="date">
            <text:p>10/10/11</text:p>
          </table:table-cell>
          <table:table-cell office:value-type="float" office:value="9.03" calcext:value-type="float">
            <text:p>9.03</text:p>
          </table:table-cell>
          <table:table-cell table:formula="of:=[.B403]/100000" office:value-type="float" office:value="0.0000903" calcext:value-type="float">
            <text:p>9.0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11" calcext:value-type="date">
            <text:p>10/11/11</text:p>
          </table:table-cell>
          <table:table-cell office:value-type="float" office:value="9.01" calcext:value-type="float">
            <text:p>9.01</text:p>
          </table:table-cell>
          <table:table-cell table:formula="of:=[.B404]/100000" office:value-type="float" office:value="0.0000901" calcext:value-type="float">
            <text:p>9.0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12" calcext:value-type="date">
            <text:p>10/12/11</text:p>
          </table:table-cell>
          <table:table-cell office:value-type="float" office:value="9.03" calcext:value-type="float">
            <text:p>9.03</text:p>
          </table:table-cell>
          <table:table-cell table:formula="of:=[.B405]/100000" office:value-type="float" office:value="0.0000903" calcext:value-type="float">
            <text:p>9.0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13" calcext:value-type="date">
            <text:p>10/13/11</text:p>
          </table:table-cell>
          <table:table-cell office:value-type="float" office:value="8.66" calcext:value-type="float">
            <text:p>8.66</text:p>
          </table:table-cell>
          <table:table-cell table:formula="of:=[.B406]/100000" office:value-type="float" office:value="0.0000866" calcext:value-type="float">
            <text:p>8.6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14" calcext:value-type="date">
            <text:p>10/14/11</text:p>
          </table:table-cell>
          <table:table-cell office:value-type="float" office:value="8.65" calcext:value-type="float">
            <text:p>8.65</text:p>
          </table:table-cell>
          <table:table-cell table:formula="of:=[.B407]/100000" office:value-type="float" office:value="0.0000865" calcext:value-type="float">
            <text:p>8.6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15" calcext:value-type="date">
            <text:p>10/15/11</text:p>
          </table:table-cell>
          <table:table-cell office:value-type="float" office:value="8.65" calcext:value-type="float">
            <text:p>8.65</text:p>
          </table:table-cell>
          <table:table-cell table:formula="of:=[.B408]/100000" office:value-type="float" office:value="0.0000865" calcext:value-type="float">
            <text:p>8.6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16" calcext:value-type="date">
            <text:p>10/16/11</text:p>
          </table:table-cell>
          <table:table-cell office:value-type="float" office:value="8.61" calcext:value-type="float">
            <text:p>8.61</text:p>
          </table:table-cell>
          <table:table-cell table:formula="of:=[.B409]/100000" office:value-type="float" office:value="0.0000861" calcext:value-type="float">
            <text:p>8.6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17" calcext:value-type="date">
            <text:p>10/17/11</text:p>
          </table:table-cell>
          <table:table-cell office:value-type="float" office:value="8.76" calcext:value-type="float">
            <text:p>8.76</text:p>
          </table:table-cell>
          <table:table-cell table:formula="of:=[.B410]/100000" office:value-type="float" office:value="0.0000876" calcext:value-type="float">
            <text:p>8.7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18" calcext:value-type="date">
            <text:p>10/18/11</text:p>
          </table:table-cell>
          <table:table-cell office:value-type="float" office:value="8.72" calcext:value-type="float">
            <text:p>8.72</text:p>
          </table:table-cell>
          <table:table-cell table:formula="of:=[.B411]/100000" office:value-type="float" office:value="0.0000872" calcext:value-type="float">
            <text:p>8.7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19" calcext:value-type="date">
            <text:p>10/19/11</text:p>
          </table:table-cell>
          <table:table-cell office:value-type="float" office:value="8.75" calcext:value-type="float">
            <text:p>8.75</text:p>
          </table:table-cell>
          <table:table-cell table:formula="of:=[.B412]/100000" office:value-type="float" office:value="0.0000875" calcext:value-type="float">
            <text:p>8.7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20" calcext:value-type="date">
            <text:p>10/20/11</text:p>
          </table:table-cell>
          <table:table-cell office:value-type="float" office:value="8.71" calcext:value-type="float">
            <text:p>8.71</text:p>
          </table:table-cell>
          <table:table-cell table:formula="of:=[.B413]/100000" office:value-type="float" office:value="0.0000871" calcext:value-type="float">
            <text:p>8.7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21" calcext:value-type="date">
            <text:p>10/21/11</text:p>
          </table:table-cell>
          <table:table-cell office:value-type="float" office:value="8.71" calcext:value-type="float">
            <text:p>8.71</text:p>
          </table:table-cell>
          <table:table-cell table:formula="of:=[.B414]/100000" office:value-type="float" office:value="0.0000871" calcext:value-type="float">
            <text:p>8.7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22" calcext:value-type="date">
            <text:p>10/22/11</text:p>
          </table:table-cell>
          <table:table-cell office:value-type="float" office:value="8.71" calcext:value-type="float">
            <text:p>8.71</text:p>
          </table:table-cell>
          <table:table-cell table:formula="of:=[.B415]/100000" office:value-type="float" office:value="0.0000871" calcext:value-type="float">
            <text:p>8.7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23" calcext:value-type="date">
            <text:p>10/23/11</text:p>
          </table:table-cell>
          <table:table-cell office:value-type="float" office:value="8.73" calcext:value-type="float">
            <text:p>8.73</text:p>
          </table:table-cell>
          <table:table-cell table:formula="of:=[.B416]/100000" office:value-type="float" office:value="0.0000873" calcext:value-type="float">
            <text:p>8.7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24" calcext:value-type="date">
            <text:p>10/24/11</text:p>
          </table:table-cell>
          <table:table-cell office:value-type="float" office:value="8.64" calcext:value-type="float">
            <text:p>8.64</text:p>
          </table:table-cell>
          <table:table-cell table:formula="of:=[.B417]/100000" office:value-type="float" office:value="0.0000864" calcext:value-type="float">
            <text:p>8.6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25" calcext:value-type="date">
            <text:p>10/25/11</text:p>
          </table:table-cell>
          <table:table-cell office:value-type="float" office:value="8.62" calcext:value-type="float">
            <text:p>8.62</text:p>
          </table:table-cell>
          <table:table-cell table:formula="of:=[.B418]/100000" office:value-type="float" office:value="0.0000862" calcext:value-type="float">
            <text:p>8.6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26" calcext:value-type="date">
            <text:p>10/26/11</text:p>
          </table:table-cell>
          <table:table-cell office:value-type="float" office:value="8.58" calcext:value-type="float">
            <text:p>8.58</text:p>
          </table:table-cell>
          <table:table-cell table:formula="of:=[.B419]/100000" office:value-type="float" office:value="0.0000858" calcext:value-type="float">
            <text:p>8.5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27" calcext:value-type="date">
            <text:p>10/27/11</text:p>
          </table:table-cell>
          <table:table-cell office:value-type="float" office:value="8.58" calcext:value-type="float">
            <text:p>8.58</text:p>
          </table:table-cell>
          <table:table-cell table:formula="of:=[.B420]/100000" office:value-type="float" office:value="0.0000858" calcext:value-type="float">
            <text:p>8.5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28" calcext:value-type="date">
            <text:p>10/28/11</text:p>
          </table:table-cell>
          <table:table-cell office:value-type="float" office:value="8.58" calcext:value-type="float">
            <text:p>8.58</text:p>
          </table:table-cell>
          <table:table-cell table:formula="of:=[.B421]/100000" office:value-type="float" office:value="0.0000858" calcext:value-type="float">
            <text:p>8.5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29" calcext:value-type="date">
            <text:p>10/29/11</text:p>
          </table:table-cell>
          <table:table-cell office:value-type="float" office:value="8.58" calcext:value-type="float">
            <text:p>8.58</text:p>
          </table:table-cell>
          <table:table-cell table:formula="of:=[.B422]/100000" office:value-type="float" office:value="0.0000858" calcext:value-type="float">
            <text:p>8.5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30" calcext:value-type="date">
            <text:p>10/30/11</text:p>
          </table:table-cell>
          <table:table-cell office:value-type="float" office:value="8.61" calcext:value-type="float">
            <text:p>8.61</text:p>
          </table:table-cell>
          <table:table-cell table:formula="of:=[.B423]/100000" office:value-type="float" office:value="0.0000861" calcext:value-type="float">
            <text:p>8.6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0-31" calcext:value-type="date">
            <text:p>10/31/11</text:p>
          </table:table-cell>
          <table:table-cell office:value-type="float" office:value="8.61" calcext:value-type="float">
            <text:p>8.61</text:p>
          </table:table-cell>
          <table:table-cell table:formula="of:=[.B424]/100000" office:value-type="float" office:value="0.0000861" calcext:value-type="float">
            <text:p>8.6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01" calcext:value-type="date">
            <text:p>11/01/11</text:p>
          </table:table-cell>
          <table:table-cell office:value-type="float" office:value="8.71" calcext:value-type="float">
            <text:p>8.71</text:p>
          </table:table-cell>
          <table:table-cell table:formula="of:=[.B425]/100000" office:value-type="float" office:value="0.0000871" calcext:value-type="float">
            <text:p>8.7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02" calcext:value-type="date">
            <text:p>11/02/11</text:p>
          </table:table-cell>
          <table:table-cell office:value-type="float" office:value="8.71" calcext:value-type="float">
            <text:p>8.71</text:p>
          </table:table-cell>
          <table:table-cell table:formula="of:=[.B426]/100000" office:value-type="float" office:value="0.0000871" calcext:value-type="float">
            <text:p>8.7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03" calcext:value-type="date">
            <text:p>11/03/11</text:p>
          </table:table-cell>
          <table:table-cell office:value-type="float" office:value="8.76" calcext:value-type="float">
            <text:p>8.76</text:p>
          </table:table-cell>
          <table:table-cell table:formula="of:=[.B427]/100000" office:value-type="float" office:value="0.0000876" calcext:value-type="float">
            <text:p>8.7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05" calcext:value-type="date">
            <text:p>11/05/11</text:p>
          </table:table-cell>
          <table:table-cell office:value-type="float" office:value="8.76" calcext:value-type="float">
            <text:p>8.76</text:p>
          </table:table-cell>
          <table:table-cell table:formula="of:=[.B428]/100000" office:value-type="float" office:value="0.0000876" calcext:value-type="float">
            <text:p>8.7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06" calcext:value-type="date">
            <text:p>11/06/11</text:p>
          </table:table-cell>
          <table:table-cell office:value-type="float" office:value="8.86" calcext:value-type="float">
            <text:p>8.86</text:p>
          </table:table-cell>
          <table:table-cell table:formula="of:=[.B429]/100000" office:value-type="float" office:value="0.0000886" calcext:value-type="float">
            <text:p>8.8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07" calcext:value-type="date">
            <text:p>11/07/11</text:p>
          </table:table-cell>
          <table:table-cell office:value-type="float" office:value="8.85" calcext:value-type="float">
            <text:p>8.85</text:p>
          </table:table-cell>
          <table:table-cell table:formula="of:=[.B430]/100000" office:value-type="float" office:value="0.0000885" calcext:value-type="float">
            <text:p>8.8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08" calcext:value-type="date">
            <text:p>11/08/11</text:p>
          </table:table-cell>
          <table:table-cell office:value-type="float" office:value="8.88" calcext:value-type="float">
            <text:p>8.88</text:p>
          </table:table-cell>
          <table:table-cell table:formula="of:=[.B431]/100000" office:value-type="float" office:value="0.0000888" calcext:value-type="float">
            <text:p>8.8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09" calcext:value-type="date">
            <text:p>11/09/11</text:p>
          </table:table-cell>
          <table:table-cell office:value-type="float" office:value="8.88" calcext:value-type="float">
            <text:p>8.88</text:p>
          </table:table-cell>
          <table:table-cell table:formula="of:=[.B432]/100000" office:value-type="float" office:value="0.0000888" calcext:value-type="float">
            <text:p>8.8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10" calcext:value-type="date">
            <text:p>11/10/11</text:p>
          </table:table-cell>
          <table:table-cell office:value-type="float" office:value="8.91" calcext:value-type="float">
            <text:p>8.91</text:p>
          </table:table-cell>
          <table:table-cell table:formula="of:=[.B433]/100000" office:value-type="float" office:value="0.0000891" calcext:value-type="float">
            <text:p>8.9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11" calcext:value-type="date">
            <text:p>11/11/11</text:p>
          </table:table-cell>
          <table:table-cell office:value-type="float" office:value="8.88" calcext:value-type="float">
            <text:p>8.88</text:p>
          </table:table-cell>
          <table:table-cell table:formula="of:=[.B434]/100000" office:value-type="float" office:value="0.0000888" calcext:value-type="float">
            <text:p>8.8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12" calcext:value-type="date">
            <text:p>11/12/11</text:p>
          </table:table-cell>
          <table:table-cell office:value-type="float" office:value="8.9" calcext:value-type="float">
            <text:p>8.9</text:p>
          </table:table-cell>
          <table:table-cell table:formula="of:=[.B435]/100000" office:value-type="float" office:value="0.000089" calcext:value-type="float">
            <text:p>8.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13" calcext:value-type="date">
            <text:p>11/13/11</text:p>
          </table:table-cell>
          <table:table-cell office:value-type="float" office:value="8.9" calcext:value-type="float">
            <text:p>8.9</text:p>
          </table:table-cell>
          <table:table-cell table:formula="of:=[.B436]/100000" office:value-type="float" office:value="0.000089" calcext:value-type="float">
            <text:p>8.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14" calcext:value-type="date">
            <text:p>11/14/11</text:p>
          </table:table-cell>
          <table:table-cell office:value-type="float" office:value="8.91" calcext:value-type="float">
            <text:p>8.91</text:p>
          </table:table-cell>
          <table:table-cell table:formula="of:=[.B437]/100000" office:value-type="float" office:value="0.0000891" calcext:value-type="float">
            <text:p>8.9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15" calcext:value-type="date">
            <text:p>11/15/11</text:p>
          </table:table-cell>
          <table:table-cell office:value-type="float" office:value="8.87" calcext:value-type="float">
            <text:p>8.87</text:p>
          </table:table-cell>
          <table:table-cell table:formula="of:=[.B438]/100000" office:value-type="float" office:value="0.0000887" calcext:value-type="float">
            <text:p>8.8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16" calcext:value-type="date">
            <text:p>11/16/11</text:p>
          </table:table-cell>
          <table:table-cell office:value-type="float" office:value="8.95" calcext:value-type="float">
            <text:p>8.95</text:p>
          </table:table-cell>
          <table:table-cell table:formula="of:=[.B439]/100000" office:value-type="float" office:value="0.0000895" calcext:value-type="float">
            <text:p>8.9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17" calcext:value-type="date">
            <text:p>11/17/11</text:p>
          </table:table-cell>
          <table:table-cell office:value-type="float" office:value="9" calcext:value-type="float">
            <text:p>9</text:p>
          </table:table-cell>
          <table:table-cell table:formula="of:=[.B440]/100000" office:value-type="float" office:value="0.00009" calcext:value-type="float">
            <text:p>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18" calcext:value-type="date">
            <text:p>11/18/11</text:p>
          </table:table-cell>
          <table:table-cell office:value-type="float" office:value="9" calcext:value-type="float">
            <text:p>9</text:p>
          </table:table-cell>
          <table:table-cell table:formula="of:=[.B441]/100000" office:value-type="float" office:value="0.00009" calcext:value-type="float">
            <text:p>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19" calcext:value-type="date">
            <text:p>11/19/11</text:p>
          </table:table-cell>
          <table:table-cell office:value-type="float" office:value="9" calcext:value-type="float">
            <text:p>9</text:p>
          </table:table-cell>
          <table:table-cell table:formula="of:=[.B442]/100000" office:value-type="float" office:value="0.00009" calcext:value-type="float">
            <text:p>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20" calcext:value-type="date">
            <text:p>11/20/11</text:p>
          </table:table-cell>
          <table:table-cell office:value-type="float" office:value="9.04" calcext:value-type="float">
            <text:p>9.04</text:p>
          </table:table-cell>
          <table:table-cell table:formula="of:=[.B443]/100000" office:value-type="float" office:value="0.0000904" calcext:value-type="float">
            <text:p>9.0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21" calcext:value-type="date">
            <text:p>11/21/11</text:p>
          </table:table-cell>
          <table:table-cell office:value-type="float" office:value="9.06" calcext:value-type="float">
            <text:p>9.06</text:p>
          </table:table-cell>
          <table:table-cell table:formula="of:=[.B444]/100000" office:value-type="float" office:value="0.0000906" calcext:value-type="float">
            <text:p>9.0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22" calcext:value-type="date">
            <text:p>11/22/11</text:p>
          </table:table-cell>
          <table:table-cell office:value-type="float" office:value="9.09" calcext:value-type="float">
            <text:p>9.09</text:p>
          </table:table-cell>
          <table:table-cell table:formula="of:=[.B445]/100000" office:value-type="float" office:value="0.0000909" calcext:value-type="float">
            <text:p>9.0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23" calcext:value-type="date">
            <text:p>11/23/11</text:p>
          </table:table-cell>
          <table:table-cell office:value-type="float" office:value="9.15" calcext:value-type="float">
            <text:p>9.15</text:p>
          </table:table-cell>
          <table:table-cell table:formula="of:=[.B446]/100000" office:value-type="float" office:value="0.0000915" calcext:value-type="float">
            <text:p>9.1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25" calcext:value-type="date">
            <text:p>11/25/11</text:p>
          </table:table-cell>
          <table:table-cell office:value-type="float" office:value="9.28" calcext:value-type="float">
            <text:p>9.28</text:p>
          </table:table-cell>
          <table:table-cell table:formula="of:=[.B447]/100000" office:value-type="float" office:value="0.0000928" calcext:value-type="float">
            <text:p>9.2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26" calcext:value-type="date">
            <text:p>11/26/11</text:p>
          </table:table-cell>
          <table:table-cell office:value-type="float" office:value="9.28" calcext:value-type="float">
            <text:p>9.28</text:p>
          </table:table-cell>
          <table:table-cell table:formula="of:=[.B448]/100000" office:value-type="float" office:value="0.0000928" calcext:value-type="float">
            <text:p>9.2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27" calcext:value-type="date">
            <text:p>11/27/11</text:p>
          </table:table-cell>
          <table:table-cell office:value-type="float" office:value="9.24" calcext:value-type="float">
            <text:p>9.24</text:p>
          </table:table-cell>
          <table:table-cell table:formula="of:=[.B449]/100000" office:value-type="float" office:value="0.0000924" calcext:value-type="float">
            <text:p>9.2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28" calcext:value-type="date">
            <text:p>11/28/11</text:p>
          </table:table-cell>
          <table:table-cell office:value-type="float" office:value="9.27" calcext:value-type="float">
            <text:p>9.27</text:p>
          </table:table-cell>
          <table:table-cell table:formula="of:=[.B450]/100000" office:value-type="float" office:value="0.0000927" calcext:value-type="float">
            <text:p>9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29" calcext:value-type="date">
            <text:p>11/29/11</text:p>
          </table:table-cell>
          <table:table-cell office:value-type="float" office:value="9.28" calcext:value-type="float">
            <text:p>9.28</text:p>
          </table:table-cell>
          <table:table-cell table:formula="of:=[.B451]/100000" office:value-type="float" office:value="0.0000928" calcext:value-type="float">
            <text:p>9.2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1-30" calcext:value-type="date">
            <text:p>11/30/11</text:p>
          </table:table-cell>
          <table:table-cell office:value-type="float" office:value="9.28" calcext:value-type="float">
            <text:p>9.28</text:p>
          </table:table-cell>
          <table:table-cell table:formula="of:=[.B452]/100000" office:value-type="float" office:value="0.0000928" calcext:value-type="float">
            <text:p>9.2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01" calcext:value-type="date">
            <text:p>12/01/11</text:p>
          </table:table-cell>
          <table:table-cell office:value-type="float" office:value="9.28" calcext:value-type="float">
            <text:p>9.28</text:p>
          </table:table-cell>
          <table:table-cell table:formula="of:=[.B453]/100000" office:value-type="float" office:value="0.0000928" calcext:value-type="float">
            <text:p>9.2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03" calcext:value-type="date">
            <text:p>12/03/11</text:p>
          </table:table-cell>
          <table:table-cell office:value-type="float" office:value="9.24" calcext:value-type="float">
            <text:p>9.24</text:p>
          </table:table-cell>
          <table:table-cell table:formula="of:=[.B454]/100000" office:value-type="float" office:value="0.0000924" calcext:value-type="float">
            <text:p>9.2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04" calcext:value-type="date">
            <text:p>12/04/11</text:p>
          </table:table-cell>
          <table:table-cell office:value-type="float" office:value="9.22" calcext:value-type="float">
            <text:p>9.22</text:p>
          </table:table-cell>
          <table:table-cell table:formula="of:=[.B455]/100000" office:value-type="float" office:value="0.0000922" calcext:value-type="float">
            <text:p>9.2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05" calcext:value-type="date">
            <text:p>12/05/11</text:p>
          </table:table-cell>
          <table:table-cell office:value-type="float" office:value="9.17" calcext:value-type="float">
            <text:p>9.17</text:p>
          </table:table-cell>
          <table:table-cell table:formula="of:=[.B456]/100000" office:value-type="float" office:value="0.0000917" calcext:value-type="float">
            <text:p>9.1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06" calcext:value-type="date">
            <text:p>12/06/11</text:p>
          </table:table-cell>
          <table:table-cell office:value-type="float" office:value="9.12" calcext:value-type="float">
            <text:p>9.12</text:p>
          </table:table-cell>
          <table:table-cell table:formula="of:=[.B457]/100000" office:value-type="float" office:value="0.0000912" calcext:value-type="float">
            <text:p>9.1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07" calcext:value-type="date">
            <text:p>12/07/11</text:p>
          </table:table-cell>
          <table:table-cell office:value-type="float" office:value="9.09" calcext:value-type="float">
            <text:p>9.09</text:p>
          </table:table-cell>
          <table:table-cell table:formula="of:=[.B458]/100000" office:value-type="float" office:value="0.0000909" calcext:value-type="float">
            <text:p>9.0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08" calcext:value-type="date">
            <text:p>12/08/11</text:p>
          </table:table-cell>
          <table:table-cell office:value-type="float" office:value="9.09" calcext:value-type="float">
            <text:p>9.09</text:p>
          </table:table-cell>
          <table:table-cell table:formula="of:=[.B459]/100000" office:value-type="float" office:value="0.0000909" calcext:value-type="float">
            <text:p>9.0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09" calcext:value-type="date">
            <text:p>12/09/11</text:p>
          </table:table-cell>
          <table:table-cell office:value-type="float" office:value="9.09" calcext:value-type="float">
            <text:p>9.09</text:p>
          </table:table-cell>
          <table:table-cell table:formula="of:=[.B460]/100000" office:value-type="float" office:value="0.0000909" calcext:value-type="float">
            <text:p>9.0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10" calcext:value-type="date">
            <text:p>12/10/11</text:p>
          </table:table-cell>
          <table:table-cell office:value-type="float" office:value="9.09" calcext:value-type="float">
            <text:p>9.09</text:p>
          </table:table-cell>
          <table:table-cell table:formula="of:=[.B461]/100000" office:value-type="float" office:value="0.0000909" calcext:value-type="float">
            <text:p>9.0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11" calcext:value-type="date">
            <text:p>12/11/11</text:p>
          </table:table-cell>
          <table:table-cell office:value-type="float" office:value="9.08" calcext:value-type="float">
            <text:p>9.08</text:p>
          </table:table-cell>
          <table:table-cell table:formula="of:=[.B462]/100000" office:value-type="float" office:value="0.0000908" calcext:value-type="float">
            <text:p>9.0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12" calcext:value-type="date">
            <text:p>12/12/11</text:p>
          </table:table-cell>
          <table:table-cell office:value-type="float" office:value="9.04" calcext:value-type="float">
            <text:p>9.04</text:p>
          </table:table-cell>
          <table:table-cell table:formula="of:=[.B463]/100000" office:value-type="float" office:value="0.0000904" calcext:value-type="float">
            <text:p>9.0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13" calcext:value-type="date">
            <text:p>12/13/11</text:p>
          </table:table-cell>
          <table:table-cell office:value-type="float" office:value="9.02" calcext:value-type="float">
            <text:p>9.02</text:p>
          </table:table-cell>
          <table:table-cell table:formula="of:=[.B464]/100000" office:value-type="float" office:value="0.0000902" calcext:value-type="float">
            <text:p>9.0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14" calcext:value-type="date">
            <text:p>12/14/11</text:p>
          </table:table-cell>
          <table:table-cell office:value-type="float" office:value="9.06" calcext:value-type="float">
            <text:p>9.06</text:p>
          </table:table-cell>
          <table:table-cell table:formula="of:=[.B465]/100000" office:value-type="float" office:value="0.0000906" calcext:value-type="float">
            <text:p>9.0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15" calcext:value-type="date">
            <text:p>12/15/11</text:p>
          </table:table-cell>
          <table:table-cell office:value-type="float" office:value="9.02" calcext:value-type="float">
            <text:p>9.02</text:p>
          </table:table-cell>
          <table:table-cell table:formula="of:=[.B466]/100000" office:value-type="float" office:value="0.0000902" calcext:value-type="float">
            <text:p>9.0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16" calcext:value-type="date">
            <text:p>12/16/11</text:p>
          </table:table-cell>
          <table:table-cell office:value-type="float" office:value="9.06" calcext:value-type="float">
            <text:p>9.06</text:p>
          </table:table-cell>
          <table:table-cell table:formula="of:=[.B467]/100000" office:value-type="float" office:value="0.0000906" calcext:value-type="float">
            <text:p>9.0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17" calcext:value-type="date">
            <text:p>12/17/11</text:p>
          </table:table-cell>
          <table:table-cell office:value-type="float" office:value="9.06" calcext:value-type="float">
            <text:p>9.06</text:p>
          </table:table-cell>
          <table:table-cell table:formula="of:=[.B468]/100000" office:value-type="float" office:value="0.0000906" calcext:value-type="float">
            <text:p>9.0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18" calcext:value-type="date">
            <text:p>12/18/11</text:p>
          </table:table-cell>
          <table:table-cell office:value-type="float" office:value="9.06" calcext:value-type="float">
            <text:p>9.06</text:p>
          </table:table-cell>
          <table:table-cell table:formula="of:=[.B469]/100000" office:value-type="float" office:value="0.0000906" calcext:value-type="float">
            <text:p>9.0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19" calcext:value-type="date">
            <text:p>12/19/11</text:p>
          </table:table-cell>
          <table:table-cell office:value-type="float" office:value="9.25" calcext:value-type="float">
            <text:p>9.25</text:p>
          </table:table-cell>
          <table:table-cell table:formula="of:=[.B470]/100000" office:value-type="float" office:value="0.0000925" calcext:value-type="float">
            <text:p>9.2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20" calcext:value-type="date">
            <text:p>12/20/11</text:p>
          </table:table-cell>
          <table:table-cell office:value-type="float" office:value="9.27" calcext:value-type="float">
            <text:p>9.27</text:p>
          </table:table-cell>
          <table:table-cell table:formula="of:=[.B471]/100000" office:value-type="float" office:value="0.0000927" calcext:value-type="float">
            <text:p>9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21" calcext:value-type="date">
            <text:p>12/21/11</text:p>
          </table:table-cell>
          <table:table-cell office:value-type="float" office:value="9.27" calcext:value-type="float">
            <text:p>9.27</text:p>
          </table:table-cell>
          <table:table-cell table:formula="of:=[.B472]/100000" office:value-type="float" office:value="0.0000927" calcext:value-type="float">
            <text:p>9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22" calcext:value-type="date">
            <text:p>12/22/11</text:p>
          </table:table-cell>
          <table:table-cell office:value-type="float" office:value="9.41" calcext:value-type="float">
            <text:p>9.41</text:p>
          </table:table-cell>
          <table:table-cell table:formula="of:=[.B473]/100000" office:value-type="float" office:value="0.0000941" calcext:value-type="float">
            <text:p>9.4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23" calcext:value-type="date">
            <text:p>12/23/11</text:p>
          </table:table-cell>
          <table:table-cell office:value-type="float" office:value="9.38" calcext:value-type="float">
            <text:p>9.38</text:p>
          </table:table-cell>
          <table:table-cell table:formula="of:=[.B474]/100000" office:value-type="float" office:value="0.0000938" calcext:value-type="float">
            <text:p>9.3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24" calcext:value-type="date">
            <text:p>12/24/11</text:p>
          </table:table-cell>
          <table:table-cell office:value-type="float" office:value="9.38" calcext:value-type="float">
            <text:p>9.38</text:p>
          </table:table-cell>
          <table:table-cell table:formula="of:=[.B475]/100000" office:value-type="float" office:value="0.0000938" calcext:value-type="float">
            <text:p>9.3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25" calcext:value-type="date">
            <text:p>12/25/11</text:p>
          </table:table-cell>
          <table:table-cell office:value-type="float" office:value="9.43" calcext:value-type="float">
            <text:p>9.43</text:p>
          </table:table-cell>
          <table:table-cell table:formula="of:=[.B476]/100000" office:value-type="float" office:value="0.0000943" calcext:value-type="float">
            <text:p>9.4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26" calcext:value-type="date">
            <text:p>12/26/11</text:p>
          </table:table-cell>
          <table:table-cell office:value-type="float" office:value="9.42" calcext:value-type="float">
            <text:p>9.42</text:p>
          </table:table-cell>
          <table:table-cell table:formula="of:=[.B477]/100000" office:value-type="float" office:value="0.0000942" calcext:value-type="float">
            <text:p>9.4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27" calcext:value-type="date">
            <text:p>12/27/11</text:p>
          </table:table-cell>
          <table:table-cell office:value-type="float" office:value="9.42" calcext:value-type="float">
            <text:p>9.42</text:p>
          </table:table-cell>
          <table:table-cell table:formula="of:=[.B478]/100000" office:value-type="float" office:value="0.0000942" calcext:value-type="float">
            <text:p>9.4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28" calcext:value-type="date">
            <text:p>12/28/11</text:p>
          </table:table-cell>
          <table:table-cell office:value-type="float" office:value="9.5" calcext:value-type="float">
            <text:p>9.5</text:p>
          </table:table-cell>
          <table:table-cell table:formula="of:=[.B479]/100000" office:value-type="float" office:value="0.000095" calcext:value-type="float">
            <text:p>9.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29" calcext:value-type="date">
            <text:p>12/29/11</text:p>
          </table:table-cell>
          <table:table-cell office:value-type="float" office:value="9.45" calcext:value-type="float">
            <text:p>9.45</text:p>
          </table:table-cell>
          <table:table-cell table:formula="of:=[.B480]/100000" office:value-type="float" office:value="0.0000945" calcext:value-type="float">
            <text:p>9.4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30" calcext:value-type="date">
            <text:p>12/30/11</text:p>
          </table:table-cell>
          <table:table-cell office:value-type="float" office:value="9.45" calcext:value-type="float">
            <text:p>9.45</text:p>
          </table:table-cell>
          <table:table-cell table:formula="of:=[.B481]/100000" office:value-type="float" office:value="0.0000945" calcext:value-type="float">
            <text:p>9.4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1-12-31" calcext:value-type="date">
            <text:p>12/31/11</text:p>
          </table:table-cell>
          <table:table-cell office:value-type="float" office:value="9.46" calcext:value-type="float">
            <text:p>9.46</text:p>
          </table:table-cell>
          <table:table-cell table:formula="of:=[.B482]/100000" office:value-type="float" office:value="0.0000946" calcext:value-type="float">
            <text:p>9.4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01" calcext:value-type="date">
            <text:p>01/01/12</text:p>
          </table:table-cell>
          <table:table-cell office:value-type="float" office:value="9.46" calcext:value-type="float">
            <text:p>9.46</text:p>
          </table:table-cell>
          <table:table-cell table:formula="of:=[.B483]/100000" office:value-type="float" office:value="0.0000946" calcext:value-type="float">
            <text:p>9.4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02" calcext:value-type="date">
            <text:p>01/02/12</text:p>
          </table:table-cell>
          <table:table-cell office:value-type="float" office:value="9.46" calcext:value-type="float">
            <text:p>9.46</text:p>
          </table:table-cell>
          <table:table-cell table:formula="of:=[.B484]/100000" office:value-type="float" office:value="0.0000946" calcext:value-type="float">
            <text:p>9.4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03" calcext:value-type="date">
            <text:p>01/03/12</text:p>
          </table:table-cell>
          <table:table-cell office:value-type="float" office:value="9.29" calcext:value-type="float">
            <text:p>9.29</text:p>
          </table:table-cell>
          <table:table-cell table:formula="of:=[.B485]/100000" office:value-type="float" office:value="0.0000929" calcext:value-type="float">
            <text:p>9.2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04" calcext:value-type="date">
            <text:p>01/04/12</text:p>
          </table:table-cell>
          <table:table-cell office:value-type="float" office:value="9.17" calcext:value-type="float">
            <text:p>9.17</text:p>
          </table:table-cell>
          <table:table-cell table:formula="of:=[.B486]/100000" office:value-type="float" office:value="0.0000917" calcext:value-type="float">
            <text:p>9.1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05" calcext:value-type="date">
            <text:p>01/05/12</text:p>
          </table:table-cell>
          <table:table-cell office:value-type="float" office:value="9.21" calcext:value-type="float">
            <text:p>9.21</text:p>
          </table:table-cell>
          <table:table-cell table:formula="of:=[.B487]/100000" office:value-type="float" office:value="0.0000921" calcext:value-type="float">
            <text:p>9.2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06" calcext:value-type="date">
            <text:p>01/06/12</text:p>
          </table:table-cell>
          <table:table-cell office:value-type="float" office:value="9.18" calcext:value-type="float">
            <text:p>9.18</text:p>
          </table:table-cell>
          <table:table-cell table:formula="of:=[.B488]/100000" office:value-type="float" office:value="0.0000918" calcext:value-type="float">
            <text:p>9.1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07" calcext:value-type="date">
            <text:p>01/07/12</text:p>
          </table:table-cell>
          <table:table-cell office:value-type="float" office:value="9.18" calcext:value-type="float">
            <text:p>9.18</text:p>
          </table:table-cell>
          <table:table-cell table:formula="of:=[.B489]/100000" office:value-type="float" office:value="0.0000918" calcext:value-type="float">
            <text:p>9.1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08" calcext:value-type="date">
            <text:p>01/08/12</text:p>
          </table:table-cell>
          <table:table-cell office:value-type="float" office:value="9.19" calcext:value-type="float">
            <text:p>9.19</text:p>
          </table:table-cell>
          <table:table-cell table:formula="of:=[.B490]/100000" office:value-type="float" office:value="0.0000919" calcext:value-type="float">
            <text:p>9.1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09" calcext:value-type="date">
            <text:p>01/09/12</text:p>
          </table:table-cell>
          <table:table-cell office:value-type="float" office:value="9.15" calcext:value-type="float">
            <text:p>9.15</text:p>
          </table:table-cell>
          <table:table-cell table:formula="of:=[.B491]/100000" office:value-type="float" office:value="0.0000915" calcext:value-type="float">
            <text:p>9.1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10" calcext:value-type="date">
            <text:p>01/10/12</text:p>
          </table:table-cell>
          <table:table-cell office:value-type="float" office:value="9.15" calcext:value-type="float">
            <text:p>9.15</text:p>
          </table:table-cell>
          <table:table-cell table:formula="of:=[.B492]/100000" office:value-type="float" office:value="0.0000915" calcext:value-type="float">
            <text:p>9.1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11" calcext:value-type="date">
            <text:p>01/11/12</text:p>
          </table:table-cell>
          <table:table-cell office:value-type="float" office:value="9.11" calcext:value-type="float">
            <text:p>9.11</text:p>
          </table:table-cell>
          <table:table-cell table:formula="of:=[.B493]/100000" office:value-type="float" office:value="0.0000911" calcext:value-type="float">
            <text:p>9.1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12" calcext:value-type="date">
            <text:p>01/12/12</text:p>
          </table:table-cell>
          <table:table-cell office:value-type="float" office:value="8.99" calcext:value-type="float">
            <text:p>8.99</text:p>
          </table:table-cell>
          <table:table-cell table:formula="of:=[.B494]/100000" office:value-type="float" office:value="0.0000899" calcext:value-type="float">
            <text:p>8.9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13" calcext:value-type="date">
            <text:p>01/13/12</text:p>
          </table:table-cell>
          <table:table-cell office:value-type="float" office:value="8.98" calcext:value-type="float">
            <text:p>8.98</text:p>
          </table:table-cell>
          <table:table-cell table:formula="of:=[.B495]/100000" office:value-type="float" office:value="0.0000898" calcext:value-type="float">
            <text:p>8.9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14" calcext:value-type="date">
            <text:p>01/14/12</text:p>
          </table:table-cell>
          <table:table-cell office:value-type="float" office:value="8.99" calcext:value-type="float">
            <text:p>8.99</text:p>
          </table:table-cell>
          <table:table-cell table:formula="of:=[.B496]/100000" office:value-type="float" office:value="0.0000899" calcext:value-type="float">
            <text:p>8.9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15" calcext:value-type="date">
            <text:p>01/15/12</text:p>
          </table:table-cell>
          <table:table-cell office:value-type="float" office:value="8.98" calcext:value-type="float">
            <text:p>8.98</text:p>
          </table:table-cell>
          <table:table-cell table:formula="of:=[.B497]/100000" office:value-type="float" office:value="0.0000898" calcext:value-type="float">
            <text:p>8.9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16" calcext:value-type="date">
            <text:p>01/16/12</text:p>
          </table:table-cell>
          <table:table-cell office:value-type="float" office:value="8.96" calcext:value-type="float">
            <text:p>8.96</text:p>
          </table:table-cell>
          <table:table-cell table:formula="of:=[.B498]/100000" office:value-type="float" office:value="0.0000896" calcext:value-type="float">
            <text:p>8.9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17" calcext:value-type="date">
            <text:p>01/17/12</text:p>
          </table:table-cell>
          <table:table-cell office:value-type="float" office:value="8.97" calcext:value-type="float">
            <text:p>8.97</text:p>
          </table:table-cell>
          <table:table-cell table:formula="of:=[.B499]/100000" office:value-type="float" office:value="0.0000897" calcext:value-type="float">
            <text:p>8.9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18" calcext:value-type="date">
            <text:p>01/18/12</text:p>
          </table:table-cell>
          <table:table-cell office:value-type="float" office:value="8.81" calcext:value-type="float">
            <text:p>8.81</text:p>
          </table:table-cell>
          <table:table-cell table:formula="of:=[.B500]/100000" office:value-type="float" office:value="0.0000881" calcext:value-type="float">
            <text:p>8.8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19" calcext:value-type="date">
            <text:p>01/19/12</text:p>
          </table:table-cell>
          <table:table-cell office:value-type="float" office:value="8.82" calcext:value-type="float">
            <text:p>8.82</text:p>
          </table:table-cell>
          <table:table-cell table:formula="of:=[.B501]/100000" office:value-type="float" office:value="0.0000882" calcext:value-type="float">
            <text:p>8.8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20" calcext:value-type="date">
            <text:p>01/20/12</text:p>
          </table:table-cell>
          <table:table-cell office:value-type="float" office:value="8.82" calcext:value-type="float">
            <text:p>8.82</text:p>
          </table:table-cell>
          <table:table-cell table:formula="of:=[.B502]/100000" office:value-type="float" office:value="0.0000882" calcext:value-type="float">
            <text:p>8.8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21" calcext:value-type="date">
            <text:p>01/21/12</text:p>
          </table:table-cell>
          <table:table-cell office:value-type="float" office:value="8.82" calcext:value-type="float">
            <text:p>8.82</text:p>
          </table:table-cell>
          <table:table-cell table:formula="of:=[.B503]/100000" office:value-type="float" office:value="0.0000882" calcext:value-type="float">
            <text:p>8.8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22" calcext:value-type="date">
            <text:p>01/22/12</text:p>
          </table:table-cell>
          <table:table-cell office:value-type="float" office:value="8.82" calcext:value-type="float">
            <text:p>8.82</text:p>
          </table:table-cell>
          <table:table-cell table:formula="of:=[.B504]/100000" office:value-type="float" office:value="0.0000882" calcext:value-type="float">
            <text:p>8.8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23" calcext:value-type="date">
            <text:p>01/23/12</text:p>
          </table:table-cell>
          <table:table-cell office:value-type="float" office:value="8.67" calcext:value-type="float">
            <text:p>8.67</text:p>
          </table:table-cell>
          <table:table-cell table:formula="of:=[.B505]/100000" office:value-type="float" office:value="0.0000867" calcext:value-type="float">
            <text:p>8.6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24" calcext:value-type="date">
            <text:p>01/24/12</text:p>
          </table:table-cell>
          <table:table-cell office:value-type="float" office:value="8.72" calcext:value-type="float">
            <text:p>8.72</text:p>
          </table:table-cell>
          <table:table-cell table:formula="of:=[.B506]/100000" office:value-type="float" office:value="0.0000872" calcext:value-type="float">
            <text:p>8.7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25" calcext:value-type="date">
            <text:p>01/25/12</text:p>
          </table:table-cell>
          <table:table-cell office:value-type="float" office:value="8.71" calcext:value-type="float">
            <text:p>8.71</text:p>
          </table:table-cell>
          <table:table-cell table:formula="of:=[.B507]/100000" office:value-type="float" office:value="0.0000871" calcext:value-type="float">
            <text:p>8.7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26" calcext:value-type="date">
            <text:p>01/26/12</text:p>
          </table:table-cell>
          <table:table-cell office:value-type="float" office:value="8.71" calcext:value-type="float">
            <text:p>8.71</text:p>
          </table:table-cell>
          <table:table-cell table:formula="of:=[.B508]/100000" office:value-type="float" office:value="0.0000871" calcext:value-type="float">
            <text:p>8.7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27" calcext:value-type="date">
            <text:p>01/27/12</text:p>
          </table:table-cell>
          <table:table-cell office:value-type="float" office:value="8.69" calcext:value-type="float">
            <text:p>8.69</text:p>
          </table:table-cell>
          <table:table-cell table:formula="of:=[.B509]/100000" office:value-type="float" office:value="0.0000869" calcext:value-type="float">
            <text:p>8.6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28" calcext:value-type="date">
            <text:p>01/28/12</text:p>
          </table:table-cell>
          <table:table-cell office:value-type="float" office:value="8.69" calcext:value-type="float">
            <text:p>8.69</text:p>
          </table:table-cell>
          <table:table-cell table:formula="of:=[.B510]/100000" office:value-type="float" office:value="0.0000869" calcext:value-type="float">
            <text:p>8.6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29" calcext:value-type="date">
            <text:p>01/29/12</text:p>
          </table:table-cell>
          <table:table-cell office:value-type="float" office:value="8.68" calcext:value-type="float">
            <text:p>8.68</text:p>
          </table:table-cell>
          <table:table-cell table:formula="of:=[.B511]/100000" office:value-type="float" office:value="0.0000868" calcext:value-type="float">
            <text:p>8.6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30" calcext:value-type="date">
            <text:p>01/30/12</text:p>
          </table:table-cell>
          <table:table-cell office:value-type="float" office:value="8.77" calcext:value-type="float">
            <text:p>8.77</text:p>
          </table:table-cell>
          <table:table-cell table:formula="of:=[.B512]/100000" office:value-type="float" office:value="0.0000877" calcext:value-type="float">
            <text:p>8.7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1-31" calcext:value-type="date">
            <text:p>01/31/12</text:p>
          </table:table-cell>
          <table:table-cell office:value-type="float" office:value="8.77" calcext:value-type="float">
            <text:p>8.77</text:p>
          </table:table-cell>
          <table:table-cell table:formula="of:=[.B513]/100000" office:value-type="float" office:value="0.0000877" calcext:value-type="float">
            <text:p>8.7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01" calcext:value-type="date">
            <text:p>02/01/12</text:p>
          </table:table-cell>
          <table:table-cell office:value-type="float" office:value="8.68" calcext:value-type="float">
            <text:p>8.68</text:p>
          </table:table-cell>
          <table:table-cell table:formula="of:=[.B514]/100000" office:value-type="float" office:value="0.0000868" calcext:value-type="float">
            <text:p>8.6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02" calcext:value-type="date">
            <text:p>02/02/12</text:p>
          </table:table-cell>
          <table:table-cell office:value-type="float" office:value="8.68" calcext:value-type="float">
            <text:p>8.68</text:p>
          </table:table-cell>
          <table:table-cell table:formula="of:=[.B515]/100000" office:value-type="float" office:value="0.0000868" calcext:value-type="float">
            <text:p>8.6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03" calcext:value-type="date">
            <text:p>02/03/12</text:p>
          </table:table-cell>
          <table:table-cell office:value-type="float" office:value="8.68" calcext:value-type="float">
            <text:p>8.68</text:p>
          </table:table-cell>
          <table:table-cell table:formula="of:=[.B516]/100000" office:value-type="float" office:value="0.0000868" calcext:value-type="float">
            <text:p>8.6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04" calcext:value-type="date">
            <text:p>02/04/12</text:p>
          </table:table-cell>
          <table:table-cell office:value-type="float" office:value="8.68" calcext:value-type="float">
            <text:p>8.68</text:p>
          </table:table-cell>
          <table:table-cell table:formula="of:=[.B517]/100000" office:value-type="float" office:value="0.0000868" calcext:value-type="float">
            <text:p>8.6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05" calcext:value-type="date">
            <text:p>02/05/12</text:p>
          </table:table-cell>
          <table:table-cell office:value-type="float" office:value="8.65" calcext:value-type="float">
            <text:p>8.65</text:p>
          </table:table-cell>
          <table:table-cell table:formula="of:=[.B518]/100000" office:value-type="float" office:value="0.0000865" calcext:value-type="float">
            <text:p>8.6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06" calcext:value-type="date">
            <text:p>02/06/12</text:p>
          </table:table-cell>
          <table:table-cell office:value-type="float" office:value="8.65" calcext:value-type="float">
            <text:p>8.65</text:p>
          </table:table-cell>
          <table:table-cell table:formula="of:=[.B519]/100000" office:value-type="float" office:value="0.0000865" calcext:value-type="float">
            <text:p>8.6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07" calcext:value-type="date">
            <text:p>02/07/12</text:p>
          </table:table-cell>
          <table:table-cell office:value-type="float" office:value="8.61" calcext:value-type="float">
            <text:p>8.61</text:p>
          </table:table-cell>
          <table:table-cell table:formula="of:=[.B520]/100000" office:value-type="float" office:value="0.0000861" calcext:value-type="float">
            <text:p>8.6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08" calcext:value-type="date">
            <text:p>02/08/12</text:p>
          </table:table-cell>
          <table:table-cell office:value-type="float" office:value="8.59" calcext:value-type="float">
            <text:p>8.59</text:p>
          </table:table-cell>
          <table:table-cell table:formula="of:=[.B521]/100000" office:value-type="float" office:value="0.0000859" calcext:value-type="float">
            <text:p>8.5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09" calcext:value-type="date">
            <text:p>02/09/12</text:p>
          </table:table-cell>
          <table:table-cell office:value-type="float" office:value="8.58" calcext:value-type="float">
            <text:p>8.58</text:p>
          </table:table-cell>
          <table:table-cell table:formula="of:=[.B522]/100000" office:value-type="float" office:value="0.0000858" calcext:value-type="float">
            <text:p>8.5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10" calcext:value-type="date">
            <text:p>02/10/12</text:p>
          </table:table-cell>
          <table:table-cell office:value-type="float" office:value="8.63" calcext:value-type="float">
            <text:p>8.63</text:p>
          </table:table-cell>
          <table:table-cell table:formula="of:=[.B523]/100000" office:value-type="float" office:value="0.0000863" calcext:value-type="float">
            <text:p>8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11" calcext:value-type="date">
            <text:p>02/11/12</text:p>
          </table:table-cell>
          <table:table-cell office:value-type="float" office:value="8.63" calcext:value-type="float">
            <text:p>8.63</text:p>
          </table:table-cell>
          <table:table-cell table:formula="of:=[.B524]/100000" office:value-type="float" office:value="0.0000863" calcext:value-type="float">
            <text:p>8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12" calcext:value-type="date">
            <text:p>02/12/12</text:p>
          </table:table-cell>
          <table:table-cell office:value-type="float" office:value="8.63" calcext:value-type="float">
            <text:p>8.63</text:p>
          </table:table-cell>
          <table:table-cell table:formula="of:=[.B525]/100000" office:value-type="float" office:value="0.0000863" calcext:value-type="float">
            <text:p>8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13" calcext:value-type="date">
            <text:p>02/13/12</text:p>
          </table:table-cell>
          <table:table-cell office:value-type="float" office:value="9.02" calcext:value-type="float">
            <text:p>9.02</text:p>
          </table:table-cell>
          <table:table-cell table:formula="of:=[.B526]/100000" office:value-type="float" office:value="0.0000902" calcext:value-type="float">
            <text:p>9.0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14" calcext:value-type="date">
            <text:p>02/14/12</text:p>
          </table:table-cell>
          <table:table-cell office:value-type="float" office:value="9.02" calcext:value-type="float">
            <text:p>9.02</text:p>
          </table:table-cell>
          <table:table-cell table:formula="of:=[.B527]/100000" office:value-type="float" office:value="0.0000902" calcext:value-type="float">
            <text:p>9.0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15" calcext:value-type="date">
            <text:p>02/15/12</text:p>
          </table:table-cell>
          <table:table-cell office:value-type="float" office:value="8.92" calcext:value-type="float">
            <text:p>8.92</text:p>
          </table:table-cell>
          <table:table-cell table:formula="of:=[.B528]/100000" office:value-type="float" office:value="0.0000892" calcext:value-type="float">
            <text:p>8.9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16" calcext:value-type="date">
            <text:p>02/16/12</text:p>
          </table:table-cell>
          <table:table-cell office:value-type="float" office:value="8.81" calcext:value-type="float">
            <text:p>8.81</text:p>
          </table:table-cell>
          <table:table-cell table:formula="of:=[.B529]/100000" office:value-type="float" office:value="0.0000881" calcext:value-type="float">
            <text:p>8.8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17" calcext:value-type="date">
            <text:p>02/17/12</text:p>
          </table:table-cell>
          <table:table-cell office:value-type="float" office:value="8.81" calcext:value-type="float">
            <text:p>8.81</text:p>
          </table:table-cell>
          <table:table-cell table:formula="of:=[.B530]/100000" office:value-type="float" office:value="0.0000881" calcext:value-type="float">
            <text:p>8.8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18" calcext:value-type="date">
            <text:p>02/18/12</text:p>
          </table:table-cell>
          <table:table-cell office:value-type="float" office:value="8.81" calcext:value-type="float">
            <text:p>8.81</text:p>
          </table:table-cell>
          <table:table-cell table:formula="of:=[.B531]/100000" office:value-type="float" office:value="0.0000881" calcext:value-type="float">
            <text:p>8.8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19" calcext:value-type="date">
            <text:p>02/19/12</text:p>
          </table:table-cell>
          <table:table-cell office:value-type="float" office:value="8.94" calcext:value-type="float">
            <text:p>8.94</text:p>
          </table:table-cell>
          <table:table-cell table:formula="of:=[.B532]/100000" office:value-type="float" office:value="0.0000894" calcext:value-type="float">
            <text:p>8.9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20" calcext:value-type="date">
            <text:p>02/20/12</text:p>
          </table:table-cell>
          <table:table-cell office:value-type="float" office:value="8.97" calcext:value-type="float">
            <text:p>8.97</text:p>
          </table:table-cell>
          <table:table-cell table:formula="of:=[.B533]/100000" office:value-type="float" office:value="0.0000897" calcext:value-type="float">
            <text:p>8.9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21" calcext:value-type="date">
            <text:p>02/21/12</text:p>
          </table:table-cell>
          <table:table-cell office:value-type="float" office:value="8.92" calcext:value-type="float">
            <text:p>8.92</text:p>
          </table:table-cell>
          <table:table-cell table:formula="of:=[.B534]/100000" office:value-type="float" office:value="0.0000892" calcext:value-type="float">
            <text:p>8.9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22" calcext:value-type="date">
            <text:p>02/22/12</text:p>
          </table:table-cell>
          <table:table-cell office:value-type="float" office:value="9.01" calcext:value-type="float">
            <text:p>9.01</text:p>
          </table:table-cell>
          <table:table-cell table:formula="of:=[.B535]/100000" office:value-type="float" office:value="0.0000901" calcext:value-type="float">
            <text:p>9.0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23" calcext:value-type="date">
            <text:p>02/23/12</text:p>
          </table:table-cell>
          <table:table-cell office:value-type="float" office:value="8.97" calcext:value-type="float">
            <text:p>8.97</text:p>
          </table:table-cell>
          <table:table-cell table:formula="of:=[.B536]/100000" office:value-type="float" office:value="0.0000897" calcext:value-type="float">
            <text:p>8.9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24" calcext:value-type="date">
            <text:p>02/24/12</text:p>
          </table:table-cell>
          <table:table-cell office:value-type="float" office:value="8.97" calcext:value-type="float">
            <text:p>8.97</text:p>
          </table:table-cell>
          <table:table-cell table:formula="of:=[.B537]/100000" office:value-type="float" office:value="0.0000897" calcext:value-type="float">
            <text:p>8.9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26" calcext:value-type="date">
            <text:p>02/26/12</text:p>
          </table:table-cell>
          <table:table-cell office:value-type="float" office:value="8.98" calcext:value-type="float">
            <text:p>8.98</text:p>
          </table:table-cell>
          <table:table-cell table:formula="of:=[.B538]/100000" office:value-type="float" office:value="0.0000898" calcext:value-type="float">
            <text:p>8.9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27" calcext:value-type="date">
            <text:p>02/27/12</text:p>
          </table:table-cell>
          <table:table-cell office:value-type="float" office:value="8.96" calcext:value-type="float">
            <text:p>8.96</text:p>
          </table:table-cell>
          <table:table-cell table:formula="of:=[.B539]/100000" office:value-type="float" office:value="0.0000896" calcext:value-type="float">
            <text:p>8.9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28" calcext:value-type="date">
            <text:p>02/28/12</text:p>
          </table:table-cell>
          <table:table-cell office:value-type="float" office:value="8.95" calcext:value-type="float">
            <text:p>8.95</text:p>
          </table:table-cell>
          <table:table-cell table:formula="of:=[.B540]/100000" office:value-type="float" office:value="0.0000895" calcext:value-type="float">
            <text:p>8.9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2-29" calcext:value-type="date">
            <text:p>02/29/12</text:p>
          </table:table-cell>
          <table:table-cell office:value-type="float" office:value="8.91" calcext:value-type="float">
            <text:p>8.91</text:p>
          </table:table-cell>
          <table:table-cell table:formula="of:=[.B541]/100000" office:value-type="float" office:value="0.0000891" calcext:value-type="float">
            <text:p>8.9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01" calcext:value-type="date">
            <text:p>03/01/12</text:p>
          </table:table-cell>
          <table:table-cell office:value-type="float" office:value="8.94" calcext:value-type="float">
            <text:p>8.94</text:p>
          </table:table-cell>
          <table:table-cell table:formula="of:=[.B542]/100000" office:value-type="float" office:value="0.0000894" calcext:value-type="float">
            <text:p>8.9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02" calcext:value-type="date">
            <text:p>03/02/12</text:p>
          </table:table-cell>
          <table:table-cell office:value-type="float" office:value="8.94" calcext:value-type="float">
            <text:p>8.94</text:p>
          </table:table-cell>
          <table:table-cell table:formula="of:=[.B543]/100000" office:value-type="float" office:value="0.0000894" calcext:value-type="float">
            <text:p>8.9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03" calcext:value-type="date">
            <text:p>03/03/12</text:p>
          </table:table-cell>
          <table:table-cell office:value-type="float" office:value="8.94" calcext:value-type="float">
            <text:p>8.94</text:p>
          </table:table-cell>
          <table:table-cell table:formula="of:=[.B544]/100000" office:value-type="float" office:value="0.0000894" calcext:value-type="float">
            <text:p>8.9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04" calcext:value-type="date">
            <text:p>03/04/12</text:p>
          </table:table-cell>
          <table:table-cell office:value-type="float" office:value="8.96" calcext:value-type="float">
            <text:p>8.96</text:p>
          </table:table-cell>
          <table:table-cell table:formula="of:=[.B545]/100000" office:value-type="float" office:value="0.0000896" calcext:value-type="float">
            <text:p>8.9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05" calcext:value-type="date">
            <text:p>03/05/12</text:p>
          </table:table-cell>
          <table:table-cell office:value-type="float" office:value="9.34" calcext:value-type="float">
            <text:p>9.34</text:p>
          </table:table-cell>
          <table:table-cell table:formula="of:=[.B546]/100000" office:value-type="float" office:value="0.0000934" calcext:value-type="float">
            <text:p>9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06" calcext:value-type="date">
            <text:p>03/06/12</text:p>
          </table:table-cell>
          <table:table-cell office:value-type="float" office:value="9.36" calcext:value-type="float">
            <text:p>9.36</text:p>
          </table:table-cell>
          <table:table-cell table:formula="of:=[.B547]/100000" office:value-type="float" office:value="0.0000936" calcext:value-type="float">
            <text:p>9.3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07" calcext:value-type="date">
            <text:p>03/07/12</text:p>
          </table:table-cell>
          <table:table-cell office:value-type="float" office:value="9.58" calcext:value-type="float">
            <text:p>9.58</text:p>
          </table:table-cell>
          <table:table-cell table:formula="of:=[.B548]/100000" office:value-type="float" office:value="0.0000958" calcext:value-type="float">
            <text:p>9.5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08" calcext:value-type="date">
            <text:p>03/08/12</text:p>
          </table:table-cell>
          <table:table-cell office:value-type="float" office:value="9.58" calcext:value-type="float">
            <text:p>9.58</text:p>
          </table:table-cell>
          <table:table-cell table:formula="of:=[.B549]/100000" office:value-type="float" office:value="0.0000958" calcext:value-type="float">
            <text:p>9.5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10" calcext:value-type="date">
            <text:p>03/10/12</text:p>
          </table:table-cell>
          <table:table-cell office:value-type="float" office:value="9.58" calcext:value-type="float">
            <text:p>9.58</text:p>
          </table:table-cell>
          <table:table-cell table:formula="of:=[.B550]/100000" office:value-type="float" office:value="0.0000958" calcext:value-type="float">
            <text:p>9.5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11" calcext:value-type="date">
            <text:p>03/11/12</text:p>
          </table:table-cell>
          <table:table-cell office:value-type="float" office:value="9.58" calcext:value-type="float">
            <text:p>9.58</text:p>
          </table:table-cell>
          <table:table-cell table:formula="of:=[.B551]/100000" office:value-type="float" office:value="0.0000958" calcext:value-type="float">
            <text:p>9.5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12" calcext:value-type="date">
            <text:p>03/12/12</text:p>
          </table:table-cell>
          <table:table-cell office:value-type="float" office:value="9.56" calcext:value-type="float">
            <text:p>9.56</text:p>
          </table:table-cell>
          <table:table-cell table:formula="of:=[.B552]/100000" office:value-type="float" office:value="0.0000956" calcext:value-type="float">
            <text:p>9.5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14" calcext:value-type="date">
            <text:p>03/14/12</text:p>
          </table:table-cell>
          <table:table-cell office:value-type="float" office:value="9.47" calcext:value-type="float">
            <text:p>9.47</text:p>
          </table:table-cell>
          <table:table-cell table:formula="of:=[.B553]/100000" office:value-type="float" office:value="0.0000947" calcext:value-type="float">
            <text:p>9.4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15" calcext:value-type="date">
            <text:p>03/15/12</text:p>
          </table:table-cell>
          <table:table-cell office:value-type="float" office:value="9.63" calcext:value-type="float">
            <text:p>9.63</text:p>
          </table:table-cell>
          <table:table-cell table:formula="of:=[.B554]/100000" office:value-type="float" office:value="0.0000963" calcext:value-type="float">
            <text:p>9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16" calcext:value-type="date">
            <text:p>03/16/12</text:p>
          </table:table-cell>
          <table:table-cell office:value-type="float" office:value="9.63" calcext:value-type="float">
            <text:p>9.63</text:p>
          </table:table-cell>
          <table:table-cell table:formula="of:=[.B555]/100000" office:value-type="float" office:value="0.0000963" calcext:value-type="float">
            <text:p>9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17" calcext:value-type="date">
            <text:p>03/17/12</text:p>
          </table:table-cell>
          <table:table-cell office:value-type="float" office:value="9.63" calcext:value-type="float">
            <text:p>9.63</text:p>
          </table:table-cell>
          <table:table-cell table:formula="of:=[.B556]/100000" office:value-type="float" office:value="0.0000963" calcext:value-type="float">
            <text:p>9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18" calcext:value-type="date">
            <text:p>03/18/12</text:p>
          </table:table-cell>
          <table:table-cell office:value-type="float" office:value="9.51" calcext:value-type="float">
            <text:p>9.51</text:p>
          </table:table-cell>
          <table:table-cell table:formula="of:=[.B557]/100000" office:value-type="float" office:value="0.0000951" calcext:value-type="float">
            <text:p>9.5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19" calcext:value-type="date">
            <text:p>03/19/12</text:p>
          </table:table-cell>
          <table:table-cell office:value-type="float" office:value="9.52" calcext:value-type="float">
            <text:p>9.52</text:p>
          </table:table-cell>
          <table:table-cell table:formula="of:=[.B558]/100000" office:value-type="float" office:value="0.0000952" calcext:value-type="float">
            <text:p>9.5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20" calcext:value-type="date">
            <text:p>03/20/12</text:p>
          </table:table-cell>
          <table:table-cell office:value-type="float" office:value="9.35" calcext:value-type="float">
            <text:p>9.35</text:p>
          </table:table-cell>
          <table:table-cell table:formula="of:=[.B559]/100000" office:value-type="float" office:value="0.0000935" calcext:value-type="float">
            <text:p>9.3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21" calcext:value-type="date">
            <text:p>03/21/12</text:p>
          </table:table-cell>
          <table:table-cell office:value-type="float" office:value="9.34" calcext:value-type="float">
            <text:p>9.34</text:p>
          </table:table-cell>
          <table:table-cell table:formula="of:=[.B560]/100000" office:value-type="float" office:value="0.0000934" calcext:value-type="float">
            <text:p>9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22" calcext:value-type="date">
            <text:p>03/22/12</text:p>
          </table:table-cell>
          <table:table-cell office:value-type="float" office:value="9.34" calcext:value-type="float">
            <text:p>9.34</text:p>
          </table:table-cell>
          <table:table-cell table:formula="of:=[.B561]/100000" office:value-type="float" office:value="0.0000934" calcext:value-type="float">
            <text:p>9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23" calcext:value-type="date">
            <text:p>03/23/12</text:p>
          </table:table-cell>
          <table:table-cell office:value-type="float" office:value="9.34" calcext:value-type="float">
            <text:p>9.34</text:p>
          </table:table-cell>
          <table:table-cell table:formula="of:=[.B562]/100000" office:value-type="float" office:value="0.0000934" calcext:value-type="float">
            <text:p>9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24" calcext:value-type="date">
            <text:p>03/24/12</text:p>
          </table:table-cell>
          <table:table-cell office:value-type="float" office:value="9.34" calcext:value-type="float">
            <text:p>9.34</text:p>
          </table:table-cell>
          <table:table-cell table:formula="of:=[.B563]/100000" office:value-type="float" office:value="0.0000934" calcext:value-type="float">
            <text:p>9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25" calcext:value-type="date">
            <text:p>03/25/12</text:p>
          </table:table-cell>
          <table:table-cell office:value-type="float" office:value="9.32" calcext:value-type="float">
            <text:p>9.32</text:p>
          </table:table-cell>
          <table:table-cell table:formula="of:=[.B564]/100000" office:value-type="float" office:value="0.0000932" calcext:value-type="float">
            <text:p>9.3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26" calcext:value-type="date">
            <text:p>03/26/12</text:p>
          </table:table-cell>
          <table:table-cell office:value-type="float" office:value="9.31" calcext:value-type="float">
            <text:p>9.31</text:p>
          </table:table-cell>
          <table:table-cell table:formula="of:=[.B565]/100000" office:value-type="float" office:value="0.0000931" calcext:value-type="float">
            <text:p>9.3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27" calcext:value-type="date">
            <text:p>03/27/12</text:p>
          </table:table-cell>
          <table:table-cell office:value-type="float" office:value="9.32" calcext:value-type="float">
            <text:p>9.32</text:p>
          </table:table-cell>
          <table:table-cell table:formula="of:=[.B566]/100000" office:value-type="float" office:value="0.0000932" calcext:value-type="float">
            <text:p>9.3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28" calcext:value-type="date">
            <text:p>03/28/12</text:p>
          </table:table-cell>
          <table:table-cell office:value-type="float" office:value="9.38" calcext:value-type="float">
            <text:p>9.38</text:p>
          </table:table-cell>
          <table:table-cell table:formula="of:=[.B567]/100000" office:value-type="float" office:value="0.0000938" calcext:value-type="float">
            <text:p>9.3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29" calcext:value-type="date">
            <text:p>03/29/12</text:p>
          </table:table-cell>
          <table:table-cell office:value-type="float" office:value="9.38" calcext:value-type="float">
            <text:p>9.38</text:p>
          </table:table-cell>
          <table:table-cell table:formula="of:=[.B568]/100000" office:value-type="float" office:value="0.0000938" calcext:value-type="float">
            <text:p>9.3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30" calcext:value-type="date">
            <text:p>03/30/12</text:p>
          </table:table-cell>
          <table:table-cell office:value-type="float" office:value="9.38" calcext:value-type="float">
            <text:p>9.38</text:p>
          </table:table-cell>
          <table:table-cell table:formula="of:=[.B569]/100000" office:value-type="float" office:value="0.0000938" calcext:value-type="float">
            <text:p>9.3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3-31" calcext:value-type="date">
            <text:p>03/31/12</text:p>
          </table:table-cell>
          <table:table-cell office:value-type="float" office:value="9.38" calcext:value-type="float">
            <text:p>9.38</text:p>
          </table:table-cell>
          <table:table-cell table:formula="of:=[.B570]/100000" office:value-type="float" office:value="0.0000938" calcext:value-type="float">
            <text:p>9.3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01" calcext:value-type="date">
            <text:p>04/01/12</text:p>
          </table:table-cell>
          <table:table-cell office:value-type="float" office:value="9.38" calcext:value-type="float">
            <text:p>9.38</text:p>
          </table:table-cell>
          <table:table-cell table:formula="of:=[.B571]/100000" office:value-type="float" office:value="0.0000938" calcext:value-type="float">
            <text:p>9.3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02" calcext:value-type="date">
            <text:p>04/02/12</text:p>
          </table:table-cell>
          <table:table-cell office:value-type="float" office:value="9.38" calcext:value-type="float">
            <text:p>9.38</text:p>
          </table:table-cell>
          <table:table-cell table:formula="of:=[.B572]/100000" office:value-type="float" office:value="0.0000938" calcext:value-type="float">
            <text:p>9.3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03" calcext:value-type="date">
            <text:p>04/03/12</text:p>
          </table:table-cell>
          <table:table-cell office:value-type="float" office:value="9.36" calcext:value-type="float">
            <text:p>9.36</text:p>
          </table:table-cell>
          <table:table-cell table:formula="of:=[.B573]/100000" office:value-type="float" office:value="0.0000936" calcext:value-type="float">
            <text:p>9.3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04" calcext:value-type="date">
            <text:p>04/04/12</text:p>
          </table:table-cell>
          <table:table-cell office:value-type="float" office:value="9.36" calcext:value-type="float">
            <text:p>9.36</text:p>
          </table:table-cell>
          <table:table-cell table:formula="of:=[.B574]/100000" office:value-type="float" office:value="0.0000936" calcext:value-type="float">
            <text:p>9.3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05" calcext:value-type="date">
            <text:p>04/05/12</text:p>
          </table:table-cell>
          <table:table-cell office:value-type="float" office:value="9.4" calcext:value-type="float">
            <text:p>9.4</text:p>
          </table:table-cell>
          <table:table-cell table:formula="of:=[.B575]/100000" office:value-type="float" office:value="0.000094" calcext:value-type="float">
            <text:p>9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06" calcext:value-type="date">
            <text:p>04/06/12</text:p>
          </table:table-cell>
          <table:table-cell office:value-type="float" office:value="9.4" calcext:value-type="float">
            <text:p>9.4</text:p>
          </table:table-cell>
          <table:table-cell table:formula="of:=[.B576]/100000" office:value-type="float" office:value="0.000094" calcext:value-type="float">
            <text:p>9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07" calcext:value-type="date">
            <text:p>04/07/12</text:p>
          </table:table-cell>
          <table:table-cell office:value-type="float" office:value="9.4" calcext:value-type="float">
            <text:p>9.4</text:p>
          </table:table-cell>
          <table:table-cell table:formula="of:=[.B577]/100000" office:value-type="float" office:value="0.000094" calcext:value-type="float">
            <text:p>9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08" calcext:value-type="date">
            <text:p>04/08/12</text:p>
          </table:table-cell>
          <table:table-cell office:value-type="float" office:value="9.4" calcext:value-type="float">
            <text:p>9.4</text:p>
          </table:table-cell>
          <table:table-cell table:formula="of:=[.B578]/100000" office:value-type="float" office:value="0.000094" calcext:value-type="float">
            <text:p>9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09" calcext:value-type="date">
            <text:p>04/09/12</text:p>
          </table:table-cell>
          <table:table-cell office:value-type="float" office:value="9.39" calcext:value-type="float">
            <text:p>9.39</text:p>
          </table:table-cell>
          <table:table-cell table:formula="of:=[.B579]/100000" office:value-type="float" office:value="0.0000939" calcext:value-type="float">
            <text:p>9.3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10" calcext:value-type="date">
            <text:p>04/10/12</text:p>
          </table:table-cell>
          <table:table-cell office:value-type="float" office:value="9.4" calcext:value-type="float">
            <text:p>9.4</text:p>
          </table:table-cell>
          <table:table-cell table:formula="of:=[.B580]/100000" office:value-type="float" office:value="0.000094" calcext:value-type="float">
            <text:p>9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11" calcext:value-type="date">
            <text:p>04/11/12</text:p>
          </table:table-cell>
          <table:table-cell office:value-type="float" office:value="9.4" calcext:value-type="float">
            <text:p>9.4</text:p>
          </table:table-cell>
          <table:table-cell table:formula="of:=[.B581]/100000" office:value-type="float" office:value="0.000094" calcext:value-type="float">
            <text:p>9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12" calcext:value-type="date">
            <text:p>04/12/12</text:p>
          </table:table-cell>
          <table:table-cell office:value-type="float" office:value="9.35" calcext:value-type="float">
            <text:p>9.35</text:p>
          </table:table-cell>
          <table:table-cell table:formula="of:=[.B582]/100000" office:value-type="float" office:value="0.0000935" calcext:value-type="float">
            <text:p>9.3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13" calcext:value-type="date">
            <text:p>04/13/12</text:p>
          </table:table-cell>
          <table:table-cell office:value-type="float" office:value="9.35" calcext:value-type="float">
            <text:p>9.35</text:p>
          </table:table-cell>
          <table:table-cell table:formula="of:=[.B583]/100000" office:value-type="float" office:value="0.0000935" calcext:value-type="float">
            <text:p>9.3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14" calcext:value-type="date">
            <text:p>04/14/12</text:p>
          </table:table-cell>
          <table:table-cell office:value-type="float" office:value="9.39" calcext:value-type="float">
            <text:p>9.39</text:p>
          </table:table-cell>
          <table:table-cell table:formula="of:=[.B584]/100000" office:value-type="float" office:value="0.0000939" calcext:value-type="float">
            <text:p>9.3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15" calcext:value-type="date">
            <text:p>04/15/12</text:p>
          </table:table-cell>
          <table:table-cell office:value-type="float" office:value="9.35" calcext:value-type="float">
            <text:p>9.35</text:p>
          </table:table-cell>
          <table:table-cell table:formula="of:=[.B585]/100000" office:value-type="float" office:value="0.0000935" calcext:value-type="float">
            <text:p>9.3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16" calcext:value-type="date">
            <text:p>04/16/12</text:p>
          </table:table-cell>
          <table:table-cell office:value-type="float" office:value="9.35" calcext:value-type="float">
            <text:p>9.35</text:p>
          </table:table-cell>
          <table:table-cell table:formula="of:=[.B586]/100000" office:value-type="float" office:value="0.0000935" calcext:value-type="float">
            <text:p>9.3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18" calcext:value-type="date">
            <text:p>04/18/12</text:p>
          </table:table-cell>
          <table:table-cell office:value-type="float" office:value="9.37" calcext:value-type="float">
            <text:p>9.37</text:p>
          </table:table-cell>
          <table:table-cell table:formula="of:=[.B587]/100000" office:value-type="float" office:value="0.0000937" calcext:value-type="float">
            <text:p>9.3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19" calcext:value-type="date">
            <text:p>04/19/12</text:p>
          </table:table-cell>
          <table:table-cell office:value-type="float" office:value="9.39" calcext:value-type="float">
            <text:p>9.39</text:p>
          </table:table-cell>
          <table:table-cell table:formula="of:=[.B588]/100000" office:value-type="float" office:value="0.0000939" calcext:value-type="float">
            <text:p>9.3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20" calcext:value-type="date">
            <text:p>04/20/12</text:p>
          </table:table-cell>
          <table:table-cell office:value-type="float" office:value="9.36" calcext:value-type="float">
            <text:p>9.36</text:p>
          </table:table-cell>
          <table:table-cell table:formula="of:=[.B589]/100000" office:value-type="float" office:value="0.0000936" calcext:value-type="float">
            <text:p>9.3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21" calcext:value-type="date">
            <text:p>04/21/12</text:p>
          </table:table-cell>
          <table:table-cell office:value-type="float" office:value="9.36" calcext:value-type="float">
            <text:p>9.36</text:p>
          </table:table-cell>
          <table:table-cell table:formula="of:=[.B590]/100000" office:value-type="float" office:value="0.0000936" calcext:value-type="float">
            <text:p>9.3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22" calcext:value-type="date">
            <text:p>04/22/12</text:p>
          </table:table-cell>
          <table:table-cell office:value-type="float" office:value="9.31" calcext:value-type="float">
            <text:p>9.31</text:p>
          </table:table-cell>
          <table:table-cell table:formula="of:=[.B591]/100000" office:value-type="float" office:value="0.0000931" calcext:value-type="float">
            <text:p>9.3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23" calcext:value-type="date">
            <text:p>04/23/12</text:p>
          </table:table-cell>
          <table:table-cell office:value-type="float" office:value="9.35" calcext:value-type="float">
            <text:p>9.35</text:p>
          </table:table-cell>
          <table:table-cell table:formula="of:=[.B592]/100000" office:value-type="float" office:value="0.0000935" calcext:value-type="float">
            <text:p>9.3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24" calcext:value-type="date">
            <text:p>04/24/12</text:p>
          </table:table-cell>
          <table:table-cell office:value-type="float" office:value="9.31" calcext:value-type="float">
            <text:p>9.31</text:p>
          </table:table-cell>
          <table:table-cell table:formula="of:=[.B593]/100000" office:value-type="float" office:value="0.0000931" calcext:value-type="float">
            <text:p>9.3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25" calcext:value-type="date">
            <text:p>04/25/12</text:p>
          </table:table-cell>
          <table:table-cell office:value-type="float" office:value="9.31" calcext:value-type="float">
            <text:p>9.31</text:p>
          </table:table-cell>
          <table:table-cell table:formula="of:=[.B594]/100000" office:value-type="float" office:value="0.0000931" calcext:value-type="float">
            <text:p>9.3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26" calcext:value-type="date">
            <text:p>04/26/12</text:p>
          </table:table-cell>
          <table:table-cell office:value-type="float" office:value="9.27" calcext:value-type="float">
            <text:p>9.27</text:p>
          </table:table-cell>
          <table:table-cell table:formula="of:=[.B595]/100000" office:value-type="float" office:value="0.0000927" calcext:value-type="float">
            <text:p>9.2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29" calcext:value-type="date">
            <text:p>04/29/12</text:p>
          </table:table-cell>
          <table:table-cell office:value-type="float" office:value="9.25" calcext:value-type="float">
            <text:p>9.25</text:p>
          </table:table-cell>
          <table:table-cell table:formula="of:=[.B596]/100000" office:value-type="float" office:value="0.0000925" calcext:value-type="float">
            <text:p>9.2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4-30" calcext:value-type="date">
            <text:p>04/30/12</text:p>
          </table:table-cell>
          <table:table-cell office:value-type="float" office:value="9.28" calcext:value-type="float">
            <text:p>9.28</text:p>
          </table:table-cell>
          <table:table-cell table:formula="of:=[.B597]/100000" office:value-type="float" office:value="0.0000928" calcext:value-type="float">
            <text:p>9.2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01" calcext:value-type="date">
            <text:p>05/01/12</text:p>
          </table:table-cell>
          <table:table-cell office:value-type="float" office:value="9.28" calcext:value-type="float">
            <text:p>9.28</text:p>
          </table:table-cell>
          <table:table-cell table:formula="of:=[.B598]/100000" office:value-type="float" office:value="0.0000928" calcext:value-type="float">
            <text:p>9.2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02" calcext:value-type="date">
            <text:p>05/02/12</text:p>
          </table:table-cell>
          <table:table-cell office:value-type="float" office:value="9.24" calcext:value-type="float">
            <text:p>9.24</text:p>
          </table:table-cell>
          <table:table-cell table:formula="of:=[.B599]/100000" office:value-type="float" office:value="0.0000924" calcext:value-type="float">
            <text:p>9.2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03" calcext:value-type="date">
            <text:p>05/03/12</text:p>
          </table:table-cell>
          <table:table-cell office:value-type="float" office:value="9.23" calcext:value-type="float">
            <text:p>9.23</text:p>
          </table:table-cell>
          <table:table-cell table:formula="of:=[.B600]/100000" office:value-type="float" office:value="0.0000923" calcext:value-type="float">
            <text:p>9.2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04" calcext:value-type="date">
            <text:p>05/04/12</text:p>
          </table:table-cell>
          <table:table-cell office:value-type="float" office:value="9.23" calcext:value-type="float">
            <text:p>9.23</text:p>
          </table:table-cell>
          <table:table-cell table:formula="of:=[.B601]/100000" office:value-type="float" office:value="0.0000923" calcext:value-type="float">
            <text:p>9.2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05" calcext:value-type="date">
            <text:p>05/05/12</text:p>
          </table:table-cell>
          <table:table-cell office:value-type="float" office:value="9.23" calcext:value-type="float">
            <text:p>9.23</text:p>
          </table:table-cell>
          <table:table-cell table:formula="of:=[.B602]/100000" office:value-type="float" office:value="0.0000923" calcext:value-type="float">
            <text:p>9.2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06" calcext:value-type="date">
            <text:p>05/06/12</text:p>
          </table:table-cell>
          <table:table-cell office:value-type="float" office:value="9.2" calcext:value-type="float">
            <text:p>9.2</text:p>
          </table:table-cell>
          <table:table-cell table:formula="of:=[.B603]/100000" office:value-type="float" office:value="0.000092" calcext:value-type="float">
            <text:p>9.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07" calcext:value-type="date">
            <text:p>05/07/12</text:p>
          </table:table-cell>
          <table:table-cell office:value-type="float" office:value="9.24" calcext:value-type="float">
            <text:p>9.24</text:p>
          </table:table-cell>
          <table:table-cell table:formula="of:=[.B604]/100000" office:value-type="float" office:value="0.0000924" calcext:value-type="float">
            <text:p>9.2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08" calcext:value-type="date">
            <text:p>05/08/12</text:p>
          </table:table-cell>
          <table:table-cell office:value-type="float" office:value="9.3" calcext:value-type="float">
            <text:p>9.3</text:p>
          </table:table-cell>
          <table:table-cell table:formula="of:=[.B605]/100000" office:value-type="float" office:value="0.000093" calcext:value-type="float">
            <text:p>9.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09" calcext:value-type="date">
            <text:p>05/09/12</text:p>
          </table:table-cell>
          <table:table-cell office:value-type="float" office:value="9.32" calcext:value-type="float">
            <text:p>9.32</text:p>
          </table:table-cell>
          <table:table-cell table:formula="of:=[.B606]/100000" office:value-type="float" office:value="0.0000932" calcext:value-type="float">
            <text:p>9.3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10" calcext:value-type="date">
            <text:p>05/10/12</text:p>
          </table:table-cell>
          <table:table-cell office:value-type="float" office:value="9.29" calcext:value-type="float">
            <text:p>9.29</text:p>
          </table:table-cell>
          <table:table-cell table:formula="of:=[.B607]/100000" office:value-type="float" office:value="0.0000929" calcext:value-type="float">
            <text:p>9.2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11" calcext:value-type="date">
            <text:p>05/11/12</text:p>
          </table:table-cell>
          <table:table-cell office:value-type="float" office:value="9.29" calcext:value-type="float">
            <text:p>9.29</text:p>
          </table:table-cell>
          <table:table-cell table:formula="of:=[.B608]/100000" office:value-type="float" office:value="0.0000929" calcext:value-type="float">
            <text:p>9.2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12" calcext:value-type="date">
            <text:p>05/12/12</text:p>
          </table:table-cell>
          <table:table-cell office:value-type="float" office:value="9.29" calcext:value-type="float">
            <text:p>9.29</text:p>
          </table:table-cell>
          <table:table-cell table:formula="of:=[.B609]/100000" office:value-type="float" office:value="0.0000929" calcext:value-type="float">
            <text:p>9.2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13" calcext:value-type="date">
            <text:p>05/13/12</text:p>
          </table:table-cell>
          <table:table-cell office:value-type="float" office:value="9.29" calcext:value-type="float">
            <text:p>9.29</text:p>
          </table:table-cell>
          <table:table-cell table:formula="of:=[.B610]/100000" office:value-type="float" office:value="0.0000929" calcext:value-type="float">
            <text:p>9.2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14" calcext:value-type="date">
            <text:p>05/14/12</text:p>
          </table:table-cell>
          <table:table-cell office:value-type="float" office:value="9.32" calcext:value-type="float">
            <text:p>9.32</text:p>
          </table:table-cell>
          <table:table-cell table:formula="of:=[.B611]/100000" office:value-type="float" office:value="0.0000932" calcext:value-type="float">
            <text:p>9.3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15" calcext:value-type="date">
            <text:p>05/15/12</text:p>
          </table:table-cell>
          <table:table-cell office:value-type="float" office:value="9.29" calcext:value-type="float">
            <text:p>9.29</text:p>
          </table:table-cell>
          <table:table-cell table:formula="of:=[.B612]/100000" office:value-type="float" office:value="0.0000929" calcext:value-type="float">
            <text:p>9.2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16" calcext:value-type="date">
            <text:p>05/16/12</text:p>
          </table:table-cell>
          <table:table-cell office:value-type="float" office:value="9.43" calcext:value-type="float">
            <text:p>9.43</text:p>
          </table:table-cell>
          <table:table-cell table:formula="of:=[.B613]/100000" office:value-type="float" office:value="0.0000943" calcext:value-type="float">
            <text:p>9.4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17" calcext:value-type="date">
            <text:p>05/17/12</text:p>
          </table:table-cell>
          <table:table-cell office:value-type="float" office:value="9.47" calcext:value-type="float">
            <text:p>9.47</text:p>
          </table:table-cell>
          <table:table-cell table:formula="of:=[.B614]/100000" office:value-type="float" office:value="0.0000947" calcext:value-type="float">
            <text:p>9.4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18" calcext:value-type="date">
            <text:p>05/18/12</text:p>
          </table:table-cell>
          <table:table-cell office:value-type="float" office:value="9.47" calcext:value-type="float">
            <text:p>9.47</text:p>
          </table:table-cell>
          <table:table-cell table:formula="of:=[.B615]/100000" office:value-type="float" office:value="0.0000947" calcext:value-type="float">
            <text:p>9.4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19" calcext:value-type="date">
            <text:p>05/19/12</text:p>
          </table:table-cell>
          <table:table-cell office:value-type="float" office:value="9.47" calcext:value-type="float">
            <text:p>9.47</text:p>
          </table:table-cell>
          <table:table-cell table:formula="of:=[.B616]/100000" office:value-type="float" office:value="0.0000947" calcext:value-type="float">
            <text:p>9.4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20" calcext:value-type="date">
            <text:p>05/20/12</text:p>
          </table:table-cell>
          <table:table-cell office:value-type="float" office:value="9.53" calcext:value-type="float">
            <text:p>9.53</text:p>
          </table:table-cell>
          <table:table-cell table:formula="of:=[.B617]/100000" office:value-type="float" office:value="0.0000953" calcext:value-type="float">
            <text:p>9.5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21" calcext:value-type="date">
            <text:p>05/21/12</text:p>
          </table:table-cell>
          <table:table-cell office:value-type="float" office:value="9.63" calcext:value-type="float">
            <text:p>9.63</text:p>
          </table:table-cell>
          <table:table-cell table:formula="of:=[.B618]/100000" office:value-type="float" office:value="0.0000963" calcext:value-type="float">
            <text:p>9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22" calcext:value-type="date">
            <text:p>05/22/12</text:p>
          </table:table-cell>
          <table:table-cell office:value-type="float" office:value="9.61" calcext:value-type="float">
            <text:p>9.61</text:p>
          </table:table-cell>
          <table:table-cell table:formula="of:=[.B619]/100000" office:value-type="float" office:value="0.0000961" calcext:value-type="float">
            <text:p>9.6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23" calcext:value-type="date">
            <text:p>05/23/12</text:p>
          </table:table-cell>
          <table:table-cell office:value-type="float" office:value="9.61" calcext:value-type="float">
            <text:p>9.61</text:p>
          </table:table-cell>
          <table:table-cell table:formula="of:=[.B620]/100000" office:value-type="float" office:value="0.0000961" calcext:value-type="float">
            <text:p>9.6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24" calcext:value-type="date">
            <text:p>05/24/12</text:p>
          </table:table-cell>
          <table:table-cell office:value-type="float" office:value="9.69" calcext:value-type="float">
            <text:p>9.69</text:p>
          </table:table-cell>
          <table:table-cell table:formula="of:=[.B621]/100000" office:value-type="float" office:value="0.0000969" calcext:value-type="float">
            <text:p>9.6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25" calcext:value-type="date">
            <text:p>05/25/12</text:p>
          </table:table-cell>
          <table:table-cell office:value-type="float" office:value="9.69" calcext:value-type="float">
            <text:p>9.69</text:p>
          </table:table-cell>
          <table:table-cell table:formula="of:=[.B622]/100000" office:value-type="float" office:value="0.0000969" calcext:value-type="float">
            <text:p>9.6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26" calcext:value-type="date">
            <text:p>05/26/12</text:p>
          </table:table-cell>
          <table:table-cell office:value-type="float" office:value="9.69" calcext:value-type="float">
            <text:p>9.69</text:p>
          </table:table-cell>
          <table:table-cell table:formula="of:=[.B623]/100000" office:value-type="float" office:value="0.0000969" calcext:value-type="float">
            <text:p>9.6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27" calcext:value-type="date">
            <text:p>05/27/12</text:p>
          </table:table-cell>
          <table:table-cell office:value-type="float" office:value="9.7" calcext:value-type="float">
            <text:p>9.7</text:p>
          </table:table-cell>
          <table:table-cell table:formula="of:=[.B624]/100000" office:value-type="float" office:value="0.000097" calcext:value-type="float">
            <text:p>9.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28" calcext:value-type="date">
            <text:p>05/28/12</text:p>
          </table:table-cell>
          <table:table-cell office:value-type="float" office:value="9.7" calcext:value-type="float">
            <text:p>9.7</text:p>
          </table:table-cell>
          <table:table-cell table:formula="of:=[.B625]/100000" office:value-type="float" office:value="0.000097" calcext:value-type="float">
            <text:p>9.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29" calcext:value-type="date">
            <text:p>05/29/12</text:p>
          </table:table-cell>
          <table:table-cell office:value-type="float" office:value="9.52" calcext:value-type="float">
            <text:p>9.52</text:p>
          </table:table-cell>
          <table:table-cell table:formula="of:=[.B626]/100000" office:value-type="float" office:value="0.0000952" calcext:value-type="float">
            <text:p>9.5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30" calcext:value-type="date">
            <text:p>05/30/12</text:p>
          </table:table-cell>
          <table:table-cell office:value-type="float" office:value="9.61" calcext:value-type="float">
            <text:p>9.61</text:p>
          </table:table-cell>
          <table:table-cell table:formula="of:=[.B627]/100000" office:value-type="float" office:value="0.0000961" calcext:value-type="float">
            <text:p>9.6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5-31" calcext:value-type="date">
            <text:p>05/31/12</text:p>
          </table:table-cell>
          <table:table-cell office:value-type="float" office:value="9.56" calcext:value-type="float">
            <text:p>9.56</text:p>
          </table:table-cell>
          <table:table-cell table:formula="of:=[.B628]/100000" office:value-type="float" office:value="0.0000956" calcext:value-type="float">
            <text:p>9.5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01" calcext:value-type="date">
            <text:p>06/01/12</text:p>
          </table:table-cell>
          <table:table-cell office:value-type="float" office:value="9.64" calcext:value-type="float">
            <text:p>9.64</text:p>
          </table:table-cell>
          <table:table-cell table:formula="of:=[.B629]/100000" office:value-type="float" office:value="0.0000964" calcext:value-type="float">
            <text:p>9.6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02" calcext:value-type="date">
            <text:p>06/02/12</text:p>
          </table:table-cell>
          <table:table-cell office:value-type="float" office:value="9.64" calcext:value-type="float">
            <text:p>9.64</text:p>
          </table:table-cell>
          <table:table-cell table:formula="of:=[.B630]/100000" office:value-type="float" office:value="0.0000964" calcext:value-type="float">
            <text:p>9.6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03" calcext:value-type="date">
            <text:p>06/03/12</text:p>
          </table:table-cell>
          <table:table-cell office:value-type="float" office:value="9.62" calcext:value-type="float">
            <text:p>9.62</text:p>
          </table:table-cell>
          <table:table-cell table:formula="of:=[.B631]/100000" office:value-type="float" office:value="0.0000962" calcext:value-type="float">
            <text:p>9.6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04" calcext:value-type="date">
            <text:p>06/04/12</text:p>
          </table:table-cell>
          <table:table-cell office:value-type="float" office:value="9.56" calcext:value-type="float">
            <text:p>9.56</text:p>
          </table:table-cell>
          <table:table-cell table:formula="of:=[.B632]/100000" office:value-type="float" office:value="0.0000956" calcext:value-type="float">
            <text:p>9.5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05" calcext:value-type="date">
            <text:p>06/05/12</text:p>
          </table:table-cell>
          <table:table-cell office:value-type="float" office:value="9.43" calcext:value-type="float">
            <text:p>9.43</text:p>
          </table:table-cell>
          <table:table-cell table:formula="of:=[.B633]/100000" office:value-type="float" office:value="0.0000943" calcext:value-type="float">
            <text:p>9.4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06" calcext:value-type="date">
            <text:p>06/06/12</text:p>
          </table:table-cell>
          <table:table-cell office:value-type="float" office:value="9.41" calcext:value-type="float">
            <text:p>9.41</text:p>
          </table:table-cell>
          <table:table-cell table:formula="of:=[.B634]/100000" office:value-type="float" office:value="0.0000941" calcext:value-type="float">
            <text:p>9.4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07" calcext:value-type="date">
            <text:p>06/07/12</text:p>
          </table:table-cell>
          <table:table-cell office:value-type="float" office:value="9.39" calcext:value-type="float">
            <text:p>9.39</text:p>
          </table:table-cell>
          <table:table-cell table:formula="of:=[.B635]/100000" office:value-type="float" office:value="0.0000939" calcext:value-type="float">
            <text:p>9.3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08" calcext:value-type="date">
            <text:p>06/08/12</text:p>
          </table:table-cell>
          <table:table-cell office:value-type="float" office:value="9.34" calcext:value-type="float">
            <text:p>9.34</text:p>
          </table:table-cell>
          <table:table-cell table:formula="of:=[.B636]/100000" office:value-type="float" office:value="0.0000934" calcext:value-type="float">
            <text:p>9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09" calcext:value-type="date">
            <text:p>06/09/12</text:p>
          </table:table-cell>
          <table:table-cell office:value-type="float" office:value="9.34" calcext:value-type="float">
            <text:p>9.34</text:p>
          </table:table-cell>
          <table:table-cell table:formula="of:=[.B637]/100000" office:value-type="float" office:value="0.0000934" calcext:value-type="float">
            <text:p>9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10" calcext:value-type="date">
            <text:p>06/10/12</text:p>
          </table:table-cell>
          <table:table-cell office:value-type="float" office:value="9.34" calcext:value-type="float">
            <text:p>9.34</text:p>
          </table:table-cell>
          <table:table-cell table:formula="of:=[.B638]/100000" office:value-type="float" office:value="0.0000934" calcext:value-type="float">
            <text:p>9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11" calcext:value-type="date">
            <text:p>06/11/12</text:p>
          </table:table-cell>
          <table:table-cell office:value-type="float" office:value="9.34" calcext:value-type="float">
            <text:p>9.34</text:p>
          </table:table-cell>
          <table:table-cell table:formula="of:=[.B639]/100000" office:value-type="float" office:value="0.0000934" calcext:value-type="float">
            <text:p>9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12" calcext:value-type="date">
            <text:p>06/12/12</text:p>
          </table:table-cell>
          <table:table-cell office:value-type="float" office:value="9.34" calcext:value-type="float">
            <text:p>9.34</text:p>
          </table:table-cell>
          <table:table-cell table:formula="of:=[.B640]/100000" office:value-type="float" office:value="0.0000934" calcext:value-type="float">
            <text:p>9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13" calcext:value-type="date">
            <text:p>06/13/12</text:p>
          </table:table-cell>
          <table:table-cell office:value-type="float" office:value="9.39" calcext:value-type="float">
            <text:p>9.39</text:p>
          </table:table-cell>
          <table:table-cell table:formula="of:=[.B641]/100000" office:value-type="float" office:value="0.0000939" calcext:value-type="float">
            <text:p>9.3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14" calcext:value-type="date">
            <text:p>06/14/12</text:p>
          </table:table-cell>
          <table:table-cell office:value-type="float" office:value="9.4" calcext:value-type="float">
            <text:p>9.4</text:p>
          </table:table-cell>
          <table:table-cell table:formula="of:=[.B642]/100000" office:value-type="float" office:value="0.000094" calcext:value-type="float">
            <text:p>9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15" calcext:value-type="date">
            <text:p>06/15/12</text:p>
          </table:table-cell>
          <table:table-cell office:value-type="float" office:value="9.39" calcext:value-type="float">
            <text:p>9.39</text:p>
          </table:table-cell>
          <table:table-cell table:formula="of:=[.B643]/100000" office:value-type="float" office:value="0.0000939" calcext:value-type="float">
            <text:p>9.3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16" calcext:value-type="date">
            <text:p>06/16/12</text:p>
          </table:table-cell>
          <table:table-cell office:value-type="float" office:value="9.39" calcext:value-type="float">
            <text:p>9.39</text:p>
          </table:table-cell>
          <table:table-cell table:formula="of:=[.B644]/100000" office:value-type="float" office:value="0.0000939" calcext:value-type="float">
            <text:p>9.3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17" calcext:value-type="date">
            <text:p>06/17/12</text:p>
          </table:table-cell>
          <table:table-cell office:value-type="float" office:value="9.39" calcext:value-type="float">
            <text:p>9.39</text:p>
          </table:table-cell>
          <table:table-cell table:formula="of:=[.B645]/100000" office:value-type="float" office:value="0.0000939" calcext:value-type="float">
            <text:p>9.3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18" calcext:value-type="date">
            <text:p>06/18/12</text:p>
          </table:table-cell>
          <table:table-cell office:value-type="float" office:value="9.39" calcext:value-type="float">
            <text:p>9.39</text:p>
          </table:table-cell>
          <table:table-cell table:formula="of:=[.B646]/100000" office:value-type="float" office:value="0.0000939" calcext:value-type="float">
            <text:p>9.39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19" calcext:value-type="date">
            <text:p>06/19/12</text:p>
          </table:table-cell>
          <table:table-cell office:value-type="float" office:value="9.33" calcext:value-type="float">
            <text:p>9.33</text:p>
          </table:table-cell>
          <table:table-cell table:formula="of:=[.B647]/100000" office:value-type="float" office:value="0.0000933" calcext:value-type="float">
            <text:p>9.3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20" calcext:value-type="date">
            <text:p>06/20/12</text:p>
          </table:table-cell>
          <table:table-cell office:value-type="float" office:value="9.34" calcext:value-type="float">
            <text:p>9.34</text:p>
          </table:table-cell>
          <table:table-cell table:formula="of:=[.B648]/100000" office:value-type="float" office:value="0.0000934" calcext:value-type="float">
            <text:p>9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21" calcext:value-type="date">
            <text:p>06/21/12</text:p>
          </table:table-cell>
          <table:table-cell office:value-type="float" office:value="9.34" calcext:value-type="float">
            <text:p>9.34</text:p>
          </table:table-cell>
          <table:table-cell table:formula="of:=[.B649]/100000" office:value-type="float" office:value="0.0000934" calcext:value-type="float">
            <text:p>9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22" calcext:value-type="date">
            <text:p>06/22/12</text:p>
          </table:table-cell>
          <table:table-cell office:value-type="float" office:value="9.42" calcext:value-type="float">
            <text:p>9.42</text:p>
          </table:table-cell>
          <table:table-cell table:formula="of:=[.B650]/100000" office:value-type="float" office:value="0.0000942" calcext:value-type="float">
            <text:p>9.4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23" calcext:value-type="date">
            <text:p>06/23/12</text:p>
          </table:table-cell>
          <table:table-cell office:value-type="float" office:value="9.42" calcext:value-type="float">
            <text:p>9.42</text:p>
          </table:table-cell>
          <table:table-cell table:formula="of:=[.B651]/100000" office:value-type="float" office:value="0.0000942" calcext:value-type="float">
            <text:p>9.4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24" calcext:value-type="date">
            <text:p>06/24/12</text:p>
          </table:table-cell>
          <table:table-cell office:value-type="float" office:value="9.42" calcext:value-type="float">
            <text:p>9.42</text:p>
          </table:table-cell>
          <table:table-cell table:formula="of:=[.B652]/100000" office:value-type="float" office:value="0.0000942" calcext:value-type="float">
            <text:p>9.4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25" calcext:value-type="date">
            <text:p>06/25/12</text:p>
          </table:table-cell>
          <table:table-cell office:value-type="float" office:value="9.45" calcext:value-type="float">
            <text:p>9.45</text:p>
          </table:table-cell>
          <table:table-cell table:formula="of:=[.B653]/100000" office:value-type="float" office:value="0.0000945" calcext:value-type="float">
            <text:p>9.4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26" calcext:value-type="date">
            <text:p>06/26/12</text:p>
          </table:table-cell>
          <table:table-cell office:value-type="float" office:value="9.51" calcext:value-type="float">
            <text:p>9.51</text:p>
          </table:table-cell>
          <table:table-cell table:formula="of:=[.B654]/100000" office:value-type="float" office:value="0.0000951" calcext:value-type="float">
            <text:p>9.5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27" calcext:value-type="date">
            <text:p>06/27/12</text:p>
          </table:table-cell>
          <table:table-cell office:value-type="float" office:value="9.45" calcext:value-type="float">
            <text:p>9.45</text:p>
          </table:table-cell>
          <table:table-cell table:formula="of:=[.B655]/100000" office:value-type="float" office:value="0.0000945" calcext:value-type="float">
            <text:p>9.4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28" calcext:value-type="date">
            <text:p>06/28/12</text:p>
          </table:table-cell>
          <table:table-cell office:value-type="float" office:value="9.51" calcext:value-type="float">
            <text:p>9.51</text:p>
          </table:table-cell>
          <table:table-cell table:formula="of:=[.B656]/100000" office:value-type="float" office:value="0.0000951" calcext:value-type="float">
            <text:p>9.51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29" calcext:value-type="date">
            <text:p>06/29/12</text:p>
          </table:table-cell>
          <table:table-cell office:value-type="float" office:value="9.37" calcext:value-type="float">
            <text:p>9.37</text:p>
          </table:table-cell>
          <table:table-cell table:formula="of:=[.B657]/100000" office:value-type="float" office:value="0.0000937" calcext:value-type="float">
            <text:p>9.3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6-30" calcext:value-type="date">
            <text:p>06/30/12</text:p>
          </table:table-cell>
          <table:table-cell office:value-type="float" office:value="9.37" calcext:value-type="float">
            <text:p>9.37</text:p>
          </table:table-cell>
          <table:table-cell table:formula="of:=[.B658]/100000" office:value-type="float" office:value="0.0000937" calcext:value-type="float">
            <text:p>9.3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01" calcext:value-type="date">
            <text:p>07/01/12</text:p>
          </table:table-cell>
          <table:table-cell office:value-type="float" office:value="9.37" calcext:value-type="float">
            <text:p>9.37</text:p>
          </table:table-cell>
          <table:table-cell table:formula="of:=[.B659]/100000" office:value-type="float" office:value="0.0000937" calcext:value-type="float">
            <text:p>9.3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02" calcext:value-type="date">
            <text:p>07/02/12</text:p>
          </table:table-cell>
          <table:table-cell office:value-type="float" office:value="9.37" calcext:value-type="float">
            <text:p>9.37</text:p>
          </table:table-cell>
          <table:table-cell table:formula="of:=[.B660]/100000" office:value-type="float" office:value="0.0000937" calcext:value-type="float">
            <text:p>9.3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03" calcext:value-type="date">
            <text:p>07/03/12</text:p>
          </table:table-cell>
          <table:table-cell office:value-type="float" office:value="9.36" calcext:value-type="float">
            <text:p>9.36</text:p>
          </table:table-cell>
          <table:table-cell table:formula="of:=[.B661]/100000" office:value-type="float" office:value="0.0000936" calcext:value-type="float">
            <text:p>9.3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05" calcext:value-type="date">
            <text:p>07/05/12</text:p>
          </table:table-cell>
          <table:table-cell office:value-type="float" office:value="9.33" calcext:value-type="float">
            <text:p>9.33</text:p>
          </table:table-cell>
          <table:table-cell table:formula="of:=[.B662]/100000" office:value-type="float" office:value="0.0000933" calcext:value-type="float">
            <text:p>9.3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06" calcext:value-type="date">
            <text:p>07/06/12</text:p>
          </table:table-cell>
          <table:table-cell office:value-type="float" office:value="9.33" calcext:value-type="float">
            <text:p>9.33</text:p>
          </table:table-cell>
          <table:table-cell table:formula="of:=[.B663]/100000" office:value-type="float" office:value="0.0000933" calcext:value-type="float">
            <text:p>9.3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07" calcext:value-type="date">
            <text:p>07/07/12</text:p>
          </table:table-cell>
          <table:table-cell office:value-type="float" office:value="9.33" calcext:value-type="float">
            <text:p>9.33</text:p>
          </table:table-cell>
          <table:table-cell table:formula="of:=[.B664]/100000" office:value-type="float" office:value="0.0000933" calcext:value-type="float">
            <text:p>9.3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08" calcext:value-type="date">
            <text:p>07/08/12</text:p>
          </table:table-cell>
          <table:table-cell office:value-type="float" office:value="9.4" calcext:value-type="float">
            <text:p>9.4</text:p>
          </table:table-cell>
          <table:table-cell table:formula="of:=[.B665]/100000" office:value-type="float" office:value="0.000094" calcext:value-type="float">
            <text:p>9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09" calcext:value-type="date">
            <text:p>07/09/12</text:p>
          </table:table-cell>
          <table:table-cell office:value-type="float" office:value="9.4" calcext:value-type="float">
            <text:p>9.4</text:p>
          </table:table-cell>
          <table:table-cell table:formula="of:=[.B666]/100000" office:value-type="float" office:value="0.000094" calcext:value-type="float">
            <text:p>9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10" calcext:value-type="date">
            <text:p>07/10/12</text:p>
          </table:table-cell>
          <table:table-cell office:value-type="float" office:value="9.4" calcext:value-type="float">
            <text:p>9.4</text:p>
          </table:table-cell>
          <table:table-cell table:formula="of:=[.B667]/100000" office:value-type="float" office:value="0.000094" calcext:value-type="float">
            <text:p>9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11" calcext:value-type="date">
            <text:p>07/11/12</text:p>
          </table:table-cell>
          <table:table-cell office:value-type="float" office:value="9.42" calcext:value-type="float">
            <text:p>9.42</text:p>
          </table:table-cell>
          <table:table-cell table:formula="of:=[.B668]/100000" office:value-type="float" office:value="0.0000942" calcext:value-type="float">
            <text:p>9.4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12" calcext:value-type="date">
            <text:p>07/12/12</text:p>
          </table:table-cell>
          <table:table-cell office:value-type="float" office:value="9.4" calcext:value-type="float">
            <text:p>9.4</text:p>
          </table:table-cell>
          <table:table-cell table:formula="of:=[.B669]/100000" office:value-type="float" office:value="0.000094" calcext:value-type="float">
            <text:p>9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13" calcext:value-type="date">
            <text:p>07/13/12</text:p>
          </table:table-cell>
          <table:table-cell office:value-type="float" office:value="9.36" calcext:value-type="float">
            <text:p>9.36</text:p>
          </table:table-cell>
          <table:table-cell table:formula="of:=[.B670]/100000" office:value-type="float" office:value="0.0000936" calcext:value-type="float">
            <text:p>9.3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14" calcext:value-type="date">
            <text:p>07/14/12</text:p>
          </table:table-cell>
          <table:table-cell office:value-type="float" office:value="9.36" calcext:value-type="float">
            <text:p>9.36</text:p>
          </table:table-cell>
          <table:table-cell table:formula="of:=[.B671]/100000" office:value-type="float" office:value="0.0000936" calcext:value-type="float">
            <text:p>9.3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15" calcext:value-type="date">
            <text:p>07/15/12</text:p>
          </table:table-cell>
          <table:table-cell office:value-type="float" office:value="9.37" calcext:value-type="float">
            <text:p>9.37</text:p>
          </table:table-cell>
          <table:table-cell table:formula="of:=[.B672]/100000" office:value-type="float" office:value="0.0000937" calcext:value-type="float">
            <text:p>9.37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16" calcext:value-type="date">
            <text:p>07/16/12</text:p>
          </table:table-cell>
          <table:table-cell office:value-type="float" office:value="9.36" calcext:value-type="float">
            <text:p>9.36</text:p>
          </table:table-cell>
          <table:table-cell table:formula="of:=[.B673]/100000" office:value-type="float" office:value="0.0000936" calcext:value-type="float">
            <text:p>9.3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17" calcext:value-type="date">
            <text:p>07/17/12</text:p>
          </table:table-cell>
          <table:table-cell office:value-type="float" office:value="9.03" calcext:value-type="float">
            <text:p>9.03</text:p>
          </table:table-cell>
          <table:table-cell table:formula="of:=[.B674]/100000" office:value-type="float" office:value="0.0000903" calcext:value-type="float">
            <text:p>9.0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18" calcext:value-type="date">
            <text:p>07/18/12</text:p>
          </table:table-cell>
          <table:table-cell office:value-type="float" office:value="9.35" calcext:value-type="float">
            <text:p>9.35</text:p>
          </table:table-cell>
          <table:table-cell table:formula="of:=[.B675]/100000" office:value-type="float" office:value="0.0000935" calcext:value-type="float">
            <text:p>9.3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19" calcext:value-type="date">
            <text:p>07/19/12</text:p>
          </table:table-cell>
          <table:table-cell office:value-type="float" office:value="9.34" calcext:value-type="float">
            <text:p>9.34</text:p>
          </table:table-cell>
          <table:table-cell table:formula="of:=[.B676]/100000" office:value-type="float" office:value="0.0000934" calcext:value-type="float">
            <text:p>9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20" calcext:value-type="date">
            <text:p>07/20/12</text:p>
          </table:table-cell>
          <table:table-cell office:value-type="float" office:value="9.34" calcext:value-type="float">
            <text:p>9.34</text:p>
          </table:table-cell>
          <table:table-cell table:formula="of:=[.B677]/100000" office:value-type="float" office:value="0.0000934" calcext:value-type="float">
            <text:p>9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21" calcext:value-type="date">
            <text:p>07/21/12</text:p>
          </table:table-cell>
          <table:table-cell office:value-type="float" office:value="9.34" calcext:value-type="float">
            <text:p>9.34</text:p>
          </table:table-cell>
          <table:table-cell table:formula="of:=[.B678]/100000" office:value-type="float" office:value="0.0000934" calcext:value-type="float">
            <text:p>9.3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22" calcext:value-type="date">
            <text:p>07/22/12</text:p>
          </table:table-cell>
          <table:table-cell office:value-type="float" office:value="9.35" calcext:value-type="float">
            <text:p>9.35</text:p>
          </table:table-cell>
          <table:table-cell table:formula="of:=[.B679]/100000" office:value-type="float" office:value="0.0000935" calcext:value-type="float">
            <text:p>9.3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23" calcext:value-type="date">
            <text:p>07/23/12</text:p>
          </table:table-cell>
          <table:table-cell office:value-type="float" office:value="9.42" calcext:value-type="float">
            <text:p>9.42</text:p>
          </table:table-cell>
          <table:table-cell table:formula="of:=[.B680]/100000" office:value-type="float" office:value="0.0000942" calcext:value-type="float">
            <text:p>9.4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24" calcext:value-type="date">
            <text:p>07/24/12</text:p>
          </table:table-cell>
          <table:table-cell office:value-type="float" office:value="9.45" calcext:value-type="float">
            <text:p>9.45</text:p>
          </table:table-cell>
          <table:table-cell table:formula="of:=[.B681]/100000" office:value-type="float" office:value="0.0000945" calcext:value-type="float">
            <text:p>9.4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29" calcext:value-type="date">
            <text:p>07/29/12</text:p>
          </table:table-cell>
          <table:table-cell office:value-type="float" office:value="9.42" calcext:value-type="float">
            <text:p>9.42</text:p>
          </table:table-cell>
          <table:table-cell table:formula="of:=[.B682]/100000" office:value-type="float" office:value="0.0000942" calcext:value-type="float">
            <text:p>9.4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30" calcext:value-type="date">
            <text:p>07/30/12</text:p>
          </table:table-cell>
          <table:table-cell office:value-type="float" office:value="9.43" calcext:value-type="float">
            <text:p>9.43</text:p>
          </table:table-cell>
          <table:table-cell table:formula="of:=[.B683]/100000" office:value-type="float" office:value="0.0000943" calcext:value-type="float">
            <text:p>9.4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7-31" calcext:value-type="date">
            <text:p>07/31/12</text:p>
          </table:table-cell>
          <table:table-cell office:value-type="float" office:value="9.42" calcext:value-type="float">
            <text:p>9.42</text:p>
          </table:table-cell>
          <table:table-cell table:formula="of:=[.B684]/100000" office:value-type="float" office:value="0.0000942" calcext:value-type="float">
            <text:p>9.42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01" calcext:value-type="date">
            <text:p>08/01/12</text:p>
          </table:table-cell>
          <table:table-cell office:value-type="float" office:value="9.4" calcext:value-type="float">
            <text:p>9.4</text:p>
          </table:table-cell>
          <table:table-cell table:formula="of:=[.B685]/100000" office:value-type="float" office:value="0.000094" calcext:value-type="float">
            <text:p>9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02" calcext:value-type="date">
            <text:p>08/02/12</text:p>
          </table:table-cell>
          <table:table-cell office:value-type="float" office:value="9.43" calcext:value-type="float">
            <text:p>9.43</text:p>
          </table:table-cell>
          <table:table-cell table:formula="of:=[.B686]/100000" office:value-type="float" office:value="0.0000943" calcext:value-type="float">
            <text:p>9.4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03" calcext:value-type="date">
            <text:p>08/03/12</text:p>
          </table:table-cell>
          <table:table-cell office:value-type="float" office:value="9.43" calcext:value-type="float">
            <text:p>9.43</text:p>
          </table:table-cell>
          <table:table-cell table:formula="of:=[.B687]/100000" office:value-type="float" office:value="0.0000943" calcext:value-type="float">
            <text:p>9.4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04" calcext:value-type="date">
            <text:p>08/04/12</text:p>
          </table:table-cell>
          <table:table-cell office:value-type="float" office:value="9.43" calcext:value-type="float">
            <text:p>9.43</text:p>
          </table:table-cell>
          <table:table-cell table:formula="of:=[.B688]/100000" office:value-type="float" office:value="0.0000943" calcext:value-type="float">
            <text:p>9.4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05" calcext:value-type="date">
            <text:p>08/05/12</text:p>
          </table:table-cell>
          <table:table-cell office:value-type="float" office:value="9.43" calcext:value-type="float">
            <text:p>9.43</text:p>
          </table:table-cell>
          <table:table-cell table:formula="of:=[.B689]/100000" office:value-type="float" office:value="0.0000943" calcext:value-type="float">
            <text:p>9.4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06" calcext:value-type="date">
            <text:p>08/06/12</text:p>
          </table:table-cell>
          <table:table-cell office:value-type="float" office:value="9.4" calcext:value-type="float">
            <text:p>9.4</text:p>
          </table:table-cell>
          <table:table-cell table:formula="of:=[.B690]/100000" office:value-type="float" office:value="0.000094" calcext:value-type="float">
            <text:p>9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07" calcext:value-type="date">
            <text:p>08/07/12</text:p>
          </table:table-cell>
          <table:table-cell office:value-type="float" office:value="9.4" calcext:value-type="float">
            <text:p>9.4</text:p>
          </table:table-cell>
          <table:table-cell table:formula="of:=[.B691]/100000" office:value-type="float" office:value="0.000094" calcext:value-type="float">
            <text:p>9.4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08" calcext:value-type="date">
            <text:p>08/08/12</text:p>
          </table:table-cell>
          <table:table-cell office:value-type="float" office:value="9.46" calcext:value-type="float">
            <text:p>9.46</text:p>
          </table:table-cell>
          <table:table-cell table:formula="of:=[.B692]/100000" office:value-type="float" office:value="0.0000946" calcext:value-type="float">
            <text:p>9.4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09" calcext:value-type="date">
            <text:p>08/09/12</text:p>
          </table:table-cell>
          <table:table-cell office:value-type="float" office:value="9.45" calcext:value-type="float">
            <text:p>9.45</text:p>
          </table:table-cell>
          <table:table-cell table:formula="of:=[.B693]/100000" office:value-type="float" office:value="0.0000945" calcext:value-type="float">
            <text:p>9.4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10" calcext:value-type="date">
            <text:p>08/10/12</text:p>
          </table:table-cell>
          <table:table-cell office:value-type="float" office:value="9.45" calcext:value-type="float">
            <text:p>9.45</text:p>
          </table:table-cell>
          <table:table-cell table:formula="of:=[.B694]/100000" office:value-type="float" office:value="0.0000945" calcext:value-type="float">
            <text:p>9.4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11" calcext:value-type="date">
            <text:p>08/11/12</text:p>
          </table:table-cell>
          <table:table-cell office:value-type="float" office:value="9.45" calcext:value-type="float">
            <text:p>9.45</text:p>
          </table:table-cell>
          <table:table-cell table:formula="of:=[.B695]/100000" office:value-type="float" office:value="0.0000945" calcext:value-type="float">
            <text:p>9.45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12" calcext:value-type="date">
            <text:p>08/12/12</text:p>
          </table:table-cell>
          <table:table-cell office:value-type="float" office:value="9.43" calcext:value-type="float">
            <text:p>9.43</text:p>
          </table:table-cell>
          <table:table-cell table:formula="of:=[.B696]/100000" office:value-type="float" office:value="0.0000943" calcext:value-type="float">
            <text:p>9.4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13" calcext:value-type="date">
            <text:p>08/13/12</text:p>
          </table:table-cell>
          <table:table-cell office:value-type="float" office:value="9.48" calcext:value-type="float">
            <text:p>9.48</text:p>
          </table:table-cell>
          <table:table-cell table:formula="of:=[.B697]/100000" office:value-type="float" office:value="0.0000948" calcext:value-type="float">
            <text:p>9.4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14" calcext:value-type="date">
            <text:p>08/14/12</text:p>
          </table:table-cell>
          <table:table-cell office:value-type="float" office:value="9.48" calcext:value-type="float">
            <text:p>9.48</text:p>
          </table:table-cell>
          <table:table-cell table:formula="of:=[.B698]/100000" office:value-type="float" office:value="0.0000948" calcext:value-type="float">
            <text:p>9.4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15" calcext:value-type="date">
            <text:p>08/15/12</text:p>
          </table:table-cell>
          <table:table-cell office:value-type="float" office:value="9.66" calcext:value-type="float">
            <text:p>9.66</text:p>
          </table:table-cell>
          <table:table-cell table:formula="of:=[.B699]/100000" office:value-type="float" office:value="0.0000966" calcext:value-type="float">
            <text:p>9.6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16" calcext:value-type="date">
            <text:p>08/16/12</text:p>
          </table:table-cell>
          <table:table-cell office:value-type="float" office:value="9.66" calcext:value-type="float">
            <text:p>9.66</text:p>
          </table:table-cell>
          <table:table-cell table:formula="of:=[.B700]/100000" office:value-type="float" office:value="0.0000966" calcext:value-type="float">
            <text:p>9.66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17" calcext:value-type="date">
            <text:p>08/17/12</text:p>
          </table:table-cell>
          <table:table-cell office:value-type="float" office:value="9.63" calcext:value-type="float">
            <text:p>9.63</text:p>
          </table:table-cell>
          <table:table-cell table:formula="of:=[.B701]/100000" office:value-type="float" office:value="0.0000963" calcext:value-type="float">
            <text:p>9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18" calcext:value-type="date">
            <text:p>08/18/12</text:p>
          </table:table-cell>
          <table:table-cell office:value-type="float" office:value="9.63" calcext:value-type="float">
            <text:p>9.63</text:p>
          </table:table-cell>
          <table:table-cell table:formula="of:=[.B702]/100000" office:value-type="float" office:value="0.0000963" calcext:value-type="float">
            <text:p>9.63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19" calcext:value-type="date">
            <text:p>08/19/12</text:p>
          </table:table-cell>
          <table:table-cell office:value-type="float" office:value="9.68" calcext:value-type="float">
            <text:p>9.68</text:p>
          </table:table-cell>
          <table:table-cell table:formula="of:=[.B703]/100000" office:value-type="float" office:value="0.0000968" calcext:value-type="float">
            <text:p>9.68E-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20" calcext:value-type="date">
            <text:p>08/20/12</text:p>
          </table:table-cell>
          <table:table-cell office:value-type="float" office:value="10.7" calcext:value-type="float">
            <text:p>10.7</text:p>
          </table:table-cell>
          <table:table-cell table:formula="of:=[.B704]/100000" office:value-type="float" office:value="0.000107" calcext:value-type="float">
            <text:p>0.0001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21" calcext:value-type="date">
            <text:p>08/21/12</text:p>
          </table:table-cell>
          <table:table-cell office:value-type="float" office:value="10.7" calcext:value-type="float">
            <text:p>10.7</text:p>
          </table:table-cell>
          <table:table-cell table:formula="of:=[.B705]/100000" office:value-type="float" office:value="0.000107" calcext:value-type="float">
            <text:p>0.0001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22" calcext:value-type="date">
            <text:p>08/22/12</text:p>
          </table:table-cell>
          <table:table-cell office:value-type="float" office:value="10.68" calcext:value-type="float">
            <text:p>10.68</text:p>
          </table:table-cell>
          <table:table-cell table:formula="of:=[.B706]/100000" office:value-type="float" office:value="0.0001068" calcext:value-type="float">
            <text:p>0.00010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23" calcext:value-type="date">
            <text:p>08/23/12</text:p>
          </table:table-cell>
          <table:table-cell office:value-type="float" office:value="10.64" calcext:value-type="float">
            <text:p>10.64</text:p>
          </table:table-cell>
          <table:table-cell table:formula="of:=[.B707]/100000" office:value-type="float" office:value="0.0001064" calcext:value-type="float">
            <text:p>0.00010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24" calcext:value-type="date">
            <text:p>08/24/12</text:p>
          </table:table-cell>
          <table:table-cell office:value-type="float" office:value="10.64" calcext:value-type="float">
            <text:p>10.64</text:p>
          </table:table-cell>
          <table:table-cell table:formula="of:=[.B708]/100000" office:value-type="float" office:value="0.0001064" calcext:value-type="float">
            <text:p>0.00010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25" calcext:value-type="date">
            <text:p>08/25/12</text:p>
          </table:table-cell>
          <table:table-cell office:value-type="float" office:value="10.64" calcext:value-type="float">
            <text:p>10.64</text:p>
          </table:table-cell>
          <table:table-cell table:formula="of:=[.B709]/100000" office:value-type="float" office:value="0.0001064" calcext:value-type="float">
            <text:p>0.00010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26" calcext:value-type="date">
            <text:p>08/26/12</text:p>
          </table:table-cell>
          <table:table-cell office:value-type="float" office:value="10.64" calcext:value-type="float">
            <text:p>10.64</text:p>
          </table:table-cell>
          <table:table-cell table:formula="of:=[.B710]/100000" office:value-type="float" office:value="0.0001064" calcext:value-type="float">
            <text:p>0.00010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27" calcext:value-type="date">
            <text:p>08/27/12</text:p>
          </table:table-cell>
          <table:table-cell office:value-type="float" office:value="10.68" calcext:value-type="float">
            <text:p>10.68</text:p>
          </table:table-cell>
          <table:table-cell table:formula="of:=[.B711]/100000" office:value-type="float" office:value="0.0001068" calcext:value-type="float">
            <text:p>0.00010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28" calcext:value-type="date">
            <text:p>08/28/12</text:p>
          </table:table-cell>
          <table:table-cell office:value-type="float" office:value="11.58" calcext:value-type="float">
            <text:p>11.58</text:p>
          </table:table-cell>
          <table:table-cell table:formula="of:=[.B712]/100000" office:value-type="float" office:value="0.0001158" calcext:value-type="float">
            <text:p>0.00011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29" calcext:value-type="date">
            <text:p>08/29/12</text:p>
          </table:table-cell>
          <table:table-cell office:value-type="float" office:value="11.58" calcext:value-type="float">
            <text:p>11.58</text:p>
          </table:table-cell>
          <table:table-cell table:formula="of:=[.B713]/100000" office:value-type="float" office:value="0.0001158" calcext:value-type="float">
            <text:p>0.00011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30" calcext:value-type="date">
            <text:p>08/30/12</text:p>
          </table:table-cell>
          <table:table-cell office:value-type="float" office:value="11.54" calcext:value-type="float">
            <text:p>11.54</text:p>
          </table:table-cell>
          <table:table-cell table:formula="of:=[.B714]/100000" office:value-type="float" office:value="0.0001154" calcext:value-type="float">
            <text:p>0.000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8-31" calcext:value-type="date">
            <text:p>08/31/12</text:p>
          </table:table-cell>
          <table:table-cell office:value-type="float" office:value="11.54" calcext:value-type="float">
            <text:p>11.54</text:p>
          </table:table-cell>
          <table:table-cell table:formula="of:=[.B715]/100000" office:value-type="float" office:value="0.0001154" calcext:value-type="float">
            <text:p>0.000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01" calcext:value-type="date">
            <text:p>09/01/12</text:p>
          </table:table-cell>
          <table:table-cell office:value-type="float" office:value="11.54" calcext:value-type="float">
            <text:p>11.54</text:p>
          </table:table-cell>
          <table:table-cell table:formula="of:=[.B716]/100000" office:value-type="float" office:value="0.0001154" calcext:value-type="float">
            <text:p>0.000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02" calcext:value-type="date">
            <text:p>09/02/12</text:p>
          </table:table-cell>
          <table:table-cell office:value-type="float" office:value="11.58" calcext:value-type="float">
            <text:p>11.58</text:p>
          </table:table-cell>
          <table:table-cell table:formula="of:=[.B717]/100000" office:value-type="float" office:value="0.0001158" calcext:value-type="float">
            <text:p>0.00011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03" calcext:value-type="date">
            <text:p>09/03/12</text:p>
          </table:table-cell>
          <table:table-cell office:value-type="float" office:value="11.4" calcext:value-type="float">
            <text:p>11.4</text:p>
          </table:table-cell>
          <table:table-cell table:formula="of:=[.B718]/100000" office:value-type="float" office:value="0.000114" calcext:value-type="float">
            <text:p>0.0001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04" calcext:value-type="date">
            <text:p>09/04/12</text:p>
          </table:table-cell>
          <table:table-cell office:value-type="float" office:value="11.4" calcext:value-type="float">
            <text:p>11.4</text:p>
          </table:table-cell>
          <table:table-cell table:formula="of:=[.B719]/100000" office:value-type="float" office:value="0.000114" calcext:value-type="float">
            <text:p>0.0001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05" calcext:value-type="date">
            <text:p>09/05/12</text:p>
          </table:table-cell>
          <table:table-cell office:value-type="float" office:value="11.4" calcext:value-type="float">
            <text:p>11.4</text:p>
          </table:table-cell>
          <table:table-cell table:formula="of:=[.B720]/100000" office:value-type="float" office:value="0.000114" calcext:value-type="float">
            <text:p>0.0001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06" calcext:value-type="date">
            <text:p>09/06/12</text:p>
          </table:table-cell>
          <table:table-cell office:value-type="float" office:value="11.29" calcext:value-type="float">
            <text:p>11.29</text:p>
          </table:table-cell>
          <table:table-cell table:formula="of:=[.B721]/100000" office:value-type="float" office:value="0.0001129" calcext:value-type="float">
            <text:p>0.00011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07" calcext:value-type="date">
            <text:p>09/07/12</text:p>
          </table:table-cell>
          <table:table-cell office:value-type="float" office:value="11.21" calcext:value-type="float">
            <text:p>11.21</text:p>
          </table:table-cell>
          <table:table-cell table:formula="of:=[.B722]/100000" office:value-type="float" office:value="0.0001121" calcext:value-type="float">
            <text:p>0.00011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08" calcext:value-type="date">
            <text:p>09/08/12</text:p>
          </table:table-cell>
          <table:table-cell office:value-type="float" office:value="11.21" calcext:value-type="float">
            <text:p>11.21</text:p>
          </table:table-cell>
          <table:table-cell table:formula="of:=[.B723]/100000" office:value-type="float" office:value="0.0001121" calcext:value-type="float">
            <text:p>0.00011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09" calcext:value-type="date">
            <text:p>09/09/12</text:p>
          </table:table-cell>
          <table:table-cell office:value-type="float" office:value="11.25" calcext:value-type="float">
            <text:p>11.25</text:p>
          </table:table-cell>
          <table:table-cell table:formula="of:=[.B724]/100000" office:value-type="float" office:value="0.0001125" calcext:value-type="float">
            <text:p>0.00011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10" calcext:value-type="date">
            <text:p>09/10/12</text:p>
          </table:table-cell>
          <table:table-cell office:value-type="float" office:value="11.25" calcext:value-type="float">
            <text:p>11.25</text:p>
          </table:table-cell>
          <table:table-cell table:formula="of:=[.B725]/100000" office:value-type="float" office:value="0.0001125" calcext:value-type="float">
            <text:p>0.00011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11" calcext:value-type="date">
            <text:p>09/11/12</text:p>
          </table:table-cell>
          <table:table-cell office:value-type="float" office:value="11.25" calcext:value-type="float">
            <text:p>11.25</text:p>
          </table:table-cell>
          <table:table-cell table:formula="of:=[.B726]/100000" office:value-type="float" office:value="0.0001125" calcext:value-type="float">
            <text:p>0.00011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12" calcext:value-type="date">
            <text:p>09/12/12</text:p>
          </table:table-cell>
          <table:table-cell office:value-type="float" office:value="11.26" calcext:value-type="float">
            <text:p>11.26</text:p>
          </table:table-cell>
          <table:table-cell table:formula="of:=[.B727]/100000" office:value-type="float" office:value="0.0001126" calcext:value-type="float">
            <text:p>0.00011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13" calcext:value-type="date">
            <text:p>09/13/12</text:p>
          </table:table-cell>
          <table:table-cell office:value-type="float" office:value="11.26" calcext:value-type="float">
            <text:p>11.26</text:p>
          </table:table-cell>
          <table:table-cell table:formula="of:=[.B728]/100000" office:value-type="float" office:value="0.0001126" calcext:value-type="float">
            <text:p>0.00011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14" calcext:value-type="date">
            <text:p>09/14/12</text:p>
          </table:table-cell>
          <table:table-cell office:value-type="float" office:value="11.62" calcext:value-type="float">
            <text:p>11.62</text:p>
          </table:table-cell>
          <table:table-cell table:formula="of:=[.B729]/100000" office:value-type="float" office:value="0.0001162" calcext:value-type="float">
            <text:p>0.00011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15" calcext:value-type="date">
            <text:p>09/15/12</text:p>
          </table:table-cell>
          <table:table-cell office:value-type="float" office:value="11.62" calcext:value-type="float">
            <text:p>11.62</text:p>
          </table:table-cell>
          <table:table-cell table:formula="of:=[.B730]/100000" office:value-type="float" office:value="0.0001162" calcext:value-type="float">
            <text:p>0.00011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16" calcext:value-type="date">
            <text:p>09/16/12</text:p>
          </table:table-cell>
          <table:table-cell office:value-type="float" office:value="11.62" calcext:value-type="float">
            <text:p>11.62</text:p>
          </table:table-cell>
          <table:table-cell table:formula="of:=[.B731]/100000" office:value-type="float" office:value="0.0001162" calcext:value-type="float">
            <text:p>0.00011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17" calcext:value-type="date">
            <text:p>09/17/12</text:p>
          </table:table-cell>
          <table:table-cell office:value-type="float" office:value="11.6" calcext:value-type="float">
            <text:p>11.6</text:p>
          </table:table-cell>
          <table:table-cell table:formula="of:=[.B732]/100000" office:value-type="float" office:value="0.000116" calcext:value-type="float">
            <text:p>0.00011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18" calcext:value-type="date">
            <text:p>09/18/12</text:p>
          </table:table-cell>
          <table:table-cell office:value-type="float" office:value="12.77" calcext:value-type="float">
            <text:p>12.77</text:p>
          </table:table-cell>
          <table:table-cell table:formula="of:=[.B733]/100000" office:value-type="float" office:value="0.0001277" calcext:value-type="float">
            <text:p>0.00012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19" calcext:value-type="date">
            <text:p>09/19/12</text:p>
          </table:table-cell>
          <table:table-cell office:value-type="float" office:value="12.77" calcext:value-type="float">
            <text:p>12.77</text:p>
          </table:table-cell>
          <table:table-cell table:formula="of:=[.B734]/100000" office:value-type="float" office:value="0.0001277" calcext:value-type="float">
            <text:p>0.00012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20" calcext:value-type="date">
            <text:p>09/20/12</text:p>
          </table:table-cell>
          <table:table-cell office:value-type="float" office:value="12.55" calcext:value-type="float">
            <text:p>12.55</text:p>
          </table:table-cell>
          <table:table-cell table:formula="of:=[.B735]/100000" office:value-type="float" office:value="0.0001255" calcext:value-type="float">
            <text:p>0.00012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21" calcext:value-type="date">
            <text:p>09/21/12</text:p>
          </table:table-cell>
          <table:table-cell office:value-type="float" office:value="12.37" calcext:value-type="float">
            <text:p>12.37</text:p>
          </table:table-cell>
          <table:table-cell table:formula="of:=[.B736]/100000" office:value-type="float" office:value="0.0001237" calcext:value-type="float">
            <text:p>0.00012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22" calcext:value-type="date">
            <text:p>09/22/12</text:p>
          </table:table-cell>
          <table:table-cell office:value-type="float" office:value="12.37" calcext:value-type="float">
            <text:p>12.37</text:p>
          </table:table-cell>
          <table:table-cell table:formula="of:=[.B737]/100000" office:value-type="float" office:value="0.0001237" calcext:value-type="float">
            <text:p>0.00012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23" calcext:value-type="date">
            <text:p>09/23/12</text:p>
          </table:table-cell>
          <table:table-cell office:value-type="float" office:value="12.41" calcext:value-type="float">
            <text:p>12.41</text:p>
          </table:table-cell>
          <table:table-cell table:formula="of:=[.B738]/100000" office:value-type="float" office:value="0.0001241" calcext:value-type="float">
            <text:p>0.00012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24" calcext:value-type="date">
            <text:p>09/24/12</text:p>
          </table:table-cell>
          <table:table-cell office:value-type="float" office:value="12.41" calcext:value-type="float">
            <text:p>12.41</text:p>
          </table:table-cell>
          <table:table-cell table:formula="of:=[.B739]/100000" office:value-type="float" office:value="0.0001241" calcext:value-type="float">
            <text:p>0.00012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26" calcext:value-type="date">
            <text:p>09/26/12</text:p>
          </table:table-cell>
          <table:table-cell office:value-type="float" office:value="11.98" calcext:value-type="float">
            <text:p>11.98</text:p>
          </table:table-cell>
          <table:table-cell table:formula="of:=[.B740]/100000" office:value-type="float" office:value="0.0001198" calcext:value-type="float">
            <text:p>0.00011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27" calcext:value-type="date">
            <text:p>09/27/12</text:p>
          </table:table-cell>
          <table:table-cell office:value-type="float" office:value="12" calcext:value-type="float">
            <text:p>12</text:p>
          </table:table-cell>
          <table:table-cell table:formula="of:=[.B741]/100000" office:value-type="float" office:value="0.00012" calcext:value-type="float">
            <text:p>0.000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28" calcext:value-type="date">
            <text:p>09/28/12</text:p>
          </table:table-cell>
          <table:table-cell office:value-type="float" office:value="12" calcext:value-type="float">
            <text:p>12</text:p>
          </table:table-cell>
          <table:table-cell table:formula="of:=[.B742]/100000" office:value-type="float" office:value="0.00012" calcext:value-type="float">
            <text:p>0.000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29" calcext:value-type="date">
            <text:p>09/29/12</text:p>
          </table:table-cell>
          <table:table-cell office:value-type="float" office:value="12" calcext:value-type="float">
            <text:p>12</text:p>
          </table:table-cell>
          <table:table-cell table:formula="of:=[.B743]/100000" office:value-type="float" office:value="0.00012" calcext:value-type="float">
            <text:p>0.000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09-30" calcext:value-type="date">
            <text:p>09/30/12</text:p>
          </table:table-cell>
          <table:table-cell office:value-type="float" office:value="12.08" calcext:value-type="float">
            <text:p>12.08</text:p>
          </table:table-cell>
          <table:table-cell table:formula="of:=[.B744]/100000" office:value-type="float" office:value="0.0001208" calcext:value-type="float">
            <text:p>0.00012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01" calcext:value-type="date">
            <text:p>10/01/12</text:p>
          </table:table-cell>
          <table:table-cell office:value-type="float" office:value="12.08" calcext:value-type="float">
            <text:p>12.08</text:p>
          </table:table-cell>
          <table:table-cell table:formula="of:=[.B745]/100000" office:value-type="float" office:value="0.0001208" calcext:value-type="float">
            <text:p>0.00012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03" calcext:value-type="date">
            <text:p>10/03/12</text:p>
          </table:table-cell>
          <table:table-cell office:value-type="float" office:value="12.08" calcext:value-type="float">
            <text:p>12.08</text:p>
          </table:table-cell>
          <table:table-cell table:formula="of:=[.B746]/100000" office:value-type="float" office:value="0.0001208" calcext:value-type="float">
            <text:p>0.00012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04" calcext:value-type="date">
            <text:p>10/04/12</text:p>
          </table:table-cell>
          <table:table-cell office:value-type="float" office:value="12.1" calcext:value-type="float">
            <text:p>12.1</text:p>
          </table:table-cell>
          <table:table-cell table:formula="of:=[.B747]/100000" office:value-type="float" office:value="0.000121" calcext:value-type="float">
            <text:p>0.0001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05" calcext:value-type="date">
            <text:p>10/05/12</text:p>
          </table:table-cell>
          <table:table-cell office:value-type="float" office:value="12.14" calcext:value-type="float">
            <text:p>12.14</text:p>
          </table:table-cell>
          <table:table-cell table:formula="of:=[.B748]/100000" office:value-type="float" office:value="0.0001214" calcext:value-type="float">
            <text:p>0.00012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07" calcext:value-type="date">
            <text:p>10/07/12</text:p>
          </table:table-cell>
          <table:table-cell office:value-type="float" office:value="12.14" calcext:value-type="float">
            <text:p>12.14</text:p>
          </table:table-cell>
          <table:table-cell table:formula="of:=[.B749]/100000" office:value-type="float" office:value="0.0001214" calcext:value-type="float">
            <text:p>0.00012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08" calcext:value-type="date">
            <text:p>10/08/12</text:p>
          </table:table-cell>
          <table:table-cell office:value-type="float" office:value="12.14" calcext:value-type="float">
            <text:p>12.14</text:p>
          </table:table-cell>
          <table:table-cell table:formula="of:=[.B750]/100000" office:value-type="float" office:value="0.0001214" calcext:value-type="float">
            <text:p>0.00012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09" calcext:value-type="date">
            <text:p>10/09/12</text:p>
          </table:table-cell>
          <table:table-cell office:value-type="float" office:value="12.14" calcext:value-type="float">
            <text:p>12.14</text:p>
          </table:table-cell>
          <table:table-cell table:formula="of:=[.B751]/100000" office:value-type="float" office:value="0.0001214" calcext:value-type="float">
            <text:p>0.00012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10" calcext:value-type="date">
            <text:p>10/10/12</text:p>
          </table:table-cell>
          <table:table-cell office:value-type="float" office:value="12.16" calcext:value-type="float">
            <text:p>12.16</text:p>
          </table:table-cell>
          <table:table-cell table:formula="of:=[.B752]/100000" office:value-type="float" office:value="0.0001216" calcext:value-type="float">
            <text:p>0.000121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11" calcext:value-type="date">
            <text:p>10/11/12</text:p>
          </table:table-cell>
          <table:table-cell office:value-type="float" office:value="12.16" calcext:value-type="float">
            <text:p>12.16</text:p>
          </table:table-cell>
          <table:table-cell table:formula="of:=[.B753]/100000" office:value-type="float" office:value="0.0001216" calcext:value-type="float">
            <text:p>0.000121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12" calcext:value-type="date">
            <text:p>10/12/12</text:p>
          </table:table-cell>
          <table:table-cell office:value-type="float" office:value="12.15" calcext:value-type="float">
            <text:p>12.15</text:p>
          </table:table-cell>
          <table:table-cell table:formula="of:=[.B754]/100000" office:value-type="float" office:value="0.0001215" calcext:value-type="float">
            <text:p>0.00012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13" calcext:value-type="date">
            <text:p>10/13/12</text:p>
          </table:table-cell>
          <table:table-cell office:value-type="float" office:value="12.15" calcext:value-type="float">
            <text:p>12.15</text:p>
          </table:table-cell>
          <table:table-cell table:formula="of:=[.B755]/100000" office:value-type="float" office:value="0.0001215" calcext:value-type="float">
            <text:p>0.00012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14" calcext:value-type="date">
            <text:p>10/14/12</text:p>
          </table:table-cell>
          <table:table-cell office:value-type="float" office:value="11.99" calcext:value-type="float">
            <text:p>11.99</text:p>
          </table:table-cell>
          <table:table-cell table:formula="of:=[.B756]/100000" office:value-type="float" office:value="0.0001199" calcext:value-type="float">
            <text:p>0.000119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15" calcext:value-type="date">
            <text:p>10/15/12</text:p>
          </table:table-cell>
          <table:table-cell office:value-type="float" office:value="11.99" calcext:value-type="float">
            <text:p>11.99</text:p>
          </table:table-cell>
          <table:table-cell table:formula="of:=[.B757]/100000" office:value-type="float" office:value="0.0001199" calcext:value-type="float">
            <text:p>0.000119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16" calcext:value-type="date">
            <text:p>10/16/12</text:p>
          </table:table-cell>
          <table:table-cell office:value-type="float" office:value="11.98" calcext:value-type="float">
            <text:p>11.98</text:p>
          </table:table-cell>
          <table:table-cell table:formula="of:=[.B758]/100000" office:value-type="float" office:value="0.0001198" calcext:value-type="float">
            <text:p>0.00011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17" calcext:value-type="date">
            <text:p>10/17/12</text:p>
          </table:table-cell>
          <table:table-cell office:value-type="float" office:value="12.85" calcext:value-type="float">
            <text:p>12.85</text:p>
          </table:table-cell>
          <table:table-cell table:formula="of:=[.B759]/100000" office:value-type="float" office:value="0.0001285" calcext:value-type="float">
            <text:p>0.00012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18" calcext:value-type="date">
            <text:p>10/18/12</text:p>
          </table:table-cell>
          <table:table-cell office:value-type="float" office:value="12.65" calcext:value-type="float">
            <text:p>12.65</text:p>
          </table:table-cell>
          <table:table-cell table:formula="of:=[.B760]/100000" office:value-type="float" office:value="0.0001265" calcext:value-type="float">
            <text:p>0.00012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19" calcext:value-type="date">
            <text:p>10/19/12</text:p>
          </table:table-cell>
          <table:table-cell office:value-type="float" office:value="12.65" calcext:value-type="float">
            <text:p>12.65</text:p>
          </table:table-cell>
          <table:table-cell table:formula="of:=[.B761]/100000" office:value-type="float" office:value="0.0001265" calcext:value-type="float">
            <text:p>0.00012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20" calcext:value-type="date">
            <text:p>10/20/12</text:p>
          </table:table-cell>
          <table:table-cell office:value-type="float" office:value="12.65" calcext:value-type="float">
            <text:p>12.65</text:p>
          </table:table-cell>
          <table:table-cell table:formula="of:=[.B762]/100000" office:value-type="float" office:value="0.0001265" calcext:value-type="float">
            <text:p>0.00012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21" calcext:value-type="date">
            <text:p>10/21/12</text:p>
          </table:table-cell>
          <table:table-cell office:value-type="float" office:value="12.67" calcext:value-type="float">
            <text:p>12.67</text:p>
          </table:table-cell>
          <table:table-cell table:formula="of:=[.B763]/100000" office:value-type="float" office:value="0.0001267" calcext:value-type="float">
            <text:p>0.00012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22" calcext:value-type="date">
            <text:p>10/22/12</text:p>
          </table:table-cell>
          <table:table-cell office:value-type="float" office:value="13.33" calcext:value-type="float">
            <text:p>13.33</text:p>
          </table:table-cell>
          <table:table-cell table:formula="of:=[.B764]/100000" office:value-type="float" office:value="0.0001333" calcext:value-type="float">
            <text:p>0.00013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23" calcext:value-type="date">
            <text:p>10/23/12</text:p>
          </table:table-cell>
          <table:table-cell office:value-type="float" office:value="13.43" calcext:value-type="float">
            <text:p>13.43</text:p>
          </table:table-cell>
          <table:table-cell table:formula="of:=[.B765]/100000" office:value-type="float" office:value="0.0001343" calcext:value-type="float">
            <text:p>0.00013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24" calcext:value-type="date">
            <text:p>10/24/12</text:p>
          </table:table-cell>
          <table:table-cell office:value-type="float" office:value="14.52" calcext:value-type="float">
            <text:p>14.52</text:p>
          </table:table-cell>
          <table:table-cell table:formula="of:=[.B766]/100000" office:value-type="float" office:value="0.0001452" calcext:value-type="float">
            <text:p>0.00014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25" calcext:value-type="date">
            <text:p>10/25/12</text:p>
          </table:table-cell>
          <table:table-cell office:value-type="float" office:value="14.56" calcext:value-type="float">
            <text:p>14.56</text:p>
          </table:table-cell>
          <table:table-cell table:formula="of:=[.B767]/100000" office:value-type="float" office:value="0.0001456" calcext:value-type="float">
            <text:p>0.00014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26" calcext:value-type="date">
            <text:p>10/26/12</text:p>
          </table:table-cell>
          <table:table-cell office:value-type="float" office:value="14.56" calcext:value-type="float">
            <text:p>14.56</text:p>
          </table:table-cell>
          <table:table-cell table:formula="of:=[.B768]/100000" office:value-type="float" office:value="0.0001456" calcext:value-type="float">
            <text:p>0.00014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27" calcext:value-type="date">
            <text:p>10/27/12</text:p>
          </table:table-cell>
          <table:table-cell office:value-type="float" office:value="14.56" calcext:value-type="float">
            <text:p>14.56</text:p>
          </table:table-cell>
          <table:table-cell table:formula="of:=[.B769]/100000" office:value-type="float" office:value="0.0001456" calcext:value-type="float">
            <text:p>0.00014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28" calcext:value-type="date">
            <text:p>10/28/12</text:p>
          </table:table-cell>
          <table:table-cell office:value-type="float" office:value="14.63" calcext:value-type="float">
            <text:p>14.63</text:p>
          </table:table-cell>
          <table:table-cell table:formula="of:=[.B770]/100000" office:value-type="float" office:value="0.0001463" calcext:value-type="float">
            <text:p>0.00014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29" calcext:value-type="date">
            <text:p>10/29/12</text:p>
          </table:table-cell>
          <table:table-cell office:value-type="float" office:value="14.08" calcext:value-type="float">
            <text:p>14.08</text:p>
          </table:table-cell>
          <table:table-cell table:formula="of:=[.B771]/100000" office:value-type="float" office:value="0.0001408" calcext:value-type="float">
            <text:p>0.00014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30" calcext:value-type="date">
            <text:p>10/30/12</text:p>
          </table:table-cell>
          <table:table-cell office:value-type="float" office:value="14.08" calcext:value-type="float">
            <text:p>14.08</text:p>
          </table:table-cell>
          <table:table-cell table:formula="of:=[.B772]/100000" office:value-type="float" office:value="0.0001408" calcext:value-type="float">
            <text:p>0.00014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0-31" calcext:value-type="date">
            <text:p>10/31/12</text:p>
          </table:table-cell>
          <table:table-cell office:value-type="float" office:value="14.07" calcext:value-type="float">
            <text:p>14.07</text:p>
          </table:table-cell>
          <table:table-cell table:formula="of:=[.B773]/100000" office:value-type="float" office:value="0.0001407" calcext:value-type="float">
            <text:p>0.00014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01" calcext:value-type="date">
            <text:p>11/01/12</text:p>
          </table:table-cell>
          <table:table-cell office:value-type="float" office:value="14.6" calcext:value-type="float">
            <text:p>14.6</text:p>
          </table:table-cell>
          <table:table-cell table:formula="of:=[.B774]/100000" office:value-type="float" office:value="0.000146" calcext:value-type="float">
            <text:p>0.0001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02" calcext:value-type="date">
            <text:p>11/02/12</text:p>
          </table:table-cell>
          <table:table-cell office:value-type="float" office:value="14.6" calcext:value-type="float">
            <text:p>14.6</text:p>
          </table:table-cell>
          <table:table-cell table:formula="of:=[.B775]/100000" office:value-type="float" office:value="0.000146" calcext:value-type="float">
            <text:p>0.0001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03" calcext:value-type="date">
            <text:p>11/03/12</text:p>
          </table:table-cell>
          <table:table-cell office:value-type="float" office:value="14.6" calcext:value-type="float">
            <text:p>14.6</text:p>
          </table:table-cell>
          <table:table-cell table:formula="of:=[.B776]/100000" office:value-type="float" office:value="0.000146" calcext:value-type="float">
            <text:p>0.0001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04" calcext:value-type="date">
            <text:p>11/04/12</text:p>
          </table:table-cell>
          <table:table-cell office:value-type="float" office:value="14.04" calcext:value-type="float">
            <text:p>14.04</text:p>
          </table:table-cell>
          <table:table-cell table:formula="of:=[.B777]/100000" office:value-type="float" office:value="0.0001404" calcext:value-type="float">
            <text:p>0.00014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05" calcext:value-type="date">
            <text:p>11/05/12</text:p>
          </table:table-cell>
          <table:table-cell office:value-type="float" office:value="14.06" calcext:value-type="float">
            <text:p>14.06</text:p>
          </table:table-cell>
          <table:table-cell table:formula="of:=[.B778]/100000" office:value-type="float" office:value="0.0001406" calcext:value-type="float">
            <text:p>0.00014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06" calcext:value-type="date">
            <text:p>11/06/12</text:p>
          </table:table-cell>
          <table:table-cell office:value-type="float" office:value="13.97" calcext:value-type="float">
            <text:p>13.97</text:p>
          </table:table-cell>
          <table:table-cell table:formula="of:=[.B779]/100000" office:value-type="float" office:value="0.0001397" calcext:value-type="float">
            <text:p>0.00013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07" calcext:value-type="date">
            <text:p>11/07/12</text:p>
          </table:table-cell>
          <table:table-cell office:value-type="float" office:value="15.13" calcext:value-type="float">
            <text:p>15.13</text:p>
          </table:table-cell>
          <table:table-cell table:formula="of:=[.B780]/100000" office:value-type="float" office:value="0.0001513" calcext:value-type="float">
            <text:p>0.00015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08" calcext:value-type="date">
            <text:p>11/08/12</text:p>
          </table:table-cell>
          <table:table-cell office:value-type="float" office:value="15.13" calcext:value-type="float">
            <text:p>15.13</text:p>
          </table:table-cell>
          <table:table-cell table:formula="of:=[.B781]/100000" office:value-type="float" office:value="0.0001513" calcext:value-type="float">
            <text:p>0.00015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09" calcext:value-type="date">
            <text:p>11/09/12</text:p>
          </table:table-cell>
          <table:table-cell office:value-type="float" office:value="14.89" calcext:value-type="float">
            <text:p>14.89</text:p>
          </table:table-cell>
          <table:table-cell table:formula="of:=[.B782]/100000" office:value-type="float" office:value="0.0001489" calcext:value-type="float">
            <text:p>0.00014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10" calcext:value-type="date">
            <text:p>11/10/12</text:p>
          </table:table-cell>
          <table:table-cell office:value-type="float" office:value="14.89" calcext:value-type="float">
            <text:p>14.89</text:p>
          </table:table-cell>
          <table:table-cell table:formula="of:=[.B783]/100000" office:value-type="float" office:value="0.0001489" calcext:value-type="float">
            <text:p>0.00014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11" calcext:value-type="date">
            <text:p>11/11/12</text:p>
          </table:table-cell>
          <table:table-cell office:value-type="float" office:value="14.89" calcext:value-type="float">
            <text:p>14.89</text:p>
          </table:table-cell>
          <table:table-cell table:formula="of:=[.B784]/100000" office:value-type="float" office:value="0.0001489" calcext:value-type="float">
            <text:p>0.00014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12" calcext:value-type="date">
            <text:p>11/12/12</text:p>
          </table:table-cell>
          <table:table-cell office:value-type="float" office:value="14.93" calcext:value-type="float">
            <text:p>14.93</text:p>
          </table:table-cell>
          <table:table-cell table:formula="of:=[.B785]/100000" office:value-type="float" office:value="0.0001493" calcext:value-type="float">
            <text:p>0.00014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13" calcext:value-type="date">
            <text:p>11/13/12</text:p>
          </table:table-cell>
          <table:table-cell office:value-type="float" office:value="14.93" calcext:value-type="float">
            <text:p>14.93</text:p>
          </table:table-cell>
          <table:table-cell table:formula="of:=[.B786]/100000" office:value-type="float" office:value="0.0001493" calcext:value-type="float">
            <text:p>0.00014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14" calcext:value-type="date">
            <text:p>11/14/12</text:p>
          </table:table-cell>
          <table:table-cell office:value-type="float" office:value="14.91" calcext:value-type="float">
            <text:p>14.91</text:p>
          </table:table-cell>
          <table:table-cell table:formula="of:=[.B787]/100000" office:value-type="float" office:value="0.0001491" calcext:value-type="float">
            <text:p>0.00014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15" calcext:value-type="date">
            <text:p>11/15/12</text:p>
          </table:table-cell>
          <table:table-cell office:value-type="float" office:value="15.07" calcext:value-type="float">
            <text:p>15.07</text:p>
          </table:table-cell>
          <table:table-cell table:formula="of:=[.B788]/100000" office:value-type="float" office:value="0.0001507" calcext:value-type="float">
            <text:p>0.00015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16" calcext:value-type="date">
            <text:p>11/16/12</text:p>
          </table:table-cell>
          <table:table-cell office:value-type="float" office:value="15.07" calcext:value-type="float">
            <text:p>15.07</text:p>
          </table:table-cell>
          <table:table-cell table:formula="of:=[.B789]/100000" office:value-type="float" office:value="0.0001507" calcext:value-type="float">
            <text:p>0.00015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17" calcext:value-type="date">
            <text:p>11/17/12</text:p>
          </table:table-cell>
          <table:table-cell office:value-type="float" office:value="15.07" calcext:value-type="float">
            <text:p>15.07</text:p>
          </table:table-cell>
          <table:table-cell table:formula="of:=[.B790]/100000" office:value-type="float" office:value="0.0001507" calcext:value-type="float">
            <text:p>0.00015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18" calcext:value-type="date">
            <text:p>11/18/12</text:p>
          </table:table-cell>
          <table:table-cell office:value-type="float" office:value="15.07" calcext:value-type="float">
            <text:p>15.07</text:p>
          </table:table-cell>
          <table:table-cell table:formula="of:=[.B791]/100000" office:value-type="float" office:value="0.0001507" calcext:value-type="float">
            <text:p>0.00015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19" calcext:value-type="date">
            <text:p>11/19/12</text:p>
          </table:table-cell>
          <table:table-cell office:value-type="float" office:value="15.52" calcext:value-type="float">
            <text:p>15.52</text:p>
          </table:table-cell>
          <table:table-cell table:formula="of:=[.B792]/100000" office:value-type="float" office:value="0.0001552" calcext:value-type="float">
            <text:p>0.00015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20" calcext:value-type="date">
            <text:p>11/20/12</text:p>
          </table:table-cell>
          <table:table-cell office:value-type="float" office:value="15.53" calcext:value-type="float">
            <text:p>15.53</text:p>
          </table:table-cell>
          <table:table-cell table:formula="of:=[.B793]/100000" office:value-type="float" office:value="0.0001553" calcext:value-type="float">
            <text:p>0.00015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21" calcext:value-type="date">
            <text:p>11/21/12</text:p>
          </table:table-cell>
          <table:table-cell office:value-type="float" office:value="15.52" calcext:value-type="float">
            <text:p>15.52</text:p>
          </table:table-cell>
          <table:table-cell table:formula="of:=[.B794]/100000" office:value-type="float" office:value="0.0001552" calcext:value-type="float">
            <text:p>0.00015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22" calcext:value-type="date">
            <text:p>11/22/12</text:p>
          </table:table-cell>
          <table:table-cell office:value-type="float" office:value="17.47" calcext:value-type="float">
            <text:p>17.47</text:p>
          </table:table-cell>
          <table:table-cell table:formula="of:=[.B795]/100000" office:value-type="float" office:value="0.0001747" calcext:value-type="float">
            <text:p>0.00017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23" calcext:value-type="date">
            <text:p>11/23/12</text:p>
          </table:table-cell>
          <table:table-cell office:value-type="float" office:value="16.56" calcext:value-type="float">
            <text:p>16.56</text:p>
          </table:table-cell>
          <table:table-cell table:formula="of:=[.B796]/100000" office:value-type="float" office:value="0.0001656" calcext:value-type="float">
            <text:p>0.00016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24" calcext:value-type="date">
            <text:p>11/24/12</text:p>
          </table:table-cell>
          <table:table-cell office:value-type="float" office:value="16.56" calcext:value-type="float">
            <text:p>16.56</text:p>
          </table:table-cell>
          <table:table-cell table:formula="of:=[.B797]/100000" office:value-type="float" office:value="0.0001656" calcext:value-type="float">
            <text:p>0.00016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25" calcext:value-type="date">
            <text:p>11/25/12</text:p>
          </table:table-cell>
          <table:table-cell office:value-type="float" office:value="16.54" calcext:value-type="float">
            <text:p>16.54</text:p>
          </table:table-cell>
          <table:table-cell table:formula="of:=[.B798]/100000" office:value-type="float" office:value="0.0001654" calcext:value-type="float">
            <text:p>0.00016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26" calcext:value-type="date">
            <text:p>11/26/12</text:p>
          </table:table-cell>
          <table:table-cell office:value-type="float" office:value="16.59" calcext:value-type="float">
            <text:p>16.59</text:p>
          </table:table-cell>
          <table:table-cell table:formula="of:=[.B799]/100000" office:value-type="float" office:value="0.0001659" calcext:value-type="float">
            <text:p>0.00016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27" calcext:value-type="date">
            <text:p>11/27/12</text:p>
          </table:table-cell>
          <table:table-cell office:value-type="float" office:value="16.56" calcext:value-type="float">
            <text:p>16.56</text:p>
          </table:table-cell>
          <table:table-cell table:formula="of:=[.B800]/100000" office:value-type="float" office:value="0.0001656" calcext:value-type="float">
            <text:p>0.00016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28" calcext:value-type="date">
            <text:p>11/28/12</text:p>
          </table:table-cell>
          <table:table-cell office:value-type="float" office:value="16.56" calcext:value-type="float">
            <text:p>16.56</text:p>
          </table:table-cell>
          <table:table-cell table:formula="of:=[.B801]/100000" office:value-type="float" office:value="0.0001656" calcext:value-type="float">
            <text:p>0.00016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29" calcext:value-type="date">
            <text:p>11/29/12</text:p>
          </table:table-cell>
          <table:table-cell office:value-type="float" office:value="16.5" calcext:value-type="float">
            <text:p>16.5</text:p>
          </table:table-cell>
          <table:table-cell table:formula="of:=[.B802]/100000" office:value-type="float" office:value="0.000165" calcext:value-type="float">
            <text:p>0.0001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1-30" calcext:value-type="date">
            <text:p>11/30/12</text:p>
          </table:table-cell>
          <table:table-cell office:value-type="float" office:value="16.5" calcext:value-type="float">
            <text:p>16.5</text:p>
          </table:table-cell>
          <table:table-cell table:formula="of:=[.B803]/100000" office:value-type="float" office:value="0.000165" calcext:value-type="float">
            <text:p>0.0001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01" calcext:value-type="date">
            <text:p>12/01/12</text:p>
          </table:table-cell>
          <table:table-cell office:value-type="float" office:value="16.5" calcext:value-type="float">
            <text:p>16.5</text:p>
          </table:table-cell>
          <table:table-cell table:formula="of:=[.B804]/100000" office:value-type="float" office:value="0.000165" calcext:value-type="float">
            <text:p>0.0001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02" calcext:value-type="date">
            <text:p>12/02/12</text:p>
          </table:table-cell>
          <table:table-cell office:value-type="float" office:value="16.5" calcext:value-type="float">
            <text:p>16.5</text:p>
          </table:table-cell>
          <table:table-cell table:formula="of:=[.B805]/100000" office:value-type="float" office:value="0.000165" calcext:value-type="float">
            <text:p>0.0001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03" calcext:value-type="date">
            <text:p>12/03/12</text:p>
          </table:table-cell>
          <table:table-cell office:value-type="float" office:value="17.11" calcext:value-type="float">
            <text:p>17.11</text:p>
          </table:table-cell>
          <table:table-cell table:formula="of:=[.B806]/100000" office:value-type="float" office:value="0.0001711" calcext:value-type="float">
            <text:p>0.00017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04" calcext:value-type="date">
            <text:p>12/04/12</text:p>
          </table:table-cell>
          <table:table-cell office:value-type="float" office:value="17.11" calcext:value-type="float">
            <text:p>17.11</text:p>
          </table:table-cell>
          <table:table-cell table:formula="of:=[.B807]/100000" office:value-type="float" office:value="0.0001711" calcext:value-type="float">
            <text:p>0.00017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05" calcext:value-type="date">
            <text:p>12/05/12</text:p>
          </table:table-cell>
          <table:table-cell office:value-type="float" office:value="17.25" calcext:value-type="float">
            <text:p>17.25</text:p>
          </table:table-cell>
          <table:table-cell table:formula="of:=[.B808]/100000" office:value-type="float" office:value="0.0001725" calcext:value-type="float">
            <text:p>0.00017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06" calcext:value-type="date">
            <text:p>12/06/12</text:p>
          </table:table-cell>
          <table:table-cell office:value-type="float" office:value="17.53" calcext:value-type="float">
            <text:p>17.53</text:p>
          </table:table-cell>
          <table:table-cell table:formula="of:=[.B809]/100000" office:value-type="float" office:value="0.0001753" calcext:value-type="float">
            <text:p>0.00017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07" calcext:value-type="date">
            <text:p>12/07/12</text:p>
          </table:table-cell>
          <table:table-cell office:value-type="float" office:value="16.48" calcext:value-type="float">
            <text:p>16.48</text:p>
          </table:table-cell>
          <table:table-cell table:formula="of:=[.B810]/100000" office:value-type="float" office:value="0.0001648" calcext:value-type="float">
            <text:p>0.00016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08" calcext:value-type="date">
            <text:p>12/08/12</text:p>
          </table:table-cell>
          <table:table-cell office:value-type="float" office:value="16.48" calcext:value-type="float">
            <text:p>16.48</text:p>
          </table:table-cell>
          <table:table-cell table:formula="of:=[.B811]/100000" office:value-type="float" office:value="0.0001648" calcext:value-type="float">
            <text:p>0.00016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09" calcext:value-type="date">
            <text:p>12/09/12</text:p>
          </table:table-cell>
          <table:table-cell office:value-type="float" office:value="17.47" calcext:value-type="float">
            <text:p>17.47</text:p>
          </table:table-cell>
          <table:table-cell table:formula="of:=[.B812]/100000" office:value-type="float" office:value="0.0001747" calcext:value-type="float">
            <text:p>0.00017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10" calcext:value-type="date">
            <text:p>12/10/12</text:p>
          </table:table-cell>
          <table:table-cell office:value-type="float" office:value="17.48" calcext:value-type="float">
            <text:p>17.48</text:p>
          </table:table-cell>
          <table:table-cell table:formula="of:=[.B813]/100000" office:value-type="float" office:value="0.0001748" calcext:value-type="float">
            <text:p>0.00017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11" calcext:value-type="date">
            <text:p>12/11/12</text:p>
          </table:table-cell>
          <table:table-cell office:value-type="float" office:value="17.29" calcext:value-type="float">
            <text:p>17.29</text:p>
          </table:table-cell>
          <table:table-cell table:formula="of:=[.B814]/100000" office:value-type="float" office:value="0.0001729" calcext:value-type="float">
            <text:p>0.00017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12" calcext:value-type="date">
            <text:p>12/12/12</text:p>
          </table:table-cell>
          <table:table-cell office:value-type="float" office:value="17.26" calcext:value-type="float">
            <text:p>17.26</text:p>
          </table:table-cell>
          <table:table-cell table:formula="of:=[.B815]/100000" office:value-type="float" office:value="0.0001726" calcext:value-type="float">
            <text:p>0.00017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13" calcext:value-type="date">
            <text:p>12/13/12</text:p>
          </table:table-cell>
          <table:table-cell office:value-type="float" office:value="17.26" calcext:value-type="float">
            <text:p>17.26</text:p>
          </table:table-cell>
          <table:table-cell table:formula="of:=[.B816]/100000" office:value-type="float" office:value="0.0001726" calcext:value-type="float">
            <text:p>0.00017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14" calcext:value-type="date">
            <text:p>12/14/12</text:p>
          </table:table-cell>
          <table:table-cell office:value-type="float" office:value="17.26" calcext:value-type="float">
            <text:p>17.26</text:p>
          </table:table-cell>
          <table:table-cell table:formula="of:=[.B817]/100000" office:value-type="float" office:value="0.0001726" calcext:value-type="float">
            <text:p>0.00017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15" calcext:value-type="date">
            <text:p>12/15/12</text:p>
          </table:table-cell>
          <table:table-cell office:value-type="float" office:value="17.26" calcext:value-type="float">
            <text:p>17.26</text:p>
          </table:table-cell>
          <table:table-cell table:formula="of:=[.B818]/100000" office:value-type="float" office:value="0.0001726" calcext:value-type="float">
            <text:p>0.00017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16" calcext:value-type="date">
            <text:p>12/16/12</text:p>
          </table:table-cell>
          <table:table-cell office:value-type="float" office:value="17.26" calcext:value-type="float">
            <text:p>17.26</text:p>
          </table:table-cell>
          <table:table-cell table:formula="of:=[.B819]/100000" office:value-type="float" office:value="0.0001726" calcext:value-type="float">
            <text:p>0.00017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17" calcext:value-type="date">
            <text:p>12/17/12</text:p>
          </table:table-cell>
          <table:table-cell office:value-type="float" office:value="17.26" calcext:value-type="float">
            <text:p>17.26</text:p>
          </table:table-cell>
          <table:table-cell table:formula="of:=[.B820]/100000" office:value-type="float" office:value="0.0001726" calcext:value-type="float">
            <text:p>0.00017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18" calcext:value-type="date">
            <text:p>12/18/12</text:p>
          </table:table-cell>
          <table:table-cell office:value-type="float" office:value="17.25" calcext:value-type="float">
            <text:p>17.25</text:p>
          </table:table-cell>
          <table:table-cell table:formula="of:=[.B821]/100000" office:value-type="float" office:value="0.0001725" calcext:value-type="float">
            <text:p>0.00017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19" calcext:value-type="date">
            <text:p>12/19/12</text:p>
          </table:table-cell>
          <table:table-cell office:value-type="float" office:value="17.21" calcext:value-type="float">
            <text:p>17.21</text:p>
          </table:table-cell>
          <table:table-cell table:formula="of:=[.B822]/100000" office:value-type="float" office:value="0.0001721" calcext:value-type="float">
            <text:p>0.00017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20" calcext:value-type="date">
            <text:p>12/20/12</text:p>
          </table:table-cell>
          <table:table-cell office:value-type="float" office:value="17.19" calcext:value-type="float">
            <text:p>17.19</text:p>
          </table:table-cell>
          <table:table-cell table:formula="of:=[.B823]/100000" office:value-type="float" office:value="0.0001719" calcext:value-type="float">
            <text:p>0.00017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21" calcext:value-type="date">
            <text:p>12/21/12</text:p>
          </table:table-cell>
          <table:table-cell office:value-type="float" office:value="17.19" calcext:value-type="float">
            <text:p>17.19</text:p>
          </table:table-cell>
          <table:table-cell table:formula="of:=[.B824]/100000" office:value-type="float" office:value="0.0001719" calcext:value-type="float">
            <text:p>0.00017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22" calcext:value-type="date">
            <text:p>12/22/12</text:p>
          </table:table-cell>
          <table:table-cell office:value-type="float" office:value="17.19" calcext:value-type="float">
            <text:p>17.19</text:p>
          </table:table-cell>
          <table:table-cell table:formula="of:=[.B825]/100000" office:value-type="float" office:value="0.0001719" calcext:value-type="float">
            <text:p>0.00017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24" calcext:value-type="date">
            <text:p>12/24/12</text:p>
          </table:table-cell>
          <table:table-cell office:value-type="float" office:value="17.19" calcext:value-type="float">
            <text:p>17.19</text:p>
          </table:table-cell>
          <table:table-cell table:formula="of:=[.B826]/100000" office:value-type="float" office:value="0.0001719" calcext:value-type="float">
            <text:p>0.00017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25" calcext:value-type="date">
            <text:p>12/25/12</text:p>
          </table:table-cell>
          <table:table-cell office:value-type="float" office:value="17.08" calcext:value-type="float">
            <text:p>17.08</text:p>
          </table:table-cell>
          <table:table-cell table:formula="of:=[.B827]/100000" office:value-type="float" office:value="0.0001708" calcext:value-type="float">
            <text:p>0.00017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26" calcext:value-type="date">
            <text:p>12/26/12</text:p>
          </table:table-cell>
          <table:table-cell office:value-type="float" office:value="17.37" calcext:value-type="float">
            <text:p>17.37</text:p>
          </table:table-cell>
          <table:table-cell table:formula="of:=[.B828]/100000" office:value-type="float" office:value="0.0001737" calcext:value-type="float">
            <text:p>0.00017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27" calcext:value-type="date">
            <text:p>12/27/12</text:p>
          </table:table-cell>
          <table:table-cell office:value-type="float" office:value="17.39" calcext:value-type="float">
            <text:p>17.39</text:p>
          </table:table-cell>
          <table:table-cell table:formula="of:=[.B829]/100000" office:value-type="float" office:value="0.0001739" calcext:value-type="float">
            <text:p>0.00017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28" calcext:value-type="date">
            <text:p>12/28/12</text:p>
          </table:table-cell>
          <table:table-cell office:value-type="float" office:value="17.43" calcext:value-type="float">
            <text:p>17.43</text:p>
          </table:table-cell>
          <table:table-cell table:formula="of:=[.B830]/100000" office:value-type="float" office:value="0.0001743" calcext:value-type="float">
            <text:p>0.00017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29" calcext:value-type="date">
            <text:p>12/29/12</text:p>
          </table:table-cell>
          <table:table-cell office:value-type="float" office:value="17.43" calcext:value-type="float">
            <text:p>17.43</text:p>
          </table:table-cell>
          <table:table-cell table:formula="of:=[.B831]/100000" office:value-type="float" office:value="0.0001743" calcext:value-type="float">
            <text:p>0.00017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30" calcext:value-type="date">
            <text:p>12/30/12</text:p>
          </table:table-cell>
          <table:table-cell office:value-type="float" office:value="17.43" calcext:value-type="float">
            <text:p>17.43</text:p>
          </table:table-cell>
          <table:table-cell table:formula="of:=[.B832]/100000" office:value-type="float" office:value="0.0001743" calcext:value-type="float">
            <text:p>0.00017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2-12-31" calcext:value-type="date">
            <text:p>12/31/12</text:p>
          </table:table-cell>
          <table:table-cell office:value-type="float" office:value="17.43" calcext:value-type="float">
            <text:p>17.43</text:p>
          </table:table-cell>
          <table:table-cell table:formula="of:=[.B833]/100000" office:value-type="float" office:value="0.0001743" calcext:value-type="float">
            <text:p>0.00017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01" calcext:value-type="date">
            <text:p>01/01/13</text:p>
          </table:table-cell>
          <table:table-cell office:value-type="float" office:value="17.32" calcext:value-type="float">
            <text:p>17.32</text:p>
          </table:table-cell>
          <table:table-cell table:formula="of:=[.B834]/100000" office:value-type="float" office:value="0.0001732" calcext:value-type="float">
            <text:p>0.000173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02" calcext:value-type="date">
            <text:p>01/02/13</text:p>
          </table:table-cell>
          <table:table-cell office:value-type="float" office:value="17.27" calcext:value-type="float">
            <text:p>17.27</text:p>
          </table:table-cell>
          <table:table-cell table:formula="of:=[.B835]/100000" office:value-type="float" office:value="0.0001727" calcext:value-type="float">
            <text:p>0.00017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03" calcext:value-type="date">
            <text:p>01/03/13</text:p>
          </table:table-cell>
          <table:table-cell office:value-type="float" office:value="17.61" calcext:value-type="float">
            <text:p>17.61</text:p>
          </table:table-cell>
          <table:table-cell table:formula="of:=[.B836]/100000" office:value-type="float" office:value="0.0001761" calcext:value-type="float">
            <text:p>0.00017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04" calcext:value-type="date">
            <text:p>01/04/13</text:p>
          </table:table-cell>
          <table:table-cell office:value-type="float" office:value="17.72" calcext:value-type="float">
            <text:p>17.72</text:p>
          </table:table-cell>
          <table:table-cell table:formula="of:=[.B837]/100000" office:value-type="float" office:value="0.0001772" calcext:value-type="float">
            <text:p>0.00017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05" calcext:value-type="date">
            <text:p>01/05/13</text:p>
          </table:table-cell>
          <table:table-cell office:value-type="float" office:value="17.72" calcext:value-type="float">
            <text:p>17.72</text:p>
          </table:table-cell>
          <table:table-cell table:formula="of:=[.B838]/100000" office:value-type="float" office:value="0.0001772" calcext:value-type="float">
            <text:p>0.00017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06" calcext:value-type="date">
            <text:p>01/06/13</text:p>
          </table:table-cell>
          <table:table-cell office:value-type="float" office:value="17.72" calcext:value-type="float">
            <text:p>17.72</text:p>
          </table:table-cell>
          <table:table-cell table:formula="of:=[.B839]/100000" office:value-type="float" office:value="0.0001772" calcext:value-type="float">
            <text:p>0.00017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08" calcext:value-type="date">
            <text:p>01/08/13</text:p>
          </table:table-cell>
          <table:table-cell office:value-type="float" office:value="17.7" calcext:value-type="float">
            <text:p>17.7</text:p>
          </table:table-cell>
          <table:table-cell table:formula="of:=[.B840]/100000" office:value-type="float" office:value="0.000177" calcext:value-type="float">
            <text:p>0.0001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09" calcext:value-type="date">
            <text:p>01/09/13</text:p>
          </table:table-cell>
          <table:table-cell office:value-type="float" office:value="17.49" calcext:value-type="float">
            <text:p>17.49</text:p>
          </table:table-cell>
          <table:table-cell table:formula="of:=[.B841]/100000" office:value-type="float" office:value="0.0001749" calcext:value-type="float">
            <text:p>0.00017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10" calcext:value-type="date">
            <text:p>01/10/13</text:p>
          </table:table-cell>
          <table:table-cell office:value-type="float" office:value="17.46" calcext:value-type="float">
            <text:p>17.46</text:p>
          </table:table-cell>
          <table:table-cell table:formula="of:=[.B842]/100000" office:value-type="float" office:value="0.0001746" calcext:value-type="float">
            <text:p>0.00017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11" calcext:value-type="date">
            <text:p>01/11/13</text:p>
          </table:table-cell>
          <table:table-cell office:value-type="float" office:value="17.45" calcext:value-type="float">
            <text:p>17.45</text:p>
          </table:table-cell>
          <table:table-cell table:formula="of:=[.B843]/100000" office:value-type="float" office:value="0.0001745" calcext:value-type="float">
            <text:p>0.00017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12" calcext:value-type="date">
            <text:p>01/12/13</text:p>
          </table:table-cell>
          <table:table-cell office:value-type="float" office:value="17.45" calcext:value-type="float">
            <text:p>17.45</text:p>
          </table:table-cell>
          <table:table-cell table:formula="of:=[.B844]/100000" office:value-type="float" office:value="0.0001745" calcext:value-type="float">
            <text:p>0.00017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13" calcext:value-type="date">
            <text:p>01/13/13</text:p>
          </table:table-cell>
          <table:table-cell office:value-type="float" office:value="17.46" calcext:value-type="float">
            <text:p>17.46</text:p>
          </table:table-cell>
          <table:table-cell table:formula="of:=[.B845]/100000" office:value-type="float" office:value="0.0001746" calcext:value-type="float">
            <text:p>0.00017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14" calcext:value-type="date">
            <text:p>01/14/13</text:p>
          </table:table-cell>
          <table:table-cell office:value-type="float" office:value="17.42" calcext:value-type="float">
            <text:p>17.42</text:p>
          </table:table-cell>
          <table:table-cell table:formula="of:=[.B846]/100000" office:value-type="float" office:value="0.0001742" calcext:value-type="float">
            <text:p>0.00017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15" calcext:value-type="date">
            <text:p>01/15/13</text:p>
          </table:table-cell>
          <table:table-cell office:value-type="float" office:value="17.42" calcext:value-type="float">
            <text:p>17.42</text:p>
          </table:table-cell>
          <table:table-cell table:formula="of:=[.B847]/100000" office:value-type="float" office:value="0.0001742" calcext:value-type="float">
            <text:p>0.00017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16" calcext:value-type="date">
            <text:p>01/16/13</text:p>
          </table:table-cell>
          <table:table-cell office:value-type="float" office:value="17.56" calcext:value-type="float">
            <text:p>17.56</text:p>
          </table:table-cell>
          <table:table-cell table:formula="of:=[.B848]/100000" office:value-type="float" office:value="0.0001756" calcext:value-type="float">
            <text:p>0.00017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17" calcext:value-type="date">
            <text:p>01/17/13</text:p>
          </table:table-cell>
          <table:table-cell office:value-type="float" office:value="17.51" calcext:value-type="float">
            <text:p>17.51</text:p>
          </table:table-cell>
          <table:table-cell table:formula="of:=[.B849]/100000" office:value-type="float" office:value="0.0001751" calcext:value-type="float">
            <text:p>0.00017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18" calcext:value-type="date">
            <text:p>01/18/13</text:p>
          </table:table-cell>
          <table:table-cell office:value-type="float" office:value="17.52" calcext:value-type="float">
            <text:p>17.52</text:p>
          </table:table-cell>
          <table:table-cell table:formula="of:=[.B850]/100000" office:value-type="float" office:value="0.0001752" calcext:value-type="float">
            <text:p>0.00017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19" calcext:value-type="date">
            <text:p>01/19/13</text:p>
          </table:table-cell>
          <table:table-cell office:value-type="float" office:value="17.52" calcext:value-type="float">
            <text:p>17.52</text:p>
          </table:table-cell>
          <table:table-cell table:formula="of:=[.B851]/100000" office:value-type="float" office:value="0.0001752" calcext:value-type="float">
            <text:p>0.00017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20" calcext:value-type="date">
            <text:p>01/20/13</text:p>
          </table:table-cell>
          <table:table-cell office:value-type="float" office:value="17.52" calcext:value-type="float">
            <text:p>17.52</text:p>
          </table:table-cell>
          <table:table-cell table:formula="of:=[.B852]/100000" office:value-type="float" office:value="0.0001752" calcext:value-type="float">
            <text:p>0.00017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21" calcext:value-type="date">
            <text:p>01/21/13</text:p>
          </table:table-cell>
          <table:table-cell office:value-type="float" office:value="17.52" calcext:value-type="float">
            <text:p>17.52</text:p>
          </table:table-cell>
          <table:table-cell table:formula="of:=[.B853]/100000" office:value-type="float" office:value="0.0001752" calcext:value-type="float">
            <text:p>0.00017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22" calcext:value-type="date">
            <text:p>01/22/13</text:p>
          </table:table-cell>
          <table:table-cell office:value-type="float" office:value="17.59" calcext:value-type="float">
            <text:p>17.59</text:p>
          </table:table-cell>
          <table:table-cell table:formula="of:=[.B854]/100000" office:value-type="float" office:value="0.0001759" calcext:value-type="float">
            <text:p>0.00017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23" calcext:value-type="date">
            <text:p>01/23/13</text:p>
          </table:table-cell>
          <table:table-cell office:value-type="float" office:value="17.59" calcext:value-type="float">
            <text:p>17.59</text:p>
          </table:table-cell>
          <table:table-cell table:formula="of:=[.B855]/100000" office:value-type="float" office:value="0.0001759" calcext:value-type="float">
            <text:p>0.00017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24" calcext:value-type="date">
            <text:p>01/24/13</text:p>
          </table:table-cell>
          <table:table-cell office:value-type="float" office:value="18.73" calcext:value-type="float">
            <text:p>18.73</text:p>
          </table:table-cell>
          <table:table-cell table:formula="of:=[.B856]/100000" office:value-type="float" office:value="0.0001873" calcext:value-type="float">
            <text:p>0.00018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25" calcext:value-type="date">
            <text:p>01/25/13</text:p>
          </table:table-cell>
          <table:table-cell office:value-type="float" office:value="18.73" calcext:value-type="float">
            <text:p>18.73</text:p>
          </table:table-cell>
          <table:table-cell table:formula="of:=[.B857]/100000" office:value-type="float" office:value="0.0001873" calcext:value-type="float">
            <text:p>0.00018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26" calcext:value-type="date">
            <text:p>01/26/13</text:p>
          </table:table-cell>
          <table:table-cell office:value-type="float" office:value="18.73" calcext:value-type="float">
            <text:p>18.73</text:p>
          </table:table-cell>
          <table:table-cell table:formula="of:=[.B858]/100000" office:value-type="float" office:value="0.0001873" calcext:value-type="float">
            <text:p>0.00018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27" calcext:value-type="date">
            <text:p>01/27/13</text:p>
          </table:table-cell>
          <table:table-cell office:value-type="float" office:value="18.73" calcext:value-type="float">
            <text:p>18.73</text:p>
          </table:table-cell>
          <table:table-cell table:formula="of:=[.B859]/100000" office:value-type="float" office:value="0.0001873" calcext:value-type="float">
            <text:p>0.00018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28" calcext:value-type="date">
            <text:p>01/28/13</text:p>
          </table:table-cell>
          <table:table-cell office:value-type="float" office:value="18.73" calcext:value-type="float">
            <text:p>18.73</text:p>
          </table:table-cell>
          <table:table-cell table:formula="of:=[.B860]/100000" office:value-type="float" office:value="0.0001873" calcext:value-type="float">
            <text:p>0.00018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29" calcext:value-type="date">
            <text:p>01/29/13</text:p>
          </table:table-cell>
          <table:table-cell office:value-type="float" office:value="18.69" calcext:value-type="float">
            <text:p>18.69</text:p>
          </table:table-cell>
          <table:table-cell table:formula="of:=[.B861]/100000" office:value-type="float" office:value="0.0001869" calcext:value-type="float">
            <text:p>0.00018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30" calcext:value-type="date">
            <text:p>01/30/13</text:p>
          </table:table-cell>
          <table:table-cell office:value-type="float" office:value="18.69" calcext:value-type="float">
            <text:p>18.69</text:p>
          </table:table-cell>
          <table:table-cell table:formula="of:=[.B862]/100000" office:value-type="float" office:value="0.0001869" calcext:value-type="float">
            <text:p>0.00018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1-31" calcext:value-type="date">
            <text:p>01/31/13</text:p>
          </table:table-cell>
          <table:table-cell office:value-type="float" office:value="18.69" calcext:value-type="float">
            <text:p>18.69</text:p>
          </table:table-cell>
          <table:table-cell table:formula="of:=[.B863]/100000" office:value-type="float" office:value="0.0001869" calcext:value-type="float">
            <text:p>0.00018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01" calcext:value-type="date">
            <text:p>02/01/13</text:p>
          </table:table-cell>
          <table:table-cell office:value-type="float" office:value="18.71" calcext:value-type="float">
            <text:p>18.71</text:p>
          </table:table-cell>
          <table:table-cell table:formula="of:=[.B864]/100000" office:value-type="float" office:value="0.0001871" calcext:value-type="float">
            <text:p>0.00018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02" calcext:value-type="date">
            <text:p>02/02/13</text:p>
          </table:table-cell>
          <table:table-cell office:value-type="float" office:value="18.71" calcext:value-type="float">
            <text:p>18.71</text:p>
          </table:table-cell>
          <table:table-cell table:formula="of:=[.B865]/100000" office:value-type="float" office:value="0.0001871" calcext:value-type="float">
            <text:p>0.00018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03" calcext:value-type="date">
            <text:p>02/03/13</text:p>
          </table:table-cell>
          <table:table-cell office:value-type="float" office:value="18.71" calcext:value-type="float">
            <text:p>18.71</text:p>
          </table:table-cell>
          <table:table-cell table:formula="of:=[.B866]/100000" office:value-type="float" office:value="0.0001871" calcext:value-type="float">
            <text:p>0.00018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04" calcext:value-type="date">
            <text:p>02/04/13</text:p>
          </table:table-cell>
          <table:table-cell office:value-type="float" office:value="18.83" calcext:value-type="float">
            <text:p>18.83</text:p>
          </table:table-cell>
          <table:table-cell table:formula="of:=[.B867]/100000" office:value-type="float" office:value="0.0001883" calcext:value-type="float">
            <text:p>0.000188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05" calcext:value-type="date">
            <text:p>02/05/13</text:p>
          </table:table-cell>
          <table:table-cell office:value-type="float" office:value="18.84" calcext:value-type="float">
            <text:p>18.84</text:p>
          </table:table-cell>
          <table:table-cell table:formula="of:=[.B868]/100000" office:value-type="float" office:value="0.0001884" calcext:value-type="float">
            <text:p>0.00018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06" calcext:value-type="date">
            <text:p>02/06/13</text:p>
          </table:table-cell>
          <table:table-cell office:value-type="float" office:value="20.19" calcext:value-type="float">
            <text:p>20.19</text:p>
          </table:table-cell>
          <table:table-cell table:formula="of:=[.B869]/100000" office:value-type="float" office:value="0.0002019" calcext:value-type="float">
            <text:p>0.00020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07" calcext:value-type="date">
            <text:p>02/07/13</text:p>
          </table:table-cell>
          <table:table-cell office:value-type="float" office:value="20.1" calcext:value-type="float">
            <text:p>20.1</text:p>
          </table:table-cell>
          <table:table-cell table:formula="of:=[.B870]/100000" office:value-type="float" office:value="0.000201" calcext:value-type="float">
            <text:p>0.0002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08" calcext:value-type="date">
            <text:p>02/08/13</text:p>
          </table:table-cell>
          <table:table-cell office:value-type="float" office:value="26.62" calcext:value-type="float">
            <text:p>26.62</text:p>
          </table:table-cell>
          <table:table-cell table:formula="of:=[.B871]/100000" office:value-type="float" office:value="0.0002662" calcext:value-type="float">
            <text:p>0.00026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09" calcext:value-type="date">
            <text:p>02/09/13</text:p>
          </table:table-cell>
          <table:table-cell office:value-type="float" office:value="26.62" calcext:value-type="float">
            <text:p>26.62</text:p>
          </table:table-cell>
          <table:table-cell table:formula="of:=[.B872]/100000" office:value-type="float" office:value="0.0002662" calcext:value-type="float">
            <text:p>0.00026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10" calcext:value-type="date">
            <text:p>02/10/13</text:p>
          </table:table-cell>
          <table:table-cell office:value-type="float" office:value="20.58" calcext:value-type="float">
            <text:p>20.58</text:p>
          </table:table-cell>
          <table:table-cell table:formula="of:=[.B873]/100000" office:value-type="float" office:value="0.0002058" calcext:value-type="float">
            <text:p>0.00020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11" calcext:value-type="date">
            <text:p>02/11/13</text:p>
          </table:table-cell>
          <table:table-cell office:value-type="float" office:value="22.31" calcext:value-type="float">
            <text:p>22.31</text:p>
          </table:table-cell>
          <table:table-cell table:formula="of:=[.B874]/100000" office:value-type="float" office:value="0.0002231" calcext:value-type="float">
            <text:p>0.00022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12" calcext:value-type="date">
            <text:p>02/12/13</text:p>
          </table:table-cell>
          <table:table-cell office:value-type="float" office:value="22.03" calcext:value-type="float">
            <text:p>22.03</text:p>
          </table:table-cell>
          <table:table-cell table:formula="of:=[.B875]/100000" office:value-type="float" office:value="0.0002203" calcext:value-type="float">
            <text:p>0.00022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14" calcext:value-type="date">
            <text:p>02/14/13</text:p>
          </table:table-cell>
          <table:table-cell office:value-type="float" office:value="21.75" calcext:value-type="float">
            <text:p>21.75</text:p>
          </table:table-cell>
          <table:table-cell table:formula="of:=[.B876]/100000" office:value-type="float" office:value="0.0002175" calcext:value-type="float">
            <text:p>0.00021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16" calcext:value-type="date">
            <text:p>02/16/13</text:p>
          </table:table-cell>
          <table:table-cell office:value-type="float" office:value="21.79" calcext:value-type="float">
            <text:p>21.79</text:p>
          </table:table-cell>
          <table:table-cell table:formula="of:=[.B877]/100000" office:value-type="float" office:value="0.0002179" calcext:value-type="float">
            <text:p>0.000217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18" calcext:value-type="date">
            <text:p>02/18/13</text:p>
          </table:table-cell>
          <table:table-cell office:value-type="float" office:value="21.33" calcext:value-type="float">
            <text:p>21.33</text:p>
          </table:table-cell>
          <table:table-cell table:formula="of:=[.B878]/100000" office:value-type="float" office:value="0.0002133" calcext:value-type="float">
            <text:p>0.00021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19" calcext:value-type="date">
            <text:p>02/19/13</text:p>
          </table:table-cell>
          <table:table-cell office:value-type="float" office:value="21.52" calcext:value-type="float">
            <text:p>21.52</text:p>
          </table:table-cell>
          <table:table-cell table:formula="of:=[.B879]/100000" office:value-type="float" office:value="0.0002152" calcext:value-type="float">
            <text:p>0.00021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20" calcext:value-type="date">
            <text:p>02/20/13</text:p>
          </table:table-cell>
          <table:table-cell office:value-type="float" office:value="21.34" calcext:value-type="float">
            <text:p>21.34</text:p>
          </table:table-cell>
          <table:table-cell table:formula="of:=[.B880]/100000" office:value-type="float" office:value="0.0002134" calcext:value-type="float">
            <text:p>0.00021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21" calcext:value-type="date">
            <text:p>02/21/13</text:p>
          </table:table-cell>
          <table:table-cell office:value-type="float" office:value="21.66" calcext:value-type="float">
            <text:p>21.66</text:p>
          </table:table-cell>
          <table:table-cell table:formula="of:=[.B881]/100000" office:value-type="float" office:value="0.0002166" calcext:value-type="float">
            <text:p>0.00021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22" calcext:value-type="date">
            <text:p>02/22/13</text:p>
          </table:table-cell>
          <table:table-cell office:value-type="float" office:value="21.74" calcext:value-type="float">
            <text:p>21.74</text:p>
          </table:table-cell>
          <table:table-cell table:formula="of:=[.B882]/100000" office:value-type="float" office:value="0.0002174" calcext:value-type="float">
            <text:p>0.00021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23" calcext:value-type="date">
            <text:p>02/23/13</text:p>
          </table:table-cell>
          <table:table-cell office:value-type="float" office:value="21.74" calcext:value-type="float">
            <text:p>21.74</text:p>
          </table:table-cell>
          <table:table-cell table:formula="of:=[.B883]/100000" office:value-type="float" office:value="0.0002174" calcext:value-type="float">
            <text:p>0.00021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2-24" calcext:value-type="date">
            <text:p>02/24/13</text:p>
          </table:table-cell>
          <table:table-cell office:value-type="float" office:value="21.84" calcext:value-type="float">
            <text:p>21.84</text:p>
          </table:table-cell>
          <table:table-cell table:formula="of:=[.B884]/100000" office:value-type="float" office:value="0.0002184" calcext:value-type="float">
            <text:p>0.00021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4-21" calcext:value-type="date">
            <text:p>04/21/13</text:p>
          </table:table-cell>
          <table:table-cell office:value-type="float" office:value="24.18" calcext:value-type="float">
            <text:p>24.18</text:p>
          </table:table-cell>
          <table:table-cell table:formula="of:=[.B885]/100000" office:value-type="float" office:value="0.0002418" calcext:value-type="float">
            <text:p>0.00024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4-22" calcext:value-type="date">
            <text:p>04/22/13</text:p>
          </table:table-cell>
          <table:table-cell office:value-type="float" office:value="23.94" calcext:value-type="float">
            <text:p>23.94</text:p>
          </table:table-cell>
          <table:table-cell table:formula="of:=[.B886]/100000" office:value-type="float" office:value="0.0002394" calcext:value-type="float">
            <text:p>0.000239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4-23" calcext:value-type="date">
            <text:p>04/23/13</text:p>
          </table:table-cell>
          <table:table-cell office:value-type="float" office:value="23.62" calcext:value-type="float">
            <text:p>23.62</text:p>
          </table:table-cell>
          <table:table-cell table:formula="of:=[.B887]/100000" office:value-type="float" office:value="0.0002362" calcext:value-type="float">
            <text:p>0.00023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4-24" calcext:value-type="date">
            <text:p>04/24/13</text:p>
          </table:table-cell>
          <table:table-cell office:value-type="float" office:value="23.57" calcext:value-type="float">
            <text:p>23.57</text:p>
          </table:table-cell>
          <table:table-cell table:formula="of:=[.B888]/100000" office:value-type="float" office:value="0.0002357" calcext:value-type="float">
            <text:p>0.000235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4-25" calcext:value-type="date">
            <text:p>04/25/13</text:p>
          </table:table-cell>
          <table:table-cell office:value-type="float" office:value="24.74" calcext:value-type="float">
            <text:p>24.74</text:p>
          </table:table-cell>
          <table:table-cell table:formula="of:=[.B889]/100000" office:value-type="float" office:value="0.0002474" calcext:value-type="float">
            <text:p>0.00024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4-26" calcext:value-type="date">
            <text:p>04/26/13</text:p>
          </table:table-cell>
          <table:table-cell office:value-type="float" office:value="25.48" calcext:value-type="float">
            <text:p>25.48</text:p>
          </table:table-cell>
          <table:table-cell table:formula="of:=[.B890]/100000" office:value-type="float" office:value="0.0002548" calcext:value-type="float">
            <text:p>0.00025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4-27" calcext:value-type="date">
            <text:p>04/27/13</text:p>
          </table:table-cell>
          <table:table-cell office:value-type="float" office:value="25.48" calcext:value-type="float">
            <text:p>25.48</text:p>
          </table:table-cell>
          <table:table-cell table:formula="of:=[.B891]/100000" office:value-type="float" office:value="0.0002548" calcext:value-type="float">
            <text:p>0.00025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4-28" calcext:value-type="date">
            <text:p>04/28/13</text:p>
          </table:table-cell>
          <table:table-cell office:value-type="float" office:value="25.48" calcext:value-type="float">
            <text:p>25.48</text:p>
          </table:table-cell>
          <table:table-cell table:formula="of:=[.B892]/100000" office:value-type="float" office:value="0.0002548" calcext:value-type="float">
            <text:p>0.00025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4-29" calcext:value-type="date">
            <text:p>04/29/13</text:p>
          </table:table-cell>
          <table:table-cell office:value-type="float" office:value="25.42" calcext:value-type="float">
            <text:p>25.42</text:p>
          </table:table-cell>
          <table:table-cell table:formula="of:=[.B893]/100000" office:value-type="float" office:value="0.0002542" calcext:value-type="float">
            <text:p>0.00025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4-30" calcext:value-type="date">
            <text:p>04/30/13</text:p>
          </table:table-cell>
          <table:table-cell office:value-type="float" office:value="25.35" calcext:value-type="float">
            <text:p>25.35</text:p>
          </table:table-cell>
          <table:table-cell table:formula="of:=[.B894]/100000" office:value-type="float" office:value="0.0002535" calcext:value-type="float">
            <text:p>0.000253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01" calcext:value-type="date">
            <text:p>05/01/13</text:p>
          </table:table-cell>
          <table:table-cell office:value-type="float" office:value="25.4" calcext:value-type="float">
            <text:p>25.4</text:p>
          </table:table-cell>
          <table:table-cell table:formula="of:=[.B895]/100000" office:value-type="float" office:value="0.000254" calcext:value-type="float">
            <text:p>0.0002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02" calcext:value-type="date">
            <text:p>05/02/13</text:p>
          </table:table-cell>
          <table:table-cell office:value-type="float" office:value="25.17" calcext:value-type="float">
            <text:p>25.17</text:p>
          </table:table-cell>
          <table:table-cell table:formula="of:=[.B896]/100000" office:value-type="float" office:value="0.0002517" calcext:value-type="float">
            <text:p>0.00025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03" calcext:value-type="date">
            <text:p>05/03/13</text:p>
          </table:table-cell>
          <table:table-cell office:value-type="float" office:value="25.15" calcext:value-type="float">
            <text:p>25.15</text:p>
          </table:table-cell>
          <table:table-cell table:formula="of:=[.B897]/100000" office:value-type="float" office:value="0.0002515" calcext:value-type="float">
            <text:p>0.00025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04" calcext:value-type="date">
            <text:p>05/04/13</text:p>
          </table:table-cell>
          <table:table-cell office:value-type="float" office:value="25.15" calcext:value-type="float">
            <text:p>25.15</text:p>
          </table:table-cell>
          <table:table-cell table:formula="of:=[.B898]/100000" office:value-type="float" office:value="0.0002515" calcext:value-type="float">
            <text:p>0.00025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05" calcext:value-type="date">
            <text:p>05/05/13</text:p>
          </table:table-cell>
          <table:table-cell office:value-type="float" office:value="25.17" calcext:value-type="float">
            <text:p>25.17</text:p>
          </table:table-cell>
          <table:table-cell table:formula="of:=[.B899]/100000" office:value-type="float" office:value="0.0002517" calcext:value-type="float">
            <text:p>0.00025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06" calcext:value-type="date">
            <text:p>05/06/13</text:p>
          </table:table-cell>
          <table:table-cell office:value-type="float" office:value="25.1" calcext:value-type="float">
            <text:p>25.1</text:p>
          </table:table-cell>
          <table:table-cell table:formula="of:=[.B900]/100000" office:value-type="float" office:value="0.000251" calcext:value-type="float">
            <text:p>0.0002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07" calcext:value-type="date">
            <text:p>05/07/13</text:p>
          </table:table-cell>
          <table:table-cell office:value-type="float" office:value="26.11" calcext:value-type="float">
            <text:p>26.11</text:p>
          </table:table-cell>
          <table:table-cell table:formula="of:=[.B901]/100000" office:value-type="float" office:value="0.0002611" calcext:value-type="float">
            <text:p>0.00026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08" calcext:value-type="date">
            <text:p>05/08/13</text:p>
          </table:table-cell>
          <table:table-cell office:value-type="float" office:value="26.18" calcext:value-type="float">
            <text:p>26.18</text:p>
          </table:table-cell>
          <table:table-cell table:formula="of:=[.B902]/100000" office:value-type="float" office:value="0.0002618" calcext:value-type="float">
            <text:p>0.00026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09" calcext:value-type="date">
            <text:p>05/09/13</text:p>
          </table:table-cell>
          <table:table-cell office:value-type="float" office:value="26.21" calcext:value-type="float">
            <text:p>26.21</text:p>
          </table:table-cell>
          <table:table-cell table:formula="of:=[.B903]/100000" office:value-type="float" office:value="0.0002621" calcext:value-type="float">
            <text:p>0.00026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10" calcext:value-type="date">
            <text:p>05/10/13</text:p>
          </table:table-cell>
          <table:table-cell office:value-type="float" office:value="26.15" calcext:value-type="float">
            <text:p>26.15</text:p>
          </table:table-cell>
          <table:table-cell table:formula="of:=[.B904]/100000" office:value-type="float" office:value="0.0002615" calcext:value-type="float">
            <text:p>0.00026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11" calcext:value-type="date">
            <text:p>05/11/13</text:p>
          </table:table-cell>
          <table:table-cell office:value-type="float" office:value="26.15" calcext:value-type="float">
            <text:p>26.15</text:p>
          </table:table-cell>
          <table:table-cell table:formula="of:=[.B905]/100000" office:value-type="float" office:value="0.0002615" calcext:value-type="float">
            <text:p>0.00026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12" calcext:value-type="date">
            <text:p>05/12/13</text:p>
          </table:table-cell>
          <table:table-cell office:value-type="float" office:value="26.15" calcext:value-type="float">
            <text:p>26.15</text:p>
          </table:table-cell>
          <table:table-cell table:formula="of:=[.B906]/100000" office:value-type="float" office:value="0.0002615" calcext:value-type="float">
            <text:p>0.00026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13" calcext:value-type="date">
            <text:p>05/13/13</text:p>
          </table:table-cell>
          <table:table-cell office:value-type="float" office:value="26.6" calcext:value-type="float">
            <text:p>26.6</text:p>
          </table:table-cell>
          <table:table-cell table:formula="of:=[.B907]/100000" office:value-type="float" office:value="0.000266" calcext:value-type="float">
            <text:p>0.0002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14" calcext:value-type="date">
            <text:p>05/14/13</text:p>
          </table:table-cell>
          <table:table-cell office:value-type="float" office:value="26.26" calcext:value-type="float">
            <text:p>26.26</text:p>
          </table:table-cell>
          <table:table-cell table:formula="of:=[.B908]/100000" office:value-type="float" office:value="0.0002626" calcext:value-type="float">
            <text:p>0.00026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15" calcext:value-type="date">
            <text:p>05/15/13</text:p>
          </table:table-cell>
          <table:table-cell office:value-type="float" office:value="26.36" calcext:value-type="float">
            <text:p>26.36</text:p>
          </table:table-cell>
          <table:table-cell table:formula="of:=[.B909]/100000" office:value-type="float" office:value="0.0002636" calcext:value-type="float">
            <text:p>0.00026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16" calcext:value-type="date">
            <text:p>05/16/13</text:p>
          </table:table-cell>
          <table:table-cell office:value-type="float" office:value="26.28" calcext:value-type="float">
            <text:p>26.28</text:p>
          </table:table-cell>
          <table:table-cell table:formula="of:=[.B910]/100000" office:value-type="float" office:value="0.0002628" calcext:value-type="float">
            <text:p>0.000262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17" calcext:value-type="date">
            <text:p>05/17/13</text:p>
          </table:table-cell>
          <table:table-cell office:value-type="float" office:value="26.67" calcext:value-type="float">
            <text:p>26.67</text:p>
          </table:table-cell>
          <table:table-cell table:formula="of:=[.B911]/100000" office:value-type="float" office:value="0.0002667" calcext:value-type="float">
            <text:p>0.00026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18" calcext:value-type="date">
            <text:p>05/18/13</text:p>
          </table:table-cell>
          <table:table-cell office:value-type="float" office:value="26.67" calcext:value-type="float">
            <text:p>26.67</text:p>
          </table:table-cell>
          <table:table-cell table:formula="of:=[.B912]/100000" office:value-type="float" office:value="0.0002667" calcext:value-type="float">
            <text:p>0.00026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19" calcext:value-type="date">
            <text:p>05/19/13</text:p>
          </table:table-cell>
          <table:table-cell office:value-type="float" office:value="26.66" calcext:value-type="float">
            <text:p>26.66</text:p>
          </table:table-cell>
          <table:table-cell table:formula="of:=[.B913]/100000" office:value-type="float" office:value="0.0002666" calcext:value-type="float">
            <text:p>0.00026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20" calcext:value-type="date">
            <text:p>05/20/13</text:p>
          </table:table-cell>
          <table:table-cell office:value-type="float" office:value="26.73" calcext:value-type="float">
            <text:p>26.73</text:p>
          </table:table-cell>
          <table:table-cell table:formula="of:=[.B914]/100000" office:value-type="float" office:value="0.0002673" calcext:value-type="float">
            <text:p>0.00026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21" calcext:value-type="date">
            <text:p>05/21/13</text:p>
          </table:table-cell>
          <table:table-cell office:value-type="float" office:value="26.78" calcext:value-type="float">
            <text:p>26.78</text:p>
          </table:table-cell>
          <table:table-cell table:formula="of:=[.B915]/100000" office:value-type="float" office:value="0.0002678" calcext:value-type="float">
            <text:p>0.000267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22" calcext:value-type="date">
            <text:p>05/22/13</text:p>
          </table:table-cell>
          <table:table-cell office:value-type="float" office:value="26.85" calcext:value-type="float">
            <text:p>26.85</text:p>
          </table:table-cell>
          <table:table-cell table:formula="of:=[.B916]/100000" office:value-type="float" office:value="0.0002685" calcext:value-type="float">
            <text:p>0.00026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23" calcext:value-type="date">
            <text:p>05/23/13</text:p>
          </table:table-cell>
          <table:table-cell office:value-type="float" office:value="27.04" calcext:value-type="float">
            <text:p>27.04</text:p>
          </table:table-cell>
          <table:table-cell table:formula="of:=[.B917]/100000" office:value-type="float" office:value="0.0002704" calcext:value-type="float">
            <text:p>0.00027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24" calcext:value-type="date">
            <text:p>05/24/13</text:p>
          </table:table-cell>
          <table:table-cell office:value-type="float" office:value="27.24" calcext:value-type="float">
            <text:p>27.24</text:p>
          </table:table-cell>
          <table:table-cell table:formula="of:=[.B918]/100000" office:value-type="float" office:value="0.0002724" calcext:value-type="float">
            <text:p>0.00027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25" calcext:value-type="date">
            <text:p>05/25/13</text:p>
          </table:table-cell>
          <table:table-cell office:value-type="float" office:value="27.24" calcext:value-type="float">
            <text:p>27.24</text:p>
          </table:table-cell>
          <table:table-cell table:formula="of:=[.B919]/100000" office:value-type="float" office:value="0.0002724" calcext:value-type="float">
            <text:p>0.00027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26" calcext:value-type="date">
            <text:p>05/26/13</text:p>
          </table:table-cell>
          <table:table-cell office:value-type="float" office:value="27.25" calcext:value-type="float">
            <text:p>27.25</text:p>
          </table:table-cell>
          <table:table-cell table:formula="of:=[.B920]/100000" office:value-type="float" office:value="0.0002725" calcext:value-type="float">
            <text:p>0.00027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27" calcext:value-type="date">
            <text:p>05/27/13</text:p>
          </table:table-cell>
          <table:table-cell office:value-type="float" office:value="27.31" calcext:value-type="float">
            <text:p>27.31</text:p>
          </table:table-cell>
          <table:table-cell table:formula="of:=[.B921]/100000" office:value-type="float" office:value="0.0002731" calcext:value-type="float">
            <text:p>0.00027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28" calcext:value-type="date">
            <text:p>05/28/13</text:p>
          </table:table-cell>
          <table:table-cell office:value-type="float" office:value="27.54" calcext:value-type="float">
            <text:p>27.54</text:p>
          </table:table-cell>
          <table:table-cell table:formula="of:=[.B922]/100000" office:value-type="float" office:value="0.0002754" calcext:value-type="float">
            <text:p>0.00027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29" calcext:value-type="date">
            <text:p>05/29/13</text:p>
          </table:table-cell>
          <table:table-cell office:value-type="float" office:value="28.37" calcext:value-type="float">
            <text:p>28.37</text:p>
          </table:table-cell>
          <table:table-cell table:formula="of:=[.B923]/100000" office:value-type="float" office:value="0.0002837" calcext:value-type="float">
            <text:p>0.00028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30" calcext:value-type="date">
            <text:p>05/30/13</text:p>
          </table:table-cell>
          <table:table-cell office:value-type="float" office:value="28.25" calcext:value-type="float">
            <text:p>28.25</text:p>
          </table:table-cell>
          <table:table-cell table:formula="of:=[.B924]/100000" office:value-type="float" office:value="0.0002825" calcext:value-type="float">
            <text:p>0.00028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5-31" calcext:value-type="date">
            <text:p>05/31/13</text:p>
          </table:table-cell>
          <table:table-cell office:value-type="float" office:value="28.43" calcext:value-type="float">
            <text:p>28.43</text:p>
          </table:table-cell>
          <table:table-cell table:formula="of:=[.B925]/100000" office:value-type="float" office:value="0.0002843" calcext:value-type="float">
            <text:p>0.00028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01" calcext:value-type="date">
            <text:p>06/01/13</text:p>
          </table:table-cell>
          <table:table-cell office:value-type="float" office:value="28.43" calcext:value-type="float">
            <text:p>28.43</text:p>
          </table:table-cell>
          <table:table-cell table:formula="of:=[.B926]/100000" office:value-type="float" office:value="0.0002843" calcext:value-type="float">
            <text:p>0.00028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02" calcext:value-type="date">
            <text:p>06/02/13</text:p>
          </table:table-cell>
          <table:table-cell office:value-type="float" office:value="28.47" calcext:value-type="float">
            <text:p>28.47</text:p>
          </table:table-cell>
          <table:table-cell table:formula="of:=[.B927]/100000" office:value-type="float" office:value="0.0002847" calcext:value-type="float">
            <text:p>0.00028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03" calcext:value-type="date">
            <text:p>06/03/13</text:p>
          </table:table-cell>
          <table:table-cell office:value-type="float" office:value="28.37" calcext:value-type="float">
            <text:p>28.37</text:p>
          </table:table-cell>
          <table:table-cell table:formula="of:=[.B928]/100000" office:value-type="float" office:value="0.0002837" calcext:value-type="float">
            <text:p>0.00028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04" calcext:value-type="date">
            <text:p>06/04/13</text:p>
          </table:table-cell>
          <table:table-cell office:value-type="float" office:value="28.32" calcext:value-type="float">
            <text:p>28.32</text:p>
          </table:table-cell>
          <table:table-cell table:formula="of:=[.B929]/100000" office:value-type="float" office:value="0.0002832" calcext:value-type="float">
            <text:p>0.000283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05" calcext:value-type="date">
            <text:p>06/05/13</text:p>
          </table:table-cell>
          <table:table-cell office:value-type="float" office:value="28.4" calcext:value-type="float">
            <text:p>28.4</text:p>
          </table:table-cell>
          <table:table-cell table:formula="of:=[.B930]/100000" office:value-type="float" office:value="0.000284" calcext:value-type="float">
            <text:p>0.0002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06" calcext:value-type="date">
            <text:p>06/06/13</text:p>
          </table:table-cell>
          <table:table-cell office:value-type="float" office:value="29.84" calcext:value-type="float">
            <text:p>29.84</text:p>
          </table:table-cell>
          <table:table-cell table:formula="of:=[.B931]/100000" office:value-type="float" office:value="0.0002984" calcext:value-type="float">
            <text:p>0.00029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07" calcext:value-type="date">
            <text:p>06/07/13</text:p>
          </table:table-cell>
          <table:table-cell office:value-type="float" office:value="31.12" calcext:value-type="float">
            <text:p>31.12</text:p>
          </table:table-cell>
          <table:table-cell table:formula="of:=[.B932]/100000" office:value-type="float" office:value="0.0003112" calcext:value-type="float">
            <text:p>0.00031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08" calcext:value-type="date">
            <text:p>06/08/13</text:p>
          </table:table-cell>
          <table:table-cell office:value-type="float" office:value="31.12" calcext:value-type="float">
            <text:p>31.12</text:p>
          </table:table-cell>
          <table:table-cell table:formula="of:=[.B933]/100000" office:value-type="float" office:value="0.0003112" calcext:value-type="float">
            <text:p>0.00031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09" calcext:value-type="date">
            <text:p>06/09/13</text:p>
          </table:table-cell>
          <table:table-cell office:value-type="float" office:value="31.22" calcext:value-type="float">
            <text:p>31.22</text:p>
          </table:table-cell>
          <table:table-cell table:formula="of:=[.B934]/100000" office:value-type="float" office:value="0.0003122" calcext:value-type="float">
            <text:p>0.00031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10" calcext:value-type="date">
            <text:p>06/10/13</text:p>
          </table:table-cell>
          <table:table-cell office:value-type="float" office:value="31.16" calcext:value-type="float">
            <text:p>31.16</text:p>
          </table:table-cell>
          <table:table-cell table:formula="of:=[.B935]/100000" office:value-type="float" office:value="0.0003116" calcext:value-type="float">
            <text:p>0.000311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11" calcext:value-type="date">
            <text:p>06/11/13</text:p>
          </table:table-cell>
          <table:table-cell office:value-type="float" office:value="31.25" calcext:value-type="float">
            <text:p>31.25</text:p>
          </table:table-cell>
          <table:table-cell table:formula="of:=[.B936]/100000" office:value-type="float" office:value="0.0003125" calcext:value-type="float">
            <text:p>0.00031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12" calcext:value-type="date">
            <text:p>06/12/13</text:p>
          </table:table-cell>
          <table:table-cell office:value-type="float" office:value="31.16" calcext:value-type="float">
            <text:p>31.16</text:p>
          </table:table-cell>
          <table:table-cell table:formula="of:=[.B937]/100000" office:value-type="float" office:value="0.0003116" calcext:value-type="float">
            <text:p>0.000311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13" calcext:value-type="date">
            <text:p>06/13/13</text:p>
          </table:table-cell>
          <table:table-cell office:value-type="float" office:value="31.02" calcext:value-type="float">
            <text:p>31.02</text:p>
          </table:table-cell>
          <table:table-cell table:formula="of:=[.B938]/100000" office:value-type="float" office:value="0.0003102" calcext:value-type="float">
            <text:p>0.00031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14" calcext:value-type="date">
            <text:p>06/14/13</text:p>
          </table:table-cell>
          <table:table-cell office:value-type="float" office:value="30.89" calcext:value-type="float">
            <text:p>30.89</text:p>
          </table:table-cell>
          <table:table-cell table:formula="of:=[.B939]/100000" office:value-type="float" office:value="0.0003089" calcext:value-type="float">
            <text:p>0.00030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15" calcext:value-type="date">
            <text:p>06/15/13</text:p>
          </table:table-cell>
          <table:table-cell office:value-type="float" office:value="30.89" calcext:value-type="float">
            <text:p>30.89</text:p>
          </table:table-cell>
          <table:table-cell table:formula="of:=[.B940]/100000" office:value-type="float" office:value="0.0003089" calcext:value-type="float">
            <text:p>0.00030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16" calcext:value-type="date">
            <text:p>06/16/13</text:p>
          </table:table-cell>
          <table:table-cell office:value-type="float" office:value="30.89" calcext:value-type="float">
            <text:p>30.89</text:p>
          </table:table-cell>
          <table:table-cell table:formula="of:=[.B941]/100000" office:value-type="float" office:value="0.0003089" calcext:value-type="float">
            <text:p>0.00030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17" calcext:value-type="date">
            <text:p>06/17/13</text:p>
          </table:table-cell>
          <table:table-cell office:value-type="float" office:value="30.94" calcext:value-type="float">
            <text:p>30.94</text:p>
          </table:table-cell>
          <table:table-cell table:formula="of:=[.B942]/100000" office:value-type="float" office:value="0.0003094" calcext:value-type="float">
            <text:p>0.000309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18" calcext:value-type="date">
            <text:p>06/18/13</text:p>
          </table:table-cell>
          <table:table-cell office:value-type="float" office:value="31.25" calcext:value-type="float">
            <text:p>31.25</text:p>
          </table:table-cell>
          <table:table-cell table:formula="of:=[.B943]/100000" office:value-type="float" office:value="0.0003125" calcext:value-type="float">
            <text:p>0.00031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19" calcext:value-type="date">
            <text:p>06/19/13</text:p>
          </table:table-cell>
          <table:table-cell office:value-type="float" office:value="31.16" calcext:value-type="float">
            <text:p>31.16</text:p>
          </table:table-cell>
          <table:table-cell table:formula="of:=[.B944]/100000" office:value-type="float" office:value="0.0003116" calcext:value-type="float">
            <text:p>0.000311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20" calcext:value-type="date">
            <text:p>06/20/13</text:p>
          </table:table-cell>
          <table:table-cell office:value-type="float" office:value="31.71" calcext:value-type="float">
            <text:p>31.71</text:p>
          </table:table-cell>
          <table:table-cell table:formula="of:=[.B945]/100000" office:value-type="float" office:value="0.0003171" calcext:value-type="float">
            <text:p>0.00031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21" calcext:value-type="date">
            <text:p>06/21/13</text:p>
          </table:table-cell>
          <table:table-cell office:value-type="float" office:value="31.93" calcext:value-type="float">
            <text:p>31.93</text:p>
          </table:table-cell>
          <table:table-cell table:formula="of:=[.B946]/100000" office:value-type="float" office:value="0.0003193" calcext:value-type="float">
            <text:p>0.00031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22" calcext:value-type="date">
            <text:p>06/22/13</text:p>
          </table:table-cell>
          <table:table-cell office:value-type="float" office:value="31.93" calcext:value-type="float">
            <text:p>31.93</text:p>
          </table:table-cell>
          <table:table-cell table:formula="of:=[.B947]/100000" office:value-type="float" office:value="0.0003193" calcext:value-type="float">
            <text:p>0.00031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23" calcext:value-type="date">
            <text:p>06/23/13</text:p>
          </table:table-cell>
          <table:table-cell office:value-type="float" office:value="31.93" calcext:value-type="float">
            <text:p>31.93</text:p>
          </table:table-cell>
          <table:table-cell table:formula="of:=[.B948]/100000" office:value-type="float" office:value="0.0003193" calcext:value-type="float">
            <text:p>0.00031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24" calcext:value-type="date">
            <text:p>06/24/13</text:p>
          </table:table-cell>
          <table:table-cell office:value-type="float" office:value="31.81" calcext:value-type="float">
            <text:p>31.81</text:p>
          </table:table-cell>
          <table:table-cell table:formula="of:=[.B949]/100000" office:value-type="float" office:value="0.0003181" calcext:value-type="float">
            <text:p>0.00031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25" calcext:value-type="date">
            <text:p>06/25/13</text:p>
          </table:table-cell>
          <table:table-cell office:value-type="float" office:value="31.61" calcext:value-type="float">
            <text:p>31.61</text:p>
          </table:table-cell>
          <table:table-cell table:formula="of:=[.B950]/100000" office:value-type="float" office:value="0.0003161" calcext:value-type="float">
            <text:p>0.00031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26" calcext:value-type="date">
            <text:p>06/26/13</text:p>
          </table:table-cell>
          <table:table-cell office:value-type="float" office:value="31.48" calcext:value-type="float">
            <text:p>31.48</text:p>
          </table:table-cell>
          <table:table-cell table:formula="of:=[.B951]/100000" office:value-type="float" office:value="0.0003148" calcext:value-type="float">
            <text:p>0.00031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27" calcext:value-type="date">
            <text:p>06/27/13</text:p>
          </table:table-cell>
          <table:table-cell office:value-type="float" office:value="31.52" calcext:value-type="float">
            <text:p>31.52</text:p>
          </table:table-cell>
          <table:table-cell table:formula="of:=[.B952]/100000" office:value-type="float" office:value="0.0003152" calcext:value-type="float">
            <text:p>0.00031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28" calcext:value-type="date">
            <text:p>06/28/13</text:p>
          </table:table-cell>
          <table:table-cell office:value-type="float" office:value="31.47" calcext:value-type="float">
            <text:p>31.47</text:p>
          </table:table-cell>
          <table:table-cell table:formula="of:=[.B953]/100000" office:value-type="float" office:value="0.0003147" calcext:value-type="float">
            <text:p>0.00031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29" calcext:value-type="date">
            <text:p>06/29/13</text:p>
          </table:table-cell>
          <table:table-cell office:value-type="float" office:value="31.65" calcext:value-type="float">
            <text:p>31.65</text:p>
          </table:table-cell>
          <table:table-cell table:formula="of:=[.B954]/100000" office:value-type="float" office:value="0.0003165" calcext:value-type="float">
            <text:p>0.00031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6-30" calcext:value-type="date">
            <text:p>06/30/13</text:p>
          </table:table-cell>
          <table:table-cell office:value-type="float" office:value="31.65" calcext:value-type="float">
            <text:p>31.65</text:p>
          </table:table-cell>
          <table:table-cell table:formula="of:=[.B955]/100000" office:value-type="float" office:value="0.0003165" calcext:value-type="float">
            <text:p>0.00031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01" calcext:value-type="date">
            <text:p>07/01/13</text:p>
          </table:table-cell>
          <table:table-cell office:value-type="float" office:value="31.5" calcext:value-type="float">
            <text:p>31.5</text:p>
          </table:table-cell>
          <table:table-cell table:formula="of:=[.B956]/100000" office:value-type="float" office:value="0.000315" calcext:value-type="float">
            <text:p>0.0003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02" calcext:value-type="date">
            <text:p>07/02/13</text:p>
          </table:table-cell>
          <table:table-cell office:value-type="float" office:value="31.45" calcext:value-type="float">
            <text:p>31.45</text:p>
          </table:table-cell>
          <table:table-cell table:formula="of:=[.B957]/100000" office:value-type="float" office:value="0.0003145" calcext:value-type="float">
            <text:p>0.00031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03" calcext:value-type="date">
            <text:p>07/03/13</text:p>
          </table:table-cell>
          <table:table-cell office:value-type="float" office:value="31.48" calcext:value-type="float">
            <text:p>31.48</text:p>
          </table:table-cell>
          <table:table-cell table:formula="of:=[.B958]/100000" office:value-type="float" office:value="0.0003148" calcext:value-type="float">
            <text:p>0.00031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04" calcext:value-type="date">
            <text:p>07/04/13</text:p>
          </table:table-cell>
          <table:table-cell office:value-type="float" office:value="31.39" calcext:value-type="float">
            <text:p>31.39</text:p>
          </table:table-cell>
          <table:table-cell table:formula="of:=[.B959]/100000" office:value-type="float" office:value="0.0003139" calcext:value-type="float">
            <text:p>0.00031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05" calcext:value-type="date">
            <text:p>07/05/13</text:p>
          </table:table-cell>
          <table:table-cell office:value-type="float" office:value="31.61" calcext:value-type="float">
            <text:p>31.61</text:p>
          </table:table-cell>
          <table:table-cell table:formula="of:=[.B960]/100000" office:value-type="float" office:value="0.0003161" calcext:value-type="float">
            <text:p>0.00031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06" calcext:value-type="date">
            <text:p>07/06/13</text:p>
          </table:table-cell>
          <table:table-cell office:value-type="float" office:value="31.61" calcext:value-type="float">
            <text:p>31.61</text:p>
          </table:table-cell>
          <table:table-cell table:formula="of:=[.B961]/100000" office:value-type="float" office:value="0.0003161" calcext:value-type="float">
            <text:p>0.00031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07" calcext:value-type="date">
            <text:p>07/07/13</text:p>
          </table:table-cell>
          <table:table-cell office:value-type="float" office:value="31.6" calcext:value-type="float">
            <text:p>31.6</text:p>
          </table:table-cell>
          <table:table-cell table:formula="of:=[.B962]/100000" office:value-type="float" office:value="0.000316" calcext:value-type="float">
            <text:p>0.00031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08" calcext:value-type="date">
            <text:p>07/08/13</text:p>
          </table:table-cell>
          <table:table-cell office:value-type="float" office:value="31.6" calcext:value-type="float">
            <text:p>31.6</text:p>
          </table:table-cell>
          <table:table-cell table:formula="of:=[.B963]/100000" office:value-type="float" office:value="0.000316" calcext:value-type="float">
            <text:p>0.00031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09" calcext:value-type="date">
            <text:p>07/09/13</text:p>
          </table:table-cell>
          <table:table-cell office:value-type="float" office:value="32.62" calcext:value-type="float">
            <text:p>32.62</text:p>
          </table:table-cell>
          <table:table-cell table:formula="of:=[.B964]/100000" office:value-type="float" office:value="0.0003262" calcext:value-type="float">
            <text:p>0.00032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10" calcext:value-type="date">
            <text:p>07/10/13</text:p>
          </table:table-cell>
          <table:table-cell office:value-type="float" office:value="32.58" calcext:value-type="float">
            <text:p>32.58</text:p>
          </table:table-cell>
          <table:table-cell table:formula="of:=[.B965]/100000" office:value-type="float" office:value="0.0003258" calcext:value-type="float">
            <text:p>0.00032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11" calcext:value-type="date">
            <text:p>07/11/13</text:p>
          </table:table-cell>
          <table:table-cell office:value-type="float" office:value="32.36" calcext:value-type="float">
            <text:p>32.36</text:p>
          </table:table-cell>
          <table:table-cell table:formula="of:=[.B966]/100000" office:value-type="float" office:value="0.0003236" calcext:value-type="float">
            <text:p>0.00032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12" calcext:value-type="date">
            <text:p>07/12/13</text:p>
          </table:table-cell>
          <table:table-cell office:value-type="float" office:value="32.26" calcext:value-type="float">
            <text:p>32.26</text:p>
          </table:table-cell>
          <table:table-cell table:formula="of:=[.B967]/100000" office:value-type="float" office:value="0.0003226" calcext:value-type="float">
            <text:p>0.00032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13" calcext:value-type="date">
            <text:p>07/13/13</text:p>
          </table:table-cell>
          <table:table-cell office:value-type="float" office:value="32.26" calcext:value-type="float">
            <text:p>32.26</text:p>
          </table:table-cell>
          <table:table-cell table:formula="of:=[.B968]/100000" office:value-type="float" office:value="0.0003226" calcext:value-type="float">
            <text:p>0.00032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14" calcext:value-type="date">
            <text:p>07/14/13</text:p>
          </table:table-cell>
          <table:table-cell office:value-type="float" office:value="32.25" calcext:value-type="float">
            <text:p>32.25</text:p>
          </table:table-cell>
          <table:table-cell table:formula="of:=[.B969]/100000" office:value-type="float" office:value="0.0003225" calcext:value-type="float">
            <text:p>0.00032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15" calcext:value-type="date">
            <text:p>07/15/13</text:p>
          </table:table-cell>
          <table:table-cell office:value-type="float" office:value="32.16" calcext:value-type="float">
            <text:p>32.16</text:p>
          </table:table-cell>
          <table:table-cell table:formula="of:=[.B970]/100000" office:value-type="float" office:value="0.0003216" calcext:value-type="float">
            <text:p>0.000321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16" calcext:value-type="date">
            <text:p>07/16/13</text:p>
          </table:table-cell>
          <table:table-cell office:value-type="float" office:value="31.84" calcext:value-type="float">
            <text:p>31.84</text:p>
          </table:table-cell>
          <table:table-cell table:formula="of:=[.B971]/100000" office:value-type="float" office:value="0.0003184" calcext:value-type="float">
            <text:p>0.00031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17" calcext:value-type="date">
            <text:p>07/17/13</text:p>
          </table:table-cell>
          <table:table-cell office:value-type="float" office:value="31.24" calcext:value-type="float">
            <text:p>31.24</text:p>
          </table:table-cell>
          <table:table-cell table:formula="of:=[.B972]/100000" office:value-type="float" office:value="0.0003124" calcext:value-type="float">
            <text:p>0.00031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18" calcext:value-type="date">
            <text:p>07/18/13</text:p>
          </table:table-cell>
          <table:table-cell office:value-type="float" office:value="30.41" calcext:value-type="float">
            <text:p>30.41</text:p>
          </table:table-cell>
          <table:table-cell table:formula="of:=[.B973]/100000" office:value-type="float" office:value="0.0003041" calcext:value-type="float">
            <text:p>0.00030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19" calcext:value-type="date">
            <text:p>07/19/13</text:p>
          </table:table-cell>
          <table:table-cell office:value-type="float" office:value="31.91" calcext:value-type="float">
            <text:p>31.91</text:p>
          </table:table-cell>
          <table:table-cell table:formula="of:=[.B974]/100000" office:value-type="float" office:value="0.0003191" calcext:value-type="float">
            <text:p>0.00031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20" calcext:value-type="date">
            <text:p>07/20/13</text:p>
          </table:table-cell>
          <table:table-cell office:value-type="float" office:value="31.91" calcext:value-type="float">
            <text:p>31.91</text:p>
          </table:table-cell>
          <table:table-cell table:formula="of:=[.B975]/100000" office:value-type="float" office:value="0.0003191" calcext:value-type="float">
            <text:p>0.00031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21" calcext:value-type="date">
            <text:p>07/21/13</text:p>
          </table:table-cell>
          <table:table-cell office:value-type="float" office:value="31.91" calcext:value-type="float">
            <text:p>31.91</text:p>
          </table:table-cell>
          <table:table-cell table:formula="of:=[.B976]/100000" office:value-type="float" office:value="0.0003191" calcext:value-type="float">
            <text:p>0.00031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22" calcext:value-type="date">
            <text:p>07/22/13</text:p>
          </table:table-cell>
          <table:table-cell office:value-type="float" office:value="31.36" calcext:value-type="float">
            <text:p>31.36</text:p>
          </table:table-cell>
          <table:table-cell table:formula="of:=[.B977]/100000" office:value-type="float" office:value="0.0003136" calcext:value-type="float">
            <text:p>0.00031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23" calcext:value-type="date">
            <text:p>07/23/13</text:p>
          </table:table-cell>
          <table:table-cell office:value-type="float" office:value="31.5" calcext:value-type="float">
            <text:p>31.5</text:p>
          </table:table-cell>
          <table:table-cell table:formula="of:=[.B978]/100000" office:value-type="float" office:value="0.000315" calcext:value-type="float">
            <text:p>0.0003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24" calcext:value-type="date">
            <text:p>07/24/13</text:p>
          </table:table-cell>
          <table:table-cell office:value-type="float" office:value="31.54" calcext:value-type="float">
            <text:p>31.54</text:p>
          </table:table-cell>
          <table:table-cell table:formula="of:=[.B979]/100000" office:value-type="float" office:value="0.0003154" calcext:value-type="float">
            <text:p>0.0003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25" calcext:value-type="date">
            <text:p>07/25/13</text:p>
          </table:table-cell>
          <table:table-cell office:value-type="float" office:value="31.46" calcext:value-type="float">
            <text:p>31.46</text:p>
          </table:table-cell>
          <table:table-cell table:formula="of:=[.B980]/100000" office:value-type="float" office:value="0.0003146" calcext:value-type="float">
            <text:p>0.00031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26" calcext:value-type="date">
            <text:p>07/26/13</text:p>
          </table:table-cell>
          <table:table-cell office:value-type="float" office:value="31.46" calcext:value-type="float">
            <text:p>31.46</text:p>
          </table:table-cell>
          <table:table-cell table:formula="of:=[.B981]/100000" office:value-type="float" office:value="0.0003146" calcext:value-type="float">
            <text:p>0.00031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27" calcext:value-type="date">
            <text:p>07/27/13</text:p>
          </table:table-cell>
          <table:table-cell office:value-type="float" office:value="31.46" calcext:value-type="float">
            <text:p>31.46</text:p>
          </table:table-cell>
          <table:table-cell table:formula="of:=[.B982]/100000" office:value-type="float" office:value="0.0003146" calcext:value-type="float">
            <text:p>0.00031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28" calcext:value-type="date">
            <text:p>07/28/13</text:p>
          </table:table-cell>
          <table:table-cell office:value-type="float" office:value="31.46" calcext:value-type="float">
            <text:p>31.46</text:p>
          </table:table-cell>
          <table:table-cell table:formula="of:=[.B983]/100000" office:value-type="float" office:value="0.0003146" calcext:value-type="float">
            <text:p>0.00031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29" calcext:value-type="date">
            <text:p>07/29/13</text:p>
          </table:table-cell>
          <table:table-cell office:value-type="float" office:value="31.5" calcext:value-type="float">
            <text:p>31.5</text:p>
          </table:table-cell>
          <table:table-cell table:formula="of:=[.B984]/100000" office:value-type="float" office:value="0.000315" calcext:value-type="float">
            <text:p>0.0003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30" calcext:value-type="date">
            <text:p>07/30/13</text:p>
          </table:table-cell>
          <table:table-cell office:value-type="float" office:value="31.48" calcext:value-type="float">
            <text:p>31.48</text:p>
          </table:table-cell>
          <table:table-cell table:formula="of:=[.B985]/100000" office:value-type="float" office:value="0.0003148" calcext:value-type="float">
            <text:p>0.00031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7-31" calcext:value-type="date">
            <text:p>07/31/13</text:p>
          </table:table-cell>
          <table:table-cell office:value-type="float" office:value="31.62" calcext:value-type="float">
            <text:p>31.62</text:p>
          </table:table-cell>
          <table:table-cell table:formula="of:=[.B986]/100000" office:value-type="float" office:value="0.0003162" calcext:value-type="float">
            <text:p>0.00031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01" calcext:value-type="date">
            <text:p>08/01/13</text:p>
          </table:table-cell>
          <table:table-cell office:value-type="float" office:value="31.68" calcext:value-type="float">
            <text:p>31.68</text:p>
          </table:table-cell>
          <table:table-cell table:formula="of:=[.B987]/100000" office:value-type="float" office:value="0.0003168" calcext:value-type="float">
            <text:p>0.00031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02" calcext:value-type="date">
            <text:p>08/02/13</text:p>
          </table:table-cell>
          <table:table-cell office:value-type="float" office:value="31.49" calcext:value-type="float">
            <text:p>31.49</text:p>
          </table:table-cell>
          <table:table-cell table:formula="of:=[.B988]/100000" office:value-type="float" office:value="0.0003149" calcext:value-type="float">
            <text:p>0.00031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03" calcext:value-type="date">
            <text:p>08/03/13</text:p>
          </table:table-cell>
          <table:table-cell office:value-type="float" office:value="31.49" calcext:value-type="float">
            <text:p>31.49</text:p>
          </table:table-cell>
          <table:table-cell table:formula="of:=[.B989]/100000" office:value-type="float" office:value="0.0003149" calcext:value-type="float">
            <text:p>0.00031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04" calcext:value-type="date">
            <text:p>08/04/13</text:p>
          </table:table-cell>
          <table:table-cell office:value-type="float" office:value="31.51" calcext:value-type="float">
            <text:p>31.51</text:p>
          </table:table-cell>
          <table:table-cell table:formula="of:=[.B990]/100000" office:value-type="float" office:value="0.0003151" calcext:value-type="float">
            <text:p>0.00031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05" calcext:value-type="date">
            <text:p>08/05/13</text:p>
          </table:table-cell>
          <table:table-cell office:value-type="float" office:value="31.49" calcext:value-type="float">
            <text:p>31.49</text:p>
          </table:table-cell>
          <table:table-cell table:formula="of:=[.B991]/100000" office:value-type="float" office:value="0.0003149" calcext:value-type="float">
            <text:p>0.00031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06" calcext:value-type="date">
            <text:p>08/06/13</text:p>
          </table:table-cell>
          <table:table-cell office:value-type="float" office:value="31.34" calcext:value-type="float">
            <text:p>31.34</text:p>
          </table:table-cell>
          <table:table-cell table:formula="of:=[.B992]/100000" office:value-type="float" office:value="0.0003134" calcext:value-type="float">
            <text:p>0.00031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07" calcext:value-type="date">
            <text:p>08/07/13</text:p>
          </table:table-cell>
          <table:table-cell office:value-type="float" office:value="31.35" calcext:value-type="float">
            <text:p>31.35</text:p>
          </table:table-cell>
          <table:table-cell table:formula="of:=[.B993]/100000" office:value-type="float" office:value="0.0003135" calcext:value-type="float">
            <text:p>0.000313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08" calcext:value-type="date">
            <text:p>08/08/13</text:p>
          </table:table-cell>
          <table:table-cell office:value-type="float" office:value="31.29" calcext:value-type="float">
            <text:p>31.29</text:p>
          </table:table-cell>
          <table:table-cell table:formula="of:=[.B994]/100000" office:value-type="float" office:value="0.0003129" calcext:value-type="float">
            <text:p>0.00031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09" calcext:value-type="date">
            <text:p>08/09/13</text:p>
          </table:table-cell>
          <table:table-cell office:value-type="float" office:value="33.46" calcext:value-type="float">
            <text:p>33.46</text:p>
          </table:table-cell>
          <table:table-cell table:formula="of:=[.B995]/100000" office:value-type="float" office:value="0.0003346" calcext:value-type="float">
            <text:p>0.00033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10" calcext:value-type="date">
            <text:p>08/10/13</text:p>
          </table:table-cell>
          <table:table-cell office:value-type="float" office:value="33.46" calcext:value-type="float">
            <text:p>33.46</text:p>
          </table:table-cell>
          <table:table-cell table:formula="of:=[.B996]/100000" office:value-type="float" office:value="0.0003346" calcext:value-type="float">
            <text:p>0.00033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11" calcext:value-type="date">
            <text:p>08/11/13</text:p>
          </table:table-cell>
          <table:table-cell office:value-type="float" office:value="33.53" calcext:value-type="float">
            <text:p>33.53</text:p>
          </table:table-cell>
          <table:table-cell table:formula="of:=[.B997]/100000" office:value-type="float" office:value="0.0003353" calcext:value-type="float">
            <text:p>0.00033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12" calcext:value-type="date">
            <text:p>08/12/13</text:p>
          </table:table-cell>
          <table:table-cell office:value-type="float" office:value="34.62" calcext:value-type="float">
            <text:p>34.62</text:p>
          </table:table-cell>
          <table:table-cell table:formula="of:=[.B998]/100000" office:value-type="float" office:value="0.0003462" calcext:value-type="float">
            <text:p>0.00034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13" calcext:value-type="date">
            <text:p>08/13/13</text:p>
          </table:table-cell>
          <table:table-cell office:value-type="float" office:value="34.84" calcext:value-type="float">
            <text:p>34.84</text:p>
          </table:table-cell>
          <table:table-cell table:formula="of:=[.B999]/100000" office:value-type="float" office:value="0.0003484" calcext:value-type="float">
            <text:p>0.00034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14" calcext:value-type="date">
            <text:p>08/14/13</text:p>
          </table:table-cell>
          <table:table-cell office:value-type="float" office:value="36.2" calcext:value-type="float">
            <text:p>36.2</text:p>
          </table:table-cell>
          <table:table-cell table:formula="of:=[.B1000]/100000" office:value-type="float" office:value="0.000362" calcext:value-type="float">
            <text:p>0.0003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15" calcext:value-type="date">
            <text:p>08/15/13</text:p>
          </table:table-cell>
          <table:table-cell office:value-type="float" office:value="36.53" calcext:value-type="float">
            <text:p>36.53</text:p>
          </table:table-cell>
          <table:table-cell table:formula="of:=[.B1001]/100000" office:value-type="float" office:value="0.0003653" calcext:value-type="float">
            <text:p>0.00036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16" calcext:value-type="date">
            <text:p>08/16/13</text:p>
          </table:table-cell>
          <table:table-cell office:value-type="float" office:value="36.75" calcext:value-type="float">
            <text:p>36.75</text:p>
          </table:table-cell>
          <table:table-cell table:formula="of:=[.B1002]/100000" office:value-type="float" office:value="0.0003675" calcext:value-type="float">
            <text:p>0.00036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17" calcext:value-type="date">
            <text:p>08/17/13</text:p>
          </table:table-cell>
          <table:table-cell office:value-type="float" office:value="36.75" calcext:value-type="float">
            <text:p>36.75</text:p>
          </table:table-cell>
          <table:table-cell table:formula="of:=[.B1003]/100000" office:value-type="float" office:value="0.0003675" calcext:value-type="float">
            <text:p>0.00036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18" calcext:value-type="date">
            <text:p>08/18/13</text:p>
          </table:table-cell>
          <table:table-cell office:value-type="float" office:value="36.7" calcext:value-type="float">
            <text:p>36.7</text:p>
          </table:table-cell>
          <table:table-cell table:formula="of:=[.B1004]/100000" office:value-type="float" office:value="0.000367" calcext:value-type="float">
            <text:p>0.0003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19" calcext:value-type="date">
            <text:p>08/19/13</text:p>
          </table:table-cell>
          <table:table-cell office:value-type="float" office:value="36.8" calcext:value-type="float">
            <text:p>36.8</text:p>
          </table:table-cell>
          <table:table-cell table:formula="of:=[.B1005]/100000" office:value-type="float" office:value="0.000368" calcext:value-type="float">
            <text:p>0.0003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20" calcext:value-type="date">
            <text:p>08/20/13</text:p>
          </table:table-cell>
          <table:table-cell office:value-type="float" office:value="36.31" calcext:value-type="float">
            <text:p>36.31</text:p>
          </table:table-cell>
          <table:table-cell table:formula="of:=[.B1006]/100000" office:value-type="float" office:value="0.0003631" calcext:value-type="float">
            <text:p>0.00036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21" calcext:value-type="date">
            <text:p>08/21/13</text:p>
          </table:table-cell>
          <table:table-cell office:value-type="float" office:value="36.33" calcext:value-type="float">
            <text:p>36.33</text:p>
          </table:table-cell>
          <table:table-cell table:formula="of:=[.B1007]/100000" office:value-type="float" office:value="0.0003633" calcext:value-type="float">
            <text:p>0.00036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22" calcext:value-type="date">
            <text:p>08/22/13</text:p>
          </table:table-cell>
          <table:table-cell office:value-type="float" office:value="36.24" calcext:value-type="float">
            <text:p>36.24</text:p>
          </table:table-cell>
          <table:table-cell table:formula="of:=[.B1008]/100000" office:value-type="float" office:value="0.0003624" calcext:value-type="float">
            <text:p>0.00036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23" calcext:value-type="date">
            <text:p>08/23/13</text:p>
          </table:table-cell>
          <table:table-cell office:value-type="float" office:value="36.05" calcext:value-type="float">
            <text:p>36.05</text:p>
          </table:table-cell>
          <table:table-cell table:formula="of:=[.B1009]/100000" office:value-type="float" office:value="0.0003605" calcext:value-type="float">
            <text:p>0.00036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24" calcext:value-type="date">
            <text:p>08/24/13</text:p>
          </table:table-cell>
          <table:table-cell office:value-type="float" office:value="36.05" calcext:value-type="float">
            <text:p>36.05</text:p>
          </table:table-cell>
          <table:table-cell table:formula="of:=[.B1010]/100000" office:value-type="float" office:value="0.0003605" calcext:value-type="float">
            <text:p>0.00036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25" calcext:value-type="date">
            <text:p>08/25/13</text:p>
          </table:table-cell>
          <table:table-cell office:value-type="float" office:value="36.05" calcext:value-type="float">
            <text:p>36.05</text:p>
          </table:table-cell>
          <table:table-cell table:formula="of:=[.B1011]/100000" office:value-type="float" office:value="0.0003605" calcext:value-type="float">
            <text:p>0.00036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26" calcext:value-type="date">
            <text:p>08/26/13</text:p>
          </table:table-cell>
          <table:table-cell office:value-type="float" office:value="36.37" calcext:value-type="float">
            <text:p>36.37</text:p>
          </table:table-cell>
          <table:table-cell table:formula="of:=[.B1012]/100000" office:value-type="float" office:value="0.0003637" calcext:value-type="float">
            <text:p>0.00036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27" calcext:value-type="date">
            <text:p>08/27/13</text:p>
          </table:table-cell>
          <table:table-cell office:value-type="float" office:value="37.32" calcext:value-type="float">
            <text:p>37.32</text:p>
          </table:table-cell>
          <table:table-cell table:formula="of:=[.B1013]/100000" office:value-type="float" office:value="0.0003732" calcext:value-type="float">
            <text:p>0.000373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28" calcext:value-type="date">
            <text:p>08/28/13</text:p>
          </table:table-cell>
          <table:table-cell office:value-type="float" office:value="37.32" calcext:value-type="float">
            <text:p>37.32</text:p>
          </table:table-cell>
          <table:table-cell table:formula="of:=[.B1014]/100000" office:value-type="float" office:value="0.0003732" calcext:value-type="float">
            <text:p>0.000373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29" calcext:value-type="date">
            <text:p>08/29/13</text:p>
          </table:table-cell>
          <table:table-cell office:value-type="float" office:value="37.41" calcext:value-type="float">
            <text:p>37.41</text:p>
          </table:table-cell>
          <table:table-cell table:formula="of:=[.B1015]/100000" office:value-type="float" office:value="0.0003741" calcext:value-type="float">
            <text:p>0.00037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30" calcext:value-type="date">
            <text:p>08/30/13</text:p>
          </table:table-cell>
          <table:table-cell office:value-type="float" office:value="37.36" calcext:value-type="float">
            <text:p>37.36</text:p>
          </table:table-cell>
          <table:table-cell table:formula="of:=[.B1016]/100000" office:value-type="float" office:value="0.0003736" calcext:value-type="float">
            <text:p>0.00037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8-31" calcext:value-type="date">
            <text:p>08/31/13</text:p>
          </table:table-cell>
          <table:table-cell office:value-type="float" office:value="37.36" calcext:value-type="float">
            <text:p>37.36</text:p>
          </table:table-cell>
          <table:table-cell table:formula="of:=[.B1017]/100000" office:value-type="float" office:value="0.0003736" calcext:value-type="float">
            <text:p>0.00037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01" calcext:value-type="date">
            <text:p>09/01/13</text:p>
          </table:table-cell>
          <table:table-cell office:value-type="float" office:value="37.36" calcext:value-type="float">
            <text:p>37.36</text:p>
          </table:table-cell>
          <table:table-cell table:formula="of:=[.B1018]/100000" office:value-type="float" office:value="0.0003736" calcext:value-type="float">
            <text:p>0.00037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02" calcext:value-type="date">
            <text:p>09/02/13</text:p>
          </table:table-cell>
          <table:table-cell office:value-type="float" office:value="37.24" calcext:value-type="float">
            <text:p>37.24</text:p>
          </table:table-cell>
          <table:table-cell table:formula="of:=[.B1019]/100000" office:value-type="float" office:value="0.0003724" calcext:value-type="float">
            <text:p>0.00037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03" calcext:value-type="date">
            <text:p>09/03/13</text:p>
          </table:table-cell>
          <table:table-cell office:value-type="float" office:value="37.49" calcext:value-type="float">
            <text:p>37.49</text:p>
          </table:table-cell>
          <table:table-cell table:formula="of:=[.B1020]/100000" office:value-type="float" office:value="0.0003749" calcext:value-type="float">
            <text:p>0.00037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04" calcext:value-type="date">
            <text:p>09/04/13</text:p>
          </table:table-cell>
          <table:table-cell office:value-type="float" office:value="38.83" calcext:value-type="float">
            <text:p>38.83</text:p>
          </table:table-cell>
          <table:table-cell table:formula="of:=[.B1021]/100000" office:value-type="float" office:value="0.0003883" calcext:value-type="float">
            <text:p>0.000388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05" calcext:value-type="date">
            <text:p>09/05/13</text:p>
          </table:table-cell>
          <table:table-cell office:value-type="float" office:value="38.95" calcext:value-type="float">
            <text:p>38.95</text:p>
          </table:table-cell>
          <table:table-cell table:formula="of:=[.B1022]/100000" office:value-type="float" office:value="0.0003895" calcext:value-type="float">
            <text:p>0.00038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06" calcext:value-type="date">
            <text:p>09/06/13</text:p>
          </table:table-cell>
          <table:table-cell office:value-type="float" office:value="40.62" calcext:value-type="float">
            <text:p>40.62</text:p>
          </table:table-cell>
          <table:table-cell table:formula="of:=[.B1023]/100000" office:value-type="float" office:value="0.0004062" calcext:value-type="float">
            <text:p>0.00040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07" calcext:value-type="date">
            <text:p>09/07/13</text:p>
          </table:table-cell>
          <table:table-cell office:value-type="float" office:value="40.62" calcext:value-type="float">
            <text:p>40.62</text:p>
          </table:table-cell>
          <table:table-cell table:formula="of:=[.B1024]/100000" office:value-type="float" office:value="0.0004062" calcext:value-type="float">
            <text:p>0.00040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08" calcext:value-type="date">
            <text:p>09/08/13</text:p>
          </table:table-cell>
          <table:table-cell office:value-type="float" office:value="40.64" calcext:value-type="float">
            <text:p>40.64</text:p>
          </table:table-cell>
          <table:table-cell table:formula="of:=[.B1025]/100000" office:value-type="float" office:value="0.0004064" calcext:value-type="float">
            <text:p>0.00040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09" calcext:value-type="date">
            <text:p>09/09/13</text:p>
          </table:table-cell>
          <table:table-cell office:value-type="float" office:value="39.74" calcext:value-type="float">
            <text:p>39.74</text:p>
          </table:table-cell>
          <table:table-cell table:formula="of:=[.B1026]/100000" office:value-type="float" office:value="0.0003974" calcext:value-type="float">
            <text:p>0.00039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10" calcext:value-type="date">
            <text:p>09/10/13</text:p>
          </table:table-cell>
          <table:table-cell office:value-type="float" office:value="39.5" calcext:value-type="float">
            <text:p>39.5</text:p>
          </table:table-cell>
          <table:table-cell table:formula="of:=[.B1027]/100000" office:value-type="float" office:value="0.000395" calcext:value-type="float">
            <text:p>0.0003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11" calcext:value-type="date">
            <text:p>09/11/13</text:p>
          </table:table-cell>
          <table:table-cell office:value-type="float" office:value="41.77" calcext:value-type="float">
            <text:p>41.77</text:p>
          </table:table-cell>
          <table:table-cell table:formula="of:=[.B1028]/100000" office:value-type="float" office:value="0.0004177" calcext:value-type="float">
            <text:p>0.00041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12" calcext:value-type="date">
            <text:p>09/12/13</text:p>
          </table:table-cell>
          <table:table-cell office:value-type="float" office:value="41.73" calcext:value-type="float">
            <text:p>41.73</text:p>
          </table:table-cell>
          <table:table-cell table:formula="of:=[.B1029]/100000" office:value-type="float" office:value="0.0004173" calcext:value-type="float">
            <text:p>0.00041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13" calcext:value-type="date">
            <text:p>09/13/13</text:p>
          </table:table-cell>
          <table:table-cell office:value-type="float" office:value="44.55" calcext:value-type="float">
            <text:p>44.55</text:p>
          </table:table-cell>
          <table:table-cell table:formula="of:=[.B1030]/100000" office:value-type="float" office:value="0.0004455" calcext:value-type="float">
            <text:p>0.00044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14" calcext:value-type="date">
            <text:p>09/14/13</text:p>
          </table:table-cell>
          <table:table-cell office:value-type="float" office:value="44.55" calcext:value-type="float">
            <text:p>44.55</text:p>
          </table:table-cell>
          <table:table-cell table:formula="of:=[.B1031]/100000" office:value-type="float" office:value="0.0004455" calcext:value-type="float">
            <text:p>0.00044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15" calcext:value-type="date">
            <text:p>09/15/13</text:p>
          </table:table-cell>
          <table:table-cell office:value-type="float" office:value="44.55" calcext:value-type="float">
            <text:p>44.55</text:p>
          </table:table-cell>
          <table:table-cell table:formula="of:=[.B1032]/100000" office:value-type="float" office:value="0.0004455" calcext:value-type="float">
            <text:p>0.00044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16" calcext:value-type="date">
            <text:p>09/16/13</text:p>
          </table:table-cell>
          <table:table-cell office:value-type="float" office:value="44.66" calcext:value-type="float">
            <text:p>44.66</text:p>
          </table:table-cell>
          <table:table-cell table:formula="of:=[.B1033]/100000" office:value-type="float" office:value="0.0004466" calcext:value-type="float">
            <text:p>0.00044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17" calcext:value-type="date">
            <text:p>09/17/13</text:p>
          </table:table-cell>
          <table:table-cell office:value-type="float" office:value="44.59" calcext:value-type="float">
            <text:p>44.59</text:p>
          </table:table-cell>
          <table:table-cell table:formula="of:=[.B1034]/100000" office:value-type="float" office:value="0.0004459" calcext:value-type="float">
            <text:p>0.00044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18" calcext:value-type="date">
            <text:p>09/18/13</text:p>
          </table:table-cell>
          <table:table-cell office:value-type="float" office:value="44.36" calcext:value-type="float">
            <text:p>44.36</text:p>
          </table:table-cell>
          <table:table-cell table:formula="of:=[.B1035]/100000" office:value-type="float" office:value="0.0004436" calcext:value-type="float">
            <text:p>0.00044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19" calcext:value-type="date">
            <text:p>09/19/13</text:p>
          </table:table-cell>
          <table:table-cell office:value-type="float" office:value="43.94" calcext:value-type="float">
            <text:p>43.94</text:p>
          </table:table-cell>
          <table:table-cell table:formula="of:=[.B1036]/100000" office:value-type="float" office:value="0.0004394" calcext:value-type="float">
            <text:p>0.000439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20" calcext:value-type="date">
            <text:p>09/20/13</text:p>
          </table:table-cell>
          <table:table-cell office:value-type="float" office:value="43.97" calcext:value-type="float">
            <text:p>43.97</text:p>
          </table:table-cell>
          <table:table-cell table:formula="of:=[.B1037]/100000" office:value-type="float" office:value="0.0004397" calcext:value-type="float">
            <text:p>0.00043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21" calcext:value-type="date">
            <text:p>09/21/13</text:p>
          </table:table-cell>
          <table:table-cell office:value-type="float" office:value="43.97" calcext:value-type="float">
            <text:p>43.97</text:p>
          </table:table-cell>
          <table:table-cell table:formula="of:=[.B1038]/100000" office:value-type="float" office:value="0.0004397" calcext:value-type="float">
            <text:p>0.00043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22" calcext:value-type="date">
            <text:p>09/22/13</text:p>
          </table:table-cell>
          <table:table-cell office:value-type="float" office:value="44.13" calcext:value-type="float">
            <text:p>44.13</text:p>
          </table:table-cell>
          <table:table-cell table:formula="of:=[.B1039]/100000" office:value-type="float" office:value="0.0004413" calcext:value-type="float">
            <text:p>0.00044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23" calcext:value-type="date">
            <text:p>09/23/13</text:p>
          </table:table-cell>
          <table:table-cell office:value-type="float" office:value="40.22" calcext:value-type="float">
            <text:p>40.22</text:p>
          </table:table-cell>
          <table:table-cell table:formula="of:=[.B1040]/100000" office:value-type="float" office:value="0.0004022" calcext:value-type="float">
            <text:p>0.00040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24" calcext:value-type="date">
            <text:p>09/24/13</text:p>
          </table:table-cell>
          <table:table-cell office:value-type="float" office:value="41.1" calcext:value-type="float">
            <text:p>41.1</text:p>
          </table:table-cell>
          <table:table-cell table:formula="of:=[.B1041]/100000" office:value-type="float" office:value="0.000411" calcext:value-type="float">
            <text:p>0.0004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25" calcext:value-type="date">
            <text:p>09/25/13</text:p>
          </table:table-cell>
          <table:table-cell office:value-type="float" office:value="41.18" calcext:value-type="float">
            <text:p>41.18</text:p>
          </table:table-cell>
          <table:table-cell table:formula="of:=[.B1042]/100000" office:value-type="float" office:value="0.0004118" calcext:value-type="float">
            <text:p>0.00041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26" calcext:value-type="date">
            <text:p>09/26/13</text:p>
          </table:table-cell>
          <table:table-cell office:value-type="float" office:value="41.36" calcext:value-type="float">
            <text:p>41.36</text:p>
          </table:table-cell>
          <table:table-cell table:formula="of:=[.B1043]/100000" office:value-type="float" office:value="0.0004136" calcext:value-type="float">
            <text:p>0.00041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27" calcext:value-type="date">
            <text:p>09/27/13</text:p>
          </table:table-cell>
          <table:table-cell office:value-type="float" office:value="41.67" calcext:value-type="float">
            <text:p>41.67</text:p>
          </table:table-cell>
          <table:table-cell table:formula="of:=[.B1044]/100000" office:value-type="float" office:value="0.0004167" calcext:value-type="float">
            <text:p>0.00041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28" calcext:value-type="date">
            <text:p>09/28/13</text:p>
          </table:table-cell>
          <table:table-cell office:value-type="float" office:value="42.59" calcext:value-type="float">
            <text:p>42.59</text:p>
          </table:table-cell>
          <table:table-cell table:formula="of:=[.B1045]/100000" office:value-type="float" office:value="0.0004259" calcext:value-type="float">
            <text:p>0.00042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29" calcext:value-type="date">
            <text:p>09/29/13</text:p>
          </table:table-cell>
          <table:table-cell office:value-type="float" office:value="42.59" calcext:value-type="float">
            <text:p>42.59</text:p>
          </table:table-cell>
          <table:table-cell table:formula="of:=[.B1046]/100000" office:value-type="float" office:value="0.0004259" calcext:value-type="float">
            <text:p>0.00042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09-30" calcext:value-type="date">
            <text:p>09/30/13</text:p>
          </table:table-cell>
          <table:table-cell office:value-type="float" office:value="42.47" calcext:value-type="float">
            <text:p>42.47</text:p>
          </table:table-cell>
          <table:table-cell table:formula="of:=[.B1047]/100000" office:value-type="float" office:value="0.0004247" calcext:value-type="float">
            <text:p>0.00042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01" calcext:value-type="date">
            <text:p>10/01/13</text:p>
          </table:table-cell>
          <table:table-cell office:value-type="float" office:value="42.12" calcext:value-type="float">
            <text:p>42.12</text:p>
          </table:table-cell>
          <table:table-cell table:formula="of:=[.B1048]/100000" office:value-type="float" office:value="0.0004212" calcext:value-type="float">
            <text:p>0.00042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02" calcext:value-type="date">
            <text:p>10/02/13</text:p>
          </table:table-cell>
          <table:table-cell office:value-type="float" office:value="41.92" calcext:value-type="float">
            <text:p>41.92</text:p>
          </table:table-cell>
          <table:table-cell table:formula="of:=[.B1049]/100000" office:value-type="float" office:value="0.0004192" calcext:value-type="float">
            <text:p>0.00041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03" calcext:value-type="date">
            <text:p>10/03/13</text:p>
          </table:table-cell>
          <table:table-cell office:value-type="float" office:value="42" calcext:value-type="float">
            <text:p>42</text:p>
          </table:table-cell>
          <table:table-cell table:formula="of:=[.B1050]/100000" office:value-type="float" office:value="0.00042" calcext:value-type="float">
            <text:p>0.000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04" calcext:value-type="date">
            <text:p>10/04/13</text:p>
          </table:table-cell>
          <table:table-cell office:value-type="float" office:value="41.92" calcext:value-type="float">
            <text:p>41.92</text:p>
          </table:table-cell>
          <table:table-cell table:formula="of:=[.B1051]/100000" office:value-type="float" office:value="0.0004192" calcext:value-type="float">
            <text:p>0.00041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05" calcext:value-type="date">
            <text:p>10/05/13</text:p>
          </table:table-cell>
          <table:table-cell office:value-type="float" office:value="41.92" calcext:value-type="float">
            <text:p>41.92</text:p>
          </table:table-cell>
          <table:table-cell table:formula="of:=[.B1052]/100000" office:value-type="float" office:value="0.0004192" calcext:value-type="float">
            <text:p>0.00041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06" calcext:value-type="date">
            <text:p>10/06/13</text:p>
          </table:table-cell>
          <table:table-cell office:value-type="float" office:value="44.94" calcext:value-type="float">
            <text:p>44.94</text:p>
          </table:table-cell>
          <table:table-cell table:formula="of:=[.B1053]/100000" office:value-type="float" office:value="0.0004494" calcext:value-type="float">
            <text:p>0.000449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07" calcext:value-type="date">
            <text:p>10/07/13</text:p>
          </table:table-cell>
          <table:table-cell office:value-type="float" office:value="46.02" calcext:value-type="float">
            <text:p>46.02</text:p>
          </table:table-cell>
          <table:table-cell table:formula="of:=[.B1054]/100000" office:value-type="float" office:value="0.0004602" calcext:value-type="float">
            <text:p>0.00046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08" calcext:value-type="date">
            <text:p>10/08/13</text:p>
          </table:table-cell>
          <table:table-cell office:value-type="float" office:value="44.8" calcext:value-type="float">
            <text:p>44.8</text:p>
          </table:table-cell>
          <table:table-cell table:formula="of:=[.B1055]/100000" office:value-type="float" office:value="0.000448" calcext:value-type="float">
            <text:p>0.0004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09" calcext:value-type="date">
            <text:p>10/09/13</text:p>
          </table:table-cell>
          <table:table-cell office:value-type="float" office:value="45.07" calcext:value-type="float">
            <text:p>45.07</text:p>
          </table:table-cell>
          <table:table-cell table:formula="of:=[.B1056]/100000" office:value-type="float" office:value="0.0004507" calcext:value-type="float">
            <text:p>0.00045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10" calcext:value-type="date">
            <text:p>10/10/13</text:p>
          </table:table-cell>
          <table:table-cell office:value-type="float" office:value="44.93" calcext:value-type="float">
            <text:p>44.93</text:p>
          </table:table-cell>
          <table:table-cell table:formula="of:=[.B1057]/100000" office:value-type="float" office:value="0.0004493" calcext:value-type="float">
            <text:p>0.00044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11" calcext:value-type="date">
            <text:p>10/11/13</text:p>
          </table:table-cell>
          <table:table-cell office:value-type="float" office:value="44.92" calcext:value-type="float">
            <text:p>44.92</text:p>
          </table:table-cell>
          <table:table-cell table:formula="of:=[.B1058]/100000" office:value-type="float" office:value="0.0004492" calcext:value-type="float">
            <text:p>0.00044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12" calcext:value-type="date">
            <text:p>10/12/13</text:p>
          </table:table-cell>
          <table:table-cell office:value-type="float" office:value="44.92" calcext:value-type="float">
            <text:p>44.92</text:p>
          </table:table-cell>
          <table:table-cell table:formula="of:=[.B1059]/100000" office:value-type="float" office:value="0.0004492" calcext:value-type="float">
            <text:p>0.00044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13" calcext:value-type="date">
            <text:p>10/13/13</text:p>
          </table:table-cell>
          <table:table-cell office:value-type="float" office:value="46.01" calcext:value-type="float">
            <text:p>46.01</text:p>
          </table:table-cell>
          <table:table-cell table:formula="of:=[.B1060]/100000" office:value-type="float" office:value="0.0004601" calcext:value-type="float">
            <text:p>0.00046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14" calcext:value-type="date">
            <text:p>10/14/13</text:p>
          </table:table-cell>
          <table:table-cell office:value-type="float" office:value="47.05" calcext:value-type="float">
            <text:p>47.05</text:p>
          </table:table-cell>
          <table:table-cell table:formula="of:=[.B1061]/100000" office:value-type="float" office:value="0.0004705" calcext:value-type="float">
            <text:p>0.00047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15" calcext:value-type="date">
            <text:p>10/15/13</text:p>
          </table:table-cell>
          <table:table-cell office:value-type="float" office:value="47.07" calcext:value-type="float">
            <text:p>47.07</text:p>
          </table:table-cell>
          <table:table-cell table:formula="of:=[.B1062]/100000" office:value-type="float" office:value="0.0004707" calcext:value-type="float">
            <text:p>0.00047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16" calcext:value-type="date">
            <text:p>10/16/13</text:p>
          </table:table-cell>
          <table:table-cell office:value-type="float" office:value="47.02" calcext:value-type="float">
            <text:p>47.02</text:p>
          </table:table-cell>
          <table:table-cell table:formula="of:=[.B1063]/100000" office:value-type="float" office:value="0.0004702" calcext:value-type="float">
            <text:p>0.00047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17" calcext:value-type="date">
            <text:p>10/17/13</text:p>
          </table:table-cell>
          <table:table-cell office:value-type="float" office:value="47.02" calcext:value-type="float">
            <text:p>47.02</text:p>
          </table:table-cell>
          <table:table-cell table:formula="of:=[.B1064]/100000" office:value-type="float" office:value="0.0004702" calcext:value-type="float">
            <text:p>0.00047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18" calcext:value-type="date">
            <text:p>10/18/13</text:p>
          </table:table-cell>
          <table:table-cell office:value-type="float" office:value="47.95" calcext:value-type="float">
            <text:p>47.95</text:p>
          </table:table-cell>
          <table:table-cell table:formula="of:=[.B1065]/100000" office:value-type="float" office:value="0.0004795" calcext:value-type="float">
            <text:p>0.00047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19" calcext:value-type="date">
            <text:p>10/19/13</text:p>
          </table:table-cell>
          <table:table-cell office:value-type="float" office:value="47.95" calcext:value-type="float">
            <text:p>47.95</text:p>
          </table:table-cell>
          <table:table-cell table:formula="of:=[.B1066]/100000" office:value-type="float" office:value="0.0004795" calcext:value-type="float">
            <text:p>0.00047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20" calcext:value-type="date">
            <text:p>10/20/13</text:p>
          </table:table-cell>
          <table:table-cell office:value-type="float" office:value="47.88" calcext:value-type="float">
            <text:p>47.88</text:p>
          </table:table-cell>
          <table:table-cell table:formula="of:=[.B1067]/100000" office:value-type="float" office:value="0.0004788" calcext:value-type="float">
            <text:p>0.00047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21" calcext:value-type="date">
            <text:p>10/21/13</text:p>
          </table:table-cell>
          <table:table-cell office:value-type="float" office:value="48.08" calcext:value-type="float">
            <text:p>48.08</text:p>
          </table:table-cell>
          <table:table-cell table:formula="of:=[.B1068]/100000" office:value-type="float" office:value="0.0004808" calcext:value-type="float">
            <text:p>0.00048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22" calcext:value-type="date">
            <text:p>10/22/13</text:p>
          </table:table-cell>
          <table:table-cell office:value-type="float" office:value="47.92" calcext:value-type="float">
            <text:p>47.92</text:p>
          </table:table-cell>
          <table:table-cell table:formula="of:=[.B1069]/100000" office:value-type="float" office:value="0.0004792" calcext:value-type="float">
            <text:p>0.00047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23" calcext:value-type="date">
            <text:p>10/23/13</text:p>
          </table:table-cell>
          <table:table-cell office:value-type="float" office:value="49.26" calcext:value-type="float">
            <text:p>49.26</text:p>
          </table:table-cell>
          <table:table-cell table:formula="of:=[.B1070]/100000" office:value-type="float" office:value="0.0004926" calcext:value-type="float">
            <text:p>0.00049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24" calcext:value-type="date">
            <text:p>10/24/13</text:p>
          </table:table-cell>
          <table:table-cell office:value-type="float" office:value="53.51" calcext:value-type="float">
            <text:p>53.51</text:p>
          </table:table-cell>
          <table:table-cell table:formula="of:=[.B1071]/100000" office:value-type="float" office:value="0.0005351" calcext:value-type="float">
            <text:p>0.00053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25" calcext:value-type="date">
            <text:p>10/25/13</text:p>
          </table:table-cell>
          <table:table-cell office:value-type="float" office:value="53.43" calcext:value-type="float">
            <text:p>53.43</text:p>
          </table:table-cell>
          <table:table-cell table:formula="of:=[.B1072]/100000" office:value-type="float" office:value="0.0005343" calcext:value-type="float">
            <text:p>0.00053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26" calcext:value-type="date">
            <text:p>10/26/13</text:p>
          </table:table-cell>
          <table:table-cell office:value-type="float" office:value="53.43" calcext:value-type="float">
            <text:p>53.43</text:p>
          </table:table-cell>
          <table:table-cell table:formula="of:=[.B1073]/100000" office:value-type="float" office:value="0.0005343" calcext:value-type="float">
            <text:p>0.00053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27" calcext:value-type="date">
            <text:p>10/27/13</text:p>
          </table:table-cell>
          <table:table-cell office:value-type="float" office:value="53.43" calcext:value-type="float">
            <text:p>53.43</text:p>
          </table:table-cell>
          <table:table-cell table:formula="of:=[.B1074]/100000" office:value-type="float" office:value="0.0005343" calcext:value-type="float">
            <text:p>0.00053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28" calcext:value-type="date">
            <text:p>10/28/13</text:p>
          </table:table-cell>
          <table:table-cell office:value-type="float" office:value="54.44" calcext:value-type="float">
            <text:p>54.44</text:p>
          </table:table-cell>
          <table:table-cell table:formula="of:=[.B1075]/100000" office:value-type="float" office:value="0.0005444" calcext:value-type="float">
            <text:p>0.000544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29" calcext:value-type="date">
            <text:p>10/29/13</text:p>
          </table:table-cell>
          <table:table-cell office:value-type="float" office:value="54.42" calcext:value-type="float">
            <text:p>54.42</text:p>
          </table:table-cell>
          <table:table-cell table:formula="of:=[.B1076]/100000" office:value-type="float" office:value="0.0005442" calcext:value-type="float">
            <text:p>0.00054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30" calcext:value-type="date">
            <text:p>10/30/13</text:p>
          </table:table-cell>
          <table:table-cell office:value-type="float" office:value="56.49" calcext:value-type="float">
            <text:p>56.49</text:p>
          </table:table-cell>
          <table:table-cell table:formula="of:=[.B1077]/100000" office:value-type="float" office:value="0.0005649" calcext:value-type="float">
            <text:p>0.00056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0-31" calcext:value-type="date">
            <text:p>10/31/13</text:p>
          </table:table-cell>
          <table:table-cell office:value-type="float" office:value="56.71" calcext:value-type="float">
            <text:p>56.71</text:p>
          </table:table-cell>
          <table:table-cell table:formula="of:=[.B1078]/100000" office:value-type="float" office:value="0.0005671" calcext:value-type="float">
            <text:p>0.00056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01" calcext:value-type="date">
            <text:p>11/01/13</text:p>
          </table:table-cell>
          <table:table-cell office:value-type="float" office:value="59.42" calcext:value-type="float">
            <text:p>59.42</text:p>
          </table:table-cell>
          <table:table-cell table:formula="of:=[.B1079]/100000" office:value-type="float" office:value="0.0005942" calcext:value-type="float">
            <text:p>0.00059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02" calcext:value-type="date">
            <text:p>11/02/13</text:p>
          </table:table-cell>
          <table:table-cell office:value-type="float" office:value="59.42" calcext:value-type="float">
            <text:p>59.42</text:p>
          </table:table-cell>
          <table:table-cell table:formula="of:=[.B1080]/100000" office:value-type="float" office:value="0.0005942" calcext:value-type="float">
            <text:p>0.00059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03" calcext:value-type="date">
            <text:p>11/03/13</text:p>
          </table:table-cell>
          <table:table-cell office:value-type="float" office:value="59.42" calcext:value-type="float">
            <text:p>59.42</text:p>
          </table:table-cell>
          <table:table-cell table:formula="of:=[.B1081]/100000" office:value-type="float" office:value="0.0005942" calcext:value-type="float">
            <text:p>0.00059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04" calcext:value-type="date">
            <text:p>11/04/13</text:p>
          </table:table-cell>
          <table:table-cell office:value-type="float" office:value="58.24" calcext:value-type="float">
            <text:p>58.24</text:p>
          </table:table-cell>
          <table:table-cell table:formula="of:=[.B1082]/100000" office:value-type="float" office:value="0.0005824" calcext:value-type="float">
            <text:p>0.00058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05" calcext:value-type="date">
            <text:p>11/05/13</text:p>
          </table:table-cell>
          <table:table-cell office:value-type="float" office:value="58.71" calcext:value-type="float">
            <text:p>58.71</text:p>
          </table:table-cell>
          <table:table-cell table:formula="of:=[.B1083]/100000" office:value-type="float" office:value="0.0005871" calcext:value-type="float">
            <text:p>0.00058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06" calcext:value-type="date">
            <text:p>11/06/13</text:p>
          </table:table-cell>
          <table:table-cell office:value-type="float" office:value="58.59" calcext:value-type="float">
            <text:p>58.59</text:p>
          </table:table-cell>
          <table:table-cell table:formula="of:=[.B1084]/100000" office:value-type="float" office:value="0.0005859" calcext:value-type="float">
            <text:p>0.00058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07" calcext:value-type="date">
            <text:p>11/07/13</text:p>
          </table:table-cell>
          <table:table-cell office:value-type="float" office:value="59.52" calcext:value-type="float">
            <text:p>59.52</text:p>
          </table:table-cell>
          <table:table-cell table:formula="of:=[.B1085]/100000" office:value-type="float" office:value="0.0005952" calcext:value-type="float">
            <text:p>0.00059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08" calcext:value-type="date">
            <text:p>11/08/13</text:p>
          </table:table-cell>
          <table:table-cell office:value-type="float" office:value="59.61" calcext:value-type="float">
            <text:p>59.61</text:p>
          </table:table-cell>
          <table:table-cell table:formula="of:=[.B1086]/100000" office:value-type="float" office:value="0.0005961" calcext:value-type="float">
            <text:p>0.00059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09" calcext:value-type="date">
            <text:p>11/09/13</text:p>
          </table:table-cell>
          <table:table-cell office:value-type="float" office:value="60.88" calcext:value-type="float">
            <text:p>60.88</text:p>
          </table:table-cell>
          <table:table-cell table:formula="of:=[.B1087]/100000" office:value-type="float" office:value="0.0006088" calcext:value-type="float">
            <text:p>0.00060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10" calcext:value-type="date">
            <text:p>11/10/13</text:p>
          </table:table-cell>
          <table:table-cell office:value-type="float" office:value="61.03" calcext:value-type="float">
            <text:p>61.03</text:p>
          </table:table-cell>
          <table:table-cell table:formula="of:=[.B1088]/100000" office:value-type="float" office:value="0.0006103" calcext:value-type="float">
            <text:p>0.00061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11" calcext:value-type="date">
            <text:p>11/11/13</text:p>
          </table:table-cell>
          <table:table-cell office:value-type="float" office:value="60" calcext:value-type="float">
            <text:p>60</text:p>
          </table:table-cell>
          <table:table-cell table:formula="of:=[.B1089]/100000" office:value-type="float" office:value="0.0006" calcext:value-type="float">
            <text:p>0.00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12" calcext:value-type="date">
            <text:p>11/12/13</text:p>
          </table:table-cell>
          <table:table-cell office:value-type="float" office:value="62.16" calcext:value-type="float">
            <text:p>62.16</text:p>
          </table:table-cell>
          <table:table-cell table:formula="of:=[.B1090]/100000" office:value-type="float" office:value="0.0006216" calcext:value-type="float">
            <text:p>0.000621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13" calcext:value-type="date">
            <text:p>11/13/13</text:p>
          </table:table-cell>
          <table:table-cell office:value-type="float" office:value="63.97" calcext:value-type="float">
            <text:p>63.97</text:p>
          </table:table-cell>
          <table:table-cell table:formula="of:=[.B1091]/100000" office:value-type="float" office:value="0.0006397" calcext:value-type="float">
            <text:p>0.00063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14" calcext:value-type="date">
            <text:p>11/14/13</text:p>
          </table:table-cell>
          <table:table-cell office:value-type="float" office:value="64.06" calcext:value-type="float">
            <text:p>64.06</text:p>
          </table:table-cell>
          <table:table-cell table:formula="of:=[.B1092]/100000" office:value-type="float" office:value="0.0006406" calcext:value-type="float">
            <text:p>0.00064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15" calcext:value-type="date">
            <text:p>11/15/13</text:p>
          </table:table-cell>
          <table:table-cell office:value-type="float" office:value="61" calcext:value-type="float">
            <text:p>61</text:p>
          </table:table-cell>
          <table:table-cell table:formula="of:=[.B1093]/100000" office:value-type="float" office:value="0.00061" calcext:value-type="float">
            <text:p>0.000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16" calcext:value-type="date">
            <text:p>11/16/13</text:p>
          </table:table-cell>
          <table:table-cell office:value-type="float" office:value="61" calcext:value-type="float">
            <text:p>61</text:p>
          </table:table-cell>
          <table:table-cell table:formula="of:=[.B1094]/100000" office:value-type="float" office:value="0.00061" calcext:value-type="float">
            <text:p>0.000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17" calcext:value-type="date">
            <text:p>11/17/13</text:p>
          </table:table-cell>
          <table:table-cell office:value-type="float" office:value="61" calcext:value-type="float">
            <text:p>61</text:p>
          </table:table-cell>
          <table:table-cell table:formula="of:=[.B1095]/100000" office:value-type="float" office:value="0.00061" calcext:value-type="float">
            <text:p>0.000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18" calcext:value-type="date">
            <text:p>11/18/13</text:p>
          </table:table-cell>
          <table:table-cell office:value-type="float" office:value="59.21" calcext:value-type="float">
            <text:p>59.21</text:p>
          </table:table-cell>
          <table:table-cell table:formula="of:=[.B1096]/100000" office:value-type="float" office:value="0.0005921" calcext:value-type="float">
            <text:p>0.00059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19" calcext:value-type="date">
            <text:p>11/19/13</text:p>
          </table:table-cell>
          <table:table-cell office:value-type="float" office:value="54.97" calcext:value-type="float">
            <text:p>54.97</text:p>
          </table:table-cell>
          <table:table-cell table:formula="of:=[.B1097]/100000" office:value-type="float" office:value="0.0005497" calcext:value-type="float">
            <text:p>0.00054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20" calcext:value-type="date">
            <text:p>11/20/13</text:p>
          </table:table-cell>
          <table:table-cell office:value-type="float" office:value="56.77" calcext:value-type="float">
            <text:p>56.77</text:p>
          </table:table-cell>
          <table:table-cell table:formula="of:=[.B1098]/100000" office:value-type="float" office:value="0.0005677" calcext:value-type="float">
            <text:p>0.00056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21" calcext:value-type="date">
            <text:p>11/21/13</text:p>
          </table:table-cell>
          <table:table-cell office:value-type="float" office:value="60.18" calcext:value-type="float">
            <text:p>60.18</text:p>
          </table:table-cell>
          <table:table-cell table:formula="of:=[.B1099]/100000" office:value-type="float" office:value="0.0006018" calcext:value-type="float">
            <text:p>0.00060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22" calcext:value-type="date">
            <text:p>11/22/13</text:p>
          </table:table-cell>
          <table:table-cell office:value-type="float" office:value="62.09" calcext:value-type="float">
            <text:p>62.09</text:p>
          </table:table-cell>
          <table:table-cell table:formula="of:=[.B1100]/100000" office:value-type="float" office:value="0.0006209" calcext:value-type="float">
            <text:p>0.00062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23" calcext:value-type="date">
            <text:p>11/23/13</text:p>
          </table:table-cell>
          <table:table-cell office:value-type="float" office:value="62.09" calcext:value-type="float">
            <text:p>62.09</text:p>
          </table:table-cell>
          <table:table-cell table:formula="of:=[.B1101]/100000" office:value-type="float" office:value="0.0006209" calcext:value-type="float">
            <text:p>0.00062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24" calcext:value-type="date">
            <text:p>11/24/13</text:p>
          </table:table-cell>
          <table:table-cell office:value-type="float" office:value="62.09" calcext:value-type="float">
            <text:p>62.09</text:p>
          </table:table-cell>
          <table:table-cell table:formula="of:=[.B1102]/100000" office:value-type="float" office:value="0.0006209" calcext:value-type="float">
            <text:p>0.00062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25" calcext:value-type="date">
            <text:p>11/25/13</text:p>
          </table:table-cell>
          <table:table-cell office:value-type="float" office:value="60.12" calcext:value-type="float">
            <text:p>60.12</text:p>
          </table:table-cell>
          <table:table-cell table:formula="of:=[.B1103]/100000" office:value-type="float" office:value="0.0006012" calcext:value-type="float">
            <text:p>0.00060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26" calcext:value-type="date">
            <text:p>11/26/13</text:p>
          </table:table-cell>
          <table:table-cell office:value-type="float" office:value="62.03" calcext:value-type="float">
            <text:p>62.03</text:p>
          </table:table-cell>
          <table:table-cell table:formula="of:=[.B1104]/100000" office:value-type="float" office:value="0.0006203" calcext:value-type="float">
            <text:p>0.00062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27" calcext:value-type="date">
            <text:p>11/27/13</text:p>
          </table:table-cell>
          <table:table-cell office:value-type="float" office:value="62.03" calcext:value-type="float">
            <text:p>62.03</text:p>
          </table:table-cell>
          <table:table-cell table:formula="of:=[.B1105]/100000" office:value-type="float" office:value="0.0006203" calcext:value-type="float">
            <text:p>0.00062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28" calcext:value-type="date">
            <text:p>11/28/13</text:p>
          </table:table-cell>
          <table:table-cell office:value-type="float" office:value="62.03" calcext:value-type="float">
            <text:p>62.03</text:p>
          </table:table-cell>
          <table:table-cell table:formula="of:=[.B1106]/100000" office:value-type="float" office:value="0.0006203" calcext:value-type="float">
            <text:p>0.00062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29" calcext:value-type="date">
            <text:p>11/29/13</text:p>
          </table:table-cell>
          <table:table-cell office:value-type="float" office:value="62.19" calcext:value-type="float">
            <text:p>62.19</text:p>
          </table:table-cell>
          <table:table-cell table:formula="of:=[.B1107]/100000" office:value-type="float" office:value="0.0006219" calcext:value-type="float">
            <text:p>0.00062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1-30" calcext:value-type="date">
            <text:p>11/30/13</text:p>
          </table:table-cell>
          <table:table-cell office:value-type="float" office:value="62.19" calcext:value-type="float">
            <text:p>62.19</text:p>
          </table:table-cell>
          <table:table-cell table:formula="of:=[.B1108]/100000" office:value-type="float" office:value="0.0006219" calcext:value-type="float">
            <text:p>0.00062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01" calcext:value-type="date">
            <text:p>12/01/13</text:p>
          </table:table-cell>
          <table:table-cell office:value-type="float" office:value="62.25" calcext:value-type="float">
            <text:p>62.25</text:p>
          </table:table-cell>
          <table:table-cell table:formula="of:=[.B1109]/100000" office:value-type="float" office:value="0.0006225" calcext:value-type="float">
            <text:p>0.00062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02" calcext:value-type="date">
            <text:p>12/02/13</text:p>
          </table:table-cell>
          <table:table-cell office:value-type="float" office:value="62.25" calcext:value-type="float">
            <text:p>62.25</text:p>
          </table:table-cell>
          <table:table-cell table:formula="of:=[.B1110]/100000" office:value-type="float" office:value="0.0006225" calcext:value-type="float">
            <text:p>0.00062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03" calcext:value-type="date">
            <text:p>12/03/13</text:p>
          </table:table-cell>
          <table:table-cell office:value-type="float" office:value="64.61" calcext:value-type="float">
            <text:p>64.61</text:p>
          </table:table-cell>
          <table:table-cell table:formula="of:=[.B1111]/100000" office:value-type="float" office:value="0.0006461" calcext:value-type="float">
            <text:p>0.00064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04" calcext:value-type="date">
            <text:p>12/04/13</text:p>
          </table:table-cell>
          <table:table-cell office:value-type="float" office:value="64.74" calcext:value-type="float">
            <text:p>64.74</text:p>
          </table:table-cell>
          <table:table-cell table:formula="of:=[.B1112]/100000" office:value-type="float" office:value="0.0006474" calcext:value-type="float">
            <text:p>0.00064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05" calcext:value-type="date">
            <text:p>12/05/13</text:p>
          </table:table-cell>
          <table:table-cell office:value-type="float" office:value="64.42" calcext:value-type="float">
            <text:p>64.42</text:p>
          </table:table-cell>
          <table:table-cell table:formula="of:=[.B1113]/100000" office:value-type="float" office:value="0.0006442" calcext:value-type="float">
            <text:p>0.00064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06" calcext:value-type="date">
            <text:p>12/06/13</text:p>
          </table:table-cell>
          <table:table-cell office:value-type="float" office:value="64.19" calcext:value-type="float">
            <text:p>64.19</text:p>
          </table:table-cell>
          <table:table-cell table:formula="of:=[.B1114]/100000" office:value-type="float" office:value="0.0006419" calcext:value-type="float">
            <text:p>0.00064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07" calcext:value-type="date">
            <text:p>12/07/13</text:p>
          </table:table-cell>
          <table:table-cell office:value-type="float" office:value="64.19" calcext:value-type="float">
            <text:p>64.19</text:p>
          </table:table-cell>
          <table:table-cell table:formula="of:=[.B1115]/100000" office:value-type="float" office:value="0.0006419" calcext:value-type="float">
            <text:p>0.00064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08" calcext:value-type="date">
            <text:p>12/08/13</text:p>
          </table:table-cell>
          <table:table-cell office:value-type="float" office:value="64.26" calcext:value-type="float">
            <text:p>64.26</text:p>
          </table:table-cell>
          <table:table-cell table:formula="of:=[.B1116]/100000" office:value-type="float" office:value="0.0006426" calcext:value-type="float">
            <text:p>0.00064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09" calcext:value-type="date">
            <text:p>12/09/13</text:p>
          </table:table-cell>
          <table:table-cell office:value-type="float" office:value="64.23" calcext:value-type="float">
            <text:p>64.23</text:p>
          </table:table-cell>
          <table:table-cell table:formula="of:=[.B1117]/100000" office:value-type="float" office:value="0.0006423" calcext:value-type="float">
            <text:p>0.00064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10" calcext:value-type="date">
            <text:p>12/10/13</text:p>
          </table:table-cell>
          <table:table-cell office:value-type="float" office:value="64.26" calcext:value-type="float">
            <text:p>64.26</text:p>
          </table:table-cell>
          <table:table-cell table:formula="of:=[.B1118]/100000" office:value-type="float" office:value="0.0006426" calcext:value-type="float">
            <text:p>0.00064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11" calcext:value-type="date">
            <text:p>12/11/13</text:p>
          </table:table-cell>
          <table:table-cell office:value-type="float" office:value="64.26" calcext:value-type="float">
            <text:p>64.26</text:p>
          </table:table-cell>
          <table:table-cell table:formula="of:=[.B1119]/100000" office:value-type="float" office:value="0.0006426" calcext:value-type="float">
            <text:p>0.00064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12" calcext:value-type="date">
            <text:p>12/12/13</text:p>
          </table:table-cell>
          <table:table-cell office:value-type="float" office:value="64.26" calcext:value-type="float">
            <text:p>64.26</text:p>
          </table:table-cell>
          <table:table-cell table:formula="of:=[.B1120]/100000" office:value-type="float" office:value="0.0006426" calcext:value-type="float">
            <text:p>0.00064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13" calcext:value-type="date">
            <text:p>12/13/13</text:p>
          </table:table-cell>
          <table:table-cell office:value-type="float" office:value="64.13" calcext:value-type="float">
            <text:p>64.13</text:p>
          </table:table-cell>
          <table:table-cell table:formula="of:=[.B1121]/100000" office:value-type="float" office:value="0.0006413" calcext:value-type="float">
            <text:p>0.00064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14" calcext:value-type="date">
            <text:p>12/14/13</text:p>
          </table:table-cell>
          <table:table-cell office:value-type="float" office:value="64.13" calcext:value-type="float">
            <text:p>64.13</text:p>
          </table:table-cell>
          <table:table-cell table:formula="of:=[.B1122]/100000" office:value-type="float" office:value="0.0006413" calcext:value-type="float">
            <text:p>0.00064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15" calcext:value-type="date">
            <text:p>12/15/13</text:p>
          </table:table-cell>
          <table:table-cell office:value-type="float" office:value="64.1" calcext:value-type="float">
            <text:p>64.1</text:p>
          </table:table-cell>
          <table:table-cell table:formula="of:=[.B1123]/100000" office:value-type="float" office:value="0.000641" calcext:value-type="float">
            <text:p>0.0006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16" calcext:value-type="date">
            <text:p>12/16/13</text:p>
          </table:table-cell>
          <table:table-cell office:value-type="float" office:value="64.26" calcext:value-type="float">
            <text:p>64.26</text:p>
          </table:table-cell>
          <table:table-cell table:formula="of:=[.B1124]/100000" office:value-type="float" office:value="0.0006426" calcext:value-type="float">
            <text:p>0.00064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17" calcext:value-type="date">
            <text:p>12/17/13</text:p>
          </table:table-cell>
          <table:table-cell office:value-type="float" office:value="64.52" calcext:value-type="float">
            <text:p>64.52</text:p>
          </table:table-cell>
          <table:table-cell table:formula="of:=[.B1125]/100000" office:value-type="float" office:value="0.0006452" calcext:value-type="float">
            <text:p>0.00064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18" calcext:value-type="date">
            <text:p>12/18/13</text:p>
          </table:table-cell>
          <table:table-cell office:value-type="float" office:value="64.55" calcext:value-type="float">
            <text:p>64.55</text:p>
          </table:table-cell>
          <table:table-cell table:formula="of:=[.B1126]/100000" office:value-type="float" office:value="0.0006455" calcext:value-type="float">
            <text:p>0.00064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20" calcext:value-type="date">
            <text:p>12/20/13</text:p>
          </table:table-cell>
          <table:table-cell office:value-type="float" office:value="64.23" calcext:value-type="float">
            <text:p>64.23</text:p>
          </table:table-cell>
          <table:table-cell table:formula="of:=[.B1127]/100000" office:value-type="float" office:value="0.0006423" calcext:value-type="float">
            <text:p>0.00064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21" calcext:value-type="date">
            <text:p>12/21/13</text:p>
          </table:table-cell>
          <table:table-cell office:value-type="float" office:value="64.23" calcext:value-type="float">
            <text:p>64.23</text:p>
          </table:table-cell>
          <table:table-cell table:formula="of:=[.B1128]/100000" office:value-type="float" office:value="0.0006423" calcext:value-type="float">
            <text:p>0.00064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22" calcext:value-type="date">
            <text:p>12/22/13</text:p>
          </table:table-cell>
          <table:table-cell office:value-type="float" office:value="64.26" calcext:value-type="float">
            <text:p>64.26</text:p>
          </table:table-cell>
          <table:table-cell table:formula="of:=[.B1129]/100000" office:value-type="float" office:value="0.0006426" calcext:value-type="float">
            <text:p>0.00064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23" calcext:value-type="date">
            <text:p>12/23/13</text:p>
          </table:table-cell>
          <table:table-cell office:value-type="float" office:value="63.94" calcext:value-type="float">
            <text:p>63.94</text:p>
          </table:table-cell>
          <table:table-cell table:formula="of:=[.B1130]/100000" office:value-type="float" office:value="0.0006394" calcext:value-type="float">
            <text:p>0.000639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24" calcext:value-type="date">
            <text:p>12/24/13</text:p>
          </table:table-cell>
          <table:table-cell office:value-type="float" office:value="63.9" calcext:value-type="float">
            <text:p>63.9</text:p>
          </table:table-cell>
          <table:table-cell table:formula="of:=[.B1131]/100000" office:value-type="float" office:value="0.000639" calcext:value-type="float">
            <text:p>0.0006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25" calcext:value-type="date">
            <text:p>12/25/13</text:p>
          </table:table-cell>
          <table:table-cell office:value-type="float" office:value="63.97" calcext:value-type="float">
            <text:p>63.97</text:p>
          </table:table-cell>
          <table:table-cell table:formula="of:=[.B1132]/100000" office:value-type="float" office:value="0.0006397" calcext:value-type="float">
            <text:p>0.00063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26" calcext:value-type="date">
            <text:p>12/26/13</text:p>
          </table:table-cell>
          <table:table-cell office:value-type="float" office:value="63.84" calcext:value-type="float">
            <text:p>63.84</text:p>
          </table:table-cell>
          <table:table-cell table:formula="of:=[.B1133]/100000" office:value-type="float" office:value="0.0006384" calcext:value-type="float">
            <text:p>0.00063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27" calcext:value-type="date">
            <text:p>12/27/13</text:p>
          </table:table-cell>
          <table:table-cell office:value-type="float" office:value="64" calcext:value-type="float">
            <text:p>64</text:p>
          </table:table-cell>
          <table:table-cell table:formula="of:=[.B1134]/100000" office:value-type="float" office:value="0.00064" calcext:value-type="float">
            <text:p>0.000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28" calcext:value-type="date">
            <text:p>12/28/13</text:p>
          </table:table-cell>
          <table:table-cell office:value-type="float" office:value="64" calcext:value-type="float">
            <text:p>64</text:p>
          </table:table-cell>
          <table:table-cell table:formula="of:=[.B1135]/100000" office:value-type="float" office:value="0.00064" calcext:value-type="float">
            <text:p>0.000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29" calcext:value-type="date">
            <text:p>12/29/13</text:p>
          </table:table-cell>
          <table:table-cell office:value-type="float" office:value="64.13" calcext:value-type="float">
            <text:p>64.13</text:p>
          </table:table-cell>
          <table:table-cell table:formula="of:=[.B1136]/100000" office:value-type="float" office:value="0.0006413" calcext:value-type="float">
            <text:p>0.00064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30" calcext:value-type="date">
            <text:p>12/30/13</text:p>
          </table:table-cell>
          <table:table-cell office:value-type="float" office:value="64.13" calcext:value-type="float">
            <text:p>64.13</text:p>
          </table:table-cell>
          <table:table-cell table:formula="of:=[.B1137]/100000" office:value-type="float" office:value="0.0006413" calcext:value-type="float">
            <text:p>0.00064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3-12-31" calcext:value-type="date">
            <text:p>12/31/13</text:p>
          </table:table-cell>
          <table:table-cell office:value-type="float" office:value="64.1" calcext:value-type="float">
            <text:p>64.1</text:p>
          </table:table-cell>
          <table:table-cell table:formula="of:=[.B1138]/100000" office:value-type="float" office:value="0.000641" calcext:value-type="float">
            <text:p>0.0006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01" calcext:value-type="date">
            <text:p>01/01/14</text:p>
          </table:table-cell>
          <table:table-cell office:value-type="float" office:value="64.13" calcext:value-type="float">
            <text:p>64.13</text:p>
          </table:table-cell>
          <table:table-cell table:formula="of:=[.B1139]/100000" office:value-type="float" office:value="0.0006413" calcext:value-type="float">
            <text:p>0.00064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02" calcext:value-type="date">
            <text:p>01/02/14</text:p>
          </table:table-cell>
          <table:table-cell office:value-type="float" office:value="64.52" calcext:value-type="float">
            <text:p>64.52</text:p>
          </table:table-cell>
          <table:table-cell table:formula="of:=[.B1140]/100000" office:value-type="float" office:value="0.0006452" calcext:value-type="float">
            <text:p>0.00064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03" calcext:value-type="date">
            <text:p>01/03/14</text:p>
          </table:table-cell>
          <table:table-cell office:value-type="float" office:value="64.42" calcext:value-type="float">
            <text:p>64.42</text:p>
          </table:table-cell>
          <table:table-cell table:formula="of:=[.B1141]/100000" office:value-type="float" office:value="0.0006442" calcext:value-type="float">
            <text:p>0.00064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04" calcext:value-type="date">
            <text:p>01/04/14</text:p>
          </table:table-cell>
          <table:table-cell office:value-type="float" office:value="64.42" calcext:value-type="float">
            <text:p>64.42</text:p>
          </table:table-cell>
          <table:table-cell table:formula="of:=[.B1142]/100000" office:value-type="float" office:value="0.0006442" calcext:value-type="float">
            <text:p>0.00064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05" calcext:value-type="date">
            <text:p>01/05/14</text:p>
          </table:table-cell>
          <table:table-cell office:value-type="float" office:value="64.42" calcext:value-type="float">
            <text:p>64.42</text:p>
          </table:table-cell>
          <table:table-cell table:formula="of:=[.B1143]/100000" office:value-type="float" office:value="0.0006442" calcext:value-type="float">
            <text:p>0.00064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06" calcext:value-type="date">
            <text:p>01/06/14</text:p>
          </table:table-cell>
          <table:table-cell office:value-type="float" office:value="64.39" calcext:value-type="float">
            <text:p>64.39</text:p>
          </table:table-cell>
          <table:table-cell table:formula="of:=[.B1144]/100000" office:value-type="float" office:value="0.0006439" calcext:value-type="float">
            <text:p>0.00064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07" calcext:value-type="date">
            <text:p>01/07/14</text:p>
          </table:table-cell>
          <table:table-cell office:value-type="float" office:value="64.1" calcext:value-type="float">
            <text:p>64.1</text:p>
          </table:table-cell>
          <table:table-cell table:formula="of:=[.B1145]/100000" office:value-type="float" office:value="0.000641" calcext:value-type="float">
            <text:p>0.0006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08" calcext:value-type="date">
            <text:p>01/08/14</text:p>
          </table:table-cell>
          <table:table-cell office:value-type="float" office:value="64.23" calcext:value-type="float">
            <text:p>64.23</text:p>
          </table:table-cell>
          <table:table-cell table:formula="of:=[.B1146]/100000" office:value-type="float" office:value="0.0006423" calcext:value-type="float">
            <text:p>0.00064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09" calcext:value-type="date">
            <text:p>01/09/14</text:p>
          </table:table-cell>
          <table:table-cell office:value-type="float" office:value="66.4" calcext:value-type="float">
            <text:p>66.4</text:p>
          </table:table-cell>
          <table:table-cell table:formula="of:=[.B1147]/100000" office:value-type="float" office:value="0.000664" calcext:value-type="float">
            <text:p>0.0006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10" calcext:value-type="date">
            <text:p>01/10/14</text:p>
          </table:table-cell>
          <table:table-cell office:value-type="float" office:value="66.1" calcext:value-type="float">
            <text:p>66.1</text:p>
          </table:table-cell>
          <table:table-cell table:formula="of:=[.B1148]/100000" office:value-type="float" office:value="0.000661" calcext:value-type="float">
            <text:p>0.0006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11" calcext:value-type="date">
            <text:p>01/11/14</text:p>
          </table:table-cell>
          <table:table-cell office:value-type="float" office:value="66.1" calcext:value-type="float">
            <text:p>66.1</text:p>
          </table:table-cell>
          <table:table-cell table:formula="of:=[.B1149]/100000" office:value-type="float" office:value="0.000661" calcext:value-type="float">
            <text:p>0.0006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12" calcext:value-type="date">
            <text:p>01/12/14</text:p>
          </table:table-cell>
          <table:table-cell office:value-type="float" office:value="66.1" calcext:value-type="float">
            <text:p>66.1</text:p>
          </table:table-cell>
          <table:table-cell table:formula="of:=[.B1150]/100000" office:value-type="float" office:value="0.000661" calcext:value-type="float">
            <text:p>0.0006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13" calcext:value-type="date">
            <text:p>01/13/14</text:p>
          </table:table-cell>
          <table:table-cell office:value-type="float" office:value="68.45" calcext:value-type="float">
            <text:p>68.45</text:p>
          </table:table-cell>
          <table:table-cell table:formula="of:=[.B1151]/100000" office:value-type="float" office:value="0.0006845" calcext:value-type="float">
            <text:p>0.00068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14" calcext:value-type="date">
            <text:p>01/14/14</text:p>
          </table:table-cell>
          <table:table-cell office:value-type="float" office:value="68.76" calcext:value-type="float">
            <text:p>68.76</text:p>
          </table:table-cell>
          <table:table-cell table:formula="of:=[.B1152]/100000" office:value-type="float" office:value="0.0006876" calcext:value-type="float">
            <text:p>0.000687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15" calcext:value-type="date">
            <text:p>01/15/14</text:p>
          </table:table-cell>
          <table:table-cell office:value-type="float" office:value="74.11" calcext:value-type="float">
            <text:p>74.11</text:p>
          </table:table-cell>
          <table:table-cell table:formula="of:=[.B1153]/100000" office:value-type="float" office:value="0.0007411" calcext:value-type="float">
            <text:p>0.00074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16" calcext:value-type="date">
            <text:p>01/16/14</text:p>
          </table:table-cell>
          <table:table-cell office:value-type="float" office:value="74.41" calcext:value-type="float">
            <text:p>74.41</text:p>
          </table:table-cell>
          <table:table-cell table:formula="of:=[.B1154]/100000" office:value-type="float" office:value="0.0007441" calcext:value-type="float">
            <text:p>0.00074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17" calcext:value-type="date">
            <text:p>01/17/14</text:p>
          </table:table-cell>
          <table:table-cell office:value-type="float" office:value="74.93" calcext:value-type="float">
            <text:p>74.93</text:p>
          </table:table-cell>
          <table:table-cell table:formula="of:=[.B1155]/100000" office:value-type="float" office:value="0.0007493" calcext:value-type="float">
            <text:p>0.00074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18" calcext:value-type="date">
            <text:p>01/18/14</text:p>
          </table:table-cell>
          <table:table-cell office:value-type="float" office:value="72.25" calcext:value-type="float">
            <text:p>72.25</text:p>
          </table:table-cell>
          <table:table-cell table:formula="of:=[.B1156]/100000" office:value-type="float" office:value="0.0007225" calcext:value-type="float">
            <text:p>0.00072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19" calcext:value-type="date">
            <text:p>01/19/14</text:p>
          </table:table-cell>
          <table:table-cell office:value-type="float" office:value="72.25" calcext:value-type="float">
            <text:p>72.25</text:p>
          </table:table-cell>
          <table:table-cell table:formula="of:=[.B1157]/100000" office:value-type="float" office:value="0.0007225" calcext:value-type="float">
            <text:p>0.00072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20" calcext:value-type="date">
            <text:p>01/20/14</text:p>
          </table:table-cell>
          <table:table-cell office:value-type="float" office:value="72.29" calcext:value-type="float">
            <text:p>72.29</text:p>
          </table:table-cell>
          <table:table-cell table:formula="of:=[.B1158]/100000" office:value-type="float" office:value="0.0007229" calcext:value-type="float">
            <text:p>0.00072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21" calcext:value-type="date">
            <text:p>01/21/14</text:p>
          </table:table-cell>
          <table:table-cell office:value-type="float" office:value="73.07" calcext:value-type="float">
            <text:p>73.07</text:p>
          </table:table-cell>
          <table:table-cell table:formula="of:=[.B1159]/100000" office:value-type="float" office:value="0.0007307" calcext:value-type="float">
            <text:p>0.00073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22" calcext:value-type="date">
            <text:p>01/22/14</text:p>
          </table:table-cell>
          <table:table-cell office:value-type="float" office:value="78.73" calcext:value-type="float">
            <text:p>78.73</text:p>
          </table:table-cell>
          <table:table-cell table:formula="of:=[.B1160]/100000" office:value-type="float" office:value="0.0007873" calcext:value-type="float">
            <text:p>0.00078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23" calcext:value-type="date">
            <text:p>01/23/14</text:p>
          </table:table-cell>
          <table:table-cell office:value-type="float" office:value="76.48" calcext:value-type="float">
            <text:p>76.48</text:p>
          </table:table-cell>
          <table:table-cell table:formula="of:=[.B1161]/100000" office:value-type="float" office:value="0.0007648" calcext:value-type="float">
            <text:p>0.00076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24" calcext:value-type="date">
            <text:p>01/24/14</text:p>
          </table:table-cell>
          <table:table-cell office:value-type="float" office:value="76.19" calcext:value-type="float">
            <text:p>76.19</text:p>
          </table:table-cell>
          <table:table-cell table:formula="of:=[.B1162]/100000" office:value-type="float" office:value="0.0007619" calcext:value-type="float">
            <text:p>0.00076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25" calcext:value-type="date">
            <text:p>01/25/14</text:p>
          </table:table-cell>
          <table:table-cell office:value-type="float" office:value="76.19" calcext:value-type="float">
            <text:p>76.19</text:p>
          </table:table-cell>
          <table:table-cell table:formula="of:=[.B1163]/100000" office:value-type="float" office:value="0.0007619" calcext:value-type="float">
            <text:p>0.00076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26" calcext:value-type="date">
            <text:p>01/26/14</text:p>
          </table:table-cell>
          <table:table-cell office:value-type="float" office:value="76.22" calcext:value-type="float">
            <text:p>76.22</text:p>
          </table:table-cell>
          <table:table-cell table:formula="of:=[.B1164]/100000" office:value-type="float" office:value="0.0007622" calcext:value-type="float">
            <text:p>0.00076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27" calcext:value-type="date">
            <text:p>01/27/14</text:p>
          </table:table-cell>
          <table:table-cell office:value-type="float" office:value="76.59" calcext:value-type="float">
            <text:p>76.59</text:p>
          </table:table-cell>
          <table:table-cell table:formula="of:=[.B1165]/100000" office:value-type="float" office:value="0.0007659" calcext:value-type="float">
            <text:p>0.00076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28" calcext:value-type="date">
            <text:p>01/28/14</text:p>
          </table:table-cell>
          <table:table-cell office:value-type="float" office:value="79.31" calcext:value-type="float">
            <text:p>79.31</text:p>
          </table:table-cell>
          <table:table-cell table:formula="of:=[.B1166]/100000" office:value-type="float" office:value="0.0007931" calcext:value-type="float">
            <text:p>0.00079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29" calcext:value-type="date">
            <text:p>01/29/14</text:p>
          </table:table-cell>
          <table:table-cell office:value-type="float" office:value="79.54" calcext:value-type="float">
            <text:p>79.54</text:p>
          </table:table-cell>
          <table:table-cell table:formula="of:=[.B1167]/100000" office:value-type="float" office:value="0.0007954" calcext:value-type="float">
            <text:p>0.00079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30" calcext:value-type="date">
            <text:p>01/30/14</text:p>
          </table:table-cell>
          <table:table-cell office:value-type="float" office:value="79.69" calcext:value-type="float">
            <text:p>79.69</text:p>
          </table:table-cell>
          <table:table-cell table:formula="of:=[.B1168]/100000" office:value-type="float" office:value="0.0007969" calcext:value-type="float">
            <text:p>0.00079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1-31" calcext:value-type="date">
            <text:p>01/31/14</text:p>
          </table:table-cell>
          <table:table-cell office:value-type="float" office:value="79.88" calcext:value-type="float">
            <text:p>79.88</text:p>
          </table:table-cell>
          <table:table-cell table:formula="of:=[.B1169]/100000" office:value-type="float" office:value="0.0007988" calcext:value-type="float">
            <text:p>0.00079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01" calcext:value-type="date">
            <text:p>02/01/14</text:p>
          </table:table-cell>
          <table:table-cell office:value-type="float" office:value="79.88" calcext:value-type="float">
            <text:p>79.88</text:p>
          </table:table-cell>
          <table:table-cell table:formula="of:=[.B1170]/100000" office:value-type="float" office:value="0.0007988" calcext:value-type="float">
            <text:p>0.00079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02" calcext:value-type="date">
            <text:p>02/02/14</text:p>
          </table:table-cell>
          <table:table-cell office:value-type="float" office:value="80" calcext:value-type="float">
            <text:p>80</text:p>
          </table:table-cell>
          <table:table-cell table:formula="of:=[.B1171]/100000" office:value-type="float" office:value="0.0008" calcext:value-type="float">
            <text:p>0.00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03" calcext:value-type="date">
            <text:p>02/03/14</text:p>
          </table:table-cell>
          <table:table-cell office:value-type="float" office:value="81.27" calcext:value-type="float">
            <text:p>81.27</text:p>
          </table:table-cell>
          <table:table-cell table:formula="of:=[.B1172]/100000" office:value-type="float" office:value="0.0008127" calcext:value-type="float">
            <text:p>0.00081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04" calcext:value-type="date">
            <text:p>02/04/14</text:p>
          </table:table-cell>
          <table:table-cell office:value-type="float" office:value="80.69" calcext:value-type="float">
            <text:p>80.69</text:p>
          </table:table-cell>
          <table:table-cell table:formula="of:=[.B1173]/100000" office:value-type="float" office:value="0.0008069" calcext:value-type="float">
            <text:p>0.00080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05" calcext:value-type="date">
            <text:p>02/05/14</text:p>
          </table:table-cell>
          <table:table-cell office:value-type="float" office:value="81.19" calcext:value-type="float">
            <text:p>81.19</text:p>
          </table:table-cell>
          <table:table-cell table:formula="of:=[.B1174]/100000" office:value-type="float" office:value="0.0008119" calcext:value-type="float">
            <text:p>0.00081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06" calcext:value-type="date">
            <text:p>02/06/14</text:p>
          </table:table-cell>
          <table:table-cell office:value-type="float" office:value="81.08" calcext:value-type="float">
            <text:p>81.08</text:p>
          </table:table-cell>
          <table:table-cell table:formula="of:=[.B1175]/100000" office:value-type="float" office:value="0.0008108" calcext:value-type="float">
            <text:p>0.00081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07" calcext:value-type="date">
            <text:p>02/07/14</text:p>
          </table:table-cell>
          <table:table-cell office:value-type="float" office:value="81.15" calcext:value-type="float">
            <text:p>81.15</text:p>
          </table:table-cell>
          <table:table-cell table:formula="of:=[.B1176]/100000" office:value-type="float" office:value="0.0008115" calcext:value-type="float">
            <text:p>0.00081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08" calcext:value-type="date">
            <text:p>02/08/14</text:p>
          </table:table-cell>
          <table:table-cell office:value-type="float" office:value="81.15" calcext:value-type="float">
            <text:p>81.15</text:p>
          </table:table-cell>
          <table:table-cell table:formula="of:=[.B1177]/100000" office:value-type="float" office:value="0.0008115" calcext:value-type="float">
            <text:p>0.00081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09" calcext:value-type="date">
            <text:p>02/09/14</text:p>
          </table:table-cell>
          <table:table-cell office:value-type="float" office:value="81.15" calcext:value-type="float">
            <text:p>81.15</text:p>
          </table:table-cell>
          <table:table-cell table:formula="of:=[.B1178]/100000" office:value-type="float" office:value="0.0008115" calcext:value-type="float">
            <text:p>0.00081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10" calcext:value-type="date">
            <text:p>02/10/14</text:p>
          </table:table-cell>
          <table:table-cell office:value-type="float" office:value="81.23" calcext:value-type="float">
            <text:p>81.23</text:p>
          </table:table-cell>
          <table:table-cell table:formula="of:=[.B1179]/100000" office:value-type="float" office:value="0.0008123" calcext:value-type="float">
            <text:p>0.00081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11" calcext:value-type="date">
            <text:p>02/11/14</text:p>
          </table:table-cell>
          <table:table-cell office:value-type="float" office:value="84.04" calcext:value-type="float">
            <text:p>84.04</text:p>
          </table:table-cell>
          <table:table-cell table:formula="of:=[.B1180]/100000" office:value-type="float" office:value="0.0008404" calcext:value-type="float">
            <text:p>0.00084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12" calcext:value-type="date">
            <text:p>02/12/14</text:p>
          </table:table-cell>
          <table:table-cell office:value-type="float" office:value="87.08" calcext:value-type="float">
            <text:p>87.08</text:p>
          </table:table-cell>
          <table:table-cell table:formula="of:=[.B1181]/100000" office:value-type="float" office:value="0.0008708" calcext:value-type="float">
            <text:p>0.00087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13" calcext:value-type="date">
            <text:p>02/13/14</text:p>
          </table:table-cell>
          <table:table-cell office:value-type="float" office:value="87.12" calcext:value-type="float">
            <text:p>87.12</text:p>
          </table:table-cell>
          <table:table-cell table:formula="of:=[.B1182]/100000" office:value-type="float" office:value="0.0008712" calcext:value-type="float">
            <text:p>0.00087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14" calcext:value-type="date">
            <text:p>02/14/14</text:p>
          </table:table-cell>
          <table:table-cell office:value-type="float" office:value="86.88" calcext:value-type="float">
            <text:p>86.88</text:p>
          </table:table-cell>
          <table:table-cell table:formula="of:=[.B1183]/100000" office:value-type="float" office:value="0.0008688" calcext:value-type="float">
            <text:p>0.00086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15" calcext:value-type="date">
            <text:p>02/15/14</text:p>
          </table:table-cell>
          <table:table-cell office:value-type="float" office:value="86.88" calcext:value-type="float">
            <text:p>86.88</text:p>
          </table:table-cell>
          <table:table-cell table:formula="of:=[.B1184]/100000" office:value-type="float" office:value="0.0008688" calcext:value-type="float">
            <text:p>0.00086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16" calcext:value-type="date">
            <text:p>02/16/14</text:p>
          </table:table-cell>
          <table:table-cell office:value-type="float" office:value="87" calcext:value-type="float">
            <text:p>87</text:p>
          </table:table-cell>
          <table:table-cell table:formula="of:=[.B1185]/100000" office:value-type="float" office:value="0.00087" calcext:value-type="float">
            <text:p>0.000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17" calcext:value-type="date">
            <text:p>02/17/14</text:p>
          </table:table-cell>
          <table:table-cell office:value-type="float" office:value="86.25" calcext:value-type="float">
            <text:p>86.25</text:p>
          </table:table-cell>
          <table:table-cell table:formula="of:=[.B1186]/100000" office:value-type="float" office:value="0.0008625" calcext:value-type="float">
            <text:p>0.00086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18" calcext:value-type="date">
            <text:p>02/18/14</text:p>
          </table:table-cell>
          <table:table-cell office:value-type="float" office:value="87.12" calcext:value-type="float">
            <text:p>87.12</text:p>
          </table:table-cell>
          <table:table-cell table:formula="of:=[.B1187]/100000" office:value-type="float" office:value="0.0008712" calcext:value-type="float">
            <text:p>0.00087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19" calcext:value-type="date">
            <text:p>02/19/14</text:p>
          </table:table-cell>
          <table:table-cell office:value-type="float" office:value="87.92" calcext:value-type="float">
            <text:p>87.92</text:p>
          </table:table-cell>
          <table:table-cell table:formula="of:=[.B1188]/100000" office:value-type="float" office:value="0.0008792" calcext:value-type="float">
            <text:p>0.00087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20" calcext:value-type="date">
            <text:p>02/20/14</text:p>
          </table:table-cell>
          <table:table-cell office:value-type="float" office:value="87.75" calcext:value-type="float">
            <text:p>87.75</text:p>
          </table:table-cell>
          <table:table-cell table:formula="of:=[.B1189]/100000" office:value-type="float" office:value="0.0008775" calcext:value-type="float">
            <text:p>0.00087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21" calcext:value-type="date">
            <text:p>02/21/14</text:p>
          </table:table-cell>
          <table:table-cell office:value-type="float" office:value="87.71" calcext:value-type="float">
            <text:p>87.71</text:p>
          </table:table-cell>
          <table:table-cell table:formula="of:=[.B1190]/100000" office:value-type="float" office:value="0.0008771" calcext:value-type="float">
            <text:p>0.00087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22" calcext:value-type="date">
            <text:p>02/22/14</text:p>
          </table:table-cell>
          <table:table-cell office:value-type="float" office:value="87.71" calcext:value-type="float">
            <text:p>87.71</text:p>
          </table:table-cell>
          <table:table-cell table:formula="of:=[.B1191]/100000" office:value-type="float" office:value="0.0008771" calcext:value-type="float">
            <text:p>0.00087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23" calcext:value-type="date">
            <text:p>02/23/14</text:p>
          </table:table-cell>
          <table:table-cell office:value-type="float" office:value="87.62" calcext:value-type="float">
            <text:p>87.62</text:p>
          </table:table-cell>
          <table:table-cell table:formula="of:=[.B1192]/100000" office:value-type="float" office:value="0.0008762" calcext:value-type="float">
            <text:p>0.00087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24" calcext:value-type="date">
            <text:p>02/24/14</text:p>
          </table:table-cell>
          <table:table-cell office:value-type="float" office:value="87.67" calcext:value-type="float">
            <text:p>87.67</text:p>
          </table:table-cell>
          <table:table-cell table:formula="of:=[.B1193]/100000" office:value-type="float" office:value="0.0008767" calcext:value-type="float">
            <text:p>0.00087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25" calcext:value-type="date">
            <text:p>02/25/14</text:p>
          </table:table-cell>
          <table:table-cell office:value-type="float" office:value="87.75" calcext:value-type="float">
            <text:p>87.75</text:p>
          </table:table-cell>
          <table:table-cell table:formula="of:=[.B1194]/100000" office:value-type="float" office:value="0.0008775" calcext:value-type="float">
            <text:p>0.00087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26" calcext:value-type="date">
            <text:p>02/26/14</text:p>
          </table:table-cell>
          <table:table-cell office:value-type="float" office:value="88.21" calcext:value-type="float">
            <text:p>88.21</text:p>
          </table:table-cell>
          <table:table-cell table:formula="of:=[.B1195]/100000" office:value-type="float" office:value="0.0008821" calcext:value-type="float">
            <text:p>0.00088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2-28" calcext:value-type="date">
            <text:p>02/28/14</text:p>
          </table:table-cell>
          <table:table-cell office:value-type="float" office:value="86" calcext:value-type="float">
            <text:p>86</text:p>
          </table:table-cell>
          <table:table-cell table:formula="of:=[.B1196]/100000" office:value-type="float" office:value="0.00086" calcext:value-type="float">
            <text:p>0.000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01" calcext:value-type="date">
            <text:p>03/01/14</text:p>
          </table:table-cell>
          <table:table-cell office:value-type="float" office:value="84.28" calcext:value-type="float">
            <text:p>84.28</text:p>
          </table:table-cell>
          <table:table-cell table:formula="of:=[.B1197]/100000" office:value-type="float" office:value="0.0008428" calcext:value-type="float">
            <text:p>0.000842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02" calcext:value-type="date">
            <text:p>03/02/14</text:p>
          </table:table-cell>
          <table:table-cell office:value-type="float" office:value="84.32" calcext:value-type="float">
            <text:p>84.32</text:p>
          </table:table-cell>
          <table:table-cell table:formula="of:=[.B1198]/100000" office:value-type="float" office:value="0.0008432" calcext:value-type="float">
            <text:p>0.000843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03" calcext:value-type="date">
            <text:p>03/03/14</text:p>
          </table:table-cell>
          <table:table-cell office:value-type="float" office:value="81.31" calcext:value-type="float">
            <text:p>81.31</text:p>
          </table:table-cell>
          <table:table-cell table:formula="of:=[.B1199]/100000" office:value-type="float" office:value="0.0008131" calcext:value-type="float">
            <text:p>0.00081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04" calcext:value-type="date">
            <text:p>03/04/14</text:p>
          </table:table-cell>
          <table:table-cell office:value-type="float" office:value="81.15" calcext:value-type="float">
            <text:p>81.15</text:p>
          </table:table-cell>
          <table:table-cell table:formula="of:=[.B1200]/100000" office:value-type="float" office:value="0.0008115" calcext:value-type="float">
            <text:p>0.00081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05" calcext:value-type="date">
            <text:p>03/05/14</text:p>
          </table:table-cell>
          <table:table-cell office:value-type="float" office:value="80.81" calcext:value-type="float">
            <text:p>80.81</text:p>
          </table:table-cell>
          <table:table-cell table:formula="of:=[.B1201]/100000" office:value-type="float" office:value="0.0008081" calcext:value-type="float">
            <text:p>0.00080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06" calcext:value-type="date">
            <text:p>03/06/14</text:p>
          </table:table-cell>
          <table:table-cell office:value-type="float" office:value="80.46" calcext:value-type="float">
            <text:p>80.46</text:p>
          </table:table-cell>
          <table:table-cell table:formula="of:=[.B1202]/100000" office:value-type="float" office:value="0.0008046" calcext:value-type="float">
            <text:p>0.00080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07" calcext:value-type="date">
            <text:p>03/07/14</text:p>
          </table:table-cell>
          <table:table-cell office:value-type="float" office:value="80.54" calcext:value-type="float">
            <text:p>80.54</text:p>
          </table:table-cell>
          <table:table-cell table:formula="of:=[.B1203]/100000" office:value-type="float" office:value="0.0008054" calcext:value-type="float">
            <text:p>0.00080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08" calcext:value-type="date">
            <text:p>03/08/14</text:p>
          </table:table-cell>
          <table:table-cell office:value-type="float" office:value="80.54" calcext:value-type="float">
            <text:p>80.54</text:p>
          </table:table-cell>
          <table:table-cell table:formula="of:=[.B1204]/100000" office:value-type="float" office:value="0.0008054" calcext:value-type="float">
            <text:p>0.00080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09" calcext:value-type="date">
            <text:p>03/09/14</text:p>
          </table:table-cell>
          <table:table-cell office:value-type="float" office:value="80.31" calcext:value-type="float">
            <text:p>80.31</text:p>
          </table:table-cell>
          <table:table-cell table:formula="of:=[.B1205]/100000" office:value-type="float" office:value="0.0008031" calcext:value-type="float">
            <text:p>0.00080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10" calcext:value-type="date">
            <text:p>03/10/14</text:p>
          </table:table-cell>
          <table:table-cell office:value-type="float" office:value="80.88" calcext:value-type="float">
            <text:p>80.88</text:p>
          </table:table-cell>
          <table:table-cell table:formula="of:=[.B1206]/100000" office:value-type="float" office:value="0.0008088" calcext:value-type="float">
            <text:p>0.00080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11" calcext:value-type="date">
            <text:p>03/11/14</text:p>
          </table:table-cell>
          <table:table-cell office:value-type="float" office:value="78.04" calcext:value-type="float">
            <text:p>78.04</text:p>
          </table:table-cell>
          <table:table-cell table:formula="of:=[.B1207]/100000" office:value-type="float" office:value="0.0007804" calcext:value-type="float">
            <text:p>0.00078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12" calcext:value-type="date">
            <text:p>03/12/14</text:p>
          </table:table-cell>
          <table:table-cell office:value-type="float" office:value="78.11" calcext:value-type="float">
            <text:p>78.11</text:p>
          </table:table-cell>
          <table:table-cell table:formula="of:=[.B1208]/100000" office:value-type="float" office:value="0.0007811" calcext:value-type="float">
            <text:p>0.00078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13" calcext:value-type="date">
            <text:p>03/13/14</text:p>
          </table:table-cell>
          <table:table-cell office:value-type="float" office:value="75.36" calcext:value-type="float">
            <text:p>75.36</text:p>
          </table:table-cell>
          <table:table-cell table:formula="of:=[.B1209]/100000" office:value-type="float" office:value="0.0007536" calcext:value-type="float">
            <text:p>0.00075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14" calcext:value-type="date">
            <text:p>03/14/14</text:p>
          </table:table-cell>
          <table:table-cell office:value-type="float" office:value="75.18" calcext:value-type="float">
            <text:p>75.18</text:p>
          </table:table-cell>
          <table:table-cell table:formula="of:=[.B1210]/100000" office:value-type="float" office:value="0.0007518" calcext:value-type="float">
            <text:p>0.00075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15" calcext:value-type="date">
            <text:p>03/15/14</text:p>
          </table:table-cell>
          <table:table-cell office:value-type="float" office:value="75.18" calcext:value-type="float">
            <text:p>75.18</text:p>
          </table:table-cell>
          <table:table-cell table:formula="of:=[.B1211]/100000" office:value-type="float" office:value="0.0007518" calcext:value-type="float">
            <text:p>0.00075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16" calcext:value-type="date">
            <text:p>03/16/14</text:p>
          </table:table-cell>
          <table:table-cell office:value-type="float" office:value="72.69" calcext:value-type="float">
            <text:p>72.69</text:p>
          </table:table-cell>
          <table:table-cell table:formula="of:=[.B1212]/100000" office:value-type="float" office:value="0.0007269" calcext:value-type="float">
            <text:p>0.00072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17" calcext:value-type="date">
            <text:p>03/17/14</text:p>
          </table:table-cell>
          <table:table-cell office:value-type="float" office:value="73.54" calcext:value-type="float">
            <text:p>73.54</text:p>
          </table:table-cell>
          <table:table-cell table:formula="of:=[.B1213]/100000" office:value-type="float" office:value="0.0007354" calcext:value-type="float">
            <text:p>0.00073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18" calcext:value-type="date">
            <text:p>03/18/14</text:p>
          </table:table-cell>
          <table:table-cell office:value-type="float" office:value="69.73" calcext:value-type="float">
            <text:p>69.73</text:p>
          </table:table-cell>
          <table:table-cell table:formula="of:=[.B1214]/100000" office:value-type="float" office:value="0.0006973" calcext:value-type="float">
            <text:p>0.00069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19" calcext:value-type="date">
            <text:p>03/19/14</text:p>
          </table:table-cell>
          <table:table-cell office:value-type="float" office:value="66.84" calcext:value-type="float">
            <text:p>66.84</text:p>
          </table:table-cell>
          <table:table-cell table:formula="of:=[.B1215]/100000" office:value-type="float" office:value="0.0006684" calcext:value-type="float">
            <text:p>0.00066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20" calcext:value-type="date">
            <text:p>03/20/14</text:p>
          </table:table-cell>
          <table:table-cell office:value-type="float" office:value="64.19" calcext:value-type="float">
            <text:p>64.19</text:p>
          </table:table-cell>
          <table:table-cell table:formula="of:=[.B1216]/100000" office:value-type="float" office:value="0.0006419" calcext:value-type="float">
            <text:p>0.00064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21" calcext:value-type="date">
            <text:p>03/21/14</text:p>
          </table:table-cell>
          <table:table-cell office:value-type="float" office:value="57.06" calcext:value-type="float">
            <text:p>57.06</text:p>
          </table:table-cell>
          <table:table-cell table:formula="of:=[.B1217]/100000" office:value-type="float" office:value="0.0005706" calcext:value-type="float">
            <text:p>0.00057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22" calcext:value-type="date">
            <text:p>03/22/14</text:p>
          </table:table-cell>
          <table:table-cell office:value-type="float" office:value="57.86" calcext:value-type="float">
            <text:p>57.86</text:p>
          </table:table-cell>
          <table:table-cell table:formula="of:=[.B1218]/100000" office:value-type="float" office:value="0.0005786" calcext:value-type="float">
            <text:p>0.00057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23" calcext:value-type="date">
            <text:p>03/23/14</text:p>
          </table:table-cell>
          <table:table-cell office:value-type="float" office:value="57.86" calcext:value-type="float">
            <text:p>57.86</text:p>
          </table:table-cell>
          <table:table-cell table:formula="of:=[.B1219]/100000" office:value-type="float" office:value="0.0005786" calcext:value-type="float">
            <text:p>0.00057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24" calcext:value-type="date">
            <text:p>03/24/14</text:p>
          </table:table-cell>
          <table:table-cell office:value-type="float" office:value="58.63" calcext:value-type="float">
            <text:p>58.63</text:p>
          </table:table-cell>
          <table:table-cell table:formula="of:=[.B1220]/100000" office:value-type="float" office:value="0.0005863" calcext:value-type="float">
            <text:p>0.00058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25" calcext:value-type="date">
            <text:p>03/25/14</text:p>
          </table:table-cell>
          <table:table-cell office:value-type="float" office:value="72.82" calcext:value-type="float">
            <text:p>72.82</text:p>
          </table:table-cell>
          <table:table-cell table:formula="of:=[.B1221]/100000" office:value-type="float" office:value="0.0007282" calcext:value-type="float">
            <text:p>0.00072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26" calcext:value-type="date">
            <text:p>03/26/14</text:p>
          </table:table-cell>
          <table:table-cell office:value-type="float" office:value="77.88" calcext:value-type="float">
            <text:p>77.88</text:p>
          </table:table-cell>
          <table:table-cell table:formula="of:=[.B1222]/100000" office:value-type="float" office:value="0.0007788" calcext:value-type="float">
            <text:p>0.00077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27" calcext:value-type="date">
            <text:p>03/27/14</text:p>
          </table:table-cell>
          <table:table-cell office:value-type="float" office:value="67.47" calcext:value-type="float">
            <text:p>67.47</text:p>
          </table:table-cell>
          <table:table-cell table:formula="of:=[.B1223]/100000" office:value-type="float" office:value="0.0006747" calcext:value-type="float">
            <text:p>0.00067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28" calcext:value-type="date">
            <text:p>03/28/14</text:p>
          </table:table-cell>
          <table:table-cell office:value-type="float" office:value="65.29" calcext:value-type="float">
            <text:p>65.29</text:p>
          </table:table-cell>
          <table:table-cell table:formula="of:=[.B1224]/100000" office:value-type="float" office:value="0.0006529" calcext:value-type="float">
            <text:p>0.00065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29" calcext:value-type="date">
            <text:p>03/29/14</text:p>
          </table:table-cell>
          <table:table-cell office:value-type="float" office:value="67.47" calcext:value-type="float">
            <text:p>67.47</text:p>
          </table:table-cell>
          <table:table-cell table:formula="of:=[.B1225]/100000" office:value-type="float" office:value="0.0006747" calcext:value-type="float">
            <text:p>0.00067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30" calcext:value-type="date">
            <text:p>03/30/14</text:p>
          </table:table-cell>
          <table:table-cell office:value-type="float" office:value="67.5" calcext:value-type="float">
            <text:p>67.5</text:p>
          </table:table-cell>
          <table:table-cell table:formula="of:=[.B1226]/100000" office:value-type="float" office:value="0.000675" calcext:value-type="float">
            <text:p>0.0006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3-31" calcext:value-type="date">
            <text:p>03/31/14</text:p>
          </table:table-cell>
          <table:table-cell office:value-type="float" office:value="70.03" calcext:value-type="float">
            <text:p>70.03</text:p>
          </table:table-cell>
          <table:table-cell table:formula="of:=[.B1227]/100000" office:value-type="float" office:value="0.0007003" calcext:value-type="float">
            <text:p>0.00070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01" calcext:value-type="date">
            <text:p>04/01/14</text:p>
          </table:table-cell>
          <table:table-cell office:value-type="float" office:value="69.69" calcext:value-type="float">
            <text:p>69.69</text:p>
          </table:table-cell>
          <table:table-cell table:formula="of:=[.B1228]/100000" office:value-type="float" office:value="0.0006969" calcext:value-type="float">
            <text:p>0.00069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02" calcext:value-type="date">
            <text:p>04/02/14</text:p>
          </table:table-cell>
          <table:table-cell office:value-type="float" office:value="66.36" calcext:value-type="float">
            <text:p>66.36</text:p>
          </table:table-cell>
          <table:table-cell table:formula="of:=[.B1229]/100000" office:value-type="float" office:value="0.0006636" calcext:value-type="float">
            <text:p>0.00066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03" calcext:value-type="date">
            <text:p>04/03/14</text:p>
          </table:table-cell>
          <table:table-cell office:value-type="float" office:value="66.36" calcext:value-type="float">
            <text:p>66.36</text:p>
          </table:table-cell>
          <table:table-cell table:formula="of:=[.B1230]/100000" office:value-type="float" office:value="0.0006636" calcext:value-type="float">
            <text:p>0.00066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04" calcext:value-type="date">
            <text:p>04/04/14</text:p>
          </table:table-cell>
          <table:table-cell office:value-type="float" office:value="67" calcext:value-type="float">
            <text:p>67</text:p>
          </table:table-cell>
          <table:table-cell table:formula="of:=[.B1231]/100000" office:value-type="float" office:value="0.00067" calcext:value-type="float">
            <text:p>0.000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05" calcext:value-type="date">
            <text:p>04/05/14</text:p>
          </table:table-cell>
          <table:table-cell office:value-type="float" office:value="67.63" calcext:value-type="float">
            <text:p>67.63</text:p>
          </table:table-cell>
          <table:table-cell table:formula="of:=[.B1232]/100000" office:value-type="float" office:value="0.0006763" calcext:value-type="float">
            <text:p>0.00067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06" calcext:value-type="date">
            <text:p>04/06/14</text:p>
          </table:table-cell>
          <table:table-cell office:value-type="float" office:value="67.67" calcext:value-type="float">
            <text:p>67.67</text:p>
          </table:table-cell>
          <table:table-cell table:formula="of:=[.B1233]/100000" office:value-type="float" office:value="0.0006767" calcext:value-type="float">
            <text:p>0.00067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07" calcext:value-type="date">
            <text:p>04/07/14</text:p>
          </table:table-cell>
          <table:table-cell office:value-type="float" office:value="67.1" calcext:value-type="float">
            <text:p>67.1</text:p>
          </table:table-cell>
          <table:table-cell table:formula="of:=[.B1234]/100000" office:value-type="float" office:value="0.000671" calcext:value-type="float">
            <text:p>0.0006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08" calcext:value-type="date">
            <text:p>04/08/14</text:p>
          </table:table-cell>
          <table:table-cell office:value-type="float" office:value="66.87" calcext:value-type="float">
            <text:p>66.87</text:p>
          </table:table-cell>
          <table:table-cell table:formula="of:=[.B1235]/100000" office:value-type="float" office:value="0.0006687" calcext:value-type="float">
            <text:p>0.00066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09" calcext:value-type="date">
            <text:p>04/09/14</text:p>
          </table:table-cell>
          <table:table-cell office:value-type="float" office:value="66.87" calcext:value-type="float">
            <text:p>66.87</text:p>
          </table:table-cell>
          <table:table-cell table:formula="of:=[.B1236]/100000" office:value-type="float" office:value="0.0006687" calcext:value-type="float">
            <text:p>0.00066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10" calcext:value-type="date">
            <text:p>04/10/14</text:p>
          </table:table-cell>
          <table:table-cell office:value-type="float" office:value="66.47" calcext:value-type="float">
            <text:p>66.47</text:p>
          </table:table-cell>
          <table:table-cell table:formula="of:=[.B1237]/100000" office:value-type="float" office:value="0.0006647" calcext:value-type="float">
            <text:p>0.00066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11" calcext:value-type="date">
            <text:p>04/11/14</text:p>
          </table:table-cell>
          <table:table-cell office:value-type="float" office:value="66.53" calcext:value-type="float">
            <text:p>66.53</text:p>
          </table:table-cell>
          <table:table-cell table:formula="of:=[.B1238]/100000" office:value-type="float" office:value="0.0006653" calcext:value-type="float">
            <text:p>0.00066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12" calcext:value-type="date">
            <text:p>04/12/14</text:p>
          </table:table-cell>
          <table:table-cell office:value-type="float" office:value="66.53" calcext:value-type="float">
            <text:p>66.53</text:p>
          </table:table-cell>
          <table:table-cell table:formula="of:=[.B1239]/100000" office:value-type="float" office:value="0.0006653" calcext:value-type="float">
            <text:p>0.00066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13" calcext:value-type="date">
            <text:p>04/13/14</text:p>
          </table:table-cell>
          <table:table-cell office:value-type="float" office:value="66.53" calcext:value-type="float">
            <text:p>66.53</text:p>
          </table:table-cell>
          <table:table-cell table:formula="of:=[.B1240]/100000" office:value-type="float" office:value="0.0006653" calcext:value-type="float">
            <text:p>0.00066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14" calcext:value-type="date">
            <text:p>04/14/14</text:p>
          </table:table-cell>
          <table:table-cell office:value-type="float" office:value="66.8" calcext:value-type="float">
            <text:p>66.8</text:p>
          </table:table-cell>
          <table:table-cell table:formula="of:=[.B1241]/100000" office:value-type="float" office:value="0.000668" calcext:value-type="float">
            <text:p>0.0006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15" calcext:value-type="date">
            <text:p>04/15/14</text:p>
          </table:table-cell>
          <table:table-cell office:value-type="float" office:value="67.1" calcext:value-type="float">
            <text:p>67.1</text:p>
          </table:table-cell>
          <table:table-cell table:formula="of:=[.B1242]/100000" office:value-type="float" office:value="0.000671" calcext:value-type="float">
            <text:p>0.0006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16" calcext:value-type="date">
            <text:p>04/16/14</text:p>
          </table:table-cell>
          <table:table-cell office:value-type="float" office:value="64.71" calcext:value-type="float">
            <text:p>64.71</text:p>
          </table:table-cell>
          <table:table-cell table:formula="of:=[.B1243]/100000" office:value-type="float" office:value="0.0006471" calcext:value-type="float">
            <text:p>0.00064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17" calcext:value-type="date">
            <text:p>04/17/14</text:p>
          </table:table-cell>
          <table:table-cell office:value-type="float" office:value="64.77" calcext:value-type="float">
            <text:p>64.77</text:p>
          </table:table-cell>
          <table:table-cell table:formula="of:=[.B1244]/100000" office:value-type="float" office:value="0.0006477" calcext:value-type="float">
            <text:p>0.00064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18" calcext:value-type="date">
            <text:p>04/18/14</text:p>
          </table:table-cell>
          <table:table-cell office:value-type="float" office:value="64.74" calcext:value-type="float">
            <text:p>64.74</text:p>
          </table:table-cell>
          <table:table-cell table:formula="of:=[.B1245]/100000" office:value-type="float" office:value="0.0006474" calcext:value-type="float">
            <text:p>0.00064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19" calcext:value-type="date">
            <text:p>04/19/14</text:p>
          </table:table-cell>
          <table:table-cell office:value-type="float" office:value="64.74" calcext:value-type="float">
            <text:p>64.74</text:p>
          </table:table-cell>
          <table:table-cell table:formula="of:=[.B1246]/100000" office:value-type="float" office:value="0.0006474" calcext:value-type="float">
            <text:p>0.00064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20" calcext:value-type="date">
            <text:p>04/20/14</text:p>
          </table:table-cell>
          <table:table-cell office:value-type="float" office:value="64.74" calcext:value-type="float">
            <text:p>64.74</text:p>
          </table:table-cell>
          <table:table-cell table:formula="of:=[.B1247]/100000" office:value-type="float" office:value="0.0006474" calcext:value-type="float">
            <text:p>0.00064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21" calcext:value-type="date">
            <text:p>04/21/14</text:p>
          </table:table-cell>
          <table:table-cell office:value-type="float" office:value="66.57" calcext:value-type="float">
            <text:p>66.57</text:p>
          </table:table-cell>
          <table:table-cell table:formula="of:=[.B1248]/100000" office:value-type="float" office:value="0.0006657" calcext:value-type="float">
            <text:p>0.000665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22" calcext:value-type="date">
            <text:p>04/22/14</text:p>
          </table:table-cell>
          <table:table-cell office:value-type="float" office:value="66.97" calcext:value-type="float">
            <text:p>66.97</text:p>
          </table:table-cell>
          <table:table-cell table:formula="of:=[.B1249]/100000" office:value-type="float" office:value="0.0006697" calcext:value-type="float">
            <text:p>0.00066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23" calcext:value-type="date">
            <text:p>04/23/14</text:p>
          </table:table-cell>
          <table:table-cell office:value-type="float" office:value="67.07" calcext:value-type="float">
            <text:p>67.07</text:p>
          </table:table-cell>
          <table:table-cell table:formula="of:=[.B1250]/100000" office:value-type="float" office:value="0.0006707" calcext:value-type="float">
            <text:p>0.00067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24" calcext:value-type="date">
            <text:p>04/24/14</text:p>
          </table:table-cell>
          <table:table-cell office:value-type="float" office:value="67.2" calcext:value-type="float">
            <text:p>67.2</text:p>
          </table:table-cell>
          <table:table-cell table:formula="of:=[.B1251]/100000" office:value-type="float" office:value="0.000672" calcext:value-type="float">
            <text:p>0.0006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25" calcext:value-type="date">
            <text:p>04/25/14</text:p>
          </table:table-cell>
          <table:table-cell office:value-type="float" office:value="67.43" calcext:value-type="float">
            <text:p>67.43</text:p>
          </table:table-cell>
          <table:table-cell table:formula="of:=[.B1252]/100000" office:value-type="float" office:value="0.0006743" calcext:value-type="float">
            <text:p>0.00067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26" calcext:value-type="date">
            <text:p>04/26/14</text:p>
          </table:table-cell>
          <table:table-cell office:value-type="float" office:value="67.43" calcext:value-type="float">
            <text:p>67.43</text:p>
          </table:table-cell>
          <table:table-cell table:formula="of:=[.B1253]/100000" office:value-type="float" office:value="0.0006743" calcext:value-type="float">
            <text:p>0.00067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27" calcext:value-type="date">
            <text:p>04/27/14</text:p>
          </table:table-cell>
          <table:table-cell office:value-type="float" office:value="67.43" calcext:value-type="float">
            <text:p>67.43</text:p>
          </table:table-cell>
          <table:table-cell table:formula="of:=[.B1254]/100000" office:value-type="float" office:value="0.0006743" calcext:value-type="float">
            <text:p>0.00067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28" calcext:value-type="date">
            <text:p>04/28/14</text:p>
          </table:table-cell>
          <table:table-cell office:value-type="float" office:value="68.37" calcext:value-type="float">
            <text:p>68.37</text:p>
          </table:table-cell>
          <table:table-cell table:formula="of:=[.B1255]/100000" office:value-type="float" office:value="0.0006837" calcext:value-type="float">
            <text:p>0.00068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29" calcext:value-type="date">
            <text:p>04/29/14</text:p>
          </table:table-cell>
          <table:table-cell office:value-type="float" office:value="69.41" calcext:value-type="float">
            <text:p>69.41</text:p>
          </table:table-cell>
          <table:table-cell table:formula="of:=[.B1256]/100000" office:value-type="float" office:value="0.0006941" calcext:value-type="float">
            <text:p>0.00069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4-30" calcext:value-type="date">
            <text:p>04/30/14</text:p>
          </table:table-cell>
          <table:table-cell office:value-type="float" office:value="69.48" calcext:value-type="float">
            <text:p>69.48</text:p>
          </table:table-cell>
          <table:table-cell table:formula="of:=[.B1257]/100000" office:value-type="float" office:value="0.0006948" calcext:value-type="float">
            <text:p>0.00069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01" calcext:value-type="date">
            <text:p>05/01/14</text:p>
          </table:table-cell>
          <table:table-cell office:value-type="float" office:value="69.24" calcext:value-type="float">
            <text:p>69.24</text:p>
          </table:table-cell>
          <table:table-cell table:formula="of:=[.B1258]/100000" office:value-type="float" office:value="0.0006924" calcext:value-type="float">
            <text:p>0.00069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02" calcext:value-type="date">
            <text:p>05/02/14</text:p>
          </table:table-cell>
          <table:table-cell office:value-type="float" office:value="69.14" calcext:value-type="float">
            <text:p>69.14</text:p>
          </table:table-cell>
          <table:table-cell table:formula="of:=[.B1259]/100000" office:value-type="float" office:value="0.0006914" calcext:value-type="float">
            <text:p>0.00069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03" calcext:value-type="date">
            <text:p>05/03/14</text:p>
          </table:table-cell>
          <table:table-cell office:value-type="float" office:value="69.14" calcext:value-type="float">
            <text:p>69.14</text:p>
          </table:table-cell>
          <table:table-cell table:formula="of:=[.B1260]/100000" office:value-type="float" office:value="0.0006914" calcext:value-type="float">
            <text:p>0.00069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04" calcext:value-type="date">
            <text:p>05/04/14</text:p>
          </table:table-cell>
          <table:table-cell office:value-type="float" office:value="69.48" calcext:value-type="float">
            <text:p>69.48</text:p>
          </table:table-cell>
          <table:table-cell table:formula="of:=[.B1261]/100000" office:value-type="float" office:value="0.0006948" calcext:value-type="float">
            <text:p>0.00069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05" calcext:value-type="date">
            <text:p>05/05/14</text:p>
          </table:table-cell>
          <table:table-cell office:value-type="float" office:value="68.93" calcext:value-type="float">
            <text:p>68.93</text:p>
          </table:table-cell>
          <table:table-cell table:formula="of:=[.B1262]/100000" office:value-type="float" office:value="0.0006893" calcext:value-type="float">
            <text:p>0.00068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06" calcext:value-type="date">
            <text:p>05/06/14</text:p>
          </table:table-cell>
          <table:table-cell office:value-type="float" office:value="68.86" calcext:value-type="float">
            <text:p>68.86</text:p>
          </table:table-cell>
          <table:table-cell table:formula="of:=[.B1263]/100000" office:value-type="float" office:value="0.0006886" calcext:value-type="float">
            <text:p>0.00068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07" calcext:value-type="date">
            <text:p>05/07/14</text:p>
          </table:table-cell>
          <table:table-cell office:value-type="float" office:value="68.66" calcext:value-type="float">
            <text:p>68.66</text:p>
          </table:table-cell>
          <table:table-cell table:formula="of:=[.B1264]/100000" office:value-type="float" office:value="0.0006866" calcext:value-type="float">
            <text:p>0.00068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08" calcext:value-type="date">
            <text:p>05/08/14</text:p>
          </table:table-cell>
          <table:table-cell office:value-type="float" office:value="68.17" calcext:value-type="float">
            <text:p>68.17</text:p>
          </table:table-cell>
          <table:table-cell table:formula="of:=[.B1265]/100000" office:value-type="float" office:value="0.0006817" calcext:value-type="float">
            <text:p>0.00068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09" calcext:value-type="date">
            <text:p>05/09/14</text:p>
          </table:table-cell>
          <table:table-cell office:value-type="float" office:value="73.3" calcext:value-type="float">
            <text:p>73.3</text:p>
          </table:table-cell>
          <table:table-cell table:formula="of:=[.B1266]/100000" office:value-type="float" office:value="0.000733" calcext:value-type="float">
            <text:p>0.0007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10" calcext:value-type="date">
            <text:p>05/10/14</text:p>
          </table:table-cell>
          <table:table-cell office:value-type="float" office:value="73.3" calcext:value-type="float">
            <text:p>73.3</text:p>
          </table:table-cell>
          <table:table-cell table:formula="of:=[.B1267]/100000" office:value-type="float" office:value="0.000733" calcext:value-type="float">
            <text:p>0.0007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11" calcext:value-type="date">
            <text:p>05/11/14</text:p>
          </table:table-cell>
          <table:table-cell office:value-type="float" office:value="73.3" calcext:value-type="float">
            <text:p>73.3</text:p>
          </table:table-cell>
          <table:table-cell table:formula="of:=[.B1268]/100000" office:value-type="float" office:value="0.000733" calcext:value-type="float">
            <text:p>0.0007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12" calcext:value-type="date">
            <text:p>05/12/14</text:p>
          </table:table-cell>
          <table:table-cell office:value-type="float" office:value="73.74" calcext:value-type="float">
            <text:p>73.74</text:p>
          </table:table-cell>
          <table:table-cell table:formula="of:=[.B1269]/100000" office:value-type="float" office:value="0.0007374" calcext:value-type="float">
            <text:p>0.00073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13" calcext:value-type="date">
            <text:p>05/13/14</text:p>
          </table:table-cell>
          <table:table-cell office:value-type="float" office:value="71.46" calcext:value-type="float">
            <text:p>71.46</text:p>
          </table:table-cell>
          <table:table-cell table:formula="of:=[.B1270]/100000" office:value-type="float" office:value="0.0007146" calcext:value-type="float">
            <text:p>0.00071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14" calcext:value-type="date">
            <text:p>05/14/14</text:p>
          </table:table-cell>
          <table:table-cell office:value-type="float" office:value="74.07" calcext:value-type="float">
            <text:p>74.07</text:p>
          </table:table-cell>
          <table:table-cell table:formula="of:=[.B1271]/100000" office:value-type="float" office:value="0.0007407" calcext:value-type="float">
            <text:p>0.00074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15" calcext:value-type="date">
            <text:p>05/15/14</text:p>
          </table:table-cell>
          <table:table-cell office:value-type="float" office:value="74.3" calcext:value-type="float">
            <text:p>74.3</text:p>
          </table:table-cell>
          <table:table-cell table:formula="of:=[.B1272]/100000" office:value-type="float" office:value="0.000743" calcext:value-type="float">
            <text:p>0.0007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16" calcext:value-type="date">
            <text:p>05/16/14</text:p>
          </table:table-cell>
          <table:table-cell office:value-type="float" office:value="75.58" calcext:value-type="float">
            <text:p>75.58</text:p>
          </table:table-cell>
          <table:table-cell table:formula="of:=[.B1273]/100000" office:value-type="float" office:value="0.0007558" calcext:value-type="float">
            <text:p>0.00075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17" calcext:value-type="date">
            <text:p>05/17/14</text:p>
          </table:table-cell>
          <table:table-cell office:value-type="float" office:value="75.58" calcext:value-type="float">
            <text:p>75.58</text:p>
          </table:table-cell>
          <table:table-cell table:formula="of:=[.B1274]/100000" office:value-type="float" office:value="0.0007558" calcext:value-type="float">
            <text:p>0.00075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18" calcext:value-type="date">
            <text:p>05/18/14</text:p>
          </table:table-cell>
          <table:table-cell office:value-type="float" office:value="75.58" calcext:value-type="float">
            <text:p>75.58</text:p>
          </table:table-cell>
          <table:table-cell table:formula="of:=[.B1275]/100000" office:value-type="float" office:value="0.0007558" calcext:value-type="float">
            <text:p>0.00075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19" calcext:value-type="date">
            <text:p>05/19/14</text:p>
          </table:table-cell>
          <table:table-cell office:value-type="float" office:value="72.69" calcext:value-type="float">
            <text:p>72.69</text:p>
          </table:table-cell>
          <table:table-cell table:formula="of:=[.B1276]/100000" office:value-type="float" office:value="0.0007269" calcext:value-type="float">
            <text:p>0.00072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20" calcext:value-type="date">
            <text:p>05/20/14</text:p>
          </table:table-cell>
          <table:table-cell office:value-type="float" office:value="72.69" calcext:value-type="float">
            <text:p>72.69</text:p>
          </table:table-cell>
          <table:table-cell table:formula="of:=[.B1277]/100000" office:value-type="float" office:value="0.0007269" calcext:value-type="float">
            <text:p>0.00072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21" calcext:value-type="date">
            <text:p>05/21/14</text:p>
          </table:table-cell>
          <table:table-cell office:value-type="float" office:value="71.14" calcext:value-type="float">
            <text:p>71.14</text:p>
          </table:table-cell>
          <table:table-cell table:formula="of:=[.B1278]/100000" office:value-type="float" office:value="0.0007114" calcext:value-type="float">
            <text:p>0.00071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22" calcext:value-type="date">
            <text:p>05/22/14</text:p>
          </table:table-cell>
          <table:table-cell office:value-type="float" office:value="69.51" calcext:value-type="float">
            <text:p>69.51</text:p>
          </table:table-cell>
          <table:table-cell table:formula="of:=[.B1279]/100000" office:value-type="float" office:value="0.0006951" calcext:value-type="float">
            <text:p>0.00069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23" calcext:value-type="date">
            <text:p>05/23/14</text:p>
          </table:table-cell>
          <table:table-cell office:value-type="float" office:value="70.93" calcext:value-type="float">
            <text:p>70.93</text:p>
          </table:table-cell>
          <table:table-cell table:formula="of:=[.B1280]/100000" office:value-type="float" office:value="0.0007093" calcext:value-type="float">
            <text:p>0.00070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24" calcext:value-type="date">
            <text:p>05/24/14</text:p>
          </table:table-cell>
          <table:table-cell office:value-type="float" office:value="70.93" calcext:value-type="float">
            <text:p>70.93</text:p>
          </table:table-cell>
          <table:table-cell table:formula="of:=[.B1281]/100000" office:value-type="float" office:value="0.0007093" calcext:value-type="float">
            <text:p>0.00070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25" calcext:value-type="date">
            <text:p>05/25/14</text:p>
          </table:table-cell>
          <table:table-cell office:value-type="float" office:value="70.96" calcext:value-type="float">
            <text:p>70.96</text:p>
          </table:table-cell>
          <table:table-cell table:formula="of:=[.B1282]/100000" office:value-type="float" office:value="0.0007096" calcext:value-type="float">
            <text:p>0.000709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26" calcext:value-type="date">
            <text:p>05/26/14</text:p>
          </table:table-cell>
          <table:table-cell office:value-type="float" office:value="70.93" calcext:value-type="float">
            <text:p>70.93</text:p>
          </table:table-cell>
          <table:table-cell table:formula="of:=[.B1283]/100000" office:value-type="float" office:value="0.0007093" calcext:value-type="float">
            <text:p>0.00070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27" calcext:value-type="date">
            <text:p>05/27/14</text:p>
          </table:table-cell>
          <table:table-cell office:value-type="float" office:value="71.18" calcext:value-type="float">
            <text:p>71.18</text:p>
          </table:table-cell>
          <table:table-cell table:formula="of:=[.B1284]/100000" office:value-type="float" office:value="0.0007118" calcext:value-type="float">
            <text:p>0.00071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28" calcext:value-type="date">
            <text:p>05/28/14</text:p>
          </table:table-cell>
          <table:table-cell office:value-type="float" office:value="70.93" calcext:value-type="float">
            <text:p>70.93</text:p>
          </table:table-cell>
          <table:table-cell table:formula="of:=[.B1285]/100000" office:value-type="float" office:value="0.0007093" calcext:value-type="float">
            <text:p>0.00070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29" calcext:value-type="date">
            <text:p>05/29/14</text:p>
          </table:table-cell>
          <table:table-cell office:value-type="float" office:value="70.79" calcext:value-type="float">
            <text:p>70.79</text:p>
          </table:table-cell>
          <table:table-cell table:formula="of:=[.B1286]/100000" office:value-type="float" office:value="0.0007079" calcext:value-type="float">
            <text:p>0.000707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30" calcext:value-type="date">
            <text:p>05/30/14</text:p>
          </table:table-cell>
          <table:table-cell office:value-type="float" office:value="70.46" calcext:value-type="float">
            <text:p>70.46</text:p>
          </table:table-cell>
          <table:table-cell table:formula="of:=[.B1287]/100000" office:value-type="float" office:value="0.0007046" calcext:value-type="float">
            <text:p>0.00070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5-31" calcext:value-type="date">
            <text:p>05/31/14</text:p>
          </table:table-cell>
          <table:table-cell office:value-type="float" office:value="70.46" calcext:value-type="float">
            <text:p>70.46</text:p>
          </table:table-cell>
          <table:table-cell table:formula="of:=[.B1288]/100000" office:value-type="float" office:value="0.0007046" calcext:value-type="float">
            <text:p>0.00070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01" calcext:value-type="date">
            <text:p>06/01/14</text:p>
          </table:table-cell>
          <table:table-cell office:value-type="float" office:value="70.5" calcext:value-type="float">
            <text:p>70.5</text:p>
          </table:table-cell>
          <table:table-cell table:formula="of:=[.B1289]/100000" office:value-type="float" office:value="0.000705" calcext:value-type="float">
            <text:p>0.0007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02" calcext:value-type="date">
            <text:p>06/02/14</text:p>
          </table:table-cell>
          <table:table-cell office:value-type="float" office:value="70.57" calcext:value-type="float">
            <text:p>70.57</text:p>
          </table:table-cell>
          <table:table-cell table:formula="of:=[.B1290]/100000" office:value-type="float" office:value="0.0007057" calcext:value-type="float">
            <text:p>0.000705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03" calcext:value-type="date">
            <text:p>06/03/14</text:p>
          </table:table-cell>
          <table:table-cell office:value-type="float" office:value="70.5" calcext:value-type="float">
            <text:p>70.5</text:p>
          </table:table-cell>
          <table:table-cell table:formula="of:=[.B1291]/100000" office:value-type="float" office:value="0.000705" calcext:value-type="float">
            <text:p>0.0007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04" calcext:value-type="date">
            <text:p>06/04/14</text:p>
          </table:table-cell>
          <table:table-cell office:value-type="float" office:value="70.54" calcext:value-type="float">
            <text:p>70.54</text:p>
          </table:table-cell>
          <table:table-cell table:formula="of:=[.B1292]/100000" office:value-type="float" office:value="0.0007054" calcext:value-type="float">
            <text:p>0.00070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05" calcext:value-type="date">
            <text:p>06/05/14</text:p>
          </table:table-cell>
          <table:table-cell office:value-type="float" office:value="70.29" calcext:value-type="float">
            <text:p>70.29</text:p>
          </table:table-cell>
          <table:table-cell table:formula="of:=[.B1293]/100000" office:value-type="float" office:value="0.0007029" calcext:value-type="float">
            <text:p>0.00070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06" calcext:value-type="date">
            <text:p>06/06/14</text:p>
          </table:table-cell>
          <table:table-cell office:value-type="float" office:value="70" calcext:value-type="float">
            <text:p>70</text:p>
          </table:table-cell>
          <table:table-cell table:formula="of:=[.B1294]/100000" office:value-type="float" office:value="0.0007" calcext:value-type="float">
            <text:p>0.00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07" calcext:value-type="date">
            <text:p>06/07/14</text:p>
          </table:table-cell>
          <table:table-cell office:value-type="float" office:value="70" calcext:value-type="float">
            <text:p>70</text:p>
          </table:table-cell>
          <table:table-cell table:formula="of:=[.B1295]/100000" office:value-type="float" office:value="0.0007" calcext:value-type="float">
            <text:p>0.00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08" calcext:value-type="date">
            <text:p>06/08/14</text:p>
          </table:table-cell>
          <table:table-cell office:value-type="float" office:value="70.04" calcext:value-type="float">
            <text:p>70.04</text:p>
          </table:table-cell>
          <table:table-cell table:formula="of:=[.B1296]/100000" office:value-type="float" office:value="0.0007004" calcext:value-type="float">
            <text:p>0.00070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09" calcext:value-type="date">
            <text:p>06/09/14</text:p>
          </table:table-cell>
          <table:table-cell office:value-type="float" office:value="70" calcext:value-type="float">
            <text:p>70</text:p>
          </table:table-cell>
          <table:table-cell table:formula="of:=[.B1297]/100000" office:value-type="float" office:value="0.0007" calcext:value-type="float">
            <text:p>0.00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10" calcext:value-type="date">
            <text:p>06/10/14</text:p>
          </table:table-cell>
          <table:table-cell office:value-type="float" office:value="69.96" calcext:value-type="float">
            <text:p>69.96</text:p>
          </table:table-cell>
          <table:table-cell table:formula="of:=[.B1298]/100000" office:value-type="float" office:value="0.0006996" calcext:value-type="float">
            <text:p>0.000699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11" calcext:value-type="date">
            <text:p>06/11/14</text:p>
          </table:table-cell>
          <table:table-cell office:value-type="float" office:value="71.24" calcext:value-type="float">
            <text:p>71.24</text:p>
          </table:table-cell>
          <table:table-cell table:formula="of:=[.B1299]/100000" office:value-type="float" office:value="0.0007124" calcext:value-type="float">
            <text:p>0.00071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12" calcext:value-type="date">
            <text:p>06/12/14</text:p>
          </table:table-cell>
          <table:table-cell office:value-type="float" office:value="72.33" calcext:value-type="float">
            <text:p>72.33</text:p>
          </table:table-cell>
          <table:table-cell table:formula="of:=[.B1300]/100000" office:value-type="float" office:value="0.0007233" calcext:value-type="float">
            <text:p>0.00072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13" calcext:value-type="date">
            <text:p>06/13/14</text:p>
          </table:table-cell>
          <table:table-cell office:value-type="float" office:value="72.41" calcext:value-type="float">
            <text:p>72.41</text:p>
          </table:table-cell>
          <table:table-cell table:formula="of:=[.B1301]/100000" office:value-type="float" office:value="0.0007241" calcext:value-type="float">
            <text:p>0.00072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14" calcext:value-type="date">
            <text:p>06/14/14</text:p>
          </table:table-cell>
          <table:table-cell office:value-type="float" office:value="72.41" calcext:value-type="float">
            <text:p>72.41</text:p>
          </table:table-cell>
          <table:table-cell table:formula="of:=[.B1302]/100000" office:value-type="float" office:value="0.0007241" calcext:value-type="float">
            <text:p>0.00072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15" calcext:value-type="date">
            <text:p>06/15/14</text:p>
          </table:table-cell>
          <table:table-cell office:value-type="float" office:value="72.44" calcext:value-type="float">
            <text:p>72.44</text:p>
          </table:table-cell>
          <table:table-cell table:formula="of:=[.B1303]/100000" office:value-type="float" office:value="0.0007244" calcext:value-type="float">
            <text:p>0.000724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16" calcext:value-type="date">
            <text:p>06/16/14</text:p>
          </table:table-cell>
          <table:table-cell office:value-type="float" office:value="72.67" calcext:value-type="float">
            <text:p>72.67</text:p>
          </table:table-cell>
          <table:table-cell table:formula="of:=[.B1304]/100000" office:value-type="float" office:value="0.0007267" calcext:value-type="float">
            <text:p>0.00072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17" calcext:value-type="date">
            <text:p>06/17/14</text:p>
          </table:table-cell>
          <table:table-cell office:value-type="float" office:value="71.93" calcext:value-type="float">
            <text:p>71.93</text:p>
          </table:table-cell>
          <table:table-cell table:formula="of:=[.B1305]/100000" office:value-type="float" office:value="0.0007193" calcext:value-type="float">
            <text:p>0.00071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18" calcext:value-type="date">
            <text:p>06/18/14</text:p>
          </table:table-cell>
          <table:table-cell office:value-type="float" office:value="72.89" calcext:value-type="float">
            <text:p>72.89</text:p>
          </table:table-cell>
          <table:table-cell table:formula="of:=[.B1306]/100000" office:value-type="float" office:value="0.0007289" calcext:value-type="float">
            <text:p>0.00072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19" calcext:value-type="date">
            <text:p>06/19/14</text:p>
          </table:table-cell>
          <table:table-cell office:value-type="float" office:value="72.56" calcext:value-type="float">
            <text:p>72.56</text:p>
          </table:table-cell>
          <table:table-cell table:formula="of:=[.B1307]/100000" office:value-type="float" office:value="0.0007256" calcext:value-type="float">
            <text:p>0.00072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20" calcext:value-type="date">
            <text:p>06/20/14</text:p>
          </table:table-cell>
          <table:table-cell office:value-type="float" office:value="72.52" calcext:value-type="float">
            <text:p>72.52</text:p>
          </table:table-cell>
          <table:table-cell table:formula="of:=[.B1308]/100000" office:value-type="float" office:value="0.0007252" calcext:value-type="float">
            <text:p>0.00072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21" calcext:value-type="date">
            <text:p>06/21/14</text:p>
          </table:table-cell>
          <table:table-cell office:value-type="float" office:value="72.52" calcext:value-type="float">
            <text:p>72.52</text:p>
          </table:table-cell>
          <table:table-cell table:formula="of:=[.B1309]/100000" office:value-type="float" office:value="0.0007252" calcext:value-type="float">
            <text:p>0.00072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22" calcext:value-type="date">
            <text:p>06/22/14</text:p>
          </table:table-cell>
          <table:table-cell office:value-type="float" office:value="72.56" calcext:value-type="float">
            <text:p>72.56</text:p>
          </table:table-cell>
          <table:table-cell table:formula="of:=[.B1310]/100000" office:value-type="float" office:value="0.0007256" calcext:value-type="float">
            <text:p>0.00072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23" calcext:value-type="date">
            <text:p>06/23/14</text:p>
          </table:table-cell>
          <table:table-cell office:value-type="float" office:value="72.48" calcext:value-type="float">
            <text:p>72.48</text:p>
          </table:table-cell>
          <table:table-cell table:formula="of:=[.B1311]/100000" office:value-type="float" office:value="0.0007248" calcext:value-type="float">
            <text:p>0.00072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24" calcext:value-type="date">
            <text:p>06/24/14</text:p>
          </table:table-cell>
          <table:table-cell office:value-type="float" office:value="72.78" calcext:value-type="float">
            <text:p>72.78</text:p>
          </table:table-cell>
          <table:table-cell table:formula="of:=[.B1312]/100000" office:value-type="float" office:value="0.0007278" calcext:value-type="float">
            <text:p>0.000727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25" calcext:value-type="date">
            <text:p>06/25/14</text:p>
          </table:table-cell>
          <table:table-cell office:value-type="float" office:value="72.67" calcext:value-type="float">
            <text:p>72.67</text:p>
          </table:table-cell>
          <table:table-cell table:formula="of:=[.B1313]/100000" office:value-type="float" office:value="0.0007267" calcext:value-type="float">
            <text:p>0.00072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26" calcext:value-type="date">
            <text:p>06/26/14</text:p>
          </table:table-cell>
          <table:table-cell office:value-type="float" office:value="72.52" calcext:value-type="float">
            <text:p>72.52</text:p>
          </table:table-cell>
          <table:table-cell table:formula="of:=[.B1314]/100000" office:value-type="float" office:value="0.0007252" calcext:value-type="float">
            <text:p>0.00072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27" calcext:value-type="date">
            <text:p>06/27/14</text:p>
          </table:table-cell>
          <table:table-cell office:value-type="float" office:value="72.41" calcext:value-type="float">
            <text:p>72.41</text:p>
          </table:table-cell>
          <table:table-cell table:formula="of:=[.B1315]/100000" office:value-type="float" office:value="0.0007241" calcext:value-type="float">
            <text:p>0.00072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28" calcext:value-type="date">
            <text:p>06/28/14</text:p>
          </table:table-cell>
          <table:table-cell office:value-type="float" office:value="72.41" calcext:value-type="float">
            <text:p>72.41</text:p>
          </table:table-cell>
          <table:table-cell table:formula="of:=[.B1316]/100000" office:value-type="float" office:value="0.0007241" calcext:value-type="float">
            <text:p>0.00072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29" calcext:value-type="date">
            <text:p>06/29/14</text:p>
          </table:table-cell>
          <table:table-cell office:value-type="float" office:value="72.44" calcext:value-type="float">
            <text:p>72.44</text:p>
          </table:table-cell>
          <table:table-cell table:formula="of:=[.B1317]/100000" office:value-type="float" office:value="0.0007244" calcext:value-type="float">
            <text:p>0.000724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6-30" calcext:value-type="date">
            <text:p>06/30/14</text:p>
          </table:table-cell>
          <table:table-cell office:value-type="float" office:value="72.37" calcext:value-type="float">
            <text:p>72.37</text:p>
          </table:table-cell>
          <table:table-cell table:formula="of:=[.B1318]/100000" office:value-type="float" office:value="0.0007237" calcext:value-type="float">
            <text:p>0.00072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01" calcext:value-type="date">
            <text:p>07/01/14</text:p>
          </table:table-cell>
          <table:table-cell office:value-type="float" office:value="68.18" calcext:value-type="float">
            <text:p>68.18</text:p>
          </table:table-cell>
          <table:table-cell table:formula="of:=[.B1319]/100000" office:value-type="float" office:value="0.0006818" calcext:value-type="float">
            <text:p>0.00068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02" calcext:value-type="date">
            <text:p>07/02/14</text:p>
          </table:table-cell>
          <table:table-cell office:value-type="float" office:value="70.29" calcext:value-type="float">
            <text:p>70.29</text:p>
          </table:table-cell>
          <table:table-cell table:formula="of:=[.B1320]/100000" office:value-type="float" office:value="0.0007029" calcext:value-type="float">
            <text:p>0.00070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03" calcext:value-type="date">
            <text:p>07/03/14</text:p>
          </table:table-cell>
          <table:table-cell office:value-type="float" office:value="70" calcext:value-type="float">
            <text:p>70</text:p>
          </table:table-cell>
          <table:table-cell table:formula="of:=[.B1321]/100000" office:value-type="float" office:value="0.0007" calcext:value-type="float">
            <text:p>0.00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04" calcext:value-type="date">
            <text:p>07/04/14</text:p>
          </table:table-cell>
          <table:table-cell office:value-type="float" office:value="69.96" calcext:value-type="float">
            <text:p>69.96</text:p>
          </table:table-cell>
          <table:table-cell table:formula="of:=[.B1322]/100000" office:value-type="float" office:value="0.0006996" calcext:value-type="float">
            <text:p>0.000699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05" calcext:value-type="date">
            <text:p>07/05/14</text:p>
          </table:table-cell>
          <table:table-cell office:value-type="float" office:value="69.96" calcext:value-type="float">
            <text:p>69.96</text:p>
          </table:table-cell>
          <table:table-cell table:formula="of:=[.B1323]/100000" office:value-type="float" office:value="0.0006996" calcext:value-type="float">
            <text:p>0.000699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06" calcext:value-type="date">
            <text:p>07/06/14</text:p>
          </table:table-cell>
          <table:table-cell office:value-type="float" office:value="69.6" calcext:value-type="float">
            <text:p>69.6</text:p>
          </table:table-cell>
          <table:table-cell table:formula="of:=[.B1324]/100000" office:value-type="float" office:value="0.000696" calcext:value-type="float">
            <text:p>0.00069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07" calcext:value-type="date">
            <text:p>07/07/14</text:p>
          </table:table-cell>
          <table:table-cell office:value-type="float" office:value="71.37" calcext:value-type="float">
            <text:p>71.37</text:p>
          </table:table-cell>
          <table:table-cell table:formula="of:=[.B1325]/100000" office:value-type="float" office:value="0.0007137" calcext:value-type="float">
            <text:p>0.00071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08" calcext:value-type="date">
            <text:p>07/08/14</text:p>
          </table:table-cell>
          <table:table-cell office:value-type="float" office:value="71.41" calcext:value-type="float">
            <text:p>71.41</text:p>
          </table:table-cell>
          <table:table-cell table:formula="of:=[.B1326]/100000" office:value-type="float" office:value="0.0007141" calcext:value-type="float">
            <text:p>0.00071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09" calcext:value-type="date">
            <text:p>07/09/14</text:p>
          </table:table-cell>
          <table:table-cell office:value-type="float" office:value="72.98" calcext:value-type="float">
            <text:p>72.98</text:p>
          </table:table-cell>
          <table:table-cell table:formula="of:=[.B1327]/100000" office:value-type="float" office:value="0.0007298" calcext:value-type="float">
            <text:p>0.00072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10" calcext:value-type="date">
            <text:p>07/10/14</text:p>
          </table:table-cell>
          <table:table-cell office:value-type="float" office:value="74.42" calcext:value-type="float">
            <text:p>74.42</text:p>
          </table:table-cell>
          <table:table-cell table:formula="of:=[.B1328]/100000" office:value-type="float" office:value="0.0007442" calcext:value-type="float">
            <text:p>0.00074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11" calcext:value-type="date">
            <text:p>07/11/14</text:p>
          </table:table-cell>
          <table:table-cell office:value-type="float" office:value="77.41" calcext:value-type="float">
            <text:p>77.41</text:p>
          </table:table-cell>
          <table:table-cell table:formula="of:=[.B1329]/100000" office:value-type="float" office:value="0.0007741" calcext:value-type="float">
            <text:p>0.00077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12" calcext:value-type="date">
            <text:p>07/12/14</text:p>
          </table:table-cell>
          <table:table-cell office:value-type="float" office:value="77.41" calcext:value-type="float">
            <text:p>77.41</text:p>
          </table:table-cell>
          <table:table-cell table:formula="of:=[.B1330]/100000" office:value-type="float" office:value="0.0007741" calcext:value-type="float">
            <text:p>0.00077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13" calcext:value-type="date">
            <text:p>07/13/14</text:p>
          </table:table-cell>
          <table:table-cell office:value-type="float" office:value="77.49" calcext:value-type="float">
            <text:p>77.49</text:p>
          </table:table-cell>
          <table:table-cell table:formula="of:=[.B1331]/100000" office:value-type="float" office:value="0.0007749" calcext:value-type="float">
            <text:p>0.00077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14" calcext:value-type="date">
            <text:p>07/14/14</text:p>
          </table:table-cell>
          <table:table-cell office:value-type="float" office:value="77.73" calcext:value-type="float">
            <text:p>77.73</text:p>
          </table:table-cell>
          <table:table-cell table:formula="of:=[.B1332]/100000" office:value-type="float" office:value="0.0007773" calcext:value-type="float">
            <text:p>0.00077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15" calcext:value-type="date">
            <text:p>07/15/14</text:p>
          </table:table-cell>
          <table:table-cell office:value-type="float" office:value="79.56" calcext:value-type="float">
            <text:p>79.56</text:p>
          </table:table-cell>
          <table:table-cell table:formula="of:=[.B1333]/100000" office:value-type="float" office:value="0.0007956" calcext:value-type="float">
            <text:p>0.00079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16" calcext:value-type="date">
            <text:p>07/16/14</text:p>
          </table:table-cell>
          <table:table-cell office:value-type="float" office:value="79.6" calcext:value-type="float">
            <text:p>79.6</text:p>
          </table:table-cell>
          <table:table-cell table:formula="of:=[.B1334]/100000" office:value-type="float" office:value="0.000796" calcext:value-type="float">
            <text:p>0.00079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17" calcext:value-type="date">
            <text:p>07/17/14</text:p>
          </table:table-cell>
          <table:table-cell office:value-type="float" office:value="82.83" calcext:value-type="float">
            <text:p>82.83</text:p>
          </table:table-cell>
          <table:table-cell table:formula="of:=[.B1335]/100000" office:value-type="float" office:value="0.0008283" calcext:value-type="float">
            <text:p>0.000828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18" calcext:value-type="date">
            <text:p>07/18/14</text:p>
          </table:table-cell>
          <table:table-cell office:value-type="float" office:value="80.41" calcext:value-type="float">
            <text:p>80.41</text:p>
          </table:table-cell>
          <table:table-cell table:formula="of:=[.B1336]/100000" office:value-type="float" office:value="0.0008041" calcext:value-type="float">
            <text:p>0.00080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19" calcext:value-type="date">
            <text:p>07/19/14</text:p>
          </table:table-cell>
          <table:table-cell office:value-type="float" office:value="80.2" calcext:value-type="float">
            <text:p>80.2</text:p>
          </table:table-cell>
          <table:table-cell table:formula="of:=[.B1337]/100000" office:value-type="float" office:value="0.000802" calcext:value-type="float">
            <text:p>0.0008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20" calcext:value-type="date">
            <text:p>07/20/14</text:p>
          </table:table-cell>
          <table:table-cell office:value-type="float" office:value="80.2" calcext:value-type="float">
            <text:p>80.2</text:p>
          </table:table-cell>
          <table:table-cell table:formula="of:=[.B1338]/100000" office:value-type="float" office:value="0.000802" calcext:value-type="float">
            <text:p>0.0008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21" calcext:value-type="date">
            <text:p>07/21/14</text:p>
          </table:table-cell>
          <table:table-cell office:value-type="float" office:value="79.76" calcext:value-type="float">
            <text:p>79.76</text:p>
          </table:table-cell>
          <table:table-cell table:formula="of:=[.B1339]/100000" office:value-type="float" office:value="0.0007976" calcext:value-type="float">
            <text:p>0.000797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22" calcext:value-type="date">
            <text:p>07/22/14</text:p>
          </table:table-cell>
          <table:table-cell office:value-type="float" office:value="74.65" calcext:value-type="float">
            <text:p>74.65</text:p>
          </table:table-cell>
          <table:table-cell table:formula="of:=[.B1340]/100000" office:value-type="float" office:value="0.0007465" calcext:value-type="float">
            <text:p>0.00074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23" calcext:value-type="date">
            <text:p>07/23/14</text:p>
          </table:table-cell>
          <table:table-cell office:value-type="float" office:value="74.62" calcext:value-type="float">
            <text:p>74.62</text:p>
          </table:table-cell>
          <table:table-cell table:formula="of:=[.B1341]/100000" office:value-type="float" office:value="0.0007462" calcext:value-type="float">
            <text:p>0.00074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24" calcext:value-type="date">
            <text:p>07/24/14</text:p>
          </table:table-cell>
          <table:table-cell office:value-type="float" office:value="76" calcext:value-type="float">
            <text:p>76</text:p>
          </table:table-cell>
          <table:table-cell table:formula="of:=[.B1342]/100000" office:value-type="float" office:value="0.00076" calcext:value-type="float">
            <text:p>0.0007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25" calcext:value-type="date">
            <text:p>07/25/14</text:p>
          </table:table-cell>
          <table:table-cell office:value-type="float" office:value="76.08" calcext:value-type="float">
            <text:p>76.08</text:p>
          </table:table-cell>
          <table:table-cell table:formula="of:=[.B1343]/100000" office:value-type="float" office:value="0.0007608" calcext:value-type="float">
            <text:p>0.00076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26" calcext:value-type="date">
            <text:p>07/26/14</text:p>
          </table:table-cell>
          <table:table-cell office:value-type="float" office:value="76.08" calcext:value-type="float">
            <text:p>76.08</text:p>
          </table:table-cell>
          <table:table-cell table:formula="of:=[.B1344]/100000" office:value-type="float" office:value="0.0007608" calcext:value-type="float">
            <text:p>0.00076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27" calcext:value-type="date">
            <text:p>07/27/14</text:p>
          </table:table-cell>
          <table:table-cell office:value-type="float" office:value="76.08" calcext:value-type="float">
            <text:p>76.08</text:p>
          </table:table-cell>
          <table:table-cell table:formula="of:=[.B1345]/100000" office:value-type="float" office:value="0.0007608" calcext:value-type="float">
            <text:p>0.00076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28" calcext:value-type="date">
            <text:p>07/28/14</text:p>
          </table:table-cell>
          <table:table-cell office:value-type="float" office:value="76.2" calcext:value-type="float">
            <text:p>76.2</text:p>
          </table:table-cell>
          <table:table-cell table:formula="of:=[.B1346]/100000" office:value-type="float" office:value="0.000762" calcext:value-type="float">
            <text:p>0.0007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29" calcext:value-type="date">
            <text:p>07/29/14</text:p>
          </table:table-cell>
          <table:table-cell office:value-type="float" office:value="76.27" calcext:value-type="float">
            <text:p>76.27</text:p>
          </table:table-cell>
          <table:table-cell table:formula="of:=[.B1347]/100000" office:value-type="float" office:value="0.0007627" calcext:value-type="float">
            <text:p>0.00076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30" calcext:value-type="date">
            <text:p>07/30/14</text:p>
          </table:table-cell>
          <table:table-cell office:value-type="float" office:value="77.1" calcext:value-type="float">
            <text:p>77.1</text:p>
          </table:table-cell>
          <table:table-cell table:formula="of:=[.B1348]/100000" office:value-type="float" office:value="0.000771" calcext:value-type="float">
            <text:p>0.0007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7-31" calcext:value-type="date">
            <text:p>07/31/14</text:p>
          </table:table-cell>
          <table:table-cell office:value-type="float" office:value="77.33" calcext:value-type="float">
            <text:p>77.33</text:p>
          </table:table-cell>
          <table:table-cell table:formula="of:=[.B1349]/100000" office:value-type="float" office:value="0.0007733" calcext:value-type="float">
            <text:p>0.00077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01" calcext:value-type="date">
            <text:p>08/01/14</text:p>
          </table:table-cell>
          <table:table-cell office:value-type="float" office:value="78.68" calcext:value-type="float">
            <text:p>78.68</text:p>
          </table:table-cell>
          <table:table-cell table:formula="of:=[.B1350]/100000" office:value-type="float" office:value="0.0007868" calcext:value-type="float">
            <text:p>0.00078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02" calcext:value-type="date">
            <text:p>08/02/14</text:p>
          </table:table-cell>
          <table:table-cell office:value-type="float" office:value="78.68" calcext:value-type="float">
            <text:p>78.68</text:p>
          </table:table-cell>
          <table:table-cell table:formula="of:=[.B1351]/100000" office:value-type="float" office:value="0.0007868" calcext:value-type="float">
            <text:p>0.00078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03" calcext:value-type="date">
            <text:p>08/03/14</text:p>
          </table:table-cell>
          <table:table-cell office:value-type="float" office:value="78.68" calcext:value-type="float">
            <text:p>78.68</text:p>
          </table:table-cell>
          <table:table-cell table:formula="of:=[.B1352]/100000" office:value-type="float" office:value="0.0007868" calcext:value-type="float">
            <text:p>0.00078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04" calcext:value-type="date">
            <text:p>08/04/14</text:p>
          </table:table-cell>
          <table:table-cell office:value-type="float" office:value="78.88" calcext:value-type="float">
            <text:p>78.88</text:p>
          </table:table-cell>
          <table:table-cell table:formula="of:=[.B1353]/100000" office:value-type="float" office:value="0.0007888" calcext:value-type="float">
            <text:p>0.00078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05" calcext:value-type="date">
            <text:p>08/05/14</text:p>
          </table:table-cell>
          <table:table-cell office:value-type="float" office:value="79.44" calcext:value-type="float">
            <text:p>79.44</text:p>
          </table:table-cell>
          <table:table-cell table:formula="of:=[.B1354]/100000" office:value-type="float" office:value="0.0007944" calcext:value-type="float">
            <text:p>0.000794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06" calcext:value-type="date">
            <text:p>08/06/14</text:p>
          </table:table-cell>
          <table:table-cell office:value-type="float" office:value="79.28" calcext:value-type="float">
            <text:p>79.28</text:p>
          </table:table-cell>
          <table:table-cell table:formula="of:=[.B1355]/100000" office:value-type="float" office:value="0.0007928" calcext:value-type="float">
            <text:p>0.000792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07" calcext:value-type="date">
            <text:p>08/07/14</text:p>
          </table:table-cell>
          <table:table-cell office:value-type="float" office:value="80.9" calcext:value-type="float">
            <text:p>80.9</text:p>
          </table:table-cell>
          <table:table-cell table:formula="of:=[.B1356]/100000" office:value-type="float" office:value="0.000809" calcext:value-type="float">
            <text:p>0.0008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08" calcext:value-type="date">
            <text:p>08/08/14</text:p>
          </table:table-cell>
          <table:table-cell office:value-type="float" office:value="81.06" calcext:value-type="float">
            <text:p>81.06</text:p>
          </table:table-cell>
          <table:table-cell table:formula="of:=[.B1357]/100000" office:value-type="float" office:value="0.0008106" calcext:value-type="float">
            <text:p>0.00081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09" calcext:value-type="date">
            <text:p>08/09/14</text:p>
          </table:table-cell>
          <table:table-cell office:value-type="float" office:value="81.06" calcext:value-type="float">
            <text:p>81.06</text:p>
          </table:table-cell>
          <table:table-cell table:formula="of:=[.B1358]/100000" office:value-type="float" office:value="0.0008106" calcext:value-type="float">
            <text:p>0.00081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10" calcext:value-type="date">
            <text:p>08/10/14</text:p>
          </table:table-cell>
          <table:table-cell office:value-type="float" office:value="81.06" calcext:value-type="float">
            <text:p>81.06</text:p>
          </table:table-cell>
          <table:table-cell table:formula="of:=[.B1359]/100000" office:value-type="float" office:value="0.0008106" calcext:value-type="float">
            <text:p>0.00081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11" calcext:value-type="date">
            <text:p>08/11/14</text:p>
          </table:table-cell>
          <table:table-cell office:value-type="float" office:value="80.61" calcext:value-type="float">
            <text:p>80.61</text:p>
          </table:table-cell>
          <table:table-cell table:formula="of:=[.B1360]/100000" office:value-type="float" office:value="0.0008061" calcext:value-type="float">
            <text:p>0.00080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12" calcext:value-type="date">
            <text:p>08/12/14</text:p>
          </table:table-cell>
          <table:table-cell office:value-type="float" office:value="80.45" calcext:value-type="float">
            <text:p>80.45</text:p>
          </table:table-cell>
          <table:table-cell table:formula="of:=[.B1361]/100000" office:value-type="float" office:value="0.0008045" calcext:value-type="float">
            <text:p>0.00080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13" calcext:value-type="date">
            <text:p>08/13/14</text:p>
          </table:table-cell>
          <table:table-cell office:value-type="float" office:value="82.38" calcext:value-type="float">
            <text:p>82.38</text:p>
          </table:table-cell>
          <table:table-cell table:formula="of:=[.B1362]/100000" office:value-type="float" office:value="0.0008238" calcext:value-type="float">
            <text:p>0.000823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14" calcext:value-type="date">
            <text:p>08/14/14</text:p>
          </table:table-cell>
          <table:table-cell office:value-type="float" office:value="83.87" calcext:value-type="float">
            <text:p>83.87</text:p>
          </table:table-cell>
          <table:table-cell table:formula="of:=[.B1363]/100000" office:value-type="float" office:value="0.0008387" calcext:value-type="float">
            <text:p>0.00083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15" calcext:value-type="date">
            <text:p>08/15/14</text:p>
          </table:table-cell>
          <table:table-cell office:value-type="float" office:value="82.46" calcext:value-type="float">
            <text:p>82.46</text:p>
          </table:table-cell>
          <table:table-cell table:formula="of:=[.B1364]/100000" office:value-type="float" office:value="0.0008246" calcext:value-type="float">
            <text:p>0.00082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16" calcext:value-type="date">
            <text:p>08/16/14</text:p>
          </table:table-cell>
          <table:table-cell office:value-type="float" office:value="82.46" calcext:value-type="float">
            <text:p>82.46</text:p>
          </table:table-cell>
          <table:table-cell table:formula="of:=[.B1365]/100000" office:value-type="float" office:value="0.0008246" calcext:value-type="float">
            <text:p>0.00082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17" calcext:value-type="date">
            <text:p>08/17/14</text:p>
          </table:table-cell>
          <table:table-cell office:value-type="float" office:value="82.46" calcext:value-type="float">
            <text:p>82.46</text:p>
          </table:table-cell>
          <table:table-cell table:formula="of:=[.B1366]/100000" office:value-type="float" office:value="0.0008246" calcext:value-type="float">
            <text:p>0.00082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18" calcext:value-type="date">
            <text:p>08/18/14</text:p>
          </table:table-cell>
          <table:table-cell office:value-type="float" office:value="82.46" calcext:value-type="float">
            <text:p>82.46</text:p>
          </table:table-cell>
          <table:table-cell table:formula="of:=[.B1367]/100000" office:value-type="float" office:value="0.0008246" calcext:value-type="float">
            <text:p>0.00082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19" calcext:value-type="date">
            <text:p>08/19/14</text:p>
          </table:table-cell>
          <table:table-cell office:value-type="float" office:value="82.83" calcext:value-type="float">
            <text:p>82.83</text:p>
          </table:table-cell>
          <table:table-cell table:formula="of:=[.B1368]/100000" office:value-type="float" office:value="0.0008283" calcext:value-type="float">
            <text:p>0.000828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20" calcext:value-type="date">
            <text:p>08/20/14</text:p>
          </table:table-cell>
          <table:table-cell office:value-type="float" office:value="83.67" calcext:value-type="float">
            <text:p>83.67</text:p>
          </table:table-cell>
          <table:table-cell table:formula="of:=[.B1369]/100000" office:value-type="float" office:value="0.0008367" calcext:value-type="float">
            <text:p>0.00083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21" calcext:value-type="date">
            <text:p>08/21/14</text:p>
          </table:table-cell>
          <table:table-cell office:value-type="float" office:value="83.96" calcext:value-type="float">
            <text:p>83.96</text:p>
          </table:table-cell>
          <table:table-cell table:formula="of:=[.B1370]/100000" office:value-type="float" office:value="0.0008396" calcext:value-type="float">
            <text:p>0.000839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22" calcext:value-type="date">
            <text:p>08/22/14</text:p>
          </table:table-cell>
          <table:table-cell office:value-type="float" office:value="84.17" calcext:value-type="float">
            <text:p>84.17</text:p>
          </table:table-cell>
          <table:table-cell table:formula="of:=[.B1371]/100000" office:value-type="float" office:value="0.0008417" calcext:value-type="float">
            <text:p>0.00084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23" calcext:value-type="date">
            <text:p>08/23/14</text:p>
          </table:table-cell>
          <table:table-cell office:value-type="float" office:value="84.17" calcext:value-type="float">
            <text:p>84.17</text:p>
          </table:table-cell>
          <table:table-cell table:formula="of:=[.B1372]/100000" office:value-type="float" office:value="0.0008417" calcext:value-type="float">
            <text:p>0.00084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24" calcext:value-type="date">
            <text:p>08/24/14</text:p>
          </table:table-cell>
          <table:table-cell office:value-type="float" office:value="84.17" calcext:value-type="float">
            <text:p>84.17</text:p>
          </table:table-cell>
          <table:table-cell table:formula="of:=[.B1373]/100000" office:value-type="float" office:value="0.0008417" calcext:value-type="float">
            <text:p>0.00084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25" calcext:value-type="date">
            <text:p>08/25/14</text:p>
          </table:table-cell>
          <table:table-cell office:value-type="float" office:value="86.34" calcext:value-type="float">
            <text:p>86.34</text:p>
          </table:table-cell>
          <table:table-cell table:formula="of:=[.B1374]/100000" office:value-type="float" office:value="0.0008634" calcext:value-type="float">
            <text:p>0.00086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26" calcext:value-type="date">
            <text:p>08/26/14</text:p>
          </table:table-cell>
          <table:table-cell office:value-type="float" office:value="86.17" calcext:value-type="float">
            <text:p>86.17</text:p>
          </table:table-cell>
          <table:table-cell table:formula="of:=[.B1375]/100000" office:value-type="float" office:value="0.0008617" calcext:value-type="float">
            <text:p>0.00086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27" calcext:value-type="date">
            <text:p>08/27/14</text:p>
          </table:table-cell>
          <table:table-cell office:value-type="float" office:value="87.96" calcext:value-type="float">
            <text:p>87.96</text:p>
          </table:table-cell>
          <table:table-cell table:formula="of:=[.B1376]/100000" office:value-type="float" office:value="0.0008796" calcext:value-type="float">
            <text:p>0.000879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28" calcext:value-type="date">
            <text:p>08/28/14</text:p>
          </table:table-cell>
          <table:table-cell office:value-type="float" office:value="90.59" calcext:value-type="float">
            <text:p>90.59</text:p>
          </table:table-cell>
          <table:table-cell table:formula="of:=[.B1377]/100000" office:value-type="float" office:value="0.0009059" calcext:value-type="float">
            <text:p>0.00090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29" calcext:value-type="date">
            <text:p>08/29/14</text:p>
          </table:table-cell>
          <table:table-cell office:value-type="float" office:value="89.82" calcext:value-type="float">
            <text:p>89.82</text:p>
          </table:table-cell>
          <table:table-cell table:formula="of:=[.B1378]/100000" office:value-type="float" office:value="0.0008982" calcext:value-type="float">
            <text:p>0.00089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30" calcext:value-type="date">
            <text:p>08/30/14</text:p>
          </table:table-cell>
          <table:table-cell office:value-type="float" office:value="87.82" calcext:value-type="float">
            <text:p>87.82</text:p>
          </table:table-cell>
          <table:table-cell table:formula="of:=[.B1379]/100000" office:value-type="float" office:value="0.0008782" calcext:value-type="float">
            <text:p>0.00087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8-31" calcext:value-type="date">
            <text:p>08/31/14</text:p>
          </table:table-cell>
          <table:table-cell office:value-type="float" office:value="87.82" calcext:value-type="float">
            <text:p>87.82</text:p>
          </table:table-cell>
          <table:table-cell table:formula="of:=[.B1380]/100000" office:value-type="float" office:value="0.0008782" calcext:value-type="float">
            <text:p>0.00087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01" calcext:value-type="date">
            <text:p>09/01/14</text:p>
          </table:table-cell>
          <table:table-cell office:value-type="float" office:value="87.82" calcext:value-type="float">
            <text:p>87.82</text:p>
          </table:table-cell>
          <table:table-cell table:formula="of:=[.B1381]/100000" office:value-type="float" office:value="0.0008782" calcext:value-type="float">
            <text:p>0.00087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02" calcext:value-type="date">
            <text:p>09/02/14</text:p>
          </table:table-cell>
          <table:table-cell office:value-type="float" office:value="88.4" calcext:value-type="float">
            <text:p>88.4</text:p>
          </table:table-cell>
          <table:table-cell table:formula="of:=[.B1382]/100000" office:value-type="float" office:value="0.000884" calcext:value-type="float">
            <text:p>0.0008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03" calcext:value-type="date">
            <text:p>09/03/14</text:p>
          </table:table-cell>
          <table:table-cell office:value-type="float" office:value="88.09" calcext:value-type="float">
            <text:p>88.09</text:p>
          </table:table-cell>
          <table:table-cell table:formula="of:=[.B1383]/100000" office:value-type="float" office:value="0.0008809" calcext:value-type="float">
            <text:p>0.00088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04" calcext:value-type="date">
            <text:p>09/04/14</text:p>
          </table:table-cell>
          <table:table-cell office:value-type="float" office:value="88.4" calcext:value-type="float">
            <text:p>88.4</text:p>
          </table:table-cell>
          <table:table-cell table:formula="of:=[.B1384]/100000" office:value-type="float" office:value="0.000884" calcext:value-type="float">
            <text:p>0.0008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05" calcext:value-type="date">
            <text:p>09/05/14</text:p>
          </table:table-cell>
          <table:table-cell office:value-type="float" office:value="90.59" calcext:value-type="float">
            <text:p>90.59</text:p>
          </table:table-cell>
          <table:table-cell table:formula="of:=[.B1385]/100000" office:value-type="float" office:value="0.0009059" calcext:value-type="float">
            <text:p>0.00090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06" calcext:value-type="date">
            <text:p>09/06/14</text:p>
          </table:table-cell>
          <table:table-cell office:value-type="float" office:value="91.77" calcext:value-type="float">
            <text:p>91.77</text:p>
          </table:table-cell>
          <table:table-cell table:formula="of:=[.B1386]/100000" office:value-type="float" office:value="0.0009177" calcext:value-type="float">
            <text:p>0.00091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07" calcext:value-type="date">
            <text:p>09/07/14</text:p>
          </table:table-cell>
          <table:table-cell office:value-type="float" office:value="91.77" calcext:value-type="float">
            <text:p>91.77</text:p>
          </table:table-cell>
          <table:table-cell table:formula="of:=[.B1387]/100000" office:value-type="float" office:value="0.0009177" calcext:value-type="float">
            <text:p>0.00091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08" calcext:value-type="date">
            <text:p>09/08/14</text:p>
          </table:table-cell>
          <table:table-cell office:value-type="float" office:value="92.09" calcext:value-type="float">
            <text:p>92.09</text:p>
          </table:table-cell>
          <table:table-cell table:formula="of:=[.B1388]/100000" office:value-type="float" office:value="0.0009209" calcext:value-type="float">
            <text:p>0.00092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09" calcext:value-type="date">
            <text:p>09/09/14</text:p>
          </table:table-cell>
          <table:table-cell office:value-type="float" office:value="92.32" calcext:value-type="float">
            <text:p>92.32</text:p>
          </table:table-cell>
          <table:table-cell table:formula="of:=[.B1389]/100000" office:value-type="float" office:value="0.0009232" calcext:value-type="float">
            <text:p>0.000923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10" calcext:value-type="date">
            <text:p>09/10/14</text:p>
          </table:table-cell>
          <table:table-cell office:value-type="float" office:value="92.91" calcext:value-type="float">
            <text:p>92.91</text:p>
          </table:table-cell>
          <table:table-cell table:formula="of:=[.B1390]/100000" office:value-type="float" office:value="0.0009291" calcext:value-type="float">
            <text:p>0.00092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11" calcext:value-type="date">
            <text:p>09/11/14</text:p>
          </table:table-cell>
          <table:table-cell office:value-type="float" office:value="96.14" calcext:value-type="float">
            <text:p>96.14</text:p>
          </table:table-cell>
          <table:table-cell table:formula="of:=[.B1391]/100000" office:value-type="float" office:value="0.0009614" calcext:value-type="float">
            <text:p>0.00096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12" calcext:value-type="date">
            <text:p>09/12/14</text:p>
          </table:table-cell>
          <table:table-cell office:value-type="float" office:value="97.95" calcext:value-type="float">
            <text:p>97.95</text:p>
          </table:table-cell>
          <table:table-cell table:formula="of:=[.B1392]/100000" office:value-type="float" office:value="0.0009795" calcext:value-type="float">
            <text:p>0.00097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13" calcext:value-type="date">
            <text:p>09/13/14</text:p>
          </table:table-cell>
          <table:table-cell office:value-type="float" office:value="97.95" calcext:value-type="float">
            <text:p>97.95</text:p>
          </table:table-cell>
          <table:table-cell table:formula="of:=[.B1393]/100000" office:value-type="float" office:value="0.0009795" calcext:value-type="float">
            <text:p>0.00097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14" calcext:value-type="date">
            <text:p>09/14/14</text:p>
          </table:table-cell>
          <table:table-cell office:value-type="float" office:value="97.95" calcext:value-type="float">
            <text:p>97.95</text:p>
          </table:table-cell>
          <table:table-cell table:formula="of:=[.B1394]/100000" office:value-type="float" office:value="0.0009795" calcext:value-type="float">
            <text:p>0.00097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15" calcext:value-type="date">
            <text:p>09/15/14</text:p>
          </table:table-cell>
          <table:table-cell office:value-type="float" office:value="97.48" calcext:value-type="float">
            <text:p>97.48</text:p>
          </table:table-cell>
          <table:table-cell table:formula="of:=[.B1395]/100000" office:value-type="float" office:value="0.0009748" calcext:value-type="float">
            <text:p>0.00097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16" calcext:value-type="date">
            <text:p>09/16/14</text:p>
          </table:table-cell>
          <table:table-cell office:value-type="float" office:value="94.74" calcext:value-type="float">
            <text:p>94.74</text:p>
          </table:table-cell>
          <table:table-cell table:formula="of:=[.B1396]/100000" office:value-type="float" office:value="0.0009474" calcext:value-type="float">
            <text:p>0.00094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17" calcext:value-type="date">
            <text:p>09/17/14</text:p>
          </table:table-cell>
          <table:table-cell office:value-type="float" office:value="93.36" calcext:value-type="float">
            <text:p>93.36</text:p>
          </table:table-cell>
          <table:table-cell table:formula="of:=[.B1397]/100000" office:value-type="float" office:value="0.0009336" calcext:value-type="float">
            <text:p>0.00093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18" calcext:value-type="date">
            <text:p>09/18/14</text:p>
          </table:table-cell>
          <table:table-cell office:value-type="float" office:value="95.9" calcext:value-type="float">
            <text:p>95.9</text:p>
          </table:table-cell>
          <table:table-cell table:formula="of:=[.B1398]/100000" office:value-type="float" office:value="0.000959" calcext:value-type="float">
            <text:p>0.0009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19" calcext:value-type="date">
            <text:p>09/19/14</text:p>
          </table:table-cell>
          <table:table-cell office:value-type="float" office:value="95.52" calcext:value-type="float">
            <text:p>95.52</text:p>
          </table:table-cell>
          <table:table-cell table:formula="of:=[.B1399]/100000" office:value-type="float" office:value="0.0009552" calcext:value-type="float">
            <text:p>0.00095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20" calcext:value-type="date">
            <text:p>09/20/14</text:p>
          </table:table-cell>
          <table:table-cell office:value-type="float" office:value="95.52" calcext:value-type="float">
            <text:p>95.52</text:p>
          </table:table-cell>
          <table:table-cell table:formula="of:=[.B1400]/100000" office:value-type="float" office:value="0.0009552" calcext:value-type="float">
            <text:p>0.00095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21" calcext:value-type="date">
            <text:p>09/21/14</text:p>
          </table:table-cell>
          <table:table-cell office:value-type="float" office:value="95.52" calcext:value-type="float">
            <text:p>95.52</text:p>
          </table:table-cell>
          <table:table-cell table:formula="of:=[.B1401]/100000" office:value-type="float" office:value="0.0009552" calcext:value-type="float">
            <text:p>0.00095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22" calcext:value-type="date">
            <text:p>09/22/14</text:p>
          </table:table-cell>
          <table:table-cell office:value-type="float" office:value="96.76" calcext:value-type="float">
            <text:p>96.76</text:p>
          </table:table-cell>
          <table:table-cell table:formula="of:=[.B1402]/100000" office:value-type="float" office:value="0.0009676" calcext:value-type="float">
            <text:p>0.000967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23" calcext:value-type="date">
            <text:p>09/23/14</text:p>
          </table:table-cell>
          <table:table-cell office:value-type="float" office:value="97" calcext:value-type="float">
            <text:p>97</text:p>
          </table:table-cell>
          <table:table-cell table:formula="of:=[.B1403]/100000" office:value-type="float" office:value="0.00097" calcext:value-type="float">
            <text:p>0.000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24" calcext:value-type="date">
            <text:p>09/24/14</text:p>
          </table:table-cell>
          <table:table-cell office:value-type="float" office:value="97.48" calcext:value-type="float">
            <text:p>97.48</text:p>
          </table:table-cell>
          <table:table-cell table:formula="of:=[.B1404]/100000" office:value-type="float" office:value="0.0009748" calcext:value-type="float">
            <text:p>0.00097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25" calcext:value-type="date">
            <text:p>09/25/14</text:p>
          </table:table-cell>
          <table:table-cell office:value-type="float" office:value="98.1" calcext:value-type="float">
            <text:p>98.1</text:p>
          </table:table-cell>
          <table:table-cell table:formula="of:=[.B1405]/100000" office:value-type="float" office:value="0.000981" calcext:value-type="float">
            <text:p>0.0009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26" calcext:value-type="date">
            <text:p>09/26/14</text:p>
          </table:table-cell>
          <table:table-cell office:value-type="float" office:value="100.68" calcext:value-type="float">
            <text:p>100.68</text:p>
          </table:table-cell>
          <table:table-cell table:formula="of:=[.B1406]/100000" office:value-type="float" office:value="0.0010068" calcext:value-type="float">
            <text:p>0.00100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27" calcext:value-type="date">
            <text:p>09/27/14</text:p>
          </table:table-cell>
          <table:table-cell office:value-type="float" office:value="100.68" calcext:value-type="float">
            <text:p>100.68</text:p>
          </table:table-cell>
          <table:table-cell table:formula="of:=[.B1407]/100000" office:value-type="float" office:value="0.0010068" calcext:value-type="float">
            <text:p>0.00100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28" calcext:value-type="date">
            <text:p>09/28/14</text:p>
          </table:table-cell>
          <table:table-cell office:value-type="float" office:value="100.68" calcext:value-type="float">
            <text:p>100.68</text:p>
          </table:table-cell>
          <table:table-cell table:formula="of:=[.B1408]/100000" office:value-type="float" office:value="0.0010068" calcext:value-type="float">
            <text:p>0.00100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29" calcext:value-type="date">
            <text:p>09/29/14</text:p>
          </table:table-cell>
          <table:table-cell office:value-type="float" office:value="100.93" calcext:value-type="float">
            <text:p>100.93</text:p>
          </table:table-cell>
          <table:table-cell table:formula="of:=[.B1409]/100000" office:value-type="float" office:value="0.0010093" calcext:value-type="float">
            <text:p>0.00100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09-30" calcext:value-type="date">
            <text:p>09/30/14</text:p>
          </table:table-cell>
          <table:table-cell office:value-type="float" office:value="100.59" calcext:value-type="float">
            <text:p>100.59</text:p>
          </table:table-cell>
          <table:table-cell table:formula="of:=[.B1410]/100000" office:value-type="float" office:value="0.0010059" calcext:value-type="float">
            <text:p>0.00100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01" calcext:value-type="date">
            <text:p>10/01/14</text:p>
          </table:table-cell>
          <table:table-cell office:value-type="float" office:value="100.78" calcext:value-type="float">
            <text:p>100.78</text:p>
          </table:table-cell>
          <table:table-cell table:formula="of:=[.B1411]/100000" office:value-type="float" office:value="0.0010078" calcext:value-type="float">
            <text:p>0.001007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02" calcext:value-type="date">
            <text:p>10/02/14</text:p>
          </table:table-cell>
          <table:table-cell office:value-type="float" office:value="101.53" calcext:value-type="float">
            <text:p>101.53</text:p>
          </table:table-cell>
          <table:table-cell table:formula="of:=[.B1412]/100000" office:value-type="float" office:value="0.0010153" calcext:value-type="float">
            <text:p>0.00101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03" calcext:value-type="date">
            <text:p>10/03/14</text:p>
          </table:table-cell>
          <table:table-cell office:value-type="float" office:value="101.77" calcext:value-type="float">
            <text:p>101.77</text:p>
          </table:table-cell>
          <table:table-cell table:formula="of:=[.B1413]/100000" office:value-type="float" office:value="0.0010177" calcext:value-type="float">
            <text:p>0.00101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04" calcext:value-type="date">
            <text:p>10/04/14</text:p>
          </table:table-cell>
          <table:table-cell office:value-type="float" office:value="102.76" calcext:value-type="float">
            <text:p>102.76</text:p>
          </table:table-cell>
          <table:table-cell table:formula="of:=[.B1414]/100000" office:value-type="float" office:value="0.0010276" calcext:value-type="float">
            <text:p>0.001027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05" calcext:value-type="date">
            <text:p>10/05/14</text:p>
          </table:table-cell>
          <table:table-cell office:value-type="float" office:value="102.76" calcext:value-type="float">
            <text:p>102.76</text:p>
          </table:table-cell>
          <table:table-cell table:formula="of:=[.B1415]/100000" office:value-type="float" office:value="0.0010276" calcext:value-type="float">
            <text:p>0.001027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06" calcext:value-type="date">
            <text:p>10/06/14</text:p>
          </table:table-cell>
          <table:table-cell office:value-type="float" office:value="100.43" calcext:value-type="float">
            <text:p>100.43</text:p>
          </table:table-cell>
          <table:table-cell table:formula="of:=[.B1416]/100000" office:value-type="float" office:value="0.0010043" calcext:value-type="float">
            <text:p>0.00100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07" calcext:value-type="date">
            <text:p>10/07/14</text:p>
          </table:table-cell>
          <table:table-cell office:value-type="float" office:value="100.33" calcext:value-type="float">
            <text:p>100.33</text:p>
          </table:table-cell>
          <table:table-cell table:formula="of:=[.B1417]/100000" office:value-type="float" office:value="0.0010033" calcext:value-type="float">
            <text:p>0.00100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08" calcext:value-type="date">
            <text:p>10/08/14</text:p>
          </table:table-cell>
          <table:table-cell office:value-type="float" office:value="98.65" calcext:value-type="float">
            <text:p>98.65</text:p>
          </table:table-cell>
          <table:table-cell table:formula="of:=[.B1418]/100000" office:value-type="float" office:value="0.0009865" calcext:value-type="float">
            <text:p>0.00098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09" calcext:value-type="date">
            <text:p>10/09/14</text:p>
          </table:table-cell>
          <table:table-cell office:value-type="float" office:value="98.74" calcext:value-type="float">
            <text:p>98.74</text:p>
          </table:table-cell>
          <table:table-cell table:formula="of:=[.B1419]/100000" office:value-type="float" office:value="0.0009874" calcext:value-type="float">
            <text:p>0.00098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10" calcext:value-type="date">
            <text:p>10/10/14</text:p>
          </table:table-cell>
          <table:table-cell office:value-type="float" office:value="99.3" calcext:value-type="float">
            <text:p>99.3</text:p>
          </table:table-cell>
          <table:table-cell table:formula="of:=[.B1420]/100000" office:value-type="float" office:value="0.000993" calcext:value-type="float">
            <text:p>0.0009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11" calcext:value-type="date">
            <text:p>10/11/14</text:p>
          </table:table-cell>
          <table:table-cell office:value-type="float" office:value="99.3" calcext:value-type="float">
            <text:p>99.3</text:p>
          </table:table-cell>
          <table:table-cell table:formula="of:=[.B1421]/100000" office:value-type="float" office:value="0.000993" calcext:value-type="float">
            <text:p>0.0009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12" calcext:value-type="date">
            <text:p>10/12/14</text:p>
          </table:table-cell>
          <table:table-cell office:value-type="float" office:value="99.3" calcext:value-type="float">
            <text:p>99.3</text:p>
          </table:table-cell>
          <table:table-cell table:formula="of:=[.B1422]/100000" office:value-type="float" office:value="0.000993" calcext:value-type="float">
            <text:p>0.0009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13" calcext:value-type="date">
            <text:p>10/13/14</text:p>
          </table:table-cell>
          <table:table-cell office:value-type="float" office:value="99.3" calcext:value-type="float">
            <text:p>99.3</text:p>
          </table:table-cell>
          <table:table-cell table:formula="of:=[.B1423]/100000" office:value-type="float" office:value="0.000993" calcext:value-type="float">
            <text:p>0.0009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14" calcext:value-type="date">
            <text:p>10/14/14</text:p>
          </table:table-cell>
          <table:table-cell office:value-type="float" office:value="97.75" calcext:value-type="float">
            <text:p>97.75</text:p>
          </table:table-cell>
          <table:table-cell table:formula="of:=[.B1424]/100000" office:value-type="float" office:value="0.0009775" calcext:value-type="float">
            <text:p>0.00097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15" calcext:value-type="date">
            <text:p>10/15/14</text:p>
          </table:table-cell>
          <table:table-cell office:value-type="float" office:value="97.2" calcext:value-type="float">
            <text:p>97.2</text:p>
          </table:table-cell>
          <table:table-cell table:formula="of:=[.B1425]/100000" office:value-type="float" office:value="0.000972" calcext:value-type="float">
            <text:p>0.0009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16" calcext:value-type="date">
            <text:p>10/16/14</text:p>
          </table:table-cell>
          <table:table-cell office:value-type="float" office:value="97.09" calcext:value-type="float">
            <text:p>97.09</text:p>
          </table:table-cell>
          <table:table-cell table:formula="of:=[.B1426]/100000" office:value-type="float" office:value="0.0009709" calcext:value-type="float">
            <text:p>0.00097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17" calcext:value-type="date">
            <text:p>10/17/14</text:p>
          </table:table-cell>
          <table:table-cell office:value-type="float" office:value="96.64" calcext:value-type="float">
            <text:p>96.64</text:p>
          </table:table-cell>
          <table:table-cell table:formula="of:=[.B1427]/100000" office:value-type="float" office:value="0.0009664" calcext:value-type="float">
            <text:p>0.00096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18" calcext:value-type="date">
            <text:p>10/18/14</text:p>
          </table:table-cell>
          <table:table-cell office:value-type="float" office:value="98.43" calcext:value-type="float">
            <text:p>98.43</text:p>
          </table:table-cell>
          <table:table-cell table:formula="of:=[.B1428]/100000" office:value-type="float" office:value="0.0009843" calcext:value-type="float">
            <text:p>0.00098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19" calcext:value-type="date">
            <text:p>10/19/14</text:p>
          </table:table-cell>
          <table:table-cell office:value-type="float" office:value="98.43" calcext:value-type="float">
            <text:p>98.43</text:p>
          </table:table-cell>
          <table:table-cell table:formula="of:=[.B1429]/100000" office:value-type="float" office:value="0.0009843" calcext:value-type="float">
            <text:p>0.00098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20" calcext:value-type="date">
            <text:p>10/20/14</text:p>
          </table:table-cell>
          <table:table-cell office:value-type="float" office:value="98.93" calcext:value-type="float">
            <text:p>98.93</text:p>
          </table:table-cell>
          <table:table-cell table:formula="of:=[.B1430]/100000" office:value-type="float" office:value="0.0009893" calcext:value-type="float">
            <text:p>0.00098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21" calcext:value-type="date">
            <text:p>10/21/14</text:p>
          </table:table-cell>
          <table:table-cell office:value-type="float" office:value="98.09" calcext:value-type="float">
            <text:p>98.09</text:p>
          </table:table-cell>
          <table:table-cell table:formula="of:=[.B1431]/100000" office:value-type="float" office:value="0.0009809" calcext:value-type="float">
            <text:p>0.00098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22" calcext:value-type="date">
            <text:p>10/22/14</text:p>
          </table:table-cell>
          <table:table-cell office:value-type="float" office:value="100.52" calcext:value-type="float">
            <text:p>100.52</text:p>
          </table:table-cell>
          <table:table-cell table:formula="of:=[.B1432]/100000" office:value-type="float" office:value="0.0010052" calcext:value-type="float">
            <text:p>0.00100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23" calcext:value-type="date">
            <text:p>10/23/14</text:p>
          </table:table-cell>
          <table:table-cell office:value-type="float" office:value="101.63" calcext:value-type="float">
            <text:p>101.63</text:p>
          </table:table-cell>
          <table:table-cell table:formula="of:=[.B1433]/100000" office:value-type="float" office:value="0.0010163" calcext:value-type="float">
            <text:p>0.00101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24" calcext:value-type="date">
            <text:p>10/24/14</text:p>
          </table:table-cell>
          <table:table-cell office:value-type="float" office:value="102.26" calcext:value-type="float">
            <text:p>102.26</text:p>
          </table:table-cell>
          <table:table-cell table:formula="of:=[.B1434]/100000" office:value-type="float" office:value="0.0010226" calcext:value-type="float">
            <text:p>0.00102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25" calcext:value-type="date">
            <text:p>10/25/14</text:p>
          </table:table-cell>
          <table:table-cell office:value-type="float" office:value="102.26" calcext:value-type="float">
            <text:p>102.26</text:p>
          </table:table-cell>
          <table:table-cell table:formula="of:=[.B1435]/100000" office:value-type="float" office:value="0.0010226" calcext:value-type="float">
            <text:p>0.00102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26" calcext:value-type="date">
            <text:p>10/26/14</text:p>
          </table:table-cell>
          <table:table-cell office:value-type="float" office:value="102.26" calcext:value-type="float">
            <text:p>102.26</text:p>
          </table:table-cell>
          <table:table-cell table:formula="of:=[.B1436]/100000" office:value-type="float" office:value="0.0010226" calcext:value-type="float">
            <text:p>0.00102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27" calcext:value-type="date">
            <text:p>10/27/14</text:p>
          </table:table-cell>
          <table:table-cell office:value-type="float" office:value="102.95" calcext:value-type="float">
            <text:p>102.95</text:p>
          </table:table-cell>
          <table:table-cell table:formula="of:=[.B1437]/100000" office:value-type="float" office:value="0.0010295" calcext:value-type="float">
            <text:p>0.00102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28" calcext:value-type="date">
            <text:p>10/28/14</text:p>
          </table:table-cell>
          <table:table-cell office:value-type="float" office:value="102.27" calcext:value-type="float">
            <text:p>102.27</text:p>
          </table:table-cell>
          <table:table-cell table:formula="of:=[.B1438]/100000" office:value-type="float" office:value="0.0010227" calcext:value-type="float">
            <text:p>0.00102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29" calcext:value-type="date">
            <text:p>10/29/14</text:p>
          </table:table-cell>
          <table:table-cell office:value-type="float" office:value="101.69" calcext:value-type="float">
            <text:p>101.69</text:p>
          </table:table-cell>
          <table:table-cell table:formula="of:=[.B1439]/100000" office:value-type="float" office:value="0.0010169" calcext:value-type="float">
            <text:p>0.00101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30" calcext:value-type="date">
            <text:p>10/30/14</text:p>
          </table:table-cell>
          <table:table-cell office:value-type="float" office:value="102.03" calcext:value-type="float">
            <text:p>102.03</text:p>
          </table:table-cell>
          <table:table-cell table:formula="of:=[.B1440]/100000" office:value-type="float" office:value="0.0010203" calcext:value-type="float">
            <text:p>0.00102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0-31" calcext:value-type="date">
            <text:p>10/31/14</text:p>
          </table:table-cell>
          <table:table-cell office:value-type="float" office:value="102.56" calcext:value-type="float">
            <text:p>102.56</text:p>
          </table:table-cell>
          <table:table-cell table:formula="of:=[.B1441]/100000" office:value-type="float" office:value="0.0010256" calcext:value-type="float">
            <text:p>0.00102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01" calcext:value-type="date">
            <text:p>11/01/14</text:p>
          </table:table-cell>
          <table:table-cell office:value-type="float" office:value="102.56" calcext:value-type="float">
            <text:p>102.56</text:p>
          </table:table-cell>
          <table:table-cell table:formula="of:=[.B1442]/100000" office:value-type="float" office:value="0.0010256" calcext:value-type="float">
            <text:p>0.00102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02" calcext:value-type="date">
            <text:p>11/02/14</text:p>
          </table:table-cell>
          <table:table-cell office:value-type="float" office:value="102.56" calcext:value-type="float">
            <text:p>102.56</text:p>
          </table:table-cell>
          <table:table-cell table:formula="of:=[.B1443]/100000" office:value-type="float" office:value="0.0010256" calcext:value-type="float">
            <text:p>0.00102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03" calcext:value-type="date">
            <text:p>11/03/14</text:p>
          </table:table-cell>
          <table:table-cell office:value-type="float" office:value="102.56" calcext:value-type="float">
            <text:p>102.56</text:p>
          </table:table-cell>
          <table:table-cell table:formula="of:=[.B1444]/100000" office:value-type="float" office:value="0.0010256" calcext:value-type="float">
            <text:p>0.00102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04" calcext:value-type="date">
            <text:p>11/04/14</text:p>
          </table:table-cell>
          <table:table-cell office:value-type="float" office:value="101.8" calcext:value-type="float">
            <text:p>101.8</text:p>
          </table:table-cell>
          <table:table-cell table:formula="of:=[.B1445]/100000" office:value-type="float" office:value="0.001018" calcext:value-type="float">
            <text:p>0.0010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05" calcext:value-type="date">
            <text:p>11/05/14</text:p>
          </table:table-cell>
          <table:table-cell office:value-type="float" office:value="102.04" calcext:value-type="float">
            <text:p>102.04</text:p>
          </table:table-cell>
          <table:table-cell table:formula="of:=[.B1446]/100000" office:value-type="float" office:value="0.0010204" calcext:value-type="float">
            <text:p>0.00102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06" calcext:value-type="date">
            <text:p>11/06/14</text:p>
          </table:table-cell>
          <table:table-cell office:value-type="float" office:value="103.28" calcext:value-type="float">
            <text:p>103.28</text:p>
          </table:table-cell>
          <table:table-cell table:formula="of:=[.B1447]/100000" office:value-type="float" office:value="0.0010328" calcext:value-type="float">
            <text:p>0.001032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07" calcext:value-type="date">
            <text:p>11/07/14</text:p>
          </table:table-cell>
          <table:table-cell office:value-type="float" office:value="104.12" calcext:value-type="float">
            <text:p>104.12</text:p>
          </table:table-cell>
          <table:table-cell table:formula="of:=[.B1448]/100000" office:value-type="float" office:value="0.0010412" calcext:value-type="float">
            <text:p>0.00104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08" calcext:value-type="date">
            <text:p>11/08/14</text:p>
          </table:table-cell>
          <table:table-cell office:value-type="float" office:value="104.12" calcext:value-type="float">
            <text:p>104.12</text:p>
          </table:table-cell>
          <table:table-cell table:formula="of:=[.B1449]/100000" office:value-type="float" office:value="0.0010412" calcext:value-type="float">
            <text:p>0.00104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09" calcext:value-type="date">
            <text:p>11/09/14</text:p>
          </table:table-cell>
          <table:table-cell office:value-type="float" office:value="104.12" calcext:value-type="float">
            <text:p>104.12</text:p>
          </table:table-cell>
          <table:table-cell table:formula="of:=[.B1450]/100000" office:value-type="float" office:value="0.0010412" calcext:value-type="float">
            <text:p>0.00104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10" calcext:value-type="date">
            <text:p>11/10/14</text:p>
          </table:table-cell>
          <table:table-cell office:value-type="float" office:value="106.2" calcext:value-type="float">
            <text:p>106.2</text:p>
          </table:table-cell>
          <table:table-cell table:formula="of:=[.B1451]/100000" office:value-type="float" office:value="0.001062" calcext:value-type="float">
            <text:p>0.0010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11" calcext:value-type="date">
            <text:p>11/11/14</text:p>
          </table:table-cell>
          <table:table-cell office:value-type="float" office:value="107.27" calcext:value-type="float">
            <text:p>107.27</text:p>
          </table:table-cell>
          <table:table-cell table:formula="of:=[.B1452]/100000" office:value-type="float" office:value="0.0010727" calcext:value-type="float">
            <text:p>0.00107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12" calcext:value-type="date">
            <text:p>11/12/14</text:p>
          </table:table-cell>
          <table:table-cell office:value-type="float" office:value="113.62" calcext:value-type="float">
            <text:p>113.62</text:p>
          </table:table-cell>
          <table:table-cell table:formula="of:=[.B1453]/100000" office:value-type="float" office:value="0.0011362" calcext:value-type="float">
            <text:p>0.00113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13" calcext:value-type="date">
            <text:p>11/13/14</text:p>
          </table:table-cell>
          <table:table-cell office:value-type="float" office:value="116.43" calcext:value-type="float">
            <text:p>116.43</text:p>
          </table:table-cell>
          <table:table-cell table:formula="of:=[.B1454]/100000" office:value-type="float" office:value="0.0011643" calcext:value-type="float">
            <text:p>0.00116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14" calcext:value-type="date">
            <text:p>11/14/14</text:p>
          </table:table-cell>
          <table:table-cell office:value-type="float" office:value="121.22" calcext:value-type="float">
            <text:p>121.22</text:p>
          </table:table-cell>
          <table:table-cell table:formula="of:=[.B1455]/100000" office:value-type="float" office:value="0.0012122" calcext:value-type="float">
            <text:p>0.00121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15" calcext:value-type="date">
            <text:p>11/15/14</text:p>
          </table:table-cell>
          <table:table-cell office:value-type="float" office:value="121.22" calcext:value-type="float">
            <text:p>121.22</text:p>
          </table:table-cell>
          <table:table-cell table:formula="of:=[.B1456]/100000" office:value-type="float" office:value="0.0012122" calcext:value-type="float">
            <text:p>0.00121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16" calcext:value-type="date">
            <text:p>11/16/14</text:p>
          </table:table-cell>
          <table:table-cell office:value-type="float" office:value="121.22" calcext:value-type="float">
            <text:p>121.22</text:p>
          </table:table-cell>
          <table:table-cell table:formula="of:=[.B1457]/100000" office:value-type="float" office:value="0.0012122" calcext:value-type="float">
            <text:p>0.00121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17" calcext:value-type="date">
            <text:p>11/17/14</text:p>
          </table:table-cell>
          <table:table-cell office:value-type="float" office:value="121.22" calcext:value-type="float">
            <text:p>121.22</text:p>
          </table:table-cell>
          <table:table-cell table:formula="of:=[.B1458]/100000" office:value-type="float" office:value="0.0012122" calcext:value-type="float">
            <text:p>0.00121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18" calcext:value-type="date">
            <text:p>11/18/14</text:p>
          </table:table-cell>
          <table:table-cell office:value-type="float" office:value="124.57" calcext:value-type="float">
            <text:p>124.57</text:p>
          </table:table-cell>
          <table:table-cell table:formula="of:=[.B1459]/100000" office:value-type="float" office:value="0.0012457" calcext:value-type="float">
            <text:p>0.001245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19" calcext:value-type="date">
            <text:p>11/19/14</text:p>
          </table:table-cell>
          <table:table-cell office:value-type="float" office:value="124.46" calcext:value-type="float">
            <text:p>124.46</text:p>
          </table:table-cell>
          <table:table-cell table:formula="of:=[.B1460]/100000" office:value-type="float" office:value="0.0012446" calcext:value-type="float">
            <text:p>0.00124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20" calcext:value-type="date">
            <text:p>11/20/14</text:p>
          </table:table-cell>
          <table:table-cell office:value-type="float" office:value="124.46" calcext:value-type="float">
            <text:p>124.46</text:p>
          </table:table-cell>
          <table:table-cell table:formula="of:=[.B1461]/100000" office:value-type="float" office:value="0.0012446" calcext:value-type="float">
            <text:p>0.00124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21" calcext:value-type="date">
            <text:p>11/21/14</text:p>
          </table:table-cell>
          <table:table-cell office:value-type="float" office:value="123.6" calcext:value-type="float">
            <text:p>123.6</text:p>
          </table:table-cell>
          <table:table-cell table:formula="of:=[.B1462]/100000" office:value-type="float" office:value="0.001236" calcext:value-type="float">
            <text:p>0.0012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22" calcext:value-type="date">
            <text:p>11/22/14</text:p>
          </table:table-cell>
          <table:table-cell office:value-type="float" office:value="123.6" calcext:value-type="float">
            <text:p>123.6</text:p>
          </table:table-cell>
          <table:table-cell table:formula="of:=[.B1463]/100000" office:value-type="float" office:value="0.001236" calcext:value-type="float">
            <text:p>0.0012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23" calcext:value-type="date">
            <text:p>11/23/14</text:p>
          </table:table-cell>
          <table:table-cell office:value-type="float" office:value="123.6" calcext:value-type="float">
            <text:p>123.6</text:p>
          </table:table-cell>
          <table:table-cell table:formula="of:=[.B1464]/100000" office:value-type="float" office:value="0.001236" calcext:value-type="float">
            <text:p>0.0012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24" calcext:value-type="date">
            <text:p>11/24/14</text:p>
          </table:table-cell>
          <table:table-cell office:value-type="float" office:value="128.18" calcext:value-type="float">
            <text:p>128.18</text:p>
          </table:table-cell>
          <table:table-cell table:formula="of:=[.B1465]/100000" office:value-type="float" office:value="0.0012818" calcext:value-type="float">
            <text:p>0.00128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25" calcext:value-type="date">
            <text:p>11/25/14</text:p>
          </table:table-cell>
          <table:table-cell office:value-type="float" office:value="128.41" calcext:value-type="float">
            <text:p>128.41</text:p>
          </table:table-cell>
          <table:table-cell table:formula="of:=[.B1466]/100000" office:value-type="float" office:value="0.0012841" calcext:value-type="float">
            <text:p>0.00128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26" calcext:value-type="date">
            <text:p>11/26/14</text:p>
          </table:table-cell>
          <table:table-cell office:value-type="float" office:value="137.48" calcext:value-type="float">
            <text:p>137.48</text:p>
          </table:table-cell>
          <table:table-cell table:formula="of:=[.B1467]/100000" office:value-type="float" office:value="0.0013748" calcext:value-type="float">
            <text:p>0.00137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27" calcext:value-type="date">
            <text:p>11/27/14</text:p>
          </table:table-cell>
          <table:table-cell office:value-type="float" office:value="143.82" calcext:value-type="float">
            <text:p>143.82</text:p>
          </table:table-cell>
          <table:table-cell table:formula="of:=[.B1468]/100000" office:value-type="float" office:value="0.0014382" calcext:value-type="float">
            <text:p>0.00143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28" calcext:value-type="date">
            <text:p>11/28/14</text:p>
          </table:table-cell>
          <table:table-cell office:value-type="float" office:value="153.66" calcext:value-type="float">
            <text:p>153.66</text:p>
          </table:table-cell>
          <table:table-cell table:formula="of:=[.B1469]/100000" office:value-type="float" office:value="0.0015366" calcext:value-type="float">
            <text:p>0.00153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29" calcext:value-type="date">
            <text:p>11/29/14</text:p>
          </table:table-cell>
          <table:table-cell office:value-type="float" office:value="153.66" calcext:value-type="float">
            <text:p>153.66</text:p>
          </table:table-cell>
          <table:table-cell table:formula="of:=[.B1470]/100000" office:value-type="float" office:value="0.0015366" calcext:value-type="float">
            <text:p>0.00153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1-30" calcext:value-type="date">
            <text:p>11/30/14</text:p>
          </table:table-cell>
          <table:table-cell office:value-type="float" office:value="153.66" calcext:value-type="float">
            <text:p>153.66</text:p>
          </table:table-cell>
          <table:table-cell table:formula="of:=[.B1471]/100000" office:value-type="float" office:value="0.0015366" calcext:value-type="float">
            <text:p>0.00153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01" calcext:value-type="date">
            <text:p>12/01/14</text:p>
          </table:table-cell>
          <table:table-cell office:value-type="float" office:value="159.02" calcext:value-type="float">
            <text:p>159.02</text:p>
          </table:table-cell>
          <table:table-cell table:formula="of:=[.B1472]/100000" office:value-type="float" office:value="0.0015902" calcext:value-type="float">
            <text:p>0.00159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02" calcext:value-type="date">
            <text:p>12/02/14</text:p>
          </table:table-cell>
          <table:table-cell office:value-type="float" office:value="158.04" calcext:value-type="float">
            <text:p>158.04</text:p>
          </table:table-cell>
          <table:table-cell table:formula="of:=[.B1473]/100000" office:value-type="float" office:value="0.0015804" calcext:value-type="float">
            <text:p>0.00158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03" calcext:value-type="date">
            <text:p>12/03/14</text:p>
          </table:table-cell>
          <table:table-cell office:value-type="float" office:value="158.94" calcext:value-type="float">
            <text:p>158.94</text:p>
          </table:table-cell>
          <table:table-cell table:formula="of:=[.B1474]/100000" office:value-type="float" office:value="0.0015894" calcext:value-type="float">
            <text:p>0.001589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04" calcext:value-type="date">
            <text:p>12/04/14</text:p>
          </table:table-cell>
          <table:table-cell office:value-type="float" office:value="165.38" calcext:value-type="float">
            <text:p>165.38</text:p>
          </table:table-cell>
          <table:table-cell table:formula="of:=[.B1475]/100000" office:value-type="float" office:value="0.0016538" calcext:value-type="float">
            <text:p>0.001653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05" calcext:value-type="date">
            <text:p>12/05/14</text:p>
          </table:table-cell>
          <table:table-cell office:value-type="float" office:value="174.03" calcext:value-type="float">
            <text:p>174.03</text:p>
          </table:table-cell>
          <table:table-cell table:formula="of:=[.B1476]/100000" office:value-type="float" office:value="0.0017403" calcext:value-type="float">
            <text:p>0.00174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06" calcext:value-type="date">
            <text:p>12/06/14</text:p>
          </table:table-cell>
          <table:table-cell office:value-type="float" office:value="174.03" calcext:value-type="float">
            <text:p>174.03</text:p>
          </table:table-cell>
          <table:table-cell table:formula="of:=[.B1477]/100000" office:value-type="float" office:value="0.0017403" calcext:value-type="float">
            <text:p>0.00174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07" calcext:value-type="date">
            <text:p>12/07/14</text:p>
          </table:table-cell>
          <table:table-cell office:value-type="float" office:value="174.03" calcext:value-type="float">
            <text:p>174.03</text:p>
          </table:table-cell>
          <table:table-cell table:formula="of:=[.B1478]/100000" office:value-type="float" office:value="0.0017403" calcext:value-type="float">
            <text:p>0.00174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08" calcext:value-type="date">
            <text:p>12/08/14</text:p>
          </table:table-cell>
          <table:table-cell office:value-type="float" office:value="174.03" calcext:value-type="float">
            <text:p>174.03</text:p>
          </table:table-cell>
          <table:table-cell table:formula="of:=[.B1479]/100000" office:value-type="float" office:value="0.0017403" calcext:value-type="float">
            <text:p>0.00174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09" calcext:value-type="date">
            <text:p>12/09/14</text:p>
          </table:table-cell>
          <table:table-cell office:value-type="float" office:value="178.77" calcext:value-type="float">
            <text:p>178.77</text:p>
          </table:table-cell>
          <table:table-cell table:formula="of:=[.B1480]/100000" office:value-type="float" office:value="0.0017877" calcext:value-type="float">
            <text:p>0.00178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10" calcext:value-type="date">
            <text:p>12/10/14</text:p>
          </table:table-cell>
          <table:table-cell office:value-type="float" office:value="181.23" calcext:value-type="float">
            <text:p>181.23</text:p>
          </table:table-cell>
          <table:table-cell table:formula="of:=[.B1481]/100000" office:value-type="float" office:value="0.0018123" calcext:value-type="float">
            <text:p>0.00181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11" calcext:value-type="date">
            <text:p>12/11/14</text:p>
          </table:table-cell>
          <table:table-cell office:value-type="float" office:value="180.43" calcext:value-type="float">
            <text:p>180.43</text:p>
          </table:table-cell>
          <table:table-cell table:formula="of:=[.B1482]/100000" office:value-type="float" office:value="0.0018043" calcext:value-type="float">
            <text:p>0.00180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12" calcext:value-type="date">
            <text:p>12/12/14</text:p>
          </table:table-cell>
          <table:table-cell office:value-type="float" office:value="179.08" calcext:value-type="float">
            <text:p>179.08</text:p>
          </table:table-cell>
          <table:table-cell table:formula="of:=[.B1483]/100000" office:value-type="float" office:value="0.0017908" calcext:value-type="float">
            <text:p>0.00179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13" calcext:value-type="date">
            <text:p>12/13/14</text:p>
          </table:table-cell>
          <table:table-cell office:value-type="float" office:value="179.08" calcext:value-type="float">
            <text:p>179.08</text:p>
          </table:table-cell>
          <table:table-cell table:formula="of:=[.B1484]/100000" office:value-type="float" office:value="0.0017908" calcext:value-type="float">
            <text:p>0.00179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14" calcext:value-type="date">
            <text:p>12/14/14</text:p>
          </table:table-cell>
          <table:table-cell office:value-type="float" office:value="179.08" calcext:value-type="float">
            <text:p>179.08</text:p>
          </table:table-cell>
          <table:table-cell table:formula="of:=[.B1485]/100000" office:value-type="float" office:value="0.0017908" calcext:value-type="float">
            <text:p>0.00179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15" calcext:value-type="date">
            <text:p>12/15/14</text:p>
          </table:table-cell>
          <table:table-cell office:value-type="float" office:value="183.7" calcext:value-type="float">
            <text:p>183.7</text:p>
          </table:table-cell>
          <table:table-cell table:formula="of:=[.B1486]/100000" office:value-type="float" office:value="0.001837" calcext:value-type="float">
            <text:p>0.0018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16" calcext:value-type="date">
            <text:p>12/16/14</text:p>
          </table:table-cell>
          <table:table-cell office:value-type="float" office:value="186.09" calcext:value-type="float">
            <text:p>186.09</text:p>
          </table:table-cell>
          <table:table-cell table:formula="of:=[.B1487]/100000" office:value-type="float" office:value="0.0018609" calcext:value-type="float">
            <text:p>0.00186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17" calcext:value-type="date">
            <text:p>12/17/14</text:p>
          </table:table-cell>
          <table:table-cell office:value-type="float" office:value="182.23" calcext:value-type="float">
            <text:p>182.23</text:p>
          </table:table-cell>
          <table:table-cell table:formula="of:=[.B1488]/100000" office:value-type="float" office:value="0.0018223" calcext:value-type="float">
            <text:p>0.00182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18" calcext:value-type="date">
            <text:p>12/18/14</text:p>
          </table:table-cell>
          <table:table-cell office:value-type="float" office:value="177.61" calcext:value-type="float">
            <text:p>177.61</text:p>
          </table:table-cell>
          <table:table-cell table:formula="of:=[.B1489]/100000" office:value-type="float" office:value="0.0017761" calcext:value-type="float">
            <text:p>0.00177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19" calcext:value-type="date">
            <text:p>12/19/14</text:p>
          </table:table-cell>
          <table:table-cell office:value-type="float" office:value="175.99" calcext:value-type="float">
            <text:p>175.99</text:p>
          </table:table-cell>
          <table:table-cell table:formula="of:=[.B1490]/100000" office:value-type="float" office:value="0.0017599" calcext:value-type="float">
            <text:p>0.001759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20" calcext:value-type="date">
            <text:p>12/20/14</text:p>
          </table:table-cell>
          <table:table-cell office:value-type="float" office:value="175.99" calcext:value-type="float">
            <text:p>175.99</text:p>
          </table:table-cell>
          <table:table-cell table:formula="of:=[.B1491]/100000" office:value-type="float" office:value="0.0017599" calcext:value-type="float">
            <text:p>0.001759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21" calcext:value-type="date">
            <text:p>12/21/14</text:p>
          </table:table-cell>
          <table:table-cell office:value-type="float" office:value="175.99" calcext:value-type="float">
            <text:p>175.99</text:p>
          </table:table-cell>
          <table:table-cell table:formula="of:=[.B1492]/100000" office:value-type="float" office:value="0.0017599" calcext:value-type="float">
            <text:p>0.001759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22" calcext:value-type="date">
            <text:p>12/22/14</text:p>
          </table:table-cell>
          <table:table-cell office:value-type="float" office:value="173.71" calcext:value-type="float">
            <text:p>173.71</text:p>
          </table:table-cell>
          <table:table-cell table:formula="of:=[.B1493]/100000" office:value-type="float" office:value="0.0017371" calcext:value-type="float">
            <text:p>0.00173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23" calcext:value-type="date">
            <text:p>12/23/14</text:p>
          </table:table-cell>
          <table:table-cell office:value-type="float" office:value="173.17" calcext:value-type="float">
            <text:p>173.17</text:p>
          </table:table-cell>
          <table:table-cell table:formula="of:=[.B1494]/100000" office:value-type="float" office:value="0.0017317" calcext:value-type="float">
            <text:p>0.00173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24" calcext:value-type="date">
            <text:p>12/24/14</text:p>
          </table:table-cell>
          <table:table-cell office:value-type="float" office:value="173.52" calcext:value-type="float">
            <text:p>173.52</text:p>
          </table:table-cell>
          <table:table-cell table:formula="of:=[.B1495]/100000" office:value-type="float" office:value="0.0017352" calcext:value-type="float">
            <text:p>0.00173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25" calcext:value-type="date">
            <text:p>12/25/14</text:p>
          </table:table-cell>
          <table:table-cell office:value-type="float" office:value="173.52" calcext:value-type="float">
            <text:p>173.52</text:p>
          </table:table-cell>
          <table:table-cell table:formula="of:=[.B1496]/100000" office:value-type="float" office:value="0.0017352" calcext:value-type="float">
            <text:p>0.00173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26" calcext:value-type="date">
            <text:p>12/26/14</text:p>
          </table:table-cell>
          <table:table-cell office:value-type="float" office:value="174.37" calcext:value-type="float">
            <text:p>174.37</text:p>
          </table:table-cell>
          <table:table-cell table:formula="of:=[.B1497]/100000" office:value-type="float" office:value="0.0017437" calcext:value-type="float">
            <text:p>0.00174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27" calcext:value-type="date">
            <text:p>12/27/14</text:p>
          </table:table-cell>
          <table:table-cell office:value-type="float" office:value="174.37" calcext:value-type="float">
            <text:p>174.37</text:p>
          </table:table-cell>
          <table:table-cell table:formula="of:=[.B1498]/100000" office:value-type="float" office:value="0.0017437" calcext:value-type="float">
            <text:p>0.00174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28" calcext:value-type="date">
            <text:p>12/28/14</text:p>
          </table:table-cell>
          <table:table-cell office:value-type="float" office:value="174.37" calcext:value-type="float">
            <text:p>174.37</text:p>
          </table:table-cell>
          <table:table-cell table:formula="of:=[.B1499]/100000" office:value-type="float" office:value="0.0017437" calcext:value-type="float">
            <text:p>0.00174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29" calcext:value-type="date">
            <text:p>12/29/14</text:p>
          </table:table-cell>
          <table:table-cell office:value-type="float" office:value="172.21" calcext:value-type="float">
            <text:p>172.21</text:p>
          </table:table-cell>
          <table:table-cell table:formula="of:=[.B1500]/100000" office:value-type="float" office:value="0.0017221" calcext:value-type="float">
            <text:p>0.00172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30" calcext:value-type="date">
            <text:p>12/30/14</text:p>
          </table:table-cell>
          <table:table-cell office:value-type="float" office:value="173.24" calcext:value-type="float">
            <text:p>173.24</text:p>
          </table:table-cell>
          <table:table-cell table:formula="of:=[.B1501]/100000" office:value-type="float" office:value="0.0017324" calcext:value-type="float">
            <text:p>0.00173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4-12-31" calcext:value-type="date">
            <text:p>12/31/14</text:p>
          </table:table-cell>
          <table:table-cell office:value-type="float" office:value="173.24" calcext:value-type="float">
            <text:p>173.24</text:p>
          </table:table-cell>
          <table:table-cell table:formula="of:=[.B1502]/100000" office:value-type="float" office:value="0.0017324" calcext:value-type="float">
            <text:p>0.00173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01" calcext:value-type="date">
            <text:p>01/01/15</text:p>
          </table:table-cell>
          <table:table-cell office:value-type="float" office:value="173.24" calcext:value-type="float">
            <text:p>173.24</text:p>
          </table:table-cell>
          <table:table-cell table:formula="of:=[.B1503]/100000" office:value-type="float" office:value="0.0017324" calcext:value-type="float">
            <text:p>0.00173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02" calcext:value-type="date">
            <text:p>01/02/15</text:p>
          </table:table-cell>
          <table:table-cell office:value-type="float" office:value="176.2" calcext:value-type="float">
            <text:p>176.2</text:p>
          </table:table-cell>
          <table:table-cell table:formula="of:=[.B1504]/100000" office:value-type="float" office:value="0.001762" calcext:value-type="float">
            <text:p>0.0017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03" calcext:value-type="date">
            <text:p>01/03/15</text:p>
          </table:table-cell>
          <table:table-cell office:value-type="float" office:value="176.2" calcext:value-type="float">
            <text:p>176.2</text:p>
          </table:table-cell>
          <table:table-cell table:formula="of:=[.B1505]/100000" office:value-type="float" office:value="0.001762" calcext:value-type="float">
            <text:p>0.0017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04" calcext:value-type="date">
            <text:p>01/04/15</text:p>
          </table:table-cell>
          <table:table-cell office:value-type="float" office:value="176.2" calcext:value-type="float">
            <text:p>176.2</text:p>
          </table:table-cell>
          <table:table-cell table:formula="of:=[.B1506]/100000" office:value-type="float" office:value="0.001762" calcext:value-type="float">
            <text:p>0.0017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05" calcext:value-type="date">
            <text:p>01/05/15</text:p>
          </table:table-cell>
          <table:table-cell office:value-type="float" office:value="175.9" calcext:value-type="float">
            <text:p>175.9</text:p>
          </table:table-cell>
          <table:table-cell table:formula="of:=[.B1507]/100000" office:value-type="float" office:value="0.001759" calcext:value-type="float">
            <text:p>0.0017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06" calcext:value-type="date">
            <text:p>01/06/15</text:p>
          </table:table-cell>
          <table:table-cell office:value-type="float" office:value="175.1" calcext:value-type="float">
            <text:p>175.1</text:p>
          </table:table-cell>
          <table:table-cell table:formula="of:=[.B1508]/100000" office:value-type="float" office:value="0.001751" calcext:value-type="float">
            <text:p>0.0017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07" calcext:value-type="date">
            <text:p>01/07/15</text:p>
          </table:table-cell>
          <table:table-cell office:value-type="float" office:value="178.74" calcext:value-type="float">
            <text:p>178.74</text:p>
          </table:table-cell>
          <table:table-cell table:formula="of:=[.B1509]/100000" office:value-type="float" office:value="0.0017874" calcext:value-type="float">
            <text:p>0.00178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08" calcext:value-type="date">
            <text:p>01/08/15</text:p>
          </table:table-cell>
          <table:table-cell office:value-type="float" office:value="187.04" calcext:value-type="float">
            <text:p>187.04</text:p>
          </table:table-cell>
          <table:table-cell table:formula="of:=[.B1510]/100000" office:value-type="float" office:value="0.0018704" calcext:value-type="float">
            <text:p>0.00187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09" calcext:value-type="date">
            <text:p>01/09/15</text:p>
          </table:table-cell>
          <table:table-cell office:value-type="float" office:value="187.19" calcext:value-type="float">
            <text:p>187.19</text:p>
          </table:table-cell>
          <table:table-cell table:formula="of:=[.B1511]/100000" office:value-type="float" office:value="0.0018719" calcext:value-type="float">
            <text:p>0.00187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10" calcext:value-type="date">
            <text:p>01/10/15</text:p>
          </table:table-cell>
          <table:table-cell office:value-type="float" office:value="187.19" calcext:value-type="float">
            <text:p>187.19</text:p>
          </table:table-cell>
          <table:table-cell table:formula="of:=[.B1512]/100000" office:value-type="float" office:value="0.0018719" calcext:value-type="float">
            <text:p>0.00187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11" calcext:value-type="date">
            <text:p>01/11/15</text:p>
          </table:table-cell>
          <table:table-cell office:value-type="float" office:value="187.19" calcext:value-type="float">
            <text:p>187.19</text:p>
          </table:table-cell>
          <table:table-cell table:formula="of:=[.B1513]/100000" office:value-type="float" office:value="0.0018719" calcext:value-type="float">
            <text:p>0.00187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12" calcext:value-type="date">
            <text:p>01/12/15</text:p>
          </table:table-cell>
          <table:table-cell office:value-type="float" office:value="187.19" calcext:value-type="float">
            <text:p>187.19</text:p>
          </table:table-cell>
          <table:table-cell table:formula="of:=[.B1514]/100000" office:value-type="float" office:value="0.0018719" calcext:value-type="float">
            <text:p>0.00187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13" calcext:value-type="date">
            <text:p>01/13/15</text:p>
          </table:table-cell>
          <table:table-cell office:value-type="float" office:value="179.3" calcext:value-type="float">
            <text:p>179.3</text:p>
          </table:table-cell>
          <table:table-cell table:formula="of:=[.B1515]/100000" office:value-type="float" office:value="0.001793" calcext:value-type="float">
            <text:p>0.0017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14" calcext:value-type="date">
            <text:p>01/14/15</text:p>
          </table:table-cell>
          <table:table-cell office:value-type="float" office:value="179.02" calcext:value-type="float">
            <text:p>179.02</text:p>
          </table:table-cell>
          <table:table-cell table:formula="of:=[.B1516]/100000" office:value-type="float" office:value="0.0017902" calcext:value-type="float">
            <text:p>0.00179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15" calcext:value-type="date">
            <text:p>01/15/15</text:p>
          </table:table-cell>
          <table:table-cell office:value-type="float" office:value="173.66" calcext:value-type="float">
            <text:p>173.66</text:p>
          </table:table-cell>
          <table:table-cell table:formula="of:=[.B1517]/100000" office:value-type="float" office:value="0.0017366" calcext:value-type="float">
            <text:p>0.00173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16" calcext:value-type="date">
            <text:p>01/16/15</text:p>
          </table:table-cell>
          <table:table-cell office:value-type="float" office:value="175.03" calcext:value-type="float">
            <text:p>175.03</text:p>
          </table:table-cell>
          <table:table-cell table:formula="of:=[.B1518]/100000" office:value-type="float" office:value="0.0017503" calcext:value-type="float">
            <text:p>0.00175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18" calcext:value-type="date">
            <text:p>01/18/15</text:p>
          </table:table-cell>
          <table:table-cell office:value-type="float" office:value="175.03" calcext:value-type="float">
            <text:p>175.03</text:p>
          </table:table-cell>
          <table:table-cell table:formula="of:=[.B1519]/100000" office:value-type="float" office:value="0.0017503" calcext:value-type="float">
            <text:p>0.00175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19" calcext:value-type="date">
            <text:p>01/19/15</text:p>
          </table:table-cell>
          <table:table-cell office:value-type="float" office:value="175.03" calcext:value-type="float">
            <text:p>175.03</text:p>
          </table:table-cell>
          <table:table-cell table:formula="of:=[.B1520]/100000" office:value-type="float" office:value="0.0017503" calcext:value-type="float">
            <text:p>0.00175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20" calcext:value-type="date">
            <text:p>01/20/15</text:p>
          </table:table-cell>
          <table:table-cell office:value-type="float" office:value="174.27" calcext:value-type="float">
            <text:p>174.27</text:p>
          </table:table-cell>
          <table:table-cell table:formula="of:=[.B1521]/100000" office:value-type="float" office:value="0.0017427" calcext:value-type="float">
            <text:p>0.00174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21" calcext:value-type="date">
            <text:p>01/21/15</text:p>
          </table:table-cell>
          <table:table-cell office:value-type="float" office:value="177.07" calcext:value-type="float">
            <text:p>177.07</text:p>
          </table:table-cell>
          <table:table-cell table:formula="of:=[.B1522]/100000" office:value-type="float" office:value="0.0017707" calcext:value-type="float">
            <text:p>0.00177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22" calcext:value-type="date">
            <text:p>01/22/15</text:p>
          </table:table-cell>
          <table:table-cell office:value-type="float" office:value="181.68" calcext:value-type="float">
            <text:p>181.68</text:p>
          </table:table-cell>
          <table:table-cell table:formula="of:=[.B1523]/100000" office:value-type="float" office:value="0.0018168" calcext:value-type="float">
            <text:p>0.00181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23" calcext:value-type="date">
            <text:p>01/23/15</text:p>
          </table:table-cell>
          <table:table-cell office:value-type="float" office:value="184.19" calcext:value-type="float">
            <text:p>184.19</text:p>
          </table:table-cell>
          <table:table-cell table:formula="of:=[.B1524]/100000" office:value-type="float" office:value="0.0018419" calcext:value-type="float">
            <text:p>0.00184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24" calcext:value-type="date">
            <text:p>01/24/15</text:p>
          </table:table-cell>
          <table:table-cell office:value-type="float" office:value="184.19" calcext:value-type="float">
            <text:p>184.19</text:p>
          </table:table-cell>
          <table:table-cell table:formula="of:=[.B1525]/100000" office:value-type="float" office:value="0.0018419" calcext:value-type="float">
            <text:p>0.00184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25" calcext:value-type="date">
            <text:p>01/25/15</text:p>
          </table:table-cell>
          <table:table-cell office:value-type="float" office:value="184.19" calcext:value-type="float">
            <text:p>184.19</text:p>
          </table:table-cell>
          <table:table-cell table:formula="of:=[.B1526]/100000" office:value-type="float" office:value="0.0018419" calcext:value-type="float">
            <text:p>0.00184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26" calcext:value-type="date">
            <text:p>01/26/15</text:p>
          </table:table-cell>
          <table:table-cell office:value-type="float" office:value="184.19" calcext:value-type="float">
            <text:p>184.19</text:p>
          </table:table-cell>
          <table:table-cell table:formula="of:=[.B1527]/100000" office:value-type="float" office:value="0.0018419" calcext:value-type="float">
            <text:p>0.00184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27" calcext:value-type="date">
            <text:p>01/27/15</text:p>
          </table:table-cell>
          <table:table-cell office:value-type="float" office:value="185.19" calcext:value-type="float">
            <text:p>185.19</text:p>
          </table:table-cell>
          <table:table-cell table:formula="of:=[.B1528]/100000" office:value-type="float" office:value="0.0018519" calcext:value-type="float">
            <text:p>0.00185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28" calcext:value-type="date">
            <text:p>01/28/15</text:p>
          </table:table-cell>
          <table:table-cell office:value-type="float" office:value="183.7" calcext:value-type="float">
            <text:p>183.7</text:p>
          </table:table-cell>
          <table:table-cell table:formula="of:=[.B1529]/100000" office:value-type="float" office:value="0.001837" calcext:value-type="float">
            <text:p>0.0018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29" calcext:value-type="date">
            <text:p>01/29/15</text:p>
          </table:table-cell>
          <table:table-cell office:value-type="float" office:value="186.44" calcext:value-type="float">
            <text:p>186.44</text:p>
          </table:table-cell>
          <table:table-cell table:formula="of:=[.B1530]/100000" office:value-type="float" office:value="0.0018644" calcext:value-type="float">
            <text:p>0.001864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1-31" calcext:value-type="date">
            <text:p>01/31/15</text:p>
          </table:table-cell>
          <table:table-cell office:value-type="float" office:value="189.85" calcext:value-type="float">
            <text:p>189.85</text:p>
          </table:table-cell>
          <table:table-cell table:formula="of:=[.B1531]/100000" office:value-type="float" office:value="0.0018985" calcext:value-type="float">
            <text:p>0.00189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01" calcext:value-type="date">
            <text:p>02/01/15</text:p>
          </table:table-cell>
          <table:table-cell office:value-type="float" office:value="189.85" calcext:value-type="float">
            <text:p>189.85</text:p>
          </table:table-cell>
          <table:table-cell table:formula="of:=[.B1532]/100000" office:value-type="float" office:value="0.0018985" calcext:value-type="float">
            <text:p>0.00189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02" calcext:value-type="date">
            <text:p>02/02/15</text:p>
          </table:table-cell>
          <table:table-cell office:value-type="float" office:value="187.19" calcext:value-type="float">
            <text:p>187.19</text:p>
          </table:table-cell>
          <table:table-cell table:formula="of:=[.B1533]/100000" office:value-type="float" office:value="0.0018719" calcext:value-type="float">
            <text:p>0.00187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03" calcext:value-type="date">
            <text:p>02/03/15</text:p>
          </table:table-cell>
          <table:table-cell office:value-type="float" office:value="186.04" calcext:value-type="float">
            <text:p>186.04</text:p>
          </table:table-cell>
          <table:table-cell table:formula="of:=[.B1534]/100000" office:value-type="float" office:value="0.0018604" calcext:value-type="float">
            <text:p>0.00186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04" calcext:value-type="date">
            <text:p>02/04/15</text:p>
          </table:table-cell>
          <table:table-cell office:value-type="float" office:value="188.05" calcext:value-type="float">
            <text:p>188.05</text:p>
          </table:table-cell>
          <table:table-cell table:formula="of:=[.B1535]/100000" office:value-type="float" office:value="0.0018805" calcext:value-type="float">
            <text:p>0.00188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05" calcext:value-type="date">
            <text:p>02/05/15</text:p>
          </table:table-cell>
          <table:table-cell office:value-type="float" office:value="188.2" calcext:value-type="float">
            <text:p>188.2</text:p>
          </table:table-cell>
          <table:table-cell table:formula="of:=[.B1536]/100000" office:value-type="float" office:value="0.001882" calcext:value-type="float">
            <text:p>0.0018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06" calcext:value-type="date">
            <text:p>02/06/15</text:p>
          </table:table-cell>
          <table:table-cell office:value-type="float" office:value="188.2" calcext:value-type="float">
            <text:p>188.2</text:p>
          </table:table-cell>
          <table:table-cell table:formula="of:=[.B1537]/100000" office:value-type="float" office:value="0.001882" calcext:value-type="float">
            <text:p>0.0018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07" calcext:value-type="date">
            <text:p>02/07/15</text:p>
          </table:table-cell>
          <table:table-cell office:value-type="float" office:value="188.2" calcext:value-type="float">
            <text:p>188.2</text:p>
          </table:table-cell>
          <table:table-cell table:formula="of:=[.B1538]/100000" office:value-type="float" office:value="0.001882" calcext:value-type="float">
            <text:p>0.0018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08" calcext:value-type="date">
            <text:p>02/08/15</text:p>
          </table:table-cell>
          <table:table-cell office:value-type="float" office:value="188.2" calcext:value-type="float">
            <text:p>188.2</text:p>
          </table:table-cell>
          <table:table-cell table:formula="of:=[.B1539]/100000" office:value-type="float" office:value="0.001882" calcext:value-type="float">
            <text:p>0.0018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09" calcext:value-type="date">
            <text:p>02/09/15</text:p>
          </table:table-cell>
          <table:table-cell office:value-type="float" office:value="187.14" calcext:value-type="float">
            <text:p>187.14</text:p>
          </table:table-cell>
          <table:table-cell table:formula="of:=[.B1540]/100000" office:value-type="float" office:value="0.0018714" calcext:value-type="float">
            <text:p>0.00187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10" calcext:value-type="date">
            <text:p>02/10/15</text:p>
          </table:table-cell>
          <table:table-cell office:value-type="float" office:value="186.49" calcext:value-type="float">
            <text:p>186.49</text:p>
          </table:table-cell>
          <table:table-cell table:formula="of:=[.B1541]/100000" office:value-type="float" office:value="0.0018649" calcext:value-type="float">
            <text:p>0.00186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11" calcext:value-type="date">
            <text:p>02/11/15</text:p>
          </table:table-cell>
          <table:table-cell office:value-type="float" office:value="190.75" calcext:value-type="float">
            <text:p>190.75</text:p>
          </table:table-cell>
          <table:table-cell table:formula="of:=[.B1542]/100000" office:value-type="float" office:value="0.0019075" calcext:value-type="float">
            <text:p>0.00190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12" calcext:value-type="date">
            <text:p>02/12/15</text:p>
          </table:table-cell>
          <table:table-cell office:value-type="float" office:value="189.55" calcext:value-type="float">
            <text:p>189.55</text:p>
          </table:table-cell>
          <table:table-cell table:formula="of:=[.B1543]/100000" office:value-type="float" office:value="0.0018955" calcext:value-type="float">
            <text:p>0.00189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13" calcext:value-type="date">
            <text:p>02/13/15</text:p>
          </table:table-cell>
          <table:table-cell office:value-type="float" office:value="187.59" calcext:value-type="float">
            <text:p>187.59</text:p>
          </table:table-cell>
          <table:table-cell table:formula="of:=[.B1544]/100000" office:value-type="float" office:value="0.0018759" calcext:value-type="float">
            <text:p>0.00187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14" calcext:value-type="date">
            <text:p>02/14/15</text:p>
          </table:table-cell>
          <table:table-cell office:value-type="float" office:value="187.59" calcext:value-type="float">
            <text:p>187.59</text:p>
          </table:table-cell>
          <table:table-cell table:formula="of:=[.B1545]/100000" office:value-type="float" office:value="0.0018759" calcext:value-type="float">
            <text:p>0.00187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15" calcext:value-type="date">
            <text:p>02/15/15</text:p>
          </table:table-cell>
          <table:table-cell office:value-type="float" office:value="187.59" calcext:value-type="float">
            <text:p>187.59</text:p>
          </table:table-cell>
          <table:table-cell table:formula="of:=[.B1546]/100000" office:value-type="float" office:value="0.0018759" calcext:value-type="float">
            <text:p>0.00187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16" calcext:value-type="date">
            <text:p>02/16/15</text:p>
          </table:table-cell>
          <table:table-cell office:value-type="float" office:value="187.59" calcext:value-type="float">
            <text:p>187.59</text:p>
          </table:table-cell>
          <table:table-cell table:formula="of:=[.B1547]/100000" office:value-type="float" office:value="0.0018759" calcext:value-type="float">
            <text:p>0.00187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17" calcext:value-type="date">
            <text:p>02/17/15</text:p>
          </table:table-cell>
          <table:table-cell office:value-type="float" office:value="189.33" calcext:value-type="float">
            <text:p>189.33</text:p>
          </table:table-cell>
          <table:table-cell table:formula="of:=[.B1548]/100000" office:value-type="float" office:value="0.0018933" calcext:value-type="float">
            <text:p>0.00189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18" calcext:value-type="date">
            <text:p>02/18/15</text:p>
          </table:table-cell>
          <table:table-cell office:value-type="float" office:value="190.37" calcext:value-type="float">
            <text:p>190.37</text:p>
          </table:table-cell>
          <table:table-cell table:formula="of:=[.B1549]/100000" office:value-type="float" office:value="0.0019037" calcext:value-type="float">
            <text:p>0.00190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19" calcext:value-type="date">
            <text:p>02/19/15</text:p>
          </table:table-cell>
          <table:table-cell office:value-type="float" office:value="190.15" calcext:value-type="float">
            <text:p>190.15</text:p>
          </table:table-cell>
          <table:table-cell table:formula="of:=[.B1550]/100000" office:value-type="float" office:value="0.0019015" calcext:value-type="float">
            <text:p>0.00190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20" calcext:value-type="date">
            <text:p>02/20/15</text:p>
          </table:table-cell>
          <table:table-cell office:value-type="float" office:value="189.56" calcext:value-type="float">
            <text:p>189.56</text:p>
          </table:table-cell>
          <table:table-cell table:formula="of:=[.B1551]/100000" office:value-type="float" office:value="0.0018956" calcext:value-type="float">
            <text:p>0.00189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21" calcext:value-type="date">
            <text:p>02/21/15</text:p>
          </table:table-cell>
          <table:table-cell office:value-type="float" office:value="189.56" calcext:value-type="float">
            <text:p>189.56</text:p>
          </table:table-cell>
          <table:table-cell table:formula="of:=[.B1552]/100000" office:value-type="float" office:value="0.0018956" calcext:value-type="float">
            <text:p>0.00189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22" calcext:value-type="date">
            <text:p>02/22/15</text:p>
          </table:table-cell>
          <table:table-cell office:value-type="float" office:value="189.56" calcext:value-type="float">
            <text:p>189.56</text:p>
          </table:table-cell>
          <table:table-cell table:formula="of:=[.B1553]/100000" office:value-type="float" office:value="0.0018956" calcext:value-type="float">
            <text:p>0.00189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23" calcext:value-type="date">
            <text:p>02/23/15</text:p>
          </table:table-cell>
          <table:table-cell office:value-type="float" office:value="195.07" calcext:value-type="float">
            <text:p>195.07</text:p>
          </table:table-cell>
          <table:table-cell table:formula="of:=[.B1554]/100000" office:value-type="float" office:value="0.0019507" calcext:value-type="float">
            <text:p>0.00195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24" calcext:value-type="date">
            <text:p>02/24/15</text:p>
          </table:table-cell>
          <table:table-cell office:value-type="float" office:value="198.86" calcext:value-type="float">
            <text:p>198.86</text:p>
          </table:table-cell>
          <table:table-cell table:formula="of:=[.B1555]/100000" office:value-type="float" office:value="0.0019886" calcext:value-type="float">
            <text:p>0.00198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25" calcext:value-type="date">
            <text:p>02/25/15</text:p>
          </table:table-cell>
          <table:table-cell office:value-type="float" office:value="202.56" calcext:value-type="float">
            <text:p>202.56</text:p>
          </table:table-cell>
          <table:table-cell table:formula="of:=[.B1556]/100000" office:value-type="float" office:value="0.0020256" calcext:value-type="float">
            <text:p>0.00202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26" calcext:value-type="date">
            <text:p>02/26/15</text:p>
          </table:table-cell>
          <table:table-cell office:value-type="float" office:value="213.77" calcext:value-type="float">
            <text:p>213.77</text:p>
          </table:table-cell>
          <table:table-cell table:formula="of:=[.B1557]/100000" office:value-type="float" office:value="0.0021377" calcext:value-type="float">
            <text:p>0.00213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27" calcext:value-type="date">
            <text:p>02/27/15</text:p>
          </table:table-cell>
          <table:table-cell office:value-type="float" office:value="222.12" calcext:value-type="float">
            <text:p>222.12</text:p>
          </table:table-cell>
          <table:table-cell table:formula="of:=[.B1558]/100000" office:value-type="float" office:value="0.0022212" calcext:value-type="float">
            <text:p>0.00222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2-28" calcext:value-type="date">
            <text:p>02/28/15</text:p>
          </table:table-cell>
          <table:table-cell office:value-type="float" office:value="222.12" calcext:value-type="float">
            <text:p>222.12</text:p>
          </table:table-cell>
          <table:table-cell table:formula="of:=[.B1559]/100000" office:value-type="float" office:value="0.0022212" calcext:value-type="float">
            <text:p>0.00222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01" calcext:value-type="date">
            <text:p>03/01/15</text:p>
          </table:table-cell>
          <table:table-cell office:value-type="float" office:value="222.12" calcext:value-type="float">
            <text:p>222.12</text:p>
          </table:table-cell>
          <table:table-cell table:formula="of:=[.B1560]/100000" office:value-type="float" office:value="0.0022212" calcext:value-type="float">
            <text:p>0.00222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02" calcext:value-type="date">
            <text:p>03/02/15</text:p>
          </table:table-cell>
          <table:table-cell office:value-type="float" office:value="230.26" calcext:value-type="float">
            <text:p>230.26</text:p>
          </table:table-cell>
          <table:table-cell table:formula="of:=[.B1561]/100000" office:value-type="float" office:value="0.0023026" calcext:value-type="float">
            <text:p>0.00230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03" calcext:value-type="date">
            <text:p>03/03/15</text:p>
          </table:table-cell>
          <table:table-cell office:value-type="float" office:value="237.35" calcext:value-type="float">
            <text:p>237.35</text:p>
          </table:table-cell>
          <table:table-cell table:formula="of:=[.B1562]/100000" office:value-type="float" office:value="0.0023735" calcext:value-type="float">
            <text:p>0.002373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04" calcext:value-type="date">
            <text:p>03/04/15</text:p>
          </table:table-cell>
          <table:table-cell office:value-type="float" office:value="264.12" calcext:value-type="float">
            <text:p>264.12</text:p>
          </table:table-cell>
          <table:table-cell table:formula="of:=[.B1563]/100000" office:value-type="float" office:value="0.0026412" calcext:value-type="float">
            <text:p>0.00264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05" calcext:value-type="date">
            <text:p>03/05/15</text:p>
          </table:table-cell>
          <table:table-cell office:value-type="float" office:value="281.05" calcext:value-type="float">
            <text:p>281.05</text:p>
          </table:table-cell>
          <table:table-cell table:formula="of:=[.B1564]/100000" office:value-type="float" office:value="0.0028105" calcext:value-type="float">
            <text:p>0.00281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06" calcext:value-type="date">
            <text:p>03/06/15</text:p>
          </table:table-cell>
          <table:table-cell office:value-type="float" office:value="269.3" calcext:value-type="float">
            <text:p>269.3</text:p>
          </table:table-cell>
          <table:table-cell table:formula="of:=[.B1565]/100000" office:value-type="float" office:value="0.002693" calcext:value-type="float">
            <text:p>0.0026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07" calcext:value-type="date">
            <text:p>03/07/15</text:p>
          </table:table-cell>
          <table:table-cell office:value-type="float" office:value="240.45" calcext:value-type="float">
            <text:p>240.45</text:p>
          </table:table-cell>
          <table:table-cell table:formula="of:=[.B1566]/100000" office:value-type="float" office:value="0.0024045" calcext:value-type="float">
            <text:p>0.00240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08" calcext:value-type="date">
            <text:p>03/08/15</text:p>
          </table:table-cell>
          <table:table-cell office:value-type="float" office:value="240.45" calcext:value-type="float">
            <text:p>240.45</text:p>
          </table:table-cell>
          <table:table-cell table:formula="of:=[.B1567]/100000" office:value-type="float" office:value="0.0024045" calcext:value-type="float">
            <text:p>0.00240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09" calcext:value-type="date">
            <text:p>03/09/15</text:p>
          </table:table-cell>
          <table:table-cell office:value-type="float" office:value="243.04" calcext:value-type="float">
            <text:p>243.04</text:p>
          </table:table-cell>
          <table:table-cell table:formula="of:=[.B1568]/100000" office:value-type="float" office:value="0.0024304" calcext:value-type="float">
            <text:p>0.00243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10" calcext:value-type="date">
            <text:p>03/10/15</text:p>
          </table:table-cell>
          <table:table-cell office:value-type="float" office:value="245.45" calcext:value-type="float">
            <text:p>245.45</text:p>
          </table:table-cell>
          <table:table-cell table:formula="of:=[.B1569]/100000" office:value-type="float" office:value="0.0024545" calcext:value-type="float">
            <text:p>0.00245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11" calcext:value-type="date">
            <text:p>03/11/15</text:p>
          </table:table-cell>
          <table:table-cell office:value-type="float" office:value="276.5" calcext:value-type="float">
            <text:p>276.5</text:p>
          </table:table-cell>
          <table:table-cell table:formula="of:=[.B1570]/100000" office:value-type="float" office:value="0.002765" calcext:value-type="float">
            <text:p>0.0027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12" calcext:value-type="date">
            <text:p>03/12/15</text:p>
          </table:table-cell>
          <table:table-cell office:value-type="float" office:value="274" calcext:value-type="float">
            <text:p>274</text:p>
          </table:table-cell>
          <table:table-cell table:formula="of:=[.B1571]/100000" office:value-type="float" office:value="0.00274" calcext:value-type="float">
            <text:p>0.002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13" calcext:value-type="date">
            <text:p>03/13/15</text:p>
          </table:table-cell>
          <table:table-cell office:value-type="float" office:value="249.46" calcext:value-type="float">
            <text:p>249.46</text:p>
          </table:table-cell>
          <table:table-cell table:formula="of:=[.B1572]/100000" office:value-type="float" office:value="0.0024946" calcext:value-type="float">
            <text:p>0.00249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14" calcext:value-type="date">
            <text:p>03/14/15</text:p>
          </table:table-cell>
          <table:table-cell office:value-type="float" office:value="249.46" calcext:value-type="float">
            <text:p>249.46</text:p>
          </table:table-cell>
          <table:table-cell table:formula="of:=[.B1573]/100000" office:value-type="float" office:value="0.0024946" calcext:value-type="float">
            <text:p>0.00249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15" calcext:value-type="date">
            <text:p>03/15/15</text:p>
          </table:table-cell>
          <table:table-cell office:value-type="float" office:value="249.46" calcext:value-type="float">
            <text:p>249.46</text:p>
          </table:table-cell>
          <table:table-cell table:formula="of:=[.B1574]/100000" office:value-type="float" office:value="0.0024946" calcext:value-type="float">
            <text:p>0.00249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16" calcext:value-type="date">
            <text:p>03/16/15</text:p>
          </table:table-cell>
          <table:table-cell office:value-type="float" office:value="267.43" calcext:value-type="float">
            <text:p>267.43</text:p>
          </table:table-cell>
          <table:table-cell table:formula="of:=[.B1575]/100000" office:value-type="float" office:value="0.0026743" calcext:value-type="float">
            <text:p>0.00267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17" calcext:value-type="date">
            <text:p>03/17/15</text:p>
          </table:table-cell>
          <table:table-cell office:value-type="float" office:value="267.71" calcext:value-type="float">
            <text:p>267.71</text:p>
          </table:table-cell>
          <table:table-cell table:formula="of:=[.B1576]/100000" office:value-type="float" office:value="0.0026771" calcext:value-type="float">
            <text:p>0.00267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18" calcext:value-type="date">
            <text:p>03/18/15</text:p>
          </table:table-cell>
          <table:table-cell office:value-type="float" office:value="260.19" calcext:value-type="float">
            <text:p>260.19</text:p>
          </table:table-cell>
          <table:table-cell table:formula="of:=[.B1577]/100000" office:value-type="float" office:value="0.0026019" calcext:value-type="float">
            <text:p>0.00260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19" calcext:value-type="date">
            <text:p>03/19/15</text:p>
          </table:table-cell>
          <table:table-cell office:value-type="float" office:value="256.45" calcext:value-type="float">
            <text:p>256.45</text:p>
          </table:table-cell>
          <table:table-cell table:formula="of:=[.B1578]/100000" office:value-type="float" office:value="0.0025645" calcext:value-type="float">
            <text:p>0.00256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20" calcext:value-type="date">
            <text:p>03/20/15</text:p>
          </table:table-cell>
          <table:table-cell office:value-type="float" office:value="253.93" calcext:value-type="float">
            <text:p>253.93</text:p>
          </table:table-cell>
          <table:table-cell table:formula="of:=[.B1579]/100000" office:value-type="float" office:value="0.0025393" calcext:value-type="float">
            <text:p>0.00253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21" calcext:value-type="date">
            <text:p>03/21/15</text:p>
          </table:table-cell>
          <table:table-cell office:value-type="float" office:value="253.93" calcext:value-type="float">
            <text:p>253.93</text:p>
          </table:table-cell>
          <table:table-cell table:formula="of:=[.B1580]/100000" office:value-type="float" office:value="0.0025393" calcext:value-type="float">
            <text:p>0.00253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22" calcext:value-type="date">
            <text:p>03/22/15</text:p>
          </table:table-cell>
          <table:table-cell office:value-type="float" office:value="253.93" calcext:value-type="float">
            <text:p>253.93</text:p>
          </table:table-cell>
          <table:table-cell table:formula="of:=[.B1581]/100000" office:value-type="float" office:value="0.0025393" calcext:value-type="float">
            <text:p>0.00253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23" calcext:value-type="date">
            <text:p>03/23/15</text:p>
          </table:table-cell>
          <table:table-cell office:value-type="float" office:value="253.93" calcext:value-type="float">
            <text:p>253.93</text:p>
          </table:table-cell>
          <table:table-cell table:formula="of:=[.B1582]/100000" office:value-type="float" office:value="0.0025393" calcext:value-type="float">
            <text:p>0.00253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24" calcext:value-type="date">
            <text:p>03/24/15</text:p>
          </table:table-cell>
          <table:table-cell office:value-type="float" office:value="247.94" calcext:value-type="float">
            <text:p>247.94</text:p>
          </table:table-cell>
          <table:table-cell table:formula="of:=[.B1583]/100000" office:value-type="float" office:value="0.0024794" calcext:value-type="float">
            <text:p>0.002479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25" calcext:value-type="date">
            <text:p>03/25/15</text:p>
          </table:table-cell>
          <table:table-cell office:value-type="float" office:value="246.48" calcext:value-type="float">
            <text:p>246.48</text:p>
          </table:table-cell>
          <table:table-cell table:formula="of:=[.B1584]/100000" office:value-type="float" office:value="0.0024648" calcext:value-type="float">
            <text:p>0.00246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26" calcext:value-type="date">
            <text:p>03/26/15</text:p>
          </table:table-cell>
          <table:table-cell office:value-type="float" office:value="247.96" calcext:value-type="float">
            <text:p>247.96</text:p>
          </table:table-cell>
          <table:table-cell table:formula="of:=[.B1585]/100000" office:value-type="float" office:value="0.0024796" calcext:value-type="float">
            <text:p>0.002479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27" calcext:value-type="date">
            <text:p>03/27/15</text:p>
          </table:table-cell>
          <table:table-cell office:value-type="float" office:value="248.52" calcext:value-type="float">
            <text:p>248.52</text:p>
          </table:table-cell>
          <table:table-cell table:formula="of:=[.B1586]/100000" office:value-type="float" office:value="0.0024852" calcext:value-type="float">
            <text:p>0.00248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28" calcext:value-type="date">
            <text:p>03/28/15</text:p>
          </table:table-cell>
          <table:table-cell office:value-type="float" office:value="248.52" calcext:value-type="float">
            <text:p>248.52</text:p>
          </table:table-cell>
          <table:table-cell table:formula="of:=[.B1587]/100000" office:value-type="float" office:value="0.0024852" calcext:value-type="float">
            <text:p>0.00248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29" calcext:value-type="date">
            <text:p>03/29/15</text:p>
          </table:table-cell>
          <table:table-cell office:value-type="float" office:value="248.52" calcext:value-type="float">
            <text:p>248.52</text:p>
          </table:table-cell>
          <table:table-cell table:formula="of:=[.B1588]/100000" office:value-type="float" office:value="0.0024852" calcext:value-type="float">
            <text:p>0.00248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30" calcext:value-type="date">
            <text:p>03/30/15</text:p>
          </table:table-cell>
          <table:table-cell office:value-type="float" office:value="250.37" calcext:value-type="float">
            <text:p>250.37</text:p>
          </table:table-cell>
          <table:table-cell table:formula="of:=[.B1589]/100000" office:value-type="float" office:value="0.0025037" calcext:value-type="float">
            <text:p>0.00250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3-31" calcext:value-type="date">
            <text:p>03/31/15</text:p>
          </table:table-cell>
          <table:table-cell office:value-type="float" office:value="252.59" calcext:value-type="float">
            <text:p>252.59</text:p>
          </table:table-cell>
          <table:table-cell table:formula="of:=[.B1590]/100000" office:value-type="float" office:value="0.0025259" calcext:value-type="float">
            <text:p>0.00252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01" calcext:value-type="date">
            <text:p>04/01/15</text:p>
          </table:table-cell>
          <table:table-cell office:value-type="float" office:value="245.91" calcext:value-type="float">
            <text:p>245.91</text:p>
          </table:table-cell>
          <table:table-cell table:formula="of:=[.B1591]/100000" office:value-type="float" office:value="0.0024591" calcext:value-type="float">
            <text:p>0.00245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02" calcext:value-type="date">
            <text:p>04/02/15</text:p>
          </table:table-cell>
          <table:table-cell office:value-type="float" office:value="245.91" calcext:value-type="float">
            <text:p>245.91</text:p>
          </table:table-cell>
          <table:table-cell table:formula="of:=[.B1592]/100000" office:value-type="float" office:value="0.0024591" calcext:value-type="float">
            <text:p>0.00245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03" calcext:value-type="date">
            <text:p>04/03/15</text:p>
          </table:table-cell>
          <table:table-cell office:value-type="float" office:value="245.91" calcext:value-type="float">
            <text:p>245.91</text:p>
          </table:table-cell>
          <table:table-cell table:formula="of:=[.B1593]/100000" office:value-type="float" office:value="0.0024591" calcext:value-type="float">
            <text:p>0.00245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04" calcext:value-type="date">
            <text:p>04/04/15</text:p>
          </table:table-cell>
          <table:table-cell office:value-type="float" office:value="245.91" calcext:value-type="float">
            <text:p>245.91</text:p>
          </table:table-cell>
          <table:table-cell table:formula="of:=[.B1594]/100000" office:value-type="float" office:value="0.0024591" calcext:value-type="float">
            <text:p>0.00245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05" calcext:value-type="date">
            <text:p>04/05/15</text:p>
          </table:table-cell>
          <table:table-cell office:value-type="float" office:value="245.91" calcext:value-type="float">
            <text:p>245.91</text:p>
          </table:table-cell>
          <table:table-cell table:formula="of:=[.B1595]/100000" office:value-type="float" office:value="0.0024591" calcext:value-type="float">
            <text:p>0.00245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06" calcext:value-type="date">
            <text:p>04/06/15</text:p>
          </table:table-cell>
          <table:table-cell office:value-type="float" office:value="245.19" calcext:value-type="float">
            <text:p>245.19</text:p>
          </table:table-cell>
          <table:table-cell table:formula="of:=[.B1596]/100000" office:value-type="float" office:value="0.0024519" calcext:value-type="float">
            <text:p>0.00245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07" calcext:value-type="date">
            <text:p>04/07/15</text:p>
          </table:table-cell>
          <table:table-cell office:value-type="float" office:value="249.34" calcext:value-type="float">
            <text:p>249.34</text:p>
          </table:table-cell>
          <table:table-cell table:formula="of:=[.B1597]/100000" office:value-type="float" office:value="0.0024934" calcext:value-type="float">
            <text:p>0.00249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08" calcext:value-type="date">
            <text:p>04/08/15</text:p>
          </table:table-cell>
          <table:table-cell office:value-type="float" office:value="251.44" calcext:value-type="float">
            <text:p>251.44</text:p>
          </table:table-cell>
          <table:table-cell table:formula="of:=[.B1598]/100000" office:value-type="float" office:value="0.0025144" calcext:value-type="float">
            <text:p>0.002514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09" calcext:value-type="date">
            <text:p>04/09/15</text:p>
          </table:table-cell>
          <table:table-cell office:value-type="float" office:value="251.83" calcext:value-type="float">
            <text:p>251.83</text:p>
          </table:table-cell>
          <table:table-cell table:formula="of:=[.B1599]/100000" office:value-type="float" office:value="0.0025183" calcext:value-type="float">
            <text:p>0.002518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10" calcext:value-type="date">
            <text:p>04/10/15</text:p>
          </table:table-cell>
          <table:table-cell office:value-type="float" office:value="258.92" calcext:value-type="float">
            <text:p>258.92</text:p>
          </table:table-cell>
          <table:table-cell table:formula="of:=[.B1600]/100000" office:value-type="float" office:value="0.0025892" calcext:value-type="float">
            <text:p>0.00258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11" calcext:value-type="date">
            <text:p>04/11/15</text:p>
          </table:table-cell>
          <table:table-cell office:value-type="float" office:value="258.92" calcext:value-type="float">
            <text:p>258.92</text:p>
          </table:table-cell>
          <table:table-cell table:formula="of:=[.B1601]/100000" office:value-type="float" office:value="0.0025892" calcext:value-type="float">
            <text:p>0.00258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12" calcext:value-type="date">
            <text:p>04/12/15</text:p>
          </table:table-cell>
          <table:table-cell office:value-type="float" office:value="258.92" calcext:value-type="float">
            <text:p>258.92</text:p>
          </table:table-cell>
          <table:table-cell table:formula="of:=[.B1602]/100000" office:value-type="float" office:value="0.0025892" calcext:value-type="float">
            <text:p>0.00258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13" calcext:value-type="date">
            <text:p>04/13/15</text:p>
          </table:table-cell>
          <table:table-cell office:value-type="float" office:value="266.4" calcext:value-type="float">
            <text:p>266.4</text:p>
          </table:table-cell>
          <table:table-cell table:formula="of:=[.B1603]/100000" office:value-type="float" office:value="0.002664" calcext:value-type="float">
            <text:p>0.0026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14" calcext:value-type="date">
            <text:p>04/14/15</text:p>
          </table:table-cell>
          <table:table-cell office:value-type="float" office:value="276.08" calcext:value-type="float">
            <text:p>276.08</text:p>
          </table:table-cell>
          <table:table-cell table:formula="of:=[.B1604]/100000" office:value-type="float" office:value="0.0027608" calcext:value-type="float">
            <text:p>0.00276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15" calcext:value-type="date">
            <text:p>04/15/15</text:p>
          </table:table-cell>
          <table:table-cell office:value-type="float" office:value="280.11" calcext:value-type="float">
            <text:p>280.11</text:p>
          </table:table-cell>
          <table:table-cell table:formula="of:=[.B1605]/100000" office:value-type="float" office:value="0.0028011" calcext:value-type="float">
            <text:p>0.00280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16" calcext:value-type="date">
            <text:p>04/16/15</text:p>
          </table:table-cell>
          <table:table-cell office:value-type="float" office:value="275.58" calcext:value-type="float">
            <text:p>275.58</text:p>
          </table:table-cell>
          <table:table-cell table:formula="of:=[.B1606]/100000" office:value-type="float" office:value="0.0027558" calcext:value-type="float">
            <text:p>0.00275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17" calcext:value-type="date">
            <text:p>04/17/15</text:p>
          </table:table-cell>
          <table:table-cell office:value-type="float" office:value="275.68" calcext:value-type="float">
            <text:p>275.68</text:p>
          </table:table-cell>
          <table:table-cell table:formula="of:=[.B1607]/100000" office:value-type="float" office:value="0.0027568" calcext:value-type="float">
            <text:p>0.00275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18" calcext:value-type="date">
            <text:p>04/18/15</text:p>
          </table:table-cell>
          <table:table-cell office:value-type="float" office:value="275.68" calcext:value-type="float">
            <text:p>275.68</text:p>
          </table:table-cell>
          <table:table-cell table:formula="of:=[.B1608]/100000" office:value-type="float" office:value="0.0027568" calcext:value-type="float">
            <text:p>0.00275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19" calcext:value-type="date">
            <text:p>04/19/15</text:p>
          </table:table-cell>
          <table:table-cell office:value-type="float" office:value="275.68" calcext:value-type="float">
            <text:p>275.68</text:p>
          </table:table-cell>
          <table:table-cell table:formula="of:=[.B1609]/100000" office:value-type="float" office:value="0.0027568" calcext:value-type="float">
            <text:p>0.00275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20" calcext:value-type="date">
            <text:p>04/20/15</text:p>
          </table:table-cell>
          <table:table-cell office:value-type="float" office:value="274.84" calcext:value-type="float">
            <text:p>274.84</text:p>
          </table:table-cell>
          <table:table-cell table:formula="of:=[.B1610]/100000" office:value-type="float" office:value="0.0027484" calcext:value-type="float">
            <text:p>0.00274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21" calcext:value-type="date">
            <text:p>04/21/15</text:p>
          </table:table-cell>
          <table:table-cell office:value-type="float" office:value="270" calcext:value-type="float">
            <text:p>270</text:p>
          </table:table-cell>
          <table:table-cell table:formula="of:=[.B1611]/100000" office:value-type="float" office:value="0.0027" calcext:value-type="float">
            <text:p>0.00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22" calcext:value-type="date">
            <text:p>04/22/15</text:p>
          </table:table-cell>
          <table:table-cell office:value-type="float" office:value="272.08" calcext:value-type="float">
            <text:p>272.08</text:p>
          </table:table-cell>
          <table:table-cell table:formula="of:=[.B1612]/100000" office:value-type="float" office:value="0.0027208" calcext:value-type="float">
            <text:p>0.00272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23" calcext:value-type="date">
            <text:p>04/23/15</text:p>
          </table:table-cell>
          <table:table-cell office:value-type="float" office:value="275.68" calcext:value-type="float">
            <text:p>275.68</text:p>
          </table:table-cell>
          <table:table-cell table:formula="of:=[.B1613]/100000" office:value-type="float" office:value="0.0027568" calcext:value-type="float">
            <text:p>0.00275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24" calcext:value-type="date">
            <text:p>04/24/15</text:p>
          </table:table-cell>
          <table:table-cell office:value-type="float" office:value="277.85" calcext:value-type="float">
            <text:p>277.85</text:p>
          </table:table-cell>
          <table:table-cell table:formula="of:=[.B1614]/100000" office:value-type="float" office:value="0.0027785" calcext:value-type="float">
            <text:p>0.00277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25" calcext:value-type="date">
            <text:p>04/25/15</text:p>
          </table:table-cell>
          <table:table-cell office:value-type="float" office:value="277.85" calcext:value-type="float">
            <text:p>277.85</text:p>
          </table:table-cell>
          <table:table-cell table:formula="of:=[.B1615]/100000" office:value-type="float" office:value="0.0027785" calcext:value-type="float">
            <text:p>0.00277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26" calcext:value-type="date">
            <text:p>04/26/15</text:p>
          </table:table-cell>
          <table:table-cell office:value-type="float" office:value="277.85" calcext:value-type="float">
            <text:p>277.85</text:p>
          </table:table-cell>
          <table:table-cell table:formula="of:=[.B1616]/100000" office:value-type="float" office:value="0.0027785" calcext:value-type="float">
            <text:p>0.00277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27" calcext:value-type="date">
            <text:p>04/27/15</text:p>
          </table:table-cell>
          <table:table-cell office:value-type="float" office:value="282.22" calcext:value-type="float">
            <text:p>282.22</text:p>
          </table:table-cell>
          <table:table-cell table:formula="of:=[.B1617]/100000" office:value-type="float" office:value="0.0028222" calcext:value-type="float">
            <text:p>0.00282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28" calcext:value-type="date">
            <text:p>04/28/15</text:p>
          </table:table-cell>
          <table:table-cell office:value-type="float" office:value="285.57" calcext:value-type="float">
            <text:p>285.57</text:p>
          </table:table-cell>
          <table:table-cell table:formula="of:=[.B1618]/100000" office:value-type="float" office:value="0.0028557" calcext:value-type="float">
            <text:p>0.002855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29" calcext:value-type="date">
            <text:p>04/29/15</text:p>
          </table:table-cell>
          <table:table-cell office:value-type="float" office:value="288.16" calcext:value-type="float">
            <text:p>288.16</text:p>
          </table:table-cell>
          <table:table-cell table:formula="of:=[.B1619]/100000" office:value-type="float" office:value="0.0028816" calcext:value-type="float">
            <text:p>0.002881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4-30" calcext:value-type="date">
            <text:p>04/30/15</text:p>
          </table:table-cell>
          <table:table-cell office:value-type="float" office:value="279.22" calcext:value-type="float">
            <text:p>279.22</text:p>
          </table:table-cell>
          <table:table-cell table:formula="of:=[.B1620]/100000" office:value-type="float" office:value="0.0027922" calcext:value-type="float">
            <text:p>0.00279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01" calcext:value-type="date">
            <text:p>05/01/15</text:p>
          </table:table-cell>
          <table:table-cell office:value-type="float" office:value="279.22" calcext:value-type="float">
            <text:p>279.22</text:p>
          </table:table-cell>
          <table:table-cell table:formula="of:=[.B1621]/100000" office:value-type="float" office:value="0.0027922" calcext:value-type="float">
            <text:p>0.00279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02" calcext:value-type="date">
            <text:p>05/02/15</text:p>
          </table:table-cell>
          <table:table-cell office:value-type="float" office:value="279.22" calcext:value-type="float">
            <text:p>279.22</text:p>
          </table:table-cell>
          <table:table-cell table:formula="of:=[.B1622]/100000" office:value-type="float" office:value="0.0027922" calcext:value-type="float">
            <text:p>0.00279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03" calcext:value-type="date">
            <text:p>05/03/15</text:p>
          </table:table-cell>
          <table:table-cell office:value-type="float" office:value="279.22" calcext:value-type="float">
            <text:p>279.22</text:p>
          </table:table-cell>
          <table:table-cell table:formula="of:=[.B1623]/100000" office:value-type="float" office:value="0.0027922" calcext:value-type="float">
            <text:p>0.00279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04" calcext:value-type="date">
            <text:p>05/04/15</text:p>
          </table:table-cell>
          <table:table-cell office:value-type="float" office:value="287.27" calcext:value-type="float">
            <text:p>287.27</text:p>
          </table:table-cell>
          <table:table-cell table:formula="of:=[.B1624]/100000" office:value-type="float" office:value="0.0028727" calcext:value-type="float">
            <text:p>0.00287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05" calcext:value-type="date">
            <text:p>05/05/15</text:p>
          </table:table-cell>
          <table:table-cell office:value-type="float" office:value="278.44" calcext:value-type="float">
            <text:p>278.44</text:p>
          </table:table-cell>
          <table:table-cell table:formula="of:=[.B1625]/100000" office:value-type="float" office:value="0.0027844" calcext:value-type="float">
            <text:p>0.002784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06" calcext:value-type="date">
            <text:p>05/06/15</text:p>
          </table:table-cell>
          <table:table-cell office:value-type="float" office:value="275.56" calcext:value-type="float">
            <text:p>275.56</text:p>
          </table:table-cell>
          <table:table-cell table:formula="of:=[.B1626]/100000" office:value-type="float" office:value="0.0027556" calcext:value-type="float">
            <text:p>0.00275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07" calcext:value-type="date">
            <text:p>05/07/15</text:p>
          </table:table-cell>
          <table:table-cell office:value-type="float" office:value="285.86" calcext:value-type="float">
            <text:p>285.86</text:p>
          </table:table-cell>
          <table:table-cell table:formula="of:=[.B1627]/100000" office:value-type="float" office:value="0.0028586" calcext:value-type="float">
            <text:p>0.00285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08" calcext:value-type="date">
            <text:p>05/08/15</text:p>
          </table:table-cell>
          <table:table-cell office:value-type="float" office:value="288.14" calcext:value-type="float">
            <text:p>288.14</text:p>
          </table:table-cell>
          <table:table-cell table:formula="of:=[.B1628]/100000" office:value-type="float" office:value="0.0028814" calcext:value-type="float">
            <text:p>0.00288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09" calcext:value-type="date">
            <text:p>05/09/15</text:p>
          </table:table-cell>
          <table:table-cell office:value-type="float" office:value="288.14" calcext:value-type="float">
            <text:p>288.14</text:p>
          </table:table-cell>
          <table:table-cell table:formula="of:=[.B1629]/100000" office:value-type="float" office:value="0.0028814" calcext:value-type="float">
            <text:p>0.00288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10" calcext:value-type="date">
            <text:p>05/10/15</text:p>
          </table:table-cell>
          <table:table-cell office:value-type="float" office:value="288.14" calcext:value-type="float">
            <text:p>288.14</text:p>
          </table:table-cell>
          <table:table-cell table:formula="of:=[.B1630]/100000" office:value-type="float" office:value="0.0028814" calcext:value-type="float">
            <text:p>0.00288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11" calcext:value-type="date">
            <text:p>05/11/15</text:p>
          </table:table-cell>
          <table:table-cell office:value-type="float" office:value="287.36" calcext:value-type="float">
            <text:p>287.36</text:p>
          </table:table-cell>
          <table:table-cell table:formula="of:=[.B1631]/100000" office:value-type="float" office:value="0.0028736" calcext:value-type="float">
            <text:p>0.00287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12" calcext:value-type="date">
            <text:p>05/12/15</text:p>
          </table:table-cell>
          <table:table-cell office:value-type="float" office:value="288.05" calcext:value-type="float">
            <text:p>288.05</text:p>
          </table:table-cell>
          <table:table-cell table:formula="of:=[.B1632]/100000" office:value-type="float" office:value="0.0028805" calcext:value-type="float">
            <text:p>0.00288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13" calcext:value-type="date">
            <text:p>05/13/15</text:p>
          </table:table-cell>
          <table:table-cell office:value-type="float" office:value="300.72" calcext:value-type="float">
            <text:p>300.72</text:p>
          </table:table-cell>
          <table:table-cell table:formula="of:=[.B1633]/100000" office:value-type="float" office:value="0.0030072" calcext:value-type="float">
            <text:p>0.00300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14" calcext:value-type="date">
            <text:p>05/14/15</text:p>
          </table:table-cell>
          <table:table-cell office:value-type="float" office:value="305.85" calcext:value-type="float">
            <text:p>305.85</text:p>
          </table:table-cell>
          <table:table-cell table:formula="of:=[.B1634]/100000" office:value-type="float" office:value="0.0030585" calcext:value-type="float">
            <text:p>0.00305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15" calcext:value-type="date">
            <text:p>05/15/15</text:p>
          </table:table-cell>
          <table:table-cell office:value-type="float" office:value="317.12" calcext:value-type="float">
            <text:p>317.12</text:p>
          </table:table-cell>
          <table:table-cell table:formula="of:=[.B1635]/100000" office:value-type="float" office:value="0.0031712" calcext:value-type="float">
            <text:p>0.00317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16" calcext:value-type="date">
            <text:p>05/16/15</text:p>
          </table:table-cell>
          <table:table-cell office:value-type="float" office:value="317.12" calcext:value-type="float">
            <text:p>317.12</text:p>
          </table:table-cell>
          <table:table-cell table:formula="of:=[.B1636]/100000" office:value-type="float" office:value="0.0031712" calcext:value-type="float">
            <text:p>0.00317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17" calcext:value-type="date">
            <text:p>05/17/15</text:p>
          </table:table-cell>
          <table:table-cell office:value-type="float" office:value="317.12" calcext:value-type="float">
            <text:p>317.12</text:p>
          </table:table-cell>
          <table:table-cell table:formula="of:=[.B1637]/100000" office:value-type="float" office:value="0.0031712" calcext:value-type="float">
            <text:p>0.00317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18" calcext:value-type="date">
            <text:p>05/18/15</text:p>
          </table:table-cell>
          <table:table-cell office:value-type="float" office:value="317.12" calcext:value-type="float">
            <text:p>317.12</text:p>
          </table:table-cell>
          <table:table-cell table:formula="of:=[.B1638]/100000" office:value-type="float" office:value="0.0031712" calcext:value-type="float">
            <text:p>0.00317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19" calcext:value-type="date">
            <text:p>05/19/15</text:p>
          </table:table-cell>
          <table:table-cell office:value-type="float" office:value="337.53" calcext:value-type="float">
            <text:p>337.53</text:p>
          </table:table-cell>
          <table:table-cell table:formula="of:=[.B1639]/100000" office:value-type="float" office:value="0.0033753" calcext:value-type="float">
            <text:p>0.00337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20" calcext:value-type="date">
            <text:p>05/20/15</text:p>
          </table:table-cell>
          <table:table-cell office:value-type="float" office:value="350.4" calcext:value-type="float">
            <text:p>350.4</text:p>
          </table:table-cell>
          <table:table-cell table:formula="of:=[.B1640]/100000" office:value-type="float" office:value="0.003504" calcext:value-type="float">
            <text:p>0.0035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21" calcext:value-type="date">
            <text:p>05/21/15</text:p>
          </table:table-cell>
          <table:table-cell office:value-type="float" office:value="402" calcext:value-type="float">
            <text:p>402</text:p>
          </table:table-cell>
          <table:table-cell table:formula="of:=[.B1641]/100000" office:value-type="float" office:value="0.00402" calcext:value-type="float">
            <text:p>0.004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22" calcext:value-type="date">
            <text:p>05/22/15</text:p>
          </table:table-cell>
          <table:table-cell office:value-type="float" office:value="423.39" calcext:value-type="float">
            <text:p>423.39</text:p>
          </table:table-cell>
          <table:table-cell table:formula="of:=[.B1642]/100000" office:value-type="float" office:value="0.0042339" calcext:value-type="float">
            <text:p>0.00423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23" calcext:value-type="date">
            <text:p>05/23/15</text:p>
          </table:table-cell>
          <table:table-cell office:value-type="float" office:value="422.54" calcext:value-type="float">
            <text:p>422.54</text:p>
          </table:table-cell>
          <table:table-cell table:formula="of:=[.B1643]/100000" office:value-type="float" office:value="0.0042254" calcext:value-type="float">
            <text:p>0.00422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24" calcext:value-type="date">
            <text:p>05/24/15</text:p>
          </table:table-cell>
          <table:table-cell office:value-type="float" office:value="422.54" calcext:value-type="float">
            <text:p>422.54</text:p>
          </table:table-cell>
          <table:table-cell table:formula="of:=[.B1644]/100000" office:value-type="float" office:value="0.0042254" calcext:value-type="float">
            <text:p>0.00422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25" calcext:value-type="date">
            <text:p>05/25/15</text:p>
          </table:table-cell>
          <table:table-cell office:value-type="float" office:value="397.06" calcext:value-type="float">
            <text:p>397.06</text:p>
          </table:table-cell>
          <table:table-cell table:formula="of:=[.B1645]/100000" office:value-type="float" office:value="0.0039706" calcext:value-type="float">
            <text:p>0.00397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26" calcext:value-type="date">
            <text:p>05/26/15</text:p>
          </table:table-cell>
          <table:table-cell office:value-type="float" office:value="343.12" calcext:value-type="float">
            <text:p>343.12</text:p>
          </table:table-cell>
          <table:table-cell table:formula="of:=[.B1646]/100000" office:value-type="float" office:value="0.0034312" calcext:value-type="float">
            <text:p>0.00343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27" calcext:value-type="date">
            <text:p>05/27/15</text:p>
          </table:table-cell>
          <table:table-cell office:value-type="float" office:value="366.8" calcext:value-type="float">
            <text:p>366.8</text:p>
          </table:table-cell>
          <table:table-cell table:formula="of:=[.B1647]/100000" office:value-type="float" office:value="0.003668" calcext:value-type="float">
            <text:p>0.0036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28" calcext:value-type="date">
            <text:p>05/28/15</text:p>
          </table:table-cell>
          <table:table-cell office:value-type="float" office:value="423.54" calcext:value-type="float">
            <text:p>423.54</text:p>
          </table:table-cell>
          <table:table-cell table:formula="of:=[.B1648]/100000" office:value-type="float" office:value="0.0042354" calcext:value-type="float">
            <text:p>0.00423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29" calcext:value-type="date">
            <text:p>05/29/15</text:p>
          </table:table-cell>
          <table:table-cell office:value-type="float" office:value="402.35" calcext:value-type="float">
            <text:p>402.35</text:p>
          </table:table-cell>
          <table:table-cell table:formula="of:=[.B1649]/100000" office:value-type="float" office:value="0.0040235" calcext:value-type="float">
            <text:p>0.004023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30" calcext:value-type="date">
            <text:p>05/30/15</text:p>
          </table:table-cell>
          <table:table-cell office:value-type="float" office:value="402.35" calcext:value-type="float">
            <text:p>402.35</text:p>
          </table:table-cell>
          <table:table-cell table:formula="of:=[.B1650]/100000" office:value-type="float" office:value="0.0040235" calcext:value-type="float">
            <text:p>0.004023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5-31" calcext:value-type="date">
            <text:p>05/31/15</text:p>
          </table:table-cell>
          <table:table-cell office:value-type="float" office:value="402.35" calcext:value-type="float">
            <text:p>402.35</text:p>
          </table:table-cell>
          <table:table-cell table:formula="of:=[.B1651]/100000" office:value-type="float" office:value="0.0040235" calcext:value-type="float">
            <text:p>0.004023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01" calcext:value-type="date">
            <text:p>06/01/15</text:p>
          </table:table-cell>
          <table:table-cell office:value-type="float" office:value="410.9" calcext:value-type="float">
            <text:p>410.9</text:p>
          </table:table-cell>
          <table:table-cell table:formula="of:=[.B1652]/100000" office:value-type="float" office:value="0.004109" calcext:value-type="float">
            <text:p>0.0041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02" calcext:value-type="date">
            <text:p>06/02/15</text:p>
          </table:table-cell>
          <table:table-cell office:value-type="float" office:value="419.25" calcext:value-type="float">
            <text:p>419.25</text:p>
          </table:table-cell>
          <table:table-cell table:formula="of:=[.B1653]/100000" office:value-type="float" office:value="0.0041925" calcext:value-type="float">
            <text:p>0.00419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03" calcext:value-type="date">
            <text:p>06/03/15</text:p>
          </table:table-cell>
          <table:table-cell office:value-type="float" office:value="422.24" calcext:value-type="float">
            <text:p>422.24</text:p>
          </table:table-cell>
          <table:table-cell table:formula="of:=[.B1654]/100000" office:value-type="float" office:value="0.0042224" calcext:value-type="float">
            <text:p>0.00422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04" calcext:value-type="date">
            <text:p>06/04/15</text:p>
          </table:table-cell>
          <table:table-cell office:value-type="float" office:value="438" calcext:value-type="float">
            <text:p>438</text:p>
          </table:table-cell>
          <table:table-cell table:formula="of:=[.B1655]/100000" office:value-type="float" office:value="0.00438" calcext:value-type="float">
            <text:p>0.0043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05" calcext:value-type="date">
            <text:p>06/05/15</text:p>
          </table:table-cell>
          <table:table-cell office:value-type="float" office:value="424.41" calcext:value-type="float">
            <text:p>424.41</text:p>
          </table:table-cell>
          <table:table-cell table:formula="of:=[.B1656]/100000" office:value-type="float" office:value="0.0042441" calcext:value-type="float">
            <text:p>0.00424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06" calcext:value-type="date">
            <text:p>06/06/15</text:p>
          </table:table-cell>
          <table:table-cell office:value-type="float" office:value="424.41" calcext:value-type="float">
            <text:p>424.41</text:p>
          </table:table-cell>
          <table:table-cell table:formula="of:=[.B1657]/100000" office:value-type="float" office:value="0.0042441" calcext:value-type="float">
            <text:p>0.00424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07" calcext:value-type="date">
            <text:p>06/07/15</text:p>
          </table:table-cell>
          <table:table-cell office:value-type="float" office:value="424.41" calcext:value-type="float">
            <text:p>424.41</text:p>
          </table:table-cell>
          <table:table-cell table:formula="of:=[.B1658]/100000" office:value-type="float" office:value="0.0042441" calcext:value-type="float">
            <text:p>0.00424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08" calcext:value-type="date">
            <text:p>06/08/15</text:p>
          </table:table-cell>
          <table:table-cell office:value-type="float" office:value="418.26" calcext:value-type="float">
            <text:p>418.26</text:p>
          </table:table-cell>
          <table:table-cell table:formula="of:=[.B1659]/100000" office:value-type="float" office:value="0.0041826" calcext:value-type="float">
            <text:p>0.00418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09" calcext:value-type="date">
            <text:p>06/09/15</text:p>
          </table:table-cell>
          <table:table-cell office:value-type="float" office:value="415.59" calcext:value-type="float">
            <text:p>415.59</text:p>
          </table:table-cell>
          <table:table-cell table:formula="of:=[.B1660]/100000" office:value-type="float" office:value="0.0041559" calcext:value-type="float">
            <text:p>0.00415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10" calcext:value-type="date">
            <text:p>06/10/15</text:p>
          </table:table-cell>
          <table:table-cell office:value-type="float" office:value="414.18" calcext:value-type="float">
            <text:p>414.18</text:p>
          </table:table-cell>
          <table:table-cell table:formula="of:=[.B1661]/100000" office:value-type="float" office:value="0.0041418" calcext:value-type="float">
            <text:p>0.00414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11" calcext:value-type="date">
            <text:p>06/11/15</text:p>
          </table:table-cell>
          <table:table-cell office:value-type="float" office:value="416.72" calcext:value-type="float">
            <text:p>416.72</text:p>
          </table:table-cell>
          <table:table-cell table:formula="of:=[.B1662]/100000" office:value-type="float" office:value="0.0041672" calcext:value-type="float">
            <text:p>0.00416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12" calcext:value-type="date">
            <text:p>06/12/15</text:p>
          </table:table-cell>
          <table:table-cell office:value-type="float" office:value="416.27" calcext:value-type="float">
            <text:p>416.27</text:p>
          </table:table-cell>
          <table:table-cell table:formula="of:=[.B1663]/100000" office:value-type="float" office:value="0.0041627" calcext:value-type="float">
            <text:p>0.00416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13" calcext:value-type="date">
            <text:p>06/13/15</text:p>
          </table:table-cell>
          <table:table-cell office:value-type="float" office:value="416.27" calcext:value-type="float">
            <text:p>416.27</text:p>
          </table:table-cell>
          <table:table-cell table:formula="of:=[.B1664]/100000" office:value-type="float" office:value="0.0041627" calcext:value-type="float">
            <text:p>0.00416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14" calcext:value-type="date">
            <text:p>06/14/15</text:p>
          </table:table-cell>
          <table:table-cell office:value-type="float" office:value="416.27" calcext:value-type="float">
            <text:p>416.27</text:p>
          </table:table-cell>
          <table:table-cell table:formula="of:=[.B1665]/100000" office:value-type="float" office:value="0.0041627" calcext:value-type="float">
            <text:p>0.00416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15" calcext:value-type="date">
            <text:p>06/15/15</text:p>
          </table:table-cell>
          <table:table-cell office:value-type="float" office:value="416.27" calcext:value-type="float">
            <text:p>416.27</text:p>
          </table:table-cell>
          <table:table-cell table:formula="of:=[.B1666]/100000" office:value-type="float" office:value="0.0041627" calcext:value-type="float">
            <text:p>0.00416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16" calcext:value-type="date">
            <text:p>06/16/15</text:p>
          </table:table-cell>
          <table:table-cell office:value-type="float" office:value="428.31" calcext:value-type="float">
            <text:p>428.31</text:p>
          </table:table-cell>
          <table:table-cell table:formula="of:=[.B1667]/100000" office:value-type="float" office:value="0.0042831" calcext:value-type="float">
            <text:p>0.00428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17" calcext:value-type="date">
            <text:p>06/17/15</text:p>
          </table:table-cell>
          <table:table-cell office:value-type="float" office:value="431.54" calcext:value-type="float">
            <text:p>431.54</text:p>
          </table:table-cell>
          <table:table-cell table:formula="of:=[.B1668]/100000" office:value-type="float" office:value="0.0043154" calcext:value-type="float">
            <text:p>0.0043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18" calcext:value-type="date">
            <text:p>06/18/15</text:p>
          </table:table-cell>
          <table:table-cell office:value-type="float" office:value="441.43" calcext:value-type="float">
            <text:p>441.43</text:p>
          </table:table-cell>
          <table:table-cell table:formula="of:=[.B1669]/100000" office:value-type="float" office:value="0.0044143" calcext:value-type="float">
            <text:p>0.00441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19" calcext:value-type="date">
            <text:p>06/19/15</text:p>
          </table:table-cell>
          <table:table-cell office:value-type="float" office:value="459.51" calcext:value-type="float">
            <text:p>459.51</text:p>
          </table:table-cell>
          <table:table-cell table:formula="of:=[.B1670]/100000" office:value-type="float" office:value="0.0045951" calcext:value-type="float">
            <text:p>0.00459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20" calcext:value-type="date">
            <text:p>06/20/15</text:p>
          </table:table-cell>
          <table:table-cell office:value-type="float" office:value="459.51" calcext:value-type="float">
            <text:p>459.51</text:p>
          </table:table-cell>
          <table:table-cell table:formula="of:=[.B1671]/100000" office:value-type="float" office:value="0.0045951" calcext:value-type="float">
            <text:p>0.00459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21" calcext:value-type="date">
            <text:p>06/21/15</text:p>
          </table:table-cell>
          <table:table-cell office:value-type="float" office:value="459.51" calcext:value-type="float">
            <text:p>459.51</text:p>
          </table:table-cell>
          <table:table-cell table:formula="of:=[.B1672]/100000" office:value-type="float" office:value="0.0045951" calcext:value-type="float">
            <text:p>0.00459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22" calcext:value-type="date">
            <text:p>06/22/15</text:p>
          </table:table-cell>
          <table:table-cell office:value-type="float" office:value="465.17" calcext:value-type="float">
            <text:p>465.17</text:p>
          </table:table-cell>
          <table:table-cell table:formula="of:=[.B1673]/100000" office:value-type="float" office:value="0.0046517" calcext:value-type="float">
            <text:p>0.00465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23" calcext:value-type="date">
            <text:p>06/23/15</text:p>
          </table:table-cell>
          <table:table-cell office:value-type="float" office:value="467.5" calcext:value-type="float">
            <text:p>467.5</text:p>
          </table:table-cell>
          <table:table-cell table:formula="of:=[.B1674]/100000" office:value-type="float" office:value="0.004675" calcext:value-type="float">
            <text:p>0.0046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24" calcext:value-type="date">
            <text:p>06/24/15</text:p>
          </table:table-cell>
          <table:table-cell office:value-type="float" office:value="470.5" calcext:value-type="float">
            <text:p>470.5</text:p>
          </table:table-cell>
          <table:table-cell table:formula="of:=[.B1675]/100000" office:value-type="float" office:value="0.004705" calcext:value-type="float">
            <text:p>0.0047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25" calcext:value-type="date">
            <text:p>06/25/15</text:p>
          </table:table-cell>
          <table:table-cell office:value-type="float" office:value="476.44" calcext:value-type="float">
            <text:p>476.44</text:p>
          </table:table-cell>
          <table:table-cell table:formula="of:=[.B1676]/100000" office:value-type="float" office:value="0.0047644" calcext:value-type="float">
            <text:p>0.004764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26" calcext:value-type="date">
            <text:p>06/26/15</text:p>
          </table:table-cell>
          <table:table-cell office:value-type="float" office:value="481.86" calcext:value-type="float">
            <text:p>481.86</text:p>
          </table:table-cell>
          <table:table-cell table:formula="of:=[.B1677]/100000" office:value-type="float" office:value="0.0048186" calcext:value-type="float">
            <text:p>0.00481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27" calcext:value-type="date">
            <text:p>06/27/15</text:p>
          </table:table-cell>
          <table:table-cell office:value-type="float" office:value="481.86" calcext:value-type="float">
            <text:p>481.86</text:p>
          </table:table-cell>
          <table:table-cell table:formula="of:=[.B1678]/100000" office:value-type="float" office:value="0.0048186" calcext:value-type="float">
            <text:p>0.00481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28" calcext:value-type="date">
            <text:p>06/28/15</text:p>
          </table:table-cell>
          <table:table-cell office:value-type="float" office:value="481.86" calcext:value-type="float">
            <text:p>481.86</text:p>
          </table:table-cell>
          <table:table-cell table:formula="of:=[.B1679]/100000" office:value-type="float" office:value="0.0048186" calcext:value-type="float">
            <text:p>0.00481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29" calcext:value-type="date">
            <text:p>06/29/15</text:p>
          </table:table-cell>
          <table:table-cell office:value-type="float" office:value="481.86" calcext:value-type="float">
            <text:p>481.86</text:p>
          </table:table-cell>
          <table:table-cell table:formula="of:=[.B1680]/100000" office:value-type="float" office:value="0.0048186" calcext:value-type="float">
            <text:p>0.00481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6-30" calcext:value-type="date">
            <text:p>06/30/15</text:p>
          </table:table-cell>
          <table:table-cell office:value-type="float" office:value="484.41" calcext:value-type="float">
            <text:p>484.41</text:p>
          </table:table-cell>
          <table:table-cell table:formula="of:=[.B1681]/100000" office:value-type="float" office:value="0.0048441" calcext:value-type="float">
            <text:p>0.00484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01" calcext:value-type="date">
            <text:p>07/01/15</text:p>
          </table:table-cell>
          <table:table-cell office:value-type="float" office:value="489.66" calcext:value-type="float">
            <text:p>489.66</text:p>
          </table:table-cell>
          <table:table-cell table:formula="of:=[.B1682]/100000" office:value-type="float" office:value="0.0048966" calcext:value-type="float">
            <text:p>0.00489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02" calcext:value-type="date">
            <text:p>07/02/15</text:p>
          </table:table-cell>
          <table:table-cell office:value-type="float" office:value="489.15" calcext:value-type="float">
            <text:p>489.15</text:p>
          </table:table-cell>
          <table:table-cell table:formula="of:=[.B1683]/100000" office:value-type="float" office:value="0.0048915" calcext:value-type="float">
            <text:p>0.00489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03" calcext:value-type="date">
            <text:p>07/03/15</text:p>
          </table:table-cell>
          <table:table-cell office:value-type="float" office:value="501.21" calcext:value-type="float">
            <text:p>501.21</text:p>
          </table:table-cell>
          <table:table-cell table:formula="of:=[.B1684]/100000" office:value-type="float" office:value="0.0050121" calcext:value-type="float">
            <text:p>0.00501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04" calcext:value-type="date">
            <text:p>07/04/15</text:p>
          </table:table-cell>
          <table:table-cell office:value-type="float" office:value="501.21" calcext:value-type="float">
            <text:p>501.21</text:p>
          </table:table-cell>
          <table:table-cell table:formula="of:=[.B1685]/100000" office:value-type="float" office:value="0.0050121" calcext:value-type="float">
            <text:p>0.00501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05" calcext:value-type="date">
            <text:p>07/05/15</text:p>
          </table:table-cell>
          <table:table-cell office:value-type="float" office:value="501.21" calcext:value-type="float">
            <text:p>501.21</text:p>
          </table:table-cell>
          <table:table-cell table:formula="of:=[.B1686]/100000" office:value-type="float" office:value="0.0050121" calcext:value-type="float">
            <text:p>0.00501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06" calcext:value-type="date">
            <text:p>07/06/15</text:p>
          </table:table-cell>
          <table:table-cell office:value-type="float" office:value="523.39" calcext:value-type="float">
            <text:p>523.39</text:p>
          </table:table-cell>
          <table:table-cell table:formula="of:=[.B1687]/100000" office:value-type="float" office:value="0.0052339" calcext:value-type="float">
            <text:p>0.00523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07" calcext:value-type="date">
            <text:p>07/07/15</text:p>
          </table:table-cell>
          <table:table-cell office:value-type="float" office:value="547.96" calcext:value-type="float">
            <text:p>547.96</text:p>
          </table:table-cell>
          <table:table-cell table:formula="of:=[.B1688]/100000" office:value-type="float" office:value="0.0054796" calcext:value-type="float">
            <text:p>0.005479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08" calcext:value-type="date">
            <text:p>07/08/15</text:p>
          </table:table-cell>
          <table:table-cell office:value-type="float" office:value="569.04" calcext:value-type="float">
            <text:p>569.04</text:p>
          </table:table-cell>
          <table:table-cell table:formula="of:=[.B1689]/100000" office:value-type="float" office:value="0.0056904" calcext:value-type="float">
            <text:p>0.00569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09" calcext:value-type="date">
            <text:p>07/09/15</text:p>
          </table:table-cell>
          <table:table-cell office:value-type="float" office:value="611.88" calcext:value-type="float">
            <text:p>611.88</text:p>
          </table:table-cell>
          <table:table-cell table:formula="of:=[.B1690]/100000" office:value-type="float" office:value="0.0061188" calcext:value-type="float">
            <text:p>0.00611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10" calcext:value-type="date">
            <text:p>07/10/15</text:p>
          </table:table-cell>
          <table:table-cell office:value-type="float" office:value="611.25" calcext:value-type="float">
            <text:p>611.25</text:p>
          </table:table-cell>
          <table:table-cell table:formula="of:=[.B1691]/100000" office:value-type="float" office:value="0.0061125" calcext:value-type="float">
            <text:p>0.00611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11" calcext:value-type="date">
            <text:p>07/11/15</text:p>
          </table:table-cell>
          <table:table-cell office:value-type="float" office:value="611.25" calcext:value-type="float">
            <text:p>611.25</text:p>
          </table:table-cell>
          <table:table-cell table:formula="of:=[.B1692]/100000" office:value-type="float" office:value="0.0061125" calcext:value-type="float">
            <text:p>0.00611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12" calcext:value-type="date">
            <text:p>07/12/15</text:p>
          </table:table-cell>
          <table:table-cell office:value-type="float" office:value="611.25" calcext:value-type="float">
            <text:p>611.25</text:p>
          </table:table-cell>
          <table:table-cell table:formula="of:=[.B1693]/100000" office:value-type="float" office:value="0.0061125" calcext:value-type="float">
            <text:p>0.00611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13" calcext:value-type="date">
            <text:p>07/13/15</text:p>
          </table:table-cell>
          <table:table-cell office:value-type="float" office:value="630.21" calcext:value-type="float">
            <text:p>630.21</text:p>
          </table:table-cell>
          <table:table-cell table:formula="of:=[.B1694]/100000" office:value-type="float" office:value="0.0063021" calcext:value-type="float">
            <text:p>0.00630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14" calcext:value-type="date">
            <text:p>07/14/15</text:p>
          </table:table-cell>
          <table:table-cell office:value-type="float" office:value="629.15" calcext:value-type="float">
            <text:p>629.15</text:p>
          </table:table-cell>
          <table:table-cell table:formula="of:=[.B1695]/100000" office:value-type="float" office:value="0.0062915" calcext:value-type="float">
            <text:p>0.00629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15" calcext:value-type="date">
            <text:p>07/15/15</text:p>
          </table:table-cell>
          <table:table-cell office:value-type="float" office:value="621.67" calcext:value-type="float">
            <text:p>621.67</text:p>
          </table:table-cell>
          <table:table-cell table:formula="of:=[.B1696]/100000" office:value-type="float" office:value="0.0062167" calcext:value-type="float">
            <text:p>0.00621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16" calcext:value-type="date">
            <text:p>07/16/15</text:p>
          </table:table-cell>
          <table:table-cell office:value-type="float" office:value="624.79" calcext:value-type="float">
            <text:p>624.79</text:p>
          </table:table-cell>
          <table:table-cell table:formula="of:=[.B1697]/100000" office:value-type="float" office:value="0.0062479" calcext:value-type="float">
            <text:p>0.006247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17" calcext:value-type="date">
            <text:p>07/17/15</text:p>
          </table:table-cell>
          <table:table-cell office:value-type="float" office:value="630.62" calcext:value-type="float">
            <text:p>630.62</text:p>
          </table:table-cell>
          <table:table-cell table:formula="of:=[.B1698]/100000" office:value-type="float" office:value="0.0063062" calcext:value-type="float">
            <text:p>0.00630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18" calcext:value-type="date">
            <text:p>07/18/15</text:p>
          </table:table-cell>
          <table:table-cell office:value-type="float" office:value="630.62" calcext:value-type="float">
            <text:p>630.62</text:p>
          </table:table-cell>
          <table:table-cell table:formula="of:=[.B1699]/100000" office:value-type="float" office:value="0.0063062" calcext:value-type="float">
            <text:p>0.00630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19" calcext:value-type="date">
            <text:p>07/19/15</text:p>
          </table:table-cell>
          <table:table-cell office:value-type="float" office:value="630.62" calcext:value-type="float">
            <text:p>630.62</text:p>
          </table:table-cell>
          <table:table-cell table:formula="of:=[.B1700]/100000" office:value-type="float" office:value="0.0063062" calcext:value-type="float">
            <text:p>0.00630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20" calcext:value-type="date">
            <text:p>07/20/15</text:p>
          </table:table-cell>
          <table:table-cell office:value-type="float" office:value="630.62" calcext:value-type="float">
            <text:p>630.62</text:p>
          </table:table-cell>
          <table:table-cell table:formula="of:=[.B1701]/100000" office:value-type="float" office:value="0.0063062" calcext:value-type="float">
            <text:p>0.00630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21" calcext:value-type="date">
            <text:p>07/21/15</text:p>
          </table:table-cell>
          <table:table-cell office:value-type="float" office:value="633.54" calcext:value-type="float">
            <text:p>633.54</text:p>
          </table:table-cell>
          <table:table-cell table:formula="of:=[.B1702]/100000" office:value-type="float" office:value="0.0063354" calcext:value-type="float">
            <text:p>0.00633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22" calcext:value-type="date">
            <text:p>07/22/15</text:p>
          </table:table-cell>
          <table:table-cell office:value-type="float" office:value="646.11" calcext:value-type="float">
            <text:p>646.11</text:p>
          </table:table-cell>
          <table:table-cell table:formula="of:=[.B1703]/100000" office:value-type="float" office:value="0.0064611" calcext:value-type="float">
            <text:p>0.00646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23" calcext:value-type="date">
            <text:p>07/23/15</text:p>
          </table:table-cell>
          <table:table-cell office:value-type="float" office:value="650.11" calcext:value-type="float">
            <text:p>650.11</text:p>
          </table:table-cell>
          <table:table-cell table:formula="of:=[.B1704]/100000" office:value-type="float" office:value="0.0065011" calcext:value-type="float">
            <text:p>0.00650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24" calcext:value-type="date">
            <text:p>07/24/15</text:p>
          </table:table-cell>
          <table:table-cell office:value-type="float" office:value="683.26" calcext:value-type="float">
            <text:p>683.26</text:p>
          </table:table-cell>
          <table:table-cell table:formula="of:=[.B1705]/100000" office:value-type="float" office:value="0.0068326" calcext:value-type="float">
            <text:p>0.00683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25" calcext:value-type="date">
            <text:p>07/25/15</text:p>
          </table:table-cell>
          <table:table-cell office:value-type="float" office:value="683.26" calcext:value-type="float">
            <text:p>683.26</text:p>
          </table:table-cell>
          <table:table-cell table:formula="of:=[.B1706]/100000" office:value-type="float" office:value="0.0068326" calcext:value-type="float">
            <text:p>0.00683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26" calcext:value-type="date">
            <text:p>07/26/15</text:p>
          </table:table-cell>
          <table:table-cell office:value-type="float" office:value="683.26" calcext:value-type="float">
            <text:p>683.26</text:p>
          </table:table-cell>
          <table:table-cell table:formula="of:=[.B1707]/100000" office:value-type="float" office:value="0.0068326" calcext:value-type="float">
            <text:p>0.00683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27" calcext:value-type="date">
            <text:p>07/27/15</text:p>
          </table:table-cell>
          <table:table-cell office:value-type="float" office:value="682.39" calcext:value-type="float">
            <text:p>682.39</text:p>
          </table:table-cell>
          <table:table-cell table:formula="of:=[.B1708]/100000" office:value-type="float" office:value="0.0068239" calcext:value-type="float">
            <text:p>0.00682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28" calcext:value-type="date">
            <text:p>07/28/15</text:p>
          </table:table-cell>
          <table:table-cell office:value-type="float" office:value="682.61" calcext:value-type="float">
            <text:p>682.61</text:p>
          </table:table-cell>
          <table:table-cell table:formula="of:=[.B1709]/100000" office:value-type="float" office:value="0.0068261" calcext:value-type="float">
            <text:p>0.00682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29" calcext:value-type="date">
            <text:p>07/29/15</text:p>
          </table:table-cell>
          <table:table-cell office:value-type="float" office:value="682.61" calcext:value-type="float">
            <text:p>682.61</text:p>
          </table:table-cell>
          <table:table-cell table:formula="of:=[.B1710]/100000" office:value-type="float" office:value="0.0068261" calcext:value-type="float">
            <text:p>0.00682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7-30" calcext:value-type="date">
            <text:p>07/30/15</text:p>
          </table:table-cell>
          <table:table-cell office:value-type="float" office:value="677.85" calcext:value-type="float">
            <text:p>677.85</text:p>
          </table:table-cell>
          <table:table-cell table:formula="of:=[.B1711]/100000" office:value-type="float" office:value="0.0067785" calcext:value-type="float">
            <text:p>0.00677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01" calcext:value-type="date">
            <text:p>08/01/15</text:p>
          </table:table-cell>
          <table:table-cell office:value-type="float" office:value="676.99" calcext:value-type="float">
            <text:p>676.99</text:p>
          </table:table-cell>
          <table:table-cell table:formula="of:=[.B1712]/100000" office:value-type="float" office:value="0.0067699" calcext:value-type="float">
            <text:p>0.006769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02" calcext:value-type="date">
            <text:p>08/02/15</text:p>
          </table:table-cell>
          <table:table-cell office:value-type="float" office:value="676.99" calcext:value-type="float">
            <text:p>676.99</text:p>
          </table:table-cell>
          <table:table-cell table:formula="of:=[.B1713]/100000" office:value-type="float" office:value="0.0067699" calcext:value-type="float">
            <text:p>0.006769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03" calcext:value-type="date">
            <text:p>08/03/15</text:p>
          </table:table-cell>
          <table:table-cell office:value-type="float" office:value="686.67" calcext:value-type="float">
            <text:p>686.67</text:p>
          </table:table-cell>
          <table:table-cell table:formula="of:=[.B1714]/100000" office:value-type="float" office:value="0.0068667" calcext:value-type="float">
            <text:p>0.00686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04" calcext:value-type="date">
            <text:p>08/04/15</text:p>
          </table:table-cell>
          <table:table-cell office:value-type="float" office:value="687.53" calcext:value-type="float">
            <text:p>687.53</text:p>
          </table:table-cell>
          <table:table-cell table:formula="of:=[.B1715]/100000" office:value-type="float" office:value="0.0068753" calcext:value-type="float">
            <text:p>0.00687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05" calcext:value-type="date">
            <text:p>08/05/15</text:p>
          </table:table-cell>
          <table:table-cell office:value-type="float" office:value="696.77" calcext:value-type="float">
            <text:p>696.77</text:p>
          </table:table-cell>
          <table:table-cell table:formula="of:=[.B1716]/100000" office:value-type="float" office:value="0.0069677" calcext:value-type="float">
            <text:p>0.00696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06" calcext:value-type="date">
            <text:p>08/06/15</text:p>
          </table:table-cell>
          <table:table-cell office:value-type="float" office:value="691.49" calcext:value-type="float">
            <text:p>691.49</text:p>
          </table:table-cell>
          <table:table-cell table:formula="of:=[.B1717]/100000" office:value-type="float" office:value="0.0069149" calcext:value-type="float">
            <text:p>0.00691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07" calcext:value-type="date">
            <text:p>08/07/15</text:p>
          </table:table-cell>
          <table:table-cell office:value-type="float" office:value="691.49" calcext:value-type="float">
            <text:p>691.49</text:p>
          </table:table-cell>
          <table:table-cell table:formula="of:=[.B1718]/100000" office:value-type="float" office:value="0.0069149" calcext:value-type="float">
            <text:p>0.00691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08" calcext:value-type="date">
            <text:p>08/08/15</text:p>
          </table:table-cell>
          <table:table-cell office:value-type="float" office:value="691.49" calcext:value-type="float">
            <text:p>691.49</text:p>
          </table:table-cell>
          <table:table-cell table:formula="of:=[.B1719]/100000" office:value-type="float" office:value="0.0069149" calcext:value-type="float">
            <text:p>0.00691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09" calcext:value-type="date">
            <text:p>08/09/15</text:p>
          </table:table-cell>
          <table:table-cell office:value-type="float" office:value="691.49" calcext:value-type="float">
            <text:p>691.49</text:p>
          </table:table-cell>
          <table:table-cell table:formula="of:=[.B1720]/100000" office:value-type="float" office:value="0.0069149" calcext:value-type="float">
            <text:p>0.00691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10" calcext:value-type="date">
            <text:p>08/10/15</text:p>
          </table:table-cell>
          <table:table-cell office:value-type="float" office:value="681.7" calcext:value-type="float">
            <text:p>681.7</text:p>
          </table:table-cell>
          <table:table-cell table:formula="of:=[.B1721]/100000" office:value-type="float" office:value="0.006817" calcext:value-type="float">
            <text:p>0.0068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11" calcext:value-type="date">
            <text:p>08/11/15</text:p>
          </table:table-cell>
          <table:table-cell office:value-type="float" office:value="688.94" calcext:value-type="float">
            <text:p>688.94</text:p>
          </table:table-cell>
          <table:table-cell table:formula="of:=[.B1722]/100000" office:value-type="float" office:value="0.0068894" calcext:value-type="float">
            <text:p>0.006889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12" calcext:value-type="date">
            <text:p>08/12/15</text:p>
          </table:table-cell>
          <table:table-cell office:value-type="float" office:value="687.45" calcext:value-type="float">
            <text:p>687.45</text:p>
          </table:table-cell>
          <table:table-cell table:formula="of:=[.B1723]/100000" office:value-type="float" office:value="0.0068745" calcext:value-type="float">
            <text:p>0.00687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13" calcext:value-type="date">
            <text:p>08/13/15</text:p>
          </table:table-cell>
          <table:table-cell office:value-type="float" office:value="686.74" calcext:value-type="float">
            <text:p>686.74</text:p>
          </table:table-cell>
          <table:table-cell table:formula="of:=[.B1724]/100000" office:value-type="float" office:value="0.0068674" calcext:value-type="float">
            <text:p>0.00686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14" calcext:value-type="date">
            <text:p>08/14/15</text:p>
          </table:table-cell>
          <table:table-cell office:value-type="float" office:value="686.74" calcext:value-type="float">
            <text:p>686.74</text:p>
          </table:table-cell>
          <table:table-cell table:formula="of:=[.B1725]/100000" office:value-type="float" office:value="0.0068674" calcext:value-type="float">
            <text:p>0.00686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15" calcext:value-type="date">
            <text:p>08/15/15</text:p>
          </table:table-cell>
          <table:table-cell office:value-type="float" office:value="686.74" calcext:value-type="float">
            <text:p>686.74</text:p>
          </table:table-cell>
          <table:table-cell table:formula="of:=[.B1726]/100000" office:value-type="float" office:value="0.0068674" calcext:value-type="float">
            <text:p>0.00686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17" calcext:value-type="date">
            <text:p>08/17/15</text:p>
          </table:table-cell>
          <table:table-cell office:value-type="float" office:value="676.49" calcext:value-type="float">
            <text:p>676.49</text:p>
          </table:table-cell>
          <table:table-cell table:formula="of:=[.B1727]/100000" office:value-type="float" office:value="0.0067649" calcext:value-type="float">
            <text:p>0.00676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18" calcext:value-type="date">
            <text:p>08/18/15</text:p>
          </table:table-cell>
          <table:table-cell office:value-type="float" office:value="681.03" calcext:value-type="float">
            <text:p>681.03</text:p>
          </table:table-cell>
          <table:table-cell table:formula="of:=[.B1728]/100000" office:value-type="float" office:value="0.0068103" calcext:value-type="float">
            <text:p>0.00681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19" calcext:value-type="date">
            <text:p>08/19/15</text:p>
          </table:table-cell>
          <table:table-cell office:value-type="float" office:value="686.39" calcext:value-type="float">
            <text:p>686.39</text:p>
          </table:table-cell>
          <table:table-cell table:formula="of:=[.B1729]/100000" office:value-type="float" office:value="0.0068639" calcext:value-type="float">
            <text:p>0.00686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20" calcext:value-type="date">
            <text:p>08/20/15</text:p>
          </table:table-cell>
          <table:table-cell office:value-type="float" office:value="676.88" calcext:value-type="float">
            <text:p>676.88</text:p>
          </table:table-cell>
          <table:table-cell table:formula="of:=[.B1730]/100000" office:value-type="float" office:value="0.0067688" calcext:value-type="float">
            <text:p>0.00676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21" calcext:value-type="date">
            <text:p>08/21/15</text:p>
          </table:table-cell>
          <table:table-cell office:value-type="float" office:value="700.99" calcext:value-type="float">
            <text:p>700.99</text:p>
          </table:table-cell>
          <table:table-cell table:formula="of:=[.B1731]/100000" office:value-type="float" office:value="0.0070099" calcext:value-type="float">
            <text:p>0.007009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22" calcext:value-type="date">
            <text:p>08/22/15</text:p>
          </table:table-cell>
          <table:table-cell office:value-type="float" office:value="703.51" calcext:value-type="float">
            <text:p>703.51</text:p>
          </table:table-cell>
          <table:table-cell table:formula="of:=[.B1732]/100000" office:value-type="float" office:value="0.0070351" calcext:value-type="float">
            <text:p>0.00703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23" calcext:value-type="date">
            <text:p>08/23/15</text:p>
          </table:table-cell>
          <table:table-cell office:value-type="float" office:value="703.51" calcext:value-type="float">
            <text:p>703.51</text:p>
          </table:table-cell>
          <table:table-cell table:formula="of:=[.B1733]/100000" office:value-type="float" office:value="0.0070351" calcext:value-type="float">
            <text:p>0.00703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24" calcext:value-type="date">
            <text:p>08/24/15</text:p>
          </table:table-cell>
          <table:table-cell office:value-type="float" office:value="727.63" calcext:value-type="float">
            <text:p>727.63</text:p>
          </table:table-cell>
          <table:table-cell table:formula="of:=[.B1734]/100000" office:value-type="float" office:value="0.0072763" calcext:value-type="float">
            <text:p>0.00727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25" calcext:value-type="date">
            <text:p>08/25/15</text:p>
          </table:table-cell>
          <table:table-cell office:value-type="float" office:value="724.33" calcext:value-type="float">
            <text:p>724.33</text:p>
          </table:table-cell>
          <table:table-cell table:formula="of:=[.B1735]/100000" office:value-type="float" office:value="0.0072433" calcext:value-type="float">
            <text:p>0.00724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26" calcext:value-type="date">
            <text:p>08/26/15</text:p>
          </table:table-cell>
          <table:table-cell office:value-type="float" office:value="726.94" calcext:value-type="float">
            <text:p>726.94</text:p>
          </table:table-cell>
          <table:table-cell table:formula="of:=[.B1736]/100000" office:value-type="float" office:value="0.0072694" calcext:value-type="float">
            <text:p>0.007269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27" calcext:value-type="date">
            <text:p>08/27/15</text:p>
          </table:table-cell>
          <table:table-cell office:value-type="float" office:value="717.35" calcext:value-type="float">
            <text:p>717.35</text:p>
          </table:table-cell>
          <table:table-cell table:formula="of:=[.B1737]/100000" office:value-type="float" office:value="0.0071735" calcext:value-type="float">
            <text:p>0.007173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28" calcext:value-type="date">
            <text:p>08/28/15</text:p>
          </table:table-cell>
          <table:table-cell office:value-type="float" office:value="696.12" calcext:value-type="float">
            <text:p>696.12</text:p>
          </table:table-cell>
          <table:table-cell table:formula="of:=[.B1738]/100000" office:value-type="float" office:value="0.0069612" calcext:value-type="float">
            <text:p>0.00696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29" calcext:value-type="date">
            <text:p>08/29/15</text:p>
          </table:table-cell>
          <table:table-cell office:value-type="float" office:value="696.12" calcext:value-type="float">
            <text:p>696.12</text:p>
          </table:table-cell>
          <table:table-cell table:formula="of:=[.B1739]/100000" office:value-type="float" office:value="0.0069612" calcext:value-type="float">
            <text:p>0.00696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30" calcext:value-type="date">
            <text:p>08/30/15</text:p>
          </table:table-cell>
          <table:table-cell office:value-type="float" office:value="696.12" calcext:value-type="float">
            <text:p>696.12</text:p>
          </table:table-cell>
          <table:table-cell table:formula="of:=[.B1740]/100000" office:value-type="float" office:value="0.0069612" calcext:value-type="float">
            <text:p>0.00696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8-31" calcext:value-type="date">
            <text:p>08/31/15</text:p>
          </table:table-cell>
          <table:table-cell office:value-type="float" office:value="698.35" calcext:value-type="float">
            <text:p>698.35</text:p>
          </table:table-cell>
          <table:table-cell table:formula="of:=[.B1741]/100000" office:value-type="float" office:value="0.0069835" calcext:value-type="float">
            <text:p>0.006983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01" calcext:value-type="date">
            <text:p>09/01/15</text:p>
          </table:table-cell>
          <table:table-cell office:value-type="float" office:value="698.54" calcext:value-type="float">
            <text:p>698.54</text:p>
          </table:table-cell>
          <table:table-cell table:formula="of:=[.B1742]/100000" office:value-type="float" office:value="0.0069854" calcext:value-type="float">
            <text:p>0.00698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02" calcext:value-type="date">
            <text:p>09/02/15</text:p>
          </table:table-cell>
          <table:table-cell office:value-type="float" office:value="711.63" calcext:value-type="float">
            <text:p>711.63</text:p>
          </table:table-cell>
          <table:table-cell table:formula="of:=[.B1743]/100000" office:value-type="float" office:value="0.0071163" calcext:value-type="float">
            <text:p>0.00711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03" calcext:value-type="date">
            <text:p>09/03/15</text:p>
          </table:table-cell>
          <table:table-cell office:value-type="float" office:value="706.73" calcext:value-type="float">
            <text:p>706.73</text:p>
          </table:table-cell>
          <table:table-cell table:formula="of:=[.B1744]/100000" office:value-type="float" office:value="0.0070673" calcext:value-type="float">
            <text:p>0.00706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04" calcext:value-type="date">
            <text:p>09/04/15</text:p>
          </table:table-cell>
          <table:table-cell office:value-type="float" office:value="705.31" calcext:value-type="float">
            <text:p>705.31</text:p>
          </table:table-cell>
          <table:table-cell table:formula="of:=[.B1745]/100000" office:value-type="float" office:value="0.0070531" calcext:value-type="float">
            <text:p>0.00705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05" calcext:value-type="date">
            <text:p>09/05/15</text:p>
          </table:table-cell>
          <table:table-cell office:value-type="float" office:value="705.31" calcext:value-type="float">
            <text:p>705.31</text:p>
          </table:table-cell>
          <table:table-cell table:formula="of:=[.B1746]/100000" office:value-type="float" office:value="0.0070531" calcext:value-type="float">
            <text:p>0.00705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06" calcext:value-type="date">
            <text:p>09/06/15</text:p>
          </table:table-cell>
          <table:table-cell office:value-type="float" office:value="705.31" calcext:value-type="float">
            <text:p>705.31</text:p>
          </table:table-cell>
          <table:table-cell table:formula="of:=[.B1747]/100000" office:value-type="float" office:value="0.0070531" calcext:value-type="float">
            <text:p>0.00705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07" calcext:value-type="date">
            <text:p>09/07/15</text:p>
          </table:table-cell>
          <table:table-cell office:value-type="float" office:value="705.31" calcext:value-type="float">
            <text:p>705.31</text:p>
          </table:table-cell>
          <table:table-cell table:formula="of:=[.B1748]/100000" office:value-type="float" office:value="0.0070531" calcext:value-type="float">
            <text:p>0.00705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08" calcext:value-type="date">
            <text:p>09/08/15</text:p>
          </table:table-cell>
          <table:table-cell office:value-type="float" office:value="710.82" calcext:value-type="float">
            <text:p>710.82</text:p>
          </table:table-cell>
          <table:table-cell table:formula="of:=[.B1749]/100000" office:value-type="float" office:value="0.0071082" calcext:value-type="float">
            <text:p>0.00710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09" calcext:value-type="date">
            <text:p>09/09/15</text:p>
          </table:table-cell>
          <table:table-cell office:value-type="float" office:value="703.29" calcext:value-type="float">
            <text:p>703.29</text:p>
          </table:table-cell>
          <table:table-cell table:formula="of:=[.B1750]/100000" office:value-type="float" office:value="0.0070329" calcext:value-type="float">
            <text:p>0.00703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10" calcext:value-type="date">
            <text:p>09/10/15</text:p>
          </table:table-cell>
          <table:table-cell office:value-type="float" office:value="704.95" calcext:value-type="float">
            <text:p>704.95</text:p>
          </table:table-cell>
          <table:table-cell table:formula="of:=[.B1751]/100000" office:value-type="float" office:value="0.0070495" calcext:value-type="float">
            <text:p>0.00704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11" calcext:value-type="date">
            <text:p>09/11/15</text:p>
          </table:table-cell>
          <table:table-cell office:value-type="float" office:value="706.5" calcext:value-type="float">
            <text:p>706.5</text:p>
          </table:table-cell>
          <table:table-cell table:formula="of:=[.B1752]/100000" office:value-type="float" office:value="0.007065" calcext:value-type="float">
            <text:p>0.0070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12" calcext:value-type="date">
            <text:p>09/12/15</text:p>
          </table:table-cell>
          <table:table-cell office:value-type="float" office:value="704.3" calcext:value-type="float">
            <text:p>704.3</text:p>
          </table:table-cell>
          <table:table-cell table:formula="of:=[.B1753]/100000" office:value-type="float" office:value="0.007043" calcext:value-type="float">
            <text:p>0.0070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13" calcext:value-type="date">
            <text:p>09/13/15</text:p>
          </table:table-cell>
          <table:table-cell office:value-type="float" office:value="704.3" calcext:value-type="float">
            <text:p>704.3</text:p>
          </table:table-cell>
          <table:table-cell table:formula="of:=[.B1754]/100000" office:value-type="float" office:value="0.007043" calcext:value-type="float">
            <text:p>0.0070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14" calcext:value-type="date">
            <text:p>09/14/15</text:p>
          </table:table-cell>
          <table:table-cell office:value-type="float" office:value="700.3" calcext:value-type="float">
            <text:p>700.3</text:p>
          </table:table-cell>
          <table:table-cell table:formula="of:=[.B1755]/100000" office:value-type="float" office:value="0.007003" calcext:value-type="float">
            <text:p>0.0070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15" calcext:value-type="date">
            <text:p>09/15/15</text:p>
          </table:table-cell>
          <table:table-cell office:value-type="float" office:value="708.6" calcext:value-type="float">
            <text:p>708.6</text:p>
          </table:table-cell>
          <table:table-cell table:formula="of:=[.B1756]/100000" office:value-type="float" office:value="0.007086" calcext:value-type="float">
            <text:p>0.0070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16" calcext:value-type="date">
            <text:p>09/16/15</text:p>
          </table:table-cell>
          <table:table-cell office:value-type="float" office:value="709.25" calcext:value-type="float">
            <text:p>709.25</text:p>
          </table:table-cell>
          <table:table-cell table:formula="of:=[.B1757]/100000" office:value-type="float" office:value="0.0070925" calcext:value-type="float">
            <text:p>0.00709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17" calcext:value-type="date">
            <text:p>09/17/15</text:p>
          </table:table-cell>
          <table:table-cell office:value-type="float" office:value="710.56" calcext:value-type="float">
            <text:p>710.56</text:p>
          </table:table-cell>
          <table:table-cell table:formula="of:=[.B1758]/100000" office:value-type="float" office:value="0.0071056" calcext:value-type="float">
            <text:p>0.00710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18" calcext:value-type="date">
            <text:p>09/18/15</text:p>
          </table:table-cell>
          <table:table-cell office:value-type="float" office:value="718.92" calcext:value-type="float">
            <text:p>718.92</text:p>
          </table:table-cell>
          <table:table-cell table:formula="of:=[.B1759]/100000" office:value-type="float" office:value="0.0071892" calcext:value-type="float">
            <text:p>0.00718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19" calcext:value-type="date">
            <text:p>09/19/15</text:p>
          </table:table-cell>
          <table:table-cell office:value-type="float" office:value="718.27" calcext:value-type="float">
            <text:p>718.27</text:p>
          </table:table-cell>
          <table:table-cell table:formula="of:=[.B1760]/100000" office:value-type="float" office:value="0.0071827" calcext:value-type="float">
            <text:p>0.00718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20" calcext:value-type="date">
            <text:p>09/20/15</text:p>
          </table:table-cell>
          <table:table-cell office:value-type="float" office:value="718.27" calcext:value-type="float">
            <text:p>718.27</text:p>
          </table:table-cell>
          <table:table-cell table:formula="of:=[.B1761]/100000" office:value-type="float" office:value="0.0071827" calcext:value-type="float">
            <text:p>0.00718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21" calcext:value-type="date">
            <text:p>09/21/15</text:p>
          </table:table-cell>
          <table:table-cell office:value-type="float" office:value="730.65" calcext:value-type="float">
            <text:p>730.65</text:p>
          </table:table-cell>
          <table:table-cell table:formula="of:=[.B1762]/100000" office:value-type="float" office:value="0.0073065" calcext:value-type="float">
            <text:p>0.00730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22" calcext:value-type="date">
            <text:p>09/22/15</text:p>
          </table:table-cell>
          <table:table-cell office:value-type="float" office:value="746.3" calcext:value-type="float">
            <text:p>746.3</text:p>
          </table:table-cell>
          <table:table-cell table:formula="of:=[.B1763]/100000" office:value-type="float" office:value="0.007463" calcext:value-type="float">
            <text:p>0.0074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23" calcext:value-type="date">
            <text:p>09/23/15</text:p>
          </table:table-cell>
          <table:table-cell office:value-type="float" office:value="754.57" calcext:value-type="float">
            <text:p>754.57</text:p>
          </table:table-cell>
          <table:table-cell table:formula="of:=[.B1764]/100000" office:value-type="float" office:value="0.0075457" calcext:value-type="float">
            <text:p>0.007545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24" calcext:value-type="date">
            <text:p>09/24/15</text:p>
          </table:table-cell>
          <table:table-cell office:value-type="float" office:value="763.26" calcext:value-type="float">
            <text:p>763.26</text:p>
          </table:table-cell>
          <table:table-cell table:formula="of:=[.B1765]/100000" office:value-type="float" office:value="0.0076326" calcext:value-type="float">
            <text:p>0.00763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25" calcext:value-type="date">
            <text:p>09/25/15</text:p>
          </table:table-cell>
          <table:table-cell office:value-type="float" office:value="784.09" calcext:value-type="float">
            <text:p>784.09</text:p>
          </table:table-cell>
          <table:table-cell table:formula="of:=[.B1766]/100000" office:value-type="float" office:value="0.0078409" calcext:value-type="float">
            <text:p>0.00784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26" calcext:value-type="date">
            <text:p>09/26/15</text:p>
          </table:table-cell>
          <table:table-cell office:value-type="float" office:value="784.09" calcext:value-type="float">
            <text:p>784.09</text:p>
          </table:table-cell>
          <table:table-cell table:formula="of:=[.B1767]/100000" office:value-type="float" office:value="0.0078409" calcext:value-type="float">
            <text:p>0.00784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27" calcext:value-type="date">
            <text:p>09/27/15</text:p>
          </table:table-cell>
          <table:table-cell office:value-type="float" office:value="784.09" calcext:value-type="float">
            <text:p>784.09</text:p>
          </table:table-cell>
          <table:table-cell table:formula="of:=[.B1768]/100000" office:value-type="float" office:value="0.0078409" calcext:value-type="float">
            <text:p>0.00784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28" calcext:value-type="date">
            <text:p>09/28/15</text:p>
          </table:table-cell>
          <table:table-cell office:value-type="float" office:value="797.24" calcext:value-type="float">
            <text:p>797.24</text:p>
          </table:table-cell>
          <table:table-cell table:formula="of:=[.B1769]/100000" office:value-type="float" office:value="0.0079724" calcext:value-type="float">
            <text:p>0.00797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29" calcext:value-type="date">
            <text:p>09/29/15</text:p>
          </table:table-cell>
          <table:table-cell office:value-type="float" office:value="822.59" calcext:value-type="float">
            <text:p>822.59</text:p>
          </table:table-cell>
          <table:table-cell table:formula="of:=[.B1770]/100000" office:value-type="float" office:value="0.0082259" calcext:value-type="float">
            <text:p>0.00822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09-30" calcext:value-type="date">
            <text:p>09/30/15</text:p>
          </table:table-cell>
          <table:table-cell office:value-type="float" office:value="823.1" calcext:value-type="float">
            <text:p>823.1</text:p>
          </table:table-cell>
          <table:table-cell table:formula="of:=[.B1771]/100000" office:value-type="float" office:value="0.008231" calcext:value-type="float">
            <text:p>0.0082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01" calcext:value-type="date">
            <text:p>10/01/15</text:p>
          </table:table-cell>
          <table:table-cell office:value-type="float" office:value="826.27" calcext:value-type="float">
            <text:p>826.27</text:p>
          </table:table-cell>
          <table:table-cell table:formula="of:=[.B1772]/100000" office:value-type="float" office:value="0.0082627" calcext:value-type="float">
            <text:p>0.00826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02" calcext:value-type="date">
            <text:p>10/02/15</text:p>
          </table:table-cell>
          <table:table-cell office:value-type="float" office:value="829.02" calcext:value-type="float">
            <text:p>829.02</text:p>
          </table:table-cell>
          <table:table-cell table:formula="of:=[.B1773]/100000" office:value-type="float" office:value="0.0082902" calcext:value-type="float">
            <text:p>0.00829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03" calcext:value-type="date">
            <text:p>10/03/15</text:p>
          </table:table-cell>
          <table:table-cell office:value-type="float" office:value="829.02" calcext:value-type="float">
            <text:p>829.02</text:p>
          </table:table-cell>
          <table:table-cell table:formula="of:=[.B1774]/100000" office:value-type="float" office:value="0.0082902" calcext:value-type="float">
            <text:p>0.00829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04" calcext:value-type="date">
            <text:p>10/04/15</text:p>
          </table:table-cell>
          <table:table-cell office:value-type="float" office:value="829.02" calcext:value-type="float">
            <text:p>829.02</text:p>
          </table:table-cell>
          <table:table-cell table:formula="of:=[.B1775]/100000" office:value-type="float" office:value="0.0082902" calcext:value-type="float">
            <text:p>0.00829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05" calcext:value-type="date">
            <text:p>10/05/15</text:p>
          </table:table-cell>
          <table:table-cell office:value-type="float" office:value="792.14" calcext:value-type="float">
            <text:p>792.14</text:p>
          </table:table-cell>
          <table:table-cell table:formula="of:=[.B1776]/100000" office:value-type="float" office:value="0.0079214" calcext:value-type="float">
            <text:p>0.00792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06" calcext:value-type="date">
            <text:p>10/06/15</text:p>
          </table:table-cell>
          <table:table-cell office:value-type="float" office:value="767.76" calcext:value-type="float">
            <text:p>767.76</text:p>
          </table:table-cell>
          <table:table-cell table:formula="of:=[.B1777]/100000" office:value-type="float" office:value="0.0076776" calcext:value-type="float">
            <text:p>0.007677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07" calcext:value-type="date">
            <text:p>10/07/15</text:p>
          </table:table-cell>
          <table:table-cell office:value-type="float" office:value="735.91" calcext:value-type="float">
            <text:p>735.91</text:p>
          </table:table-cell>
          <table:table-cell table:formula="of:=[.B1778]/100000" office:value-type="float" office:value="0.0073591" calcext:value-type="float">
            <text:p>0.00735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08" calcext:value-type="date">
            <text:p>10/08/15</text:p>
          </table:table-cell>
          <table:table-cell office:value-type="float" office:value="718.44" calcext:value-type="float">
            <text:p>718.44</text:p>
          </table:table-cell>
          <table:table-cell table:formula="of:=[.B1779]/100000" office:value-type="float" office:value="0.0071844" calcext:value-type="float">
            <text:p>0.007184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09" calcext:value-type="date">
            <text:p>10/09/15</text:p>
          </table:table-cell>
          <table:table-cell office:value-type="float" office:value="718.65" calcext:value-type="float">
            <text:p>718.65</text:p>
          </table:table-cell>
          <table:table-cell table:formula="of:=[.B1780]/100000" office:value-type="float" office:value="0.0071865" calcext:value-type="float">
            <text:p>0.00718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10" calcext:value-type="date">
            <text:p>10/10/15</text:p>
          </table:table-cell>
          <table:table-cell office:value-type="float" office:value="718.65" calcext:value-type="float">
            <text:p>718.65</text:p>
          </table:table-cell>
          <table:table-cell table:formula="of:=[.B1781]/100000" office:value-type="float" office:value="0.0071865" calcext:value-type="float">
            <text:p>0.00718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11" calcext:value-type="date">
            <text:p>10/11/15</text:p>
          </table:table-cell>
          <table:table-cell office:value-type="float" office:value="718.65" calcext:value-type="float">
            <text:p>718.65</text:p>
          </table:table-cell>
          <table:table-cell table:formula="of:=[.B1782]/100000" office:value-type="float" office:value="0.0071865" calcext:value-type="float">
            <text:p>0.00718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12" calcext:value-type="date">
            <text:p>10/12/15</text:p>
          </table:table-cell>
          <table:table-cell office:value-type="float" office:value="718.65" calcext:value-type="float">
            <text:p>718.65</text:p>
          </table:table-cell>
          <table:table-cell table:formula="of:=[.B1783]/100000" office:value-type="float" office:value="0.0071865" calcext:value-type="float">
            <text:p>0.00718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13" calcext:value-type="date">
            <text:p>10/13/15</text:p>
          </table:table-cell>
          <table:table-cell office:value-type="float" office:value="720.1" calcext:value-type="float">
            <text:p>720.1</text:p>
          </table:table-cell>
          <table:table-cell table:formula="of:=[.B1784]/100000" office:value-type="float" office:value="0.007201" calcext:value-type="float">
            <text:p>0.0072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14" calcext:value-type="date">
            <text:p>10/14/15</text:p>
          </table:table-cell>
          <table:table-cell office:value-type="float" office:value="728.89" calcext:value-type="float">
            <text:p>728.89</text:p>
          </table:table-cell>
          <table:table-cell table:formula="of:=[.B1785]/100000" office:value-type="float" office:value="0.0072889" calcext:value-type="float">
            <text:p>0.00728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15" calcext:value-type="date">
            <text:p>10/15/15</text:p>
          </table:table-cell>
          <table:table-cell office:value-type="float" office:value="723.78" calcext:value-type="float">
            <text:p>723.78</text:p>
          </table:table-cell>
          <table:table-cell table:formula="of:=[.B1786]/100000" office:value-type="float" office:value="0.0072378" calcext:value-type="float">
            <text:p>0.007237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16" calcext:value-type="date">
            <text:p>10/16/15</text:p>
          </table:table-cell>
          <table:table-cell office:value-type="float" office:value="791.55" calcext:value-type="float">
            <text:p>791.55</text:p>
          </table:table-cell>
          <table:table-cell table:formula="of:=[.B1787]/100000" office:value-type="float" office:value="0.0079155" calcext:value-type="float">
            <text:p>0.00791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17" calcext:value-type="date">
            <text:p>10/17/15</text:p>
          </table:table-cell>
          <table:table-cell office:value-type="float" office:value="791.55" calcext:value-type="float">
            <text:p>791.55</text:p>
          </table:table-cell>
          <table:table-cell table:formula="of:=[.B1788]/100000" office:value-type="float" office:value="0.0079155" calcext:value-type="float">
            <text:p>0.00791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18" calcext:value-type="date">
            <text:p>10/18/15</text:p>
          </table:table-cell>
          <table:table-cell office:value-type="float" office:value="791.55" calcext:value-type="float">
            <text:p>791.55</text:p>
          </table:table-cell>
          <table:table-cell table:formula="of:=[.B1789]/100000" office:value-type="float" office:value="0.0079155" calcext:value-type="float">
            <text:p>0.00791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19" calcext:value-type="date">
            <text:p>10/19/15</text:p>
          </table:table-cell>
          <table:table-cell office:value-type="float" office:value="780.56" calcext:value-type="float">
            <text:p>780.56</text:p>
          </table:table-cell>
          <table:table-cell table:formula="of:=[.B1790]/100000" office:value-type="float" office:value="0.0078056" calcext:value-type="float">
            <text:p>0.00780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20" calcext:value-type="date">
            <text:p>10/20/15</text:p>
          </table:table-cell>
          <table:table-cell office:value-type="float" office:value="788.73" calcext:value-type="float">
            <text:p>788.73</text:p>
          </table:table-cell>
          <table:table-cell table:formula="of:=[.B1791]/100000" office:value-type="float" office:value="0.0078873" calcext:value-type="float">
            <text:p>0.00788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21" calcext:value-type="date">
            <text:p>10/21/15</text:p>
          </table:table-cell>
          <table:table-cell office:value-type="float" office:value="808.7" calcext:value-type="float">
            <text:p>808.7</text:p>
          </table:table-cell>
          <table:table-cell table:formula="of:=[.B1792]/100000" office:value-type="float" office:value="0.008087" calcext:value-type="float">
            <text:p>0.0080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22" calcext:value-type="date">
            <text:p>10/22/15</text:p>
          </table:table-cell>
          <table:table-cell office:value-type="float" office:value="826.47" calcext:value-type="float">
            <text:p>826.47</text:p>
          </table:table-cell>
          <table:table-cell table:formula="of:=[.B1793]/100000" office:value-type="float" office:value="0.0082647" calcext:value-type="float">
            <text:p>0.00826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23" calcext:value-type="date">
            <text:p>10/23/15</text:p>
          </table:table-cell>
          <table:table-cell office:value-type="float" office:value="820.6" calcext:value-type="float">
            <text:p>820.6</text:p>
          </table:table-cell>
          <table:table-cell table:formula="of:=[.B1794]/100000" office:value-type="float" office:value="0.008206" calcext:value-type="float">
            <text:p>0.0082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24" calcext:value-type="date">
            <text:p>10/24/15</text:p>
          </table:table-cell>
          <table:table-cell office:value-type="float" office:value="820.6" calcext:value-type="float">
            <text:p>820.6</text:p>
          </table:table-cell>
          <table:table-cell table:formula="of:=[.B1795]/100000" office:value-type="float" office:value="0.008206" calcext:value-type="float">
            <text:p>0.0082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25" calcext:value-type="date">
            <text:p>10/25/15</text:p>
          </table:table-cell>
          <table:table-cell office:value-type="float" office:value="820.6" calcext:value-type="float">
            <text:p>820.6</text:p>
          </table:table-cell>
          <table:table-cell table:formula="of:=[.B1796]/100000" office:value-type="float" office:value="0.008206" calcext:value-type="float">
            <text:p>0.0082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26" calcext:value-type="date">
            <text:p>10/26/15</text:p>
          </table:table-cell>
          <table:table-cell office:value-type="float" office:value="820.59" calcext:value-type="float">
            <text:p>820.59</text:p>
          </table:table-cell>
          <table:table-cell table:formula="of:=[.B1797]/100000" office:value-type="float" office:value="0.0082059" calcext:value-type="float">
            <text:p>0.00820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27" calcext:value-type="date">
            <text:p>10/27/15</text:p>
          </table:table-cell>
          <table:table-cell office:value-type="float" office:value="820.59" calcext:value-type="float">
            <text:p>820.59</text:p>
          </table:table-cell>
          <table:table-cell table:formula="of:=[.B1798]/100000" office:value-type="float" office:value="0.0082059" calcext:value-type="float">
            <text:p>0.00820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28" calcext:value-type="date">
            <text:p>10/28/15</text:p>
          </table:table-cell>
          <table:table-cell office:value-type="float" office:value="817.65" calcext:value-type="float">
            <text:p>817.65</text:p>
          </table:table-cell>
          <table:table-cell table:formula="of:=[.B1799]/100000" office:value-type="float" office:value="0.0081765" calcext:value-type="float">
            <text:p>0.00817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29" calcext:value-type="date">
            <text:p>10/29/15</text:p>
          </table:table-cell>
          <table:table-cell office:value-type="float" office:value="794.29" calcext:value-type="float">
            <text:p>794.29</text:p>
          </table:table-cell>
          <table:table-cell table:formula="of:=[.B1800]/100000" office:value-type="float" office:value="0.0079429" calcext:value-type="float">
            <text:p>0.00794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30" calcext:value-type="date">
            <text:p>10/30/15</text:p>
          </table:table-cell>
          <table:table-cell office:value-type="float" office:value="785.92" calcext:value-type="float">
            <text:p>785.92</text:p>
          </table:table-cell>
          <table:table-cell table:formula="of:=[.B1801]/100000" office:value-type="float" office:value="0.0078592" calcext:value-type="float">
            <text:p>0.00785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0-31" calcext:value-type="date">
            <text:p>10/31/15</text:p>
          </table:table-cell>
          <table:table-cell office:value-type="float" office:value="785.92" calcext:value-type="float">
            <text:p>785.92</text:p>
          </table:table-cell>
          <table:table-cell table:formula="of:=[.B1802]/100000" office:value-type="float" office:value="0.0078592" calcext:value-type="float">
            <text:p>0.00785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01" calcext:value-type="date">
            <text:p>11/01/15</text:p>
          </table:table-cell>
          <table:table-cell office:value-type="float" office:value="785.92" calcext:value-type="float">
            <text:p>785.92</text:p>
          </table:table-cell>
          <table:table-cell table:formula="of:=[.B1803]/100000" office:value-type="float" office:value="0.0078592" calcext:value-type="float">
            <text:p>0.00785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02" calcext:value-type="date">
            <text:p>11/02/15</text:p>
          </table:table-cell>
          <table:table-cell office:value-type="float" office:value="785.92" calcext:value-type="float">
            <text:p>785.92</text:p>
          </table:table-cell>
          <table:table-cell table:formula="of:=[.B1804]/100000" office:value-type="float" office:value="0.0078592" calcext:value-type="float">
            <text:p>0.00785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03" calcext:value-type="date">
            <text:p>11/03/15</text:p>
          </table:table-cell>
          <table:table-cell office:value-type="float" office:value="794.29" calcext:value-type="float">
            <text:p>794.29</text:p>
          </table:table-cell>
          <table:table-cell table:formula="of:=[.B1805]/100000" office:value-type="float" office:value="0.0079429" calcext:value-type="float">
            <text:p>0.00794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04" calcext:value-type="date">
            <text:p>11/04/15</text:p>
          </table:table-cell>
          <table:table-cell office:value-type="float" office:value="805.8" calcext:value-type="float">
            <text:p>805.8</text:p>
          </table:table-cell>
          <table:table-cell table:formula="of:=[.B1806]/100000" office:value-type="float" office:value="0.008058" calcext:value-type="float">
            <text:p>0.0080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05" calcext:value-type="date">
            <text:p>11/05/15</text:p>
          </table:table-cell>
          <table:table-cell office:value-type="float" office:value="814.71" calcext:value-type="float">
            <text:p>814.71</text:p>
          </table:table-cell>
          <table:table-cell table:formula="of:=[.B1807]/100000" office:value-type="float" office:value="0.0081471" calcext:value-type="float">
            <text:p>0.00814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06" calcext:value-type="date">
            <text:p>11/06/15</text:p>
          </table:table-cell>
          <table:table-cell office:value-type="float" office:value="826.87" calcext:value-type="float">
            <text:p>826.87</text:p>
          </table:table-cell>
          <table:table-cell table:formula="of:=[.B1808]/100000" office:value-type="float" office:value="0.0082687" calcext:value-type="float">
            <text:p>0.00826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07" calcext:value-type="date">
            <text:p>11/07/15</text:p>
          </table:table-cell>
          <table:table-cell office:value-type="float" office:value="826.87" calcext:value-type="float">
            <text:p>826.87</text:p>
          </table:table-cell>
          <table:table-cell table:formula="of:=[.B1809]/100000" office:value-type="float" office:value="0.0082687" calcext:value-type="float">
            <text:p>0.00826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08" calcext:value-type="date">
            <text:p>11/08/15</text:p>
          </table:table-cell>
          <table:table-cell office:value-type="float" office:value="826.87" calcext:value-type="float">
            <text:p>826.87</text:p>
          </table:table-cell>
          <table:table-cell table:formula="of:=[.B1810]/100000" office:value-type="float" office:value="0.0082687" calcext:value-type="float">
            <text:p>0.00826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09" calcext:value-type="date">
            <text:p>11/09/15</text:p>
          </table:table-cell>
          <table:table-cell office:value-type="float" office:value="842.42" calcext:value-type="float">
            <text:p>842.42</text:p>
          </table:table-cell>
          <table:table-cell table:formula="of:=[.B1811]/100000" office:value-type="float" office:value="0.0084242" calcext:value-type="float">
            <text:p>0.00842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10" calcext:value-type="date">
            <text:p>11/10/15</text:p>
          </table:table-cell>
          <table:table-cell office:value-type="float" office:value="845.45" calcext:value-type="float">
            <text:p>845.45</text:p>
          </table:table-cell>
          <table:table-cell table:formula="of:=[.B1812]/100000" office:value-type="float" office:value="0.0084545" calcext:value-type="float">
            <text:p>0.00845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11" calcext:value-type="date">
            <text:p>11/11/15</text:p>
          </table:table-cell>
          <table:table-cell office:value-type="float" office:value="848.48" calcext:value-type="float">
            <text:p>848.48</text:p>
          </table:table-cell>
          <table:table-cell table:formula="of:=[.B1813]/100000" office:value-type="float" office:value="0.0084848" calcext:value-type="float">
            <text:p>0.00848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12" calcext:value-type="date">
            <text:p>11/12/15</text:p>
          </table:table-cell>
          <table:table-cell office:value-type="float" office:value="848.48" calcext:value-type="float">
            <text:p>848.48</text:p>
          </table:table-cell>
          <table:table-cell table:formula="of:=[.B1814]/100000" office:value-type="float" office:value="0.0084848" calcext:value-type="float">
            <text:p>0.00848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13" calcext:value-type="date">
            <text:p>11/13/15</text:p>
          </table:table-cell>
          <table:table-cell office:value-type="float" office:value="857.58" calcext:value-type="float">
            <text:p>857.58</text:p>
          </table:table-cell>
          <table:table-cell table:formula="of:=[.B1815]/100000" office:value-type="float" office:value="0.0085758" calcext:value-type="float">
            <text:p>0.00857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14" calcext:value-type="date">
            <text:p>11/14/15</text:p>
          </table:table-cell>
          <table:table-cell office:value-type="float" office:value="857.58" calcext:value-type="float">
            <text:p>857.58</text:p>
          </table:table-cell>
          <table:table-cell table:formula="of:=[.B1816]/100000" office:value-type="float" office:value="0.0085758" calcext:value-type="float">
            <text:p>0.00857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15" calcext:value-type="date">
            <text:p>11/15/15</text:p>
          </table:table-cell>
          <table:table-cell office:value-type="float" office:value="857.58" calcext:value-type="float">
            <text:p>857.58</text:p>
          </table:table-cell>
          <table:table-cell table:formula="of:=[.B1817]/100000" office:value-type="float" office:value="0.0085758" calcext:value-type="float">
            <text:p>0.00857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16" calcext:value-type="date">
            <text:p>11/16/15</text:p>
          </table:table-cell>
          <table:table-cell office:value-type="float" office:value="857.58" calcext:value-type="float">
            <text:p>857.58</text:p>
          </table:table-cell>
          <table:table-cell table:formula="of:=[.B1818]/100000" office:value-type="float" office:value="0.0085758" calcext:value-type="float">
            <text:p>0.00857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17" calcext:value-type="date">
            <text:p>11/17/15</text:p>
          </table:table-cell>
          <table:table-cell office:value-type="float" office:value="857.58" calcext:value-type="float">
            <text:p>857.58</text:p>
          </table:table-cell>
          <table:table-cell table:formula="of:=[.B1819]/100000" office:value-type="float" office:value="0.0085758" calcext:value-type="float">
            <text:p>0.00857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19" calcext:value-type="date">
            <text:p>11/19/15</text:p>
          </table:table-cell>
          <table:table-cell office:value-type="float" office:value="873.85" calcext:value-type="float">
            <text:p>873.85</text:p>
          </table:table-cell>
          <table:table-cell table:formula="of:=[.B1820]/100000" office:value-type="float" office:value="0.0087385" calcext:value-type="float">
            <text:p>0.00873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20" calcext:value-type="date">
            <text:p>11/20/15</text:p>
          </table:table-cell>
          <table:table-cell office:value-type="float" office:value="876.92" calcext:value-type="float">
            <text:p>876.92</text:p>
          </table:table-cell>
          <table:table-cell table:formula="of:=[.B1821]/100000" office:value-type="float" office:value="0.0087692" calcext:value-type="float">
            <text:p>0.00876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21" calcext:value-type="date">
            <text:p>11/21/15</text:p>
          </table:table-cell>
          <table:table-cell office:value-type="float" office:value="876.92" calcext:value-type="float">
            <text:p>876.92</text:p>
          </table:table-cell>
          <table:table-cell table:formula="of:=[.B1822]/100000" office:value-type="float" office:value="0.0087692" calcext:value-type="float">
            <text:p>0.00876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22" calcext:value-type="date">
            <text:p>11/22/15</text:p>
          </table:table-cell>
          <table:table-cell office:value-type="float" office:value="876.92" calcext:value-type="float">
            <text:p>876.92</text:p>
          </table:table-cell>
          <table:table-cell table:formula="of:=[.B1823]/100000" office:value-type="float" office:value="0.0087692" calcext:value-type="float">
            <text:p>0.00876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23" calcext:value-type="date">
            <text:p>11/23/15</text:p>
          </table:table-cell>
          <table:table-cell office:value-type="float" office:value="873.85" calcext:value-type="float">
            <text:p>873.85</text:p>
          </table:table-cell>
          <table:table-cell table:formula="of:=[.B1824]/100000" office:value-type="float" office:value="0.0087385" calcext:value-type="float">
            <text:p>0.00873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24" calcext:value-type="date">
            <text:p>11/24/15</text:p>
          </table:table-cell>
          <table:table-cell office:value-type="float" office:value="887.5" calcext:value-type="float">
            <text:p>887.5</text:p>
          </table:table-cell>
          <table:table-cell table:formula="of:=[.B1825]/100000" office:value-type="float" office:value="0.008875" calcext:value-type="float">
            <text:p>0.0088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25" calcext:value-type="date">
            <text:p>11/25/15</text:p>
          </table:table-cell>
          <table:table-cell office:value-type="float" office:value="887.5" calcext:value-type="float">
            <text:p>887.5</text:p>
          </table:table-cell>
          <table:table-cell table:formula="of:=[.B1826]/100000" office:value-type="float" office:value="0.008875" calcext:value-type="float">
            <text:p>0.0088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26" calcext:value-type="date">
            <text:p>11/26/15</text:p>
          </table:table-cell>
          <table:table-cell office:value-type="float" office:value="890.62" calcext:value-type="float">
            <text:p>890.62</text:p>
          </table:table-cell>
          <table:table-cell table:formula="of:=[.B1827]/100000" office:value-type="float" office:value="0.0089062" calcext:value-type="float">
            <text:p>0.00890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27" calcext:value-type="date">
            <text:p>11/27/15</text:p>
          </table:table-cell>
          <table:table-cell office:value-type="float" office:value="890.62" calcext:value-type="float">
            <text:p>890.62</text:p>
          </table:table-cell>
          <table:table-cell table:formula="of:=[.B1828]/100000" office:value-type="float" office:value="0.0089062" calcext:value-type="float">
            <text:p>0.00890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28" calcext:value-type="date">
            <text:p>11/28/15</text:p>
          </table:table-cell>
          <table:table-cell office:value-type="float" office:value="890.62" calcext:value-type="float">
            <text:p>890.62</text:p>
          </table:table-cell>
          <table:table-cell table:formula="of:=[.B1829]/100000" office:value-type="float" office:value="0.0089062" calcext:value-type="float">
            <text:p>0.00890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29" calcext:value-type="date">
            <text:p>11/29/15</text:p>
          </table:table-cell>
          <table:table-cell office:value-type="float" office:value="890.62" calcext:value-type="float">
            <text:p>890.62</text:p>
          </table:table-cell>
          <table:table-cell table:formula="of:=[.B1830]/100000" office:value-type="float" office:value="0.0089062" calcext:value-type="float">
            <text:p>0.00890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1-30" calcext:value-type="date">
            <text:p>11/30/15</text:p>
          </table:table-cell>
          <table:table-cell office:value-type="float" office:value="893.75" calcext:value-type="float">
            <text:p>893.75</text:p>
          </table:table-cell>
          <table:table-cell table:formula="of:=[.B1831]/100000" office:value-type="float" office:value="0.0089375" calcext:value-type="float">
            <text:p>0.00893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01" calcext:value-type="date">
            <text:p>12/01/15</text:p>
          </table:table-cell>
          <table:table-cell office:value-type="float" office:value="911.11" calcext:value-type="float">
            <text:p>911.11</text:p>
          </table:table-cell>
          <table:table-cell table:formula="of:=[.B1832]/100000" office:value-type="float" office:value="0.0091111" calcext:value-type="float">
            <text:p>0.00911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02" calcext:value-type="date">
            <text:p>12/02/15</text:p>
          </table:table-cell>
          <table:table-cell office:value-type="float" office:value="920.63" calcext:value-type="float">
            <text:p>920.63</text:p>
          </table:table-cell>
          <table:table-cell table:formula="of:=[.B1833]/100000" office:value-type="float" office:value="0.0092063" calcext:value-type="float">
            <text:p>0.00920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03" calcext:value-type="date">
            <text:p>12/03/15</text:p>
          </table:table-cell>
          <table:table-cell office:value-type="float" office:value="920.63" calcext:value-type="float">
            <text:p>920.63</text:p>
          </table:table-cell>
          <table:table-cell table:formula="of:=[.B1834]/100000" office:value-type="float" office:value="0.0092063" calcext:value-type="float">
            <text:p>0.00920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04" calcext:value-type="date">
            <text:p>12/04/15</text:p>
          </table:table-cell>
          <table:table-cell office:value-type="float" office:value="920.63" calcext:value-type="float">
            <text:p>920.63</text:p>
          </table:table-cell>
          <table:table-cell table:formula="of:=[.B1835]/100000" office:value-type="float" office:value="0.0092063" calcext:value-type="float">
            <text:p>0.00920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05" calcext:value-type="date">
            <text:p>12/05/15</text:p>
          </table:table-cell>
          <table:table-cell office:value-type="float" office:value="920.63" calcext:value-type="float">
            <text:p>920.63</text:p>
          </table:table-cell>
          <table:table-cell table:formula="of:=[.B1836]/100000" office:value-type="float" office:value="0.0092063" calcext:value-type="float">
            <text:p>0.00920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06" calcext:value-type="date">
            <text:p>12/06/15</text:p>
          </table:table-cell>
          <table:table-cell office:value-type="float" office:value="920.63" calcext:value-type="float">
            <text:p>920.63</text:p>
          </table:table-cell>
          <table:table-cell table:formula="of:=[.B1837]/100000" office:value-type="float" office:value="0.0092063" calcext:value-type="float">
            <text:p>0.00920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07" calcext:value-type="date">
            <text:p>12/07/15</text:p>
          </table:table-cell>
          <table:table-cell office:value-type="float" office:value="906.25" calcext:value-type="float">
            <text:p>906.25</text:p>
          </table:table-cell>
          <table:table-cell table:formula="of:=[.B1838]/100000" office:value-type="float" office:value="0.0090625" calcext:value-type="float">
            <text:p>0.00906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08" calcext:value-type="date">
            <text:p>12/08/15</text:p>
          </table:table-cell>
          <table:table-cell office:value-type="float" office:value="909.38" calcext:value-type="float">
            <text:p>909.38</text:p>
          </table:table-cell>
          <table:table-cell table:formula="of:=[.B1839]/100000" office:value-type="float" office:value="0.0090938" calcext:value-type="float">
            <text:p>0.009093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09" calcext:value-type="date">
            <text:p>12/09/15</text:p>
          </table:table-cell>
          <table:table-cell office:value-type="float" office:value="886.36" calcext:value-type="float">
            <text:p>886.36</text:p>
          </table:table-cell>
          <table:table-cell table:formula="of:=[.B1840]/100000" office:value-type="float" office:value="0.0088636" calcext:value-type="float">
            <text:p>0.00886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10" calcext:value-type="date">
            <text:p>12/10/15</text:p>
          </table:table-cell>
          <table:table-cell office:value-type="float" office:value="857.14" calcext:value-type="float">
            <text:p>857.14</text:p>
          </table:table-cell>
          <table:table-cell table:formula="of:=[.B1841]/100000" office:value-type="float" office:value="0.0085714" calcext:value-type="float">
            <text:p>0.00857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11" calcext:value-type="date">
            <text:p>12/11/15</text:p>
          </table:table-cell>
          <table:table-cell office:value-type="float" office:value="857.14" calcext:value-type="float">
            <text:p>857.14</text:p>
          </table:table-cell>
          <table:table-cell table:formula="of:=[.B1842]/100000" office:value-type="float" office:value="0.0085714" calcext:value-type="float">
            <text:p>0.00857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12" calcext:value-type="date">
            <text:p>12/12/15</text:p>
          </table:table-cell>
          <table:table-cell office:value-type="float" office:value="857.14" calcext:value-type="float">
            <text:p>857.14</text:p>
          </table:table-cell>
          <table:table-cell table:formula="of:=[.B1843]/100000" office:value-type="float" office:value="0.0085714" calcext:value-type="float">
            <text:p>0.00857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13" calcext:value-type="date">
            <text:p>12/13/15</text:p>
          </table:table-cell>
          <table:table-cell office:value-type="float" office:value="857.14" calcext:value-type="float">
            <text:p>857.14</text:p>
          </table:table-cell>
          <table:table-cell table:formula="of:=[.B1844]/100000" office:value-type="float" office:value="0.0085714" calcext:value-type="float">
            <text:p>0.00857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14" calcext:value-type="date">
            <text:p>12/14/15</text:p>
          </table:table-cell>
          <table:table-cell office:value-type="float" office:value="860" calcext:value-type="float">
            <text:p>860</text:p>
          </table:table-cell>
          <table:table-cell table:formula="of:=[.B1845]/100000" office:value-type="float" office:value="0.0086" calcext:value-type="float">
            <text:p>0.00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15" calcext:value-type="date">
            <text:p>12/15/15</text:p>
          </table:table-cell>
          <table:table-cell office:value-type="float" office:value="878.26" calcext:value-type="float">
            <text:p>878.26</text:p>
          </table:table-cell>
          <table:table-cell table:formula="of:=[.B1846]/100000" office:value-type="float" office:value="0.0087826" calcext:value-type="float">
            <text:p>0.00878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16" calcext:value-type="date">
            <text:p>12/16/15</text:p>
          </table:table-cell>
          <table:table-cell office:value-type="float" office:value="878.26" calcext:value-type="float">
            <text:p>878.26</text:p>
          </table:table-cell>
          <table:table-cell table:formula="of:=[.B1847]/100000" office:value-type="float" office:value="0.0087826" calcext:value-type="float">
            <text:p>0.00878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17" calcext:value-type="date">
            <text:p>12/17/15</text:p>
          </table:table-cell>
          <table:table-cell office:value-type="float" office:value="865.71" calcext:value-type="float">
            <text:p>865.71</text:p>
          </table:table-cell>
          <table:table-cell table:formula="of:=[.B1848]/100000" office:value-type="float" office:value="0.0086571" calcext:value-type="float">
            <text:p>0.00865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18" calcext:value-type="date">
            <text:p>12/18/15</text:p>
          </table:table-cell>
          <table:table-cell office:value-type="float" office:value="865.71" calcext:value-type="float">
            <text:p>865.71</text:p>
          </table:table-cell>
          <table:table-cell table:formula="of:=[.B1849]/100000" office:value-type="float" office:value="0.0086571" calcext:value-type="float">
            <text:p>0.00865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19" calcext:value-type="date">
            <text:p>12/19/15</text:p>
          </table:table-cell>
          <table:table-cell office:value-type="float" office:value="865.71" calcext:value-type="float">
            <text:p>865.71</text:p>
          </table:table-cell>
          <table:table-cell table:formula="of:=[.B1850]/100000" office:value-type="float" office:value="0.0086571" calcext:value-type="float">
            <text:p>0.00865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20" calcext:value-type="date">
            <text:p>12/20/15</text:p>
          </table:table-cell>
          <table:table-cell office:value-type="float" office:value="865.71" calcext:value-type="float">
            <text:p>865.71</text:p>
          </table:table-cell>
          <table:table-cell table:formula="of:=[.B1851]/100000" office:value-type="float" office:value="0.0086571" calcext:value-type="float">
            <text:p>0.00865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21" calcext:value-type="date">
            <text:p>12/21/15</text:p>
          </table:table-cell>
          <table:table-cell office:value-type="float" office:value="841.67" calcext:value-type="float">
            <text:p>841.67</text:p>
          </table:table-cell>
          <table:table-cell table:formula="of:=[.B1852]/100000" office:value-type="float" office:value="0.0084167" calcext:value-type="float">
            <text:p>0.00841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22" calcext:value-type="date">
            <text:p>12/22/15</text:p>
          </table:table-cell>
          <table:table-cell office:value-type="float" office:value="841.67" calcext:value-type="float">
            <text:p>841.67</text:p>
          </table:table-cell>
          <table:table-cell table:formula="of:=[.B1853]/100000" office:value-type="float" office:value="0.0084167" calcext:value-type="float">
            <text:p>0.00841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23" calcext:value-type="date">
            <text:p>12/23/15</text:p>
          </table:table-cell>
          <table:table-cell office:value-type="float" office:value="841.67" calcext:value-type="float">
            <text:p>841.67</text:p>
          </table:table-cell>
          <table:table-cell table:formula="of:=[.B1854]/100000" office:value-type="float" office:value="0.0084167" calcext:value-type="float">
            <text:p>0.00841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24" calcext:value-type="date">
            <text:p>12/24/15</text:p>
          </table:table-cell>
          <table:table-cell office:value-type="float" office:value="841.67" calcext:value-type="float">
            <text:p>841.67</text:p>
          </table:table-cell>
          <table:table-cell table:formula="of:=[.B1855]/100000" office:value-type="float" office:value="0.0084167" calcext:value-type="float">
            <text:p>0.00841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25" calcext:value-type="date">
            <text:p>12/25/15</text:p>
          </table:table-cell>
          <table:table-cell office:value-type="float" office:value="841.67" calcext:value-type="float">
            <text:p>841.67</text:p>
          </table:table-cell>
          <table:table-cell table:formula="of:=[.B1856]/100000" office:value-type="float" office:value="0.0084167" calcext:value-type="float">
            <text:p>0.00841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26" calcext:value-type="date">
            <text:p>12/26/15</text:p>
          </table:table-cell>
          <table:table-cell office:value-type="float" office:value="841.67" calcext:value-type="float">
            <text:p>841.67</text:p>
          </table:table-cell>
          <table:table-cell table:formula="of:=[.B1857]/100000" office:value-type="float" office:value="0.0084167" calcext:value-type="float">
            <text:p>0.00841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27" calcext:value-type="date">
            <text:p>12/27/15</text:p>
          </table:table-cell>
          <table:table-cell office:value-type="float" office:value="841.67" calcext:value-type="float">
            <text:p>841.67</text:p>
          </table:table-cell>
          <table:table-cell table:formula="of:=[.B1858]/100000" office:value-type="float" office:value="0.0084167" calcext:value-type="float">
            <text:p>0.00841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28" calcext:value-type="date">
            <text:p>12/28/15</text:p>
          </table:table-cell>
          <table:table-cell office:value-type="float" office:value="836.11" calcext:value-type="float">
            <text:p>836.11</text:p>
          </table:table-cell>
          <table:table-cell table:formula="of:=[.B1859]/100000" office:value-type="float" office:value="0.0083611" calcext:value-type="float">
            <text:p>0.00836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29" calcext:value-type="date">
            <text:p>12/29/15</text:p>
          </table:table-cell>
          <table:table-cell office:value-type="float" office:value="833.33" calcext:value-type="float">
            <text:p>833.33</text:p>
          </table:table-cell>
          <table:table-cell table:formula="of:=[.B1860]/100000" office:value-type="float" office:value="0.0083333" calcext:value-type="float">
            <text:p>0.00833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30" calcext:value-type="date">
            <text:p>12/30/15</text:p>
          </table:table-cell>
          <table:table-cell office:value-type="float" office:value="833.33" calcext:value-type="float">
            <text:p>833.33</text:p>
          </table:table-cell>
          <table:table-cell table:formula="of:=[.B1861]/100000" office:value-type="float" office:value="0.0083333" calcext:value-type="float">
            <text:p>0.00833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5-12-31" calcext:value-type="date">
            <text:p>12/31/15</text:p>
          </table:table-cell>
          <table:table-cell office:value-type="float" office:value="833.33" calcext:value-type="float">
            <text:p>833.33</text:p>
          </table:table-cell>
          <table:table-cell table:formula="of:=[.B1862]/100000" office:value-type="float" office:value="0.0083333" calcext:value-type="float">
            <text:p>0.00833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01" calcext:value-type="date">
            <text:p>01/01/16</text:p>
          </table:table-cell>
          <table:table-cell office:value-type="float" office:value="833.33" calcext:value-type="float">
            <text:p>833.33</text:p>
          </table:table-cell>
          <table:table-cell table:formula="of:=[.B1863]/100000" office:value-type="float" office:value="0.0083333" calcext:value-type="float">
            <text:p>0.00833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02" calcext:value-type="date">
            <text:p>01/02/16</text:p>
          </table:table-cell>
          <table:table-cell office:value-type="float" office:value="833.33" calcext:value-type="float">
            <text:p>833.33</text:p>
          </table:table-cell>
          <table:table-cell table:formula="of:=[.B1864]/100000" office:value-type="float" office:value="0.0083333" calcext:value-type="float">
            <text:p>0.00833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03" calcext:value-type="date">
            <text:p>01/03/16</text:p>
          </table:table-cell>
          <table:table-cell office:value-type="float" office:value="833.33" calcext:value-type="float">
            <text:p>833.33</text:p>
          </table:table-cell>
          <table:table-cell table:formula="of:=[.B1865]/100000" office:value-type="float" office:value="0.0083333" calcext:value-type="float">
            <text:p>0.00833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04" calcext:value-type="date">
            <text:p>01/04/16</text:p>
          </table:table-cell>
          <table:table-cell office:value-type="float" office:value="845.07" calcext:value-type="float">
            <text:p>845.07</text:p>
          </table:table-cell>
          <table:table-cell table:formula="of:=[.B1866]/100000" office:value-type="float" office:value="0.0084507" calcext:value-type="float">
            <text:p>0.00845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05" calcext:value-type="date">
            <text:p>01/05/16</text:p>
          </table:table-cell>
          <table:table-cell office:value-type="float" office:value="845.07" calcext:value-type="float">
            <text:p>845.07</text:p>
          </table:table-cell>
          <table:table-cell table:formula="of:=[.B1867]/100000" office:value-type="float" office:value="0.0084507" calcext:value-type="float">
            <text:p>0.00845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06" calcext:value-type="date">
            <text:p>01/06/16</text:p>
          </table:table-cell>
          <table:table-cell office:value-type="float" office:value="838.89" calcext:value-type="float">
            <text:p>838.89</text:p>
          </table:table-cell>
          <table:table-cell table:formula="of:=[.B1868]/100000" office:value-type="float" office:value="0.0083889" calcext:value-type="float">
            <text:p>0.00838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07" calcext:value-type="date">
            <text:p>01/07/16</text:p>
          </table:table-cell>
          <table:table-cell office:value-type="float" office:value="838.89" calcext:value-type="float">
            <text:p>838.89</text:p>
          </table:table-cell>
          <table:table-cell table:formula="of:=[.B1869]/100000" office:value-type="float" office:value="0.0083889" calcext:value-type="float">
            <text:p>0.00838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08" calcext:value-type="date">
            <text:p>01/08/16</text:p>
          </table:table-cell>
          <table:table-cell office:value-type="float" office:value="838.89" calcext:value-type="float">
            <text:p>838.89</text:p>
          </table:table-cell>
          <table:table-cell table:formula="of:=[.B1870]/100000" office:value-type="float" office:value="0.0083889" calcext:value-type="float">
            <text:p>0.00838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09" calcext:value-type="date">
            <text:p>01/09/16</text:p>
          </table:table-cell>
          <table:table-cell office:value-type="float" office:value="838.89" calcext:value-type="float">
            <text:p>838.89</text:p>
          </table:table-cell>
          <table:table-cell table:formula="of:=[.B1871]/100000" office:value-type="float" office:value="0.0083889" calcext:value-type="float">
            <text:p>0.00838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10" calcext:value-type="date">
            <text:p>01/10/16</text:p>
          </table:table-cell>
          <table:table-cell office:value-type="float" office:value="838.89" calcext:value-type="float">
            <text:p>838.89</text:p>
          </table:table-cell>
          <table:table-cell table:formula="of:=[.B1872]/100000" office:value-type="float" office:value="0.0083889" calcext:value-type="float">
            <text:p>0.00838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11" calcext:value-type="date">
            <text:p>01/11/16</text:p>
          </table:table-cell>
          <table:table-cell office:value-type="float" office:value="838.89" calcext:value-type="float">
            <text:p>838.89</text:p>
          </table:table-cell>
          <table:table-cell table:formula="of:=[.B1873]/100000" office:value-type="float" office:value="0.0083889" calcext:value-type="float">
            <text:p>0.00838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12" calcext:value-type="date">
            <text:p>01/12/16</text:p>
          </table:table-cell>
          <table:table-cell office:value-type="float" office:value="859.15" calcext:value-type="float">
            <text:p>859.15</text:p>
          </table:table-cell>
          <table:table-cell table:formula="of:=[.B1874]/100000" office:value-type="float" office:value="0.0085915" calcext:value-type="float">
            <text:p>0.00859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13" calcext:value-type="date">
            <text:p>01/13/16</text:p>
          </table:table-cell>
          <table:table-cell office:value-type="float" office:value="865.71" calcext:value-type="float">
            <text:p>865.71</text:p>
          </table:table-cell>
          <table:table-cell table:formula="of:=[.B1875]/100000" office:value-type="float" office:value="0.0086571" calcext:value-type="float">
            <text:p>0.00865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14" calcext:value-type="date">
            <text:p>01/14/16</text:p>
          </table:table-cell>
          <table:table-cell office:value-type="float" office:value="865.71" calcext:value-type="float">
            <text:p>865.71</text:p>
          </table:table-cell>
          <table:table-cell table:formula="of:=[.B1876]/100000" office:value-type="float" office:value="0.0086571" calcext:value-type="float">
            <text:p>0.00865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15" calcext:value-type="date">
            <text:p>01/15/16</text:p>
          </table:table-cell>
          <table:table-cell office:value-type="float" office:value="865.71" calcext:value-type="float">
            <text:p>865.71</text:p>
          </table:table-cell>
          <table:table-cell table:formula="of:=[.B1877]/100000" office:value-type="float" office:value="0.0086571" calcext:value-type="float">
            <text:p>0.00865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16" calcext:value-type="date">
            <text:p>01/16/16</text:p>
          </table:table-cell>
          <table:table-cell office:value-type="float" office:value="865.71" calcext:value-type="float">
            <text:p>865.71</text:p>
          </table:table-cell>
          <table:table-cell table:formula="of:=[.B1878]/100000" office:value-type="float" office:value="0.0086571" calcext:value-type="float">
            <text:p>0.00865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17" calcext:value-type="date">
            <text:p>01/17/16</text:p>
          </table:table-cell>
          <table:table-cell office:value-type="float" office:value="865.71" calcext:value-type="float">
            <text:p>865.71</text:p>
          </table:table-cell>
          <table:table-cell table:formula="of:=[.B1879]/100000" office:value-type="float" office:value="0.0086571" calcext:value-type="float">
            <text:p>0.00865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18" calcext:value-type="date">
            <text:p>01/18/16</text:p>
          </table:table-cell>
          <table:table-cell office:value-type="float" office:value="878.26" calcext:value-type="float">
            <text:p>878.26</text:p>
          </table:table-cell>
          <table:table-cell table:formula="of:=[.B1880]/100000" office:value-type="float" office:value="0.0087826" calcext:value-type="float">
            <text:p>0.00878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19" calcext:value-type="date">
            <text:p>01/19/16</text:p>
          </table:table-cell>
          <table:table-cell office:value-type="float" office:value="897.06" calcext:value-type="float">
            <text:p>897.06</text:p>
          </table:table-cell>
          <table:table-cell table:formula="of:=[.B1881]/100000" office:value-type="float" office:value="0.0089706" calcext:value-type="float">
            <text:p>0.00897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20" calcext:value-type="date">
            <text:p>01/20/16</text:p>
          </table:table-cell>
          <table:table-cell office:value-type="float" office:value="913.43" calcext:value-type="float">
            <text:p>913.43</text:p>
          </table:table-cell>
          <table:table-cell table:formula="of:=[.B1882]/100000" office:value-type="float" office:value="0.0091343" calcext:value-type="float">
            <text:p>0.00913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21" calcext:value-type="date">
            <text:p>01/21/16</text:p>
          </table:table-cell>
          <table:table-cell office:value-type="float" office:value="927.27" calcext:value-type="float">
            <text:p>927.27</text:p>
          </table:table-cell>
          <table:table-cell table:formula="of:=[.B1883]/100000" office:value-type="float" office:value="0.0092727" calcext:value-type="float">
            <text:p>0.00927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22" calcext:value-type="date">
            <text:p>01/22/16</text:p>
          </table:table-cell>
          <table:table-cell office:value-type="float" office:value="941.54" calcext:value-type="float">
            <text:p>941.54</text:p>
          </table:table-cell>
          <table:table-cell table:formula="of:=[.B1884]/100000" office:value-type="float" office:value="0.0094154" calcext:value-type="float">
            <text:p>0.0094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23" calcext:value-type="date">
            <text:p>01/23/16</text:p>
          </table:table-cell>
          <table:table-cell office:value-type="float" office:value="941.54" calcext:value-type="float">
            <text:p>941.54</text:p>
          </table:table-cell>
          <table:table-cell table:formula="of:=[.B1885]/100000" office:value-type="float" office:value="0.0094154" calcext:value-type="float">
            <text:p>0.0094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24" calcext:value-type="date">
            <text:p>01/24/16</text:p>
          </table:table-cell>
          <table:table-cell office:value-type="float" office:value="941.54" calcext:value-type="float">
            <text:p>941.54</text:p>
          </table:table-cell>
          <table:table-cell table:formula="of:=[.B1886]/100000" office:value-type="float" office:value="0.0094154" calcext:value-type="float">
            <text:p>0.0094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25" calcext:value-type="date">
            <text:p>01/25/16</text:p>
          </table:table-cell>
          <table:table-cell office:value-type="float" office:value="959.38" calcext:value-type="float">
            <text:p>959.38</text:p>
          </table:table-cell>
          <table:table-cell table:formula="of:=[.B1887]/100000" office:value-type="float" office:value="0.0095938" calcext:value-type="float">
            <text:p>0.009593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26" calcext:value-type="date">
            <text:p>01/26/16</text:p>
          </table:table-cell>
          <table:table-cell office:value-type="float" office:value="965.62" calcext:value-type="float">
            <text:p>965.62</text:p>
          </table:table-cell>
          <table:table-cell table:formula="of:=[.B1888]/100000" office:value-type="float" office:value="0.0096562" calcext:value-type="float">
            <text:p>0.00965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27" calcext:value-type="date">
            <text:p>01/27/16</text:p>
          </table:table-cell>
          <table:table-cell office:value-type="float" office:value="965.62" calcext:value-type="float">
            <text:p>965.62</text:p>
          </table:table-cell>
          <table:table-cell table:formula="of:=[.B1889]/100000" office:value-type="float" office:value="0.0096562" calcext:value-type="float">
            <text:p>0.00965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28" calcext:value-type="date">
            <text:p>01/28/16</text:p>
          </table:table-cell>
          <table:table-cell office:value-type="float" office:value="968.75" calcext:value-type="float">
            <text:p>968.75</text:p>
          </table:table-cell>
          <table:table-cell table:formula="of:=[.B1890]/100000" office:value-type="float" office:value="0.0096875" calcext:value-type="float">
            <text:p>0.00968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29" calcext:value-type="date">
            <text:p>01/29/16</text:p>
          </table:table-cell>
          <table:table-cell office:value-type="float" office:value="984.13" calcext:value-type="float">
            <text:p>984.13</text:p>
          </table:table-cell>
          <table:table-cell table:formula="of:=[.B1891]/100000" office:value-type="float" office:value="0.0098413" calcext:value-type="float">
            <text:p>0.00984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30" calcext:value-type="date">
            <text:p>01/30/16</text:p>
          </table:table-cell>
          <table:table-cell office:value-type="float" office:value="984.13" calcext:value-type="float">
            <text:p>984.13</text:p>
          </table:table-cell>
          <table:table-cell table:formula="of:=[.B1892]/100000" office:value-type="float" office:value="0.0098413" calcext:value-type="float">
            <text:p>0.00984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1-31" calcext:value-type="date">
            <text:p>01/31/16</text:p>
          </table:table-cell>
          <table:table-cell office:value-type="float" office:value="984.13" calcext:value-type="float">
            <text:p>984.13</text:p>
          </table:table-cell>
          <table:table-cell table:formula="of:=[.B1893]/100000" office:value-type="float" office:value="0.0098413" calcext:value-type="float">
            <text:p>0.00984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01" calcext:value-type="date">
            <text:p>02/01/16</text:p>
          </table:table-cell>
          <table:table-cell office:value-type="float" office:value="984.13" calcext:value-type="float">
            <text:p>984.13</text:p>
          </table:table-cell>
          <table:table-cell table:formula="of:=[.B1894]/100000" office:value-type="float" office:value="0.0098413" calcext:value-type="float">
            <text:p>0.00984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02" calcext:value-type="date">
            <text:p>02/02/16</text:p>
          </table:table-cell>
          <table:table-cell office:value-type="float" office:value="996.77" calcext:value-type="float">
            <text:p>996.77</text:p>
          </table:table-cell>
          <table:table-cell table:formula="of:=[.B1895]/100000" office:value-type="float" office:value="0.0099677" calcext:value-type="float">
            <text:p>0.00996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03" calcext:value-type="date">
            <text:p>02/03/16</text:p>
          </table:table-cell>
          <table:table-cell office:value-type="float" office:value="1003.23" calcext:value-type="float">
            <text:p>1003.23</text:p>
          </table:table-cell>
          <table:table-cell table:formula="of:=[.B1896]/100000" office:value-type="float" office:value="0.0100323" calcext:value-type="float">
            <text:p>0.01003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04" calcext:value-type="date">
            <text:p>02/04/16</text:p>
          </table:table-cell>
          <table:table-cell office:value-type="float" office:value="1016.39" calcext:value-type="float">
            <text:p>1016.39</text:p>
          </table:table-cell>
          <table:table-cell table:formula="of:=[.B1897]/100000" office:value-type="float" office:value="0.0101639" calcext:value-type="float">
            <text:p>0.01016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05" calcext:value-type="date">
            <text:p>02/05/16</text:p>
          </table:table-cell>
          <table:table-cell office:value-type="float" office:value="1016.39" calcext:value-type="float">
            <text:p>1016.39</text:p>
          </table:table-cell>
          <table:table-cell table:formula="of:=[.B1898]/100000" office:value-type="float" office:value="0.0101639" calcext:value-type="float">
            <text:p>0.01016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06" calcext:value-type="date">
            <text:p>02/06/16</text:p>
          </table:table-cell>
          <table:table-cell office:value-type="float" office:value="1016.39" calcext:value-type="float">
            <text:p>1016.39</text:p>
          </table:table-cell>
          <table:table-cell table:formula="of:=[.B1899]/100000" office:value-type="float" office:value="0.0101639" calcext:value-type="float">
            <text:p>0.01016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07" calcext:value-type="date">
            <text:p>02/07/16</text:p>
          </table:table-cell>
          <table:table-cell office:value-type="float" office:value="1016.39" calcext:value-type="float">
            <text:p>1016.39</text:p>
          </table:table-cell>
          <table:table-cell table:formula="of:=[.B1900]/100000" office:value-type="float" office:value="0.0101639" calcext:value-type="float">
            <text:p>0.01016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08" calcext:value-type="date">
            <text:p>02/08/16</text:p>
          </table:table-cell>
          <table:table-cell office:value-type="float" office:value="1016.39" calcext:value-type="float">
            <text:p>1016.39</text:p>
          </table:table-cell>
          <table:table-cell table:formula="of:=[.B1901]/100000" office:value-type="float" office:value="0.0101639" calcext:value-type="float">
            <text:p>0.01016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09" calcext:value-type="date">
            <text:p>02/09/16</text:p>
          </table:table-cell>
          <table:table-cell office:value-type="float" office:value="1016.39" calcext:value-type="float">
            <text:p>1016.39</text:p>
          </table:table-cell>
          <table:table-cell table:formula="of:=[.B1902]/100000" office:value-type="float" office:value="0.0101639" calcext:value-type="float">
            <text:p>0.01016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10" calcext:value-type="date">
            <text:p>02/10/16</text:p>
          </table:table-cell>
          <table:table-cell office:value-type="float" office:value="1026.23" calcext:value-type="float">
            <text:p>1026.23</text:p>
          </table:table-cell>
          <table:table-cell table:formula="of:=[.B1903]/100000" office:value-type="float" office:value="0.0102623" calcext:value-type="float">
            <text:p>0.01026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11" calcext:value-type="date">
            <text:p>02/11/16</text:p>
          </table:table-cell>
          <table:table-cell office:value-type="float" office:value="1026.23" calcext:value-type="float">
            <text:p>1026.23</text:p>
          </table:table-cell>
          <table:table-cell table:formula="of:=[.B1904]/100000" office:value-type="float" office:value="0.0102623" calcext:value-type="float">
            <text:p>0.01026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12" calcext:value-type="date">
            <text:p>02/12/16</text:p>
          </table:table-cell>
          <table:table-cell office:value-type="float" office:value="1026.23" calcext:value-type="float">
            <text:p>1026.23</text:p>
          </table:table-cell>
          <table:table-cell table:formula="of:=[.B1905]/100000" office:value-type="float" office:value="0.0102623" calcext:value-type="float">
            <text:p>0.01026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13" calcext:value-type="date">
            <text:p>02/13/16</text:p>
          </table:table-cell>
          <table:table-cell office:value-type="float" office:value="1026.23" calcext:value-type="float">
            <text:p>1026.23</text:p>
          </table:table-cell>
          <table:table-cell table:formula="of:=[.B1906]/100000" office:value-type="float" office:value="0.0102623" calcext:value-type="float">
            <text:p>0.01026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14" calcext:value-type="date">
            <text:p>02/14/16</text:p>
          </table:table-cell>
          <table:table-cell office:value-type="float" office:value="1026.23" calcext:value-type="float">
            <text:p>1026.23</text:p>
          </table:table-cell>
          <table:table-cell table:formula="of:=[.B1907]/100000" office:value-type="float" office:value="0.0102623" calcext:value-type="float">
            <text:p>0.01026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15" calcext:value-type="date">
            <text:p>02/15/16</text:p>
          </table:table-cell>
          <table:table-cell office:value-type="float" office:value="1029.03" calcext:value-type="float">
            <text:p>1029.03</text:p>
          </table:table-cell>
          <table:table-cell table:formula="of:=[.B1908]/100000" office:value-type="float" office:value="0.0102903" calcext:value-type="float">
            <text:p>0.01029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16" calcext:value-type="date">
            <text:p>02/16/16</text:p>
          </table:table-cell>
          <table:table-cell office:value-type="float" office:value="1029.03" calcext:value-type="float">
            <text:p>1029.03</text:p>
          </table:table-cell>
          <table:table-cell table:formula="of:=[.B1909]/100000" office:value-type="float" office:value="0.0102903" calcext:value-type="float">
            <text:p>0.01029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17" calcext:value-type="date">
            <text:p>02/17/16</text:p>
          </table:table-cell>
          <table:table-cell office:value-type="float" office:value="1045.9" calcext:value-type="float">
            <text:p>1045.9</text:p>
          </table:table-cell>
          <table:table-cell table:formula="of:=[.B1910]/100000" office:value-type="float" office:value="0.010459" calcext:value-type="float">
            <text:p>0.0104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18" calcext:value-type="date">
            <text:p>02/18/16</text:p>
          </table:table-cell>
          <table:table-cell office:value-type="float" office:value="1045.9" calcext:value-type="float">
            <text:p>1045.9</text:p>
          </table:table-cell>
          <table:table-cell table:formula="of:=[.B1911]/100000" office:value-type="float" office:value="0.010459" calcext:value-type="float">
            <text:p>0.0104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19" calcext:value-type="date">
            <text:p>02/19/16</text:p>
          </table:table-cell>
          <table:table-cell office:value-type="float" office:value="1045.9" calcext:value-type="float">
            <text:p>1045.9</text:p>
          </table:table-cell>
          <table:table-cell table:formula="of:=[.B1912]/100000" office:value-type="float" office:value="0.010459" calcext:value-type="float">
            <text:p>0.0104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20" calcext:value-type="date">
            <text:p>02/20/16</text:p>
          </table:table-cell>
          <table:table-cell office:value-type="float" office:value="1045.9" calcext:value-type="float">
            <text:p>1045.9</text:p>
          </table:table-cell>
          <table:table-cell table:formula="of:=[.B1913]/100000" office:value-type="float" office:value="0.010459" calcext:value-type="float">
            <text:p>0.0104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21" calcext:value-type="date">
            <text:p>02/21/16</text:p>
          </table:table-cell>
          <table:table-cell office:value-type="float" office:value="1045.9" calcext:value-type="float">
            <text:p>1045.9</text:p>
          </table:table-cell>
          <table:table-cell table:formula="of:=[.B1914]/100000" office:value-type="float" office:value="0.010459" calcext:value-type="float">
            <text:p>0.0104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22" calcext:value-type="date">
            <text:p>02/22/16</text:p>
          </table:table-cell>
          <table:table-cell office:value-type="float" office:value="1060" calcext:value-type="float">
            <text:p>1060</text:p>
          </table:table-cell>
          <table:table-cell table:formula="of:=[.B1915]/100000" office:value-type="float" office:value="0.0106" calcext:value-type="float">
            <text:p>0.01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23" calcext:value-type="date">
            <text:p>02/23/16</text:p>
          </table:table-cell>
          <table:table-cell office:value-type="float" office:value="1060" calcext:value-type="float">
            <text:p>1060</text:p>
          </table:table-cell>
          <table:table-cell table:formula="of:=[.B1916]/100000" office:value-type="float" office:value="0.0106" calcext:value-type="float">
            <text:p>0.01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24" calcext:value-type="date">
            <text:p>02/24/16</text:p>
          </table:table-cell>
          <table:table-cell office:value-type="float" office:value="1071.19" calcext:value-type="float">
            <text:p>1071.19</text:p>
          </table:table-cell>
          <table:table-cell table:formula="of:=[.B1917]/100000" office:value-type="float" office:value="0.0107119" calcext:value-type="float">
            <text:p>0.01071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25" calcext:value-type="date">
            <text:p>02/25/16</text:p>
          </table:table-cell>
          <table:table-cell office:value-type="float" office:value="1089.66" calcext:value-type="float">
            <text:p>1089.66</text:p>
          </table:table-cell>
          <table:table-cell table:formula="of:=[.B1918]/100000" office:value-type="float" office:value="0.0108966" calcext:value-type="float">
            <text:p>0.01089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26" calcext:value-type="date">
            <text:p>02/26/16</text:p>
          </table:table-cell>
          <table:table-cell office:value-type="float" office:value="1089.66" calcext:value-type="float">
            <text:p>1089.66</text:p>
          </table:table-cell>
          <table:table-cell table:formula="of:=[.B1919]/100000" office:value-type="float" office:value="0.0108966" calcext:value-type="float">
            <text:p>0.01089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27" calcext:value-type="date">
            <text:p>02/27/16</text:p>
          </table:table-cell>
          <table:table-cell office:value-type="float" office:value="1089.66" calcext:value-type="float">
            <text:p>1089.66</text:p>
          </table:table-cell>
          <table:table-cell table:formula="of:=[.B1920]/100000" office:value-type="float" office:value="0.0108966" calcext:value-type="float">
            <text:p>0.01089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28" calcext:value-type="date">
            <text:p>02/28/16</text:p>
          </table:table-cell>
          <table:table-cell office:value-type="float" office:value="1089.66" calcext:value-type="float">
            <text:p>1089.66</text:p>
          </table:table-cell>
          <table:table-cell table:formula="of:=[.B1921]/100000" office:value-type="float" office:value="0.0108966" calcext:value-type="float">
            <text:p>0.01089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2-29" calcext:value-type="date">
            <text:p>02/29/16</text:p>
          </table:table-cell>
          <table:table-cell office:value-type="float" office:value="1089.66" calcext:value-type="float">
            <text:p>1089.66</text:p>
          </table:table-cell>
          <table:table-cell table:formula="of:=[.B1922]/100000" office:value-type="float" office:value="0.0108966" calcext:value-type="float">
            <text:p>0.01089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01" calcext:value-type="date">
            <text:p>03/01/16</text:p>
          </table:table-cell>
          <table:table-cell office:value-type="float" office:value="1093.1" calcext:value-type="float">
            <text:p>1093.1</text:p>
          </table:table-cell>
          <table:table-cell table:formula="of:=[.B1923]/100000" office:value-type="float" office:value="0.010931" calcext:value-type="float">
            <text:p>0.0109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02" calcext:value-type="date">
            <text:p>03/02/16</text:p>
          </table:table-cell>
          <table:table-cell office:value-type="float" office:value="1093.1" calcext:value-type="float">
            <text:p>1093.1</text:p>
          </table:table-cell>
          <table:table-cell table:formula="of:=[.B1924]/100000" office:value-type="float" office:value="0.010931" calcext:value-type="float">
            <text:p>0.0109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03" calcext:value-type="date">
            <text:p>03/03/16</text:p>
          </table:table-cell>
          <table:table-cell office:value-type="float" office:value="1093.1" calcext:value-type="float">
            <text:p>1093.1</text:p>
          </table:table-cell>
          <table:table-cell table:formula="of:=[.B1925]/100000" office:value-type="float" office:value="0.010931" calcext:value-type="float">
            <text:p>0.0109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04" calcext:value-type="date">
            <text:p>03/04/16</text:p>
          </table:table-cell>
          <table:table-cell office:value-type="float" office:value="1105.26" calcext:value-type="float">
            <text:p>1105.26</text:p>
          </table:table-cell>
          <table:table-cell table:formula="of:=[.B1926]/100000" office:value-type="float" office:value="0.0110526" calcext:value-type="float">
            <text:p>0.01105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05" calcext:value-type="date">
            <text:p>03/05/16</text:p>
          </table:table-cell>
          <table:table-cell office:value-type="float" office:value="1105.26" calcext:value-type="float">
            <text:p>1105.26</text:p>
          </table:table-cell>
          <table:table-cell table:formula="of:=[.B1927]/100000" office:value-type="float" office:value="0.0110526" calcext:value-type="float">
            <text:p>0.01105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06" calcext:value-type="date">
            <text:p>03/06/16</text:p>
          </table:table-cell>
          <table:table-cell office:value-type="float" office:value="1105.26" calcext:value-type="float">
            <text:p>1105.26</text:p>
          </table:table-cell>
          <table:table-cell table:formula="of:=[.B1928]/100000" office:value-type="float" office:value="0.0110526" calcext:value-type="float">
            <text:p>0.01105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07" calcext:value-type="date">
            <text:p>03/07/16</text:p>
          </table:table-cell>
          <table:table-cell office:value-type="float" office:value="1125" calcext:value-type="float">
            <text:p>1125</text:p>
          </table:table-cell>
          <table:table-cell table:formula="of:=[.B1929]/100000" office:value-type="float" office:value="0.01125" calcext:value-type="float">
            <text:p>0.011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08" calcext:value-type="date">
            <text:p>03/08/16</text:p>
          </table:table-cell>
          <table:table-cell office:value-type="float" office:value="1145.45" calcext:value-type="float">
            <text:p>1145.45</text:p>
          </table:table-cell>
          <table:table-cell table:formula="of:=[.B1930]/100000" office:value-type="float" office:value="0.0114545" calcext:value-type="float">
            <text:p>0.01145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09" calcext:value-type="date">
            <text:p>03/09/16</text:p>
          </table:table-cell>
          <table:table-cell office:value-type="float" office:value="1184.91" calcext:value-type="float">
            <text:p>1184.91</text:p>
          </table:table-cell>
          <table:table-cell table:formula="of:=[.B1931]/100000" office:value-type="float" office:value="0.0118491" calcext:value-type="float">
            <text:p>0.01184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10" calcext:value-type="date">
            <text:p>03/10/16</text:p>
          </table:table-cell>
          <table:table-cell office:value-type="float" office:value="1211.54" calcext:value-type="float">
            <text:p>1211.54</text:p>
          </table:table-cell>
          <table:table-cell table:formula="of:=[.B1932]/100000" office:value-type="float" office:value="0.0121154" calcext:value-type="float">
            <text:p>0.012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11" calcext:value-type="date">
            <text:p>03/11/16</text:p>
          </table:table-cell>
          <table:table-cell office:value-type="float" office:value="1211.54" calcext:value-type="float">
            <text:p>1211.54</text:p>
          </table:table-cell>
          <table:table-cell table:formula="of:=[.B1933]/100000" office:value-type="float" office:value="0.0121154" calcext:value-type="float">
            <text:p>0.012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12" calcext:value-type="date">
            <text:p>03/12/16</text:p>
          </table:table-cell>
          <table:table-cell office:value-type="float" office:value="1211.54" calcext:value-type="float">
            <text:p>1211.54</text:p>
          </table:table-cell>
          <table:table-cell table:formula="of:=[.B1934]/100000" office:value-type="float" office:value="0.0121154" calcext:value-type="float">
            <text:p>0.012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13" calcext:value-type="date">
            <text:p>03/13/16</text:p>
          </table:table-cell>
          <table:table-cell office:value-type="float" office:value="1211.54" calcext:value-type="float">
            <text:p>1211.54</text:p>
          </table:table-cell>
          <table:table-cell table:formula="of:=[.B1935]/100000" office:value-type="float" office:value="0.0121154" calcext:value-type="float">
            <text:p>0.012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14" calcext:value-type="date">
            <text:p>03/14/16</text:p>
          </table:table-cell>
          <table:table-cell office:value-type="float" office:value="1211.54" calcext:value-type="float">
            <text:p>1211.54</text:p>
          </table:table-cell>
          <table:table-cell table:formula="of:=[.B1936]/100000" office:value-type="float" office:value="0.0121154" calcext:value-type="float">
            <text:p>0.012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15" calcext:value-type="date">
            <text:p>03/15/16</text:p>
          </table:table-cell>
          <table:table-cell office:value-type="float" office:value="1211.54" calcext:value-type="float">
            <text:p>1211.54</text:p>
          </table:table-cell>
          <table:table-cell table:formula="of:=[.B1937]/100000" office:value-type="float" office:value="0.0121154" calcext:value-type="float">
            <text:p>0.012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16" calcext:value-type="date">
            <text:p>03/16/16</text:p>
          </table:table-cell>
          <table:table-cell office:value-type="float" office:value="1211.54" calcext:value-type="float">
            <text:p>1211.54</text:p>
          </table:table-cell>
          <table:table-cell table:formula="of:=[.B1938]/100000" office:value-type="float" office:value="0.0121154" calcext:value-type="float">
            <text:p>0.012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17" calcext:value-type="date">
            <text:p>03/17/16</text:p>
          </table:table-cell>
          <table:table-cell office:value-type="float" office:value="1211.54" calcext:value-type="float">
            <text:p>1211.54</text:p>
          </table:table-cell>
          <table:table-cell table:formula="of:=[.B1939]/100000" office:value-type="float" office:value="0.0121154" calcext:value-type="float">
            <text:p>0.012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18" calcext:value-type="date">
            <text:p>03/18/16</text:p>
          </table:table-cell>
          <table:table-cell office:value-type="float" office:value="1211.54" calcext:value-type="float">
            <text:p>1211.54</text:p>
          </table:table-cell>
          <table:table-cell table:formula="of:=[.B1940]/100000" office:value-type="float" office:value="0.0121154" calcext:value-type="float">
            <text:p>0.012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19" calcext:value-type="date">
            <text:p>03/19/16</text:p>
          </table:table-cell>
          <table:table-cell office:value-type="float" office:value="1211.54" calcext:value-type="float">
            <text:p>1211.54</text:p>
          </table:table-cell>
          <table:table-cell table:formula="of:=[.B1941]/100000" office:value-type="float" office:value="0.0121154" calcext:value-type="float">
            <text:p>0.012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20" calcext:value-type="date">
            <text:p>03/20/16</text:p>
          </table:table-cell>
          <table:table-cell office:value-type="float" office:value="1211.54" calcext:value-type="float">
            <text:p>1211.54</text:p>
          </table:table-cell>
          <table:table-cell table:formula="of:=[.B1942]/100000" office:value-type="float" office:value="0.0121154" calcext:value-type="float">
            <text:p>0.012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21" calcext:value-type="date">
            <text:p>03/21/16</text:p>
          </table:table-cell>
          <table:table-cell office:value-type="float" office:value="1211.54" calcext:value-type="float">
            <text:p>1211.54</text:p>
          </table:table-cell>
          <table:table-cell table:formula="of:=[.B1943]/100000" office:value-type="float" office:value="0.0121154" calcext:value-type="float">
            <text:p>0.012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22" calcext:value-type="date">
            <text:p>03/22/16</text:p>
          </table:table-cell>
          <table:table-cell office:value-type="float" office:value="1211.54" calcext:value-type="float">
            <text:p>1211.54</text:p>
          </table:table-cell>
          <table:table-cell table:formula="of:=[.B1944]/100000" office:value-type="float" office:value="0.0121154" calcext:value-type="float">
            <text:p>0.012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23" calcext:value-type="date">
            <text:p>03/23/16</text:p>
          </table:table-cell>
          <table:table-cell office:value-type="float" office:value="1171.15" calcext:value-type="float">
            <text:p>1171.15</text:p>
          </table:table-cell>
          <table:table-cell table:formula="of:=[.B1945]/100000" office:value-type="float" office:value="0.0117115" calcext:value-type="float">
            <text:p>0.01171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24" calcext:value-type="date">
            <text:p>03/24/16</text:p>
          </table:table-cell>
          <table:table-cell office:value-type="float" office:value="1171.15" calcext:value-type="float">
            <text:p>1171.15</text:p>
          </table:table-cell>
          <table:table-cell table:formula="of:=[.B1946]/100000" office:value-type="float" office:value="0.0117115" calcext:value-type="float">
            <text:p>0.01171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25" calcext:value-type="date">
            <text:p>03/25/16</text:p>
          </table:table-cell>
          <table:table-cell office:value-type="float" office:value="1171.15" calcext:value-type="float">
            <text:p>1171.15</text:p>
          </table:table-cell>
          <table:table-cell table:formula="of:=[.B1947]/100000" office:value-type="float" office:value="0.0117115" calcext:value-type="float">
            <text:p>0.01171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26" calcext:value-type="date">
            <text:p>03/26/16</text:p>
          </table:table-cell>
          <table:table-cell office:value-type="float" office:value="1171.15" calcext:value-type="float">
            <text:p>1171.15</text:p>
          </table:table-cell>
          <table:table-cell table:formula="of:=[.B1948]/100000" office:value-type="float" office:value="0.0117115" calcext:value-type="float">
            <text:p>0.01171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27" calcext:value-type="date">
            <text:p>03/27/16</text:p>
          </table:table-cell>
          <table:table-cell office:value-type="float" office:value="1171.15" calcext:value-type="float">
            <text:p>1171.15</text:p>
          </table:table-cell>
          <table:table-cell table:formula="of:=[.B1949]/100000" office:value-type="float" office:value="0.0117115" calcext:value-type="float">
            <text:p>0.01171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28" calcext:value-type="date">
            <text:p>03/28/16</text:p>
          </table:table-cell>
          <table:table-cell office:value-type="float" office:value="1171.15" calcext:value-type="float">
            <text:p>1171.15</text:p>
          </table:table-cell>
          <table:table-cell table:formula="of:=[.B1950]/100000" office:value-type="float" office:value="0.0117115" calcext:value-type="float">
            <text:p>0.01171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29" calcext:value-type="date">
            <text:p>03/29/16</text:p>
          </table:table-cell>
          <table:table-cell office:value-type="float" office:value="1171.15" calcext:value-type="float">
            <text:p>1171.15</text:p>
          </table:table-cell>
          <table:table-cell table:formula="of:=[.B1951]/100000" office:value-type="float" office:value="0.0117115" calcext:value-type="float">
            <text:p>0.01171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30" calcext:value-type="date">
            <text:p>03/30/16</text:p>
          </table:table-cell>
          <table:table-cell office:value-type="float" office:value="1150" calcext:value-type="float">
            <text:p>1150</text:p>
          </table:table-cell>
          <table:table-cell table:formula="of:=[.B1952]/100000" office:value-type="float" office:value="0.0115" calcext:value-type="float">
            <text:p>0.01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3-31" calcext:value-type="date">
            <text:p>03/31/16</text:p>
          </table:table-cell>
          <table:table-cell office:value-type="float" office:value="1172.55" calcext:value-type="float">
            <text:p>1172.55</text:p>
          </table:table-cell>
          <table:table-cell table:formula="of:=[.B1953]/100000" office:value-type="float" office:value="0.0117255" calcext:value-type="float">
            <text:p>0.01172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01" calcext:value-type="date">
            <text:p>04/01/16</text:p>
          </table:table-cell>
          <table:table-cell office:value-type="float" office:value="1172.55" calcext:value-type="float">
            <text:p>1172.55</text:p>
          </table:table-cell>
          <table:table-cell table:formula="of:=[.B1954]/100000" office:value-type="float" office:value="0.0117255" calcext:value-type="float">
            <text:p>0.01172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02" calcext:value-type="date">
            <text:p>04/02/16</text:p>
          </table:table-cell>
          <table:table-cell office:value-type="float" office:value="1172.55" calcext:value-type="float">
            <text:p>1172.55</text:p>
          </table:table-cell>
          <table:table-cell table:formula="of:=[.B1955]/100000" office:value-type="float" office:value="0.0117255" calcext:value-type="float">
            <text:p>0.01172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03" calcext:value-type="date">
            <text:p>04/03/16</text:p>
          </table:table-cell>
          <table:table-cell office:value-type="float" office:value="1172.55" calcext:value-type="float">
            <text:p>1172.55</text:p>
          </table:table-cell>
          <table:table-cell table:formula="of:=[.B1956]/100000" office:value-type="float" office:value="0.0117255" calcext:value-type="float">
            <text:p>0.01172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04" calcext:value-type="date">
            <text:p>04/04/16</text:p>
          </table:table-cell>
          <table:table-cell office:value-type="float" office:value="1125.49" calcext:value-type="float">
            <text:p>1125.49</text:p>
          </table:table-cell>
          <table:table-cell table:formula="of:=[.B1957]/100000" office:value-type="float" office:value="0.0112549" calcext:value-type="float">
            <text:p>0.01125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05" calcext:value-type="date">
            <text:p>04/05/16</text:p>
          </table:table-cell>
          <table:table-cell office:value-type="float" office:value="1164.71" calcext:value-type="float">
            <text:p>1164.71</text:p>
          </table:table-cell>
          <table:table-cell table:formula="of:=[.B1958]/100000" office:value-type="float" office:value="0.0116471" calcext:value-type="float">
            <text:p>0.01164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06" calcext:value-type="date">
            <text:p>04/06/16</text:p>
          </table:table-cell>
          <table:table-cell office:value-type="float" office:value="1142.31" calcext:value-type="float">
            <text:p>1142.31</text:p>
          </table:table-cell>
          <table:table-cell table:formula="of:=[.B1959]/100000" office:value-type="float" office:value="0.0114231" calcext:value-type="float">
            <text:p>0.01142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07" calcext:value-type="date">
            <text:p>04/07/16</text:p>
          </table:table-cell>
          <table:table-cell office:value-type="float" office:value="1142.31" calcext:value-type="float">
            <text:p>1142.31</text:p>
          </table:table-cell>
          <table:table-cell table:formula="of:=[.B1960]/100000" office:value-type="float" office:value="0.0114231" calcext:value-type="float">
            <text:p>0.01142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08" calcext:value-type="date">
            <text:p>04/08/16</text:p>
          </table:table-cell>
          <table:table-cell office:value-type="float" office:value="1142.31" calcext:value-type="float">
            <text:p>1142.31</text:p>
          </table:table-cell>
          <table:table-cell table:formula="of:=[.B1961]/100000" office:value-type="float" office:value="0.0114231" calcext:value-type="float">
            <text:p>0.01142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09" calcext:value-type="date">
            <text:p>04/09/16</text:p>
          </table:table-cell>
          <table:table-cell office:value-type="float" office:value="1142.31" calcext:value-type="float">
            <text:p>1142.31</text:p>
          </table:table-cell>
          <table:table-cell table:formula="of:=[.B1962]/100000" office:value-type="float" office:value="0.0114231" calcext:value-type="float">
            <text:p>0.01142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10" calcext:value-type="date">
            <text:p>04/10/16</text:p>
          </table:table-cell>
          <table:table-cell office:value-type="float" office:value="1142.31" calcext:value-type="float">
            <text:p>1142.31</text:p>
          </table:table-cell>
          <table:table-cell table:formula="of:=[.B1963]/100000" office:value-type="float" office:value="0.0114231" calcext:value-type="float">
            <text:p>0.01142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11" calcext:value-type="date">
            <text:p>04/11/16</text:p>
          </table:table-cell>
          <table:table-cell office:value-type="float" office:value="1142.31" calcext:value-type="float">
            <text:p>1142.31</text:p>
          </table:table-cell>
          <table:table-cell table:formula="of:=[.B1964]/100000" office:value-type="float" office:value="0.0114231" calcext:value-type="float">
            <text:p>0.01142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12" calcext:value-type="date">
            <text:p>04/12/16</text:p>
          </table:table-cell>
          <table:table-cell office:value-type="float" office:value="1138.46" calcext:value-type="float">
            <text:p>1138.46</text:p>
          </table:table-cell>
          <table:table-cell table:formula="of:=[.B1965]/100000" office:value-type="float" office:value="0.0113846" calcext:value-type="float">
            <text:p>0.01138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13" calcext:value-type="date">
            <text:p>04/13/16</text:p>
          </table:table-cell>
          <table:table-cell office:value-type="float" office:value="1138.46" calcext:value-type="float">
            <text:p>1138.46</text:p>
          </table:table-cell>
          <table:table-cell table:formula="of:=[.B1966]/100000" office:value-type="float" office:value="0.0113846" calcext:value-type="float">
            <text:p>0.01138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14" calcext:value-type="date">
            <text:p>04/14/16</text:p>
          </table:table-cell>
          <table:table-cell office:value-type="float" office:value="1134.62" calcext:value-type="float">
            <text:p>1134.62</text:p>
          </table:table-cell>
          <table:table-cell table:formula="of:=[.B1967]/100000" office:value-type="float" office:value="0.0113462" calcext:value-type="float">
            <text:p>0.01134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15" calcext:value-type="date">
            <text:p>04/15/16</text:p>
          </table:table-cell>
          <table:table-cell office:value-type="float" office:value="1134.62" calcext:value-type="float">
            <text:p>1134.62</text:p>
          </table:table-cell>
          <table:table-cell table:formula="of:=[.B1968]/100000" office:value-type="float" office:value="0.0113462" calcext:value-type="float">
            <text:p>0.01134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16" calcext:value-type="date">
            <text:p>04/16/16</text:p>
          </table:table-cell>
          <table:table-cell office:value-type="float" office:value="1134.62" calcext:value-type="float">
            <text:p>1134.62</text:p>
          </table:table-cell>
          <table:table-cell table:formula="of:=[.B1969]/100000" office:value-type="float" office:value="0.0113462" calcext:value-type="float">
            <text:p>0.01134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17" calcext:value-type="date">
            <text:p>04/17/16</text:p>
          </table:table-cell>
          <table:table-cell office:value-type="float" office:value="1134.62" calcext:value-type="float">
            <text:p>1134.62</text:p>
          </table:table-cell>
          <table:table-cell table:formula="of:=[.B1970]/100000" office:value-type="float" office:value="0.0113462" calcext:value-type="float">
            <text:p>0.01134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18" calcext:value-type="date">
            <text:p>04/18/16</text:p>
          </table:table-cell>
          <table:table-cell office:value-type="float" office:value="1136.54" calcext:value-type="float">
            <text:p>1136.54</text:p>
          </table:table-cell>
          <table:table-cell table:formula="of:=[.B1971]/100000" office:value-type="float" office:value="0.0113654" calcext:value-type="float">
            <text:p>0.01136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19" calcext:value-type="date">
            <text:p>04/19/16</text:p>
          </table:table-cell>
          <table:table-cell office:value-type="float" office:value="1136.54" calcext:value-type="float">
            <text:p>1136.54</text:p>
          </table:table-cell>
          <table:table-cell table:formula="of:=[.B1972]/100000" office:value-type="float" office:value="0.0113654" calcext:value-type="float">
            <text:p>0.01136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20" calcext:value-type="date">
            <text:p>04/20/16</text:p>
          </table:table-cell>
          <table:table-cell office:value-type="float" office:value="1111.54" calcext:value-type="float">
            <text:p>1111.54</text:p>
          </table:table-cell>
          <table:table-cell table:formula="of:=[.B1973]/100000" office:value-type="float" office:value="0.0111154" calcext:value-type="float">
            <text:p>0.011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21" calcext:value-type="date">
            <text:p>04/21/16</text:p>
          </table:table-cell>
          <table:table-cell office:value-type="float" office:value="1111.54" calcext:value-type="float">
            <text:p>1111.54</text:p>
          </table:table-cell>
          <table:table-cell table:formula="of:=[.B1974]/100000" office:value-type="float" office:value="0.0111154" calcext:value-type="float">
            <text:p>0.011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22" calcext:value-type="date">
            <text:p>04/22/16</text:p>
          </table:table-cell>
          <table:table-cell office:value-type="float" office:value="1111.54" calcext:value-type="float">
            <text:p>1111.54</text:p>
          </table:table-cell>
          <table:table-cell table:formula="of:=[.B1975]/100000" office:value-type="float" office:value="0.0111154" calcext:value-type="float">
            <text:p>0.0111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23" calcext:value-type="date">
            <text:p>04/23/16</text:p>
          </table:table-cell>
          <table:table-cell office:value-type="float" office:value="1115.38" calcext:value-type="float">
            <text:p>1115.38</text:p>
          </table:table-cell>
          <table:table-cell table:formula="of:=[.B1976]/100000" office:value-type="float" office:value="0.0111538" calcext:value-type="float">
            <text:p>0.011153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24" calcext:value-type="date">
            <text:p>04/24/16</text:p>
          </table:table-cell>
          <table:table-cell office:value-type="float" office:value="1115.38" calcext:value-type="float">
            <text:p>1115.38</text:p>
          </table:table-cell>
          <table:table-cell table:formula="of:=[.B1977]/100000" office:value-type="float" office:value="0.0111538" calcext:value-type="float">
            <text:p>0.011153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25" calcext:value-type="date">
            <text:p>04/25/16</text:p>
          </table:table-cell>
          <table:table-cell office:value-type="float" office:value="1126.92" calcext:value-type="float">
            <text:p>1126.92</text:p>
          </table:table-cell>
          <table:table-cell table:formula="of:=[.B1978]/100000" office:value-type="float" office:value="0.0112692" calcext:value-type="float">
            <text:p>0.01126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26" calcext:value-type="date">
            <text:p>04/26/16</text:p>
          </table:table-cell>
          <table:table-cell office:value-type="float" office:value="1126.92" calcext:value-type="float">
            <text:p>1126.92</text:p>
          </table:table-cell>
          <table:table-cell table:formula="of:=[.B1979]/100000" office:value-type="float" office:value="0.0112692" calcext:value-type="float">
            <text:p>0.01126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27" calcext:value-type="date">
            <text:p>04/27/16</text:p>
          </table:table-cell>
          <table:table-cell office:value-type="float" office:value="1126.92" calcext:value-type="float">
            <text:p>1126.92</text:p>
          </table:table-cell>
          <table:table-cell table:formula="of:=[.B1980]/100000" office:value-type="float" office:value="0.0112692" calcext:value-type="float">
            <text:p>0.011269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28" calcext:value-type="date">
            <text:p>04/28/16</text:p>
          </table:table-cell>
          <table:table-cell office:value-type="float" office:value="1115.38" calcext:value-type="float">
            <text:p>1115.38</text:p>
          </table:table-cell>
          <table:table-cell table:formula="of:=[.B1981]/100000" office:value-type="float" office:value="0.0111538" calcext:value-type="float">
            <text:p>0.011153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29" calcext:value-type="date">
            <text:p>04/29/16</text:p>
          </table:table-cell>
          <table:table-cell office:value-type="float" office:value="1115.38" calcext:value-type="float">
            <text:p>1115.38</text:p>
          </table:table-cell>
          <table:table-cell table:formula="of:=[.B1982]/100000" office:value-type="float" office:value="0.0111538" calcext:value-type="float">
            <text:p>0.011153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4-30" calcext:value-type="date">
            <text:p>04/30/16</text:p>
          </table:table-cell>
          <table:table-cell office:value-type="float" office:value="1115.38" calcext:value-type="float">
            <text:p>1115.38</text:p>
          </table:table-cell>
          <table:table-cell table:formula="of:=[.B1983]/100000" office:value-type="float" office:value="0.0111538" calcext:value-type="float">
            <text:p>0.011153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01" calcext:value-type="date">
            <text:p>05/01/16</text:p>
          </table:table-cell>
          <table:table-cell office:value-type="float" office:value="1115.38" calcext:value-type="float">
            <text:p>1115.38</text:p>
          </table:table-cell>
          <table:table-cell table:formula="of:=[.B1984]/100000" office:value-type="float" office:value="0.0111538" calcext:value-type="float">
            <text:p>0.011153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02" calcext:value-type="date">
            <text:p>05/02/16</text:p>
          </table:table-cell>
          <table:table-cell office:value-type="float" office:value="1115.38" calcext:value-type="float">
            <text:p>1115.38</text:p>
          </table:table-cell>
          <table:table-cell table:formula="of:=[.B1985]/100000" office:value-type="float" office:value="0.0111538" calcext:value-type="float">
            <text:p>0.011153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03" calcext:value-type="date">
            <text:p>05/03/16</text:p>
          </table:table-cell>
          <table:table-cell office:value-type="float" office:value="1096.15" calcext:value-type="float">
            <text:p>1096.15</text:p>
          </table:table-cell>
          <table:table-cell table:formula="of:=[.B1986]/100000" office:value-type="float" office:value="0.0109615" calcext:value-type="float">
            <text:p>0.01096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04" calcext:value-type="date">
            <text:p>05/04/16</text:p>
          </table:table-cell>
          <table:table-cell office:value-type="float" office:value="1096.15" calcext:value-type="float">
            <text:p>1096.15</text:p>
          </table:table-cell>
          <table:table-cell table:formula="of:=[.B1987]/100000" office:value-type="float" office:value="0.0109615" calcext:value-type="float">
            <text:p>0.01096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05" calcext:value-type="date">
            <text:p>05/05/16</text:p>
          </table:table-cell>
          <table:table-cell office:value-type="float" office:value="1096.15" calcext:value-type="float">
            <text:p>1096.15</text:p>
          </table:table-cell>
          <table:table-cell table:formula="of:=[.B1988]/100000" office:value-type="float" office:value="0.0109615" calcext:value-type="float">
            <text:p>0.01096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06" calcext:value-type="date">
            <text:p>05/06/16</text:p>
          </table:table-cell>
          <table:table-cell office:value-type="float" office:value="1109.62" calcext:value-type="float">
            <text:p>1109.62</text:p>
          </table:table-cell>
          <table:table-cell table:formula="of:=[.B1989]/100000" office:value-type="float" office:value="0.0110962" calcext:value-type="float">
            <text:p>0.01109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07" calcext:value-type="date">
            <text:p>05/07/16</text:p>
          </table:table-cell>
          <table:table-cell office:value-type="float" office:value="1109.62" calcext:value-type="float">
            <text:p>1109.62</text:p>
          </table:table-cell>
          <table:table-cell table:formula="of:=[.B1990]/100000" office:value-type="float" office:value="0.0110962" calcext:value-type="float">
            <text:p>0.01109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08" calcext:value-type="date">
            <text:p>05/08/16</text:p>
          </table:table-cell>
          <table:table-cell office:value-type="float" office:value="1109.62" calcext:value-type="float">
            <text:p>1109.62</text:p>
          </table:table-cell>
          <table:table-cell table:formula="of:=[.B1991]/100000" office:value-type="float" office:value="0.0110962" calcext:value-type="float">
            <text:p>0.01109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09" calcext:value-type="date">
            <text:p>05/09/16</text:p>
          </table:table-cell>
          <table:table-cell office:value-type="float" office:value="1109.62" calcext:value-type="float">
            <text:p>1109.62</text:p>
          </table:table-cell>
          <table:table-cell table:formula="of:=[.B1992]/100000" office:value-type="float" office:value="0.0110962" calcext:value-type="float">
            <text:p>0.01109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10" calcext:value-type="date">
            <text:p>05/10/16</text:p>
          </table:table-cell>
          <table:table-cell office:value-type="float" office:value="1113.46" calcext:value-type="float">
            <text:p>1113.46</text:p>
          </table:table-cell>
          <table:table-cell table:formula="of:=[.B1993]/100000" office:value-type="float" office:value="0.0111346" calcext:value-type="float">
            <text:p>0.01113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11" calcext:value-type="date">
            <text:p>05/11/16</text:p>
          </table:table-cell>
          <table:table-cell office:value-type="float" office:value="1090.57" calcext:value-type="float">
            <text:p>1090.57</text:p>
          </table:table-cell>
          <table:table-cell table:formula="of:=[.B1994]/100000" office:value-type="float" office:value="0.0109057" calcext:value-type="float">
            <text:p>0.010905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12" calcext:value-type="date">
            <text:p>05/12/16</text:p>
          </table:table-cell>
          <table:table-cell office:value-type="float" office:value="1090.57" calcext:value-type="float">
            <text:p>1090.57</text:p>
          </table:table-cell>
          <table:table-cell table:formula="of:=[.B1995]/100000" office:value-type="float" office:value="0.0109057" calcext:value-type="float">
            <text:p>0.010905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13" calcext:value-type="date">
            <text:p>05/13/16</text:p>
          </table:table-cell>
          <table:table-cell office:value-type="float" office:value="1096.15" calcext:value-type="float">
            <text:p>1096.15</text:p>
          </table:table-cell>
          <table:table-cell table:formula="of:=[.B1996]/100000" office:value-type="float" office:value="0.0109615" calcext:value-type="float">
            <text:p>0.01096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14" calcext:value-type="date">
            <text:p>05/14/16</text:p>
          </table:table-cell>
          <table:table-cell office:value-type="float" office:value="1096.15" calcext:value-type="float">
            <text:p>1096.15</text:p>
          </table:table-cell>
          <table:table-cell table:formula="of:=[.B1997]/100000" office:value-type="float" office:value="0.0109615" calcext:value-type="float">
            <text:p>0.01096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15" calcext:value-type="date">
            <text:p>05/15/16</text:p>
          </table:table-cell>
          <table:table-cell office:value-type="float" office:value="1096.15" calcext:value-type="float">
            <text:p>1096.15</text:p>
          </table:table-cell>
          <table:table-cell table:formula="of:=[.B1998]/100000" office:value-type="float" office:value="0.0109615" calcext:value-type="float">
            <text:p>0.01096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16" calcext:value-type="date">
            <text:p>05/16/16</text:p>
          </table:table-cell>
          <table:table-cell office:value-type="float" office:value="1096.15" calcext:value-type="float">
            <text:p>1096.15</text:p>
          </table:table-cell>
          <table:table-cell table:formula="of:=[.B1999]/100000" office:value-type="float" office:value="0.0109615" calcext:value-type="float">
            <text:p>0.01096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17" calcext:value-type="date">
            <text:p>05/17/16</text:p>
          </table:table-cell>
          <table:table-cell office:value-type="float" office:value="1075.47" calcext:value-type="float">
            <text:p>1075.47</text:p>
          </table:table-cell>
          <table:table-cell table:formula="of:=[.B2000]/100000" office:value-type="float" office:value="0.0107547" calcext:value-type="float">
            <text:p>0.01075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18" calcext:value-type="date">
            <text:p>05/18/16</text:p>
          </table:table-cell>
          <table:table-cell office:value-type="float" office:value="1075.47" calcext:value-type="float">
            <text:p>1075.47</text:p>
          </table:table-cell>
          <table:table-cell table:formula="of:=[.B2001]/100000" office:value-type="float" office:value="0.0107547" calcext:value-type="float">
            <text:p>0.01075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19" calcext:value-type="date">
            <text:p>05/19/16</text:p>
          </table:table-cell>
          <table:table-cell office:value-type="float" office:value="1098.11" calcext:value-type="float">
            <text:p>1098.11</text:p>
          </table:table-cell>
          <table:table-cell table:formula="of:=[.B2002]/100000" office:value-type="float" office:value="0.0109811" calcext:value-type="float">
            <text:p>0.01098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20" calcext:value-type="date">
            <text:p>05/20/16</text:p>
          </table:table-cell>
          <table:table-cell office:value-type="float" office:value="1050.91" calcext:value-type="float">
            <text:p>1050.91</text:p>
          </table:table-cell>
          <table:table-cell table:formula="of:=[.B2003]/100000" office:value-type="float" office:value="0.0105091" calcext:value-type="float">
            <text:p>0.01050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21" calcext:value-type="date">
            <text:p>05/21/16</text:p>
          </table:table-cell>
          <table:table-cell office:value-type="float" office:value="1050.91" calcext:value-type="float">
            <text:p>1050.91</text:p>
          </table:table-cell>
          <table:table-cell table:formula="of:=[.B2004]/100000" office:value-type="float" office:value="0.0105091" calcext:value-type="float">
            <text:p>0.01050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22" calcext:value-type="date">
            <text:p>05/22/16</text:p>
          </table:table-cell>
          <table:table-cell office:value-type="float" office:value="1050.91" calcext:value-type="float">
            <text:p>1050.91</text:p>
          </table:table-cell>
          <table:table-cell table:formula="of:=[.B2005]/100000" office:value-type="float" office:value="0.0105091" calcext:value-type="float">
            <text:p>0.01050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23" calcext:value-type="date">
            <text:p>05/23/16</text:p>
          </table:table-cell>
          <table:table-cell office:value-type="float" office:value="1050.91" calcext:value-type="float">
            <text:p>1050.91</text:p>
          </table:table-cell>
          <table:table-cell table:formula="of:=[.B2006]/100000" office:value-type="float" office:value="0.0105091" calcext:value-type="float">
            <text:p>0.01050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24" calcext:value-type="date">
            <text:p>05/24/16</text:p>
          </table:table-cell>
          <table:table-cell office:value-type="float" office:value="1032.69" calcext:value-type="float">
            <text:p>1032.69</text:p>
          </table:table-cell>
          <table:table-cell table:formula="of:=[.B2007]/100000" office:value-type="float" office:value="0.0103269" calcext:value-type="float">
            <text:p>0.01032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25" calcext:value-type="date">
            <text:p>05/25/16</text:p>
          </table:table-cell>
          <table:table-cell office:value-type="float" office:value="1032.69" calcext:value-type="float">
            <text:p>1032.69</text:p>
          </table:table-cell>
          <table:table-cell table:formula="of:=[.B2008]/100000" office:value-type="float" office:value="0.0103269" calcext:value-type="float">
            <text:p>0.01032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26" calcext:value-type="date">
            <text:p>05/26/16</text:p>
          </table:table-cell>
          <table:table-cell office:value-type="float" office:value="1014.04" calcext:value-type="float">
            <text:p>1014.04</text:p>
          </table:table-cell>
          <table:table-cell table:formula="of:=[.B2009]/100000" office:value-type="float" office:value="0.0101404" calcext:value-type="float">
            <text:p>0.01014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27" calcext:value-type="date">
            <text:p>05/27/16</text:p>
          </table:table-cell>
          <table:table-cell office:value-type="float" office:value="999.87" calcext:value-type="float">
            <text:p>999.87</text:p>
          </table:table-cell>
          <table:table-cell table:formula="of:=[.B2010]/100000" office:value-type="float" office:value="0.0099987" calcext:value-type="float">
            <text:p>0.00999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28" calcext:value-type="date">
            <text:p>05/28/16</text:p>
          </table:table-cell>
          <table:table-cell office:value-type="float" office:value="999.87" calcext:value-type="float">
            <text:p>999.87</text:p>
          </table:table-cell>
          <table:table-cell table:formula="of:=[.B2011]/100000" office:value-type="float" office:value="0.0099987" calcext:value-type="float">
            <text:p>0.00999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29" calcext:value-type="date">
            <text:p>05/29/16</text:p>
          </table:table-cell>
          <table:table-cell office:value-type="float" office:value="999.87" calcext:value-type="float">
            <text:p>999.87</text:p>
          </table:table-cell>
          <table:table-cell table:formula="of:=[.B2012]/100000" office:value-type="float" office:value="0.0099987" calcext:value-type="float">
            <text:p>0.00999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30" calcext:value-type="date">
            <text:p>05/30/16</text:p>
          </table:table-cell>
          <table:table-cell office:value-type="float" office:value="999.87" calcext:value-type="float">
            <text:p>999.87</text:p>
          </table:table-cell>
          <table:table-cell table:formula="of:=[.B2013]/100000" office:value-type="float" office:value="0.0099987" calcext:value-type="float">
            <text:p>0.00999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5-31" calcext:value-type="date">
            <text:p>05/31/16</text:p>
          </table:table-cell>
          <table:table-cell office:value-type="float" office:value="1017.54" calcext:value-type="float">
            <text:p>1017.54</text:p>
          </table:table-cell>
          <table:table-cell table:formula="of:=[.B2014]/100000" office:value-type="float" office:value="0.0101754" calcext:value-type="float">
            <text:p>0.01017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01" calcext:value-type="date">
            <text:p>06/01/16</text:p>
          </table:table-cell>
          <table:table-cell office:value-type="float" office:value="996.55" calcext:value-type="float">
            <text:p>996.55</text:p>
          </table:table-cell>
          <table:table-cell table:formula="of:=[.B2015]/100000" office:value-type="float" office:value="0.0099655" calcext:value-type="float">
            <text:p>0.00996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02" calcext:value-type="date">
            <text:p>06/02/16</text:p>
          </table:table-cell>
          <table:table-cell office:value-type="float" office:value="996.55" calcext:value-type="float">
            <text:p>996.55</text:p>
          </table:table-cell>
          <table:table-cell table:formula="of:=[.B2016]/100000" office:value-type="float" office:value="0.0099655" calcext:value-type="float">
            <text:p>0.00996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03" calcext:value-type="date">
            <text:p>06/03/16</text:p>
          </table:table-cell>
          <table:table-cell office:value-type="float" office:value="996.55" calcext:value-type="float">
            <text:p>996.55</text:p>
          </table:table-cell>
          <table:table-cell table:formula="of:=[.B2017]/100000" office:value-type="float" office:value="0.0099655" calcext:value-type="float">
            <text:p>0.00996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06" calcext:value-type="date">
            <text:p>06/06/16</text:p>
          </table:table-cell>
          <table:table-cell office:value-type="float" office:value="996.55" calcext:value-type="float">
            <text:p>996.55</text:p>
          </table:table-cell>
          <table:table-cell table:formula="of:=[.B2018]/100000" office:value-type="float" office:value="0.0099655" calcext:value-type="float">
            <text:p>0.00996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07" calcext:value-type="date">
            <text:p>06/07/16</text:p>
          </table:table-cell>
          <table:table-cell office:value-type="float" office:value="998.28" calcext:value-type="float">
            <text:p>998.28</text:p>
          </table:table-cell>
          <table:table-cell table:formula="of:=[.B2019]/100000" office:value-type="float" office:value="0.0099828" calcext:value-type="float">
            <text:p>0.009982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09" calcext:value-type="date">
            <text:p>06/09/16</text:p>
          </table:table-cell>
          <table:table-cell office:value-type="float" office:value="996.55" calcext:value-type="float">
            <text:p>996.55</text:p>
          </table:table-cell>
          <table:table-cell table:formula="of:=[.B2020]/100000" office:value-type="float" office:value="0.0099655" calcext:value-type="float">
            <text:p>0.00996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11" calcext:value-type="date">
            <text:p>06/11/16</text:p>
          </table:table-cell>
          <table:table-cell office:value-type="float" office:value="1055.56" calcext:value-type="float">
            <text:p>1055.56</text:p>
          </table:table-cell>
          <table:table-cell table:formula="of:=[.B2021]/100000" office:value-type="float" office:value="0.0105556" calcext:value-type="float">
            <text:p>0.01055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14" calcext:value-type="date">
            <text:p>06/14/16</text:p>
          </table:table-cell>
          <table:table-cell office:value-type="float" office:value="1055.56" calcext:value-type="float">
            <text:p>1055.56</text:p>
          </table:table-cell>
          <table:table-cell table:formula="of:=[.B2022]/100000" office:value-type="float" office:value="0.0105556" calcext:value-type="float">
            <text:p>0.01055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15" calcext:value-type="date">
            <text:p>06/15/16</text:p>
          </table:table-cell>
          <table:table-cell office:value-type="float" office:value="1055.56" calcext:value-type="float">
            <text:p>1055.56</text:p>
          </table:table-cell>
          <table:table-cell table:formula="of:=[.B2023]/100000" office:value-type="float" office:value="0.0105556" calcext:value-type="float">
            <text:p>0.01055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16" calcext:value-type="date">
            <text:p>06/16/16</text:p>
          </table:table-cell>
          <table:table-cell office:value-type="float" office:value="1094.34" calcext:value-type="float">
            <text:p>1094.34</text:p>
          </table:table-cell>
          <table:table-cell table:formula="of:=[.B2024]/100000" office:value-type="float" office:value="0.0109434" calcext:value-type="float">
            <text:p>0.01094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17" calcext:value-type="date">
            <text:p>06/17/16</text:p>
          </table:table-cell>
          <table:table-cell office:value-type="float" office:value="1094.34" calcext:value-type="float">
            <text:p>1094.34</text:p>
          </table:table-cell>
          <table:table-cell table:formula="of:=[.B2025]/100000" office:value-type="float" office:value="0.0109434" calcext:value-type="float">
            <text:p>0.01094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18" calcext:value-type="date">
            <text:p>06/18/16</text:p>
          </table:table-cell>
          <table:table-cell office:value-type="float" office:value="1094.34" calcext:value-type="float">
            <text:p>1094.34</text:p>
          </table:table-cell>
          <table:table-cell table:formula="of:=[.B2026]/100000" office:value-type="float" office:value="0.0109434" calcext:value-type="float">
            <text:p>0.01094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19" calcext:value-type="date">
            <text:p>06/19/16</text:p>
          </table:table-cell>
          <table:table-cell office:value-type="float" office:value="1094.34" calcext:value-type="float">
            <text:p>1094.34</text:p>
          </table:table-cell>
          <table:table-cell table:formula="of:=[.B2027]/100000" office:value-type="float" office:value="0.0109434" calcext:value-type="float">
            <text:p>0.01094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20" calcext:value-type="date">
            <text:p>06/20/16</text:p>
          </table:table-cell>
          <table:table-cell office:value-type="float" office:value="1094.34" calcext:value-type="float">
            <text:p>1094.34</text:p>
          </table:table-cell>
          <table:table-cell table:formula="of:=[.B2028]/100000" office:value-type="float" office:value="0.0109434" calcext:value-type="float">
            <text:p>0.01094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21" calcext:value-type="date">
            <text:p>06/21/16</text:p>
          </table:table-cell>
          <table:table-cell office:value-type="float" office:value="1079.63" calcext:value-type="float">
            <text:p>1079.63</text:p>
          </table:table-cell>
          <table:table-cell table:formula="of:=[.B2029]/100000" office:value-type="float" office:value="0.0107963" calcext:value-type="float">
            <text:p>0.01079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22" calcext:value-type="date">
            <text:p>06/22/16</text:p>
          </table:table-cell>
          <table:table-cell office:value-type="float" office:value="1079.63" calcext:value-type="float">
            <text:p>1079.63</text:p>
          </table:table-cell>
          <table:table-cell table:formula="of:=[.B2030]/100000" office:value-type="float" office:value="0.0107963" calcext:value-type="float">
            <text:p>0.01079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23" calcext:value-type="date">
            <text:p>06/23/16</text:p>
          </table:table-cell>
          <table:table-cell office:value-type="float" office:value="1065.45" calcext:value-type="float">
            <text:p>1065.45</text:p>
          </table:table-cell>
          <table:table-cell table:formula="of:=[.B2031]/100000" office:value-type="float" office:value="0.0106545" calcext:value-type="float">
            <text:p>0.01065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24" calcext:value-type="date">
            <text:p>06/24/16</text:p>
          </table:table-cell>
          <table:table-cell office:value-type="float" office:value="1043.64" calcext:value-type="float">
            <text:p>1043.64</text:p>
          </table:table-cell>
          <table:table-cell table:formula="of:=[.B2032]/100000" office:value-type="float" office:value="0.0104364" calcext:value-type="float">
            <text:p>0.01043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25" calcext:value-type="date">
            <text:p>06/25/16</text:p>
          </table:table-cell>
          <table:table-cell office:value-type="float" office:value="1043.64" calcext:value-type="float">
            <text:p>1043.64</text:p>
          </table:table-cell>
          <table:table-cell table:formula="of:=[.B2033]/100000" office:value-type="float" office:value="0.0104364" calcext:value-type="float">
            <text:p>0.01043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26" calcext:value-type="date">
            <text:p>06/26/16</text:p>
          </table:table-cell>
          <table:table-cell office:value-type="float" office:value="1043.64" calcext:value-type="float">
            <text:p>1043.64</text:p>
          </table:table-cell>
          <table:table-cell table:formula="of:=[.B2034]/100000" office:value-type="float" office:value="0.0104364" calcext:value-type="float">
            <text:p>0.01043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27" calcext:value-type="date">
            <text:p>06/27/16</text:p>
          </table:table-cell>
          <table:table-cell office:value-type="float" office:value="1047.27" calcext:value-type="float">
            <text:p>1047.27</text:p>
          </table:table-cell>
          <table:table-cell table:formula="of:=[.B2035]/100000" office:value-type="float" office:value="0.0104727" calcext:value-type="float">
            <text:p>0.01047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28" calcext:value-type="date">
            <text:p>06/28/16</text:p>
          </table:table-cell>
          <table:table-cell office:value-type="float" office:value="1047.27" calcext:value-type="float">
            <text:p>1047.27</text:p>
          </table:table-cell>
          <table:table-cell table:formula="of:=[.B2036]/100000" office:value-type="float" office:value="0.0104727" calcext:value-type="float">
            <text:p>0.01047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office:value-type="float" office:value="1043.64" calcext:value-type="float">
            <text:p>1043.64</text:p>
          </table:table-cell>
          <table:table-cell table:formula="of:=[.B2037]/100000" office:value-type="float" office:value="0.0104364" calcext:value-type="float">
            <text:p>0.01043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01" calcext:value-type="date">
            <text:p>07/01/16</text:p>
          </table:table-cell>
          <table:table-cell office:value-type="float" office:value="1040" calcext:value-type="float">
            <text:p>1040</text:p>
          </table:table-cell>
          <table:table-cell table:formula="of:=[.B2038]/100000" office:value-type="float" office:value="0.0104" calcext:value-type="float">
            <text:p>0.01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02" calcext:value-type="date">
            <text:p>07/02/16</text:p>
          </table:table-cell>
          <table:table-cell office:value-type="float" office:value="1040" calcext:value-type="float">
            <text:p>1040</text:p>
          </table:table-cell>
          <table:table-cell table:formula="of:=[.B2039]/100000" office:value-type="float" office:value="0.0104" calcext:value-type="float">
            <text:p>0.01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03" calcext:value-type="date">
            <text:p>07/03/16</text:p>
          </table:table-cell>
          <table:table-cell office:value-type="float" office:value="1040" calcext:value-type="float">
            <text:p>1040</text:p>
          </table:table-cell>
          <table:table-cell table:formula="of:=[.B2040]/100000" office:value-type="float" office:value="0.0104" calcext:value-type="float">
            <text:p>0.01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04" calcext:value-type="date">
            <text:p>07/04/16</text:p>
          </table:table-cell>
          <table:table-cell office:value-type="float" office:value="1037.78" calcext:value-type="float">
            <text:p>1037.78</text:p>
          </table:table-cell>
          <table:table-cell table:formula="of:=[.B2041]/100000" office:value-type="float" office:value="0.0103778" calcext:value-type="float">
            <text:p>0.010377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05" calcext:value-type="date">
            <text:p>07/05/16</text:p>
          </table:table-cell>
          <table:table-cell office:value-type="float" office:value="1035.37" calcext:value-type="float">
            <text:p>1035.37</text:p>
          </table:table-cell>
          <table:table-cell table:formula="of:=[.B2042]/100000" office:value-type="float" office:value="0.0103537" calcext:value-type="float">
            <text:p>0.01035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06" calcext:value-type="date">
            <text:p>07/06/16</text:p>
          </table:table-cell>
          <table:table-cell office:value-type="float" office:value="1036.87" calcext:value-type="float">
            <text:p>1036.87</text:p>
          </table:table-cell>
          <table:table-cell table:formula="of:=[.B2043]/100000" office:value-type="float" office:value="0.0103687" calcext:value-type="float">
            <text:p>0.01036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07" calcext:value-type="date">
            <text:p>07/07/16</text:p>
          </table:table-cell>
          <table:table-cell office:value-type="float" office:value="1033.56" calcext:value-type="float">
            <text:p>1033.56</text:p>
          </table:table-cell>
          <table:table-cell table:formula="of:=[.B2044]/100000" office:value-type="float" office:value="0.0103356" calcext:value-type="float">
            <text:p>0.01033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08" calcext:value-type="date">
            <text:p>07/08/16</text:p>
          </table:table-cell>
          <table:table-cell office:value-type="float" office:value="1030.85" calcext:value-type="float">
            <text:p>1030.85</text:p>
          </table:table-cell>
          <table:table-cell table:formula="of:=[.B2045]/100000" office:value-type="float" office:value="0.0103085" calcext:value-type="float">
            <text:p>0.01030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09" calcext:value-type="date">
            <text:p>07/09/16</text:p>
          </table:table-cell>
          <table:table-cell office:value-type="float" office:value="1030.85" calcext:value-type="float">
            <text:p>1030.85</text:p>
          </table:table-cell>
          <table:table-cell table:formula="of:=[.B2046]/100000" office:value-type="float" office:value="0.0103085" calcext:value-type="float">
            <text:p>0.01030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10" calcext:value-type="date">
            <text:p>07/10/16</text:p>
          </table:table-cell>
          <table:table-cell office:value-type="float" office:value="1030.85" calcext:value-type="float">
            <text:p>1030.85</text:p>
          </table:table-cell>
          <table:table-cell table:formula="of:=[.B2047]/100000" office:value-type="float" office:value="0.0103085" calcext:value-type="float">
            <text:p>0.01030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11" calcext:value-type="date">
            <text:p>07/11/16</text:p>
          </table:table-cell>
          <table:table-cell office:value-type="float" office:value="1021.57" calcext:value-type="float">
            <text:p>1021.57</text:p>
          </table:table-cell>
          <table:table-cell table:formula="of:=[.B2048]/100000" office:value-type="float" office:value="0.0102157" calcext:value-type="float">
            <text:p>0.010215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12" calcext:value-type="date">
            <text:p>07/12/16</text:p>
          </table:table-cell>
          <table:table-cell office:value-type="float" office:value="1016.74" calcext:value-type="float">
            <text:p>1016.74</text:p>
          </table:table-cell>
          <table:table-cell table:formula="of:=[.B2049]/100000" office:value-type="float" office:value="0.0101674" calcext:value-type="float">
            <text:p>0.01016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13" calcext:value-type="date">
            <text:p>07/13/16</text:p>
          </table:table-cell>
          <table:table-cell office:value-type="float" office:value="1015.03" calcext:value-type="float">
            <text:p>1015.03</text:p>
          </table:table-cell>
          <table:table-cell table:formula="of:=[.B2050]/100000" office:value-type="float" office:value="0.0101503" calcext:value-type="float">
            <text:p>0.01015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14" calcext:value-type="date">
            <text:p>07/14/16</text:p>
          </table:table-cell>
          <table:table-cell office:value-type="float" office:value="1014.35" calcext:value-type="float">
            <text:p>1014.35</text:p>
          </table:table-cell>
          <table:table-cell table:formula="of:=[.B2051]/100000" office:value-type="float" office:value="0.0101435" calcext:value-type="float">
            <text:p>0.010143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15" calcext:value-type="date">
            <text:p>07/15/16</text:p>
          </table:table-cell>
          <table:table-cell office:value-type="float" office:value="1010.65" calcext:value-type="float">
            <text:p>1010.65</text:p>
          </table:table-cell>
          <table:table-cell table:formula="of:=[.B2052]/100000" office:value-type="float" office:value="0.0101065" calcext:value-type="float">
            <text:p>0.01010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16" calcext:value-type="date">
            <text:p>07/16/16</text:p>
          </table:table-cell>
          <table:table-cell office:value-type="float" office:value="1010.65" calcext:value-type="float">
            <text:p>1010.65</text:p>
          </table:table-cell>
          <table:table-cell table:formula="of:=[.B2053]/100000" office:value-type="float" office:value="0.0101065" calcext:value-type="float">
            <text:p>0.01010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17" calcext:value-type="date">
            <text:p>07/17/16</text:p>
          </table:table-cell>
          <table:table-cell office:value-type="float" office:value="1010.65" calcext:value-type="float">
            <text:p>1010.65</text:p>
          </table:table-cell>
          <table:table-cell table:formula="of:=[.B2054]/100000" office:value-type="float" office:value="0.0101065" calcext:value-type="float">
            <text:p>0.01010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18" calcext:value-type="date">
            <text:p>07/18/16</text:p>
          </table:table-cell>
          <table:table-cell office:value-type="float" office:value="1007.24" calcext:value-type="float">
            <text:p>1007.24</text:p>
          </table:table-cell>
          <table:table-cell table:formula="of:=[.B2055]/100000" office:value-type="float" office:value="0.0100724" calcext:value-type="float">
            <text:p>0.01007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19" calcext:value-type="date">
            <text:p>07/19/16</text:p>
          </table:table-cell>
          <table:table-cell office:value-type="float" office:value="1009.67" calcext:value-type="float">
            <text:p>1009.67</text:p>
          </table:table-cell>
          <table:table-cell table:formula="of:=[.B2056]/100000" office:value-type="float" office:value="0.0100967" calcext:value-type="float">
            <text:p>0.01009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20" calcext:value-type="date">
            <text:p>07/20/16</text:p>
          </table:table-cell>
          <table:table-cell office:value-type="float" office:value="1005.87" calcext:value-type="float">
            <text:p>1005.87</text:p>
          </table:table-cell>
          <table:table-cell table:formula="of:=[.B2057]/100000" office:value-type="float" office:value="0.0100587" calcext:value-type="float">
            <text:p>0.01005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21" calcext:value-type="date">
            <text:p>07/21/16</text:p>
          </table:table-cell>
          <table:table-cell office:value-type="float" office:value="1006.34" calcext:value-type="float">
            <text:p>1006.34</text:p>
          </table:table-cell>
          <table:table-cell table:formula="of:=[.B2058]/100000" office:value-type="float" office:value="0.0100634" calcext:value-type="float">
            <text:p>0.01006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22" calcext:value-type="date">
            <text:p>07/22/16</text:p>
          </table:table-cell>
          <table:table-cell office:value-type="float" office:value="1007.63" calcext:value-type="float">
            <text:p>1007.63</text:p>
          </table:table-cell>
          <table:table-cell table:formula="of:=[.B2059]/100000" office:value-type="float" office:value="0.0100763" calcext:value-type="float">
            <text:p>0.01007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23" calcext:value-type="date">
            <text:p>07/23/16</text:p>
          </table:table-cell>
          <table:table-cell office:value-type="float" office:value="1007.63" calcext:value-type="float">
            <text:p>1007.63</text:p>
          </table:table-cell>
          <table:table-cell table:formula="of:=[.B2060]/100000" office:value-type="float" office:value="0.0100763" calcext:value-type="float">
            <text:p>0.01007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24" calcext:value-type="date">
            <text:p>07/24/16</text:p>
          </table:table-cell>
          <table:table-cell office:value-type="float" office:value="1007.63" calcext:value-type="float">
            <text:p>1007.63</text:p>
          </table:table-cell>
          <table:table-cell table:formula="of:=[.B2061]/100000" office:value-type="float" office:value="0.0100763" calcext:value-type="float">
            <text:p>0.01007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25" calcext:value-type="date">
            <text:p>07/25/16</text:p>
          </table:table-cell>
          <table:table-cell office:value-type="float" office:value="1010.82" calcext:value-type="float">
            <text:p>1010.82</text:p>
          </table:table-cell>
          <table:table-cell table:formula="of:=[.B2062]/100000" office:value-type="float" office:value="0.0101082" calcext:value-type="float">
            <text:p>0.01010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26" calcext:value-type="date">
            <text:p>07/26/16</text:p>
          </table:table-cell>
          <table:table-cell office:value-type="float" office:value="1010.82" calcext:value-type="float">
            <text:p>1010.82</text:p>
          </table:table-cell>
          <table:table-cell table:formula="of:=[.B2063]/100000" office:value-type="float" office:value="0.0101082" calcext:value-type="float">
            <text:p>0.01010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27" calcext:value-type="date">
            <text:p>07/27/16</text:p>
          </table:table-cell>
          <table:table-cell office:value-type="float" office:value="1010.82" calcext:value-type="float">
            <text:p>1010.82</text:p>
          </table:table-cell>
          <table:table-cell table:formula="of:=[.B2064]/100000" office:value-type="float" office:value="0.0101082" calcext:value-type="float">
            <text:p>0.01010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28" calcext:value-type="date">
            <text:p>07/28/16</text:p>
          </table:table-cell>
          <table:table-cell office:value-type="float" office:value="1008.32" calcext:value-type="float">
            <text:p>1008.32</text:p>
          </table:table-cell>
          <table:table-cell table:formula="of:=[.B2065]/100000" office:value-type="float" office:value="0.0100832" calcext:value-type="float">
            <text:p>0.010083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29" calcext:value-type="date">
            <text:p>07/29/16</text:p>
          </table:table-cell>
          <table:table-cell office:value-type="float" office:value="1005.74" calcext:value-type="float">
            <text:p>1005.74</text:p>
          </table:table-cell>
          <table:table-cell table:formula="of:=[.B2066]/100000" office:value-type="float" office:value="0.0100574" calcext:value-type="float">
            <text:p>0.01005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30" calcext:value-type="date">
            <text:p>07/30/16</text:p>
          </table:table-cell>
          <table:table-cell office:value-type="float" office:value="1005.74" calcext:value-type="float">
            <text:p>1005.74</text:p>
          </table:table-cell>
          <table:table-cell table:formula="of:=[.B2067]/100000" office:value-type="float" office:value="0.0100574" calcext:value-type="float">
            <text:p>0.01005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7-31" calcext:value-type="date">
            <text:p>07/31/16</text:p>
          </table:table-cell>
          <table:table-cell office:value-type="float" office:value="1005.74" calcext:value-type="float">
            <text:p>1005.74</text:p>
          </table:table-cell>
          <table:table-cell table:formula="of:=[.B2068]/100000" office:value-type="float" office:value="0.0100574" calcext:value-type="float">
            <text:p>0.01005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01" calcext:value-type="date">
            <text:p>08/01/16</text:p>
          </table:table-cell>
          <table:table-cell office:value-type="float" office:value="1003.63" calcext:value-type="float">
            <text:p>1003.63</text:p>
          </table:table-cell>
          <table:table-cell table:formula="of:=[.B2069]/100000" office:value-type="float" office:value="0.0100363" calcext:value-type="float">
            <text:p>0.01003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02" calcext:value-type="date">
            <text:p>08/02/16</text:p>
          </table:table-cell>
          <table:table-cell office:value-type="float" office:value="1001.85" calcext:value-type="float">
            <text:p>1001.85</text:p>
          </table:table-cell>
          <table:table-cell table:formula="of:=[.B2070]/100000" office:value-type="float" office:value="0.0100185" calcext:value-type="float">
            <text:p>0.01001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03" calcext:value-type="date">
            <text:p>08/03/16</text:p>
          </table:table-cell>
          <table:table-cell office:value-type="float" office:value="999.65" calcext:value-type="float">
            <text:p>999.65</text:p>
          </table:table-cell>
          <table:table-cell table:formula="of:=[.B2071]/100000" office:value-type="float" office:value="0.0099965" calcext:value-type="float">
            <text:p>0.00999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04" calcext:value-type="date">
            <text:p>08/04/16</text:p>
          </table:table-cell>
          <table:table-cell office:value-type="float" office:value="1003.26" calcext:value-type="float">
            <text:p>1003.26</text:p>
          </table:table-cell>
          <table:table-cell table:formula="of:=[.B2072]/100000" office:value-type="float" office:value="0.0100326" calcext:value-type="float">
            <text:p>0.01003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05" calcext:value-type="date">
            <text:p>08/05/16</text:p>
          </table:table-cell>
          <table:table-cell office:value-type="float" office:value="1003.26" calcext:value-type="float">
            <text:p>1003.26</text:p>
          </table:table-cell>
          <table:table-cell table:formula="of:=[.B2073]/100000" office:value-type="float" office:value="0.0100326" calcext:value-type="float">
            <text:p>0.01003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06" calcext:value-type="date">
            <text:p>08/06/16</text:p>
          </table:table-cell>
          <table:table-cell office:value-type="float" office:value="1003.26" calcext:value-type="float">
            <text:p>1003.26</text:p>
          </table:table-cell>
          <table:table-cell table:formula="of:=[.B2074]/100000" office:value-type="float" office:value="0.0100326" calcext:value-type="float">
            <text:p>0.01003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07" calcext:value-type="date">
            <text:p>08/07/16</text:p>
          </table:table-cell>
          <table:table-cell office:value-type="float" office:value="1003.26" calcext:value-type="float">
            <text:p>1003.26</text:p>
          </table:table-cell>
          <table:table-cell table:formula="of:=[.B2075]/100000" office:value-type="float" office:value="0.0100326" calcext:value-type="float">
            <text:p>0.010032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08" calcext:value-type="date">
            <text:p>08/08/16</text:p>
          </table:table-cell>
          <table:table-cell office:value-type="float" office:value="1006.35" calcext:value-type="float">
            <text:p>1006.35</text:p>
          </table:table-cell>
          <table:table-cell table:formula="of:=[.B2076]/100000" office:value-type="float" office:value="0.0100635" calcext:value-type="float">
            <text:p>0.010063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09" calcext:value-type="date">
            <text:p>08/09/16</text:p>
          </table:table-cell>
          <table:table-cell office:value-type="float" office:value="1008.52" calcext:value-type="float">
            <text:p>1008.52</text:p>
          </table:table-cell>
          <table:table-cell table:formula="of:=[.B2077]/100000" office:value-type="float" office:value="0.0100852" calcext:value-type="float">
            <text:p>0.01008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10" calcext:value-type="date">
            <text:p>08/10/16</text:p>
          </table:table-cell>
          <table:table-cell office:value-type="float" office:value="1008.52" calcext:value-type="float">
            <text:p>1008.52</text:p>
          </table:table-cell>
          <table:table-cell table:formula="of:=[.B2078]/100000" office:value-type="float" office:value="0.0100852" calcext:value-type="float">
            <text:p>0.01008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11" calcext:value-type="date">
            <text:p>08/11/16</text:p>
          </table:table-cell>
          <table:table-cell office:value-type="float" office:value="1009.36" calcext:value-type="float">
            <text:p>1009.36</text:p>
          </table:table-cell>
          <table:table-cell table:formula="of:=[.B2079]/100000" office:value-type="float" office:value="0.0100936" calcext:value-type="float">
            <text:p>0.01009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12" calcext:value-type="date">
            <text:p>08/12/16</text:p>
          </table:table-cell>
          <table:table-cell office:value-type="float" office:value="1011.95" calcext:value-type="float">
            <text:p>1011.95</text:p>
          </table:table-cell>
          <table:table-cell table:formula="of:=[.B2080]/100000" office:value-type="float" office:value="0.0101195" calcext:value-type="float">
            <text:p>0.01011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13" calcext:value-type="date">
            <text:p>08/13/16</text:p>
          </table:table-cell>
          <table:table-cell office:value-type="float" office:value="1011.95" calcext:value-type="float">
            <text:p>1011.95</text:p>
          </table:table-cell>
          <table:table-cell table:formula="of:=[.B2081]/100000" office:value-type="float" office:value="0.0101195" calcext:value-type="float">
            <text:p>0.01011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14" calcext:value-type="date">
            <text:p>08/14/16</text:p>
          </table:table-cell>
          <table:table-cell office:value-type="float" office:value="1011.95" calcext:value-type="float">
            <text:p>1011.95</text:p>
          </table:table-cell>
          <table:table-cell table:formula="of:=[.B2082]/100000" office:value-type="float" office:value="0.0101195" calcext:value-type="float">
            <text:p>0.01011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15" calcext:value-type="date">
            <text:p>08/15/16</text:p>
          </table:table-cell>
          <table:table-cell office:value-type="float" office:value="1011.95" calcext:value-type="float">
            <text:p>1011.95</text:p>
          </table:table-cell>
          <table:table-cell table:formula="of:=[.B2083]/100000" office:value-type="float" office:value="0.0101195" calcext:value-type="float">
            <text:p>0.01011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16" calcext:value-type="date">
            <text:p>08/16/16</text:p>
          </table:table-cell>
          <table:table-cell office:value-type="float" office:value="1007.63" calcext:value-type="float">
            <text:p>1007.63</text:p>
          </table:table-cell>
          <table:table-cell table:formula="of:=[.B2084]/100000" office:value-type="float" office:value="0.0100763" calcext:value-type="float">
            <text:p>0.01007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17" calcext:value-type="date">
            <text:p>08/17/16</text:p>
          </table:table-cell>
          <table:table-cell office:value-type="float" office:value="1009.14" calcext:value-type="float">
            <text:p>1009.14</text:p>
          </table:table-cell>
          <table:table-cell table:formula="of:=[.B2085]/100000" office:value-type="float" office:value="0.0100914" calcext:value-type="float">
            <text:p>0.01009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18" calcext:value-type="date">
            <text:p>08/18/16</text:p>
          </table:table-cell>
          <table:table-cell office:value-type="float" office:value="1010.88" calcext:value-type="float">
            <text:p>1010.88</text:p>
          </table:table-cell>
          <table:table-cell table:formula="of:=[.B2086]/100000" office:value-type="float" office:value="0.0101088" calcext:value-type="float">
            <text:p>0.01010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19" calcext:value-type="date">
            <text:p>08/19/16</text:p>
          </table:table-cell>
          <table:table-cell office:value-type="float" office:value="1008.39" calcext:value-type="float">
            <text:p>1008.39</text:p>
          </table:table-cell>
          <table:table-cell table:formula="of:=[.B2087]/100000" office:value-type="float" office:value="0.0100839" calcext:value-type="float">
            <text:p>0.01008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20" calcext:value-type="date">
            <text:p>08/20/16</text:p>
          </table:table-cell>
          <table:table-cell office:value-type="float" office:value="1008.39" calcext:value-type="float">
            <text:p>1008.39</text:p>
          </table:table-cell>
          <table:table-cell table:formula="of:=[.B2088]/100000" office:value-type="float" office:value="0.0100839" calcext:value-type="float">
            <text:p>0.01008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21" calcext:value-type="date">
            <text:p>08/21/16</text:p>
          </table:table-cell>
          <table:table-cell office:value-type="float" office:value="1008.39" calcext:value-type="float">
            <text:p>1008.39</text:p>
          </table:table-cell>
          <table:table-cell table:formula="of:=[.B2089]/100000" office:value-type="float" office:value="0.0100839" calcext:value-type="float">
            <text:p>0.01008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22" calcext:value-type="date">
            <text:p>08/22/16</text:p>
          </table:table-cell>
          <table:table-cell office:value-type="float" office:value="1011.87" calcext:value-type="float">
            <text:p>1011.87</text:p>
          </table:table-cell>
          <table:table-cell table:formula="of:=[.B2090]/100000" office:value-type="float" office:value="0.0101187" calcext:value-type="float">
            <text:p>0.01011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23" calcext:value-type="date">
            <text:p>08/23/16</text:p>
          </table:table-cell>
          <table:table-cell office:value-type="float" office:value="1015.49" calcext:value-type="float">
            <text:p>1015.49</text:p>
          </table:table-cell>
          <table:table-cell table:formula="of:=[.B2091]/100000" office:value-type="float" office:value="0.0101549" calcext:value-type="float">
            <text:p>0.01015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24" calcext:value-type="date">
            <text:p>08/24/16</text:p>
          </table:table-cell>
          <table:table-cell office:value-type="float" office:value="1018.73" calcext:value-type="float">
            <text:p>1018.73</text:p>
          </table:table-cell>
          <table:table-cell table:formula="of:=[.B2092]/100000" office:value-type="float" office:value="0.0101873" calcext:value-type="float">
            <text:p>0.01018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25" calcext:value-type="date">
            <text:p>08/25/16</text:p>
          </table:table-cell>
          <table:table-cell office:value-type="float" office:value="1016.39" calcext:value-type="float">
            <text:p>1016.39</text:p>
          </table:table-cell>
          <table:table-cell table:formula="of:=[.B2093]/100000" office:value-type="float" office:value="0.0101639" calcext:value-type="float">
            <text:p>0.01016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26" calcext:value-type="date">
            <text:p>08/26/16</text:p>
          </table:table-cell>
          <table:table-cell office:value-type="float" office:value="1021.87" calcext:value-type="float">
            <text:p>1021.87</text:p>
          </table:table-cell>
          <table:table-cell table:formula="of:=[.B2094]/100000" office:value-type="float" office:value="0.0102187" calcext:value-type="float">
            <text:p>0.01021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27" calcext:value-type="date">
            <text:p>08/27/16</text:p>
          </table:table-cell>
          <table:table-cell office:value-type="float" office:value="1021.87" calcext:value-type="float">
            <text:p>1021.87</text:p>
          </table:table-cell>
          <table:table-cell table:formula="of:=[.B2095]/100000" office:value-type="float" office:value="0.0102187" calcext:value-type="float">
            <text:p>0.01021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28" calcext:value-type="date">
            <text:p>08/28/16</text:p>
          </table:table-cell>
          <table:table-cell office:value-type="float" office:value="1021.87" calcext:value-type="float">
            <text:p>1021.87</text:p>
          </table:table-cell>
          <table:table-cell table:formula="of:=[.B2096]/100000" office:value-type="float" office:value="0.0102187" calcext:value-type="float">
            <text:p>0.01021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29" calcext:value-type="date">
            <text:p>08/29/16</text:p>
          </table:table-cell>
          <table:table-cell office:value-type="float" office:value="1020.61" calcext:value-type="float">
            <text:p>1020.61</text:p>
          </table:table-cell>
          <table:table-cell table:formula="of:=[.B2097]/100000" office:value-type="float" office:value="0.0102061" calcext:value-type="float">
            <text:p>0.01020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30" calcext:value-type="date">
            <text:p>08/30/16</text:p>
          </table:table-cell>
          <table:table-cell office:value-type="float" office:value="1025.96" calcext:value-type="float">
            <text:p>1025.96</text:p>
          </table:table-cell>
          <table:table-cell table:formula="of:=[.B2098]/100000" office:value-type="float" office:value="0.0102596" calcext:value-type="float">
            <text:p>0.010259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8-31" calcext:value-type="date">
            <text:p>08/31/16</text:p>
          </table:table-cell>
          <table:table-cell office:value-type="float" office:value="1028.85" calcext:value-type="float">
            <text:p>1028.85</text:p>
          </table:table-cell>
          <table:table-cell table:formula="of:=[.B2099]/100000" office:value-type="float" office:value="0.0102885" calcext:value-type="float">
            <text:p>0.01028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01" calcext:value-type="date">
            <text:p>09/01/16</text:p>
          </table:table-cell>
          <table:table-cell office:value-type="float" office:value="1022.98" calcext:value-type="float">
            <text:p>1022.98</text:p>
          </table:table-cell>
          <table:table-cell table:formula="of:=[.B2100]/100000" office:value-type="float" office:value="0.0102298" calcext:value-type="float">
            <text:p>0.01022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02" calcext:value-type="date">
            <text:p>09/02/16</text:p>
          </table:table-cell>
          <table:table-cell office:value-type="float" office:value="1020.84" calcext:value-type="float">
            <text:p>1020.84</text:p>
          </table:table-cell>
          <table:table-cell table:formula="of:=[.B2101]/100000" office:value-type="float" office:value="0.0102084" calcext:value-type="float">
            <text:p>0.01020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03" calcext:value-type="date">
            <text:p>09/03/16</text:p>
          </table:table-cell>
          <table:table-cell office:value-type="float" office:value="1020.84" calcext:value-type="float">
            <text:p>1020.84</text:p>
          </table:table-cell>
          <table:table-cell table:formula="of:=[.B2102]/100000" office:value-type="float" office:value="0.0102084" calcext:value-type="float">
            <text:p>0.01020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04" calcext:value-type="date">
            <text:p>09/04/16</text:p>
          </table:table-cell>
          <table:table-cell office:value-type="float" office:value="1020.84" calcext:value-type="float">
            <text:p>1020.84</text:p>
          </table:table-cell>
          <table:table-cell table:formula="of:=[.B2103]/100000" office:value-type="float" office:value="0.0102084" calcext:value-type="float">
            <text:p>0.01020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05" calcext:value-type="date">
            <text:p>09/05/16</text:p>
          </table:table-cell>
          <table:table-cell office:value-type="float" office:value="1018.78" calcext:value-type="float">
            <text:p>1018.78</text:p>
          </table:table-cell>
          <table:table-cell table:formula="of:=[.B2104]/100000" office:value-type="float" office:value="0.0101878" calcext:value-type="float">
            <text:p>0.010187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06" calcext:value-type="date">
            <text:p>09/06/16</text:p>
          </table:table-cell>
          <table:table-cell office:value-type="float" office:value="1021.74" calcext:value-type="float">
            <text:p>1021.74</text:p>
          </table:table-cell>
          <table:table-cell table:formula="of:=[.B2105]/100000" office:value-type="float" office:value="0.0102174" calcext:value-type="float">
            <text:p>0.01021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07" calcext:value-type="date">
            <text:p>09/07/16</text:p>
          </table:table-cell>
          <table:table-cell office:value-type="float" office:value="1024.93" calcext:value-type="float">
            <text:p>1024.93</text:p>
          </table:table-cell>
          <table:table-cell table:formula="of:=[.B2106]/100000" office:value-type="float" office:value="0.0102493" calcext:value-type="float">
            <text:p>0.01024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08" calcext:value-type="date">
            <text:p>09/08/16</text:p>
          </table:table-cell>
          <table:table-cell office:value-type="float" office:value="1022.84" calcext:value-type="float">
            <text:p>1022.84</text:p>
          </table:table-cell>
          <table:table-cell table:formula="of:=[.B2107]/100000" office:value-type="float" office:value="0.0102284" calcext:value-type="float">
            <text:p>0.01022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09" calcext:value-type="date">
            <text:p>09/09/16</text:p>
          </table:table-cell>
          <table:table-cell office:value-type="float" office:value="1025.39" calcext:value-type="float">
            <text:p>1025.39</text:p>
          </table:table-cell>
          <table:table-cell table:formula="of:=[.B2108]/100000" office:value-type="float" office:value="0.0102539" calcext:value-type="float">
            <text:p>0.01025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10" calcext:value-type="date">
            <text:p>09/10/16</text:p>
          </table:table-cell>
          <table:table-cell office:value-type="float" office:value="1025.39" calcext:value-type="float">
            <text:p>1025.39</text:p>
          </table:table-cell>
          <table:table-cell table:formula="of:=[.B2109]/100000" office:value-type="float" office:value="0.0102539" calcext:value-type="float">
            <text:p>0.01025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11" calcext:value-type="date">
            <text:p>09/11/16</text:p>
          </table:table-cell>
          <table:table-cell office:value-type="float" office:value="1025.39" calcext:value-type="float">
            <text:p>1025.39</text:p>
          </table:table-cell>
          <table:table-cell table:formula="of:=[.B2110]/100000" office:value-type="float" office:value="0.0102539" calcext:value-type="float">
            <text:p>0.01025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12" calcext:value-type="date">
            <text:p>09/12/16</text:p>
          </table:table-cell>
          <table:table-cell office:value-type="float" office:value="1024.89" calcext:value-type="float">
            <text:p>1024.89</text:p>
          </table:table-cell>
          <table:table-cell table:formula="of:=[.B2111]/100000" office:value-type="float" office:value="0.0102489" calcext:value-type="float">
            <text:p>0.01024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13" calcext:value-type="date">
            <text:p>09/13/16</text:p>
          </table:table-cell>
          <table:table-cell office:value-type="float" office:value="1022.87" calcext:value-type="float">
            <text:p>1022.87</text:p>
          </table:table-cell>
          <table:table-cell table:formula="of:=[.B2112]/100000" office:value-type="float" office:value="0.0102287" calcext:value-type="float">
            <text:p>0.01022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14" calcext:value-type="date">
            <text:p>09/14/16</text:p>
          </table:table-cell>
          <table:table-cell office:value-type="float" office:value="1025.63" calcext:value-type="float">
            <text:p>1025.63</text:p>
          </table:table-cell>
          <table:table-cell table:formula="of:=[.B2113]/100000" office:value-type="float" office:value="0.0102563" calcext:value-type="float">
            <text:p>0.01025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15" calcext:value-type="date">
            <text:p>09/15/16</text:p>
          </table:table-cell>
          <table:table-cell office:value-type="float" office:value="1024.84" calcext:value-type="float">
            <text:p>1024.84</text:p>
          </table:table-cell>
          <table:table-cell table:formula="of:=[.B2114]/100000" office:value-type="float" office:value="0.0102484" calcext:value-type="float">
            <text:p>0.01024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16" calcext:value-type="date">
            <text:p>09/16/16</text:p>
          </table:table-cell>
          <table:table-cell office:value-type="float" office:value="1026.13" calcext:value-type="float">
            <text:p>1026.13</text:p>
          </table:table-cell>
          <table:table-cell table:formula="of:=[.B2115]/100000" office:value-type="float" office:value="0.0102613" calcext:value-type="float">
            <text:p>0.01026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17" calcext:value-type="date">
            <text:p>09/17/16</text:p>
          </table:table-cell>
          <table:table-cell office:value-type="float" office:value="1026.13" calcext:value-type="float">
            <text:p>1026.13</text:p>
          </table:table-cell>
          <table:table-cell table:formula="of:=[.B2116]/100000" office:value-type="float" office:value="0.0102613" calcext:value-type="float">
            <text:p>0.01026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18" calcext:value-type="date">
            <text:p>09/18/16</text:p>
          </table:table-cell>
          <table:table-cell office:value-type="float" office:value="1026.13" calcext:value-type="float">
            <text:p>1026.13</text:p>
          </table:table-cell>
          <table:table-cell table:formula="of:=[.B2117]/100000" office:value-type="float" office:value="0.0102613" calcext:value-type="float">
            <text:p>0.01026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19" calcext:value-type="date">
            <text:p>09/19/16</text:p>
          </table:table-cell>
          <table:table-cell office:value-type="float" office:value="1012.63" calcext:value-type="float">
            <text:p>1012.63</text:p>
          </table:table-cell>
          <table:table-cell table:formula="of:=[.B2118]/100000" office:value-type="float" office:value="0.0101263" calcext:value-type="float">
            <text:p>0.01012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20" calcext:value-type="date">
            <text:p>09/20/16</text:p>
          </table:table-cell>
          <table:table-cell office:value-type="float" office:value="1010.29" calcext:value-type="float">
            <text:p>1010.29</text:p>
          </table:table-cell>
          <table:table-cell table:formula="of:=[.B2119]/100000" office:value-type="float" office:value="0.0101029" calcext:value-type="float">
            <text:p>0.01010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21" calcext:value-type="date">
            <text:p>09/21/16</text:p>
          </table:table-cell>
          <table:table-cell office:value-type="float" office:value="1008.16" calcext:value-type="float">
            <text:p>1008.16</text:p>
          </table:table-cell>
          <table:table-cell table:formula="of:=[.B2120]/100000" office:value-type="float" office:value="0.0100816" calcext:value-type="float">
            <text:p>0.010081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22" calcext:value-type="date">
            <text:p>09/22/16</text:p>
          </table:table-cell>
          <table:table-cell office:value-type="float" office:value="1010.21" calcext:value-type="float">
            <text:p>1010.21</text:p>
          </table:table-cell>
          <table:table-cell table:formula="of:=[.B2121]/100000" office:value-type="float" office:value="0.0101021" calcext:value-type="float">
            <text:p>0.01010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23" calcext:value-type="date">
            <text:p>09/23/16</text:p>
          </table:table-cell>
          <table:table-cell office:value-type="float" office:value="1017.34" calcext:value-type="float">
            <text:p>1017.34</text:p>
          </table:table-cell>
          <table:table-cell table:formula="of:=[.B2122]/100000" office:value-type="float" office:value="0.0101734" calcext:value-type="float">
            <text:p>0.01017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24" calcext:value-type="date">
            <text:p>09/24/16</text:p>
          </table:table-cell>
          <table:table-cell office:value-type="float" office:value="1017.34" calcext:value-type="float">
            <text:p>1017.34</text:p>
          </table:table-cell>
          <table:table-cell table:formula="of:=[.B2123]/100000" office:value-type="float" office:value="0.0101734" calcext:value-type="float">
            <text:p>0.01017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25" calcext:value-type="date">
            <text:p>09/25/16</text:p>
          </table:table-cell>
          <table:table-cell office:value-type="float" office:value="1017.34" calcext:value-type="float">
            <text:p>1017.34</text:p>
          </table:table-cell>
          <table:table-cell table:formula="of:=[.B2124]/100000" office:value-type="float" office:value="0.0101734" calcext:value-type="float">
            <text:p>0.01017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26" calcext:value-type="date">
            <text:p>09/26/16</text:p>
          </table:table-cell>
          <table:table-cell office:value-type="float" office:value="1035.72" calcext:value-type="float">
            <text:p>1035.72</text:p>
          </table:table-cell>
          <table:table-cell table:formula="of:=[.B2125]/100000" office:value-type="float" office:value="0.0103572" calcext:value-type="float">
            <text:p>0.01035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27" calcext:value-type="date">
            <text:p>09/27/16</text:p>
          </table:table-cell>
          <table:table-cell office:value-type="float" office:value="1052.76" calcext:value-type="float">
            <text:p>1052.76</text:p>
          </table:table-cell>
          <table:table-cell table:formula="of:=[.B2126]/100000" office:value-type="float" office:value="0.0105276" calcext:value-type="float">
            <text:p>0.010527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28" calcext:value-type="date">
            <text:p>09/28/16</text:p>
          </table:table-cell>
          <table:table-cell office:value-type="float" office:value="1061.79" calcext:value-type="float">
            <text:p>1061.79</text:p>
          </table:table-cell>
          <table:table-cell table:formula="of:=[.B2127]/100000" office:value-type="float" office:value="0.0106179" calcext:value-type="float">
            <text:p>0.010617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29" calcext:value-type="date">
            <text:p>09/29/16</text:p>
          </table:table-cell>
          <table:table-cell office:value-type="float" office:value="1070.85" calcext:value-type="float">
            <text:p>1070.85</text:p>
          </table:table-cell>
          <table:table-cell table:formula="of:=[.B2128]/100000" office:value-type="float" office:value="0.0107085" calcext:value-type="float">
            <text:p>0.01070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09-30" calcext:value-type="date">
            <text:p>09/30/16</text:p>
          </table:table-cell>
          <table:table-cell office:value-type="float" office:value="1078.34" calcext:value-type="float">
            <text:p>1078.34</text:p>
          </table:table-cell>
          <table:table-cell table:formula="of:=[.B2129]/100000" office:value-type="float" office:value="0.0107834" calcext:value-type="float">
            <text:p>0.01078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01" calcext:value-type="date">
            <text:p>10/01/16</text:p>
          </table:table-cell>
          <table:table-cell office:value-type="float" office:value="1078.34" calcext:value-type="float">
            <text:p>1078.34</text:p>
          </table:table-cell>
          <table:table-cell table:formula="of:=[.B2130]/100000" office:value-type="float" office:value="0.0107834" calcext:value-type="float">
            <text:p>0.01078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02" calcext:value-type="date">
            <text:p>10/02/16</text:p>
          </table:table-cell>
          <table:table-cell office:value-type="float" office:value="1078.34" calcext:value-type="float">
            <text:p>1078.34</text:p>
          </table:table-cell>
          <table:table-cell table:formula="of:=[.B2131]/100000" office:value-type="float" office:value="0.0107834" calcext:value-type="float">
            <text:p>0.01078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03" calcext:value-type="date">
            <text:p>10/03/16</text:p>
          </table:table-cell>
          <table:table-cell office:value-type="float" office:value="1084.63" calcext:value-type="float">
            <text:p>1084.63</text:p>
          </table:table-cell>
          <table:table-cell table:formula="of:=[.B2132]/100000" office:value-type="float" office:value="0.0108463" calcext:value-type="float">
            <text:p>0.01084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04" calcext:value-type="date">
            <text:p>10/04/16</text:p>
          </table:table-cell>
          <table:table-cell office:value-type="float" office:value="1084.63" calcext:value-type="float">
            <text:p>1084.63</text:p>
          </table:table-cell>
          <table:table-cell table:formula="of:=[.B2133]/100000" office:value-type="float" office:value="0.0108463" calcext:value-type="float">
            <text:p>0.01084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05" calcext:value-type="date">
            <text:p>10/05/16</text:p>
          </table:table-cell>
          <table:table-cell office:value-type="float" office:value="1082.78" calcext:value-type="float">
            <text:p>1082.78</text:p>
          </table:table-cell>
          <table:table-cell table:formula="of:=[.B2134]/100000" office:value-type="float" office:value="0.0108278" calcext:value-type="float">
            <text:p>0.010827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06" calcext:value-type="date">
            <text:p>10/06/16</text:p>
          </table:table-cell>
          <table:table-cell office:value-type="float" office:value="1087.62" calcext:value-type="float">
            <text:p>1087.62</text:p>
          </table:table-cell>
          <table:table-cell table:formula="of:=[.B2135]/100000" office:value-type="float" office:value="0.0108762" calcext:value-type="float">
            <text:p>0.01087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07" calcext:value-type="date">
            <text:p>10/07/16</text:p>
          </table:table-cell>
          <table:table-cell office:value-type="float" office:value="1092.73" calcext:value-type="float">
            <text:p>1092.73</text:p>
          </table:table-cell>
          <table:table-cell table:formula="of:=[.B2136]/100000" office:value-type="float" office:value="0.0109273" calcext:value-type="float">
            <text:p>0.01092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08" calcext:value-type="date">
            <text:p>10/08/16</text:p>
          </table:table-cell>
          <table:table-cell office:value-type="float" office:value="1092.73" calcext:value-type="float">
            <text:p>1092.73</text:p>
          </table:table-cell>
          <table:table-cell table:formula="of:=[.B2137]/100000" office:value-type="float" office:value="0.0109273" calcext:value-type="float">
            <text:p>0.01092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09" calcext:value-type="date">
            <text:p>10/09/16</text:p>
          </table:table-cell>
          <table:table-cell office:value-type="float" office:value="1092.73" calcext:value-type="float">
            <text:p>1092.73</text:p>
          </table:table-cell>
          <table:table-cell table:formula="of:=[.B2138]/100000" office:value-type="float" office:value="0.0109273" calcext:value-type="float">
            <text:p>0.01092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10" calcext:value-type="date">
            <text:p>10/10/16</text:p>
          </table:table-cell>
          <table:table-cell office:value-type="float" office:value="1103.76" calcext:value-type="float">
            <text:p>1103.76</text:p>
          </table:table-cell>
          <table:table-cell table:formula="of:=[.B2139]/100000" office:value-type="float" office:value="0.0110376" calcext:value-type="float">
            <text:p>0.011037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11" calcext:value-type="date">
            <text:p>10/11/16</text:p>
          </table:table-cell>
          <table:table-cell office:value-type="float" office:value="1118.69" calcext:value-type="float">
            <text:p>1118.69</text:p>
          </table:table-cell>
          <table:table-cell table:formula="of:=[.B2140]/100000" office:value-type="float" office:value="0.0111869" calcext:value-type="float">
            <text:p>0.01118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12" calcext:value-type="date">
            <text:p>10/12/16</text:p>
          </table:table-cell>
          <table:table-cell office:value-type="float" office:value="1134.93" calcext:value-type="float">
            <text:p>1134.93</text:p>
          </table:table-cell>
          <table:table-cell table:formula="of:=[.B2141]/100000" office:value-type="float" office:value="0.0113493" calcext:value-type="float">
            <text:p>0.01134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13" calcext:value-type="date">
            <text:p>10/13/16</text:p>
          </table:table-cell>
          <table:table-cell office:value-type="float" office:value="1146.28" calcext:value-type="float">
            <text:p>1146.28</text:p>
          </table:table-cell>
          <table:table-cell table:formula="of:=[.B2142]/100000" office:value-type="float" office:value="0.0114628" calcext:value-type="float">
            <text:p>0.011462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14" calcext:value-type="date">
            <text:p>10/14/16</text:p>
          </table:table-cell>
          <table:table-cell office:value-type="float" office:value="1167.49" calcext:value-type="float">
            <text:p>1167.49</text:p>
          </table:table-cell>
          <table:table-cell table:formula="of:=[.B2143]/100000" office:value-type="float" office:value="0.0116749" calcext:value-type="float">
            <text:p>0.01167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15" calcext:value-type="date">
            <text:p>10/15/16</text:p>
          </table:table-cell>
          <table:table-cell office:value-type="float" office:value="1167.49" calcext:value-type="float">
            <text:p>1167.49</text:p>
          </table:table-cell>
          <table:table-cell table:formula="of:=[.B2144]/100000" office:value-type="float" office:value="0.0116749" calcext:value-type="float">
            <text:p>0.01167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16" calcext:value-type="date">
            <text:p>10/16/16</text:p>
          </table:table-cell>
          <table:table-cell office:value-type="float" office:value="1167.49" calcext:value-type="float">
            <text:p>1167.49</text:p>
          </table:table-cell>
          <table:table-cell table:formula="of:=[.B2145]/100000" office:value-type="float" office:value="0.0116749" calcext:value-type="float">
            <text:p>0.01167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17" calcext:value-type="date">
            <text:p>10/17/16</text:p>
          </table:table-cell>
          <table:table-cell office:value-type="float" office:value="1178.51" calcext:value-type="float">
            <text:p>1178.51</text:p>
          </table:table-cell>
          <table:table-cell table:formula="of:=[.B2146]/100000" office:value-type="float" office:value="0.0117851" calcext:value-type="float">
            <text:p>0.01178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18" calcext:value-type="date">
            <text:p>10/18/16</text:p>
          </table:table-cell>
          <table:table-cell office:value-type="float" office:value="1189.34" calcext:value-type="float">
            <text:p>1189.34</text:p>
          </table:table-cell>
          <table:table-cell table:formula="of:=[.B2147]/100000" office:value-type="float" office:value="0.0118934" calcext:value-type="float">
            <text:p>0.01189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19" calcext:value-type="date">
            <text:p>10/19/16</text:p>
          </table:table-cell>
          <table:table-cell office:value-type="float" office:value="1197.78" calcext:value-type="float">
            <text:p>1197.78</text:p>
          </table:table-cell>
          <table:table-cell table:formula="of:=[.B2148]/100000" office:value-type="float" office:value="0.0119778" calcext:value-type="float">
            <text:p>0.011977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20" calcext:value-type="date">
            <text:p>10/20/16</text:p>
          </table:table-cell>
          <table:table-cell office:value-type="float" office:value="1204.78" calcext:value-type="float">
            <text:p>1204.78</text:p>
          </table:table-cell>
          <table:table-cell table:formula="of:=[.B2149]/100000" office:value-type="float" office:value="0.0120478" calcext:value-type="float">
            <text:p>0.012047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21" calcext:value-type="date">
            <text:p>10/21/16</text:p>
          </table:table-cell>
          <table:table-cell office:value-type="float" office:value="1209.81" calcext:value-type="float">
            <text:p>1209.81</text:p>
          </table:table-cell>
          <table:table-cell table:formula="of:=[.B2150]/100000" office:value-type="float" office:value="0.0120981" calcext:value-type="float">
            <text:p>0.01209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22" calcext:value-type="date">
            <text:p>10/22/16</text:p>
          </table:table-cell>
          <table:table-cell office:value-type="float" office:value="1209.81" calcext:value-type="float">
            <text:p>1209.81</text:p>
          </table:table-cell>
          <table:table-cell table:formula="of:=[.B2151]/100000" office:value-type="float" office:value="0.0120981" calcext:value-type="float">
            <text:p>0.01209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23" calcext:value-type="date">
            <text:p>10/23/16</text:p>
          </table:table-cell>
          <table:table-cell office:value-type="float" office:value="1209.81" calcext:value-type="float">
            <text:p>1209.81</text:p>
          </table:table-cell>
          <table:table-cell table:formula="of:=[.B2152]/100000" office:value-type="float" office:value="0.0120981" calcext:value-type="float">
            <text:p>0.01209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24" calcext:value-type="date">
            <text:p>10/24/16</text:p>
          </table:table-cell>
          <table:table-cell office:value-type="float" office:value="1221.87" calcext:value-type="float">
            <text:p>1221.87</text:p>
          </table:table-cell>
          <table:table-cell table:formula="of:=[.B2153]/100000" office:value-type="float" office:value="0.0122187" calcext:value-type="float">
            <text:p>0.01221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25" calcext:value-type="date">
            <text:p>10/25/16</text:p>
          </table:table-cell>
          <table:table-cell office:value-type="float" office:value="1262.31" calcext:value-type="float">
            <text:p>1262.31</text:p>
          </table:table-cell>
          <table:table-cell table:formula="of:=[.B2154]/100000" office:value-type="float" office:value="0.0126231" calcext:value-type="float">
            <text:p>0.01262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26" calcext:value-type="date">
            <text:p>10/26/16</text:p>
          </table:table-cell>
          <table:table-cell office:value-type="float" office:value="1327.08" calcext:value-type="float">
            <text:p>1327.08</text:p>
          </table:table-cell>
          <table:table-cell table:formula="of:=[.B2155]/100000" office:value-type="float" office:value="0.0132708" calcext:value-type="float">
            <text:p>0.01327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27" calcext:value-type="date">
            <text:p>10/27/16</text:p>
          </table:table-cell>
          <table:table-cell office:value-type="float" office:value="1385.52" calcext:value-type="float">
            <text:p>1385.52</text:p>
          </table:table-cell>
          <table:table-cell table:formula="of:=[.B2156]/100000" office:value-type="float" office:value="0.0138552" calcext:value-type="float">
            <text:p>0.01385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28" calcext:value-type="date">
            <text:p>10/28/16</text:p>
          </table:table-cell>
          <table:table-cell office:value-type="float" office:value="1417.23" calcext:value-type="float">
            <text:p>1417.23</text:p>
          </table:table-cell>
          <table:table-cell table:formula="of:=[.B2157]/100000" office:value-type="float" office:value="0.0141723" calcext:value-type="float">
            <text:p>0.01417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29" calcext:value-type="date">
            <text:p>10/29/16</text:p>
          </table:table-cell>
          <table:table-cell office:value-type="float" office:value="1417.23" calcext:value-type="float">
            <text:p>1417.23</text:p>
          </table:table-cell>
          <table:table-cell table:formula="of:=[.B2158]/100000" office:value-type="float" office:value="0.0141723" calcext:value-type="float">
            <text:p>0.01417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30" calcext:value-type="date">
            <text:p>10/30/16</text:p>
          </table:table-cell>
          <table:table-cell office:value-type="float" office:value="1417.23" calcext:value-type="float">
            <text:p>1417.23</text:p>
          </table:table-cell>
          <table:table-cell table:formula="of:=[.B2159]/100000" office:value-type="float" office:value="0.0141723" calcext:value-type="float">
            <text:p>0.01417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0-31" calcext:value-type="date">
            <text:p>10/31/16</text:p>
          </table:table-cell>
          <table:table-cell office:value-type="float" office:value="1501.17" calcext:value-type="float">
            <text:p>1501.17</text:p>
          </table:table-cell>
          <table:table-cell table:formula="of:=[.B2160]/100000" office:value-type="float" office:value="0.0150117" calcext:value-type="float">
            <text:p>0.01501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01" calcext:value-type="date">
            <text:p>11/01/16</text:p>
          </table:table-cell>
          <table:table-cell office:value-type="float" office:value="1567.35" calcext:value-type="float">
            <text:p>1567.35</text:p>
          </table:table-cell>
          <table:table-cell table:formula="of:=[.B2161]/100000" office:value-type="float" office:value="0.0156735" calcext:value-type="float">
            <text:p>0.015673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02" calcext:value-type="date">
            <text:p>11/02/16</text:p>
          </table:table-cell>
          <table:table-cell office:value-type="float" office:value="1604.82" calcext:value-type="float">
            <text:p>1604.82</text:p>
          </table:table-cell>
          <table:table-cell table:formula="of:=[.B2162]/100000" office:value-type="float" office:value="0.0160482" calcext:value-type="float">
            <text:p>0.01604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03" calcext:value-type="date">
            <text:p>11/03/16</text:p>
          </table:table-cell>
          <table:table-cell office:value-type="float" office:value="1682.12" calcext:value-type="float">
            <text:p>1682.12</text:p>
          </table:table-cell>
          <table:table-cell table:formula="of:=[.B2163]/100000" office:value-type="float" office:value="0.0168212" calcext:value-type="float">
            <text:p>0.01682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04" calcext:value-type="date">
            <text:p>11/04/16</text:p>
          </table:table-cell>
          <table:table-cell office:value-type="float" office:value="1758.23" calcext:value-type="float">
            <text:p>1758.23</text:p>
          </table:table-cell>
          <table:table-cell table:formula="of:=[.B2164]/100000" office:value-type="float" office:value="0.0175823" calcext:value-type="float">
            <text:p>0.01758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05" calcext:value-type="date">
            <text:p>11/05/16</text:p>
          </table:table-cell>
          <table:table-cell office:value-type="float" office:value="1758.23" calcext:value-type="float">
            <text:p>1758.23</text:p>
          </table:table-cell>
          <table:table-cell table:formula="of:=[.B2165]/100000" office:value-type="float" office:value="0.0175823" calcext:value-type="float">
            <text:p>0.01758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06" calcext:value-type="date">
            <text:p>11/06/16</text:p>
          </table:table-cell>
          <table:table-cell office:value-type="float" office:value="1758.23" calcext:value-type="float">
            <text:p>1758.23</text:p>
          </table:table-cell>
          <table:table-cell table:formula="of:=[.B2166]/100000" office:value-type="float" office:value="0.0175823" calcext:value-type="float">
            <text:p>0.01758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07" calcext:value-type="date">
            <text:p>11/07/16</text:p>
          </table:table-cell>
          <table:table-cell office:value-type="float" office:value="1756.91" calcext:value-type="float">
            <text:p>1756.91</text:p>
          </table:table-cell>
          <table:table-cell table:formula="of:=[.B2167]/100000" office:value-type="float" office:value="0.0175691" calcext:value-type="float">
            <text:p>0.01756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08" calcext:value-type="date">
            <text:p>11/08/16</text:p>
          </table:table-cell>
          <table:table-cell office:value-type="float" office:value="1821.61" calcext:value-type="float">
            <text:p>1821.61</text:p>
          </table:table-cell>
          <table:table-cell table:formula="of:=[.B2168]/100000" office:value-type="float" office:value="0.0182161" calcext:value-type="float">
            <text:p>0.01821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09" calcext:value-type="date">
            <text:p>11/09/16</text:p>
          </table:table-cell>
          <table:table-cell office:value-type="float" office:value="1844.02" calcext:value-type="float">
            <text:p>1844.02</text:p>
          </table:table-cell>
          <table:table-cell table:formula="of:=[.B2169]/100000" office:value-type="float" office:value="0.0184402" calcext:value-type="float">
            <text:p>0.01844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10" calcext:value-type="date">
            <text:p>11/10/16</text:p>
          </table:table-cell>
          <table:table-cell office:value-type="float" office:value="1883.25" calcext:value-type="float">
            <text:p>1883.25</text:p>
          </table:table-cell>
          <table:table-cell table:formula="of:=[.B2170]/100000" office:value-type="float" office:value="0.0188325" calcext:value-type="float">
            <text:p>0.01883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11" calcext:value-type="date">
            <text:p>11/11/16</text:p>
          </table:table-cell>
          <table:table-cell office:value-type="float" office:value="1905.98" calcext:value-type="float">
            <text:p>1905.98</text:p>
          </table:table-cell>
          <table:table-cell table:formula="of:=[.B2171]/100000" office:value-type="float" office:value="0.0190598" calcext:value-type="float">
            <text:p>0.01905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12" calcext:value-type="date">
            <text:p>11/12/16</text:p>
          </table:table-cell>
          <table:table-cell office:value-type="float" office:value="1905.98" calcext:value-type="float">
            <text:p>1905.98</text:p>
          </table:table-cell>
          <table:table-cell table:formula="of:=[.B2172]/100000" office:value-type="float" office:value="0.0190598" calcext:value-type="float">
            <text:p>0.01905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13" calcext:value-type="date">
            <text:p>11/13/16</text:p>
          </table:table-cell>
          <table:table-cell office:value-type="float" office:value="1905.98" calcext:value-type="float">
            <text:p>1905.98</text:p>
          </table:table-cell>
          <table:table-cell table:formula="of:=[.B2173]/100000" office:value-type="float" office:value="0.0190598" calcext:value-type="float">
            <text:p>0.01905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14" calcext:value-type="date">
            <text:p>11/14/16</text:p>
          </table:table-cell>
          <table:table-cell office:value-type="float" office:value="1905.98" calcext:value-type="float">
            <text:p>1905.98</text:p>
          </table:table-cell>
          <table:table-cell table:formula="of:=[.B2174]/100000" office:value-type="float" office:value="0.0190598" calcext:value-type="float">
            <text:p>0.01905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15" calcext:value-type="date">
            <text:p>11/15/16</text:p>
          </table:table-cell>
          <table:table-cell office:value-type="float" office:value="1911.02" calcext:value-type="float">
            <text:p>1911.02</text:p>
          </table:table-cell>
          <table:table-cell table:formula="of:=[.B2175]/100000" office:value-type="float" office:value="0.0191102" calcext:value-type="float">
            <text:p>0.01911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16" calcext:value-type="date">
            <text:p>11/16/16</text:p>
          </table:table-cell>
          <table:table-cell office:value-type="float" office:value="1922.87" calcext:value-type="float">
            <text:p>1922.87</text:p>
          </table:table-cell>
          <table:table-cell table:formula="of:=[.B2176]/100000" office:value-type="float" office:value="0.0192287" calcext:value-type="float">
            <text:p>0.01922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17" calcext:value-type="date">
            <text:p>11/17/16</text:p>
          </table:table-cell>
          <table:table-cell office:value-type="float" office:value="1952.11" calcext:value-type="float">
            <text:p>1952.11</text:p>
          </table:table-cell>
          <table:table-cell table:formula="of:=[.B2177]/100000" office:value-type="float" office:value="0.0195211" calcext:value-type="float">
            <text:p>0.01952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18" calcext:value-type="date">
            <text:p>11/18/16</text:p>
          </table:table-cell>
          <table:table-cell office:value-type="float" office:value="1967.69" calcext:value-type="float">
            <text:p>1967.69</text:p>
          </table:table-cell>
          <table:table-cell table:formula="of:=[.B2178]/100000" office:value-type="float" office:value="0.0196769" calcext:value-type="float">
            <text:p>0.01967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19" calcext:value-type="date">
            <text:p>11/19/16</text:p>
          </table:table-cell>
          <table:table-cell office:value-type="float" office:value="1967.69" calcext:value-type="float">
            <text:p>1967.69</text:p>
          </table:table-cell>
          <table:table-cell table:formula="of:=[.B2179]/100000" office:value-type="float" office:value="0.0196769" calcext:value-type="float">
            <text:p>0.01967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20" calcext:value-type="date">
            <text:p>11/20/16</text:p>
          </table:table-cell>
          <table:table-cell office:value-type="float" office:value="1967.69" calcext:value-type="float">
            <text:p>1967.69</text:p>
          </table:table-cell>
          <table:table-cell table:formula="of:=[.B2180]/100000" office:value-type="float" office:value="0.0196769" calcext:value-type="float">
            <text:p>0.01967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21" calcext:value-type="date">
            <text:p>11/21/16</text:p>
          </table:table-cell>
          <table:table-cell office:value-type="float" office:value="2192.65" calcext:value-type="float">
            <text:p>2192.65</text:p>
          </table:table-cell>
          <table:table-cell table:formula="of:=[.B2181]/100000" office:value-type="float" office:value="0.0219265" calcext:value-type="float">
            <text:p>0.02192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22" calcext:value-type="date">
            <text:p>11/22/16</text:p>
          </table:table-cell>
          <table:table-cell office:value-type="float" office:value="2301.72" calcext:value-type="float">
            <text:p>2301.72</text:p>
          </table:table-cell>
          <table:table-cell table:formula="of:=[.B2182]/100000" office:value-type="float" office:value="0.0230172" calcext:value-type="float">
            <text:p>0.02301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23" calcext:value-type="date">
            <text:p>11/23/16</text:p>
          </table:table-cell>
          <table:table-cell office:value-type="float" office:value="2474.23" calcext:value-type="float">
            <text:p>2474.23</text:p>
          </table:table-cell>
          <table:table-cell table:formula="of:=[.B2183]/100000" office:value-type="float" office:value="0.0247423" calcext:value-type="float">
            <text:p>0.02474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24" calcext:value-type="date">
            <text:p>11/24/16</text:p>
          </table:table-cell>
          <table:table-cell office:value-type="float" office:value="2752.89" calcext:value-type="float">
            <text:p>2752.89</text:p>
          </table:table-cell>
          <table:table-cell table:formula="of:=[.B2184]/100000" office:value-type="float" office:value="0.0275289" calcext:value-type="float">
            <text:p>0.02752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25" calcext:value-type="date">
            <text:p>11/25/16</text:p>
          </table:table-cell>
          <table:table-cell office:value-type="float" office:value="2971.62" calcext:value-type="float">
            <text:p>2971.62</text:p>
          </table:table-cell>
          <table:table-cell table:formula="of:=[.B2185]/100000" office:value-type="float" office:value="0.0297162" calcext:value-type="float">
            <text:p>0.02971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26" calcext:value-type="date">
            <text:p>11/26/16</text:p>
          </table:table-cell>
          <table:table-cell office:value-type="float" office:value="2971.62" calcext:value-type="float">
            <text:p>2971.62</text:p>
          </table:table-cell>
          <table:table-cell table:formula="of:=[.B2186]/100000" office:value-type="float" office:value="0.0297162" calcext:value-type="float">
            <text:p>0.02971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27" calcext:value-type="date">
            <text:p>11/27/16</text:p>
          </table:table-cell>
          <table:table-cell office:value-type="float" office:value="2971.62" calcext:value-type="float">
            <text:p>2971.62</text:p>
          </table:table-cell>
          <table:table-cell table:formula="of:=[.B2187]/100000" office:value-type="float" office:value="0.0297162" calcext:value-type="float">
            <text:p>0.02971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28" calcext:value-type="date">
            <text:p>11/28/16</text:p>
          </table:table-cell>
          <table:table-cell office:value-type="float" office:value="3687.51" calcext:value-type="float">
            <text:p>3687.51</text:p>
          </table:table-cell>
          <table:table-cell table:formula="of:=[.B2188]/100000" office:value-type="float" office:value="0.0368751" calcext:value-type="float">
            <text:p>0.03687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29" calcext:value-type="date">
            <text:p>11/29/16</text:p>
          </table:table-cell>
          <table:table-cell office:value-type="float" office:value="3986.48" calcext:value-type="float">
            <text:p>3986.48</text:p>
          </table:table-cell>
          <table:table-cell table:formula="of:=[.B2189]/100000" office:value-type="float" office:value="0.0398648" calcext:value-type="float">
            <text:p>0.03986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1-30" calcext:value-type="date">
            <text:p>11/30/16</text:p>
          </table:table-cell>
          <table:table-cell office:value-type="float" office:value="4538.46" calcext:value-type="float">
            <text:p>4538.46</text:p>
          </table:table-cell>
          <table:table-cell table:formula="of:=[.B2190]/100000" office:value-type="float" office:value="0.0453846" calcext:value-type="float">
            <text:p>0.04538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01" calcext:value-type="date">
            <text:p>12/01/16</text:p>
          </table:table-cell>
          <table:table-cell office:value-type="float" office:value="4587.73" calcext:value-type="float">
            <text:p>4587.73</text:p>
          </table:table-cell>
          <table:table-cell table:formula="of:=[.B2191]/100000" office:value-type="float" office:value="0.0458773" calcext:value-type="float">
            <text:p>0.04587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02" calcext:value-type="date">
            <text:p>12/02/16</text:p>
          </table:table-cell>
          <table:table-cell office:value-type="float" office:value="4402.55" calcext:value-type="float">
            <text:p>4402.55</text:p>
          </table:table-cell>
          <table:table-cell table:formula="of:=[.B2192]/100000" office:value-type="float" office:value="0.0440255" calcext:value-type="float">
            <text:p>0.04402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03" calcext:value-type="date">
            <text:p>12/03/16</text:p>
          </table:table-cell>
          <table:table-cell office:value-type="float" office:value="4402.55" calcext:value-type="float">
            <text:p>4402.55</text:p>
          </table:table-cell>
          <table:table-cell table:formula="of:=[.B2193]/100000" office:value-type="float" office:value="0.0440255" calcext:value-type="float">
            <text:p>0.04402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04" calcext:value-type="date">
            <text:p>12/04/16</text:p>
          </table:table-cell>
          <table:table-cell office:value-type="float" office:value="4402.55" calcext:value-type="float">
            <text:p>4402.55</text:p>
          </table:table-cell>
          <table:table-cell table:formula="of:=[.B2194]/100000" office:value-type="float" office:value="0.0440255" calcext:value-type="float">
            <text:p>0.04402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05" calcext:value-type="date">
            <text:p>12/05/16</text:p>
          </table:table-cell>
          <table:table-cell office:value-type="float" office:value="4138.89" calcext:value-type="float">
            <text:p>4138.89</text:p>
          </table:table-cell>
          <table:table-cell table:formula="of:=[.B2195]/100000" office:value-type="float" office:value="0.0413889" calcext:value-type="float">
            <text:p>0.04138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06" calcext:value-type="date">
            <text:p>12/06/16</text:p>
          </table:table-cell>
          <table:table-cell office:value-type="float" office:value="4242.86" calcext:value-type="float">
            <text:p>4242.86</text:p>
          </table:table-cell>
          <table:table-cell table:formula="of:=[.B2196]/100000" office:value-type="float" office:value="0.0424286" calcext:value-type="float">
            <text:p>0.04242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07" calcext:value-type="date">
            <text:p>12/07/16</text:p>
          </table:table-cell>
          <table:table-cell office:value-type="float" office:value="4261.35" calcext:value-type="float">
            <text:p>4261.35</text:p>
          </table:table-cell>
          <table:table-cell table:formula="of:=[.B2197]/100000" office:value-type="float" office:value="0.0426135" calcext:value-type="float">
            <text:p>0.042613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08" calcext:value-type="date">
            <text:p>12/08/16</text:p>
          </table:table-cell>
          <table:table-cell office:value-type="float" office:value="4265.62" calcext:value-type="float">
            <text:p>4265.62</text:p>
          </table:table-cell>
          <table:table-cell table:formula="of:=[.B2198]/100000" office:value-type="float" office:value="0.0426562" calcext:value-type="float">
            <text:p>0.04265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09" calcext:value-type="date">
            <text:p>12/09/16</text:p>
          </table:table-cell>
          <table:table-cell office:value-type="float" office:value="4254.11" calcext:value-type="float">
            <text:p>4254.11</text:p>
          </table:table-cell>
          <table:table-cell table:formula="of:=[.B2199]/100000" office:value-type="float" office:value="0.0425411" calcext:value-type="float">
            <text:p>0.04254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10" calcext:value-type="date">
            <text:p>12/10/16</text:p>
          </table:table-cell>
          <table:table-cell office:value-type="float" office:value="4254.11" calcext:value-type="float">
            <text:p>4254.11</text:p>
          </table:table-cell>
          <table:table-cell table:formula="of:=[.B2200]/100000" office:value-type="float" office:value="0.0425411" calcext:value-type="float">
            <text:p>0.04254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11" calcext:value-type="date">
            <text:p>12/11/16</text:p>
          </table:table-cell>
          <table:table-cell office:value-type="float" office:value="4254.11" calcext:value-type="float">
            <text:p>4254.11</text:p>
          </table:table-cell>
          <table:table-cell table:formula="of:=[.B2201]/100000" office:value-type="float" office:value="0.0425411" calcext:value-type="float">
            <text:p>0.04254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12" calcext:value-type="date">
            <text:p>12/12/16</text:p>
          </table:table-cell>
          <table:table-cell office:value-type="float" office:value="3980.51" calcext:value-type="float">
            <text:p>3980.51</text:p>
          </table:table-cell>
          <table:table-cell table:formula="of:=[.B2202]/100000" office:value-type="float" office:value="0.0398051" calcext:value-type="float">
            <text:p>0.03980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13" calcext:value-type="date">
            <text:p>12/13/16</text:p>
          </table:table-cell>
          <table:table-cell office:value-type="float" office:value="3570.74" calcext:value-type="float">
            <text:p>3570.74</text:p>
          </table:table-cell>
          <table:table-cell table:formula="of:=[.B2203]/100000" office:value-type="float" office:value="0.0357074" calcext:value-type="float">
            <text:p>0.03570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14" calcext:value-type="date">
            <text:p>12/14/16</text:p>
          </table:table-cell>
          <table:table-cell office:value-type="float" office:value="3105.11" calcext:value-type="float">
            <text:p>3105.11</text:p>
          </table:table-cell>
          <table:table-cell table:formula="of:=[.B2204]/100000" office:value-type="float" office:value="0.0310511" calcext:value-type="float">
            <text:p>0.03105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15" calcext:value-type="date">
            <text:p>12/15/16</text:p>
          </table:table-cell>
          <table:table-cell office:value-type="float" office:value="2480.52" calcext:value-type="float">
            <text:p>2480.52</text:p>
          </table:table-cell>
          <table:table-cell table:formula="of:=[.B2205]/100000" office:value-type="float" office:value="0.0248052" calcext:value-type="float">
            <text:p>0.02480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16" calcext:value-type="date">
            <text:p>12/16/16</text:p>
          </table:table-cell>
          <table:table-cell office:value-type="float" office:value="2504.11" calcext:value-type="float">
            <text:p>2504.11</text:p>
          </table:table-cell>
          <table:table-cell table:formula="of:=[.B2206]/100000" office:value-type="float" office:value="0.0250411" calcext:value-type="float">
            <text:p>0.02504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17" calcext:value-type="date">
            <text:p>12/17/16</text:p>
          </table:table-cell>
          <table:table-cell office:value-type="float" office:value="2507.09" calcext:value-type="float">
            <text:p>2507.09</text:p>
          </table:table-cell>
          <table:table-cell table:formula="of:=[.B2207]/100000" office:value-type="float" office:value="0.0250709" calcext:value-type="float">
            <text:p>0.02507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18" calcext:value-type="date">
            <text:p>12/18/16</text:p>
          </table:table-cell>
          <table:table-cell office:value-type="float" office:value="2507.09" calcext:value-type="float">
            <text:p>2507.09</text:p>
          </table:table-cell>
          <table:table-cell table:formula="of:=[.B2208]/100000" office:value-type="float" office:value="0.0250709" calcext:value-type="float">
            <text:p>0.02507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19" calcext:value-type="date">
            <text:p>12/19/16</text:p>
          </table:table-cell>
          <table:table-cell office:value-type="float" office:value="2650.75" calcext:value-type="float">
            <text:p>2650.75</text:p>
          </table:table-cell>
          <table:table-cell table:formula="of:=[.B2209]/100000" office:value-type="float" office:value="0.0265075" calcext:value-type="float">
            <text:p>0.02650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20" calcext:value-type="date">
            <text:p>12/20/16</text:p>
          </table:table-cell>
          <table:table-cell office:value-type="float" office:value="2718.37" calcext:value-type="float">
            <text:p>2718.37</text:p>
          </table:table-cell>
          <table:table-cell table:formula="of:=[.B2210]/100000" office:value-type="float" office:value="0.0271837" calcext:value-type="float">
            <text:p>0.02718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21" calcext:value-type="date">
            <text:p>12/21/16</text:p>
          </table:table-cell>
          <table:table-cell office:value-type="float" office:value="2751.22" calcext:value-type="float">
            <text:p>2751.22</text:p>
          </table:table-cell>
          <table:table-cell table:formula="of:=[.B2211]/100000" office:value-type="float" office:value="0.0275122" calcext:value-type="float">
            <text:p>0.02751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22" calcext:value-type="date">
            <text:p>12/22/16</text:p>
          </table:table-cell>
          <table:table-cell office:value-type="float" office:value="2755.72" calcext:value-type="float">
            <text:p>2755.72</text:p>
          </table:table-cell>
          <table:table-cell table:formula="of:=[.B2212]/100000" office:value-type="float" office:value="0.0275572" calcext:value-type="float">
            <text:p>0.02755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23" calcext:value-type="date">
            <text:p>12/23/16</text:p>
          </table:table-cell>
          <table:table-cell office:value-type="float" office:value="2802.47" calcext:value-type="float">
            <text:p>2802.47</text:p>
          </table:table-cell>
          <table:table-cell table:formula="of:=[.B2213]/100000" office:value-type="float" office:value="0.0280247" calcext:value-type="float">
            <text:p>0.02802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24" calcext:value-type="date">
            <text:p>12/24/16</text:p>
          </table:table-cell>
          <table:table-cell office:value-type="float" office:value="2802.47" calcext:value-type="float">
            <text:p>2802.47</text:p>
          </table:table-cell>
          <table:table-cell table:formula="of:=[.B2214]/100000" office:value-type="float" office:value="0.0280247" calcext:value-type="float">
            <text:p>0.02802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25" calcext:value-type="date">
            <text:p>12/25/16</text:p>
          </table:table-cell>
          <table:table-cell office:value-type="float" office:value="2802.47" calcext:value-type="float">
            <text:p>2802.47</text:p>
          </table:table-cell>
          <table:table-cell table:formula="of:=[.B2215]/100000" office:value-type="float" office:value="0.0280247" calcext:value-type="float">
            <text:p>0.02802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26" calcext:value-type="date">
            <text:p>12/26/16</text:p>
          </table:table-cell>
          <table:table-cell office:value-type="float" office:value="2851.07" calcext:value-type="float">
            <text:p>2851.07</text:p>
          </table:table-cell>
          <table:table-cell table:formula="of:=[.B2216]/100000" office:value-type="float" office:value="0.0285107" calcext:value-type="float">
            <text:p>0.02851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27" calcext:value-type="date">
            <text:p>12/27/16</text:p>
          </table:table-cell>
          <table:table-cell office:value-type="float" office:value="2923.54" calcext:value-type="float">
            <text:p>2923.54</text:p>
          </table:table-cell>
          <table:table-cell table:formula="of:=[.B2217]/100000" office:value-type="float" office:value="0.0292354" calcext:value-type="float">
            <text:p>0.02923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28" calcext:value-type="date">
            <text:p>12/28/16</text:p>
          </table:table-cell>
          <table:table-cell office:value-type="float" office:value="2875.43" calcext:value-type="float">
            <text:p>2875.43</text:p>
          </table:table-cell>
          <table:table-cell table:formula="of:=[.B2218]/100000" office:value-type="float" office:value="0.0287543" calcext:value-type="float">
            <text:p>0.02875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29" calcext:value-type="date">
            <text:p>12/29/16</text:p>
          </table:table-cell>
          <table:table-cell office:value-type="float" office:value="3107.73" calcext:value-type="float">
            <text:p>3107.73</text:p>
          </table:table-cell>
          <table:table-cell table:formula="of:=[.B2219]/100000" office:value-type="float" office:value="0.0310773" calcext:value-type="float">
            <text:p>0.03107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30" calcext:value-type="date">
            <text:p>12/30/16</text:p>
          </table:table-cell>
          <table:table-cell office:value-type="float" office:value="3164.72" calcext:value-type="float">
            <text:p>3164.72</text:p>
          </table:table-cell>
          <table:table-cell table:formula="of:=[.B2220]/100000" office:value-type="float" office:value="0.0316472" calcext:value-type="float">
            <text:p>0.03164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6-12-31" calcext:value-type="date">
            <text:p>12/31/16</text:p>
          </table:table-cell>
          <table:table-cell office:value-type="float" office:value="3164.72" calcext:value-type="float">
            <text:p>3164.72</text:p>
          </table:table-cell>
          <table:table-cell table:formula="of:=[.B2221]/100000" office:value-type="float" office:value="0.0316472" calcext:value-type="float">
            <text:p>0.03164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01" calcext:value-type="date">
            <text:p>01/01/17</text:p>
          </table:table-cell>
          <table:table-cell office:value-type="float" office:value="3164.72" calcext:value-type="float">
            <text:p>3164.72</text:p>
          </table:table-cell>
          <table:table-cell table:formula="of:=[.B2222]/100000" office:value-type="float" office:value="0.0316472" calcext:value-type="float">
            <text:p>0.03164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02" calcext:value-type="date">
            <text:p>01/02/17</text:p>
          </table:table-cell>
          <table:table-cell office:value-type="float" office:value="3207.54" calcext:value-type="float">
            <text:p>3207.54</text:p>
          </table:table-cell>
          <table:table-cell table:formula="of:=[.B2223]/100000" office:value-type="float" office:value="0.0320754" calcext:value-type="float">
            <text:p>0.03207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03" calcext:value-type="date">
            <text:p>01/03/17</text:p>
          </table:table-cell>
          <table:table-cell office:value-type="float" office:value="3209.78" calcext:value-type="float">
            <text:p>3209.78</text:p>
          </table:table-cell>
          <table:table-cell table:formula="of:=[.B2224]/100000" office:value-type="float" office:value="0.0320978" calcext:value-type="float">
            <text:p>0.032097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04" calcext:value-type="date">
            <text:p>01/04/17</text:p>
          </table:table-cell>
          <table:table-cell office:value-type="float" office:value="3190.75" calcext:value-type="float">
            <text:p>3190.75</text:p>
          </table:table-cell>
          <table:table-cell table:formula="of:=[.B2225]/100000" office:value-type="float" office:value="0.0319075" calcext:value-type="float">
            <text:p>0.03190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05" calcext:value-type="date">
            <text:p>01/05/17</text:p>
          </table:table-cell>
          <table:table-cell office:value-type="float" office:value="3250.22" calcext:value-type="float">
            <text:p>3250.22</text:p>
          </table:table-cell>
          <table:table-cell table:formula="of:=[.B2226]/100000" office:value-type="float" office:value="0.0325022" calcext:value-type="float">
            <text:p>0.03250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06" calcext:value-type="date">
            <text:p>01/06/17</text:p>
          </table:table-cell>
          <table:table-cell office:value-type="float" office:value="3348.36" calcext:value-type="float">
            <text:p>3348.36</text:p>
          </table:table-cell>
          <table:table-cell table:formula="of:=[.B2227]/100000" office:value-type="float" office:value="0.0334836" calcext:value-type="float">
            <text:p>0.03348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07" calcext:value-type="date">
            <text:p>01/07/17</text:p>
          </table:table-cell>
          <table:table-cell office:value-type="float" office:value="3348.36" calcext:value-type="float">
            <text:p>3348.36</text:p>
          </table:table-cell>
          <table:table-cell table:formula="of:=[.B2228]/100000" office:value-type="float" office:value="0.0334836" calcext:value-type="float">
            <text:p>0.03348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08" calcext:value-type="date">
            <text:p>01/08/17</text:p>
          </table:table-cell>
          <table:table-cell office:value-type="float" office:value="3348.36" calcext:value-type="float">
            <text:p>3348.36</text:p>
          </table:table-cell>
          <table:table-cell table:formula="of:=[.B2229]/100000" office:value-type="float" office:value="0.0334836" calcext:value-type="float">
            <text:p>0.03348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09" calcext:value-type="date">
            <text:p>01/09/17</text:p>
          </table:table-cell>
          <table:table-cell office:value-type="float" office:value="3355.23" calcext:value-type="float">
            <text:p>3355.23</text:p>
          </table:table-cell>
          <table:table-cell table:formula="of:=[.B2230]/100000" office:value-type="float" office:value="0.0335523" calcext:value-type="float">
            <text:p>0.03355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10" calcext:value-type="date">
            <text:p>01/10/17</text:p>
          </table:table-cell>
          <table:table-cell office:value-type="float" office:value="3351.73" calcext:value-type="float">
            <text:p>3351.73</text:p>
          </table:table-cell>
          <table:table-cell table:formula="of:=[.B2231]/100000" office:value-type="float" office:value="0.0335173" calcext:value-type="float">
            <text:p>0.03351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11" calcext:value-type="date">
            <text:p>01/11/17</text:p>
          </table:table-cell>
          <table:table-cell office:value-type="float" office:value="3353.11" calcext:value-type="float">
            <text:p>3353.11</text:p>
          </table:table-cell>
          <table:table-cell table:formula="of:=[.B2232]/100000" office:value-type="float" office:value="0.0335311" calcext:value-type="float">
            <text:p>0.03353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12" calcext:value-type="date">
            <text:p>01/12/17</text:p>
          </table:table-cell>
          <table:table-cell office:value-type="float" office:value="3401.44" calcext:value-type="float">
            <text:p>3401.44</text:p>
          </table:table-cell>
          <table:table-cell table:formula="of:=[.B2233]/100000" office:value-type="float" office:value="0.0340144" calcext:value-type="float">
            <text:p>0.034014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13" calcext:value-type="date">
            <text:p>01/13/17</text:p>
          </table:table-cell>
          <table:table-cell office:value-type="float" office:value="3510.54" calcext:value-type="float">
            <text:p>3510.54</text:p>
          </table:table-cell>
          <table:table-cell table:formula="of:=[.B2234]/100000" office:value-type="float" office:value="0.0351054" calcext:value-type="float">
            <text:p>0.03510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14" calcext:value-type="date">
            <text:p>01/14/17</text:p>
          </table:table-cell>
          <table:table-cell office:value-type="float" office:value="3510.54" calcext:value-type="float">
            <text:p>3510.54</text:p>
          </table:table-cell>
          <table:table-cell table:formula="of:=[.B2235]/100000" office:value-type="float" office:value="0.0351054" calcext:value-type="float">
            <text:p>0.03510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15" calcext:value-type="date">
            <text:p>01/15/17</text:p>
          </table:table-cell>
          <table:table-cell office:value-type="float" office:value="3510.54" calcext:value-type="float">
            <text:p>3510.54</text:p>
          </table:table-cell>
          <table:table-cell table:formula="of:=[.B2236]/100000" office:value-type="float" office:value="0.0351054" calcext:value-type="float">
            <text:p>0.03510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16" calcext:value-type="date">
            <text:p>01/16/17</text:p>
          </table:table-cell>
          <table:table-cell office:value-type="float" office:value="3607.05" calcext:value-type="float">
            <text:p>3607.05</text:p>
          </table:table-cell>
          <table:table-cell table:formula="of:=[.B2237]/100000" office:value-type="float" office:value="0.0360705" calcext:value-type="float">
            <text:p>0.03607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17" calcext:value-type="date">
            <text:p>01/17/17</text:p>
          </table:table-cell>
          <table:table-cell office:value-type="float" office:value="3723.41" calcext:value-type="float">
            <text:p>3723.41</text:p>
          </table:table-cell>
          <table:table-cell table:formula="of:=[.B2238]/100000" office:value-type="float" office:value="0.0372341" calcext:value-type="float">
            <text:p>0.03723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18" calcext:value-type="date">
            <text:p>01/18/17</text:p>
          </table:table-cell>
          <table:table-cell office:value-type="float" office:value="3755.22" calcext:value-type="float">
            <text:p>3755.22</text:p>
          </table:table-cell>
          <table:table-cell table:formula="of:=[.B2239]/100000" office:value-type="float" office:value="0.0375522" calcext:value-type="float">
            <text:p>0.03755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19" calcext:value-type="date">
            <text:p>01/19/17</text:p>
          </table:table-cell>
          <table:table-cell office:value-type="float" office:value="3751.62" calcext:value-type="float">
            <text:p>3751.62</text:p>
          </table:table-cell>
          <table:table-cell table:formula="of:=[.B2240]/100000" office:value-type="float" office:value="0.0375162" calcext:value-type="float">
            <text:p>0.03751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20" calcext:value-type="date">
            <text:p>01/20/17</text:p>
          </table:table-cell>
          <table:table-cell office:value-type="float" office:value="3753.01" calcext:value-type="float">
            <text:p>3753.01</text:p>
          </table:table-cell>
          <table:table-cell table:formula="of:=[.B2241]/100000" office:value-type="float" office:value="0.0375301" calcext:value-type="float">
            <text:p>0.03753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21" calcext:value-type="date">
            <text:p>01/21/17</text:p>
          </table:table-cell>
          <table:table-cell office:value-type="float" office:value="3753.01" calcext:value-type="float">
            <text:p>3753.01</text:p>
          </table:table-cell>
          <table:table-cell table:formula="of:=[.B2242]/100000" office:value-type="float" office:value="0.0375301" calcext:value-type="float">
            <text:p>0.03753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22" calcext:value-type="date">
            <text:p>01/22/17</text:p>
          </table:table-cell>
          <table:table-cell office:value-type="float" office:value="3753.01" calcext:value-type="float">
            <text:p>3753.01</text:p>
          </table:table-cell>
          <table:table-cell table:formula="of:=[.B2243]/100000" office:value-type="float" office:value="0.0375301" calcext:value-type="float">
            <text:p>0.03753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23" calcext:value-type="date">
            <text:p>01/23/17</text:p>
          </table:table-cell>
          <table:table-cell office:value-type="float" office:value="3751.11" calcext:value-type="float">
            <text:p>3751.11</text:p>
          </table:table-cell>
          <table:table-cell table:formula="of:=[.B2244]/100000" office:value-type="float" office:value="0.0375111" calcext:value-type="float">
            <text:p>0.03751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24" calcext:value-type="date">
            <text:p>01/24/17</text:p>
          </table:table-cell>
          <table:table-cell office:value-type="float" office:value="3680.51" calcext:value-type="float">
            <text:p>3680.51</text:p>
          </table:table-cell>
          <table:table-cell table:formula="of:=[.B2245]/100000" office:value-type="float" office:value="0.0368051" calcext:value-type="float">
            <text:p>0.03680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25" calcext:value-type="date">
            <text:p>01/25/17</text:p>
          </table:table-cell>
          <table:table-cell office:value-type="float" office:value="3684.31" calcext:value-type="float">
            <text:p>3684.31</text:p>
          </table:table-cell>
          <table:table-cell table:formula="of:=[.B2246]/100000" office:value-type="float" office:value="0.0368431" calcext:value-type="float">
            <text:p>0.03684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26" calcext:value-type="date">
            <text:p>01/26/17</text:p>
          </table:table-cell>
          <table:table-cell office:value-type="float" office:value="3652.07" calcext:value-type="float">
            <text:p>3652.07</text:p>
          </table:table-cell>
          <table:table-cell table:formula="of:=[.B2247]/100000" office:value-type="float" office:value="0.0365207" calcext:value-type="float">
            <text:p>0.03652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27" calcext:value-type="date">
            <text:p>01/27/17</text:p>
          </table:table-cell>
          <table:table-cell office:value-type="float" office:value="3650.02" calcext:value-type="float">
            <text:p>3650.02</text:p>
          </table:table-cell>
          <table:table-cell table:formula="of:=[.B2248]/100000" office:value-type="float" office:value="0.0365002" calcext:value-type="float">
            <text:p>0.03650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28" calcext:value-type="date">
            <text:p>01/28/17</text:p>
          </table:table-cell>
          <table:table-cell office:value-type="float" office:value="3650.02" calcext:value-type="float">
            <text:p>3650.02</text:p>
          </table:table-cell>
          <table:table-cell table:formula="of:=[.B2249]/100000" office:value-type="float" office:value="0.0365002" calcext:value-type="float">
            <text:p>0.03650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29" calcext:value-type="date">
            <text:p>01/29/17</text:p>
          </table:table-cell>
          <table:table-cell office:value-type="float" office:value="3650.02" calcext:value-type="float">
            <text:p>3650.02</text:p>
          </table:table-cell>
          <table:table-cell table:formula="of:=[.B2250]/100000" office:value-type="float" office:value="0.0365002" calcext:value-type="float">
            <text:p>0.03650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30" calcext:value-type="date">
            <text:p>01/30/17</text:p>
          </table:table-cell>
          <table:table-cell office:value-type="float" office:value="3541.36" calcext:value-type="float">
            <text:p>3541.36</text:p>
          </table:table-cell>
          <table:table-cell table:formula="of:=[.B2251]/100000" office:value-type="float" office:value="0.0354136" calcext:value-type="float">
            <text:p>0.03541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1-31" calcext:value-type="date">
            <text:p>01/31/17</text:p>
          </table:table-cell>
          <table:table-cell office:value-type="float" office:value="3545.01" calcext:value-type="float">
            <text:p>3545.01</text:p>
          </table:table-cell>
          <table:table-cell table:formula="of:=[.B2252]/100000" office:value-type="float" office:value="0.0354501" calcext:value-type="float">
            <text:p>0.03545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01" calcext:value-type="date">
            <text:p>02/01/17</text:p>
          </table:table-cell>
          <table:table-cell office:value-type="float" office:value="3551.62" calcext:value-type="float">
            <text:p>3551.62</text:p>
          </table:table-cell>
          <table:table-cell table:formula="of:=[.B2253]/100000" office:value-type="float" office:value="0.0355162" calcext:value-type="float">
            <text:p>0.03551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02" calcext:value-type="date">
            <text:p>02/02/17</text:p>
          </table:table-cell>
          <table:table-cell office:value-type="float" office:value="3322.55" calcext:value-type="float">
            <text:p>3322.55</text:p>
          </table:table-cell>
          <table:table-cell table:formula="of:=[.B2254]/100000" office:value-type="float" office:value="0.0332255" calcext:value-type="float">
            <text:p>0.03322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03" calcext:value-type="date">
            <text:p>02/03/17</text:p>
          </table:table-cell>
          <table:table-cell office:value-type="float" office:value="3323.02" calcext:value-type="float">
            <text:p>3323.02</text:p>
          </table:table-cell>
          <table:table-cell table:formula="of:=[.B2255]/100000" office:value-type="float" office:value="0.0332302" calcext:value-type="float">
            <text:p>0.03323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04" calcext:value-type="date">
            <text:p>02/04/17</text:p>
          </table:table-cell>
          <table:table-cell office:value-type="float" office:value="3323.02" calcext:value-type="float">
            <text:p>3323.02</text:p>
          </table:table-cell>
          <table:table-cell table:formula="of:=[.B2256]/100000" office:value-type="float" office:value="0.0332302" calcext:value-type="float">
            <text:p>0.03323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05" calcext:value-type="date">
            <text:p>02/05/17</text:p>
          </table:table-cell>
          <table:table-cell office:value-type="float" office:value="3323.02" calcext:value-type="float">
            <text:p>3323.02</text:p>
          </table:table-cell>
          <table:table-cell table:formula="of:=[.B2257]/100000" office:value-type="float" office:value="0.0332302" calcext:value-type="float">
            <text:p>0.03323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06" calcext:value-type="date">
            <text:p>02/06/17</text:p>
          </table:table-cell>
          <table:table-cell office:value-type="float" office:value="3376.4" calcext:value-type="float">
            <text:p>3376.4</text:p>
          </table:table-cell>
          <table:table-cell table:formula="of:=[.B2258]/100000" office:value-type="float" office:value="0.033764" calcext:value-type="float">
            <text:p>0.0337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07" calcext:value-type="date">
            <text:p>02/07/17</text:p>
          </table:table-cell>
          <table:table-cell office:value-type="float" office:value="3451.62" calcext:value-type="float">
            <text:p>3451.62</text:p>
          </table:table-cell>
          <table:table-cell table:formula="of:=[.B2259]/100000" office:value-type="float" office:value="0.0345162" calcext:value-type="float">
            <text:p>0.03451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08" calcext:value-type="date">
            <text:p>02/08/17</text:p>
          </table:table-cell>
          <table:table-cell office:value-type="float" office:value="3581.77" calcext:value-type="float">
            <text:p>3581.77</text:p>
          </table:table-cell>
          <table:table-cell table:formula="of:=[.B2260]/100000" office:value-type="float" office:value="0.0358177" calcext:value-type="float">
            <text:p>0.03581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09" calcext:value-type="date">
            <text:p>02/09/17</text:p>
          </table:table-cell>
          <table:table-cell office:value-type="float" office:value="3640.29" calcext:value-type="float">
            <text:p>3640.29</text:p>
          </table:table-cell>
          <table:table-cell table:formula="of:=[.B2261]/100000" office:value-type="float" office:value="0.0364029" calcext:value-type="float">
            <text:p>0.03640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10" calcext:value-type="date">
            <text:p>02/10/17</text:p>
          </table:table-cell>
          <table:table-cell office:value-type="float" office:value="3720.12" calcext:value-type="float">
            <text:p>3720.12</text:p>
          </table:table-cell>
          <table:table-cell table:formula="of:=[.B2262]/100000" office:value-type="float" office:value="0.0372012" calcext:value-type="float">
            <text:p>0.03720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11" calcext:value-type="date">
            <text:p>02/11/17</text:p>
          </table:table-cell>
          <table:table-cell office:value-type="float" office:value="3720.12" calcext:value-type="float">
            <text:p>3720.12</text:p>
          </table:table-cell>
          <table:table-cell table:formula="of:=[.B2263]/100000" office:value-type="float" office:value="0.0372012" calcext:value-type="float">
            <text:p>0.03720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12" calcext:value-type="date">
            <text:p>02/12/17</text:p>
          </table:table-cell>
          <table:table-cell office:value-type="float" office:value="3720.12" calcext:value-type="float">
            <text:p>3720.12</text:p>
          </table:table-cell>
          <table:table-cell table:formula="of:=[.B2264]/100000" office:value-type="float" office:value="0.0372012" calcext:value-type="float">
            <text:p>0.03720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13" calcext:value-type="date">
            <text:p>02/13/17</text:p>
          </table:table-cell>
          <table:table-cell office:value-type="float" office:value="3820.83" calcext:value-type="float">
            <text:p>3820.83</text:p>
          </table:table-cell>
          <table:table-cell table:formula="of:=[.B2265]/100000" office:value-type="float" office:value="0.0382083" calcext:value-type="float">
            <text:p>0.038208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14" calcext:value-type="date">
            <text:p>02/14/17</text:p>
          </table:table-cell>
          <table:table-cell office:value-type="float" office:value="3910.74" calcext:value-type="float">
            <text:p>3910.74</text:p>
          </table:table-cell>
          <table:table-cell table:formula="of:=[.B2266]/100000" office:value-type="float" office:value="0.0391074" calcext:value-type="float">
            <text:p>0.03910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15" calcext:value-type="date">
            <text:p>02/15/17</text:p>
          </table:table-cell>
          <table:table-cell office:value-type="float" office:value="4105.15" calcext:value-type="float">
            <text:p>4105.15</text:p>
          </table:table-cell>
          <table:table-cell table:formula="of:=[.B2267]/100000" office:value-type="float" office:value="0.0410515" calcext:value-type="float">
            <text:p>0.04105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16" calcext:value-type="date">
            <text:p>02/16/17</text:p>
          </table:table-cell>
          <table:table-cell office:value-type="float" office:value="4190.89" calcext:value-type="float">
            <text:p>4190.89</text:p>
          </table:table-cell>
          <table:table-cell table:formula="of:=[.B2268]/100000" office:value-type="float" office:value="0.0419089" calcext:value-type="float">
            <text:p>0.04190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17" calcext:value-type="date">
            <text:p>02/17/17</text:p>
          </table:table-cell>
          <table:table-cell office:value-type="float" office:value="4229.94" calcext:value-type="float">
            <text:p>4229.94</text:p>
          </table:table-cell>
          <table:table-cell table:formula="of:=[.B2269]/100000" office:value-type="float" office:value="0.0422994" calcext:value-type="float">
            <text:p>0.042299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18" calcext:value-type="date">
            <text:p>02/18/17</text:p>
          </table:table-cell>
          <table:table-cell office:value-type="float" office:value="4229.94" calcext:value-type="float">
            <text:p>4229.94</text:p>
          </table:table-cell>
          <table:table-cell table:formula="of:=[.B2270]/100000" office:value-type="float" office:value="0.0422994" calcext:value-type="float">
            <text:p>0.042299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19" calcext:value-type="date">
            <text:p>02/19/17</text:p>
          </table:table-cell>
          <table:table-cell office:value-type="float" office:value="4229.94" calcext:value-type="float">
            <text:p>4229.94</text:p>
          </table:table-cell>
          <table:table-cell table:formula="of:=[.B2271]/100000" office:value-type="float" office:value="0.0422994" calcext:value-type="float">
            <text:p>0.042299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20" calcext:value-type="date">
            <text:p>02/20/17</text:p>
          </table:table-cell>
          <table:table-cell office:value-type="float" office:value="4276.64" calcext:value-type="float">
            <text:p>4276.64</text:p>
          </table:table-cell>
          <table:table-cell table:formula="of:=[.B2272]/100000" office:value-type="float" office:value="0.0427664" calcext:value-type="float">
            <text:p>0.04276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21" calcext:value-type="date">
            <text:p>02/21/17</text:p>
          </table:table-cell>
          <table:table-cell office:value-type="float" office:value="4285.18" calcext:value-type="float">
            <text:p>4285.18</text:p>
          </table:table-cell>
          <table:table-cell table:formula="of:=[.B2273]/100000" office:value-type="float" office:value="0.0428518" calcext:value-type="float">
            <text:p>0.04285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22" calcext:value-type="date">
            <text:p>02/22/17</text:p>
          </table:table-cell>
          <table:table-cell office:value-type="float" office:value="4325.1" calcext:value-type="float">
            <text:p>4325.1</text:p>
          </table:table-cell>
          <table:table-cell table:formula="of:=[.B2274]/100000" office:value-type="float" office:value="0.043251" calcext:value-type="float">
            <text:p>0.0432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23" calcext:value-type="date">
            <text:p>02/23/17</text:p>
          </table:table-cell>
          <table:table-cell office:value-type="float" office:value="4327.82" calcext:value-type="float">
            <text:p>4327.82</text:p>
          </table:table-cell>
          <table:table-cell table:formula="of:=[.B2275]/100000" office:value-type="float" office:value="0.0432782" calcext:value-type="float">
            <text:p>0.04327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24" calcext:value-type="date">
            <text:p>02/24/17</text:p>
          </table:table-cell>
          <table:table-cell office:value-type="float" office:value="4329.11" calcext:value-type="float">
            <text:p>4329.11</text:p>
          </table:table-cell>
          <table:table-cell table:formula="of:=[.B2276]/100000" office:value-type="float" office:value="0.0432911" calcext:value-type="float">
            <text:p>0.04329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25" calcext:value-type="date">
            <text:p>02/25/17</text:p>
          </table:table-cell>
          <table:table-cell office:value-type="float" office:value="4329.11" calcext:value-type="float">
            <text:p>4329.11</text:p>
          </table:table-cell>
          <table:table-cell table:formula="of:=[.B2277]/100000" office:value-type="float" office:value="0.0432911" calcext:value-type="float">
            <text:p>0.04329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26" calcext:value-type="date">
            <text:p>02/26/17</text:p>
          </table:table-cell>
          <table:table-cell office:value-type="float" office:value="4329.11" calcext:value-type="float">
            <text:p>4329.11</text:p>
          </table:table-cell>
          <table:table-cell table:formula="of:=[.B2278]/100000" office:value-type="float" office:value="0.0432911" calcext:value-type="float">
            <text:p>0.04329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27" calcext:value-type="date">
            <text:p>02/27/17</text:p>
          </table:table-cell>
          <table:table-cell office:value-type="float" office:value="4329.11" calcext:value-type="float">
            <text:p>4329.11</text:p>
          </table:table-cell>
          <table:table-cell table:formula="of:=[.B2279]/100000" office:value-type="float" office:value="0.0432911" calcext:value-type="float">
            <text:p>0.04329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2-28" calcext:value-type="date">
            <text:p>02/28/17</text:p>
          </table:table-cell>
          <table:table-cell office:value-type="float" office:value="4329.11" calcext:value-type="float">
            <text:p>4329.11</text:p>
          </table:table-cell>
          <table:table-cell table:formula="of:=[.B2280]/100000" office:value-type="float" office:value="0.0432911" calcext:value-type="float">
            <text:p>0.04329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01" calcext:value-type="date">
            <text:p>03/01/17</text:p>
          </table:table-cell>
          <table:table-cell office:value-type="float" office:value="4334.41" calcext:value-type="float">
            <text:p>4334.41</text:p>
          </table:table-cell>
          <table:table-cell table:formula="of:=[.B2281]/100000" office:value-type="float" office:value="0.0433441" calcext:value-type="float">
            <text:p>0.04334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02" calcext:value-type="date">
            <text:p>03/02/17</text:p>
          </table:table-cell>
          <table:table-cell office:value-type="float" office:value="4339.77" calcext:value-type="float">
            <text:p>4339.77</text:p>
          </table:table-cell>
          <table:table-cell table:formula="of:=[.B2282]/100000" office:value-type="float" office:value="0.0433977" calcext:value-type="float">
            <text:p>0.04339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03" calcext:value-type="date">
            <text:p>03/03/17</text:p>
          </table:table-cell>
          <table:table-cell office:value-type="float" office:value="4158.77" calcext:value-type="float">
            <text:p>4158.77</text:p>
          </table:table-cell>
          <table:table-cell table:formula="of:=[.B2283]/100000" office:value-type="float" office:value="0.0415877" calcext:value-type="float">
            <text:p>0.04158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04" calcext:value-type="date">
            <text:p>03/04/17</text:p>
          </table:table-cell>
          <table:table-cell office:value-type="float" office:value="4158.77" calcext:value-type="float">
            <text:p>4158.77</text:p>
          </table:table-cell>
          <table:table-cell table:formula="of:=[.B2284]/100000" office:value-type="float" office:value="0.0415877" calcext:value-type="float">
            <text:p>0.04158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05" calcext:value-type="date">
            <text:p>03/05/17</text:p>
          </table:table-cell>
          <table:table-cell office:value-type="float" office:value="4158.77" calcext:value-type="float">
            <text:p>4158.77</text:p>
          </table:table-cell>
          <table:table-cell table:formula="of:=[.B2285]/100000" office:value-type="float" office:value="0.0415877" calcext:value-type="float">
            <text:p>0.04158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06" calcext:value-type="date">
            <text:p>03/06/17</text:p>
          </table:table-cell>
          <table:table-cell office:value-type="float" office:value="3962.86" calcext:value-type="float">
            <text:p>3962.86</text:p>
          </table:table-cell>
          <table:table-cell table:formula="of:=[.B2286]/100000" office:value-type="float" office:value="0.0396286" calcext:value-type="float">
            <text:p>0.03962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07" calcext:value-type="date">
            <text:p>03/07/17</text:p>
          </table:table-cell>
          <table:table-cell office:value-type="float" office:value="3879.78" calcext:value-type="float">
            <text:p>3879.78</text:p>
          </table:table-cell>
          <table:table-cell table:formula="of:=[.B2287]/100000" office:value-type="float" office:value="0.0387978" calcext:value-type="float">
            <text:p>0.038797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08" calcext:value-type="date">
            <text:p>03/08/17</text:p>
          </table:table-cell>
          <table:table-cell office:value-type="float" office:value="3690.28" calcext:value-type="float">
            <text:p>3690.28</text:p>
          </table:table-cell>
          <table:table-cell table:formula="of:=[.B2288]/100000" office:value-type="float" office:value="0.0369028" calcext:value-type="float">
            <text:p>0.036902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09" calcext:value-type="date">
            <text:p>03/09/17</text:p>
          </table:table-cell>
          <table:table-cell office:value-type="float" office:value="3430.87" calcext:value-type="float">
            <text:p>3430.87</text:p>
          </table:table-cell>
          <table:table-cell table:formula="of:=[.B2289]/100000" office:value-type="float" office:value="0.0343087" calcext:value-type="float">
            <text:p>0.03430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10" calcext:value-type="date">
            <text:p>03/10/17</text:p>
          </table:table-cell>
          <table:table-cell office:value-type="float" office:value="3209.13" calcext:value-type="float">
            <text:p>3209.13</text:p>
          </table:table-cell>
          <table:table-cell table:formula="of:=[.B2290]/100000" office:value-type="float" office:value="0.0320913" calcext:value-type="float">
            <text:p>0.03209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11" calcext:value-type="date">
            <text:p>03/11/17</text:p>
          </table:table-cell>
          <table:table-cell office:value-type="float" office:value="3209.13" calcext:value-type="float">
            <text:p>3209.13</text:p>
          </table:table-cell>
          <table:table-cell table:formula="of:=[.B2291]/100000" office:value-type="float" office:value="0.0320913" calcext:value-type="float">
            <text:p>0.03209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12" calcext:value-type="date">
            <text:p>03/12/17</text:p>
          </table:table-cell>
          <table:table-cell office:value-type="float" office:value="3209.13" calcext:value-type="float">
            <text:p>3209.13</text:p>
          </table:table-cell>
          <table:table-cell table:formula="of:=[.B2292]/100000" office:value-type="float" office:value="0.0320913" calcext:value-type="float">
            <text:p>0.03209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13" calcext:value-type="date">
            <text:p>03/13/17</text:p>
          </table:table-cell>
          <table:table-cell office:value-type="float" office:value="2930.74" calcext:value-type="float">
            <text:p>2930.74</text:p>
          </table:table-cell>
          <table:table-cell table:formula="of:=[.B2293]/100000" office:value-type="float" office:value="0.0293074" calcext:value-type="float">
            <text:p>0.02930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14" calcext:value-type="date">
            <text:p>03/14/17</text:p>
          </table:table-cell>
          <table:table-cell office:value-type="float" office:value="2804.61" calcext:value-type="float">
            <text:p>2804.61</text:p>
          </table:table-cell>
          <table:table-cell table:formula="of:=[.B2294]/100000" office:value-type="float" office:value="0.0280461" calcext:value-type="float">
            <text:p>0.02804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15" calcext:value-type="date">
            <text:p>03/15/17</text:p>
          </table:table-cell>
          <table:table-cell office:value-type="float" office:value="2770.84" calcext:value-type="float">
            <text:p>2770.84</text:p>
          </table:table-cell>
          <table:table-cell table:formula="of:=[.B2295]/100000" office:value-type="float" office:value="0.0277084" calcext:value-type="float">
            <text:p>0.02770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16" calcext:value-type="date">
            <text:p>03/16/17</text:p>
          </table:table-cell>
          <table:table-cell office:value-type="float" office:value="2777.69" calcext:value-type="float">
            <text:p>2777.69</text:p>
          </table:table-cell>
          <table:table-cell table:formula="of:=[.B2296]/100000" office:value-type="float" office:value="0.0277769" calcext:value-type="float">
            <text:p>0.02777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17" calcext:value-type="date">
            <text:p>03/17/17</text:p>
          </table:table-cell>
          <table:table-cell office:value-type="float" office:value="2772.62" calcext:value-type="float">
            <text:p>2772.62</text:p>
          </table:table-cell>
          <table:table-cell table:formula="of:=[.B2297]/100000" office:value-type="float" office:value="0.0277262" calcext:value-type="float">
            <text:p>0.02772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18" calcext:value-type="date">
            <text:p>03/18/17</text:p>
          </table:table-cell>
          <table:table-cell office:value-type="float" office:value="2772.62" calcext:value-type="float">
            <text:p>2772.62</text:p>
          </table:table-cell>
          <table:table-cell table:formula="of:=[.B2298]/100000" office:value-type="float" office:value="0.0277262" calcext:value-type="float">
            <text:p>0.02772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19" calcext:value-type="date">
            <text:p>03/19/17</text:p>
          </table:table-cell>
          <table:table-cell office:value-type="float" office:value="2772.62" calcext:value-type="float">
            <text:p>2772.62</text:p>
          </table:table-cell>
          <table:table-cell table:formula="of:=[.B2299]/100000" office:value-type="float" office:value="0.0277262" calcext:value-type="float">
            <text:p>0.02772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20" calcext:value-type="date">
            <text:p>03/20/17</text:p>
          </table:table-cell>
          <table:table-cell office:value-type="float" office:value="2807.54" calcext:value-type="float">
            <text:p>2807.54</text:p>
          </table:table-cell>
          <table:table-cell table:formula="of:=[.B2300]/100000" office:value-type="float" office:value="0.0280754" calcext:value-type="float">
            <text:p>0.02807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21" calcext:value-type="date">
            <text:p>03/21/17</text:p>
          </table:table-cell>
          <table:table-cell office:value-type="float" office:value="2803.11" calcext:value-type="float">
            <text:p>2803.11</text:p>
          </table:table-cell>
          <table:table-cell table:formula="of:=[.B2301]/100000" office:value-type="float" office:value="0.0280311" calcext:value-type="float">
            <text:p>0.02803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22" calcext:value-type="date">
            <text:p>03/22/17</text:p>
          </table:table-cell>
          <table:table-cell office:value-type="float" office:value="2905.76" calcext:value-type="float">
            <text:p>2905.76</text:p>
          </table:table-cell>
          <table:table-cell table:formula="of:=[.B2302]/100000" office:value-type="float" office:value="0.0290576" calcext:value-type="float">
            <text:p>0.029057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23" calcext:value-type="date">
            <text:p>03/23/17</text:p>
          </table:table-cell>
          <table:table-cell office:value-type="float" office:value="3014.02" calcext:value-type="float">
            <text:p>3014.02</text:p>
          </table:table-cell>
          <table:table-cell table:formula="of:=[.B2303]/100000" office:value-type="float" office:value="0.0301402" calcext:value-type="float">
            <text:p>0.03014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24" calcext:value-type="date">
            <text:p>03/24/17</text:p>
          </table:table-cell>
          <table:table-cell office:value-type="float" office:value="3009.81" calcext:value-type="float">
            <text:p>3009.81</text:p>
          </table:table-cell>
          <table:table-cell table:formula="of:=[.B2304]/100000" office:value-type="float" office:value="0.0300981" calcext:value-type="float">
            <text:p>0.03009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25" calcext:value-type="date">
            <text:p>03/25/17</text:p>
          </table:table-cell>
          <table:table-cell office:value-type="float" office:value="3009.81" calcext:value-type="float">
            <text:p>3009.81</text:p>
          </table:table-cell>
          <table:table-cell table:formula="of:=[.B2305]/100000" office:value-type="float" office:value="0.0300981" calcext:value-type="float">
            <text:p>0.03009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26" calcext:value-type="date">
            <text:p>03/26/17</text:p>
          </table:table-cell>
          <table:table-cell office:value-type="float" office:value="3009.81" calcext:value-type="float">
            <text:p>3009.81</text:p>
          </table:table-cell>
          <table:table-cell table:formula="of:=[.B2306]/100000" office:value-type="float" office:value="0.0300981" calcext:value-type="float">
            <text:p>0.03009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27" calcext:value-type="date">
            <text:p>03/27/17</text:p>
          </table:table-cell>
          <table:table-cell office:value-type="float" office:value="3063.18" calcext:value-type="float">
            <text:p>3063.18</text:p>
          </table:table-cell>
          <table:table-cell table:formula="of:=[.B2307]/100000" office:value-type="float" office:value="0.0306318" calcext:value-type="float">
            <text:p>0.03063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28" calcext:value-type="date">
            <text:p>03/28/17</text:p>
          </table:table-cell>
          <table:table-cell office:value-type="float" office:value="3098.32" calcext:value-type="float">
            <text:p>3098.32</text:p>
          </table:table-cell>
          <table:table-cell table:formula="of:=[.B2308]/100000" office:value-type="float" office:value="0.0309832" calcext:value-type="float">
            <text:p>0.030983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29" calcext:value-type="date">
            <text:p>03/29/17</text:p>
          </table:table-cell>
          <table:table-cell office:value-type="float" office:value="3203.62" calcext:value-type="float">
            <text:p>3203.62</text:p>
          </table:table-cell>
          <table:table-cell table:formula="of:=[.B2309]/100000" office:value-type="float" office:value="0.0320362" calcext:value-type="float">
            <text:p>0.03203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30" calcext:value-type="date">
            <text:p>03/30/17</text:p>
          </table:table-cell>
          <table:table-cell office:value-type="float" office:value="3451.74" calcext:value-type="float">
            <text:p>3451.74</text:p>
          </table:table-cell>
          <table:table-cell table:formula="of:=[.B2310]/100000" office:value-type="float" office:value="0.0345174" calcext:value-type="float">
            <text:p>0.03451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3-31" calcext:value-type="date">
            <text:p>03/31/17</text:p>
          </table:table-cell>
          <table:table-cell office:value-type="float" office:value="3790.81" calcext:value-type="float">
            <text:p>3790.81</text:p>
          </table:table-cell>
          <table:table-cell table:formula="of:=[.B2311]/100000" office:value-type="float" office:value="0.0379081" calcext:value-type="float">
            <text:p>0.03790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01" calcext:value-type="date">
            <text:p>04/01/17</text:p>
          </table:table-cell>
          <table:table-cell office:value-type="float" office:value="3790.81" calcext:value-type="float">
            <text:p>3790.81</text:p>
          </table:table-cell>
          <table:table-cell table:formula="of:=[.B2312]/100000" office:value-type="float" office:value="0.0379081" calcext:value-type="float">
            <text:p>0.03790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02" calcext:value-type="date">
            <text:p>04/02/17</text:p>
          </table:table-cell>
          <table:table-cell office:value-type="float" office:value="3790.81" calcext:value-type="float">
            <text:p>3790.81</text:p>
          </table:table-cell>
          <table:table-cell table:formula="of:=[.B2313]/100000" office:value-type="float" office:value="0.0379081" calcext:value-type="float">
            <text:p>0.03790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03" calcext:value-type="date">
            <text:p>04/03/17</text:p>
          </table:table-cell>
          <table:table-cell office:value-type="float" office:value="3709.63" calcext:value-type="float">
            <text:p>3709.63</text:p>
          </table:table-cell>
          <table:table-cell table:formula="of:=[.B2314]/100000" office:value-type="float" office:value="0.0370963" calcext:value-type="float">
            <text:p>0.03709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04" calcext:value-type="date">
            <text:p>04/04/17</text:p>
          </table:table-cell>
          <table:table-cell office:value-type="float" office:value="4097.56" calcext:value-type="float">
            <text:p>4097.56</text:p>
          </table:table-cell>
          <table:table-cell table:formula="of:=[.B2315]/100000" office:value-type="float" office:value="0.0409756" calcext:value-type="float">
            <text:p>0.04097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05" calcext:value-type="date">
            <text:p>04/05/17</text:p>
          </table:table-cell>
          <table:table-cell office:value-type="float" office:value="4201.62" calcext:value-type="float">
            <text:p>4201.62</text:p>
          </table:table-cell>
          <table:table-cell table:formula="of:=[.B2316]/100000" office:value-type="float" office:value="0.0420162" calcext:value-type="float">
            <text:p>0.04201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06" calcext:value-type="date">
            <text:p>04/06/17</text:p>
          </table:table-cell>
          <table:table-cell office:value-type="float" office:value="4304.73" calcext:value-type="float">
            <text:p>4304.73</text:p>
          </table:table-cell>
          <table:table-cell table:formula="of:=[.B2317]/100000" office:value-type="float" office:value="0.0430473" calcext:value-type="float">
            <text:p>0.04304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07" calcext:value-type="date">
            <text:p>04/07/17</text:p>
          </table:table-cell>
          <table:table-cell office:value-type="float" office:value="4407.51" calcext:value-type="float">
            <text:p>4407.51</text:p>
          </table:table-cell>
          <table:table-cell table:formula="of:=[.B2318]/100000" office:value-type="float" office:value="0.0440751" calcext:value-type="float">
            <text:p>0.04407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08" calcext:value-type="date">
            <text:p>04/08/17</text:p>
          </table:table-cell>
          <table:table-cell office:value-type="float" office:value="4407.51" calcext:value-type="float">
            <text:p>4407.51</text:p>
          </table:table-cell>
          <table:table-cell table:formula="of:=[.B2319]/100000" office:value-type="float" office:value="0.0440751" calcext:value-type="float">
            <text:p>0.04407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09" calcext:value-type="date">
            <text:p>04/09/17</text:p>
          </table:table-cell>
          <table:table-cell office:value-type="float" office:value="4407.51" calcext:value-type="float">
            <text:p>4407.51</text:p>
          </table:table-cell>
          <table:table-cell table:formula="of:=[.B2320]/100000" office:value-type="float" office:value="0.0440751" calcext:value-type="float">
            <text:p>0.04407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10" calcext:value-type="date">
            <text:p>04/10/17</text:p>
          </table:table-cell>
          <table:table-cell office:value-type="float" office:value="4411.22" calcext:value-type="float">
            <text:p>4411.22</text:p>
          </table:table-cell>
          <table:table-cell table:formula="of:=[.B2321]/100000" office:value-type="float" office:value="0.0441122" calcext:value-type="float">
            <text:p>0.04411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11" calcext:value-type="date">
            <text:p>04/11/17</text:p>
          </table:table-cell>
          <table:table-cell office:value-type="float" office:value="4411.82" calcext:value-type="float">
            <text:p>4411.82</text:p>
          </table:table-cell>
          <table:table-cell table:formula="of:=[.B2322]/100000" office:value-type="float" office:value="0.0441182" calcext:value-type="float">
            <text:p>0.04411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12" calcext:value-type="date">
            <text:p>04/12/17</text:p>
          </table:table-cell>
          <table:table-cell office:value-type="float" office:value="4412.01" calcext:value-type="float">
            <text:p>4412.01</text:p>
          </table:table-cell>
          <table:table-cell table:formula="of:=[.B2323]/100000" office:value-type="float" office:value="0.0441201" calcext:value-type="float">
            <text:p>0.04412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13" calcext:value-type="date">
            <text:p>04/13/17</text:p>
          </table:table-cell>
          <table:table-cell office:value-type="float" office:value="4412.01" calcext:value-type="float">
            <text:p>4412.01</text:p>
          </table:table-cell>
          <table:table-cell table:formula="of:=[.B2324]/100000" office:value-type="float" office:value="0.0441201" calcext:value-type="float">
            <text:p>0.04412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14" calcext:value-type="date">
            <text:p>04/14/17</text:p>
          </table:table-cell>
          <table:table-cell office:value-type="float" office:value="4412.01" calcext:value-type="float">
            <text:p>4412.01</text:p>
          </table:table-cell>
          <table:table-cell table:formula="of:=[.B2325]/100000" office:value-type="float" office:value="0.0441201" calcext:value-type="float">
            <text:p>0.04412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15" calcext:value-type="date">
            <text:p>04/15/17</text:p>
          </table:table-cell>
          <table:table-cell office:value-type="float" office:value="4412.01" calcext:value-type="float">
            <text:p>4412.01</text:p>
          </table:table-cell>
          <table:table-cell table:formula="of:=[.B2326]/100000" office:value-type="float" office:value="0.0441201" calcext:value-type="float">
            <text:p>0.04412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16" calcext:value-type="date">
            <text:p>04/16/17</text:p>
          </table:table-cell>
          <table:table-cell office:value-type="float" office:value="4412.01" calcext:value-type="float">
            <text:p>4412.01</text:p>
          </table:table-cell>
          <table:table-cell table:formula="of:=[.B2327]/100000" office:value-type="float" office:value="0.0441201" calcext:value-type="float">
            <text:p>0.04412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17" calcext:value-type="date">
            <text:p>04/17/17</text:p>
          </table:table-cell>
          <table:table-cell office:value-type="float" office:value="4412.85" calcext:value-type="float">
            <text:p>4412.85</text:p>
          </table:table-cell>
          <table:table-cell table:formula="of:=[.B2328]/100000" office:value-type="float" office:value="0.0441285" calcext:value-type="float">
            <text:p>0.04412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18" calcext:value-type="date">
            <text:p>04/18/17</text:p>
          </table:table-cell>
          <table:table-cell office:value-type="float" office:value="4507.63" calcext:value-type="float">
            <text:p>4507.63</text:p>
          </table:table-cell>
          <table:table-cell table:formula="of:=[.B2329]/100000" office:value-type="float" office:value="0.0450763" calcext:value-type="float">
            <text:p>0.04507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19" calcext:value-type="date">
            <text:p>04/19/17</text:p>
          </table:table-cell>
          <table:table-cell office:value-type="float" office:value="4601.57" calcext:value-type="float">
            <text:p>4601.57</text:p>
          </table:table-cell>
          <table:table-cell table:formula="of:=[.B2330]/100000" office:value-type="float" office:value="0.0460157" calcext:value-type="float">
            <text:p>0.046015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20" calcext:value-type="date">
            <text:p>04/20/17</text:p>
          </table:table-cell>
          <table:table-cell office:value-type="float" office:value="4708.77" calcext:value-type="float">
            <text:p>4708.77</text:p>
          </table:table-cell>
          <table:table-cell table:formula="of:=[.B2331]/100000" office:value-type="float" office:value="0.0470877" calcext:value-type="float">
            <text:p>0.04708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21" calcext:value-type="date">
            <text:p>04/21/17</text:p>
          </table:table-cell>
          <table:table-cell office:value-type="float" office:value="4711.73" calcext:value-type="float">
            <text:p>4711.73</text:p>
          </table:table-cell>
          <table:table-cell table:formula="of:=[.B2332]/100000" office:value-type="float" office:value="0.0471173" calcext:value-type="float">
            <text:p>0.04711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22" calcext:value-type="date">
            <text:p>04/22/17</text:p>
          </table:table-cell>
          <table:table-cell office:value-type="float" office:value="4711.73" calcext:value-type="float">
            <text:p>4711.73</text:p>
          </table:table-cell>
          <table:table-cell table:formula="of:=[.B2333]/100000" office:value-type="float" office:value="0.0471173" calcext:value-type="float">
            <text:p>0.04711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23" calcext:value-type="date">
            <text:p>04/23/17</text:p>
          </table:table-cell>
          <table:table-cell office:value-type="float" office:value="4711.73" calcext:value-type="float">
            <text:p>4711.73</text:p>
          </table:table-cell>
          <table:table-cell table:formula="of:=[.B2334]/100000" office:value-type="float" office:value="0.0471173" calcext:value-type="float">
            <text:p>0.04711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24" calcext:value-type="date">
            <text:p>04/24/17</text:p>
          </table:table-cell>
          <table:table-cell office:value-type="float" office:value="4908.73" calcext:value-type="float">
            <text:p>4908.73</text:p>
          </table:table-cell>
          <table:table-cell table:formula="of:=[.B2335]/100000" office:value-type="float" office:value="0.0490873" calcext:value-type="float">
            <text:p>0.04908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25" calcext:value-type="date">
            <text:p>04/25/17</text:p>
          </table:table-cell>
          <table:table-cell office:value-type="float" office:value="4871.62" calcext:value-type="float">
            <text:p>4871.62</text:p>
          </table:table-cell>
          <table:table-cell table:formula="of:=[.B2336]/100000" office:value-type="float" office:value="0.0487162" calcext:value-type="float">
            <text:p>0.04871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26" calcext:value-type="date">
            <text:p>04/26/17</text:p>
          </table:table-cell>
          <table:table-cell office:value-type="float" office:value="4512.33" calcext:value-type="float">
            <text:p>4512.33</text:p>
          </table:table-cell>
          <table:table-cell table:formula="of:=[.B2337]/100000" office:value-type="float" office:value="0.0451233" calcext:value-type="float">
            <text:p>0.04512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27" calcext:value-type="date">
            <text:p>04/27/17</text:p>
          </table:table-cell>
          <table:table-cell office:value-type="float" office:value="4280.72" calcext:value-type="float">
            <text:p>4280.72</text:p>
          </table:table-cell>
          <table:table-cell table:formula="of:=[.B2338]/100000" office:value-type="float" office:value="0.0428072" calcext:value-type="float">
            <text:p>0.04280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28" calcext:value-type="date">
            <text:p>04/28/17</text:p>
          </table:table-cell>
          <table:table-cell office:value-type="float" office:value="4283.17" calcext:value-type="float">
            <text:p>4283.17</text:p>
          </table:table-cell>
          <table:table-cell table:formula="of:=[.B2339]/100000" office:value-type="float" office:value="0.0428317" calcext:value-type="float">
            <text:p>0.04283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29" calcext:value-type="date">
            <text:p>04/29/17</text:p>
          </table:table-cell>
          <table:table-cell office:value-type="float" office:value="4283.17" calcext:value-type="float">
            <text:p>4283.17</text:p>
          </table:table-cell>
          <table:table-cell table:formula="of:=[.B2340]/100000" office:value-type="float" office:value="0.0428317" calcext:value-type="float">
            <text:p>0.04283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4-30" calcext:value-type="date">
            <text:p>04/30/17</text:p>
          </table:table-cell>
          <table:table-cell office:value-type="float" office:value="4283.17" calcext:value-type="float">
            <text:p>4283.17</text:p>
          </table:table-cell>
          <table:table-cell table:formula="of:=[.B2341]/100000" office:value-type="float" office:value="0.0428317" calcext:value-type="float">
            <text:p>0.04283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01" calcext:value-type="date">
            <text:p>05/01/17</text:p>
          </table:table-cell>
          <table:table-cell office:value-type="float" office:value="4283.17" calcext:value-type="float">
            <text:p>4283.17</text:p>
          </table:table-cell>
          <table:table-cell table:formula="of:=[.B2342]/100000" office:value-type="float" office:value="0.0428317" calcext:value-type="float">
            <text:p>0.04283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02" calcext:value-type="date">
            <text:p>05/02/17</text:p>
          </table:table-cell>
          <table:table-cell office:value-type="float" office:value="4608.75" calcext:value-type="float">
            <text:p>4608.75</text:p>
          </table:table-cell>
          <table:table-cell table:formula="of:=[.B2343]/100000" office:value-type="float" office:value="0.0460875" calcext:value-type="float">
            <text:p>0.04608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03" calcext:value-type="date">
            <text:p>05/03/17</text:p>
          </table:table-cell>
          <table:table-cell office:value-type="float" office:value="4907.63" calcext:value-type="float">
            <text:p>4907.63</text:p>
          </table:table-cell>
          <table:table-cell table:formula="of:=[.B2344]/100000" office:value-type="float" office:value="0.0490763" calcext:value-type="float">
            <text:p>0.04907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04" calcext:value-type="date">
            <text:p>05/04/17</text:p>
          </table:table-cell>
          <table:table-cell office:value-type="float" office:value="4989.07" calcext:value-type="float">
            <text:p>4989.07</text:p>
          </table:table-cell>
          <table:table-cell table:formula="of:=[.B2345]/100000" office:value-type="float" office:value="0.0498907" calcext:value-type="float">
            <text:p>0.04989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05" calcext:value-type="date">
            <text:p>05/05/17</text:p>
          </table:table-cell>
          <table:table-cell office:value-type="float" office:value="5105.71" calcext:value-type="float">
            <text:p>5105.71</text:p>
          </table:table-cell>
          <table:table-cell table:formula="of:=[.B2346]/100000" office:value-type="float" office:value="0.0510571" calcext:value-type="float">
            <text:p>0.05105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06" calcext:value-type="date">
            <text:p>05/06/17</text:p>
          </table:table-cell>
          <table:table-cell office:value-type="float" office:value="5105.71" calcext:value-type="float">
            <text:p>5105.71</text:p>
          </table:table-cell>
          <table:table-cell table:formula="of:=[.B2347]/100000" office:value-type="float" office:value="0.0510571" calcext:value-type="float">
            <text:p>0.05105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07" calcext:value-type="date">
            <text:p>05/07/17</text:p>
          </table:table-cell>
          <table:table-cell office:value-type="float" office:value="5105.71" calcext:value-type="float">
            <text:p>5105.71</text:p>
          </table:table-cell>
          <table:table-cell table:formula="of:=[.B2348]/100000" office:value-type="float" office:value="0.0510571" calcext:value-type="float">
            <text:p>0.05105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08" calcext:value-type="date">
            <text:p>05/08/17</text:p>
          </table:table-cell>
          <table:table-cell office:value-type="float" office:value="5113.87" calcext:value-type="float">
            <text:p>5113.87</text:p>
          </table:table-cell>
          <table:table-cell table:formula="of:=[.B2349]/100000" office:value-type="float" office:value="0.0511387" calcext:value-type="float">
            <text:p>0.05113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09" calcext:value-type="date">
            <text:p>05/09/17</text:p>
          </table:table-cell>
          <table:table-cell office:value-type="float" office:value="5117.11" calcext:value-type="float">
            <text:p>5117.11</text:p>
          </table:table-cell>
          <table:table-cell table:formula="of:=[.B2350]/100000" office:value-type="float" office:value="0.0511711" calcext:value-type="float">
            <text:p>0.05117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10" calcext:value-type="date">
            <text:p>05/10/17</text:p>
          </table:table-cell>
          <table:table-cell office:value-type="float" office:value="5118.09" calcext:value-type="float">
            <text:p>5118.09</text:p>
          </table:table-cell>
          <table:table-cell table:formula="of:=[.B2351]/100000" office:value-type="float" office:value="0.0511809" calcext:value-type="float">
            <text:p>0.05118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11" calcext:value-type="date">
            <text:p>05/11/17</text:p>
          </table:table-cell>
          <table:table-cell office:value-type="float" office:value="5201.87" calcext:value-type="float">
            <text:p>5201.87</text:p>
          </table:table-cell>
          <table:table-cell table:formula="of:=[.B2352]/100000" office:value-type="float" office:value="0.0520187" calcext:value-type="float">
            <text:p>0.05201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12" calcext:value-type="date">
            <text:p>05/12/17</text:p>
          </table:table-cell>
          <table:table-cell office:value-type="float" office:value="5383.11" calcext:value-type="float">
            <text:p>5383.11</text:p>
          </table:table-cell>
          <table:table-cell table:formula="of:=[.B2353]/100000" office:value-type="float" office:value="0.0538311" calcext:value-type="float">
            <text:p>0.05383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13" calcext:value-type="date">
            <text:p>05/13/17</text:p>
          </table:table-cell>
          <table:table-cell office:value-type="float" office:value="5383.11" calcext:value-type="float">
            <text:p>5383.11</text:p>
          </table:table-cell>
          <table:table-cell table:formula="of:=[.B2354]/100000" office:value-type="float" office:value="0.0538311" calcext:value-type="float">
            <text:p>0.05383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14" calcext:value-type="date">
            <text:p>05/14/17</text:p>
          </table:table-cell>
          <table:table-cell office:value-type="float" office:value="5383.11" calcext:value-type="float">
            <text:p>5383.11</text:p>
          </table:table-cell>
          <table:table-cell table:formula="of:=[.B2355]/100000" office:value-type="float" office:value="0.0538311" calcext:value-type="float">
            <text:p>0.05383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15" calcext:value-type="date">
            <text:p>05/15/17</text:p>
          </table:table-cell>
          <table:table-cell office:value-type="float" office:value="5411.73" calcext:value-type="float">
            <text:p>5411.73</text:p>
          </table:table-cell>
          <table:table-cell table:formula="of:=[.B2356]/100000" office:value-type="float" office:value="0.0541173" calcext:value-type="float">
            <text:p>0.05411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16" calcext:value-type="date">
            <text:p>05/16/17</text:p>
          </table:table-cell>
          <table:table-cell office:value-type="float" office:value="5507.83" calcext:value-type="float">
            <text:p>5507.83</text:p>
          </table:table-cell>
          <table:table-cell table:formula="of:=[.B2357]/100000" office:value-type="float" office:value="0.0550783" calcext:value-type="float">
            <text:p>0.055078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17" calcext:value-type="date">
            <text:p>05/17/17</text:p>
          </table:table-cell>
          <table:table-cell office:value-type="float" office:value="5711.53" calcext:value-type="float">
            <text:p>5711.53</text:p>
          </table:table-cell>
          <table:table-cell table:formula="of:=[.B2358]/100000" office:value-type="float" office:value="0.0571153" calcext:value-type="float">
            <text:p>0.05711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18" calcext:value-type="date">
            <text:p>05/18/17</text:p>
          </table:table-cell>
          <table:table-cell office:value-type="float" office:value="5801.55" calcext:value-type="float">
            <text:p>5801.55</text:p>
          </table:table-cell>
          <table:table-cell table:formula="of:=[.B2359]/100000" office:value-type="float" office:value="0.0580155" calcext:value-type="float">
            <text:p>0.05801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19" calcext:value-type="date">
            <text:p>05/19/17</text:p>
          </table:table-cell>
          <table:table-cell office:value-type="float" office:value="5807.58" calcext:value-type="float">
            <text:p>5807.58</text:p>
          </table:table-cell>
          <table:table-cell table:formula="of:=[.B2360]/100000" office:value-type="float" office:value="0.0580758" calcext:value-type="float">
            <text:p>0.05807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20" calcext:value-type="date">
            <text:p>05/20/17</text:p>
          </table:table-cell>
          <table:table-cell office:value-type="float" office:value="5807.58" calcext:value-type="float">
            <text:p>5807.58</text:p>
          </table:table-cell>
          <table:table-cell table:formula="of:=[.B2361]/100000" office:value-type="float" office:value="0.0580758" calcext:value-type="float">
            <text:p>0.05807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21" calcext:value-type="date">
            <text:p>05/21/17</text:p>
          </table:table-cell>
          <table:table-cell office:value-type="float" office:value="5807.58" calcext:value-type="float">
            <text:p>5807.58</text:p>
          </table:table-cell>
          <table:table-cell table:formula="of:=[.B2362]/100000" office:value-type="float" office:value="0.0580758" calcext:value-type="float">
            <text:p>0.05807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22" calcext:value-type="date">
            <text:p>05/22/17</text:p>
          </table:table-cell>
          <table:table-cell office:value-type="float" office:value="5851.63" calcext:value-type="float">
            <text:p>5851.63</text:p>
          </table:table-cell>
          <table:table-cell table:formula="of:=[.B2363]/100000" office:value-type="float" office:value="0.0585163" calcext:value-type="float">
            <text:p>0.05851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23" calcext:value-type="date">
            <text:p>05/23/17</text:p>
          </table:table-cell>
          <table:table-cell office:value-type="float" office:value="5890.73" calcext:value-type="float">
            <text:p>5890.73</text:p>
          </table:table-cell>
          <table:table-cell table:formula="of:=[.B2364]/100000" office:value-type="float" office:value="0.0589073" calcext:value-type="float">
            <text:p>0.05890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24" calcext:value-type="date">
            <text:p>05/24/17</text:p>
          </table:table-cell>
          <table:table-cell office:value-type="float" office:value="5907.87" calcext:value-type="float">
            <text:p>5907.87</text:p>
          </table:table-cell>
          <table:table-cell table:formula="of:=[.B2365]/100000" office:value-type="float" office:value="0.0590787" calcext:value-type="float">
            <text:p>0.05907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25" calcext:value-type="date">
            <text:p>05/25/17</text:p>
          </table:table-cell>
          <table:table-cell office:value-type="float" office:value="5980.75" calcext:value-type="float">
            <text:p>5980.75</text:p>
          </table:table-cell>
          <table:table-cell table:formula="of:=[.B2366]/100000" office:value-type="float" office:value="0.0598075" calcext:value-type="float">
            <text:p>0.05980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26" calcext:value-type="date">
            <text:p>05/26/17</text:p>
          </table:table-cell>
          <table:table-cell office:value-type="float" office:value="6079.87" calcext:value-type="float">
            <text:p>6079.87</text:p>
          </table:table-cell>
          <table:table-cell table:formula="of:=[.B2367]/100000" office:value-type="float" office:value="0.0607987" calcext:value-type="float">
            <text:p>0.06079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27" calcext:value-type="date">
            <text:p>05/27/17</text:p>
          </table:table-cell>
          <table:table-cell office:value-type="float" office:value="6079.87" calcext:value-type="float">
            <text:p>6079.87</text:p>
          </table:table-cell>
          <table:table-cell table:formula="of:=[.B2368]/100000" office:value-type="float" office:value="0.0607987" calcext:value-type="float">
            <text:p>0.06079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28" calcext:value-type="date">
            <text:p>05/28/17</text:p>
          </table:table-cell>
          <table:table-cell office:value-type="float" office:value="6079.87" calcext:value-type="float">
            <text:p>6079.87</text:p>
          </table:table-cell>
          <table:table-cell table:formula="of:=[.B2369]/100000" office:value-type="float" office:value="0.0607987" calcext:value-type="float">
            <text:p>0.06079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29" calcext:value-type="date">
            <text:p>05/29/17</text:p>
          </table:table-cell>
          <table:table-cell office:value-type="float" office:value="6079.87" calcext:value-type="float">
            <text:p>6079.87</text:p>
          </table:table-cell>
          <table:table-cell table:formula="of:=[.B2370]/100000" office:value-type="float" office:value="0.0607987" calcext:value-type="float">
            <text:p>0.06079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30" calcext:value-type="date">
            <text:p>05/30/17</text:p>
          </table:table-cell>
          <table:table-cell office:value-type="float" office:value="6081.67" calcext:value-type="float">
            <text:p>6081.67</text:p>
          </table:table-cell>
          <table:table-cell table:formula="of:=[.B2371]/100000" office:value-type="float" office:value="0.0608167" calcext:value-type="float">
            <text:p>0.06081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5-31" calcext:value-type="date">
            <text:p>05/31/17</text:p>
          </table:table-cell>
          <table:table-cell office:value-type="float" office:value="6108.97" calcext:value-type="float">
            <text:p>6108.97</text:p>
          </table:table-cell>
          <table:table-cell table:formula="of:=[.B2372]/100000" office:value-type="float" office:value="0.0610897" calcext:value-type="float">
            <text:p>0.06108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01" calcext:value-type="date">
            <text:p>06/01/17</text:p>
          </table:table-cell>
          <table:table-cell office:value-type="float" office:value="6112.88" calcext:value-type="float">
            <text:p>6112.88</text:p>
          </table:table-cell>
          <table:table-cell table:formula="of:=[.B2373]/100000" office:value-type="float" office:value="0.0611288" calcext:value-type="float">
            <text:p>0.06112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02" calcext:value-type="date">
            <text:p>06/02/17</text:p>
          </table:table-cell>
          <table:table-cell office:value-type="float" office:value="6205.98" calcext:value-type="float">
            <text:p>6205.98</text:p>
          </table:table-cell>
          <table:table-cell table:formula="of:=[.B2374]/100000" office:value-type="float" office:value="0.0620598" calcext:value-type="float">
            <text:p>0.06205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03" calcext:value-type="date">
            <text:p>06/03/17</text:p>
          </table:table-cell>
          <table:table-cell office:value-type="float" office:value="6205.98" calcext:value-type="float">
            <text:p>6205.98</text:p>
          </table:table-cell>
          <table:table-cell table:formula="of:=[.B2375]/100000" office:value-type="float" office:value="0.0620598" calcext:value-type="float">
            <text:p>0.06205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04" calcext:value-type="date">
            <text:p>06/04/17</text:p>
          </table:table-cell>
          <table:table-cell office:value-type="float" office:value="6205.98" calcext:value-type="float">
            <text:p>6205.98</text:p>
          </table:table-cell>
          <table:table-cell table:formula="of:=[.B2376]/100000" office:value-type="float" office:value="0.0620598" calcext:value-type="float">
            <text:p>0.06205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05" calcext:value-type="date">
            <text:p>06/05/17</text:p>
          </table:table-cell>
          <table:table-cell office:value-type="float" office:value="6308.62" calcext:value-type="float">
            <text:p>6308.62</text:p>
          </table:table-cell>
          <table:table-cell table:formula="of:=[.B2377]/100000" office:value-type="float" office:value="0.0630862" calcext:value-type="float">
            <text:p>0.06308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06" calcext:value-type="date">
            <text:p>06/06/17</text:p>
          </table:table-cell>
          <table:table-cell office:value-type="float" office:value="6480.63" calcext:value-type="float">
            <text:p>6480.63</text:p>
          </table:table-cell>
          <table:table-cell table:formula="of:=[.B2378]/100000" office:value-type="float" office:value="0.0648063" calcext:value-type="float">
            <text:p>0.06480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07" calcext:value-type="date">
            <text:p>06/07/17</text:p>
          </table:table-cell>
          <table:table-cell office:value-type="float" office:value="6540.93" calcext:value-type="float">
            <text:p>6540.93</text:p>
          </table:table-cell>
          <table:table-cell table:formula="of:=[.B2379]/100000" office:value-type="float" office:value="0.0654093" calcext:value-type="float">
            <text:p>0.06540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08" calcext:value-type="date">
            <text:p>06/08/17</text:p>
          </table:table-cell>
          <table:table-cell office:value-type="float" office:value="6780.93" calcext:value-type="float">
            <text:p>6780.93</text:p>
          </table:table-cell>
          <table:table-cell table:formula="of:=[.B2380]/100000" office:value-type="float" office:value="0.0678093" calcext:value-type="float">
            <text:p>0.06780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09" calcext:value-type="date">
            <text:p>06/09/17</text:p>
          </table:table-cell>
          <table:table-cell office:value-type="float" office:value="7107.86" calcext:value-type="float">
            <text:p>7107.86</text:p>
          </table:table-cell>
          <table:table-cell table:formula="of:=[.B2381]/100000" office:value-type="float" office:value="0.0710786" calcext:value-type="float">
            <text:p>0.07107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10" calcext:value-type="date">
            <text:p>06/10/17</text:p>
          </table:table-cell>
          <table:table-cell office:value-type="float" office:value="7107.86" calcext:value-type="float">
            <text:p>7107.86</text:p>
          </table:table-cell>
          <table:table-cell table:formula="of:=[.B2382]/100000" office:value-type="float" office:value="0.0710786" calcext:value-type="float">
            <text:p>0.07107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11" calcext:value-type="date">
            <text:p>06/11/17</text:p>
          </table:table-cell>
          <table:table-cell office:value-type="float" office:value="7107.86" calcext:value-type="float">
            <text:p>7107.86</text:p>
          </table:table-cell>
          <table:table-cell table:formula="of:=[.B2383]/100000" office:value-type="float" office:value="0.0710786" calcext:value-type="float">
            <text:p>0.071078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12" calcext:value-type="date">
            <text:p>06/12/17</text:p>
          </table:table-cell>
          <table:table-cell office:value-type="float" office:value="7297.07" calcext:value-type="float">
            <text:p>7297.07</text:p>
          </table:table-cell>
          <table:table-cell table:formula="of:=[.B2384]/100000" office:value-type="float" office:value="0.0729707" calcext:value-type="float">
            <text:p>0.07297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13" calcext:value-type="date">
            <text:p>06/13/17</text:p>
          </table:table-cell>
          <table:table-cell office:value-type="float" office:value="7480.97" calcext:value-type="float">
            <text:p>7480.97</text:p>
          </table:table-cell>
          <table:table-cell table:formula="of:=[.B2385]/100000" office:value-type="float" office:value="0.0748097" calcext:value-type="float">
            <text:p>0.07480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14" calcext:value-type="date">
            <text:p>06/14/17</text:p>
          </table:table-cell>
          <table:table-cell office:value-type="float" office:value="7711.14" calcext:value-type="float">
            <text:p>7711.14</text:p>
          </table:table-cell>
          <table:table-cell table:formula="of:=[.B2386]/100000" office:value-type="float" office:value="0.0771114" calcext:value-type="float">
            <text:p>0.07711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15" calcext:value-type="date">
            <text:p>06/15/17</text:p>
          </table:table-cell>
          <table:table-cell office:value-type="float" office:value="8104.71" calcext:value-type="float">
            <text:p>8104.71</text:p>
          </table:table-cell>
          <table:table-cell table:formula="of:=[.B2387]/100000" office:value-type="float" office:value="0.0810471" calcext:value-type="float">
            <text:p>0.08104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16" calcext:value-type="date">
            <text:p>06/16/17</text:p>
          </table:table-cell>
          <table:table-cell office:value-type="float" office:value="8287.53" calcext:value-type="float">
            <text:p>8287.53</text:p>
          </table:table-cell>
          <table:table-cell table:formula="of:=[.B2388]/100000" office:value-type="float" office:value="0.0828753" calcext:value-type="float">
            <text:p>0.08287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17" calcext:value-type="date">
            <text:p>06/17/17</text:p>
          </table:table-cell>
          <table:table-cell office:value-type="float" office:value="8287.53" calcext:value-type="float">
            <text:p>8287.53</text:p>
          </table:table-cell>
          <table:table-cell table:formula="of:=[.B2389]/100000" office:value-type="float" office:value="0.0828753" calcext:value-type="float">
            <text:p>0.08287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18" calcext:value-type="date">
            <text:p>06/18/17</text:p>
          </table:table-cell>
          <table:table-cell office:value-type="float" office:value="8287.53" calcext:value-type="float">
            <text:p>8287.53</text:p>
          </table:table-cell>
          <table:table-cell table:formula="of:=[.B2390]/100000" office:value-type="float" office:value="0.0828753" calcext:value-type="float">
            <text:p>0.08287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19" calcext:value-type="date">
            <text:p>06/19/17</text:p>
          </table:table-cell>
          <table:table-cell office:value-type="float" office:value="8291.47" calcext:value-type="float">
            <text:p>8291.47</text:p>
          </table:table-cell>
          <table:table-cell table:formula="of:=[.B2391]/100000" office:value-type="float" office:value="0.0829147" calcext:value-type="float">
            <text:p>0.08291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20" calcext:value-type="date">
            <text:p>06/20/17</text:p>
          </table:table-cell>
          <table:table-cell office:value-type="float" office:value="8292.84" calcext:value-type="float">
            <text:p>8292.84</text:p>
          </table:table-cell>
          <table:table-cell table:formula="of:=[.B2392]/100000" office:value-type="float" office:value="0.0829284" calcext:value-type="float">
            <text:p>0.08292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21" calcext:value-type="date">
            <text:p>06/21/17</text:p>
          </table:table-cell>
          <table:table-cell office:value-type="float" office:value="8293.89" calcext:value-type="float">
            <text:p>8293.89</text:p>
          </table:table-cell>
          <table:table-cell table:formula="of:=[.B2393]/100000" office:value-type="float" office:value="0.0829389" calcext:value-type="float">
            <text:p>0.08293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22" calcext:value-type="date">
            <text:p>06/22/17</text:p>
          </table:table-cell>
          <table:table-cell office:value-type="float" office:value="8301.71" calcext:value-type="float">
            <text:p>8301.71</text:p>
          </table:table-cell>
          <table:table-cell table:formula="of:=[.B2394]/100000" office:value-type="float" office:value="0.0830171" calcext:value-type="float">
            <text:p>0.08301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23" calcext:value-type="date">
            <text:p>06/23/17</text:p>
          </table:table-cell>
          <table:table-cell office:value-type="float" office:value="8301.71" calcext:value-type="float">
            <text:p>8301.71</text:p>
          </table:table-cell>
          <table:table-cell table:formula="of:=[.B2395]/100000" office:value-type="float" office:value="0.0830171" calcext:value-type="float">
            <text:p>0.08301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24" calcext:value-type="date">
            <text:p>06/24/17</text:p>
          </table:table-cell>
          <table:table-cell office:value-type="float" office:value="8301.71" calcext:value-type="float">
            <text:p>8301.71</text:p>
          </table:table-cell>
          <table:table-cell table:formula="of:=[.B2396]/100000" office:value-type="float" office:value="0.0830171" calcext:value-type="float">
            <text:p>0.08301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25" calcext:value-type="date">
            <text:p>06/25/17</text:p>
          </table:table-cell>
          <table:table-cell office:value-type="float" office:value="8301.71" calcext:value-type="float">
            <text:p>8301.71</text:p>
          </table:table-cell>
          <table:table-cell table:formula="of:=[.B2397]/100000" office:value-type="float" office:value="0.0830171" calcext:value-type="float">
            <text:p>0.08301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26" calcext:value-type="date">
            <text:p>06/26/17</text:p>
          </table:table-cell>
          <table:table-cell office:value-type="float" office:value="8284.17" calcext:value-type="float">
            <text:p>8284.17</text:p>
          </table:table-cell>
          <table:table-cell table:formula="of:=[.B2398]/100000" office:value-type="float" office:value="0.0828417" calcext:value-type="float">
            <text:p>0.08284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27" calcext:value-type="date">
            <text:p>06/27/17</text:p>
          </table:table-cell>
          <table:table-cell office:value-type="float" office:value="7980.67" calcext:value-type="float">
            <text:p>7980.67</text:p>
          </table:table-cell>
          <table:table-cell table:formula="of:=[.B2399]/100000" office:value-type="float" office:value="0.0798067" calcext:value-type="float">
            <text:p>0.07980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28" calcext:value-type="date">
            <text:p>06/28/17</text:p>
          </table:table-cell>
          <table:table-cell office:value-type="float" office:value="7984.07" calcext:value-type="float">
            <text:p>7984.07</text:p>
          </table:table-cell>
          <table:table-cell table:formula="of:=[.B2400]/100000" office:value-type="float" office:value="0.0798407" calcext:value-type="float">
            <text:p>0.07984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29" calcext:value-type="date">
            <text:p>06/29/17</text:p>
          </table:table-cell>
          <table:table-cell office:value-type="float" office:value="7873.05" calcext:value-type="float">
            <text:p>7873.05</text:p>
          </table:table-cell>
          <table:table-cell table:formula="of:=[.B2401]/100000" office:value-type="float" office:value="0.0787305" calcext:value-type="float">
            <text:p>0.07873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6-30" calcext:value-type="date">
            <text:p>06/30/17</text:p>
          </table:table-cell>
          <table:table-cell office:value-type="float" office:value="7780.95" calcext:value-type="float">
            <text:p>7780.95</text:p>
          </table:table-cell>
          <table:table-cell table:formula="of:=[.B2402]/100000" office:value-type="float" office:value="0.0778095" calcext:value-type="float">
            <text:p>0.07780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01" calcext:value-type="date">
            <text:p>07/01/17</text:p>
          </table:table-cell>
          <table:table-cell office:value-type="float" office:value="7780.95" calcext:value-type="float">
            <text:p>7780.95</text:p>
          </table:table-cell>
          <table:table-cell table:formula="of:=[.B2403]/100000" office:value-type="float" office:value="0.0778095" calcext:value-type="float">
            <text:p>0.07780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02" calcext:value-type="date">
            <text:p>07/02/17</text:p>
          </table:table-cell>
          <table:table-cell office:value-type="float" office:value="7780.95" calcext:value-type="float">
            <text:p>7780.95</text:p>
          </table:table-cell>
          <table:table-cell table:formula="of:=[.B2404]/100000" office:value-type="float" office:value="0.0778095" calcext:value-type="float">
            <text:p>0.07780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03" calcext:value-type="date">
            <text:p>07/03/17</text:p>
          </table:table-cell>
          <table:table-cell office:value-type="float" office:value="7780.95" calcext:value-type="float">
            <text:p>7780.95</text:p>
          </table:table-cell>
          <table:table-cell table:formula="of:=[.B2405]/100000" office:value-type="float" office:value="0.0778095" calcext:value-type="float">
            <text:p>0.07780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04" calcext:value-type="date">
            <text:p>07/04/17</text:p>
          </table:table-cell>
          <table:table-cell office:value-type="float" office:value="7690.63" calcext:value-type="float">
            <text:p>7690.63</text:p>
          </table:table-cell>
          <table:table-cell table:formula="of:=[.B2406]/100000" office:value-type="float" office:value="0.0769063" calcext:value-type="float">
            <text:p>0.07690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05" calcext:value-type="date">
            <text:p>07/05/17</text:p>
          </table:table-cell>
          <table:table-cell office:value-type="float" office:value="7678.93" calcext:value-type="float">
            <text:p>7678.93</text:p>
          </table:table-cell>
          <table:table-cell table:formula="of:=[.B2407]/100000" office:value-type="float" office:value="0.0767893" calcext:value-type="float">
            <text:p>0.07678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06" calcext:value-type="date">
            <text:p>07/06/17</text:p>
          </table:table-cell>
          <table:table-cell office:value-type="float" office:value="7674.09" calcext:value-type="float">
            <text:p>7674.09</text:p>
          </table:table-cell>
          <table:table-cell table:formula="of:=[.B2408]/100000" office:value-type="float" office:value="0.0767409" calcext:value-type="float">
            <text:p>0.07674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07" calcext:value-type="date">
            <text:p>07/07/17</text:p>
          </table:table-cell>
          <table:table-cell office:value-type="float" office:value="7672.81" calcext:value-type="float">
            <text:p>7672.81</text:p>
          </table:table-cell>
          <table:table-cell table:formula="of:=[.B2409]/100000" office:value-type="float" office:value="0.0767281" calcext:value-type="float">
            <text:p>0.07672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08" calcext:value-type="date">
            <text:p>07/08/17</text:p>
          </table:table-cell>
          <table:table-cell office:value-type="float" office:value="7672.81" calcext:value-type="float">
            <text:p>7672.81</text:p>
          </table:table-cell>
          <table:table-cell table:formula="of:=[.B2410]/100000" office:value-type="float" office:value="0.0767281" calcext:value-type="float">
            <text:p>0.07672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09" calcext:value-type="date">
            <text:p>07/09/17</text:p>
          </table:table-cell>
          <table:table-cell office:value-type="float" office:value="7672.81" calcext:value-type="float">
            <text:p>7672.81</text:p>
          </table:table-cell>
          <table:table-cell table:formula="of:=[.B2411]/100000" office:value-type="float" office:value="0.0767281" calcext:value-type="float">
            <text:p>0.07672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10" calcext:value-type="date">
            <text:p>07/10/17</text:p>
          </table:table-cell>
          <table:table-cell office:value-type="float" office:value="7671.97" calcext:value-type="float">
            <text:p>7671.97</text:p>
          </table:table-cell>
          <table:table-cell table:formula="of:=[.B2412]/100000" office:value-type="float" office:value="0.0767197" calcext:value-type="float">
            <text:p>0.07671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11" calcext:value-type="date">
            <text:p>07/11/17</text:p>
          </table:table-cell>
          <table:table-cell office:value-type="float" office:value="7960.55" calcext:value-type="float">
            <text:p>7960.55</text:p>
          </table:table-cell>
          <table:table-cell table:formula="of:=[.B2413]/100000" office:value-type="float" office:value="0.0796055" calcext:value-type="float">
            <text:p>0.07960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12" calcext:value-type="date">
            <text:p>07/12/17</text:p>
          </table:table-cell>
          <table:table-cell office:value-type="float" office:value="8109.99" calcext:value-type="float">
            <text:p>8109.99</text:p>
          </table:table-cell>
          <table:table-cell table:formula="of:=[.B2414]/100000" office:value-type="float" office:value="0.0810999" calcext:value-type="float">
            <text:p>0.081099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13" calcext:value-type="date">
            <text:p>07/13/17</text:p>
          </table:table-cell>
          <table:table-cell office:value-type="float" office:value="8460.87" calcext:value-type="float">
            <text:p>8460.87</text:p>
          </table:table-cell>
          <table:table-cell table:formula="of:=[.B2415]/100000" office:value-type="float" office:value="0.0846087" calcext:value-type="float">
            <text:p>0.08460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14" calcext:value-type="date">
            <text:p>07/14/17</text:p>
          </table:table-cell>
          <table:table-cell office:value-type="float" office:value="8493.97" calcext:value-type="float">
            <text:p>8493.97</text:p>
          </table:table-cell>
          <table:table-cell table:formula="of:=[.B2416]/100000" office:value-type="float" office:value="0.0849397" calcext:value-type="float">
            <text:p>0.08493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15" calcext:value-type="date">
            <text:p>07/15/17</text:p>
          </table:table-cell>
          <table:table-cell office:value-type="float" office:value="8493.97" calcext:value-type="float">
            <text:p>8493.97</text:p>
          </table:table-cell>
          <table:table-cell table:formula="of:=[.B2417]/100000" office:value-type="float" office:value="0.0849397" calcext:value-type="float">
            <text:p>0.08493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16" calcext:value-type="date">
            <text:p>07/16/17</text:p>
          </table:table-cell>
          <table:table-cell office:value-type="float" office:value="8493.97" calcext:value-type="float">
            <text:p>8493.97</text:p>
          </table:table-cell>
          <table:table-cell table:formula="of:=[.B2418]/100000" office:value-type="float" office:value="0.0849397" calcext:value-type="float">
            <text:p>0.08493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17" calcext:value-type="date">
            <text:p>07/17/17</text:p>
          </table:table-cell>
          <table:table-cell office:value-type="float" office:value="8481.07" calcext:value-type="float">
            <text:p>8481.07</text:p>
          </table:table-cell>
          <table:table-cell table:formula="of:=[.B2419]/100000" office:value-type="float" office:value="0.0848107" calcext:value-type="float">
            <text:p>0.08481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18" calcext:value-type="date">
            <text:p>07/18/17</text:p>
          </table:table-cell>
          <table:table-cell office:value-type="float" office:value="8470.74" calcext:value-type="float">
            <text:p>8470.74</text:p>
          </table:table-cell>
          <table:table-cell table:formula="of:=[.B2420]/100000" office:value-type="float" office:value="0.0847074" calcext:value-type="float">
            <text:p>0.08470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19" calcext:value-type="date">
            <text:p>07/19/17</text:p>
          </table:table-cell>
          <table:table-cell office:value-type="float" office:value="8469.87" calcext:value-type="float">
            <text:p>8469.87</text:p>
          </table:table-cell>
          <table:table-cell table:formula="of:=[.B2421]/100000" office:value-type="float" office:value="0.0846987" calcext:value-type="float">
            <text:p>0.08469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20" calcext:value-type="date">
            <text:p>07/20/17</text:p>
          </table:table-cell>
          <table:table-cell office:value-type="float" office:value="8469.87" calcext:value-type="float">
            <text:p>8469.87</text:p>
          </table:table-cell>
          <table:table-cell table:formula="of:=[.B2422]/100000" office:value-type="float" office:value="0.0846987" calcext:value-type="float">
            <text:p>0.08469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21" calcext:value-type="date">
            <text:p>07/21/17</text:p>
          </table:table-cell>
          <table:table-cell office:value-type="float" office:value="8790.84" calcext:value-type="float">
            <text:p>8790.84</text:p>
          </table:table-cell>
          <table:table-cell table:formula="of:=[.B2423]/100000" office:value-type="float" office:value="0.0879084" calcext:value-type="float">
            <text:p>0.08790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22" calcext:value-type="date">
            <text:p>07/22/17</text:p>
          </table:table-cell>
          <table:table-cell office:value-type="float" office:value="8790.84" calcext:value-type="float">
            <text:p>8790.84</text:p>
          </table:table-cell>
          <table:table-cell table:formula="of:=[.B2424]/100000" office:value-type="float" office:value="0.0879084" calcext:value-type="float">
            <text:p>0.08790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23" calcext:value-type="date">
            <text:p>07/23/17</text:p>
          </table:table-cell>
          <table:table-cell office:value-type="float" office:value="8790.84" calcext:value-type="float">
            <text:p>8790.84</text:p>
          </table:table-cell>
          <table:table-cell table:formula="of:=[.B2425]/100000" office:value-type="float" office:value="0.0879084" calcext:value-type="float">
            <text:p>0.08790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24" calcext:value-type="date">
            <text:p>07/24/17</text:p>
          </table:table-cell>
          <table:table-cell office:value-type="float" office:value="8820.52" calcext:value-type="float">
            <text:p>8820.52</text:p>
          </table:table-cell>
          <table:table-cell table:formula="of:=[.B2426]/100000" office:value-type="float" office:value="0.0882052" calcext:value-type="float">
            <text:p>0.08820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25" calcext:value-type="date">
            <text:p>07/25/17</text:p>
          </table:table-cell>
          <table:table-cell office:value-type="float" office:value="8917.51" calcext:value-type="float">
            <text:p>8917.51</text:p>
          </table:table-cell>
          <table:table-cell table:formula="of:=[.B2427]/100000" office:value-type="float" office:value="0.0891751" calcext:value-type="float">
            <text:p>0.08917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26" calcext:value-type="date">
            <text:p>07/26/17</text:p>
          </table:table-cell>
          <table:table-cell office:value-type="float" office:value="9390.95" calcext:value-type="float">
            <text:p>9390.95</text:p>
          </table:table-cell>
          <table:table-cell table:formula="of:=[.B2428]/100000" office:value-type="float" office:value="0.0939095" calcext:value-type="float">
            <text:p>0.09390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27" calcext:value-type="date">
            <text:p>07/27/17</text:p>
          </table:table-cell>
          <table:table-cell office:value-type="float" office:value="9787.79" calcext:value-type="float">
            <text:p>9787.79</text:p>
          </table:table-cell>
          <table:table-cell table:formula="of:=[.B2429]/100000" office:value-type="float" office:value="0.0978779" calcext:value-type="float">
            <text:p>0.097877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28" calcext:value-type="date">
            <text:p>07/28/17</text:p>
          </table:table-cell>
          <table:table-cell office:value-type="float" office:value="10389.79" calcext:value-type="float">
            <text:p>10389.79</text:p>
          </table:table-cell>
          <table:table-cell table:formula="of:=[.B2430]/100000" office:value-type="float" office:value="0.1038979" calcext:value-type="float">
            <text:p>0.103897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29" calcext:value-type="date">
            <text:p>07/29/17</text:p>
          </table:table-cell>
          <table:table-cell office:value-type="float" office:value="10389.79" calcext:value-type="float">
            <text:p>10389.79</text:p>
          </table:table-cell>
          <table:table-cell table:formula="of:=[.B2431]/100000" office:value-type="float" office:value="0.1038979" calcext:value-type="float">
            <text:p>0.103897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30" calcext:value-type="date">
            <text:p>07/30/17</text:p>
          </table:table-cell>
          <table:table-cell office:value-type="float" office:value="10389.79" calcext:value-type="float">
            <text:p>10389.79</text:p>
          </table:table-cell>
          <table:table-cell table:formula="of:=[.B2432]/100000" office:value-type="float" office:value="0.1038979" calcext:value-type="float">
            <text:p>0.103897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7-31" calcext:value-type="date">
            <text:p>07/31/17</text:p>
          </table:table-cell>
          <table:table-cell office:value-type="float" office:value="11185.95" calcext:value-type="float">
            <text:p>11185.95</text:p>
          </table:table-cell>
          <table:table-cell table:formula="of:=[.B2433]/100000" office:value-type="float" office:value="0.1118595" calcext:value-type="float">
            <text:p>0.11185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01" calcext:value-type="date">
            <text:p>08/01/17</text:p>
          </table:table-cell>
          <table:table-cell office:value-type="float" office:value="12197.74" calcext:value-type="float">
            <text:p>12197.74</text:p>
          </table:table-cell>
          <table:table-cell table:formula="of:=[.B2434]/100000" office:value-type="float" office:value="0.1219774" calcext:value-type="float">
            <text:p>0.12197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02" calcext:value-type="date">
            <text:p>08/02/17</text:p>
          </table:table-cell>
          <table:table-cell office:value-type="float" office:value="14760.89" calcext:value-type="float">
            <text:p>14760.89</text:p>
          </table:table-cell>
          <table:table-cell table:formula="of:=[.B2435]/100000" office:value-type="float" office:value="0.1476089" calcext:value-type="float">
            <text:p>0.14760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03" calcext:value-type="date">
            <text:p>08/03/17</text:p>
          </table:table-cell>
          <table:table-cell office:value-type="float" office:value="17980.95" calcext:value-type="float">
            <text:p>17980.95</text:p>
          </table:table-cell>
          <table:table-cell table:formula="of:=[.B2436]/100000" office:value-type="float" office:value="0.1798095" calcext:value-type="float">
            <text:p>0.17980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04" calcext:value-type="date">
            <text:p>08/04/17</text:p>
          </table:table-cell>
          <table:table-cell office:value-type="float" office:value="18982.93" calcext:value-type="float">
            <text:p>18982.93</text:p>
          </table:table-cell>
          <table:table-cell table:formula="of:=[.B2437]/100000" office:value-type="float" office:value="0.1898293" calcext:value-type="float">
            <text:p>0.18982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05" calcext:value-type="date">
            <text:p>08/05/17</text:p>
          </table:table-cell>
          <table:table-cell office:value-type="float" office:value="18982.93" calcext:value-type="float">
            <text:p>18982.93</text:p>
          </table:table-cell>
          <table:table-cell table:formula="of:=[.B2438]/100000" office:value-type="float" office:value="0.1898293" calcext:value-type="float">
            <text:p>0.18982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06" calcext:value-type="date">
            <text:p>08/06/17</text:p>
          </table:table-cell>
          <table:table-cell office:value-type="float" office:value="18982.93" calcext:value-type="float">
            <text:p>18982.93</text:p>
          </table:table-cell>
          <table:table-cell table:formula="of:=[.B2439]/100000" office:value-type="float" office:value="0.1898293" calcext:value-type="float">
            <text:p>0.18982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07" calcext:value-type="date">
            <text:p>08/07/17</text:p>
          </table:table-cell>
          <table:table-cell office:value-type="float" office:value="16480.17" calcext:value-type="float">
            <text:p>16480.17</text:p>
          </table:table-cell>
          <table:table-cell table:formula="of:=[.B2440]/100000" office:value-type="float" office:value="0.1648017" calcext:value-type="float">
            <text:p>0.16480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08" calcext:value-type="date">
            <text:p>08/08/17</text:p>
          </table:table-cell>
          <table:table-cell office:value-type="float" office:value="13077.01" calcext:value-type="float">
            <text:p>13077.01</text:p>
          </table:table-cell>
          <table:table-cell table:formula="of:=[.B2441]/100000" office:value-type="float" office:value="0.1307701" calcext:value-type="float">
            <text:p>0.13077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09" calcext:value-type="date">
            <text:p>08/09/17</text:p>
          </table:table-cell>
          <table:table-cell office:value-type="float" office:value="10387.55" calcext:value-type="float">
            <text:p>10387.55</text:p>
          </table:table-cell>
          <table:table-cell table:formula="of:=[.B2442]/100000" office:value-type="float" office:value="0.1038755" calcext:value-type="float">
            <text:p>0.10387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10" calcext:value-type="date">
            <text:p>08/10/17</text:p>
          </table:table-cell>
          <table:table-cell office:value-type="float" office:value="10987.97" calcext:value-type="float">
            <text:p>10987.97</text:p>
          </table:table-cell>
          <table:table-cell table:formula="of:=[.B2443]/100000" office:value-type="float" office:value="0.1098797" calcext:value-type="float">
            <text:p>0.10987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11" calcext:value-type="date">
            <text:p>08/11/17</text:p>
          </table:table-cell>
          <table:table-cell office:value-type="float" office:value="12163.68" calcext:value-type="float">
            <text:p>12163.68</text:p>
          </table:table-cell>
          <table:table-cell table:formula="of:=[.B2444]/100000" office:value-type="float" office:value="0.1216368" calcext:value-type="float">
            <text:p>0.12163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12" calcext:value-type="date">
            <text:p>08/12/17</text:p>
          </table:table-cell>
          <table:table-cell office:value-type="float" office:value="12163.68" calcext:value-type="float">
            <text:p>12163.68</text:p>
          </table:table-cell>
          <table:table-cell table:formula="of:=[.B2445]/100000" office:value-type="float" office:value="0.1216368" calcext:value-type="float">
            <text:p>0.12163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13" calcext:value-type="date">
            <text:p>08/13/17</text:p>
          </table:table-cell>
          <table:table-cell office:value-type="float" office:value="12163.68" calcext:value-type="float">
            <text:p>12163.68</text:p>
          </table:table-cell>
          <table:table-cell table:formula="of:=[.B2446]/100000" office:value-type="float" office:value="0.1216368" calcext:value-type="float">
            <text:p>0.12163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14" calcext:value-type="date">
            <text:p>08/14/17</text:p>
          </table:table-cell>
          <table:table-cell office:value-type="float" office:value="12894.75" calcext:value-type="float">
            <text:p>12894.75</text:p>
          </table:table-cell>
          <table:table-cell table:formula="of:=[.B2447]/100000" office:value-type="float" office:value="0.1289475" calcext:value-type="float">
            <text:p>0.12894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15" calcext:value-type="date">
            <text:p>08/15/17</text:p>
          </table:table-cell>
          <table:table-cell office:value-type="float" office:value="14158.47" calcext:value-type="float">
            <text:p>14158.47</text:p>
          </table:table-cell>
          <table:table-cell table:formula="of:=[.B2448]/100000" office:value-type="float" office:value="0.1415847" calcext:value-type="float">
            <text:p>0.14158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16" calcext:value-type="date">
            <text:p>08/16/17</text:p>
          </table:table-cell>
          <table:table-cell office:value-type="float" office:value="15445.07" calcext:value-type="float">
            <text:p>15445.07</text:p>
          </table:table-cell>
          <table:table-cell table:formula="of:=[.B2449]/100000" office:value-type="float" office:value="0.1544507" calcext:value-type="float">
            <text:p>0.15445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17" calcext:value-type="date">
            <text:p>08/17/17</text:p>
          </table:table-cell>
          <table:table-cell office:value-type="float" office:value="15501.81" calcext:value-type="float">
            <text:p>15501.81</text:p>
          </table:table-cell>
          <table:table-cell table:formula="of:=[.B2450]/100000" office:value-type="float" office:value="0.1550181" calcext:value-type="float">
            <text:p>0.15501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18" calcext:value-type="date">
            <text:p>08/18/17</text:p>
          </table:table-cell>
          <table:table-cell office:value-type="float" office:value="16256.74" calcext:value-type="float">
            <text:p>16256.74</text:p>
          </table:table-cell>
          <table:table-cell table:formula="of:=[.B2451]/100000" office:value-type="float" office:value="0.1625674" calcext:value-type="float">
            <text:p>0.16256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19" calcext:value-type="date">
            <text:p>08/19/17</text:p>
          </table:table-cell>
          <table:table-cell office:value-type="float" office:value="16256.74" calcext:value-type="float">
            <text:p>16256.74</text:p>
          </table:table-cell>
          <table:table-cell table:formula="of:=[.B2452]/100000" office:value-type="float" office:value="0.1625674" calcext:value-type="float">
            <text:p>0.16256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20" calcext:value-type="date">
            <text:p>08/20/17</text:p>
          </table:table-cell>
          <table:table-cell office:value-type="float" office:value="16256.74" calcext:value-type="float">
            <text:p>16256.74</text:p>
          </table:table-cell>
          <table:table-cell table:formula="of:=[.B2453]/100000" office:value-type="float" office:value="0.1625674" calcext:value-type="float">
            <text:p>0.16256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21" calcext:value-type="date">
            <text:p>08/21/17</text:p>
          </table:table-cell>
          <table:table-cell office:value-type="float" office:value="16280.05" calcext:value-type="float">
            <text:p>16280.05</text:p>
          </table:table-cell>
          <table:table-cell table:formula="of:=[.B2454]/100000" office:value-type="float" office:value="0.1628005" calcext:value-type="float">
            <text:p>0.16280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22" calcext:value-type="date">
            <text:p>08/22/17</text:p>
          </table:table-cell>
          <table:table-cell office:value-type="float" office:value="16840.75" calcext:value-type="float">
            <text:p>16840.75</text:p>
          </table:table-cell>
          <table:table-cell table:formula="of:=[.B2455]/100000" office:value-type="float" office:value="0.1684075" calcext:value-type="float">
            <text:p>0.16840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23" calcext:value-type="date">
            <text:p>08/23/17</text:p>
          </table:table-cell>
          <table:table-cell office:value-type="float" office:value="16845.07" calcext:value-type="float">
            <text:p>16845.07</text:p>
          </table:table-cell>
          <table:table-cell table:formula="of:=[.B2456]/100000" office:value-type="float" office:value="0.1684507" calcext:value-type="float">
            <text:p>0.16845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24" calcext:value-type="date">
            <text:p>08/24/17</text:p>
          </table:table-cell>
          <table:table-cell office:value-type="float" office:value="16850.47" calcext:value-type="float">
            <text:p>16850.47</text:p>
          </table:table-cell>
          <table:table-cell table:formula="of:=[.B2457]/100000" office:value-type="float" office:value="0.1685047" calcext:value-type="float">
            <text:p>0.16850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25" calcext:value-type="date">
            <text:p>08/25/17</text:p>
          </table:table-cell>
          <table:table-cell office:value-type="float" office:value="16857.52" calcext:value-type="float">
            <text:p>16857.52</text:p>
          </table:table-cell>
          <table:table-cell table:formula="of:=[.B2458]/100000" office:value-type="float" office:value="0.1685752" calcext:value-type="float">
            <text:p>0.16857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26" calcext:value-type="date">
            <text:p>08/26/17</text:p>
          </table:table-cell>
          <table:table-cell office:value-type="float" office:value="16857.52" calcext:value-type="float">
            <text:p>16857.52</text:p>
          </table:table-cell>
          <table:table-cell table:formula="of:=[.B2459]/100000" office:value-type="float" office:value="0.1685752" calcext:value-type="float">
            <text:p>0.16857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27" calcext:value-type="date">
            <text:p>08/27/17</text:p>
          </table:table-cell>
          <table:table-cell office:value-type="float" office:value="16857.52" calcext:value-type="float">
            <text:p>16857.52</text:p>
          </table:table-cell>
          <table:table-cell table:formula="of:=[.B2460]/100000" office:value-type="float" office:value="0.1685752" calcext:value-type="float">
            <text:p>0.16857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28" calcext:value-type="date">
            <text:p>08/28/17</text:p>
          </table:table-cell>
          <table:table-cell office:value-type="float" office:value="16891.95" calcext:value-type="float">
            <text:p>16891.95</text:p>
          </table:table-cell>
          <table:table-cell table:formula="of:=[.B2461]/100000" office:value-type="float" office:value="0.1689195" calcext:value-type="float">
            <text:p>0.16891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29" calcext:value-type="date">
            <text:p>08/29/17</text:p>
          </table:table-cell>
          <table:table-cell office:value-type="float" office:value="17562.56" calcext:value-type="float">
            <text:p>17562.56</text:p>
          </table:table-cell>
          <table:table-cell table:formula="of:=[.B2462]/100000" office:value-type="float" office:value="0.1756256" calcext:value-type="float">
            <text:p>0.17562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30" calcext:value-type="date">
            <text:p>08/30/17</text:p>
          </table:table-cell>
          <table:table-cell office:value-type="float" office:value="17662.73" calcext:value-type="float">
            <text:p>17662.73</text:p>
          </table:table-cell>
          <table:table-cell table:formula="of:=[.B2463]/100000" office:value-type="float" office:value="0.1766273" calcext:value-type="float">
            <text:p>0.17662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8-31" calcext:value-type="date">
            <text:p>08/31/17</text:p>
          </table:table-cell>
          <table:table-cell office:value-type="float" office:value="17730.85" calcext:value-type="float">
            <text:p>17730.85</text:p>
          </table:table-cell>
          <table:table-cell table:formula="of:=[.B2464]/100000" office:value-type="float" office:value="0.1773085" calcext:value-type="float">
            <text:p>0.17730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01" calcext:value-type="date">
            <text:p>09/01/17</text:p>
          </table:table-cell>
          <table:table-cell office:value-type="float" office:value="18470.97" calcext:value-type="float">
            <text:p>18470.97</text:p>
          </table:table-cell>
          <table:table-cell table:formula="of:=[.B2465]/100000" office:value-type="float" office:value="0.1847097" calcext:value-type="float">
            <text:p>0.18470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02" calcext:value-type="date">
            <text:p>09/02/17</text:p>
          </table:table-cell>
          <table:table-cell office:value-type="float" office:value="18470.97" calcext:value-type="float">
            <text:p>18470.97</text:p>
          </table:table-cell>
          <table:table-cell table:formula="of:=[.B2466]/100000" office:value-type="float" office:value="0.1847097" calcext:value-type="float">
            <text:p>0.18470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03" calcext:value-type="date">
            <text:p>09/03/17</text:p>
          </table:table-cell>
          <table:table-cell office:value-type="float" office:value="18470.45" calcext:value-type="float">
            <text:p>18470.45</text:p>
          </table:table-cell>
          <table:table-cell table:formula="of:=[.B2467]/100000" office:value-type="float" office:value="0.1847045" calcext:value-type="float">
            <text:p>0.18470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04" calcext:value-type="date">
            <text:p>09/04/17</text:p>
          </table:table-cell>
          <table:table-cell office:value-type="float" office:value="19105.45" calcext:value-type="float">
            <text:p>19105.45</text:p>
          </table:table-cell>
          <table:table-cell table:formula="of:=[.B2468]/100000" office:value-type="float" office:value="0.1910545" calcext:value-type="float">
            <text:p>0.19105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05" calcext:value-type="date">
            <text:p>09/05/17</text:p>
          </table:table-cell>
          <table:table-cell office:value-type="float" office:value="19490.97" calcext:value-type="float">
            <text:p>19490.97</text:p>
          </table:table-cell>
          <table:table-cell table:formula="of:=[.B2469]/100000" office:value-type="float" office:value="0.1949097" calcext:value-type="float">
            <text:p>0.19490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06" calcext:value-type="date">
            <text:p>09/06/17</text:p>
          </table:table-cell>
          <table:table-cell office:value-type="float" office:value="19870.85" calcext:value-type="float">
            <text:p>19870.85</text:p>
          </table:table-cell>
          <table:table-cell table:formula="of:=[.B2470]/100000" office:value-type="float" office:value="0.1987085" calcext:value-type="float">
            <text:p>0.19870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07" calcext:value-type="date">
            <text:p>09/07/17</text:p>
          </table:table-cell>
          <table:table-cell office:value-type="float" office:value="20192.95" calcext:value-type="float">
            <text:p>20192.95</text:p>
          </table:table-cell>
          <table:table-cell table:formula="of:=[.B2471]/100000" office:value-type="float" office:value="0.2019295" calcext:value-type="float">
            <text:p>0.20192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08" calcext:value-type="date">
            <text:p>09/08/17</text:p>
          </table:table-cell>
          <table:table-cell office:value-type="float" office:value="21105.95" calcext:value-type="float">
            <text:p>21105.95</text:p>
          </table:table-cell>
          <table:table-cell table:formula="of:=[.B2472]/100000" office:value-type="float" office:value="0.2110595" calcext:value-type="float">
            <text:p>0.21105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09" calcext:value-type="date">
            <text:p>09/09/17</text:p>
          </table:table-cell>
          <table:table-cell office:value-type="float" office:value="21105.95" calcext:value-type="float">
            <text:p>21105.95</text:p>
          </table:table-cell>
          <table:table-cell table:formula="of:=[.B2473]/100000" office:value-type="float" office:value="0.2110595" calcext:value-type="float">
            <text:p>0.21105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10" calcext:value-type="date">
            <text:p>09/10/17</text:p>
          </table:table-cell>
          <table:table-cell office:value-type="float" office:value="21105.95" calcext:value-type="float">
            <text:p>21105.95</text:p>
          </table:table-cell>
          <table:table-cell table:formula="of:=[.B2474]/100000" office:value-type="float" office:value="0.2110595" calcext:value-type="float">
            <text:p>0.21105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11" calcext:value-type="date">
            <text:p>09/11/17</text:p>
          </table:table-cell>
          <table:table-cell office:value-type="float" office:value="21105.95" calcext:value-type="float">
            <text:p>21105.95</text:p>
          </table:table-cell>
          <table:table-cell table:formula="of:=[.B2475]/100000" office:value-type="float" office:value="0.2110595" calcext:value-type="float">
            <text:p>0.21105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12" calcext:value-type="date">
            <text:p>09/12/17</text:p>
          </table:table-cell>
          <table:table-cell office:value-type="float" office:value="21790.95" calcext:value-type="float">
            <text:p>21790.95</text:p>
          </table:table-cell>
          <table:table-cell table:formula="of:=[.B2476]/100000" office:value-type="float" office:value="0.2179095" calcext:value-type="float">
            <text:p>0.217909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13" calcext:value-type="date">
            <text:p>09/13/17</text:p>
          </table:table-cell>
          <table:table-cell office:value-type="float" office:value="22430.65" calcext:value-type="float">
            <text:p>22430.65</text:p>
          </table:table-cell>
          <table:table-cell table:formula="of:=[.B2477]/100000" office:value-type="float" office:value="0.2243065" calcext:value-type="float">
            <text:p>0.22430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14" calcext:value-type="date">
            <text:p>09/14/17</text:p>
          </table:table-cell>
          <table:table-cell office:value-type="float" office:value="23218.54" calcext:value-type="float">
            <text:p>23218.54</text:p>
          </table:table-cell>
          <table:table-cell table:formula="of:=[.B2478]/100000" office:value-type="float" office:value="0.2321854" calcext:value-type="float">
            <text:p>0.23218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15" calcext:value-type="date">
            <text:p>09/15/17</text:p>
          </table:table-cell>
          <table:table-cell office:value-type="float" office:value="23744.63" calcext:value-type="float">
            <text:p>23744.63</text:p>
          </table:table-cell>
          <table:table-cell table:formula="of:=[.B2479]/100000" office:value-type="float" office:value="0.2374463" calcext:value-type="float">
            <text:p>0.23744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16" calcext:value-type="date">
            <text:p>09/16/17</text:p>
          </table:table-cell>
          <table:table-cell office:value-type="float" office:value="23744.63" calcext:value-type="float">
            <text:p>23744.63</text:p>
          </table:table-cell>
          <table:table-cell table:formula="of:=[.B2480]/100000" office:value-type="float" office:value="0.2374463" calcext:value-type="float">
            <text:p>0.23744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17" calcext:value-type="date">
            <text:p>09/17/17</text:p>
          </table:table-cell>
          <table:table-cell office:value-type="float" office:value="23744.63" calcext:value-type="float">
            <text:p>23744.63</text:p>
          </table:table-cell>
          <table:table-cell table:formula="of:=[.B2481]/100000" office:value-type="float" office:value="0.2374463" calcext:value-type="float">
            <text:p>0.23744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18" calcext:value-type="date">
            <text:p>09/18/17</text:p>
          </table:table-cell>
          <table:table-cell office:value-type="float" office:value="24431.56" calcext:value-type="float">
            <text:p>24431.56</text:p>
          </table:table-cell>
          <table:table-cell table:formula="of:=[.B2482]/100000" office:value-type="float" office:value="0.2443156" calcext:value-type="float">
            <text:p>0.24431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19" calcext:value-type="date">
            <text:p>09/19/17</text:p>
          </table:table-cell>
          <table:table-cell office:value-type="float" office:value="25237.02" calcext:value-type="float">
            <text:p>25237.02</text:p>
          </table:table-cell>
          <table:table-cell table:formula="of:=[.B2483]/100000" office:value-type="float" office:value="0.2523702" calcext:value-type="float">
            <text:p>0.25237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20" calcext:value-type="date">
            <text:p>09/20/17</text:p>
          </table:table-cell>
          <table:table-cell office:value-type="float" office:value="23786.68" calcext:value-type="float">
            <text:p>23786.68</text:p>
          </table:table-cell>
          <table:table-cell table:formula="of:=[.B2484]/100000" office:value-type="float" office:value="0.2378668" calcext:value-type="float">
            <text:p>0.23786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21" calcext:value-type="date">
            <text:p>09/21/17</text:p>
          </table:table-cell>
          <table:table-cell office:value-type="float" office:value="22938.23" calcext:value-type="float">
            <text:p>22938.23</text:p>
          </table:table-cell>
          <table:table-cell table:formula="of:=[.B2485]/100000" office:value-type="float" office:value="0.2293823" calcext:value-type="float">
            <text:p>0.22938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22" calcext:value-type="date">
            <text:p>09/22/17</text:p>
          </table:table-cell>
          <table:table-cell office:value-type="float" office:value="22337.22" calcext:value-type="float">
            <text:p>22337.22</text:p>
          </table:table-cell>
          <table:table-cell table:formula="of:=[.B2486]/100000" office:value-type="float" office:value="0.2233722" calcext:value-type="float">
            <text:p>0.22337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23" calcext:value-type="date">
            <text:p>09/23/17</text:p>
          </table:table-cell>
          <table:table-cell office:value-type="float" office:value="22337.22" calcext:value-type="float">
            <text:p>22337.22</text:p>
          </table:table-cell>
          <table:table-cell table:formula="of:=[.B2487]/100000" office:value-type="float" office:value="0.2233722" calcext:value-type="float">
            <text:p>0.22337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24" calcext:value-type="date">
            <text:p>09/24/17</text:p>
          </table:table-cell>
          <table:table-cell office:value-type="float" office:value="22337.22" calcext:value-type="float">
            <text:p>22337.22</text:p>
          </table:table-cell>
          <table:table-cell table:formula="of:=[.B2488]/100000" office:value-type="float" office:value="0.2233722" calcext:value-type="float">
            <text:p>0.22337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25" calcext:value-type="date">
            <text:p>09/25/17</text:p>
          </table:table-cell>
          <table:table-cell office:value-type="float" office:value="23781.34" calcext:value-type="float">
            <text:p>23781.34</text:p>
          </table:table-cell>
          <table:table-cell table:formula="of:=[.B2489]/100000" office:value-type="float" office:value="0.2378134" calcext:value-type="float">
            <text:p>0.23781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26" calcext:value-type="date">
            <text:p>09/26/17</text:p>
          </table:table-cell>
          <table:table-cell office:value-type="float" office:value="25128.56" calcext:value-type="float">
            <text:p>25128.56</text:p>
          </table:table-cell>
          <table:table-cell table:formula="of:=[.B2490]/100000" office:value-type="float" office:value="0.2512856" calcext:value-type="float">
            <text:p>0.25128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27" calcext:value-type="date">
            <text:p>09/27/17</text:p>
          </table:table-cell>
          <table:table-cell office:value-type="float" office:value="27051.64" calcext:value-type="float">
            <text:p>27051.64</text:p>
          </table:table-cell>
          <table:table-cell table:formula="of:=[.B2491]/100000" office:value-type="float" office:value="0.2705164" calcext:value-type="float">
            <text:p>0.27051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28" calcext:value-type="date">
            <text:p>09/28/17</text:p>
          </table:table-cell>
          <table:table-cell office:value-type="float" office:value="28434.07" calcext:value-type="float">
            <text:p>28434.07</text:p>
          </table:table-cell>
          <table:table-cell table:formula="of:=[.B2492]/100000" office:value-type="float" office:value="0.2843407" calcext:value-type="float">
            <text:p>0.28434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29" calcext:value-type="date">
            <text:p>09/29/17</text:p>
          </table:table-cell>
          <table:table-cell office:value-type="float" office:value="29146.11" calcext:value-type="float">
            <text:p>29146.11</text:p>
          </table:table-cell>
          <table:table-cell table:formula="of:=[.B2493]/100000" office:value-type="float" office:value="0.2914611" calcext:value-type="float">
            <text:p>0.29146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09-30" calcext:value-type="date">
            <text:p>09/30/17</text:p>
          </table:table-cell>
          <table:table-cell office:value-type="float" office:value="29146.11" calcext:value-type="float">
            <text:p>29146.11</text:p>
          </table:table-cell>
          <table:table-cell table:formula="of:=[.B2494]/100000" office:value-type="float" office:value="0.2914611" calcext:value-type="float">
            <text:p>0.29146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01" calcext:value-type="date">
            <text:p>10/01/17</text:p>
          </table:table-cell>
          <table:table-cell office:value-type="float" office:value="29146.11" calcext:value-type="float">
            <text:p>29146.11</text:p>
          </table:table-cell>
          <table:table-cell table:formula="of:=[.B2495]/100000" office:value-type="float" office:value="0.2914611" calcext:value-type="float">
            <text:p>0.29146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02" calcext:value-type="date">
            <text:p>10/02/17</text:p>
          </table:table-cell>
          <table:table-cell office:value-type="float" office:value="29168.14" calcext:value-type="float">
            <text:p>29168.14</text:p>
          </table:table-cell>
          <table:table-cell table:formula="of:=[.B2496]/100000" office:value-type="float" office:value="0.2916814" calcext:value-type="float">
            <text:p>0.29168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03" calcext:value-type="date">
            <text:p>10/03/17</text:p>
          </table:table-cell>
          <table:table-cell office:value-type="float" office:value="29170.91" calcext:value-type="float">
            <text:p>29170.91</text:p>
          </table:table-cell>
          <table:table-cell table:formula="of:=[.B2497]/100000" office:value-type="float" office:value="0.2917091" calcext:value-type="float">
            <text:p>0.29170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04" calcext:value-type="date">
            <text:p>10/04/17</text:p>
          </table:table-cell>
          <table:table-cell office:value-type="float" office:value="29387.69" calcext:value-type="float">
            <text:p>29387.69</text:p>
          </table:table-cell>
          <table:table-cell table:formula="of:=[.B2498]/100000" office:value-type="float" office:value="0.2938769" calcext:value-type="float">
            <text:p>0.29387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05" calcext:value-type="date">
            <text:p>10/05/17</text:p>
          </table:table-cell>
          <table:table-cell office:value-type="float" office:value="27651.15" calcext:value-type="float">
            <text:p>27651.15</text:p>
          </table:table-cell>
          <table:table-cell table:formula="of:=[.B2499]/100000" office:value-type="float" office:value="0.2765115" calcext:value-type="float">
            <text:p>0.27651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06" calcext:value-type="date">
            <text:p>10/06/17</text:p>
          </table:table-cell>
          <table:table-cell office:value-type="float" office:value="26749.28" calcext:value-type="float">
            <text:p>26749.28</text:p>
          </table:table-cell>
          <table:table-cell table:formula="of:=[.B2500]/100000" office:value-type="float" office:value="0.2674928" calcext:value-type="float">
            <text:p>0.267492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07" calcext:value-type="date">
            <text:p>10/07/17</text:p>
          </table:table-cell>
          <table:table-cell office:value-type="float" office:value="26749.28" calcext:value-type="float">
            <text:p>26749.28</text:p>
          </table:table-cell>
          <table:table-cell table:formula="of:=[.B2501]/100000" office:value-type="float" office:value="0.2674928" calcext:value-type="float">
            <text:p>0.267492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08" calcext:value-type="date">
            <text:p>10/08/17</text:p>
          </table:table-cell>
          <table:table-cell office:value-type="float" office:value="26749.28" calcext:value-type="float">
            <text:p>26749.28</text:p>
          </table:table-cell>
          <table:table-cell table:formula="of:=[.B2502]/100000" office:value-type="float" office:value="0.2674928" calcext:value-type="float">
            <text:p>0.267492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09" calcext:value-type="date">
            <text:p>10/09/17</text:p>
          </table:table-cell>
          <table:table-cell office:value-type="float" office:value="26645.68" calcext:value-type="float">
            <text:p>26645.68</text:p>
          </table:table-cell>
          <table:table-cell table:formula="of:=[.B2503]/100000" office:value-type="float" office:value="0.2664568" calcext:value-type="float">
            <text:p>0.26645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10" calcext:value-type="date">
            <text:p>10/10/17</text:p>
          </table:table-cell>
          <table:table-cell office:value-type="float" office:value="26808.31" calcext:value-type="float">
            <text:p>26808.31</text:p>
          </table:table-cell>
          <table:table-cell table:formula="of:=[.B2504]/100000" office:value-type="float" office:value="0.2680831" calcext:value-type="float">
            <text:p>0.26808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11" calcext:value-type="date">
            <text:p>10/11/17</text:p>
          </table:table-cell>
          <table:table-cell office:value-type="float" office:value="27212.4" calcext:value-type="float">
            <text:p>27212.4</text:p>
          </table:table-cell>
          <table:table-cell table:formula="of:=[.B2505]/100000" office:value-type="float" office:value="0.272124" calcext:value-type="float">
            <text:p>0.2721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12" calcext:value-type="date">
            <text:p>10/12/17</text:p>
          </table:table-cell>
          <table:table-cell office:value-type="float" office:value="29173.29" calcext:value-type="float">
            <text:p>29173.29</text:p>
          </table:table-cell>
          <table:table-cell table:formula="of:=[.B2506]/100000" office:value-type="float" office:value="0.2917329" calcext:value-type="float">
            <text:p>0.29173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13" calcext:value-type="date">
            <text:p>10/13/17</text:p>
          </table:table-cell>
          <table:table-cell office:value-type="float" office:value="31109.3" calcext:value-type="float">
            <text:p>31109.3</text:p>
          </table:table-cell>
          <table:table-cell table:formula="of:=[.B2507]/100000" office:value-type="float" office:value="0.311093" calcext:value-type="float">
            <text:p>0.3110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14" calcext:value-type="date">
            <text:p>10/14/17</text:p>
          </table:table-cell>
          <table:table-cell office:value-type="float" office:value="31109.3" calcext:value-type="float">
            <text:p>31109.3</text:p>
          </table:table-cell>
          <table:table-cell table:formula="of:=[.B2508]/100000" office:value-type="float" office:value="0.311093" calcext:value-type="float">
            <text:p>0.3110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15" calcext:value-type="date">
            <text:p>10/15/17</text:p>
          </table:table-cell>
          <table:table-cell office:value-type="float" office:value="31109.3" calcext:value-type="float">
            <text:p>31109.3</text:p>
          </table:table-cell>
          <table:table-cell table:formula="of:=[.B2509]/100000" office:value-type="float" office:value="0.311093" calcext:value-type="float">
            <text:p>0.31109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16" calcext:value-type="date">
            <text:p>10/16/17</text:p>
          </table:table-cell>
          <table:table-cell office:value-type="float" office:value="32123.78" calcext:value-type="float">
            <text:p>32123.78</text:p>
          </table:table-cell>
          <table:table-cell table:formula="of:=[.B2510]/100000" office:value-type="float" office:value="0.3212378" calcext:value-type="float">
            <text:p>0.321237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17" calcext:value-type="date">
            <text:p>10/17/17</text:p>
          </table:table-cell>
          <table:table-cell office:value-type="float" office:value="33348.41" calcext:value-type="float">
            <text:p>33348.41</text:p>
          </table:table-cell>
          <table:table-cell table:formula="of:=[.B2511]/100000" office:value-type="float" office:value="0.3334841" calcext:value-type="float">
            <text:p>0.33348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18" calcext:value-type="date">
            <text:p>10/18/17</text:p>
          </table:table-cell>
          <table:table-cell office:value-type="float" office:value="34101.73" calcext:value-type="float">
            <text:p>34101.73</text:p>
          </table:table-cell>
          <table:table-cell table:formula="of:=[.B2512]/100000" office:value-type="float" office:value="0.3410173" calcext:value-type="float">
            <text:p>0.34101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19" calcext:value-type="date">
            <text:p>10/19/17</text:p>
          </table:table-cell>
          <table:table-cell office:value-type="float" office:value="36201.18" calcext:value-type="float">
            <text:p>36201.18</text:p>
          </table:table-cell>
          <table:table-cell table:formula="of:=[.B2513]/100000" office:value-type="float" office:value="0.3620118" calcext:value-type="float">
            <text:p>0.36201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20" calcext:value-type="date">
            <text:p>10/20/17</text:p>
          </table:table-cell>
          <table:table-cell office:value-type="float" office:value="38087.43" calcext:value-type="float">
            <text:p>38087.43</text:p>
          </table:table-cell>
          <table:table-cell table:formula="of:=[.B2514]/100000" office:value-type="float" office:value="0.3808743" calcext:value-type="float">
            <text:p>0.38087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21" calcext:value-type="date">
            <text:p>10/21/17</text:p>
          </table:table-cell>
          <table:table-cell office:value-type="float" office:value="38087.43" calcext:value-type="float">
            <text:p>38087.43</text:p>
          </table:table-cell>
          <table:table-cell table:formula="of:=[.B2515]/100000" office:value-type="float" office:value="0.3808743" calcext:value-type="float">
            <text:p>0.38087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22" calcext:value-type="date">
            <text:p>10/22/17</text:p>
          </table:table-cell>
          <table:table-cell office:value-type="float" office:value="38087.43" calcext:value-type="float">
            <text:p>38087.43</text:p>
          </table:table-cell>
          <table:table-cell table:formula="of:=[.B2516]/100000" office:value-type="float" office:value="0.3808743" calcext:value-type="float">
            <text:p>0.38087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23" calcext:value-type="date">
            <text:p>10/23/17</text:p>
          </table:table-cell>
          <table:table-cell office:value-type="float" office:value="40072.99" calcext:value-type="float">
            <text:p>40072.99</text:p>
          </table:table-cell>
          <table:table-cell table:formula="of:=[.B2517]/100000" office:value-type="float" office:value="0.4007299" calcext:value-type="float">
            <text:p>0.400729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24" calcext:value-type="date">
            <text:p>10/24/17</text:p>
          </table:table-cell>
          <table:table-cell office:value-type="float" office:value="42715.91" calcext:value-type="float">
            <text:p>42715.91</text:p>
          </table:table-cell>
          <table:table-cell table:formula="of:=[.B2518]/100000" office:value-type="float" office:value="0.4271591" calcext:value-type="float">
            <text:p>0.42715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25" calcext:value-type="date">
            <text:p>10/25/17</text:p>
          </table:table-cell>
          <table:table-cell office:value-type="float" office:value="42144.02" calcext:value-type="float">
            <text:p>42144.02</text:p>
          </table:table-cell>
          <table:table-cell table:formula="of:=[.B2519]/100000" office:value-type="float" office:value="0.4214402" calcext:value-type="float">
            <text:p>0.42144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26" calcext:value-type="date">
            <text:p>10/26/17</text:p>
          </table:table-cell>
          <table:table-cell office:value-type="float" office:value="40323.49" calcext:value-type="float">
            <text:p>40323.49</text:p>
          </table:table-cell>
          <table:table-cell table:formula="of:=[.B2520]/100000" office:value-type="float" office:value="0.4032349" calcext:value-type="float">
            <text:p>0.40323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27" calcext:value-type="date">
            <text:p>10/27/17</text:p>
          </table:table-cell>
          <table:table-cell office:value-type="float" office:value="41152.81" calcext:value-type="float">
            <text:p>41152.81</text:p>
          </table:table-cell>
          <table:table-cell table:formula="of:=[.B2521]/100000" office:value-type="float" office:value="0.4115281" calcext:value-type="float">
            <text:p>0.41152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28" calcext:value-type="date">
            <text:p>10/28/17</text:p>
          </table:table-cell>
          <table:table-cell office:value-type="float" office:value="41152.81" calcext:value-type="float">
            <text:p>41152.81</text:p>
          </table:table-cell>
          <table:table-cell table:formula="of:=[.B2522]/100000" office:value-type="float" office:value="0.4115281" calcext:value-type="float">
            <text:p>0.41152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29" calcext:value-type="date">
            <text:p>10/29/17</text:p>
          </table:table-cell>
          <table:table-cell office:value-type="float" office:value="41152.81" calcext:value-type="float">
            <text:p>41152.81</text:p>
          </table:table-cell>
          <table:table-cell table:formula="of:=[.B2523]/100000" office:value-type="float" office:value="0.4115281" calcext:value-type="float">
            <text:p>0.41152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30" calcext:value-type="date">
            <text:p>10/30/17</text:p>
          </table:table-cell>
          <table:table-cell office:value-type="float" office:value="41243.87" calcext:value-type="float">
            <text:p>41243.87</text:p>
          </table:table-cell>
          <table:table-cell table:formula="of:=[.B2524]/100000" office:value-type="float" office:value="0.4124387" calcext:value-type="float">
            <text:p>0.41243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0-31" calcext:value-type="date">
            <text:p>10/31/17</text:p>
          </table:table-cell>
          <table:table-cell office:value-type="float" office:value="41194.87" calcext:value-type="float">
            <text:p>41194.87</text:p>
          </table:table-cell>
          <table:table-cell table:formula="of:=[.B2525]/100000" office:value-type="float" office:value="0.4119487" calcext:value-type="float">
            <text:p>0.41194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01" calcext:value-type="date">
            <text:p>11/01/17</text:p>
          </table:table-cell>
          <table:table-cell office:value-type="float" office:value="41290.28" calcext:value-type="float">
            <text:p>41290.28</text:p>
          </table:table-cell>
          <table:table-cell table:formula="of:=[.B2526]/100000" office:value-type="float" office:value="0.4129028" calcext:value-type="float">
            <text:p>0.412902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02" calcext:value-type="date">
            <text:p>11/02/17</text:p>
          </table:table-cell>
          <table:table-cell office:value-type="float" office:value="42293.57" calcext:value-type="float">
            <text:p>42293.57</text:p>
          </table:table-cell>
          <table:table-cell table:formula="of:=[.B2527]/100000" office:value-type="float" office:value="0.4229357" calcext:value-type="float">
            <text:p>0.422935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03" calcext:value-type="date">
            <text:p>11/03/17</text:p>
          </table:table-cell>
          <table:table-cell office:value-type="float" office:value="44347.76" calcext:value-type="float">
            <text:p>44347.76</text:p>
          </table:table-cell>
          <table:table-cell table:formula="of:=[.B2528]/100000" office:value-type="float" office:value="0.4434776" calcext:value-type="float">
            <text:p>0.443477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04" calcext:value-type="date">
            <text:p>11/04/17</text:p>
          </table:table-cell>
          <table:table-cell office:value-type="float" office:value="44347.76" calcext:value-type="float">
            <text:p>44347.76</text:p>
          </table:table-cell>
          <table:table-cell table:formula="of:=[.B2529]/100000" office:value-type="float" office:value="0.4434776" calcext:value-type="float">
            <text:p>0.443477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05" calcext:value-type="date">
            <text:p>11/05/17</text:p>
          </table:table-cell>
          <table:table-cell office:value-type="float" office:value="44347.76" calcext:value-type="float">
            <text:p>44347.76</text:p>
          </table:table-cell>
          <table:table-cell table:formula="of:=[.B2530]/100000" office:value-type="float" office:value="0.4434776" calcext:value-type="float">
            <text:p>0.443477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06" calcext:value-type="date">
            <text:p>11/06/17</text:p>
          </table:table-cell>
          <table:table-cell office:value-type="float" office:value="46238.67" calcext:value-type="float">
            <text:p>46238.67</text:p>
          </table:table-cell>
          <table:table-cell table:formula="of:=[.B2531]/100000" office:value-type="float" office:value="0.4623867" calcext:value-type="float">
            <text:p>0.46238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07" calcext:value-type="date">
            <text:p>11/07/17</text:p>
          </table:table-cell>
          <table:table-cell office:value-type="float" office:value="48532.11" calcext:value-type="float">
            <text:p>48532.11</text:p>
          </table:table-cell>
          <table:table-cell table:formula="of:=[.B2532]/100000" office:value-type="float" office:value="0.4853211" calcext:value-type="float">
            <text:p>0.48532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08" calcext:value-type="date">
            <text:p>11/08/17</text:p>
          </table:table-cell>
          <table:table-cell office:value-type="float" office:value="49706.5" calcext:value-type="float">
            <text:p>49706.5</text:p>
          </table:table-cell>
          <table:table-cell table:formula="of:=[.B2533]/100000" office:value-type="float" office:value="0.497065" calcext:value-type="float">
            <text:p>0.4970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09" calcext:value-type="date">
            <text:p>11/09/17</text:p>
          </table:table-cell>
          <table:table-cell office:value-type="float" office:value="49830.98" calcext:value-type="float">
            <text:p>49830.98</text:p>
          </table:table-cell>
          <table:table-cell table:formula="of:=[.B2534]/100000" office:value-type="float" office:value="0.4983098" calcext:value-type="float">
            <text:p>0.49830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10" calcext:value-type="date">
            <text:p>11/10/17</text:p>
          </table:table-cell>
          <table:table-cell office:value-type="float" office:value="52128.74" calcext:value-type="float">
            <text:p>52128.74</text:p>
          </table:table-cell>
          <table:table-cell table:formula="of:=[.B2535]/100000" office:value-type="float" office:value="0.5212874" calcext:value-type="float">
            <text:p>0.52128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11" calcext:value-type="date">
            <text:p>11/11/17</text:p>
          </table:table-cell>
          <table:table-cell office:value-type="float" office:value="52128.74" calcext:value-type="float">
            <text:p>52128.74</text:p>
          </table:table-cell>
          <table:table-cell table:formula="of:=[.B2536]/100000" office:value-type="float" office:value="0.5212874" calcext:value-type="float">
            <text:p>0.52128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12" calcext:value-type="date">
            <text:p>11/12/17</text:p>
          </table:table-cell>
          <table:table-cell office:value-type="float" office:value="52128.74" calcext:value-type="float">
            <text:p>52128.74</text:p>
          </table:table-cell>
          <table:table-cell table:formula="of:=[.B2537]/100000" office:value-type="float" office:value="0.5212874" calcext:value-type="float">
            <text:p>0.52128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13" calcext:value-type="date">
            <text:p>11/13/17</text:p>
          </table:table-cell>
          <table:table-cell office:value-type="float" office:value="55216.67" calcext:value-type="float">
            <text:p>55216.67</text:p>
          </table:table-cell>
          <table:table-cell table:formula="of:=[.B2538]/100000" office:value-type="float" office:value="0.5521667" calcext:value-type="float">
            <text:p>0.552166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14" calcext:value-type="date">
            <text:p>11/14/17</text:p>
          </table:table-cell>
          <table:table-cell office:value-type="float" office:value="57378.87" calcext:value-type="float">
            <text:p>57378.87</text:p>
          </table:table-cell>
          <table:table-cell table:formula="of:=[.B2539]/100000" office:value-type="float" office:value="0.5737887" calcext:value-type="float">
            <text:p>0.57378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15" calcext:value-type="date">
            <text:p>11/15/17</text:p>
          </table:table-cell>
          <table:table-cell office:value-type="float" office:value="60942.07" calcext:value-type="float">
            <text:p>60942.07</text:p>
          </table:table-cell>
          <table:table-cell table:formula="of:=[.B2540]/100000" office:value-type="float" office:value="0.6094207" calcext:value-type="float">
            <text:p>0.60942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16" calcext:value-type="date">
            <text:p>11/16/17</text:p>
          </table:table-cell>
          <table:table-cell office:value-type="float" office:value="65962.69" calcext:value-type="float">
            <text:p>65962.69</text:p>
          </table:table-cell>
          <table:table-cell table:formula="of:=[.B2541]/100000" office:value-type="float" office:value="0.6596269" calcext:value-type="float">
            <text:p>0.65962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17" calcext:value-type="date">
            <text:p>11/17/17</text:p>
          </table:table-cell>
          <table:table-cell office:value-type="float" office:value="73218.75" calcext:value-type="float">
            <text:p>73218.75</text:p>
          </table:table-cell>
          <table:table-cell table:formula="of:=[.B2542]/100000" office:value-type="float" office:value="0.7321875" calcext:value-type="float">
            <text:p>0.73218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18" calcext:value-type="date">
            <text:p>11/18/17</text:p>
          </table:table-cell>
          <table:table-cell office:value-type="float" office:value="73218.75" calcext:value-type="float">
            <text:p>73218.75</text:p>
          </table:table-cell>
          <table:table-cell table:formula="of:=[.B2543]/100000" office:value-type="float" office:value="0.7321875" calcext:value-type="float">
            <text:p>0.73218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19" calcext:value-type="date">
            <text:p>11/19/17</text:p>
          </table:table-cell>
          <table:table-cell office:value-type="float" office:value="73218.75" calcext:value-type="float">
            <text:p>73218.75</text:p>
          </table:table-cell>
          <table:table-cell table:formula="of:=[.B2544]/100000" office:value-type="float" office:value="0.7321875" calcext:value-type="float">
            <text:p>0.73218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20" calcext:value-type="date">
            <text:p>11/20/17</text:p>
          </table:table-cell>
          <table:table-cell office:value-type="float" office:value="81271.27" calcext:value-type="float">
            <text:p>81271.27</text:p>
          </table:table-cell>
          <table:table-cell table:formula="of:=[.B2545]/100000" office:value-type="float" office:value="0.8127127" calcext:value-type="float">
            <text:p>0.81271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21" calcext:value-type="date">
            <text:p>11/21/17</text:p>
          </table:table-cell>
          <table:table-cell office:value-type="float" office:value="84372.18" calcext:value-type="float">
            <text:p>84372.18</text:p>
          </table:table-cell>
          <table:table-cell table:formula="of:=[.B2546]/100000" office:value-type="float" office:value="0.8437218" calcext:value-type="float">
            <text:p>0.84372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22" calcext:value-type="date">
            <text:p>11/22/17</text:p>
          </table:table-cell>
          <table:table-cell office:value-type="float" office:value="82363.57" calcext:value-type="float">
            <text:p>82363.57</text:p>
          </table:table-cell>
          <table:table-cell table:formula="of:=[.B2547]/100000" office:value-type="float" office:value="0.8236357" calcext:value-type="float">
            <text:p>0.823635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23" calcext:value-type="date">
            <text:p>11/23/17</text:p>
          </table:table-cell>
          <table:table-cell office:value-type="float" office:value="81759.98" calcext:value-type="float">
            <text:p>81759.98</text:p>
          </table:table-cell>
          <table:table-cell table:formula="of:=[.B2548]/100000" office:value-type="float" office:value="0.8175998" calcext:value-type="float">
            <text:p>0.81759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24" calcext:value-type="date">
            <text:p>11/24/17</text:p>
          </table:table-cell>
          <table:table-cell office:value-type="float" office:value="82185.75" calcext:value-type="float">
            <text:p>82185.75</text:p>
          </table:table-cell>
          <table:table-cell table:formula="of:=[.B2549]/100000" office:value-type="float" office:value="0.8218575" calcext:value-type="float">
            <text:p>0.82185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25" calcext:value-type="date">
            <text:p>11/25/17</text:p>
          </table:table-cell>
          <table:table-cell office:value-type="float" office:value="82185.75" calcext:value-type="float">
            <text:p>82185.75</text:p>
          </table:table-cell>
          <table:table-cell table:formula="of:=[.B2550]/100000" office:value-type="float" office:value="0.8218575" calcext:value-type="float">
            <text:p>0.82185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26" calcext:value-type="date">
            <text:p>11/26/17</text:p>
          </table:table-cell>
          <table:table-cell office:value-type="float" office:value="82185.75" calcext:value-type="float">
            <text:p>82185.75</text:p>
          </table:table-cell>
          <table:table-cell table:formula="of:=[.B2551]/100000" office:value-type="float" office:value="0.8218575" calcext:value-type="float">
            <text:p>0.82185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27" calcext:value-type="date">
            <text:p>11/27/17</text:p>
          </table:table-cell>
          <table:table-cell office:value-type="float" office:value="84457.36" calcext:value-type="float">
            <text:p>84457.36</text:p>
          </table:table-cell>
          <table:table-cell table:formula="of:=[.B2552]/100000" office:value-type="float" office:value="0.8445736" calcext:value-type="float">
            <text:p>0.84457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28" calcext:value-type="date">
            <text:p>11/28/17</text:p>
          </table:table-cell>
          <table:table-cell office:value-type="float" office:value="88235.61" calcext:value-type="float">
            <text:p>88235.61</text:p>
          </table:table-cell>
          <table:table-cell table:formula="of:=[.B2553]/100000" office:value-type="float" office:value="0.8823561" calcext:value-type="float">
            <text:p>0.88235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29" calcext:value-type="date">
            <text:p>11/29/17</text:p>
          </table:table-cell>
          <table:table-cell office:value-type="float" office:value="96794.46" calcext:value-type="float">
            <text:p>96794.46</text:p>
          </table:table-cell>
          <table:table-cell table:formula="of:=[.B2554]/100000" office:value-type="float" office:value="0.9679446" calcext:value-type="float">
            <text:p>0.96794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1-30" calcext:value-type="date">
            <text:p>11/30/17</text:p>
          </table:table-cell>
          <table:table-cell office:value-type="float" office:value="97192.71" calcext:value-type="float">
            <text:p>97192.71</text:p>
          </table:table-cell>
          <table:table-cell table:formula="of:=[.B2555]/100000" office:value-type="float" office:value="0.9719271" calcext:value-type="float">
            <text:p>0.97192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01" calcext:value-type="date">
            <text:p>12/01/17</text:p>
          </table:table-cell>
          <table:table-cell office:value-type="float" office:value="103024.27" calcext:value-type="float">
            <text:p>103024.27</text:p>
          </table:table-cell>
          <table:table-cell table:formula="of:=[.B2556]/100000" office:value-type="float" office:value="1.0302427" calcext:value-type="float">
            <text:p>1.03024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02" calcext:value-type="date">
            <text:p>12/02/17</text:p>
          </table:table-cell>
          <table:table-cell office:value-type="float" office:value="103024.27" calcext:value-type="float">
            <text:p>103024.27</text:p>
          </table:table-cell>
          <table:table-cell table:formula="of:=[.B2557]/100000" office:value-type="float" office:value="1.0302427" calcext:value-type="float">
            <text:p>1.03024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03" calcext:value-type="date">
            <text:p>12/03/17</text:p>
          </table:table-cell>
          <table:table-cell office:value-type="float" office:value="103024.27" calcext:value-type="float">
            <text:p>103024.27</text:p>
          </table:table-cell>
          <table:table-cell table:formula="of:=[.B2558]/100000" office:value-type="float" office:value="1.0302427" calcext:value-type="float">
            <text:p>1.03024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04" calcext:value-type="date">
            <text:p>12/04/17</text:p>
          </table:table-cell>
          <table:table-cell office:value-type="float" office:value="108279.53" calcext:value-type="float">
            <text:p>108279.53</text:p>
          </table:table-cell>
          <table:table-cell table:formula="of:=[.B2559]/100000" office:value-type="float" office:value="1.0827953" calcext:value-type="float">
            <text:p>1.08279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05" calcext:value-type="date">
            <text:p>12/05/17</text:p>
          </table:table-cell>
          <table:table-cell office:value-type="float" office:value="103190.42" calcext:value-type="float">
            <text:p>103190.42</text:p>
          </table:table-cell>
          <table:table-cell table:formula="of:=[.B2560]/100000" office:value-type="float" office:value="1.0319042" calcext:value-type="float">
            <text:p>1.03190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06" calcext:value-type="date">
            <text:p>12/06/17</text:p>
          </table:table-cell>
          <table:table-cell office:value-type="float" office:value="98609.89" calcext:value-type="float">
            <text:p>98609.89</text:p>
          </table:table-cell>
          <table:table-cell table:formula="of:=[.B2561]/100000" office:value-type="float" office:value="0.9860989" calcext:value-type="float">
            <text:p>0.98609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07" calcext:value-type="date">
            <text:p>12/07/17</text:p>
          </table:table-cell>
          <table:table-cell office:value-type="float" office:value="95440.47" calcext:value-type="float">
            <text:p>95440.47</text:p>
          </table:table-cell>
          <table:table-cell table:formula="of:=[.B2562]/100000" office:value-type="float" office:value="0.9544047" calcext:value-type="float">
            <text:p>0.95440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08" calcext:value-type="date">
            <text:p>12/08/17</text:p>
          </table:table-cell>
          <table:table-cell office:value-type="float" office:value="92778.11" calcext:value-type="float">
            <text:p>92778.11</text:p>
          </table:table-cell>
          <table:table-cell table:formula="of:=[.B2563]/100000" office:value-type="float" office:value="0.9277811" calcext:value-type="float">
            <text:p>0.92778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09" calcext:value-type="date">
            <text:p>12/09/17</text:p>
          </table:table-cell>
          <table:table-cell office:value-type="float" office:value="92778.11" calcext:value-type="float">
            <text:p>92778.11</text:p>
          </table:table-cell>
          <table:table-cell table:formula="of:=[.B2564]/100000" office:value-type="float" office:value="0.9277811" calcext:value-type="float">
            <text:p>0.92778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10" calcext:value-type="date">
            <text:p>12/10/17</text:p>
          </table:table-cell>
          <table:table-cell office:value-type="float" office:value="92778.11" calcext:value-type="float">
            <text:p>92778.11</text:p>
          </table:table-cell>
          <table:table-cell table:formula="of:=[.B2565]/100000" office:value-type="float" office:value="0.9277811" calcext:value-type="float">
            <text:p>0.92778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11" calcext:value-type="date">
            <text:p>12/11/17</text:p>
          </table:table-cell>
          <table:table-cell office:value-type="float" office:value="92778.11" calcext:value-type="float">
            <text:p>92778.11</text:p>
          </table:table-cell>
          <table:table-cell table:formula="of:=[.B2566]/100000" office:value-type="float" office:value="0.9277811" calcext:value-type="float">
            <text:p>0.92778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12" calcext:value-type="date">
            <text:p>12/12/17</text:p>
          </table:table-cell>
          <table:table-cell office:value-type="float" office:value="96396.45" calcext:value-type="float">
            <text:p>96396.45</text:p>
          </table:table-cell>
          <table:table-cell table:formula="of:=[.B2567]/100000" office:value-type="float" office:value="0.9639645" calcext:value-type="float">
            <text:p>0.96396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13" calcext:value-type="date">
            <text:p>12/13/17</text:p>
          </table:table-cell>
          <table:table-cell office:value-type="float" office:value="102276.63" calcext:value-type="float">
            <text:p>102276.63</text:p>
          </table:table-cell>
          <table:table-cell table:formula="of:=[.B2568]/100000" office:value-type="float" office:value="1.0227663" calcext:value-type="float">
            <text:p>1.02276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14" calcext:value-type="date">
            <text:p>12/14/17</text:p>
          </table:table-cell>
          <table:table-cell office:value-type="float" office:value="103555.08" calcext:value-type="float">
            <text:p>103555.08</text:p>
          </table:table-cell>
          <table:table-cell table:formula="of:=[.B2569]/100000" office:value-type="float" office:value="1.0355508" calcext:value-type="float">
            <text:p>1.03555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15" calcext:value-type="date">
            <text:p>12/15/17</text:p>
          </table:table-cell>
          <table:table-cell office:value-type="float" office:value="108198.44" calcext:value-type="float">
            <text:p>108198.44</text:p>
          </table:table-cell>
          <table:table-cell table:formula="of:=[.B2570]/100000" office:value-type="float" office:value="1.0819844" calcext:value-type="float">
            <text:p>1.081984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16" calcext:value-type="date">
            <text:p>12/16/17</text:p>
          </table:table-cell>
          <table:table-cell office:value-type="float" office:value="108198.44" calcext:value-type="float">
            <text:p>108198.44</text:p>
          </table:table-cell>
          <table:table-cell table:formula="of:=[.B2571]/100000" office:value-type="float" office:value="1.0819844" calcext:value-type="float">
            <text:p>1.081984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17" calcext:value-type="date">
            <text:p>12/17/17</text:p>
          </table:table-cell>
          <table:table-cell office:value-type="float" office:value="108198.44" calcext:value-type="float">
            <text:p>108198.44</text:p>
          </table:table-cell>
          <table:table-cell table:formula="of:=[.B2572]/100000" office:value-type="float" office:value="1.0819844" calcext:value-type="float">
            <text:p>1.081984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18" calcext:value-type="date">
            <text:p>12/18/17</text:p>
          </table:table-cell>
          <table:table-cell office:value-type="float" office:value="115734.62" calcext:value-type="float">
            <text:p>115734.62</text:p>
          </table:table-cell>
          <table:table-cell table:formula="of:=[.B2573]/100000" office:value-type="float" office:value="1.1573462" calcext:value-type="float">
            <text:p>1.15734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19" calcext:value-type="date">
            <text:p>12/19/17</text:p>
          </table:table-cell>
          <table:table-cell office:value-type="float" office:value="124190.13" calcext:value-type="float">
            <text:p>124190.13</text:p>
          </table:table-cell>
          <table:table-cell table:formula="of:=[.B2574]/100000" office:value-type="float" office:value="1.2419013" calcext:value-type="float">
            <text:p>1.24190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20" calcext:value-type="date">
            <text:p>12/20/17</text:p>
          </table:table-cell>
          <table:table-cell office:value-type="float" office:value="121205.72" calcext:value-type="float">
            <text:p>121205.72</text:p>
          </table:table-cell>
          <table:table-cell table:formula="of:=[.B2575]/100000" office:value-type="float" office:value="1.2120572" calcext:value-type="float">
            <text:p>1.21205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21" calcext:value-type="date">
            <text:p>12/21/17</text:p>
          </table:table-cell>
          <table:table-cell office:value-type="float" office:value="115265.19" calcext:value-type="float">
            <text:p>115265.19</text:p>
          </table:table-cell>
          <table:table-cell table:formula="of:=[.B2576]/100000" office:value-type="float" office:value="1.1526519" calcext:value-type="float">
            <text:p>1.15265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22" calcext:value-type="date">
            <text:p>12/22/17</text:p>
          </table:table-cell>
          <table:table-cell office:value-type="float" office:value="112268.29" calcext:value-type="float">
            <text:p>112268.29</text:p>
          </table:table-cell>
          <table:table-cell table:formula="of:=[.B2577]/100000" office:value-type="float" office:value="1.1226829" calcext:value-type="float">
            <text:p>1.12268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23" calcext:value-type="date">
            <text:p>12/23/17</text:p>
          </table:table-cell>
          <table:table-cell office:value-type="float" office:value="112268.29" calcext:value-type="float">
            <text:p>112268.29</text:p>
          </table:table-cell>
          <table:table-cell table:formula="of:=[.B2578]/100000" office:value-type="float" office:value="1.1226829" calcext:value-type="float">
            <text:p>1.12268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24" calcext:value-type="date">
            <text:p>12/24/17</text:p>
          </table:table-cell>
          <table:table-cell office:value-type="float" office:value="112268.29" calcext:value-type="float">
            <text:p>112268.29</text:p>
          </table:table-cell>
          <table:table-cell table:formula="of:=[.B2579]/100000" office:value-type="float" office:value="1.1226829" calcext:value-type="float">
            <text:p>1.12268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25" calcext:value-type="date">
            <text:p>12/25/17</text:p>
          </table:table-cell>
          <table:table-cell office:value-type="float" office:value="112268.29" calcext:value-type="float">
            <text:p>112268.29</text:p>
          </table:table-cell>
          <table:table-cell table:formula="of:=[.B2580]/100000" office:value-type="float" office:value="1.1226829" calcext:value-type="float">
            <text:p>1.12268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26" calcext:value-type="date">
            <text:p>12/26/17</text:p>
          </table:table-cell>
          <table:table-cell office:value-type="float" office:value="112137.87" calcext:value-type="float">
            <text:p>112137.87</text:p>
          </table:table-cell>
          <table:table-cell table:formula="of:=[.B2581]/100000" office:value-type="float" office:value="1.1213787" calcext:value-type="float">
            <text:p>1.12137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27" calcext:value-type="date">
            <text:p>12/27/17</text:p>
          </table:table-cell>
          <table:table-cell office:value-type="float" office:value="106924.96" calcext:value-type="float">
            <text:p>106924.96</text:p>
          </table:table-cell>
          <table:table-cell table:formula="of:=[.B2582]/100000" office:value-type="float" office:value="1.0692496" calcext:value-type="float">
            <text:p>1.069249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28" calcext:value-type="date">
            <text:p>12/28/17</text:p>
          </table:table-cell>
          <table:table-cell office:value-type="float" office:value="107128.11" calcext:value-type="float">
            <text:p>107128.11</text:p>
          </table:table-cell>
          <table:table-cell table:formula="of:=[.B2583]/100000" office:value-type="float" office:value="1.0712811" calcext:value-type="float">
            <text:p>1.07128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29" calcext:value-type="date">
            <text:p>12/29/17</text:p>
          </table:table-cell>
          <table:table-cell office:value-type="float" office:value="111413.23" calcext:value-type="float">
            <text:p>111413.23</text:p>
          </table:table-cell>
          <table:table-cell table:formula="of:=[.B2584]/100000" office:value-type="float" office:value="1.1141323" calcext:value-type="float">
            <text:p>1.11413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30" calcext:value-type="date">
            <text:p>12/30/17</text:p>
          </table:table-cell>
          <table:table-cell office:value-type="float" office:value="111413.23" calcext:value-type="float">
            <text:p>111413.23</text:p>
          </table:table-cell>
          <table:table-cell table:formula="of:=[.B2585]/100000" office:value-type="float" office:value="1.1141323" calcext:value-type="float">
            <text:p>1.11413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7-12-31" calcext:value-type="date">
            <text:p>12/31/17</text:p>
          </table:table-cell>
          <table:table-cell office:value-type="float" office:value="111413.23" calcext:value-type="float">
            <text:p>111413.23</text:p>
          </table:table-cell>
          <table:table-cell table:formula="of:=[.B2586]/100000" office:value-type="float" office:value="1.1141323" calcext:value-type="float">
            <text:p>1.11413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01" calcext:value-type="date">
            <text:p>01/01/18</text:p>
          </table:table-cell>
          <table:table-cell office:value-type="float" office:value="111413.23" calcext:value-type="float">
            <text:p>111413.23</text:p>
          </table:table-cell>
          <table:table-cell table:formula="of:=[.B2587]/100000" office:value-type="float" office:value="1.1141323" calcext:value-type="float">
            <text:p>1.11413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02" calcext:value-type="date">
            <text:p>01/02/18</text:p>
          </table:table-cell>
          <table:table-cell office:value-type="float" office:value="119779.97" calcext:value-type="float">
            <text:p>119779.97</text:p>
          </table:table-cell>
          <table:table-cell table:formula="of:=[.B2588]/100000" office:value-type="float" office:value="1.1977997" calcext:value-type="float">
            <text:p>1.19779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03" calcext:value-type="date">
            <text:p>01/03/18</text:p>
          </table:table-cell>
          <table:table-cell office:value-type="float" office:value="123110.49" calcext:value-type="float">
            <text:p>123110.49</text:p>
          </table:table-cell>
          <table:table-cell table:formula="of:=[.B2589]/100000" office:value-type="float" office:value="1.2311049" calcext:value-type="float">
            <text:p>1.23110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04" calcext:value-type="date">
            <text:p>01/04/18</text:p>
          </table:table-cell>
          <table:table-cell office:value-type="float" office:value="128446.21" calcext:value-type="float">
            <text:p>128446.21</text:p>
          </table:table-cell>
          <table:table-cell table:formula="of:=[.B2590]/100000" office:value-type="float" office:value="1.2844621" calcext:value-type="float">
            <text:p>1.28446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05" calcext:value-type="date">
            <text:p>01/05/18</text:p>
          </table:table-cell>
          <table:table-cell office:value-type="float" office:value="136582.17" calcext:value-type="float">
            <text:p>136582.17</text:p>
          </table:table-cell>
          <table:table-cell table:formula="of:=[.B2591]/100000" office:value-type="float" office:value="1.3658217" calcext:value-type="float">
            <text:p>1.36582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06" calcext:value-type="date">
            <text:p>01/06/18</text:p>
          </table:table-cell>
          <table:table-cell office:value-type="float" office:value="136582.17" calcext:value-type="float">
            <text:p>136582.17</text:p>
          </table:table-cell>
          <table:table-cell table:formula="of:=[.B2592]/100000" office:value-type="float" office:value="1.3658217" calcext:value-type="float">
            <text:p>1.36582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07" calcext:value-type="date">
            <text:p>01/07/18</text:p>
          </table:table-cell>
          <table:table-cell office:value-type="float" office:value="136582.17" calcext:value-type="float">
            <text:p>136582.17</text:p>
          </table:table-cell>
          <table:table-cell table:formula="of:=[.B2593]/100000" office:value-type="float" office:value="1.3658217" calcext:value-type="float">
            <text:p>1.36582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08" calcext:value-type="date">
            <text:p>01/08/18</text:p>
          </table:table-cell>
          <table:table-cell office:value-type="float" office:value="143274.69" calcext:value-type="float">
            <text:p>143274.69</text:p>
          </table:table-cell>
          <table:table-cell table:formula="of:=[.B2594]/100000" office:value-type="float" office:value="1.4327469" calcext:value-type="float">
            <text:p>1.432746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09" calcext:value-type="date">
            <text:p>01/09/18</text:p>
          </table:table-cell>
          <table:table-cell office:value-type="float" office:value="151496.94" calcext:value-type="float">
            <text:p>151496.94</text:p>
          </table:table-cell>
          <table:table-cell table:formula="of:=[.B2595]/100000" office:value-type="float" office:value="1.5149694" calcext:value-type="float">
            <text:p>1.514969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10" calcext:value-type="date">
            <text:p>01/10/18</text:p>
          </table:table-cell>
          <table:table-cell office:value-type="float" office:value="157541.72" calcext:value-type="float">
            <text:p>157541.72</text:p>
          </table:table-cell>
          <table:table-cell table:formula="of:=[.B2596]/100000" office:value-type="float" office:value="1.5754172" calcext:value-type="float">
            <text:p>1.57541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11" calcext:value-type="date">
            <text:p>01/11/18</text:p>
          </table:table-cell>
          <table:table-cell office:value-type="float" office:value="168469.65" calcext:value-type="float">
            <text:p>168469.65</text:p>
          </table:table-cell>
          <table:table-cell table:formula="of:=[.B2597]/100000" office:value-type="float" office:value="1.6846965" calcext:value-type="float">
            <text:p>1.68469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12" calcext:value-type="date">
            <text:p>01/12/18</text:p>
          </table:table-cell>
          <table:table-cell office:value-type="float" office:value="178546.48" calcext:value-type="float">
            <text:p>178546.48</text:p>
          </table:table-cell>
          <table:table-cell table:formula="of:=[.B2598]/100000" office:value-type="float" office:value="1.7854648" calcext:value-type="float">
            <text:p>1.78546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13" calcext:value-type="date">
            <text:p>01/13/18</text:p>
          </table:table-cell>
          <table:table-cell office:value-type="float" office:value="178546.48" calcext:value-type="float">
            <text:p>178546.48</text:p>
          </table:table-cell>
          <table:table-cell table:formula="of:=[.B2599]/100000" office:value-type="float" office:value="1.7854648" calcext:value-type="float">
            <text:p>1.78546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14" calcext:value-type="date">
            <text:p>01/14/18</text:p>
          </table:table-cell>
          <table:table-cell office:value-type="float" office:value="178546.48" calcext:value-type="float">
            <text:p>178546.48</text:p>
          </table:table-cell>
          <table:table-cell table:formula="of:=[.B2600]/100000" office:value-type="float" office:value="1.7854648" calcext:value-type="float">
            <text:p>1.785464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15" calcext:value-type="date">
            <text:p>01/15/18</text:p>
          </table:table-cell>
          <table:table-cell office:value-type="float" office:value="182492.35" calcext:value-type="float">
            <text:p>182492.35</text:p>
          </table:table-cell>
          <table:table-cell table:formula="of:=[.B2601]/100000" office:value-type="float" office:value="1.8249235" calcext:value-type="float">
            <text:p>1.824923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17" calcext:value-type="date">
            <text:p>01/17/18</text:p>
          </table:table-cell>
          <table:table-cell office:value-type="float" office:value="194026.58" calcext:value-type="float">
            <text:p>194026.58</text:p>
          </table:table-cell>
          <table:table-cell table:formula="of:=[.B2602]/100000" office:value-type="float" office:value="1.9402658" calcext:value-type="float">
            <text:p>1.94026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18" calcext:value-type="date">
            <text:p>01/18/18</text:p>
          </table:table-cell>
          <table:table-cell office:value-type="float" office:value="201787.64" calcext:value-type="float">
            <text:p>201787.64</text:p>
          </table:table-cell>
          <table:table-cell table:formula="of:=[.B2603]/100000" office:value-type="float" office:value="2.0178764" calcext:value-type="float">
            <text:p>2.01787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19" calcext:value-type="date">
            <text:p>01/19/18</text:p>
          </table:table-cell>
          <table:table-cell office:value-type="float" office:value="211337.55" calcext:value-type="float">
            <text:p>211337.55</text:p>
          </table:table-cell>
          <table:table-cell table:formula="of:=[.B2604]/100000" office:value-type="float" office:value="2.1133755" calcext:value-type="float">
            <text:p>2.11337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20" calcext:value-type="date">
            <text:p>01/20/18</text:p>
          </table:table-cell>
          <table:table-cell office:value-type="float" office:value="211337.55" calcext:value-type="float">
            <text:p>211337.55</text:p>
          </table:table-cell>
          <table:table-cell table:formula="of:=[.B2605]/100000" office:value-type="float" office:value="2.1133755" calcext:value-type="float">
            <text:p>2.11337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21" calcext:value-type="date">
            <text:p>01/21/18</text:p>
          </table:table-cell>
          <table:table-cell office:value-type="float" office:value="211337.55" calcext:value-type="float">
            <text:p>211337.55</text:p>
          </table:table-cell>
          <table:table-cell table:formula="of:=[.B2606]/100000" office:value-type="float" office:value="2.1133755" calcext:value-type="float">
            <text:p>2.11337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23" calcext:value-type="date">
            <text:p>01/23/18</text:p>
          </table:table-cell>
          <table:table-cell office:value-type="float" office:value="241664.88" calcext:value-type="float">
            <text:p>241664.88</text:p>
          </table:table-cell>
          <table:table-cell table:formula="of:=[.B2607]/100000" office:value-type="float" office:value="2.4166488" calcext:value-type="float">
            <text:p>2.41664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24" calcext:value-type="date">
            <text:p>01/24/18</text:p>
          </table:table-cell>
          <table:table-cell office:value-type="float" office:value="261517.23" calcext:value-type="float">
            <text:p>261517.23</text:p>
          </table:table-cell>
          <table:table-cell table:formula="of:=[.B2608]/100000" office:value-type="float" office:value="2.6151723" calcext:value-type="float">
            <text:p>2.61517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25" calcext:value-type="date">
            <text:p>01/25/18</text:p>
          </table:table-cell>
          <table:table-cell office:value-type="float" office:value="263803.29" calcext:value-type="float">
            <text:p>263803.29</text:p>
          </table:table-cell>
          <table:table-cell table:formula="of:=[.B2609]/100000" office:value-type="float" office:value="2.6380329" calcext:value-type="float">
            <text:p>2.63803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26" calcext:value-type="date">
            <text:p>01/26/18</text:p>
          </table:table-cell>
          <table:table-cell office:value-type="float" office:value="266630.76" calcext:value-type="float">
            <text:p>266630.76</text:p>
          </table:table-cell>
          <table:table-cell table:formula="of:=[.B2610]/100000" office:value-type="float" office:value="2.6663076" calcext:value-type="float">
            <text:p>2.666307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27" calcext:value-type="date">
            <text:p>01/27/18</text:p>
          </table:table-cell>
          <table:table-cell office:value-type="float" office:value="266630.77" calcext:value-type="float">
            <text:p>266630.77</text:p>
          </table:table-cell>
          <table:table-cell table:formula="of:=[.B2611]/100000" office:value-type="float" office:value="2.6663077" calcext:value-type="float">
            <text:p>2.66630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28" calcext:value-type="date">
            <text:p>01/28/18</text:p>
          </table:table-cell>
          <table:table-cell office:value-type="float" office:value="266630.77" calcext:value-type="float">
            <text:p>266630.77</text:p>
          </table:table-cell>
          <table:table-cell table:formula="of:=[.B2612]/100000" office:value-type="float" office:value="2.6663077" calcext:value-type="float">
            <text:p>2.66630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29" calcext:value-type="date">
            <text:p>01/29/18</text:p>
          </table:table-cell>
          <table:table-cell office:value-type="float" office:value="255900.12" calcext:value-type="float">
            <text:p>255900.12</text:p>
          </table:table-cell>
          <table:table-cell table:formula="of:=[.B2613]/100000" office:value-type="float" office:value="2.5590012" calcext:value-type="float">
            <text:p>2.55900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30" calcext:value-type="date">
            <text:p>01/30/18</text:p>
          </table:table-cell>
          <table:table-cell office:value-type="float" office:value="249872.23" calcext:value-type="float">
            <text:p>249872.23</text:p>
          </table:table-cell>
          <table:table-cell table:formula="of:=[.B2614]/100000" office:value-type="float" office:value="2.4987223" calcext:value-type="float">
            <text:p>2.49872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1-31" calcext:value-type="date">
            <text:p>01/31/18</text:p>
          </table:table-cell>
          <table:table-cell office:value-type="float" office:value="235782.12" calcext:value-type="float">
            <text:p>235782.12</text:p>
          </table:table-cell>
          <table:table-cell table:formula="of:=[.B2615]/100000" office:value-type="float" office:value="2.3578212" calcext:value-type="float">
            <text:p>2.35782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01" calcext:value-type="date">
            <text:p>02/01/18</text:p>
          </table:table-cell>
          <table:table-cell office:value-type="float" office:value="227921.54" calcext:value-type="float">
            <text:p>227921.54</text:p>
          </table:table-cell>
          <table:table-cell table:formula="of:=[.B2616]/100000" office:value-type="float" office:value="2.2792154" calcext:value-type="float">
            <text:p>2.2792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02" calcext:value-type="date">
            <text:p>02/02/18</text:p>
          </table:table-cell>
          <table:table-cell office:value-type="float" office:value="224954.12" calcext:value-type="float">
            <text:p>224954.12</text:p>
          </table:table-cell>
          <table:table-cell table:formula="of:=[.B2617]/100000" office:value-type="float" office:value="2.2495412" calcext:value-type="float">
            <text:p>2.24954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03" calcext:value-type="date">
            <text:p>02/03/18</text:p>
          </table:table-cell>
          <table:table-cell office:value-type="float" office:value="224954.12" calcext:value-type="float">
            <text:p>224954.12</text:p>
          </table:table-cell>
          <table:table-cell table:formula="of:=[.B2618]/100000" office:value-type="float" office:value="2.2495412" calcext:value-type="float">
            <text:p>2.24954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04" calcext:value-type="date">
            <text:p>02/04/18</text:p>
          </table:table-cell>
          <table:table-cell office:value-type="float" office:value="224954.12" calcext:value-type="float">
            <text:p>224954.12</text:p>
          </table:table-cell>
          <table:table-cell table:formula="of:=[.B2619]/100000" office:value-type="float" office:value="2.2495412" calcext:value-type="float">
            <text:p>2.24954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05" calcext:value-type="date">
            <text:p>02/05/18</text:p>
          </table:table-cell>
          <table:table-cell office:value-type="float" office:value="227901.02" calcext:value-type="float">
            <text:p>227901.02</text:p>
          </table:table-cell>
          <table:table-cell table:formula="of:=[.B2620]/100000" office:value-type="float" office:value="2.2790102" calcext:value-type="float">
            <text:p>2.27901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06" calcext:value-type="date">
            <text:p>02/06/18</text:p>
          </table:table-cell>
          <table:table-cell office:value-type="float" office:value="233531.14" calcext:value-type="float">
            <text:p>233531.14</text:p>
          </table:table-cell>
          <table:table-cell table:formula="of:=[.B2621]/100000" office:value-type="float" office:value="2.3353114" calcext:value-type="float">
            <text:p>2.33531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07" calcext:value-type="date">
            <text:p>02/07/18</text:p>
          </table:table-cell>
          <table:table-cell office:value-type="float" office:value="232902.82" calcext:value-type="float">
            <text:p>232902.82</text:p>
          </table:table-cell>
          <table:table-cell table:formula="of:=[.B2622]/100000" office:value-type="float" office:value="2.3290282" calcext:value-type="float">
            <text:p>2.32902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08" calcext:value-type="date">
            <text:p>02/08/18</text:p>
          </table:table-cell>
          <table:table-cell office:value-type="float" office:value="236402.45" calcext:value-type="float">
            <text:p>236402.45</text:p>
          </table:table-cell>
          <table:table-cell table:formula="of:=[.B2623]/100000" office:value-type="float" office:value="2.3640245" calcext:value-type="float">
            <text:p>2.36402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09" calcext:value-type="date">
            <text:p>02/09/18</text:p>
          </table:table-cell>
          <table:table-cell office:value-type="float" office:value="236854.15" calcext:value-type="float">
            <text:p>236854.15</text:p>
          </table:table-cell>
          <table:table-cell table:formula="of:=[.B2624]/100000" office:value-type="float" office:value="2.3685415" calcext:value-type="float">
            <text:p>2.36854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10" calcext:value-type="date">
            <text:p>02/10/18</text:p>
          </table:table-cell>
          <table:table-cell office:value-type="float" office:value="236854.15" calcext:value-type="float">
            <text:p>236854.15</text:p>
          </table:table-cell>
          <table:table-cell table:formula="of:=[.B2625]/100000" office:value-type="float" office:value="2.3685415" calcext:value-type="float">
            <text:p>2.36854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11" calcext:value-type="date">
            <text:p>02/11/18</text:p>
          </table:table-cell>
          <table:table-cell office:value-type="float" office:value="236854.15" calcext:value-type="float">
            <text:p>236854.15</text:p>
          </table:table-cell>
          <table:table-cell table:formula="of:=[.B2626]/100000" office:value-type="float" office:value="2.3685415" calcext:value-type="float">
            <text:p>2.36854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12" calcext:value-type="date">
            <text:p>02/12/18</text:p>
          </table:table-cell>
          <table:table-cell office:value-type="float" office:value="236854.15" calcext:value-type="float">
            <text:p>236854.15</text:p>
          </table:table-cell>
          <table:table-cell table:formula="of:=[.B2627]/100000" office:value-type="float" office:value="2.3685415" calcext:value-type="float">
            <text:p>2.36854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13" calcext:value-type="date">
            <text:p>02/13/18</text:p>
          </table:table-cell>
          <table:table-cell office:value-type="float" office:value="236854.15" calcext:value-type="float">
            <text:p>236854.15</text:p>
          </table:table-cell>
          <table:table-cell table:formula="of:=[.B2628]/100000" office:value-type="float" office:value="2.3685415" calcext:value-type="float">
            <text:p>2.36854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14" calcext:value-type="date">
            <text:p>02/14/18</text:p>
          </table:table-cell>
          <table:table-cell office:value-type="float" office:value="238038.42" calcext:value-type="float">
            <text:p>238038.42</text:p>
          </table:table-cell>
          <table:table-cell table:formula="of:=[.B2629]/100000" office:value-type="float" office:value="2.3803842" calcext:value-type="float">
            <text:p>2.38038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15" calcext:value-type="date">
            <text:p>02/15/18</text:p>
          </table:table-cell>
          <table:table-cell office:value-type="float" office:value="237149.56" calcext:value-type="float">
            <text:p>237149.56</text:p>
          </table:table-cell>
          <table:table-cell table:formula="of:=[.B2630]/100000" office:value-type="float" office:value="2.3714956" calcext:value-type="float">
            <text:p>2.37149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16" calcext:value-type="date">
            <text:p>02/16/18</text:p>
          </table:table-cell>
          <table:table-cell office:value-type="float" office:value="236201.87" calcext:value-type="float">
            <text:p>236201.87</text:p>
          </table:table-cell>
          <table:table-cell table:formula="of:=[.B2631]/100000" office:value-type="float" office:value="2.3620187" calcext:value-type="float">
            <text:p>2.36201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17" calcext:value-type="date">
            <text:p>02/17/18</text:p>
          </table:table-cell>
          <table:table-cell office:value-type="float" office:value="236201.87" calcext:value-type="float">
            <text:p>236201.87</text:p>
          </table:table-cell>
          <table:table-cell table:formula="of:=[.B2632]/100000" office:value-type="float" office:value="2.3620187" calcext:value-type="float">
            <text:p>2.36201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18" calcext:value-type="date">
            <text:p>02/18/18</text:p>
          </table:table-cell>
          <table:table-cell office:value-type="float" office:value="236201.87" calcext:value-type="float">
            <text:p>236201.87</text:p>
          </table:table-cell>
          <table:table-cell table:formula="of:=[.B2633]/100000" office:value-type="float" office:value="2.3620187" calcext:value-type="float">
            <text:p>2.36201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19" calcext:value-type="date">
            <text:p>02/19/18</text:p>
          </table:table-cell>
          <table:table-cell office:value-type="float" office:value="234699.99" calcext:value-type="float">
            <text:p>234699.99</text:p>
          </table:table-cell>
          <table:table-cell table:formula="of:=[.B2634]/100000" office:value-type="float" office:value="2.3469999" calcext:value-type="float">
            <text:p>2.346999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20" calcext:value-type="date">
            <text:p>02/20/18</text:p>
          </table:table-cell>
          <table:table-cell office:value-type="float" office:value="232727.01" calcext:value-type="float">
            <text:p>232727.01</text:p>
          </table:table-cell>
          <table:table-cell table:formula="of:=[.B2635]/100000" office:value-type="float" office:value="2.3272701" calcext:value-type="float">
            <text:p>2.32727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21" calcext:value-type="date">
            <text:p>02/21/18</text:p>
          </table:table-cell>
          <table:table-cell office:value-type="float" office:value="230228.59" calcext:value-type="float">
            <text:p>230228.59</text:p>
          </table:table-cell>
          <table:table-cell table:formula="of:=[.B2636]/100000" office:value-type="float" office:value="2.3022859" calcext:value-type="float">
            <text:p>2.302285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22" calcext:value-type="date">
            <text:p>02/22/18</text:p>
          </table:table-cell>
          <table:table-cell office:value-type="float" office:value="230764.06" calcext:value-type="float">
            <text:p>230764.06</text:p>
          </table:table-cell>
          <table:table-cell table:formula="of:=[.B2637]/100000" office:value-type="float" office:value="2.3076406" calcext:value-type="float">
            <text:p>2.30764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23" calcext:value-type="date">
            <text:p>02/23/18</text:p>
          </table:table-cell>
          <table:table-cell office:value-type="float" office:value="225586.01" calcext:value-type="float">
            <text:p>225586.01</text:p>
          </table:table-cell>
          <table:table-cell table:formula="of:=[.B2638]/100000" office:value-type="float" office:value="2.2558601" calcext:value-type="float">
            <text:p>2.25586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24" calcext:value-type="date">
            <text:p>02/24/18</text:p>
          </table:table-cell>
          <table:table-cell office:value-type="float" office:value="225586.01" calcext:value-type="float">
            <text:p>225586.01</text:p>
          </table:table-cell>
          <table:table-cell table:formula="of:=[.B2639]/100000" office:value-type="float" office:value="2.2558601" calcext:value-type="float">
            <text:p>2.25586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25" calcext:value-type="date">
            <text:p>02/25/18</text:p>
          </table:table-cell>
          <table:table-cell office:value-type="float" office:value="225586.01" calcext:value-type="float">
            <text:p>225586.01</text:p>
          </table:table-cell>
          <table:table-cell table:formula="of:=[.B2640]/100000" office:value-type="float" office:value="2.2558601" calcext:value-type="float">
            <text:p>2.25586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26" calcext:value-type="date">
            <text:p>02/26/18</text:p>
          </table:table-cell>
          <table:table-cell office:value-type="float" office:value="226536.12" calcext:value-type="float">
            <text:p>226536.12</text:p>
          </table:table-cell>
          <table:table-cell table:formula="of:=[.B2641]/100000" office:value-type="float" office:value="2.2653612" calcext:value-type="float">
            <text:p>2.26536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27" calcext:value-type="date">
            <text:p>02/27/18</text:p>
          </table:table-cell>
          <table:table-cell office:value-type="float" office:value="217909.31" calcext:value-type="float">
            <text:p>217909.31</text:p>
          </table:table-cell>
          <table:table-cell table:formula="of:=[.B2642]/100000" office:value-type="float" office:value="2.1790931" calcext:value-type="float">
            <text:p>2.17909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2-28" calcext:value-type="date">
            <text:p>02/28/18</text:p>
          </table:table-cell>
          <table:table-cell office:value-type="float" office:value="214655.43" calcext:value-type="float">
            <text:p>214655.43</text:p>
          </table:table-cell>
          <table:table-cell table:formula="of:=[.B2643]/100000" office:value-type="float" office:value="2.1465543" calcext:value-type="float">
            <text:p>2.14655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01" calcext:value-type="date">
            <text:p>03/01/18</text:p>
          </table:table-cell>
          <table:table-cell office:value-type="float" office:value="213239.28" calcext:value-type="float">
            <text:p>213239.28</text:p>
          </table:table-cell>
          <table:table-cell table:formula="of:=[.B2644]/100000" office:value-type="float" office:value="2.1323928" calcext:value-type="float">
            <text:p>2.132392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02" calcext:value-type="date">
            <text:p>03/02/18</text:p>
          </table:table-cell>
          <table:table-cell office:value-type="float" office:value="216838.82" calcext:value-type="float">
            <text:p>216838.82</text:p>
          </table:table-cell>
          <table:table-cell table:formula="of:=[.B2645]/100000" office:value-type="float" office:value="2.1683882" calcext:value-type="float">
            <text:p>2.16838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03" calcext:value-type="date">
            <text:p>03/03/18</text:p>
          </table:table-cell>
          <table:table-cell office:value-type="float" office:value="216838.82" calcext:value-type="float">
            <text:p>216838.82</text:p>
          </table:table-cell>
          <table:table-cell table:formula="of:=[.B2646]/100000" office:value-type="float" office:value="2.1683882" calcext:value-type="float">
            <text:p>2.16838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04" calcext:value-type="date">
            <text:p>03/04/18</text:p>
          </table:table-cell>
          <table:table-cell office:value-type="float" office:value="216838.82" calcext:value-type="float">
            <text:p>216838.82</text:p>
          </table:table-cell>
          <table:table-cell table:formula="of:=[.B2647]/100000" office:value-type="float" office:value="2.1683882" calcext:value-type="float">
            <text:p>2.16838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05" calcext:value-type="date">
            <text:p>03/05/18</text:p>
          </table:table-cell>
          <table:table-cell office:value-type="float" office:value="217261.98" calcext:value-type="float">
            <text:p>217261.98</text:p>
          </table:table-cell>
          <table:table-cell table:formula="of:=[.B2648]/100000" office:value-type="float" office:value="2.1726198" calcext:value-type="float">
            <text:p>2.17261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06" calcext:value-type="date">
            <text:p>03/06/18</text:p>
          </table:table-cell>
          <table:table-cell office:value-type="float" office:value="210226.73" calcext:value-type="float">
            <text:p>210226.73</text:p>
          </table:table-cell>
          <table:table-cell table:formula="of:=[.B2649]/100000" office:value-type="float" office:value="2.1022673" calcext:value-type="float">
            <text:p>2.10226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07" calcext:value-type="date">
            <text:p>03/07/18</text:p>
          </table:table-cell>
          <table:table-cell office:value-type="float" office:value="205899.46" calcext:value-type="float">
            <text:p>205899.46</text:p>
          </table:table-cell>
          <table:table-cell table:formula="of:=[.B2650]/100000" office:value-type="float" office:value="2.0589946" calcext:value-type="float">
            <text:p>2.058994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08" calcext:value-type="date">
            <text:p>03/08/18</text:p>
          </table:table-cell>
          <table:table-cell office:value-type="float" office:value="208725.12" calcext:value-type="float">
            <text:p>208725.12</text:p>
          </table:table-cell>
          <table:table-cell table:formula="of:=[.B2651]/100000" office:value-type="float" office:value="2.0872512" calcext:value-type="float">
            <text:p>2.08725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09" calcext:value-type="date">
            <text:p>03/09/18</text:p>
          </table:table-cell>
          <table:table-cell office:value-type="float" office:value="215778.05" calcext:value-type="float">
            <text:p>215778.05</text:p>
          </table:table-cell>
          <table:table-cell table:formula="of:=[.B2652]/100000" office:value-type="float" office:value="2.1577805" calcext:value-type="float">
            <text:p>2.15778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10" calcext:value-type="date">
            <text:p>03/10/18</text:p>
          </table:table-cell>
          <table:table-cell office:value-type="float" office:value="215778.05" calcext:value-type="float">
            <text:p>215778.05</text:p>
          </table:table-cell>
          <table:table-cell table:formula="of:=[.B2653]/100000" office:value-type="float" office:value="2.1577805" calcext:value-type="float">
            <text:p>2.15778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11" calcext:value-type="date">
            <text:p>03/11/18</text:p>
          </table:table-cell>
          <table:table-cell office:value-type="float" office:value="215778.05" calcext:value-type="float">
            <text:p>215778.05</text:p>
          </table:table-cell>
          <table:table-cell table:formula="of:=[.B2654]/100000" office:value-type="float" office:value="2.1577805" calcext:value-type="float">
            <text:p>2.15778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12" calcext:value-type="date">
            <text:p>03/12/18</text:p>
          </table:table-cell>
          <table:table-cell office:value-type="float" office:value="216164.25" calcext:value-type="float">
            <text:p>216164.25</text:p>
          </table:table-cell>
          <table:table-cell table:formula="of:=[.B2655]/100000" office:value-type="float" office:value="2.1616425" calcext:value-type="float">
            <text:p>2.16164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13" calcext:value-type="date">
            <text:p>03/13/18</text:p>
          </table:table-cell>
          <table:table-cell office:value-type="float" office:value="216732.61" calcext:value-type="float">
            <text:p>216732.61</text:p>
          </table:table-cell>
          <table:table-cell table:formula="of:=[.B2656]/100000" office:value-type="float" office:value="2.1673261" calcext:value-type="float">
            <text:p>2.16732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14" calcext:value-type="date">
            <text:p>03/14/18</text:p>
          </table:table-cell>
          <table:table-cell office:value-type="float" office:value="217912.39" calcext:value-type="float">
            <text:p>217912.39</text:p>
          </table:table-cell>
          <table:table-cell table:formula="of:=[.B2657]/100000" office:value-type="float" office:value="2.1791239" calcext:value-type="float">
            <text:p>2.179123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15" calcext:value-type="date">
            <text:p>03/15/18</text:p>
          </table:table-cell>
          <table:table-cell office:value-type="float" office:value="215752.65" calcext:value-type="float">
            <text:p>215752.65</text:p>
          </table:table-cell>
          <table:table-cell table:formula="of:=[.B2658]/100000" office:value-type="float" office:value="2.1575265" calcext:value-type="float">
            <text:p>2.15752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16" calcext:value-type="date">
            <text:p>03/16/18</text:p>
          </table:table-cell>
          <table:table-cell office:value-type="float" office:value="226317.63" calcext:value-type="float">
            <text:p>226317.63</text:p>
          </table:table-cell>
          <table:table-cell table:formula="of:=[.B2659]/100000" office:value-type="float" office:value="2.2631763" calcext:value-type="float">
            <text:p>2.26317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17" calcext:value-type="date">
            <text:p>03/17/18</text:p>
          </table:table-cell>
          <table:table-cell office:value-type="float" office:value="226317.63" calcext:value-type="float">
            <text:p>226317.63</text:p>
          </table:table-cell>
          <table:table-cell table:formula="of:=[.B2660]/100000" office:value-type="float" office:value="2.2631763" calcext:value-type="float">
            <text:p>2.26317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18" calcext:value-type="date">
            <text:p>03/18/18</text:p>
          </table:table-cell>
          <table:table-cell office:value-type="float" office:value="226317.63" calcext:value-type="float">
            <text:p>226317.63</text:p>
          </table:table-cell>
          <table:table-cell table:formula="of:=[.B2661]/100000" office:value-type="float" office:value="2.2631763" calcext:value-type="float">
            <text:p>2.26317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19" calcext:value-type="date">
            <text:p>03/19/18</text:p>
          </table:table-cell>
          <table:table-cell office:value-type="float" office:value="226317.63" calcext:value-type="float">
            <text:p>226317.63</text:p>
          </table:table-cell>
          <table:table-cell table:formula="of:=[.B2662]/100000" office:value-type="float" office:value="2.2631763" calcext:value-type="float">
            <text:p>2.263176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20" calcext:value-type="date">
            <text:p>03/20/18</text:p>
          </table:table-cell>
          <table:table-cell office:value-type="float" office:value="230726.45" calcext:value-type="float">
            <text:p>230726.45</text:p>
          </table:table-cell>
          <table:table-cell table:formula="of:=[.B2663]/100000" office:value-type="float" office:value="2.3072645" calcext:value-type="float">
            <text:p>2.30726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21" calcext:value-type="date">
            <text:p>03/21/18</text:p>
          </table:table-cell>
          <table:table-cell office:value-type="float" office:value="230941.27" calcext:value-type="float">
            <text:p>230941.27</text:p>
          </table:table-cell>
          <table:table-cell table:formula="of:=[.B2664]/100000" office:value-type="float" office:value="2.3094127" calcext:value-type="float">
            <text:p>2.30941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22" calcext:value-type="date">
            <text:p>03/22/18</text:p>
          </table:table-cell>
          <table:table-cell office:value-type="float" office:value="231334.02" calcext:value-type="float">
            <text:p>231334.02</text:p>
          </table:table-cell>
          <table:table-cell table:formula="of:=[.B2665]/100000" office:value-type="float" office:value="2.3133402" calcext:value-type="float">
            <text:p>2.31334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23" calcext:value-type="date">
            <text:p>03/23/18</text:p>
          </table:table-cell>
          <table:table-cell office:value-type="float" office:value="235002.77" calcext:value-type="float">
            <text:p>235002.77</text:p>
          </table:table-cell>
          <table:table-cell table:formula="of:=[.B2666]/100000" office:value-type="float" office:value="2.3500277" calcext:value-type="float">
            <text:p>2.35002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24" calcext:value-type="date">
            <text:p>03/24/18</text:p>
          </table:table-cell>
          <table:table-cell office:value-type="float" office:value="235002.77" calcext:value-type="float">
            <text:p>235002.77</text:p>
          </table:table-cell>
          <table:table-cell table:formula="of:=[.B2667]/100000" office:value-type="float" office:value="2.3500277" calcext:value-type="float">
            <text:p>2.35002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25" calcext:value-type="date">
            <text:p>03/25/18</text:p>
          </table:table-cell>
          <table:table-cell office:value-type="float" office:value="235002.77" calcext:value-type="float">
            <text:p>235002.77</text:p>
          </table:table-cell>
          <table:table-cell table:formula="of:=[.B2668]/100000" office:value-type="float" office:value="2.3500277" calcext:value-type="float">
            <text:p>2.35002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26" calcext:value-type="date">
            <text:p>03/26/18</text:p>
          </table:table-cell>
          <table:table-cell office:value-type="float" office:value="235417.33" calcext:value-type="float">
            <text:p>235417.33</text:p>
          </table:table-cell>
          <table:table-cell table:formula="of:=[.B2669]/100000" office:value-type="float" office:value="2.3541733" calcext:value-type="float">
            <text:p>2.35417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27" calcext:value-type="date">
            <text:p>03/27/18</text:p>
          </table:table-cell>
          <table:table-cell office:value-type="float" office:value="235774.65" calcext:value-type="float">
            <text:p>235774.65</text:p>
          </table:table-cell>
          <table:table-cell table:formula="of:=[.B2670]/100000" office:value-type="float" office:value="2.3577465" calcext:value-type="float">
            <text:p>2.35774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28" calcext:value-type="date">
            <text:p>03/28/18</text:p>
          </table:table-cell>
          <table:table-cell office:value-type="float" office:value="235998.21" calcext:value-type="float">
            <text:p>235998.21</text:p>
          </table:table-cell>
          <table:table-cell table:formula="of:=[.B2671]/100000" office:value-type="float" office:value="2.3599821" calcext:value-type="float">
            <text:p>2.35998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29" calcext:value-type="date">
            <text:p>03/29/18</text:p>
          </table:table-cell>
          <table:table-cell office:value-type="float" office:value="235998.21" calcext:value-type="float">
            <text:p>235998.21</text:p>
          </table:table-cell>
          <table:table-cell table:formula="of:=[.B2672]/100000" office:value-type="float" office:value="2.3599821" calcext:value-type="float">
            <text:p>2.35998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30" calcext:value-type="date">
            <text:p>03/30/18</text:p>
          </table:table-cell>
          <table:table-cell office:value-type="float" office:value="235998.21" calcext:value-type="float">
            <text:p>235998.21</text:p>
          </table:table-cell>
          <table:table-cell table:formula="of:=[.B2673]/100000" office:value-type="float" office:value="2.3599821" calcext:value-type="float">
            <text:p>2.35998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3-31" calcext:value-type="date">
            <text:p>03/31/18</text:p>
          </table:table-cell>
          <table:table-cell office:value-type="float" office:value="235998.21" calcext:value-type="float">
            <text:p>235998.21</text:p>
          </table:table-cell>
          <table:table-cell table:formula="of:=[.B2674]/100000" office:value-type="float" office:value="2.3599821" calcext:value-type="float">
            <text:p>2.35998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01" calcext:value-type="date">
            <text:p>04/01/18</text:p>
          </table:table-cell>
          <table:table-cell office:value-type="float" office:value="235998.21" calcext:value-type="float">
            <text:p>235998.21</text:p>
          </table:table-cell>
          <table:table-cell table:formula="of:=[.B2675]/100000" office:value-type="float" office:value="2.3599821" calcext:value-type="float">
            <text:p>2.35998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02" calcext:value-type="date">
            <text:p>04/02/18</text:p>
          </table:table-cell>
          <table:table-cell office:value-type="float" office:value="235344.77" calcext:value-type="float">
            <text:p>235344.77</text:p>
          </table:table-cell>
          <table:table-cell table:formula="of:=[.B2676]/100000" office:value-type="float" office:value="2.3534477" calcext:value-type="float">
            <text:p>2.35344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03" calcext:value-type="date">
            <text:p>04/03/18</text:p>
          </table:table-cell>
          <table:table-cell office:value-type="float" office:value="241667.13" calcext:value-type="float">
            <text:p>241667.13</text:p>
          </table:table-cell>
          <table:table-cell table:formula="of:=[.B2677]/100000" office:value-type="float" office:value="2.4166713" calcext:value-type="float">
            <text:p>2.416671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04" calcext:value-type="date">
            <text:p>04/04/18</text:p>
          </table:table-cell>
          <table:table-cell office:value-type="float" office:value="251311.51" calcext:value-type="float">
            <text:p>251311.51</text:p>
          </table:table-cell>
          <table:table-cell table:formula="of:=[.B2678]/100000" office:value-type="float" office:value="2.5131151" calcext:value-type="float">
            <text:p>2.51311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05" calcext:value-type="date">
            <text:p>04/05/18</text:p>
          </table:table-cell>
          <table:table-cell office:value-type="float" office:value="265447.98" calcext:value-type="float">
            <text:p>265447.98</text:p>
          </table:table-cell>
          <table:table-cell table:formula="of:=[.B2679]/100000" office:value-type="float" office:value="2.6544798" calcext:value-type="float">
            <text:p>2.65447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06" calcext:value-type="date">
            <text:p>04/06/18</text:p>
          </table:table-cell>
          <table:table-cell office:value-type="float" office:value="305215.85" calcext:value-type="float">
            <text:p>305215.85</text:p>
          </table:table-cell>
          <table:table-cell table:formula="of:=[.B2680]/100000" office:value-type="float" office:value="3.0521585" calcext:value-type="float">
            <text:p>3.05215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07" calcext:value-type="date">
            <text:p>04/07/18</text:p>
          </table:table-cell>
          <table:table-cell office:value-type="float" office:value="305215.85" calcext:value-type="float">
            <text:p>305215.85</text:p>
          </table:table-cell>
          <table:table-cell table:formula="of:=[.B2681]/100000" office:value-type="float" office:value="3.0521585" calcext:value-type="float">
            <text:p>3.05215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08" calcext:value-type="date">
            <text:p>04/08/18</text:p>
          </table:table-cell>
          <table:table-cell office:value-type="float" office:value="305215.85" calcext:value-type="float">
            <text:p>305215.85</text:p>
          </table:table-cell>
          <table:table-cell table:formula="of:=[.B2682]/100000" office:value-type="float" office:value="3.0521585" calcext:value-type="float">
            <text:p>3.05215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09" calcext:value-type="date">
            <text:p>04/09/18</text:p>
          </table:table-cell>
          <table:table-cell office:value-type="float" office:value="362831.54" calcext:value-type="float">
            <text:p>362831.54</text:p>
          </table:table-cell>
          <table:table-cell table:formula="of:=[.B2683]/100000" office:value-type="float" office:value="3.6283154" calcext:value-type="float">
            <text:p>3.628315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10" calcext:value-type="date">
            <text:p>04/10/18</text:p>
          </table:table-cell>
          <table:table-cell office:value-type="float" office:value="371829.45" calcext:value-type="float">
            <text:p>371829.45</text:p>
          </table:table-cell>
          <table:table-cell table:formula="of:=[.B2684]/100000" office:value-type="float" office:value="3.7182945" calcext:value-type="float">
            <text:p>3.71829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11" calcext:value-type="date">
            <text:p>04/11/18</text:p>
          </table:table-cell>
          <table:table-cell office:value-type="float" office:value="410684.51" calcext:value-type="float">
            <text:p>410684.51</text:p>
          </table:table-cell>
          <table:table-cell table:formula="of:=[.B2685]/100000" office:value-type="float" office:value="4.1068451" calcext:value-type="float">
            <text:p>4.10684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12" calcext:value-type="date">
            <text:p>04/12/18</text:p>
          </table:table-cell>
          <table:table-cell office:value-type="float" office:value="451349.25" calcext:value-type="float">
            <text:p>451349.25</text:p>
          </table:table-cell>
          <table:table-cell table:formula="of:=[.B2686]/100000" office:value-type="float" office:value="4.5134925" calcext:value-type="float">
            <text:p>4.51349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13" calcext:value-type="date">
            <text:p>04/13/18</text:p>
          </table:table-cell>
          <table:table-cell office:value-type="float" office:value="483732.7" calcext:value-type="float">
            <text:p>483732.7</text:p>
          </table:table-cell>
          <table:table-cell table:formula="of:=[.B2687]/100000" office:value-type="float" office:value="4.837327" calcext:value-type="float">
            <text:p>4.8373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14" calcext:value-type="date">
            <text:p>04/14/18</text:p>
          </table:table-cell>
          <table:table-cell office:value-type="float" office:value="483732.7" calcext:value-type="float">
            <text:p>483732.7</text:p>
          </table:table-cell>
          <table:table-cell table:formula="of:=[.B2688]/100000" office:value-type="float" office:value="4.837327" calcext:value-type="float">
            <text:p>4.8373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15" calcext:value-type="date">
            <text:p>04/15/18</text:p>
          </table:table-cell>
          <table:table-cell office:value-type="float" office:value="483732.7" calcext:value-type="float">
            <text:p>483732.7</text:p>
          </table:table-cell>
          <table:table-cell table:formula="of:=[.B2689]/100000" office:value-type="float" office:value="4.837327" calcext:value-type="float">
            <text:p>4.83732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16" calcext:value-type="date">
            <text:p>04/16/18</text:p>
          </table:table-cell>
          <table:table-cell office:value-type="float" office:value="523988.11" calcext:value-type="float">
            <text:p>523988.11</text:p>
          </table:table-cell>
          <table:table-cell table:formula="of:=[.B2690]/100000" office:value-type="float" office:value="5.2398811" calcext:value-type="float">
            <text:p>5.23988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17" calcext:value-type="date">
            <text:p>04/17/18</text:p>
          </table:table-cell>
          <table:table-cell office:value-type="float" office:value="551230.09" calcext:value-type="float">
            <text:p>551230.09</text:p>
          </table:table-cell>
          <table:table-cell table:formula="of:=[.B2691]/100000" office:value-type="float" office:value="5.5123009" calcext:value-type="float">
            <text:p>5.51230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18" calcext:value-type="date">
            <text:p>04/18/18</text:p>
          </table:table-cell>
          <table:table-cell office:value-type="float" office:value="641347.21" calcext:value-type="float">
            <text:p>641347.21</text:p>
          </table:table-cell>
          <table:table-cell table:formula="of:=[.B2692]/100000" office:value-type="float" office:value="6.4134721" calcext:value-type="float">
            <text:p>6.41347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19" calcext:value-type="date">
            <text:p>04/19/18</text:p>
          </table:table-cell>
          <table:table-cell office:value-type="float" office:value="641347.21" calcext:value-type="float">
            <text:p>641347.21</text:p>
          </table:table-cell>
          <table:table-cell table:formula="of:=[.B2693]/100000" office:value-type="float" office:value="6.4134721" calcext:value-type="float">
            <text:p>6.41347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20" calcext:value-type="date">
            <text:p>04/20/18</text:p>
          </table:table-cell>
          <table:table-cell office:value-type="float" office:value="610725.66" calcext:value-type="float">
            <text:p>610725.66</text:p>
          </table:table-cell>
          <table:table-cell table:formula="of:=[.B2694]/100000" office:value-type="float" office:value="6.1072566" calcext:value-type="float">
            <text:p>6.10725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21" calcext:value-type="date">
            <text:p>04/21/18</text:p>
          </table:table-cell>
          <table:table-cell office:value-type="float" office:value="610725.66" calcext:value-type="float">
            <text:p>610725.66</text:p>
          </table:table-cell>
          <table:table-cell table:formula="of:=[.B2695]/100000" office:value-type="float" office:value="6.1072566" calcext:value-type="float">
            <text:p>6.10725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22" calcext:value-type="date">
            <text:p>04/22/18</text:p>
          </table:table-cell>
          <table:table-cell office:value-type="float" office:value="610725.66" calcext:value-type="float">
            <text:p>610725.66</text:p>
          </table:table-cell>
          <table:table-cell table:formula="of:=[.B2696]/100000" office:value-type="float" office:value="6.1072566" calcext:value-type="float">
            <text:p>6.10725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23" calcext:value-type="date">
            <text:p>04/23/18</text:p>
          </table:table-cell>
          <table:table-cell office:value-type="float" office:value="630254.19" calcext:value-type="float">
            <text:p>630254.19</text:p>
          </table:table-cell>
          <table:table-cell table:formula="of:=[.B2697]/100000" office:value-type="float" office:value="6.3025419" calcext:value-type="float">
            <text:p>6.302541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24" calcext:value-type="date">
            <text:p>04/24/18</text:p>
          </table:table-cell>
          <table:table-cell office:value-type="float" office:value="625944.72" calcext:value-type="float">
            <text:p>625944.72</text:p>
          </table:table-cell>
          <table:table-cell table:formula="of:=[.B2698]/100000" office:value-type="float" office:value="6.2594472" calcext:value-type="float">
            <text:p>6.259447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25" calcext:value-type="date">
            <text:p>04/25/18</text:p>
          </table:table-cell>
          <table:table-cell office:value-type="float" office:value="635486.25" calcext:value-type="float">
            <text:p>635486.25</text:p>
          </table:table-cell>
          <table:table-cell table:formula="of:=[.B2699]/100000" office:value-type="float" office:value="6.3548625" calcext:value-type="float">
            <text:p>6.35486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26" calcext:value-type="date">
            <text:p>04/26/18</text:p>
          </table:table-cell>
          <table:table-cell office:value-type="float" office:value="638520.36" calcext:value-type="float">
            <text:p>638520.36</text:p>
          </table:table-cell>
          <table:table-cell table:formula="of:=[.B2700]/100000" office:value-type="float" office:value="6.3852036" calcext:value-type="float">
            <text:p>6.38520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27" calcext:value-type="date">
            <text:p>04/27/18</text:p>
          </table:table-cell>
          <table:table-cell office:value-type="float" office:value="623765.77" calcext:value-type="float">
            <text:p>623765.77</text:p>
          </table:table-cell>
          <table:table-cell table:formula="of:=[.B2701]/100000" office:value-type="float" office:value="6.2376577" calcext:value-type="float">
            <text:p>6.23765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28" calcext:value-type="date">
            <text:p>04/28/18</text:p>
          </table:table-cell>
          <table:table-cell office:value-type="float" office:value="623765.77" calcext:value-type="float">
            <text:p>623765.77</text:p>
          </table:table-cell>
          <table:table-cell table:formula="of:=[.B2702]/100000" office:value-type="float" office:value="6.2376577" calcext:value-type="float">
            <text:p>6.23765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29" calcext:value-type="date">
            <text:p>04/29/18</text:p>
          </table:table-cell>
          <table:table-cell office:value-type="float" office:value="623765.77" calcext:value-type="float">
            <text:p>623765.77</text:p>
          </table:table-cell>
          <table:table-cell table:formula="of:=[.B2703]/100000" office:value-type="float" office:value="6.2376577" calcext:value-type="float">
            <text:p>6.237657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4-30" calcext:value-type="date">
            <text:p>04/30/18</text:p>
          </table:table-cell>
          <table:table-cell office:value-type="float" office:value="621498.49" calcext:value-type="float">
            <text:p>621498.49</text:p>
          </table:table-cell>
          <table:table-cell table:formula="of:=[.B2704]/100000" office:value-type="float" office:value="6.2149849" calcext:value-type="float">
            <text:p>6.21498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01" calcext:value-type="date">
            <text:p>05/01/18</text:p>
          </table:table-cell>
          <table:table-cell office:value-type="float" office:value="621498.49" calcext:value-type="float">
            <text:p>621498.49</text:p>
          </table:table-cell>
          <table:table-cell table:formula="of:=[.B2705]/100000" office:value-type="float" office:value="6.2149849" calcext:value-type="float">
            <text:p>6.21498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02" calcext:value-type="date">
            <text:p>05/02/18</text:p>
          </table:table-cell>
          <table:table-cell office:value-type="float" office:value="637053.28" calcext:value-type="float">
            <text:p>637053.28</text:p>
          </table:table-cell>
          <table:table-cell table:formula="of:=[.B2706]/100000" office:value-type="float" office:value="6.3705328" calcext:value-type="float">
            <text:p>6.370532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03" calcext:value-type="date">
            <text:p>05/03/18</text:p>
          </table:table-cell>
          <table:table-cell office:value-type="float" office:value="648811.53" calcext:value-type="float">
            <text:p>648811.53</text:p>
          </table:table-cell>
          <table:table-cell table:formula="of:=[.B2707]/100000" office:value-type="float" office:value="6.4881153" calcext:value-type="float">
            <text:p>6.48811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04" calcext:value-type="date">
            <text:p>05/04/18</text:p>
          </table:table-cell>
          <table:table-cell office:value-type="float" office:value="643571.09" calcext:value-type="float">
            <text:p>643571.09</text:p>
          </table:table-cell>
          <table:table-cell table:formula="of:=[.B2708]/100000" office:value-type="float" office:value="6.4357109" calcext:value-type="float">
            <text:p>6.43571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05" calcext:value-type="date">
            <text:p>05/05/18</text:p>
          </table:table-cell>
          <table:table-cell office:value-type="float" office:value="643571.09" calcext:value-type="float">
            <text:p>643571.09</text:p>
          </table:table-cell>
          <table:table-cell table:formula="of:=[.B2709]/100000" office:value-type="float" office:value="6.4357109" calcext:value-type="float">
            <text:p>6.43571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06" calcext:value-type="date">
            <text:p>05/06/18</text:p>
          </table:table-cell>
          <table:table-cell office:value-type="float" office:value="643571.09" calcext:value-type="float">
            <text:p>643571.09</text:p>
          </table:table-cell>
          <table:table-cell table:formula="of:=[.B2710]/100000" office:value-type="float" office:value="6.4357109" calcext:value-type="float">
            <text:p>6.43571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07" calcext:value-type="date">
            <text:p>05/07/18</text:p>
          </table:table-cell>
          <table:table-cell office:value-type="float" office:value="636771.03" calcext:value-type="float">
            <text:p>636771.03</text:p>
          </table:table-cell>
          <table:table-cell table:formula="of:=[.B2711]/100000" office:value-type="float" office:value="6.3677103" calcext:value-type="float">
            <text:p>6.36771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08" calcext:value-type="date">
            <text:p>05/08/18</text:p>
          </table:table-cell>
          <table:table-cell office:value-type="float" office:value="661824.52" calcext:value-type="float">
            <text:p>661824.52</text:p>
          </table:table-cell>
          <table:table-cell table:formula="of:=[.B2712]/100000" office:value-type="float" office:value="6.6182452" calcext:value-type="float">
            <text:p>6.61824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09" calcext:value-type="date">
            <text:p>05/09/18</text:p>
          </table:table-cell>
          <table:table-cell office:value-type="float" office:value="690854.12" calcext:value-type="float">
            <text:p>690854.12</text:p>
          </table:table-cell>
          <table:table-cell table:formula="of:=[.B2713]/100000" office:value-type="float" office:value="6.9085412" calcext:value-type="float">
            <text:p>6.90854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10" calcext:value-type="date">
            <text:p>05/10/18</text:p>
          </table:table-cell>
          <table:table-cell office:value-type="float" office:value="697211.06" calcext:value-type="float">
            <text:p>697211.06</text:p>
          </table:table-cell>
          <table:table-cell table:formula="of:=[.B2714]/100000" office:value-type="float" office:value="6.9721106" calcext:value-type="float">
            <text:p>6.97211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11" calcext:value-type="date">
            <text:p>05/11/18</text:p>
          </table:table-cell>
          <table:table-cell office:value-type="float" office:value="710845.12" calcext:value-type="float">
            <text:p>710845.12</text:p>
          </table:table-cell>
          <table:table-cell table:formula="of:=[.B2715]/100000" office:value-type="float" office:value="7.1084512" calcext:value-type="float">
            <text:p>7.10845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12" calcext:value-type="date">
            <text:p>05/12/18</text:p>
          </table:table-cell>
          <table:table-cell office:value-type="float" office:value="710845.12" calcext:value-type="float">
            <text:p>710845.12</text:p>
          </table:table-cell>
          <table:table-cell table:formula="of:=[.B2716]/100000" office:value-type="float" office:value="7.1084512" calcext:value-type="float">
            <text:p>7.10845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13" calcext:value-type="date">
            <text:p>05/13/18</text:p>
          </table:table-cell>
          <table:table-cell office:value-type="float" office:value="710845.12" calcext:value-type="float">
            <text:p>710845.12</text:p>
          </table:table-cell>
          <table:table-cell table:formula="of:=[.B2717]/100000" office:value-type="float" office:value="7.1084512" calcext:value-type="float">
            <text:p>7.10845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14" calcext:value-type="date">
            <text:p>05/14/18</text:p>
          </table:table-cell>
          <table:table-cell office:value-type="float" office:value="710845.12" calcext:value-type="float">
            <text:p>710845.12</text:p>
          </table:table-cell>
          <table:table-cell table:formula="of:=[.B2718]/100000" office:value-type="float" office:value="7.1084512" calcext:value-type="float">
            <text:p>7.10845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15" calcext:value-type="date">
            <text:p>05/15/18</text:p>
          </table:table-cell>
          <table:table-cell office:value-type="float" office:value="711433.45" calcext:value-type="float">
            <text:p>711433.45</text:p>
          </table:table-cell>
          <table:table-cell table:formula="of:=[.B2719]/100000" office:value-type="float" office:value="7.1143345" calcext:value-type="float">
            <text:p>7.11433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16" calcext:value-type="date">
            <text:p>05/16/18</text:p>
          </table:table-cell>
          <table:table-cell office:value-type="float" office:value="731454.55" calcext:value-type="float">
            <text:p>731454.55</text:p>
          </table:table-cell>
          <table:table-cell table:formula="of:=[.B2720]/100000" office:value-type="float" office:value="7.3145455" calcext:value-type="float">
            <text:p>7.314545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17" calcext:value-type="date">
            <text:p>05/17/18</text:p>
          </table:table-cell>
          <table:table-cell office:value-type="float" office:value="745625.23" calcext:value-type="float">
            <text:p>745625.23</text:p>
          </table:table-cell>
          <table:table-cell table:formula="of:=[.B2721]/100000" office:value-type="float" office:value="7.4562523" calcext:value-type="float">
            <text:p>7.45625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18" calcext:value-type="date">
            <text:p>05/18/18</text:p>
          </table:table-cell>
          <table:table-cell office:value-type="float" office:value="752354.88" calcext:value-type="float">
            <text:p>752354.88</text:p>
          </table:table-cell>
          <table:table-cell table:formula="of:=[.B2722]/100000" office:value-type="float" office:value="7.5235488" calcext:value-type="float">
            <text:p>7.52354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19" calcext:value-type="date">
            <text:p>05/19/18</text:p>
          </table:table-cell>
          <table:table-cell office:value-type="float" office:value="752354.88" calcext:value-type="float">
            <text:p>752354.88</text:p>
          </table:table-cell>
          <table:table-cell table:formula="of:=[.B2723]/100000" office:value-type="float" office:value="7.5235488" calcext:value-type="float">
            <text:p>7.52354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20" calcext:value-type="date">
            <text:p>05/20/18</text:p>
          </table:table-cell>
          <table:table-cell office:value-type="float" office:value="752354.88" calcext:value-type="float">
            <text:p>752354.88</text:p>
          </table:table-cell>
          <table:table-cell table:formula="of:=[.B2724]/100000" office:value-type="float" office:value="7.5235488" calcext:value-type="float">
            <text:p>7.52354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21" calcext:value-type="date">
            <text:p>05/21/18</text:p>
          </table:table-cell>
          <table:table-cell office:value-type="float" office:value="761545.1" calcext:value-type="float">
            <text:p>761545.1</text:p>
          </table:table-cell>
          <table:table-cell table:formula="of:=[.B2725]/100000" office:value-type="float" office:value="7.615451" calcext:value-type="float">
            <text:p>7.6154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22" calcext:value-type="date">
            <text:p>05/22/18</text:p>
          </table:table-cell>
          <table:table-cell office:value-type="float" office:value="810274.88" calcext:value-type="float">
            <text:p>810274.88</text:p>
          </table:table-cell>
          <table:table-cell table:formula="of:=[.B2726]/100000" office:value-type="float" office:value="8.1027488" calcext:value-type="float">
            <text:p>8.102748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23" calcext:value-type="date">
            <text:p>05/23/18</text:p>
          </table:table-cell>
          <table:table-cell office:value-type="float" office:value="855681.79" calcext:value-type="float">
            <text:p>855681.79</text:p>
          </table:table-cell>
          <table:table-cell table:formula="of:=[.B2727]/100000" office:value-type="float" office:value="8.5568179" calcext:value-type="float">
            <text:p>8.556817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24" calcext:value-type="date">
            <text:p>05/24/18</text:p>
          </table:table-cell>
          <table:table-cell office:value-type="float" office:value="879347.22" calcext:value-type="float">
            <text:p>879347.22</text:p>
          </table:table-cell>
          <table:table-cell table:formula="of:=[.B2728]/100000" office:value-type="float" office:value="8.7934722" calcext:value-type="float">
            <text:p>8.79347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25" calcext:value-type="date">
            <text:p>05/25/18</text:p>
          </table:table-cell>
          <table:table-cell office:value-type="float" office:value="931821.56" calcext:value-type="float">
            <text:p>931821.56</text:p>
          </table:table-cell>
          <table:table-cell table:formula="of:=[.B2729]/100000" office:value-type="float" office:value="9.3182156" calcext:value-type="float">
            <text:p>9.31821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26" calcext:value-type="date">
            <text:p>05/26/18</text:p>
          </table:table-cell>
          <table:table-cell office:value-type="float" office:value="931821.56" calcext:value-type="float">
            <text:p>931821.56</text:p>
          </table:table-cell>
          <table:table-cell table:formula="of:=[.B2730]/100000" office:value-type="float" office:value="9.3182156" calcext:value-type="float">
            <text:p>9.31821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27" calcext:value-type="date">
            <text:p>05/27/18</text:p>
          </table:table-cell>
          <table:table-cell office:value-type="float" office:value="931821.56" calcext:value-type="float">
            <text:p>931821.56</text:p>
          </table:table-cell>
          <table:table-cell table:formula="of:=[.B2731]/100000" office:value-type="float" office:value="9.3182156" calcext:value-type="float">
            <text:p>9.31821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28" calcext:value-type="date">
            <text:p>05/28/18</text:p>
          </table:table-cell>
          <table:table-cell office:value-type="float" office:value="990754.12" calcext:value-type="float">
            <text:p>990754.12</text:p>
          </table:table-cell>
          <table:table-cell table:formula="of:=[.B2732]/100000" office:value-type="float" office:value="9.9075412" calcext:value-type="float">
            <text:p>9.90754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29" calcext:value-type="date">
            <text:p>05/29/18</text:p>
          </table:table-cell>
          <table:table-cell office:value-type="float" office:value="995488.41" calcext:value-type="float">
            <text:p>995488.41</text:p>
          </table:table-cell>
          <table:table-cell table:formula="of:=[.B2733]/100000" office:value-type="float" office:value="9.9548841" calcext:value-type="float">
            <text:p>9.95488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30" calcext:value-type="date">
            <text:p>05/30/18</text:p>
          </table:table-cell>
          <table:table-cell office:value-type="float" office:value="1143564.25" calcext:value-type="float">
            <text:p>1143564.25</text:p>
          </table:table-cell>
          <table:table-cell table:formula="of:=[.B2734]/100000" office:value-type="float" office:value="11.4356425" calcext:value-type="float">
            <text:p>11.43564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5-31" calcext:value-type="date">
            <text:p>05/31/18</text:p>
          </table:table-cell>
          <table:table-cell office:value-type="float" office:value="1253684.21" calcext:value-type="float">
            <text:p>1253684.21</text:p>
          </table:table-cell>
          <table:table-cell table:formula="of:=[.B2735]/100000" office:value-type="float" office:value="12.5368421" calcext:value-type="float">
            <text:p>12.53684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01" calcext:value-type="date">
            <text:p>06/01/18</text:p>
          </table:table-cell>
          <table:table-cell office:value-type="float" office:value="1400135.87" calcext:value-type="float">
            <text:p>1400135.87</text:p>
          </table:table-cell>
          <table:table-cell table:formula="of:=[.B2736]/100000" office:value-type="float" office:value="14.0013587" calcext:value-type="float">
            <text:p>14.00135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02" calcext:value-type="date">
            <text:p>06/02/18</text:p>
          </table:table-cell>
          <table:table-cell office:value-type="float" office:value="1400135.87" calcext:value-type="float">
            <text:p>1400135.87</text:p>
          </table:table-cell>
          <table:table-cell table:formula="of:=[.B2737]/100000" office:value-type="float" office:value="14.0013587" calcext:value-type="float">
            <text:p>14.00135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03" calcext:value-type="date">
            <text:p>06/03/18</text:p>
          </table:table-cell>
          <table:table-cell office:value-type="float" office:value="1400135.87" calcext:value-type="float">
            <text:p>1400135.87</text:p>
          </table:table-cell>
          <table:table-cell table:formula="of:=[.B2738]/100000" office:value-type="float" office:value="14.0013587" calcext:value-type="float">
            <text:p>14.00135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04" calcext:value-type="date">
            <text:p>06/04/18</text:p>
          </table:table-cell>
          <table:table-cell office:value-type="float" office:value="1400135.87" calcext:value-type="float">
            <text:p>1400135.87</text:p>
          </table:table-cell>
          <table:table-cell table:formula="of:=[.B2739]/100000" office:value-type="float" office:value="14.0013587" calcext:value-type="float">
            <text:p>14.001358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05" calcext:value-type="date">
            <text:p>06/05/18</text:p>
          </table:table-cell>
          <table:table-cell office:value-type="float" office:value="1790422.05" calcext:value-type="float">
            <text:p>1790422.05</text:p>
          </table:table-cell>
          <table:table-cell table:formula="of:=[.B2740]/100000" office:value-type="float" office:value="17.9042205" calcext:value-type="float">
            <text:p>17.90422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06" calcext:value-type="date">
            <text:p>06/06/18</text:p>
          </table:table-cell>
          <table:table-cell office:value-type="float" office:value="1887544.51" calcext:value-type="float">
            <text:p>1887544.51</text:p>
          </table:table-cell>
          <table:table-cell table:formula="of:=[.B2741]/100000" office:value-type="float" office:value="18.8754451" calcext:value-type="float">
            <text:p>18.87544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07" calcext:value-type="date">
            <text:p>06/07/18</text:p>
          </table:table-cell>
          <table:table-cell office:value-type="float" office:value="2050198.1" calcext:value-type="float">
            <text:p>2050198.1</text:p>
          </table:table-cell>
          <table:table-cell table:formula="of:=[.B2742]/100000" office:value-type="float" office:value="20.501981" calcext:value-type="float">
            <text:p>20.5019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08" calcext:value-type="date">
            <text:p>06/08/18</text:p>
          </table:table-cell>
          <table:table-cell office:value-type="float" office:value="2050345.73" calcext:value-type="float">
            <text:p>2050345.73</text:p>
          </table:table-cell>
          <table:table-cell table:formula="of:=[.B2743]/100000" office:value-type="float" office:value="20.5034573" calcext:value-type="float">
            <text:p>20.50345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09" calcext:value-type="date">
            <text:p>06/09/18</text:p>
          </table:table-cell>
          <table:table-cell office:value-type="float" office:value="2050345.73" calcext:value-type="float">
            <text:p>2050345.73</text:p>
          </table:table-cell>
          <table:table-cell table:formula="of:=[.B2744]/100000" office:value-type="float" office:value="20.5034573" calcext:value-type="float">
            <text:p>20.50345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10" calcext:value-type="date">
            <text:p>06/10/18</text:p>
          </table:table-cell>
          <table:table-cell office:value-type="float" office:value="2050345.73" calcext:value-type="float">
            <text:p>2050345.73</text:p>
          </table:table-cell>
          <table:table-cell table:formula="of:=[.B2745]/100000" office:value-type="float" office:value="20.5034573" calcext:value-type="float">
            <text:p>20.50345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11" calcext:value-type="date">
            <text:p>06/11/18</text:p>
          </table:table-cell>
          <table:table-cell office:value-type="float" office:value="2201543.1" calcext:value-type="float">
            <text:p>2201543.1</text:p>
          </table:table-cell>
          <table:table-cell table:formula="of:=[.B2746]/100000" office:value-type="float" office:value="22.015431" calcext:value-type="float">
            <text:p>22.0154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12" calcext:value-type="date">
            <text:p>06/12/18</text:p>
          </table:table-cell>
          <table:table-cell office:value-type="float" office:value="2250725.22" calcext:value-type="float">
            <text:p>2250725.22</text:p>
          </table:table-cell>
          <table:table-cell table:formula="of:=[.B2747]/100000" office:value-type="float" office:value="22.5072522" calcext:value-type="float">
            <text:p>22.50725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13" calcext:value-type="date">
            <text:p>06/13/18</text:p>
          </table:table-cell>
          <table:table-cell office:value-type="float" office:value="2352872.15" calcext:value-type="float">
            <text:p>2352872.15</text:p>
          </table:table-cell>
          <table:table-cell table:formula="of:=[.B2748]/100000" office:value-type="float" office:value="23.5287215" calcext:value-type="float">
            <text:p>23.52872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14" calcext:value-type="date">
            <text:p>06/14/18</text:p>
          </table:table-cell>
          <table:table-cell office:value-type="float" office:value="2291385.44" calcext:value-type="float">
            <text:p>2291385.44</text:p>
          </table:table-cell>
          <table:table-cell table:formula="of:=[.B2749]/100000" office:value-type="float" office:value="22.9138544" calcext:value-type="float">
            <text:p>22.913854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15" calcext:value-type="date">
            <text:p>06/15/18</text:p>
          </table:table-cell>
          <table:table-cell office:value-type="float" office:value="2298257.33" calcext:value-type="float">
            <text:p>2298257.33</text:p>
          </table:table-cell>
          <table:table-cell table:formula="of:=[.B2750]/100000" office:value-type="float" office:value="22.9825733" calcext:value-type="float">
            <text:p>22.98257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16" calcext:value-type="date">
            <text:p>06/16/18</text:p>
          </table:table-cell>
          <table:table-cell office:value-type="float" office:value="2298257.33" calcext:value-type="float">
            <text:p>2298257.33</text:p>
          </table:table-cell>
          <table:table-cell table:formula="of:=[.B2751]/100000" office:value-type="float" office:value="22.9825733" calcext:value-type="float">
            <text:p>22.98257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17" calcext:value-type="date">
            <text:p>06/17/18</text:p>
          </table:table-cell>
          <table:table-cell office:value-type="float" office:value="2298257.33" calcext:value-type="float">
            <text:p>2298257.33</text:p>
          </table:table-cell>
          <table:table-cell table:formula="of:=[.B2752]/100000" office:value-type="float" office:value="22.9825733" calcext:value-type="float">
            <text:p>22.98257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18" calcext:value-type="date">
            <text:p>06/18/18</text:p>
          </table:table-cell>
          <table:table-cell office:value-type="float" office:value="2299173.25" calcext:value-type="float">
            <text:p>2299173.25</text:p>
          </table:table-cell>
          <table:table-cell table:formula="of:=[.B2753]/100000" office:value-type="float" office:value="22.9917325" calcext:value-type="float">
            <text:p>22.99173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19" calcext:value-type="date">
            <text:p>06/19/18</text:p>
          </table:table-cell>
          <table:table-cell office:value-type="float" office:value="2580622.73" calcext:value-type="float">
            <text:p>2580622.73</text:p>
          </table:table-cell>
          <table:table-cell table:formula="of:=[.B2754]/100000" office:value-type="float" office:value="25.8062273" calcext:value-type="float">
            <text:p>25.806227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20" calcext:value-type="date">
            <text:p>06/20/18</text:p>
          </table:table-cell>
          <table:table-cell office:value-type="float" office:value="2803495.81" calcext:value-type="float">
            <text:p>2803495.81</text:p>
          </table:table-cell>
          <table:table-cell table:formula="of:=[.B2755]/100000" office:value-type="float" office:value="28.0349581" calcext:value-type="float">
            <text:p>28.03495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21" calcext:value-type="date">
            <text:p>06/21/18</text:p>
          </table:table-cell>
          <table:table-cell office:value-type="float" office:value="2902142.35" calcext:value-type="float">
            <text:p>2902142.35</text:p>
          </table:table-cell>
          <table:table-cell table:formula="of:=[.B2756]/100000" office:value-type="float" office:value="29.0214235" calcext:value-type="float">
            <text:p>29.021423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22" calcext:value-type="date">
            <text:p>06/22/18</text:p>
          </table:table-cell>
          <table:table-cell office:value-type="float" office:value="2951374.61" calcext:value-type="float">
            <text:p>2951374.61</text:p>
          </table:table-cell>
          <table:table-cell table:formula="of:=[.B2757]/100000" office:value-type="float" office:value="29.5137461" calcext:value-type="float">
            <text:p>29.51374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23" calcext:value-type="date">
            <text:p>06/23/18</text:p>
          </table:table-cell>
          <table:table-cell office:value-type="float" office:value="2951374.61" calcext:value-type="float">
            <text:p>2951374.61</text:p>
          </table:table-cell>
          <table:table-cell table:formula="of:=[.B2758]/100000" office:value-type="float" office:value="29.5137461" calcext:value-type="float">
            <text:p>29.51374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24" calcext:value-type="date">
            <text:p>06/24/18</text:p>
          </table:table-cell>
          <table:table-cell office:value-type="float" office:value="2951374.61" calcext:value-type="float">
            <text:p>2951374.61</text:p>
          </table:table-cell>
          <table:table-cell table:formula="of:=[.B2759]/100000" office:value-type="float" office:value="29.5137461" calcext:value-type="float">
            <text:p>29.51374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25" calcext:value-type="date">
            <text:p>06/25/18</text:p>
          </table:table-cell>
          <table:table-cell office:value-type="float" office:value="2955830.74" calcext:value-type="float">
            <text:p>2955830.74</text:p>
          </table:table-cell>
          <table:table-cell table:formula="of:=[.B2760]/100000" office:value-type="float" office:value="29.5583074" calcext:value-type="float">
            <text:p>29.55830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26" calcext:value-type="date">
            <text:p>06/26/18</text:p>
          </table:table-cell>
          <table:table-cell office:value-type="float" office:value="3300248.25" calcext:value-type="float">
            <text:p>3300248.25</text:p>
          </table:table-cell>
          <table:table-cell table:formula="of:=[.B2761]/100000" office:value-type="float" office:value="33.0024825" calcext:value-type="float">
            <text:p>33.00248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27" calcext:value-type="date">
            <text:p>06/27/18</text:p>
          </table:table-cell>
          <table:table-cell office:value-type="float" office:value="3402186.33" calcext:value-type="float">
            <text:p>3402186.33</text:p>
          </table:table-cell>
          <table:table-cell table:formula="of:=[.B2762]/100000" office:value-type="float" office:value="34.0218633" calcext:value-type="float">
            <text:p>34.02186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28" calcext:value-type="date">
            <text:p>06/28/18</text:p>
          </table:table-cell>
          <table:table-cell office:value-type="float" office:value="3408671.41" calcext:value-type="float">
            <text:p>3408671.41</text:p>
          </table:table-cell>
          <table:table-cell table:formula="of:=[.B2763]/100000" office:value-type="float" office:value="34.0867141" calcext:value-type="float">
            <text:p>34.08671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29" calcext:value-type="date">
            <text:p>06/29/18</text:p>
          </table:table-cell>
          <table:table-cell office:value-type="float" office:value="3405751.03" calcext:value-type="float">
            <text:p>3405751.03</text:p>
          </table:table-cell>
          <table:table-cell table:formula="of:=[.B2764]/100000" office:value-type="float" office:value="34.0575103" calcext:value-type="float">
            <text:p>34.05751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6-30" calcext:value-type="date">
            <text:p>06/30/18</text:p>
          </table:table-cell>
          <table:table-cell office:value-type="float" office:value="3405751.03" calcext:value-type="float">
            <text:p>3405751.03</text:p>
          </table:table-cell>
          <table:table-cell table:formula="of:=[.B2765]/100000" office:value-type="float" office:value="34.0575103" calcext:value-type="float">
            <text:p>34.05751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01" calcext:value-type="date">
            <text:p>07/01/18</text:p>
          </table:table-cell>
          <table:table-cell office:value-type="float" office:value="3405751.03" calcext:value-type="float">
            <text:p>3405751.03</text:p>
          </table:table-cell>
          <table:table-cell table:formula="of:=[.B2766]/100000" office:value-type="float" office:value="34.0575103" calcext:value-type="float">
            <text:p>34.057510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02" calcext:value-type="date">
            <text:p>07/02/18</text:p>
          </table:table-cell>
          <table:table-cell office:value-type="float" office:value="3410625.2" calcext:value-type="float">
            <text:p>3410625.2</text:p>
          </table:table-cell>
          <table:table-cell table:formula="of:=[.B2767]/100000" office:value-type="float" office:value="34.106252" calcext:value-type="float">
            <text:p>34.1062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03" calcext:value-type="date">
            <text:p>07/03/18</text:p>
          </table:table-cell>
          <table:table-cell office:value-type="float" office:value="3408522.61" calcext:value-type="float">
            <text:p>3408522.61</text:p>
          </table:table-cell>
          <table:table-cell table:formula="of:=[.B2768]/100000" office:value-type="float" office:value="34.0852261" calcext:value-type="float">
            <text:p>34.08522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04" calcext:value-type="date">
            <text:p>07/04/18</text:p>
          </table:table-cell>
          <table:table-cell office:value-type="float" office:value="3500265.82" calcext:value-type="float">
            <text:p>3500265.82</text:p>
          </table:table-cell>
          <table:table-cell table:formula="of:=[.B2769]/100000" office:value-type="float" office:value="35.0026582" calcext:value-type="float">
            <text:p>35.00265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05" calcext:value-type="date">
            <text:p>07/05/18</text:p>
          </table:table-cell>
          <table:table-cell office:value-type="float" office:value="3500265.82" calcext:value-type="float">
            <text:p>3500265.82</text:p>
          </table:table-cell>
          <table:table-cell table:formula="of:=[.B2770]/100000" office:value-type="float" office:value="35.0026582" calcext:value-type="float">
            <text:p>35.002658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06" calcext:value-type="date">
            <text:p>07/06/18</text:p>
          </table:table-cell>
          <table:table-cell office:value-type="float" office:value="3498521.75" calcext:value-type="float">
            <text:p>3498521.75</text:p>
          </table:table-cell>
          <table:table-cell table:formula="of:=[.B2771]/100000" office:value-type="float" office:value="34.9852175" calcext:value-type="float">
            <text:p>34.98521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07" calcext:value-type="date">
            <text:p>07/07/18</text:p>
          </table:table-cell>
          <table:table-cell office:value-type="float" office:value="3498521.75" calcext:value-type="float">
            <text:p>3498521.75</text:p>
          </table:table-cell>
          <table:table-cell table:formula="of:=[.B2772]/100000" office:value-type="float" office:value="34.9852175" calcext:value-type="float">
            <text:p>34.98521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08" calcext:value-type="date">
            <text:p>07/08/18</text:p>
          </table:table-cell>
          <table:table-cell office:value-type="float" office:value="3498521.75" calcext:value-type="float">
            <text:p>3498521.75</text:p>
          </table:table-cell>
          <table:table-cell table:formula="of:=[.B2773]/100000" office:value-type="float" office:value="34.9852175" calcext:value-type="float">
            <text:p>34.985217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09" calcext:value-type="date">
            <text:p>07/09/18</text:p>
          </table:table-cell>
          <table:table-cell office:value-type="float" office:value="3495210.45" calcext:value-type="float">
            <text:p>3495210.45</text:p>
          </table:table-cell>
          <table:table-cell table:formula="of:=[.B2774]/100000" office:value-type="float" office:value="34.9521045" calcext:value-type="float">
            <text:p>34.95210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10" calcext:value-type="date">
            <text:p>07/10/18</text:p>
          </table:table-cell>
          <table:table-cell office:value-type="float" office:value="3492815.11" calcext:value-type="float">
            <text:p>3492815.11</text:p>
          </table:table-cell>
          <table:table-cell table:formula="of:=[.B2775]/100000" office:value-type="float" office:value="34.9281511" calcext:value-type="float">
            <text:p>34.92815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11" calcext:value-type="date">
            <text:p>07/11/18</text:p>
          </table:table-cell>
          <table:table-cell office:value-type="float" office:value="3410269.14" calcext:value-type="float">
            <text:p>3410269.14</text:p>
          </table:table-cell>
          <table:table-cell table:formula="of:=[.B2776]/100000" office:value-type="float" office:value="34.1026914" calcext:value-type="float">
            <text:p>34.102691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12" calcext:value-type="date">
            <text:p>07/12/18</text:p>
          </table:table-cell>
          <table:table-cell office:value-type="float" office:value="3411685.2" calcext:value-type="float">
            <text:p>3411685.2</text:p>
          </table:table-cell>
          <table:table-cell table:formula="of:=[.B2777]/100000" office:value-type="float" office:value="34.116852" calcext:value-type="float">
            <text:p>34.1168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13" calcext:value-type="date">
            <text:p>07/13/18</text:p>
          </table:table-cell>
          <table:table-cell office:value-type="float" office:value="3415688.9" calcext:value-type="float">
            <text:p>3415688.9</text:p>
          </table:table-cell>
          <table:table-cell table:formula="of:=[.B2778]/100000" office:value-type="float" office:value="34.156889" calcext:value-type="float">
            <text:p>34.1568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14" calcext:value-type="date">
            <text:p>07/14/18</text:p>
          </table:table-cell>
          <table:table-cell office:value-type="float" office:value="3415688.9" calcext:value-type="float">
            <text:p>3415688.9</text:p>
          </table:table-cell>
          <table:table-cell table:formula="of:=[.B2779]/100000" office:value-type="float" office:value="34.156889" calcext:value-type="float">
            <text:p>34.1568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15" calcext:value-type="date">
            <text:p>07/15/18</text:p>
          </table:table-cell>
          <table:table-cell office:value-type="float" office:value="3415688.9" calcext:value-type="float">
            <text:p>3415688.9</text:p>
          </table:table-cell>
          <table:table-cell table:formula="of:=[.B2780]/100000" office:value-type="float" office:value="34.156889" calcext:value-type="float">
            <text:p>34.1568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16" calcext:value-type="date">
            <text:p>07/16/18</text:p>
          </table:table-cell>
          <table:table-cell office:value-type="float" office:value="3418605.2" calcext:value-type="float">
            <text:p>3418605.2</text:p>
          </table:table-cell>
          <table:table-cell table:formula="of:=[.B2781]/100000" office:value-type="float" office:value="34.186052" calcext:value-type="float">
            <text:p>34.1860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17" calcext:value-type="date">
            <text:p>07/17/18</text:p>
          </table:table-cell>
          <table:table-cell office:value-type="float" office:value="3670551.41" calcext:value-type="float">
            <text:p>3670551.41</text:p>
          </table:table-cell>
          <table:table-cell table:formula="of:=[.B2782]/100000" office:value-type="float" office:value="36.7055141" calcext:value-type="float">
            <text:p>36.70551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18" calcext:value-type="date">
            <text:p>07/18/18</text:p>
          </table:table-cell>
          <table:table-cell office:value-type="float" office:value="3721215.3" calcext:value-type="float">
            <text:p>3721215.3</text:p>
          </table:table-cell>
          <table:table-cell table:formula="of:=[.B2783]/100000" office:value-type="float" office:value="37.212153" calcext:value-type="float">
            <text:p>37.21215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19" calcext:value-type="date">
            <text:p>07/19/18</text:p>
          </table:table-cell>
          <table:table-cell office:value-type="float" office:value="3722105" calcext:value-type="float">
            <text:p>3722105</text:p>
          </table:table-cell>
          <table:table-cell table:formula="of:=[.B2784]/100000" office:value-type="float" office:value="37.22105" calcext:value-type="float">
            <text:p>37.221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20" calcext:value-type="date">
            <text:p>07/20/18</text:p>
          </table:table-cell>
          <table:table-cell office:value-type="float" office:value="3619833.2" calcext:value-type="float">
            <text:p>3619833.2</text:p>
          </table:table-cell>
          <table:table-cell table:formula="of:=[.B2785]/100000" office:value-type="float" office:value="36.198332" calcext:value-type="float">
            <text:p>36.19833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21" calcext:value-type="date">
            <text:p>07/21/18</text:p>
          </table:table-cell>
          <table:table-cell office:value-type="float" office:value="3619833.2" calcext:value-type="float">
            <text:p>3619833.2</text:p>
          </table:table-cell>
          <table:table-cell table:formula="of:=[.B2786]/100000" office:value-type="float" office:value="36.198332" calcext:value-type="float">
            <text:p>36.19833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22" calcext:value-type="date">
            <text:p>07/22/18</text:p>
          </table:table-cell>
          <table:table-cell office:value-type="float" office:value="3619833.2" calcext:value-type="float">
            <text:p>3619833.2</text:p>
          </table:table-cell>
          <table:table-cell table:formula="of:=[.B2787]/100000" office:value-type="float" office:value="36.198332" calcext:value-type="float">
            <text:p>36.19833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23" calcext:value-type="date">
            <text:p>07/23/18</text:p>
          </table:table-cell>
          <table:table-cell office:value-type="float" office:value="3525573.02" calcext:value-type="float">
            <text:p>3525573.02</text:p>
          </table:table-cell>
          <table:table-cell table:formula="of:=[.B2788]/100000" office:value-type="float" office:value="35.2557302" calcext:value-type="float">
            <text:p>35.25573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24" calcext:value-type="date">
            <text:p>07/24/18</text:p>
          </table:table-cell>
          <table:table-cell office:value-type="float" office:value="3525573.02" calcext:value-type="float">
            <text:p>3525573.02</text:p>
          </table:table-cell>
          <table:table-cell table:formula="of:=[.B2789]/100000" office:value-type="float" office:value="35.2557302" calcext:value-type="float">
            <text:p>35.255730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25" calcext:value-type="date">
            <text:p>07/25/18</text:p>
          </table:table-cell>
          <table:table-cell office:value-type="float" office:value="3527060.1" calcext:value-type="float">
            <text:p>3527060.1</text:p>
          </table:table-cell>
          <table:table-cell table:formula="of:=[.B2790]/100000" office:value-type="float" office:value="35.270601" calcext:value-type="float">
            <text:p>35.2706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26" calcext:value-type="date">
            <text:p>07/26/18</text:p>
          </table:table-cell>
          <table:table-cell office:value-type="float" office:value="3525680.85" calcext:value-type="float">
            <text:p>3525680.85</text:p>
          </table:table-cell>
          <table:table-cell table:formula="of:=[.B2791]/100000" office:value-type="float" office:value="35.2568085" calcext:value-type="float">
            <text:p>35.256808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27" calcext:value-type="date">
            <text:p>07/27/18</text:p>
          </table:table-cell>
          <table:table-cell office:value-type="float" office:value="3524330.15" calcext:value-type="float">
            <text:p>3524330.15</text:p>
          </table:table-cell>
          <table:table-cell table:formula="of:=[.B2792]/100000" office:value-type="float" office:value="35.2433015" calcext:value-type="float">
            <text:p>35.24330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28" calcext:value-type="date">
            <text:p>07/28/18</text:p>
          </table:table-cell>
          <table:table-cell office:value-type="float" office:value="3524330.15" calcext:value-type="float">
            <text:p>3524330.15</text:p>
          </table:table-cell>
          <table:table-cell table:formula="of:=[.B2793]/100000" office:value-type="float" office:value="35.2433015" calcext:value-type="float">
            <text:p>35.24330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29" calcext:value-type="date">
            <text:p>07/29/18</text:p>
          </table:table-cell>
          <table:table-cell office:value-type="float" office:value="3524330.15" calcext:value-type="float">
            <text:p>3524330.15</text:p>
          </table:table-cell>
          <table:table-cell table:formula="of:=[.B2794]/100000" office:value-type="float" office:value="35.2433015" calcext:value-type="float">
            <text:p>35.24330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30" calcext:value-type="date">
            <text:p>07/30/18</text:p>
          </table:table-cell>
          <table:table-cell office:value-type="float" office:value="3527230.71" calcext:value-type="float">
            <text:p>3527230.71</text:p>
          </table:table-cell>
          <table:table-cell table:formula="of:=[.B2795]/100000" office:value-type="float" office:value="35.2723071" calcext:value-type="float">
            <text:p>35.27230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7-31" calcext:value-type="date">
            <text:p>07/31/18</text:p>
          </table:table-cell>
          <table:table-cell office:value-type="float" office:value="3585674.2" calcext:value-type="float">
            <text:p>3585674.2</text:p>
          </table:table-cell>
          <table:table-cell table:formula="of:=[.B2796]/100000" office:value-type="float" office:value="35.856742" calcext:value-type="float">
            <text:p>35.8567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01" calcext:value-type="date">
            <text:p>08/01/18</text:p>
          </table:table-cell>
          <table:table-cell office:value-type="float" office:value="3602412.11" calcext:value-type="float">
            <text:p>3602412.11</text:p>
          </table:table-cell>
          <table:table-cell table:formula="of:=[.B2797]/100000" office:value-type="float" office:value="36.0241211" calcext:value-type="float">
            <text:p>36.02412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02" calcext:value-type="date">
            <text:p>08/02/18</text:p>
          </table:table-cell>
          <table:table-cell office:value-type="float" office:value="3629543.31" calcext:value-type="float">
            <text:p>3629543.31</text:p>
          </table:table-cell>
          <table:table-cell table:formula="of:=[.B2798]/100000" office:value-type="float" office:value="36.2954331" calcext:value-type="float">
            <text:p>36.29543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03" calcext:value-type="date">
            <text:p>08/03/18</text:p>
          </table:table-cell>
          <table:table-cell office:value-type="float" office:value="3651266.71" calcext:value-type="float">
            <text:p>3651266.71</text:p>
          </table:table-cell>
          <table:table-cell table:formula="of:=[.B2799]/100000" office:value-type="float" office:value="36.5126671" calcext:value-type="float">
            <text:p>36.51266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04" calcext:value-type="date">
            <text:p>08/04/18</text:p>
          </table:table-cell>
          <table:table-cell office:value-type="float" office:value="3651266.71" calcext:value-type="float">
            <text:p>3651266.71</text:p>
          </table:table-cell>
          <table:table-cell table:formula="of:=[.B2800]/100000" office:value-type="float" office:value="36.5126671" calcext:value-type="float">
            <text:p>36.51266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05" calcext:value-type="date">
            <text:p>08/05/18</text:p>
          </table:table-cell>
          <table:table-cell office:value-type="float" office:value="3651266.71" calcext:value-type="float">
            <text:p>3651266.71</text:p>
          </table:table-cell>
          <table:table-cell table:formula="of:=[.B2801]/100000" office:value-type="float" office:value="36.5126671" calcext:value-type="float">
            <text:p>36.51266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06" calcext:value-type="date">
            <text:p>08/06/18</text:p>
          </table:table-cell>
          <table:table-cell office:value-type="float" office:value="3672105.91" calcext:value-type="float">
            <text:p>3672105.91</text:p>
          </table:table-cell>
          <table:table-cell table:formula="of:=[.B2802]/100000" office:value-type="float" office:value="36.7210591" calcext:value-type="float">
            <text:p>36.72105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07" calcext:value-type="date">
            <text:p>08/07/18</text:p>
          </table:table-cell>
          <table:table-cell office:value-type="float" office:value="3678341.65" calcext:value-type="float">
            <text:p>3678341.65</text:p>
          </table:table-cell>
          <table:table-cell table:formula="of:=[.B2803]/100000" office:value-type="float" office:value="36.7834165" calcext:value-type="float">
            <text:p>36.78341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08" calcext:value-type="date">
            <text:p>08/08/18</text:p>
          </table:table-cell>
          <table:table-cell office:value-type="float" office:value="3811284.25" calcext:value-type="float">
            <text:p>3811284.25</text:p>
          </table:table-cell>
          <table:table-cell table:formula="of:=[.B2804]/100000" office:value-type="float" office:value="38.1128425" calcext:value-type="float">
            <text:p>38.11284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09" calcext:value-type="date">
            <text:p>08/09/18</text:p>
          </table:table-cell>
          <table:table-cell office:value-type="float" office:value="3905812.62" calcext:value-type="float">
            <text:p>3905812.62</text:p>
          </table:table-cell>
          <table:table-cell table:formula="of:=[.B2805]/100000" office:value-type="float" office:value="39.0581262" calcext:value-type="float">
            <text:p>39.058126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10" calcext:value-type="date">
            <text:p>08/10/18</text:p>
          </table:table-cell>
          <table:table-cell office:value-type="float" office:value="4101273.51" calcext:value-type="float">
            <text:p>4101273.51</text:p>
          </table:table-cell>
          <table:table-cell table:formula="of:=[.B2806]/100000" office:value-type="float" office:value="41.0127351" calcext:value-type="float">
            <text:p>41.01273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11" calcext:value-type="date">
            <text:p>08/11/18</text:p>
          </table:table-cell>
          <table:table-cell office:value-type="float" office:value="4101273.51" calcext:value-type="float">
            <text:p>4101273.51</text:p>
          </table:table-cell>
          <table:table-cell table:formula="of:=[.B2807]/100000" office:value-type="float" office:value="41.0127351" calcext:value-type="float">
            <text:p>41.01273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12" calcext:value-type="date">
            <text:p>08/12/18</text:p>
          </table:table-cell>
          <table:table-cell office:value-type="float" office:value="4101273.51" calcext:value-type="float">
            <text:p>4101273.51</text:p>
          </table:table-cell>
          <table:table-cell table:formula="of:=[.B2808]/100000" office:value-type="float" office:value="41.0127351" calcext:value-type="float">
            <text:p>41.01273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13" calcext:value-type="date">
            <text:p>08/13/18</text:p>
          </table:table-cell>
          <table:table-cell office:value-type="float" office:value="4205184.2" calcext:value-type="float">
            <text:p>4205184.2</text:p>
          </table:table-cell>
          <table:table-cell table:formula="of:=[.B2809]/100000" office:value-type="float" office:value="42.051842" calcext:value-type="float">
            <text:p>42.0518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14" calcext:value-type="date">
            <text:p>08/14/18</text:p>
          </table:table-cell>
          <table:table-cell office:value-type="float" office:value="4315688.91" calcext:value-type="float">
            <text:p>4315688.91</text:p>
          </table:table-cell>
          <table:table-cell table:formula="of:=[.B2810]/100000" office:value-type="float" office:value="43.1568891" calcext:value-type="float">
            <text:p>43.156889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15" calcext:value-type="date">
            <text:p>08/15/18</text:p>
          </table:table-cell>
          <table:table-cell office:value-type="float" office:value="4725940.1" calcext:value-type="float">
            <text:p>4725940.1</text:p>
          </table:table-cell>
          <table:table-cell table:formula="of:=[.B2811]/100000" office:value-type="float" office:value="47.259401" calcext:value-type="float">
            <text:p>47.25940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16" calcext:value-type="date">
            <text:p>08/16/18</text:p>
          </table:table-cell>
          <table:table-cell office:value-type="float" office:value="5409511.25" calcext:value-type="float">
            <text:p>5409511.25</text:p>
          </table:table-cell>
          <table:table-cell table:formula="of:=[.B2812]/100000" office:value-type="float" office:value="54.0951125" calcext:value-type="float">
            <text:p>54.095112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17" calcext:value-type="date">
            <text:p>08/17/18</text:p>
          </table:table-cell>
          <table:table-cell office:value-type="float" office:value="5921486.23" calcext:value-type="float">
            <text:p>5921486.23</text:p>
          </table:table-cell>
          <table:table-cell table:formula="of:=[.B2813]/100000" office:value-type="float" office:value="59.2148623" calcext:value-type="float">
            <text:p>59.21486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18" calcext:value-type="date">
            <text:p>08/18/18</text:p>
          </table:table-cell>
          <table:table-cell office:value-type="float" office:value="5921486.23" calcext:value-type="float">
            <text:p>5921486.23</text:p>
          </table:table-cell>
          <table:table-cell table:formula="of:=[.B2814]/100000" office:value-type="float" office:value="59.2148623" calcext:value-type="float">
            <text:p>59.21486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19" calcext:value-type="date">
            <text:p>08/19/18</text:p>
          </table:table-cell>
          <table:table-cell office:value-type="float" office:value="59.21" calcext:value-type="float">
            <text:p>59.21</text:p>
          </table:table-cell>
          <table:table-cell table:formula="of:=[.B2815]" office:value-type="float" office:value="59.21" calcext:value-type="float">
            <text:p>59.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20" calcext:value-type="date">
            <text:p>08/20/18</text:p>
          </table:table-cell>
          <table:table-cell office:value-type="float" office:value="59.21" calcext:value-type="float">
            <text:p>59.21</text:p>
          </table:table-cell>
          <table:table-cell table:formula="of:=[.B2816]" office:value-type="float" office:value="59.21" calcext:value-type="float">
            <text:p>59.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21" calcext:value-type="date">
            <text:p>08/21/18</text:p>
          </table:table-cell>
          <table:table-cell office:value-type="float" office:value="65.18" calcext:value-type="float">
            <text:p>65.18</text:p>
          </table:table-cell>
          <table:table-cell table:formula="of:=[.B2817]" office:value-type="float" office:value="65.18" calcext:value-type="float">
            <text:p>65.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22" calcext:value-type="date">
            <text:p>08/22/18</text:p>
          </table:table-cell>
          <table:table-cell office:value-type="float" office:value="71.21" calcext:value-type="float">
            <text:p>71.21</text:p>
          </table:table-cell>
          <table:table-cell table:formula="of:=[.B2818]" office:value-type="float" office:value="71.21" calcext:value-type="float">
            <text:p>71.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23" calcext:value-type="date">
            <text:p>08/23/18</text:p>
          </table:table-cell>
          <table:table-cell office:value-type="float" office:value="75.32" calcext:value-type="float">
            <text:p>75.32</text:p>
          </table:table-cell>
          <table:table-cell table:formula="of:=[.B2819]" office:value-type="float" office:value="75.32" calcext:value-type="float">
            <text:p>75.3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24" calcext:value-type="date">
            <text:p>08/24/18</text:p>
          </table:table-cell>
          <table:table-cell office:value-type="float" office:value="83.47" calcext:value-type="float">
            <text:p>83.47</text:p>
          </table:table-cell>
          <table:table-cell table:formula="of:=[.B2820]" office:value-type="float" office:value="83.47" calcext:value-type="float">
            <text:p>83.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25" calcext:value-type="date">
            <text:p>08/25/18</text:p>
          </table:table-cell>
          <table:table-cell office:value-type="float" office:value="83.47" calcext:value-type="float">
            <text:p>83.47</text:p>
          </table:table-cell>
          <table:table-cell table:formula="of:=[.B2821]" office:value-type="float" office:value="83.47" calcext:value-type="float">
            <text:p>83.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26" calcext:value-type="date">
            <text:p>08/26/18</text:p>
          </table:table-cell>
          <table:table-cell office:value-type="float" office:value="83.47" calcext:value-type="float">
            <text:p>83.47</text:p>
          </table:table-cell>
          <table:table-cell table:formula="of:=[.B2822]" office:value-type="float" office:value="83.47" calcext:value-type="float">
            <text:p>83.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27" calcext:value-type="date">
            <text:p>08/27/18</text:p>
          </table:table-cell>
          <table:table-cell office:value-type="float" office:value="84.31" calcext:value-type="float">
            <text:p>84.31</text:p>
          </table:table-cell>
          <table:table-cell table:formula="of:=[.B2823]" office:value-type="float" office:value="84.31" calcext:value-type="float">
            <text:p>84.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28" calcext:value-type="date">
            <text:p>08/28/18</text:p>
          </table:table-cell>
          <table:table-cell office:value-type="float" office:value="86.18" calcext:value-type="float">
            <text:p>86.18</text:p>
          </table:table-cell>
          <table:table-cell table:formula="of:=[.B2824]" office:value-type="float" office:value="86.18" calcext:value-type="float">
            <text:p>86.1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29" calcext:value-type="date">
            <text:p>08/29/18</text:p>
          </table:table-cell>
          <table:table-cell office:value-type="float" office:value="87.35" calcext:value-type="float">
            <text:p>87.35</text:p>
          </table:table-cell>
          <table:table-cell table:formula="of:=[.B2825]" office:value-type="float" office:value="87.35" calcext:value-type="float">
            <text:p>87.3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30" calcext:value-type="date">
            <text:p>08/30/18</text:p>
          </table:table-cell>
          <table:table-cell office:value-type="float" office:value="86.47" calcext:value-type="float">
            <text:p>86.47</text:p>
          </table:table-cell>
          <table:table-cell table:formula="of:=[.B2826]" office:value-type="float" office:value="86.47" calcext:value-type="float">
            <text:p>86.4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8-31" calcext:value-type="date">
            <text:p>08/31/18</text:p>
          </table:table-cell>
          <table:table-cell office:value-type="float" office:value="87.22" calcext:value-type="float">
            <text:p>87.22</text:p>
          </table:table-cell>
          <table:table-cell table:formula="of:=[.B2827]" office:value-type="float" office:value="87.22" calcext:value-type="float">
            <text:p>87.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01" calcext:value-type="date">
            <text:p>09/01/18</text:p>
          </table:table-cell>
          <table:table-cell office:value-type="float" office:value="87.22" calcext:value-type="float">
            <text:p>87.22</text:p>
          </table:table-cell>
          <table:table-cell table:formula="of:=[.B2828]" office:value-type="float" office:value="87.22" calcext:value-type="float">
            <text:p>87.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02" calcext:value-type="date">
            <text:p>09/02/18</text:p>
          </table:table-cell>
          <table:table-cell office:value-type="float" office:value="87.22" calcext:value-type="float">
            <text:p>87.22</text:p>
          </table:table-cell>
          <table:table-cell table:formula="of:=[.B2829]" office:value-type="float" office:value="87.22" calcext:value-type="float">
            <text:p>87.2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03" calcext:value-type="date">
            <text:p>09/03/18</text:p>
          </table:table-cell>
          <table:table-cell office:value-type="float" office:value="87.68" calcext:value-type="float">
            <text:p>87.68</text:p>
          </table:table-cell>
          <table:table-cell table:formula="of:=[.B2830]" office:value-type="float" office:value="87.68" calcext:value-type="float">
            <text:p>87.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04" calcext:value-type="date">
            <text:p>09/04/18</text:p>
          </table:table-cell>
          <table:table-cell office:value-type="float" office:value="88.09" calcext:value-type="float">
            <text:p>88.09</text:p>
          </table:table-cell>
          <table:table-cell table:formula="of:=[.B2831]" office:value-type="float" office:value="88.09" calcext:value-type="float">
            <text:p>88.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05" calcext:value-type="date">
            <text:p>09/05/18</text:p>
          </table:table-cell>
          <table:table-cell office:value-type="float" office:value="90.23" calcext:value-type="float">
            <text:p>90.23</text:p>
          </table:table-cell>
          <table:table-cell table:formula="of:=[.B2832]" office:value-type="float" office:value="90.23" calcext:value-type="float">
            <text:p>90.2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06" calcext:value-type="date">
            <text:p>09/06/18</text:p>
          </table:table-cell>
          <table:table-cell office:value-type="float" office:value="90.51" calcext:value-type="float">
            <text:p>90.51</text:p>
          </table:table-cell>
          <table:table-cell table:formula="of:=[.B2833]" office:value-type="float" office:value="90.51" calcext:value-type="float">
            <text:p>90.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07" calcext:value-type="date">
            <text:p>09/07/18</text:p>
          </table:table-cell>
          <table:table-cell office:value-type="float" office:value="91.64" calcext:value-type="float">
            <text:p>91.64</text:p>
          </table:table-cell>
          <table:table-cell table:formula="of:=[.B2834]" office:value-type="float" office:value="91.64" calcext:value-type="float">
            <text:p>91.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08" calcext:value-type="date">
            <text:p>09/08/18</text:p>
          </table:table-cell>
          <table:table-cell office:value-type="float" office:value="91.64" calcext:value-type="float">
            <text:p>91.64</text:p>
          </table:table-cell>
          <table:table-cell table:formula="of:=[.B2835]" office:value-type="float" office:value="91.64" calcext:value-type="float">
            <text:p>91.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09" calcext:value-type="date">
            <text:p>09/09/18</text:p>
          </table:table-cell>
          <table:table-cell office:value-type="float" office:value="91.64" calcext:value-type="float">
            <text:p>91.64</text:p>
          </table:table-cell>
          <table:table-cell table:formula="of:=[.B2836]" office:value-type="float" office:value="91.64" calcext:value-type="float">
            <text:p>91.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10" calcext:value-type="date">
            <text:p>09/10/18</text:p>
          </table:table-cell>
          <table:table-cell office:value-type="float" office:value="91.64" calcext:value-type="float">
            <text:p>91.64</text:p>
          </table:table-cell>
          <table:table-cell table:formula="of:=[.B2837]" office:value-type="float" office:value="91.64" calcext:value-type="float">
            <text:p>91.6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11" calcext:value-type="date">
            <text:p>09/11/18</text:p>
          </table:table-cell>
          <table:table-cell office:value-type="float" office:value="92.37" calcext:value-type="float">
            <text:p>92.37</text:p>
          </table:table-cell>
          <table:table-cell table:formula="of:=[.B2838]" office:value-type="float" office:value="92.37" calcext:value-type="float">
            <text:p>92.3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12" calcext:value-type="date">
            <text:p>09/12/18</text:p>
          </table:table-cell>
          <table:table-cell office:value-type="float" office:value="93.11" calcext:value-type="float">
            <text:p>93.11</text:p>
          </table:table-cell>
          <table:table-cell table:formula="of:=[.B2839]" office:value-type="float" office:value="93.11" calcext:value-type="float">
            <text:p>93.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13" calcext:value-type="date">
            <text:p>09/13/18</text:p>
          </table:table-cell>
          <table:table-cell office:value-type="float" office:value="93.21" calcext:value-type="float">
            <text:p>93.21</text:p>
          </table:table-cell>
          <table:table-cell table:formula="of:=[.B2840]" office:value-type="float" office:value="93.21" calcext:value-type="float">
            <text:p>93.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14" calcext:value-type="date">
            <text:p>09/14/18</text:p>
          </table:table-cell>
          <table:table-cell office:value-type="float" office:value="92.89" calcext:value-type="float">
            <text:p>92.89</text:p>
          </table:table-cell>
          <table:table-cell table:formula="of:=[.B2841]" office:value-type="float" office:value="92.89" calcext:value-type="float">
            <text:p>92.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15" calcext:value-type="date">
            <text:p>09/15/18</text:p>
          </table:table-cell>
          <table:table-cell office:value-type="float" office:value="92.89" calcext:value-type="float">
            <text:p>92.89</text:p>
          </table:table-cell>
          <table:table-cell table:formula="of:=[.B2842]" office:value-type="float" office:value="92.89" calcext:value-type="float">
            <text:p>92.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16" calcext:value-type="date">
            <text:p>09/16/18</text:p>
          </table:table-cell>
          <table:table-cell office:value-type="float" office:value="92.89" calcext:value-type="float">
            <text:p>92.89</text:p>
          </table:table-cell>
          <table:table-cell table:formula="of:=[.B2843]" office:value-type="float" office:value="92.89" calcext:value-type="float">
            <text:p>92.8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17" calcext:value-type="date">
            <text:p>09/17/18</text:p>
          </table:table-cell>
          <table:table-cell office:value-type="float" office:value="92.11" calcext:value-type="float">
            <text:p>92.11</text:p>
          </table:table-cell>
          <table:table-cell table:formula="of:=[.B2844]" office:value-type="float" office:value="92.11" calcext:value-type="float">
            <text:p>92.1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92.33" calcext:value-type="float">
            <text:p>92.33</text:p>
          </table:table-cell>
          <table:table-cell table:formula="of:=[.B2845]" office:value-type="float" office:value="92.33" calcext:value-type="float">
            <text:p>92.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19" calcext:value-type="date">
            <text:p>09/19/18</text:p>
          </table:table-cell>
          <table:table-cell office:value-type="float" office:value="92.07" calcext:value-type="float">
            <text:p>92.07</text:p>
          </table:table-cell>
          <table:table-cell table:formula="of:=[.B2846]" office:value-type="float" office:value="92.07" calcext:value-type="float">
            <text:p>92.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92.66" calcext:value-type="float">
            <text:p>92.66</text:p>
          </table:table-cell>
          <table:table-cell table:formula="of:=[.B2847]" office:value-type="float" office:value="92.66" calcext:value-type="float">
            <text:p>92.6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93.08" calcext:value-type="float">
            <text:p>93.08</text:p>
          </table:table-cell>
          <table:table-cell table:formula="of:=[.B2848]" office:value-type="float" office:value="93.08" calcext:value-type="float">
            <text:p>93.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22" calcext:value-type="date">
            <text:p>09/22/18</text:p>
          </table:table-cell>
          <table:table-cell office:value-type="float" office:value="93.08" calcext:value-type="float">
            <text:p>93.08</text:p>
          </table:table-cell>
          <table:table-cell table:formula="of:=[.B2849]" office:value-type="float" office:value="93.08" calcext:value-type="float">
            <text:p>93.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23" calcext:value-type="date">
            <text:p>09/23/18</text:p>
          </table:table-cell>
          <table:table-cell office:value-type="float" office:value="93.08" calcext:value-type="float">
            <text:p>93.08</text:p>
          </table:table-cell>
          <table:table-cell table:formula="of:=[.B2850]" office:value-type="float" office:value="93.08" calcext:value-type="float">
            <text:p>93.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96.45" calcext:value-type="float">
            <text:p>96.45</text:p>
          </table:table-cell>
          <table:table-cell table:formula="of:=[.B2851]" office:value-type="float" office:value="96.45" calcext:value-type="float">
            <text:p>96.4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96.3" calcext:value-type="float">
            <text:p>96.3</text:p>
          </table:table-cell>
          <table:table-cell table:formula="of:=[.B2852]" office:value-type="float" office:value="96.3" calcext:value-type="float">
            <text:p>96.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97.08" calcext:value-type="float">
            <text:p>97.08</text:p>
          </table:table-cell>
          <table:table-cell table:formula="of:=[.B2853]" office:value-type="float" office:value="97.08" calcext:value-type="float">
            <text:p>97.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97.51" calcext:value-type="float">
            <text:p>97.51</text:p>
          </table:table-cell>
          <table:table-cell table:formula="of:=[.B2854]" office:value-type="float" office:value="97.51" calcext:value-type="float">
            <text:p>97.5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98.06" calcext:value-type="float">
            <text:p>98.06</text:p>
          </table:table-cell>
          <table:table-cell table:formula="of:=[.B2855]" office:value-type="float" office:value="98.06" calcext:value-type="float">
            <text:p>98.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29" calcext:value-type="date">
            <text:p>09/29/18</text:p>
          </table:table-cell>
          <table:table-cell office:value-type="float" office:value="98.06" calcext:value-type="float">
            <text:p>98.06</text:p>
          </table:table-cell>
          <table:table-cell table:formula="of:=[.B2856]" office:value-type="float" office:value="98.06" calcext:value-type="float">
            <text:p>98.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09-30" calcext:value-type="date">
            <text:p>09/30/18</text:p>
          </table:table-cell>
          <table:table-cell office:value-type="float" office:value="98.06" calcext:value-type="float">
            <text:p>98.06</text:p>
          </table:table-cell>
          <table:table-cell table:formula="of:=[.B2857]" office:value-type="float" office:value="98.06" calcext:value-type="float">
            <text:p>98.0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98.56" calcext:value-type="float">
            <text:p>98.56</text:p>
          </table:table-cell>
          <table:table-cell table:formula="of:=[.B2858]" office:value-type="float" office:value="98.56" calcext:value-type="float">
            <text:p>98.5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99.12" calcext:value-type="float">
            <text:p>99.12</text:p>
          </table:table-cell>
          <table:table-cell table:formula="of:=[.B2859]" office:value-type="float" office:value="99.12" calcext:value-type="float">
            <text:p>99.1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01.34" calcext:value-type="float">
            <text:p>101.34</text:p>
          </table:table-cell>
          <table:table-cell table:formula="of:=[.B2860]" office:value-type="float" office:value="101.34" calcext:value-type="float">
            <text:p>101.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01.5" calcext:value-type="float">
            <text:p>101.5</text:p>
          </table:table-cell>
          <table:table-cell table:formula="of:=[.B2861]" office:value-type="float" office:value="101.5" calcext:value-type="float">
            <text:p>101.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02.97" calcext:value-type="float">
            <text:p>102.97</text:p>
          </table:table-cell>
          <table:table-cell table:formula="of:=[.B2862]" office:value-type="float" office:value="102.97" calcext:value-type="float">
            <text:p>102.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06" calcext:value-type="date">
            <text:p>10/06/18</text:p>
          </table:table-cell>
          <table:table-cell office:value-type="float" office:value="102.97" calcext:value-type="float">
            <text:p>102.97</text:p>
          </table:table-cell>
          <table:table-cell table:formula="of:=[.B2863]" office:value-type="float" office:value="102.97" calcext:value-type="float">
            <text:p>102.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07" calcext:value-type="date">
            <text:p>10/07/18</text:p>
          </table:table-cell>
          <table:table-cell office:value-type="float" office:value="102.97" calcext:value-type="float">
            <text:p>102.97</text:p>
          </table:table-cell>
          <table:table-cell table:formula="of:=[.B2864]" office:value-type="float" office:value="102.97" calcext:value-type="float">
            <text:p>102.9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office:value-type="float" office:value="103.5" calcext:value-type="float">
            <text:p>103.5</text:p>
          </table:table-cell>
          <table:table-cell table:formula="of:=[.B2865]" office:value-type="float" office:value="103.5" calcext:value-type="float">
            <text:p>103.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09" calcext:value-type="date">
            <text:p>10/09/18</text:p>
          </table:table-cell>
          <table:table-cell office:value-type="float" office:value="105.44" calcext:value-type="float">
            <text:p>105.44</text:p>
          </table:table-cell>
          <table:table-cell table:formula="of:=[.B2866]" office:value-type="float" office:value="105.44" calcext:value-type="float">
            <text:p>105.4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10" calcext:value-type="date">
            <text:p>10/10/18</text:p>
          </table:table-cell>
          <table:table-cell office:value-type="float" office:value="110.31" calcext:value-type="float">
            <text:p>110.31</text:p>
          </table:table-cell>
          <table:table-cell table:formula="of:=[.B2867]" office:value-type="float" office:value="110.31" calcext:value-type="float">
            <text:p>110.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11" calcext:value-type="date">
            <text:p>10/11/18</text:p>
          </table:table-cell>
          <table:table-cell office:value-type="float" office:value="115.29" calcext:value-type="float">
            <text:p>115.29</text:p>
          </table:table-cell>
          <table:table-cell table:formula="of:=[.B2868]" office:value-type="float" office:value="115.29" calcext:value-type="float">
            <text:p>115.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12" calcext:value-type="date">
            <text:p>10/12/18</text:p>
          </table:table-cell>
          <table:table-cell office:value-type="float" office:value="115.29" calcext:value-type="float">
            <text:p>115.29</text:p>
          </table:table-cell>
          <table:table-cell table:formula="of:=[.B2869]" office:value-type="float" office:value="115.29" calcext:value-type="float">
            <text:p>115.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13" calcext:value-type="date">
            <text:p>10/13/18</text:p>
          </table:table-cell>
          <table:table-cell office:value-type="float" office:value="115.29" calcext:value-type="float">
            <text:p>115.29</text:p>
          </table:table-cell>
          <table:table-cell table:formula="of:=[.B2870]" office:value-type="float" office:value="115.29" calcext:value-type="float">
            <text:p>115.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14" calcext:value-type="date">
            <text:p>10/14/18</text:p>
          </table:table-cell>
          <table:table-cell office:value-type="float" office:value="115.29" calcext:value-type="float">
            <text:p>115.29</text:p>
          </table:table-cell>
          <table:table-cell table:formula="of:=[.B2871]" office:value-type="float" office:value="115.29" calcext:value-type="float">
            <text:p>115.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15" calcext:value-type="date">
            <text:p>10/15/18</text:p>
          </table:table-cell>
          <table:table-cell office:value-type="float" office:value="125.08" calcext:value-type="float">
            <text:p>125.08</text:p>
          </table:table-cell>
          <table:table-cell table:formula="of:=[.B2872]" office:value-type="float" office:value="125.08" calcext:value-type="float">
            <text:p>125.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16" calcext:value-type="date">
            <text:p>10/16/18</text:p>
          </table:table-cell>
          <table:table-cell office:value-type="float" office:value="136.05" calcext:value-type="float">
            <text:p>136.05</text:p>
          </table:table-cell>
          <table:table-cell table:formula="of:=[.B2873]" office:value-type="float" office:value="136.05" calcext:value-type="float">
            <text:p>136.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17" calcext:value-type="date">
            <text:p>10/17/18</text:p>
          </table:table-cell>
          <table:table-cell office:value-type="float" office:value="147.83" calcext:value-type="float">
            <text:p>147.83</text:p>
          </table:table-cell>
          <table:table-cell table:formula="of:=[.B2874]" office:value-type="float" office:value="147.83" calcext:value-type="float">
            <text:p>147.8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18" calcext:value-type="date">
            <text:p>10/18/18</text:p>
          </table:table-cell>
          <table:table-cell office:value-type="float" office:value="156.43" calcext:value-type="float">
            <text:p>156.43</text:p>
          </table:table-cell>
          <table:table-cell table:formula="of:=[.B2875]" office:value-type="float" office:value="156.43" calcext:value-type="float">
            <text:p>156.4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19" calcext:value-type="date">
            <text:p>10/19/18</text:p>
          </table:table-cell>
          <table:table-cell office:value-type="float" office:value="167.36" calcext:value-type="float">
            <text:p>167.36</text:p>
          </table:table-cell>
          <table:table-cell table:formula="of:=[.B2876]" office:value-type="float" office:value="167.36" calcext:value-type="float">
            <text:p>167.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20" calcext:value-type="date">
            <text:p>10/20/18</text:p>
          </table:table-cell>
          <table:table-cell office:value-type="float" office:value="167.36" calcext:value-type="float">
            <text:p>167.36</text:p>
          </table:table-cell>
          <table:table-cell table:formula="of:=[.B2877]" office:value-type="float" office:value="167.36" calcext:value-type="float">
            <text:p>167.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21" calcext:value-type="date">
            <text:p>10/21/18</text:p>
          </table:table-cell>
          <table:table-cell office:value-type="float" office:value="167.36" calcext:value-type="float">
            <text:p>167.36</text:p>
          </table:table-cell>
          <table:table-cell table:formula="of:=[.B2878]" office:value-type="float" office:value="167.36" calcext:value-type="float">
            <text:p>167.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22" calcext:value-type="date">
            <text:p>10/22/18</text:p>
          </table:table-cell>
          <table:table-cell office:value-type="float" office:value="171.34" calcext:value-type="float">
            <text:p>171.34</text:p>
          </table:table-cell>
          <table:table-cell table:formula="of:=[.B2879]" office:value-type="float" office:value="171.34" calcext:value-type="float">
            <text:p>171.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23" calcext:value-type="date">
            <text:p>10/23/18</text:p>
          </table:table-cell>
          <table:table-cell office:value-type="float" office:value="175.44" calcext:value-type="float">
            <text:p>175.44</text:p>
          </table:table-cell>
          <table:table-cell table:formula="of:=[.B2880]" office:value-type="float" office:value="175.44" calcext:value-type="float">
            <text:p>175.4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24" calcext:value-type="date">
            <text:p>10/24/18</text:p>
          </table:table-cell>
          <table:table-cell office:value-type="float" office:value="191.07" calcext:value-type="float">
            <text:p>191.07</text:p>
          </table:table-cell>
          <table:table-cell table:formula="of:=[.B2881]" office:value-type="float" office:value="191.07" calcext:value-type="float">
            <text:p>191.0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25" calcext:value-type="date">
            <text:p>10/25/18</text:p>
          </table:table-cell>
          <table:table-cell office:value-type="float" office:value="201.15" calcext:value-type="float">
            <text:p>201.15</text:p>
          </table:table-cell>
          <table:table-cell table:formula="of:=[.B2882]" office:value-type="float" office:value="201.15" calcext:value-type="float">
            <text:p>201.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26" calcext:value-type="date">
            <text:p>10/26/18</text:p>
          </table:table-cell>
          <table:table-cell office:value-type="float" office:value="212.31" calcext:value-type="float">
            <text:p>212.31</text:p>
          </table:table-cell>
          <table:table-cell table:formula="of:=[.B2883]" office:value-type="float" office:value="212.31" calcext:value-type="float">
            <text:p>212.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27" calcext:value-type="date">
            <text:p>10/27/18</text:p>
          </table:table-cell>
          <table:table-cell office:value-type="float" office:value="212.31" calcext:value-type="float">
            <text:p>212.31</text:p>
          </table:table-cell>
          <table:table-cell table:formula="of:=[.B2884]" office:value-type="float" office:value="212.31" calcext:value-type="float">
            <text:p>212.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28" calcext:value-type="date">
            <text:p>10/28/18</text:p>
          </table:table-cell>
          <table:table-cell office:value-type="float" office:value="212.31" calcext:value-type="float">
            <text:p>212.31</text:p>
          </table:table-cell>
          <table:table-cell table:formula="of:=[.B2885]" office:value-type="float" office:value="212.31" calcext:value-type="float">
            <text:p>212.3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29" calcext:value-type="date">
            <text:p>10/29/18</text:p>
          </table:table-cell>
          <table:table-cell office:value-type="float" office:value="230.05" calcext:value-type="float">
            <text:p>230.05</text:p>
          </table:table-cell>
          <table:table-cell table:formula="of:=[.B2886]" office:value-type="float" office:value="230.05" calcext:value-type="float">
            <text:p>230.0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30" calcext:value-type="date">
            <text:p>10/30/18</text:p>
          </table:table-cell>
          <table:table-cell office:value-type="float" office:value="240.28" calcext:value-type="float">
            <text:p>240.28</text:p>
          </table:table-cell>
          <table:table-cell table:formula="of:=[.B2887]" office:value-type="float" office:value="240.28" calcext:value-type="float">
            <text:p>240.2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0-31" calcext:value-type="date">
            <text:p>10/31/18</text:p>
          </table:table-cell>
          <table:table-cell office:value-type="float" office:value="238.79" calcext:value-type="float">
            <text:p>238.79</text:p>
          </table:table-cell>
          <table:table-cell table:formula="of:=[.B2888]" office:value-type="float" office:value="238.79" calcext:value-type="float">
            <text:p>238.7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01" calcext:value-type="date">
            <text:p>11/01/18</text:p>
          </table:table-cell>
          <table:table-cell office:value-type="float" office:value="235.68" calcext:value-type="float">
            <text:p>235.68</text:p>
          </table:table-cell>
          <table:table-cell table:formula="of:=[.B2889]" office:value-type="float" office:value="235.68" calcext:value-type="float">
            <text:p>235.6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02" calcext:value-type="date">
            <text:p>11/02/18</text:p>
          </table:table-cell>
          <table:table-cell office:value-type="float" office:value="236.4" calcext:value-type="float">
            <text:p>236.4</text:p>
          </table:table-cell>
          <table:table-cell table:formula="of:=[.B2890]" office:value-type="float" office:value="236.4" calcext:value-type="float">
            <text:p>236.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03" calcext:value-type="date">
            <text:p>11/03/18</text:p>
          </table:table-cell>
          <table:table-cell office:value-type="float" office:value="236.4" calcext:value-type="float">
            <text:p>236.4</text:p>
          </table:table-cell>
          <table:table-cell table:formula="of:=[.B2891]" office:value-type="float" office:value="236.4" calcext:value-type="float">
            <text:p>236.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04" calcext:value-type="date">
            <text:p>11/04/18</text:p>
          </table:table-cell>
          <table:table-cell office:value-type="float" office:value="236.4" calcext:value-type="float">
            <text:p>236.4</text:p>
          </table:table-cell>
          <table:table-cell table:formula="of:=[.B2892]" office:value-type="float" office:value="236.4" calcext:value-type="float">
            <text:p>236.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05" calcext:value-type="date">
            <text:p>11/05/18</text:p>
          </table:table-cell>
          <table:table-cell office:value-type="float" office:value="236.4" calcext:value-type="float">
            <text:p>236.4</text:p>
          </table:table-cell>
          <table:table-cell table:formula="of:=[.B2893]" office:value-type="float" office:value="236.4" calcext:value-type="float">
            <text:p>236.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06" calcext:value-type="date">
            <text:p>11/06/18</text:p>
          </table:table-cell>
          <table:table-cell office:value-type="float" office:value="239.81" calcext:value-type="float">
            <text:p>239.81</text:p>
          </table:table-cell>
          <table:table-cell table:formula="of:=[.B2894]" office:value-type="float" office:value="239.81" calcext:value-type="float">
            <text:p>239.8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07" calcext:value-type="date">
            <text:p>11/07/18</text:p>
          </table:table-cell>
          <table:table-cell office:value-type="float" office:value="242.15" calcext:value-type="float">
            <text:p>242.15</text:p>
          </table:table-cell>
          <table:table-cell table:formula="of:=[.B2895]" office:value-type="float" office:value="242.15" calcext:value-type="float">
            <text:p>242.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08" calcext:value-type="date">
            <text:p>11/08/18</text:p>
          </table:table-cell>
          <table:table-cell office:value-type="float" office:value="243.65" calcext:value-type="float">
            <text:p>243.65</text:p>
          </table:table-cell>
          <table:table-cell table:formula="of:=[.B2896]" office:value-type="float" office:value="243.65" calcext:value-type="float">
            <text:p>243.6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09" calcext:value-type="date">
            <text:p>11/09/18</text:p>
          </table:table-cell>
          <table:table-cell office:value-type="float" office:value="250.74" calcext:value-type="float">
            <text:p>250.74</text:p>
          </table:table-cell>
          <table:table-cell table:formula="of:=[.B2897]" office:value-type="float" office:value="250.74" calcext:value-type="float">
            <text:p>250.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10" calcext:value-type="date">
            <text:p>11/10/18</text:p>
          </table:table-cell>
          <table:table-cell office:value-type="float" office:value="250.74" calcext:value-type="float">
            <text:p>250.74</text:p>
          </table:table-cell>
          <table:table-cell table:formula="of:=[.B2898]" office:value-type="float" office:value="250.74" calcext:value-type="float">
            <text:p>250.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11" calcext:value-type="date">
            <text:p>11/11/18</text:p>
          </table:table-cell>
          <table:table-cell office:value-type="float" office:value="250.74" calcext:value-type="float">
            <text:p>250.74</text:p>
          </table:table-cell>
          <table:table-cell table:formula="of:=[.B2899]" office:value-type="float" office:value="250.74" calcext:value-type="float">
            <text:p>250.7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12" calcext:value-type="date">
            <text:p>11/12/18</text:p>
          </table:table-cell>
          <table:table-cell office:value-type="float" office:value="255.24" calcext:value-type="float">
            <text:p>255.24</text:p>
          </table:table-cell>
          <table:table-cell table:formula="of:=[.B2900]" office:value-type="float" office:value="255.24" calcext:value-type="float">
            <text:p>255.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13" calcext:value-type="date">
            <text:p>11/13/18</text:p>
          </table:table-cell>
          <table:table-cell office:value-type="float" office:value="255.71" calcext:value-type="float">
            <text:p>255.71</text:p>
          </table:table-cell>
          <table:table-cell table:formula="of:=[.B2901]" office:value-type="float" office:value="255.71" calcext:value-type="float">
            <text:p>255.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14" calcext:value-type="date">
            <text:p>11/14/18</text:p>
          </table:table-cell>
          <table:table-cell office:value-type="float" office:value="260.09" calcext:value-type="float">
            <text:p>260.09</text:p>
          </table:table-cell>
          <table:table-cell table:formula="of:=[.B2902]" office:value-type="float" office:value="260.09" calcext:value-type="float">
            <text:p>260.0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15" calcext:value-type="date">
            <text:p>11/15/18</text:p>
          </table:table-cell>
          <table:table-cell office:value-type="float" office:value="263.35" calcext:value-type="float">
            <text:p>263.35</text:p>
          </table:table-cell>
          <table:table-cell table:formula="of:=[.B2903]" office:value-type="float" office:value="263.35" calcext:value-type="float">
            <text:p>263.3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16" calcext:value-type="date">
            <text:p>11/16/18</text:p>
          </table:table-cell>
          <table:table-cell office:value-type="float" office:value="270.41" calcext:value-type="float">
            <text:p>270.41</text:p>
          </table:table-cell>
          <table:table-cell table:formula="of:=[.B2904]" office:value-type="float" office:value="270.41" calcext:value-type="float">
            <text:p>270.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17" calcext:value-type="date">
            <text:p>11/17/18</text:p>
          </table:table-cell>
          <table:table-cell office:value-type="float" office:value="270.41" calcext:value-type="float">
            <text:p>270.41</text:p>
          </table:table-cell>
          <table:table-cell table:formula="of:=[.B2905]" office:value-type="float" office:value="270.41" calcext:value-type="float">
            <text:p>270.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18" calcext:value-type="date">
            <text:p>11/18/18</text:p>
          </table:table-cell>
          <table:table-cell office:value-type="float" office:value="270.41" calcext:value-type="float">
            <text:p>270.41</text:p>
          </table:table-cell>
          <table:table-cell table:formula="of:=[.B2906]" office:value-type="float" office:value="270.41" calcext:value-type="float">
            <text:p>270.4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19" calcext:value-type="date">
            <text:p>11/19/18</text:p>
          </table:table-cell>
          <table:table-cell office:value-type="float" office:value="280.33" calcext:value-type="float">
            <text:p>280.33</text:p>
          </table:table-cell>
          <table:table-cell table:formula="of:=[.B2907]" office:value-type="float" office:value="280.33" calcext:value-type="float">
            <text:p>280.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20" calcext:value-type="date">
            <text:p>11/20/18</text:p>
          </table:table-cell>
          <table:table-cell office:value-type="float" office:value="290.71" calcext:value-type="float">
            <text:p>290.71</text:p>
          </table:table-cell>
          <table:table-cell table:formula="of:=[.B2908]" office:value-type="float" office:value="290.71" calcext:value-type="float">
            <text:p>290.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21" calcext:value-type="date">
            <text:p>11/21/18</text:p>
          </table:table-cell>
          <table:table-cell office:value-type="float" office:value="311.29" calcext:value-type="float">
            <text:p>311.29</text:p>
          </table:table-cell>
          <table:table-cell table:formula="of:=[.B2909]" office:value-type="float" office:value="311.29" calcext:value-type="float">
            <text:p>311.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22" calcext:value-type="date">
            <text:p>11/22/18</text:p>
          </table:table-cell>
          <table:table-cell office:value-type="float" office:value="318.04" calcext:value-type="float">
            <text:p>318.04</text:p>
          </table:table-cell>
          <table:table-cell table:formula="of:=[.B2910]" office:value-type="float" office:value="318.04" calcext:value-type="float">
            <text:p>318.0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23" calcext:value-type="date">
            <text:p>11/23/18</text:p>
          </table:table-cell>
          <table:table-cell office:value-type="float" office:value="326.17" calcext:value-type="float">
            <text:p>326.17</text:p>
          </table:table-cell>
          <table:table-cell table:formula="of:=[.B2911]" office:value-type="float" office:value="326.17" calcext:value-type="float">
            <text:p>326.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24" calcext:value-type="date">
            <text:p>11/24/18</text:p>
          </table:table-cell>
          <table:table-cell office:value-type="float" office:value="326.17" calcext:value-type="float">
            <text:p>326.17</text:p>
          </table:table-cell>
          <table:table-cell table:formula="of:=[.B2912]" office:value-type="float" office:value="326.17" calcext:value-type="float">
            <text:p>326.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25" calcext:value-type="date">
            <text:p>11/25/18</text:p>
          </table:table-cell>
          <table:table-cell office:value-type="float" office:value="326.17" calcext:value-type="float">
            <text:p>326.17</text:p>
          </table:table-cell>
          <table:table-cell table:formula="of:=[.B2913]" office:value-type="float" office:value="326.17" calcext:value-type="float">
            <text:p>326.17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26" calcext:value-type="date">
            <text:p>11/26/18</text:p>
          </table:table-cell>
          <table:table-cell office:value-type="float" office:value="333.24" calcext:value-type="float">
            <text:p>333.24</text:p>
          </table:table-cell>
          <table:table-cell table:formula="of:=[.B2914]" office:value-type="float" office:value="333.24" calcext:value-type="float">
            <text:p>333.2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27" calcext:value-type="date">
            <text:p>11/27/18</text:p>
          </table:table-cell>
          <table:table-cell office:value-type="float" office:value="357.42" calcext:value-type="float">
            <text:p>357.42</text:p>
          </table:table-cell>
          <table:table-cell table:formula="of:=[.B2915]" office:value-type="float" office:value="357.42" calcext:value-type="float">
            <text:p>357.4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28" calcext:value-type="date">
            <text:p>11/28/18</text:p>
          </table:table-cell>
          <table:table-cell office:value-type="float" office:value="376.21" calcext:value-type="float">
            <text:p>376.21</text:p>
          </table:table-cell>
          <table:table-cell table:formula="of:=[.B2916]" office:value-type="float" office:value="376.21" calcext:value-type="float">
            <text:p>376.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29" calcext:value-type="date">
            <text:p>11/29/18</text:p>
          </table:table-cell>
          <table:table-cell office:value-type="float" office:value="398.36" calcext:value-type="float">
            <text:p>398.36</text:p>
          </table:table-cell>
          <table:table-cell table:formula="of:=[.B2917]" office:value-type="float" office:value="398.36" calcext:value-type="float">
            <text:p>398.36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1-30" calcext:value-type="date">
            <text:p>11/30/18</text:p>
          </table:table-cell>
          <table:table-cell office:value-type="float" office:value="406.15" calcext:value-type="float">
            <text:p>406.15</text:p>
          </table:table-cell>
          <table:table-cell table:formula="of:=[.B2918]" office:value-type="float" office:value="406.15" calcext:value-type="float">
            <text:p>406.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2-01" calcext:value-type="date">
            <text:p>12/01/18</text:p>
          </table:table-cell>
          <table:table-cell office:value-type="float" office:value="406.15" calcext:value-type="float">
            <text:p>406.15</text:p>
          </table:table-cell>
          <table:table-cell table:formula="of:=[.B2919]" office:value-type="float" office:value="406.15" calcext:value-type="float">
            <text:p>406.15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18-12-02" calcext:value-type="date">
            <text:p>12/02/18</text:p>
          </table:table-cell>
          <table:table-cell office:value-type="float" office:value="406.15" calcext:value-type="float">
            <text:p>406.15</text:p>
          </table:table-cell>
          <table:table-cell table:formula="of:=[.B2920]" office:value-type="float" office:value="406.15" calcext:value-type="float">
            <text:p>406.15</text:p>
          </table:table-cell>
          <table:table-cell table:number-columns-repeated="1005"/>
        </table:table-row>
        <table:table-row table:style-name="ro1" table:number-rows-repeated="1045655">
          <table:table-cell table:number-columns-repeated="1008"/>
        </table:table-row>
        <table:table-row table:style-name="ro1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0:16:41.712011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olarToday" style:display-name="PageStyle_DolarTod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6:00:07</meta:creation-date>
    <dc:date>2018-12-04T10:18:12.712949793</dc:date>
    <meta:generator>LibreOffice/6.0.6.2$Linux_X86_64 LibreOffice_project/00m0$Build-2</meta:generator>
    <meta:editing-duration>PT4M1S</meta:editing-duration>
    <meta:editing-cycles>3</meta:editing-cycles>
    <meta:document-statistic meta:table-count="1" meta:cell-count="876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